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30.40748" calcext:value-type="float">
            <text:p>330.407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01408948" calcext:value-type="float">
            <text:p>0.0001408948</text:p>
          </table:table-cell>
          <table:table-cell office:value-type="float" office:value="-0.041736873" calcext:value-type="float">
            <text:p>-0.041736873</text:p>
          </table:table-cell>
          <table:table-cell office:value-type="float" office:value="-0.0094788189" calcext:value-type="float">
            <text:p>-0.0094788189</text:p>
          </table:table-cell>
          <table:table-cell office:value-type="float" office:value="289.31176" calcext:value-type="float">
            <text:p>289.311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0014925829" calcext:value-type="float">
            <text:p>0.00014925829</text:p>
          </table:table-cell>
          <table:table-cell office:value-type="float" office:value="-0.19324341" calcext:value-type="float">
            <text:p>-0.19324341</text:p>
          </table:table-cell>
          <table:table-cell office:value-type="float" office:value="-0.12745315" calcext:value-type="float">
            <text:p>-0.12745315</text:p>
          </table:table-cell>
          <table:table-cell office:value-type="float" office:value="292.95548" calcext:value-type="float">
            <text:p>292.955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0020409055" calcext:value-type="float">
            <text:p>0.00020409055</text:p>
          </table:table-cell>
          <table:table-cell office:value-type="float" office:value="-0.1618079" calcext:value-type="float">
            <text:p>-0.1618079</text:p>
          </table:table-cell>
          <table:table-cell office:value-type="float" office:value="-0.10082187" calcext:value-type="float">
            <text:p>-0.10082187</text:p>
          </table:table-cell>
          <table:table-cell office:value-type="float" office:value="288.61056" calcext:value-type="float">
            <text:p>288.610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0024965669" calcext:value-type="float">
            <text:p>0.00024965669</text:p>
          </table:table-cell>
          <table:table-cell office:value-type="float" office:value="-0.1535389" calcext:value-type="float">
            <text:p>-0.1535389</text:p>
          </table:table-cell>
          <table:table-cell office:value-type="float" office:value="-0.1218063" calcext:value-type="float">
            <text:p>-0.1218063</text:p>
          </table:table-cell>
          <table:table-cell office:value-type="float" office:value="291.56394" calcext:value-type="float">
            <text:p>291.563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0016344915" calcext:value-type="float">
            <text:p>0.00016344915</text:p>
          </table:table-cell>
          <table:table-cell office:value-type="float" office:value="-0.14576914" calcext:value-type="float">
            <text:p>-0.14576914</text:p>
          </table:table-cell>
          <table:table-cell office:value-type="float" office:value="-0.17817907" calcext:value-type="float">
            <text:p>-0.17817907</text:p>
          </table:table-cell>
          <table:table-cell office:value-type="float" office:value="288.47955" calcext:value-type="float">
            <text:p>288.479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0.00017483153" calcext:value-type="float">
            <text:p>0.00017483153</text:p>
          </table:table-cell>
          <table:table-cell office:value-type="float" office:value="-0.13388691" calcext:value-type="float">
            <text:p>-0.13388691</text:p>
          </table:table-cell>
          <table:table-cell office:value-type="float" office:value="-0.10268509" calcext:value-type="float">
            <text:p>-0.10268509</text:p>
          </table:table-cell>
          <table:table-cell office:value-type="float" office:value="296.05301" calcext:value-type="float">
            <text:p>296.053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0032134977" calcext:value-type="float">
            <text:p>0.00032134977</text:p>
          </table:table-cell>
          <table:table-cell office:value-type="float" office:value="-0.069993183" calcext:value-type="float">
            <text:p>-0.069993183</text:p>
          </table:table-cell>
          <table:table-cell office:value-type="float" office:value="0.0047531157" calcext:value-type="float">
            <text:p>0.0047531157</text:p>
          </table:table-cell>
          <table:table-cell office:value-type="float" office:value="295.37166" calcext:value-type="float">
            <text:p>295.371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0031243769" calcext:value-type="float">
            <text:p>0.00031243769</text:p>
          </table:table-cell>
          <table:table-cell table:style-name="ce1" office:value-type="float" office:value="-0.000010197077" calcext:value-type="float">
            <text:p>-1.02E-05</text:p>
          </table:table-cell>
          <table:table-cell office:value-type="float" office:value="-0.049592827" calcext:value-type="float">
            <text:p>-0.049592827</text:p>
          </table:table-cell>
          <table:table-cell office:value-type="float" office:value="286.82589" calcext:value-type="float">
            <text:p>286.825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0030641385" calcext:value-type="float">
            <text:p>0.00030641385</text:p>
          </table:table-cell>
          <table:table-cell office:value-type="float" office:value="-0.082600619" calcext:value-type="float">
            <text:p>-0.082600619</text:p>
          </table:table-cell>
          <table:table-cell office:value-type="float" office:value="-0.090370525" calcext:value-type="float">
            <text:p>-0.090370525</text:p>
          </table:table-cell>
          <table:table-cell office:value-type="float" office:value="293.34504" calcext:value-type="float">
            <text:p>293.345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0013686317" calcext:value-type="float">
            <text:p>0.00013686317</text:p>
          </table:table-cell>
          <table:table-cell office:value-type="float" office:value="-0.11592417" calcext:value-type="float">
            <text:p>-0.11592417</text:p>
          </table:table-cell>
          <table:table-cell office:value-type="float" office:value="-0.10326246" calcext:value-type="float">
            <text:p>-0.10326246</text:p>
          </table:table-cell>
          <table:table-cell office:value-type="float" office:value="294.43066" calcext:value-type="float">
            <text:p>294.430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0026527774" calcext:value-type="float">
            <text:p>0.00026527774</text:p>
          </table:table-cell>
          <table:table-cell office:value-type="float" office:value="-0.19590239" calcext:value-type="float">
            <text:p>-0.19590239</text:p>
          </table:table-cell>
          <table:table-cell office:value-type="float" office:value="-0.18093762" calcext:value-type="float">
            <text:p>-0.18093762</text:p>
          </table:table-cell>
          <table:table-cell office:value-type="float" office:value="298.13235" calcext:value-type="float">
            <text:p>298.132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002589593" calcext:value-type="float">
            <text:p>0.0002589593</text:p>
          </table:table-cell>
          <table:table-cell office:value-type="float" office:value="-0.18904736" calcext:value-type="float">
            <text:p>-0.18904736</text:p>
          </table:table-cell>
          <table:table-cell office:value-type="float" office:value="-0.18230767" calcext:value-type="float">
            <text:p>-0.18230767</text:p>
          </table:table-cell>
          <table:table-cell office:value-type="float" office:value="291.43141" calcext:value-type="float">
            <text:p>291.431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0016215585" calcext:value-type="float">
            <text:p>0.00016215585</text:p>
          </table:table-cell>
          <table:table-cell office:value-type="float" office:value="-0.078791979" calcext:value-type="float">
            <text:p>-0.078791979</text:p>
          </table:table-cell>
          <table:table-cell office:value-type="float" office:value="-0.087949078" calcext:value-type="float">
            <text:p>-0.087949078</text:p>
          </table:table-cell>
          <table:table-cell office:value-type="float" office:value="291.6912" calcext:value-type="float">
            <text:p>291.69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float" office:value="0.00030856818" calcext:value-type="float">
            <text:p>0.00030856818</text:p>
          </table:table-cell>
          <table:table-cell office:value-type="float" office:value="-0.14854726" calcext:value-type="float">
            <text:p>-0.14854726</text:p>
          </table:table-cell>
          <table:table-cell office:value-type="float" office:value="-0.18442193" calcext:value-type="float">
            <text:p>-0.18442193</text:p>
          </table:table-cell>
          <table:table-cell office:value-type="float" office:value="283.97404" calcext:value-type="float">
            <text:p>283.97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0.00036640013" calcext:value-type="float">
            <text:p>0.00036640013</text:p>
          </table:table-cell>
          <table:table-cell office:value-type="float" office:value="-0.21953873" calcext:value-type="float">
            <text:p>-0.21953873</text:p>
          </table:table-cell>
          <table:table-cell office:value-type="float" office:value="-0.20220912" calcext:value-type="float">
            <text:p>-0.20220912</text:p>
          </table:table-cell>
          <table:table-cell office:value-type="float" office:value="287.82372" calcext:value-type="float">
            <text:p>287.823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00" calcext:value-type="float">
            <text:p>16000</text:p>
          </table:table-cell>
          <table:table-cell office:value-type="float" office:value="0.0003661209" calcext:value-type="float">
            <text:p>0.0003661209</text:p>
          </table:table-cell>
          <table:table-cell office:value-type="float" office:value="-0.24775974" calcext:value-type="float">
            <text:p>-0.24775974</text:p>
          </table:table-cell>
          <table:table-cell office:value-type="float" office:value="-0.2257484" calcext:value-type="float">
            <text:p>-0.2257484</text:p>
          </table:table-cell>
          <table:table-cell office:value-type="float" office:value="291.55424" calcext:value-type="float">
            <text:p>291.554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00" calcext:value-type="float">
            <text:p>17000</text:p>
          </table:table-cell>
          <table:table-cell office:value-type="float" office:value="0.00039785845" calcext:value-type="float">
            <text:p>0.00039785845</text:p>
          </table:table-cell>
          <table:table-cell office:value-type="float" office:value="-0.16982071" calcext:value-type="float">
            <text:p>-0.16982071</text:p>
          </table:table-cell>
          <table:table-cell office:value-type="float" office:value="-0.10692765" calcext:value-type="float">
            <text:p>-0.10692765</text:p>
          </table:table-cell>
          <table:table-cell office:value-type="float" office:value="287.09405" calcext:value-type="float">
            <text:p>287.094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00" calcext:value-type="float">
            <text:p>18000</text:p>
          </table:table-cell>
          <table:table-cell office:value-type="float" office:value="0.00042977182" calcext:value-type="float">
            <text:p>0.00042977182</text:p>
          </table:table-cell>
          <table:table-cell office:value-type="float" office:value="-0.24414392" calcext:value-type="float">
            <text:p>-0.24414392</text:p>
          </table:table-cell>
          <table:table-cell office:value-type="float" office:value="-0.13346662" calcext:value-type="float">
            <text:p>-0.13346662</text:p>
          </table:table-cell>
          <table:table-cell office:value-type="float" office:value="295.80531" calcext:value-type="float">
            <text:p>295.805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00" calcext:value-type="float">
            <text:p>19000</text:p>
          </table:table-cell>
          <table:table-cell office:value-type="float" office:value="0.00062135212" calcext:value-type="float">
            <text:p>0.00062135212</text:p>
          </table:table-cell>
          <table:table-cell office:value-type="float" office:value="-0.31189682" calcext:value-type="float">
            <text:p>-0.31189682</text:p>
          </table:table-cell>
          <table:table-cell office:value-type="float" office:value="-0.21410631" calcext:value-type="float">
            <text:p>-0.21410631</text:p>
          </table:table-cell>
          <table:table-cell office:value-type="float" office:value="289.66236" calcext:value-type="float">
            <text:p>289.662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048791624" calcext:value-type="float">
            <text:p>0.00048791624</text:p>
          </table:table-cell>
          <table:table-cell office:value-type="float" office:value="-0.193876" calcext:value-type="float">
            <text:p>-0.193876</text:p>
          </table:table-cell>
          <table:table-cell office:value-type="float" office:value="-0.13600772" calcext:value-type="float">
            <text:p>-0.13600772</text:p>
          </table:table-cell>
          <table:table-cell office:value-type="float" office:value="285.31684" calcext:value-type="float">
            <text:p>285.316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00" calcext:value-type="float">
            <text:p>21000</text:p>
          </table:table-cell>
          <table:table-cell office:value-type="float" office:value="0.00042552547" calcext:value-type="float">
            <text:p>0.00042552547</text:p>
          </table:table-cell>
          <table:table-cell office:value-type="float" office:value="-0.13126869" calcext:value-type="float">
            <text:p>-0.13126869</text:p>
          </table:table-cell>
          <table:table-cell office:value-type="float" office:value="-0.12365314" calcext:value-type="float">
            <text:p>-0.12365314</text:p>
          </table:table-cell>
          <table:table-cell office:value-type="float" office:value="292.53975" calcext:value-type="float">
            <text:p>292.539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00" calcext:value-type="float">
            <text:p>22000</text:p>
          </table:table-cell>
          <table:table-cell office:value-type="float" office:value="0.0005034355" calcext:value-type="float">
            <text:p>0.0005034355</text:p>
          </table:table-cell>
          <table:table-cell office:value-type="float" office:value="-0.30367518" calcext:value-type="float">
            <text:p>-0.30367518</text:p>
          </table:table-cell>
          <table:table-cell office:value-type="float" office:value="-0.27481609" calcext:value-type="float">
            <text:p>-0.27481609</text:p>
          </table:table-cell>
          <table:table-cell office:value-type="float" office:value="291.86185" calcext:value-type="float">
            <text:p>291.861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00" calcext:value-type="float">
            <text:p>23000</text:p>
          </table:table-cell>
          <table:table-cell office:value-type="float" office:value="0.00051108549" calcext:value-type="float">
            <text:p>0.00051108549</text:p>
          </table:table-cell>
          <table:table-cell office:value-type="float" office:value="-0.41098341" calcext:value-type="float">
            <text:p>-0.41098341</text:p>
          </table:table-cell>
          <table:table-cell office:value-type="float" office:value="-0.39402102" calcext:value-type="float">
            <text:p>-0.39402102</text:p>
          </table:table-cell>
          <table:table-cell office:value-type="float" office:value="296.14722" calcext:value-type="float">
            <text:p>296.14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00" calcext:value-type="float">
            <text:p>24000</text:p>
          </table:table-cell>
          <table:table-cell office:value-type="float" office:value="0.00069699383" calcext:value-type="float">
            <text:p>0.00069699383</text:p>
          </table:table-cell>
          <table:table-cell office:value-type="float" office:value="-0.3301752" calcext:value-type="float">
            <text:p>-0.3301752</text:p>
          </table:table-cell>
          <table:table-cell office:value-type="float" office:value="-0.2191259" calcext:value-type="float">
            <text:p>-0.2191259</text:p>
          </table:table-cell>
          <table:table-cell office:value-type="float" office:value="295.95819" calcext:value-type="float">
            <text:p>295.958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0.00067427892" calcext:value-type="float">
            <text:p>0.00067427892</text:p>
          </table:table-cell>
          <table:table-cell office:value-type="float" office:value="-0.18351612" calcext:value-type="float">
            <text:p>-0.18351612</text:p>
          </table:table-cell>
          <table:table-cell office:value-type="float" office:value="-0.05430916" calcext:value-type="float">
            <text:p>-0.05430916</text:p>
          </table:table-cell>
          <table:table-cell office:value-type="float" office:value="293.2886" calcext:value-type="float">
            <text:p>293.28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00" calcext:value-type="float">
            <text:p>26000</text:p>
          </table:table-cell>
          <table:table-cell office:value-type="float" office:value="0.00068305839" calcext:value-type="float">
            <text:p>0.00068305839</text:p>
          </table:table-cell>
          <table:table-cell office:value-type="float" office:value="-0.24523097" calcext:value-type="float">
            <text:p>-0.24523097</text:p>
          </table:table-cell>
          <table:table-cell office:value-type="float" office:value="-0.052562666" calcext:value-type="float">
            <text:p>-0.052562666</text:p>
          </table:table-cell>
          <table:table-cell office:value-type="float" office:value="293.1165" calcext:value-type="float">
            <text:p>293.11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00" calcext:value-type="float">
            <text:p>27000</text:p>
          </table:table-cell>
          <table:table-cell office:value-type="float" office:value="0.00076217957" calcext:value-type="float">
            <text:p>0.00076217957</text:p>
          </table:table-cell>
          <table:table-cell office:value-type="float" office:value="-0.42828563" calcext:value-type="float">
            <text:p>-0.42828563</text:p>
          </table:table-cell>
          <table:table-cell office:value-type="float" office:value="-0.25179298" calcext:value-type="float">
            <text:p>-0.25179298</text:p>
          </table:table-cell>
          <table:table-cell office:value-type="float" office:value="286.25933" calcext:value-type="float">
            <text:p>286.25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00" calcext:value-type="float">
            <text:p>28000</text:p>
          </table:table-cell>
          <table:table-cell office:value-type="float" office:value="0.000827549" calcext:value-type="float">
            <text:p>0.000827549</text:p>
          </table:table-cell>
          <table:table-cell office:value-type="float" office:value="-0.65226065" calcext:value-type="float">
            <text:p>-0.65226065</text:p>
          </table:table-cell>
          <table:table-cell office:value-type="float" office:value="-0.43895954" calcext:value-type="float">
            <text:p>-0.43895954</text:p>
          </table:table-cell>
          <table:table-cell office:value-type="float" office:value="295.14103" calcext:value-type="float">
            <text:p>295.141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00" calcext:value-type="float">
            <text:p>29000</text:p>
          </table:table-cell>
          <table:table-cell office:value-type="float" office:value="0.00076723097" calcext:value-type="float">
            <text:p>0.00076723097</text:p>
          </table:table-cell>
          <table:table-cell office:value-type="float" office:value="-0.47101302" calcext:value-type="float">
            <text:p>-0.47101302</text:p>
          </table:table-cell>
          <table:table-cell office:value-type="float" office:value="-0.28930912" calcext:value-type="float">
            <text:p>-0.28930912</text:p>
          </table:table-cell>
          <table:table-cell office:value-type="float" office:value="288.87926" calcext:value-type="float">
            <text:p>288.879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0060163965" calcext:value-type="float">
            <text:p>0.00060163965</text:p>
          </table:table-cell>
          <table:table-cell office:value-type="float" office:value="-0.23263228" calcext:value-type="float">
            <text:p>-0.23263228</text:p>
          </table:table-cell>
          <table:table-cell office:value-type="float" office:value="-0.17963826" calcext:value-type="float">
            <text:p>-0.17963826</text:p>
          </table:table-cell>
          <table:table-cell office:value-type="float" office:value="289.78212" calcext:value-type="float">
            <text:p>289.782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000" calcext:value-type="float">
            <text:p>31000</text:p>
          </table:table-cell>
          <table:table-cell office:value-type="float" office:value="0.00090218311" calcext:value-type="float">
            <text:p>0.00090218311</text:p>
          </table:table-cell>
          <table:table-cell office:value-type="float" office:value="-0.27236522" calcext:value-type="float">
            <text:p>-0.27236522</text:p>
          </table:table-cell>
          <table:table-cell office:value-type="float" office:value="-0.09487329" calcext:value-type="float">
            <text:p>-0.09487329</text:p>
          </table:table-cell>
          <table:table-cell office:value-type="float" office:value="294.69141" calcext:value-type="float">
            <text:p>294.691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000" calcext:value-type="float">
            <text:p>32000</text:p>
          </table:table-cell>
          <table:table-cell office:value-type="float" office:value="0.0007750546" calcext:value-type="float">
            <text:p>0.0007750546</text:p>
          </table:table-cell>
          <table:table-cell office:value-type="float" office:value="-0.3291103" calcext:value-type="float">
            <text:p>-0.3291103</text:p>
          </table:table-cell>
          <table:table-cell office:value-type="float" office:value="-0.22448654" calcext:value-type="float">
            <text:p>-0.22448654</text:p>
          </table:table-cell>
          <table:table-cell office:value-type="float" office:value="297.33834" calcext:value-type="float">
            <text:p>297.33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000" calcext:value-type="float">
            <text:p>33000</text:p>
          </table:table-cell>
          <table:table-cell office:value-type="float" office:value="0.00084119111" calcext:value-type="float">
            <text:p>0.00084119111</text:p>
          </table:table-cell>
          <table:table-cell office:value-type="float" office:value="-0.53126411" calcext:value-type="float">
            <text:p>-0.53126411</text:p>
          </table:table-cell>
          <table:table-cell office:value-type="float" office:value="-0.43460747" calcext:value-type="float">
            <text:p>-0.43460747</text:p>
          </table:table-cell>
          <table:table-cell office:value-type="float" office:value="292.44226" calcext:value-type="float">
            <text:p>292.442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000" calcext:value-type="float">
            <text:p>34000</text:p>
          </table:table-cell>
          <table:table-cell office:value-type="float" office:value="0.00077873483" calcext:value-type="float">
            <text:p>0.00077873483</text:p>
          </table:table-cell>
          <table:table-cell office:value-type="float" office:value="-0.36931412" calcext:value-type="float">
            <text:p>-0.36931412</text:p>
          </table:table-cell>
          <table:table-cell office:value-type="float" office:value="-0.1912339" calcext:value-type="float">
            <text:p>-0.1912339</text:p>
          </table:table-cell>
          <table:table-cell office:value-type="float" office:value="291.61119" calcext:value-type="float">
            <text:p>291.611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0" calcext:value-type="float">
            <text:p>35000</text:p>
          </table:table-cell>
          <table:table-cell office:value-type="float" office:value="0.0006940534" calcext:value-type="float">
            <text:p>0.0006940534</text:p>
          </table:table-cell>
          <table:table-cell office:value-type="float" office:value="-0.22696046" calcext:value-type="float">
            <text:p>-0.22696046</text:p>
          </table:table-cell>
          <table:table-cell office:value-type="float" office:value="-0.10929675" calcext:value-type="float">
            <text:p>-0.10929675</text:p>
          </table:table-cell>
          <table:table-cell office:value-type="float" office:value="288.6901" calcext:value-type="float">
            <text:p>288.6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00" calcext:value-type="float">
            <text:p>36000</text:p>
          </table:table-cell>
          <table:table-cell office:value-type="float" office:value="0.00087018546" calcext:value-type="float">
            <text:p>0.00087018546</text:p>
          </table:table-cell>
          <table:table-cell office:value-type="float" office:value="-0.37653982" calcext:value-type="float">
            <text:p>-0.37653982</text:p>
          </table:table-cell>
          <table:table-cell office:value-type="float" office:value="-0.20921929" calcext:value-type="float">
            <text:p>-0.20921929</text:p>
          </table:table-cell>
          <table:table-cell office:value-type="float" office:value="291.48974" calcext:value-type="float">
            <text:p>291.489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000" calcext:value-type="float">
            <text:p>37000</text:p>
          </table:table-cell>
          <table:table-cell office:value-type="float" office:value="0.00072707942" calcext:value-type="float">
            <text:p>0.00072707942</text:p>
          </table:table-cell>
          <table:table-cell office:value-type="float" office:value="-0.33963782" calcext:value-type="float">
            <text:p>-0.33963782</text:p>
          </table:table-cell>
          <table:table-cell office:value-type="float" office:value="-0.21624516" calcext:value-type="float">
            <text:p>-0.21624516</text:p>
          </table:table-cell>
          <table:table-cell office:value-type="float" office:value="298.3563" calcext:value-type="float">
            <text:p>298.35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000" calcext:value-type="float">
            <text:p>38000</text:p>
          </table:table-cell>
          <table:table-cell office:value-type="float" office:value="0.00072205928" calcext:value-type="float">
            <text:p>0.00072205928</text:p>
          </table:table-cell>
          <table:table-cell office:value-type="float" office:value="-0.41538263" calcext:value-type="float">
            <text:p>-0.41538263</text:p>
          </table:table-cell>
          <table:table-cell office:value-type="float" office:value="-0.2846135" calcext:value-type="float">
            <text:p>-0.2846135</text:p>
          </table:table-cell>
          <table:table-cell office:value-type="float" office:value="292.64665" calcext:value-type="float">
            <text:p>292.646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000" calcext:value-type="float">
            <text:p>39000</text:p>
          </table:table-cell>
          <table:table-cell office:value-type="float" office:value="0.00088953859" calcext:value-type="float">
            <text:p>0.00088953859</text:p>
          </table:table-cell>
          <table:table-cell office:value-type="float" office:value="-0.44098846" calcext:value-type="float">
            <text:p>-0.44098846</text:p>
          </table:table-cell>
          <table:table-cell office:value-type="float" office:value="-0.24122329" calcext:value-type="float">
            <text:p>-0.24122329</text:p>
          </table:table-cell>
          <table:table-cell office:value-type="float" office:value="287.21758" calcext:value-type="float">
            <text:p>287.217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0081287778" calcext:value-type="float">
            <text:p>0.00081287778</text:p>
          </table:table-cell>
          <table:table-cell office:value-type="float" office:value="-0.49724763" calcext:value-type="float">
            <text:p>-0.49724763</text:p>
          </table:table-cell>
          <table:table-cell office:value-type="float" office:value="-0.28563843" calcext:value-type="float">
            <text:p>-0.28563843</text:p>
          </table:table-cell>
          <table:table-cell office:value-type="float" office:value="289.71868" calcext:value-type="float">
            <text:p>289.718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000" calcext:value-type="float">
            <text:p>41000</text:p>
          </table:table-cell>
          <table:table-cell office:value-type="float" office:value="0.00075928666" calcext:value-type="float">
            <text:p>0.00075928666</text:p>
          </table:table-cell>
          <table:table-cell office:value-type="float" office:value="-0.46511939" calcext:value-type="float">
            <text:p>-0.46511939</text:p>
          </table:table-cell>
          <table:table-cell office:value-type="float" office:value="-0.27037878" calcext:value-type="float">
            <text:p>-0.27037878</text:p>
          </table:table-cell>
          <table:table-cell office:value-type="float" office:value="288.98137" calcext:value-type="float">
            <text:p>288.981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000" calcext:value-type="float">
            <text:p>42000</text:p>
          </table:table-cell>
          <table:table-cell office:value-type="float" office:value="0.00079967491" calcext:value-type="float">
            <text:p>0.00079967491</text:p>
          </table:table-cell>
          <table:table-cell office:value-type="float" office:value="-0.33775484" calcext:value-type="float">
            <text:p>-0.33775484</text:p>
          </table:table-cell>
          <table:table-cell office:value-type="float" office:value="-0.17067391" calcext:value-type="float">
            <text:p>-0.17067391</text:p>
          </table:table-cell>
          <table:table-cell office:value-type="float" office:value="293.01938" calcext:value-type="float">
            <text:p>293.019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000" calcext:value-type="float">
            <text:p>43000</text:p>
          </table:table-cell>
          <table:table-cell office:value-type="float" office:value="0.0010888413" calcext:value-type="float">
            <text:p>0.0010888413</text:p>
          </table:table-cell>
          <table:table-cell office:value-type="float" office:value="-0.32641125" calcext:value-type="float">
            <text:p>-0.32641125</text:p>
          </table:table-cell>
          <table:table-cell office:value-type="float" office:value="-0.047861539" calcext:value-type="float">
            <text:p>-0.047861539</text:p>
          </table:table-cell>
          <table:table-cell office:value-type="float" office:value="287.02531" calcext:value-type="float">
            <text:p>287.025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000" calcext:value-type="float">
            <text:p>44000</text:p>
          </table:table-cell>
          <table:table-cell office:value-type="float" office:value="0.00064499317" calcext:value-type="float">
            <text:p>0.00064499317</text:p>
          </table:table-cell>
          <table:table-cell office:value-type="float" office:value="-0.21614935" calcext:value-type="float">
            <text:p>-0.21614935</text:p>
          </table:table-cell>
          <table:table-cell office:value-type="float" office:value="-0.0270832" calcext:value-type="float">
            <text:p>-0.0270832</text:p>
          </table:table-cell>
          <table:table-cell office:value-type="float" office:value="295.77818" calcext:value-type="float">
            <text:p>295.778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0" calcext:value-type="float">
            <text:p>45000</text:p>
          </table:table-cell>
          <table:table-cell office:value-type="float" office:value="0.00089765495" calcext:value-type="float">
            <text:p>0.00089765495</text:p>
          </table:table-cell>
          <table:table-cell office:value-type="float" office:value="-0.41064902" calcext:value-type="float">
            <text:p>-0.41064902</text:p>
          </table:table-cell>
          <table:table-cell office:value-type="float" office:value="-0.13982654" calcext:value-type="float">
            <text:p>-0.13982654</text:p>
          </table:table-cell>
          <table:table-cell office:value-type="float" office:value="298.31332" calcext:value-type="float">
            <text:p>298.313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000" calcext:value-type="float">
            <text:p>46000</text:p>
          </table:table-cell>
          <table:table-cell office:value-type="float" office:value="0.00076568187" calcext:value-type="float">
            <text:p>0.00076568187</text:p>
          </table:table-cell>
          <table:table-cell office:value-type="float" office:value="-0.54151086" calcext:value-type="float">
            <text:p>-0.54151086</text:p>
          </table:table-cell>
          <table:table-cell office:value-type="float" office:value="-0.30058516" calcext:value-type="float">
            <text:p>-0.30058516</text:p>
          </table:table-cell>
          <table:table-cell office:value-type="float" office:value="293.46059" calcext:value-type="float">
            <text:p>293.460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000" calcext:value-type="float">
            <text:p>47000</text:p>
          </table:table-cell>
          <table:table-cell office:value-type="float" office:value="0.0008014092" calcext:value-type="float">
            <text:p>0.0008014092</text:p>
          </table:table-cell>
          <table:table-cell office:value-type="float" office:value="-0.60396437" calcext:value-type="float">
            <text:p>-0.60396437</text:p>
          </table:table-cell>
          <table:table-cell office:value-type="float" office:value="-0.44668478" calcext:value-type="float">
            <text:p>-0.44668478</text:p>
          </table:table-cell>
          <table:table-cell office:value-type="float" office:value="287.90384" calcext:value-type="float">
            <text:p>287.903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000" calcext:value-type="float">
            <text:p>48000</text:p>
          </table:table-cell>
          <table:table-cell office:value-type="float" office:value="0.00063982261" calcext:value-type="float">
            <text:p>0.00063982261</text:p>
          </table:table-cell>
          <table:table-cell office:value-type="float" office:value="-0.47727917" calcext:value-type="float">
            <text:p>-0.47727917</text:p>
          </table:table-cell>
          <table:table-cell office:value-type="float" office:value="-0.32138274" calcext:value-type="float">
            <text:p>-0.32138274</text:p>
          </table:table-cell>
          <table:table-cell office:value-type="float" office:value="293.83774" calcext:value-type="float">
            <text:p>293.837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000" calcext:value-type="float">
            <text:p>49000</text:p>
          </table:table-cell>
          <table:table-cell office:value-type="float" office:value="0.00065162892" calcext:value-type="float">
            <text:p>0.00065162892</text:p>
          </table:table-cell>
          <table:table-cell office:value-type="float" office:value="-0.47523125" calcext:value-type="float">
            <text:p>-0.47523125</text:p>
          </table:table-cell>
          <table:table-cell office:value-type="float" office:value="-0.25596839" calcext:value-type="float">
            <text:p>-0.25596839</text:p>
          </table:table-cell>
          <table:table-cell office:value-type="float" office:value="291.48728" calcext:value-type="float">
            <text:p>291.487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0073612293" calcext:value-type="float">
            <text:p>0.00073612293</text:p>
          </table:table-cell>
          <table:table-cell office:value-type="float" office:value="-0.48852052" calcext:value-type="float">
            <text:p>-0.48852052</text:p>
          </table:table-cell>
          <table:table-cell office:value-type="float" office:value="-0.27034966" calcext:value-type="float">
            <text:p>-0.27034966</text:p>
          </table:table-cell>
          <table:table-cell office:value-type="float" office:value="291.6516" calcext:value-type="float">
            <text:p>291.65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000" calcext:value-type="float">
            <text:p>51000</text:p>
          </table:table-cell>
          <table:table-cell office:value-type="float" office:value="0.00072050549" calcext:value-type="float">
            <text:p>0.00072050549</text:p>
          </table:table-cell>
          <table:table-cell office:value-type="float" office:value="-0.4263206" calcext:value-type="float">
            <text:p>-0.4263206</text:p>
          </table:table-cell>
          <table:table-cell office:value-type="float" office:value="-0.25339082" calcext:value-type="float">
            <text:p>-0.25339082</text:p>
          </table:table-cell>
          <table:table-cell office:value-type="float" office:value="294.99533" calcext:value-type="float">
            <text:p>294.995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000" calcext:value-type="float">
            <text:p>52000</text:p>
          </table:table-cell>
          <table:table-cell office:value-type="float" office:value="0.00065929605" calcext:value-type="float">
            <text:p>0.00065929605</text:p>
          </table:table-cell>
          <table:table-cell office:value-type="float" office:value="-0.38795693" calcext:value-type="float">
            <text:p>-0.38795693</text:p>
          </table:table-cell>
          <table:table-cell office:value-type="float" office:value="-0.29001388" calcext:value-type="float">
            <text:p>-0.29001388</text:p>
          </table:table-cell>
          <table:table-cell office:value-type="float" office:value="291.05122" calcext:value-type="float">
            <text:p>291.051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000" calcext:value-type="float">
            <text:p>53000</text:p>
          </table:table-cell>
          <table:table-cell office:value-type="float" office:value="0.00064574357" calcext:value-type="float">
            <text:p>0.00064574357</text:p>
          </table:table-cell>
          <table:table-cell office:value-type="float" office:value="-0.4147691" calcext:value-type="float">
            <text:p>-0.4147691</text:p>
          </table:table-cell>
          <table:table-cell office:value-type="float" office:value="-0.33954056" calcext:value-type="float">
            <text:p>-0.33954056</text:p>
          </table:table-cell>
          <table:table-cell office:value-type="float" office:value="291.01567" calcext:value-type="float">
            <text:p>291.015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000" calcext:value-type="float">
            <text:p>54000</text:p>
          </table:table-cell>
          <table:table-cell office:value-type="float" office:value="0.00059182976" calcext:value-type="float">
            <text:p>0.00059182976</text:p>
          </table:table-cell>
          <table:table-cell office:value-type="float" office:value="-0.45359754" calcext:value-type="float">
            <text:p>-0.45359754</text:p>
          </table:table-cell>
          <table:table-cell office:value-type="float" office:value="-0.39475743" calcext:value-type="float">
            <text:p>-0.39475743</text:p>
          </table:table-cell>
          <table:table-cell office:value-type="float" office:value="290.51042" calcext:value-type="float">
            <text:p>290.510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0" calcext:value-type="float">
            <text:p>55000</text:p>
          </table:table-cell>
          <table:table-cell office:value-type="float" office:value="0.00053708974" calcext:value-type="float">
            <text:p>0.00053708974</text:p>
          </table:table-cell>
          <table:table-cell office:value-type="float" office:value="-0.39379113" calcext:value-type="float">
            <text:p>-0.39379113</text:p>
          </table:table-cell>
          <table:table-cell office:value-type="float" office:value="-0.34093981" calcext:value-type="float">
            <text:p>-0.34093981</text:p>
          </table:table-cell>
          <table:table-cell office:value-type="float" office:value="292.0483" calcext:value-type="float">
            <text:p>292.04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000" calcext:value-type="float">
            <text:p>56000</text:p>
          </table:table-cell>
          <table:table-cell office:value-type="float" office:value="0.00055592663" calcext:value-type="float">
            <text:p>0.00055592663</text:p>
          </table:table-cell>
          <table:table-cell office:value-type="float" office:value="-0.44120756" calcext:value-type="float">
            <text:p>-0.44120756</text:p>
          </table:table-cell>
          <table:table-cell office:value-type="float" office:value="-0.42528725" calcext:value-type="float">
            <text:p>-0.42528725</text:p>
          </table:table-cell>
          <table:table-cell office:value-type="float" office:value="288.10341" calcext:value-type="float">
            <text:p>288.103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000" calcext:value-type="float">
            <text:p>57000</text:p>
          </table:table-cell>
          <table:table-cell office:value-type="float" office:value="0.00051776784" calcext:value-type="float">
            <text:p>0.00051776784</text:p>
          </table:table-cell>
          <table:table-cell office:value-type="float" office:value="-0.44966995" calcext:value-type="float">
            <text:p>-0.44966995</text:p>
          </table:table-cell>
          <table:table-cell office:value-type="float" office:value="-0.47474227" calcext:value-type="float">
            <text:p>-0.47474227</text:p>
          </table:table-cell>
          <table:table-cell office:value-type="float" office:value="287.75025" calcext:value-type="float">
            <text:p>287.750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000" calcext:value-type="float">
            <text:p>58000</text:p>
          </table:table-cell>
          <table:table-cell office:value-type="float" office:value="0.00046660976" calcext:value-type="float">
            <text:p>0.00046660976</text:p>
          </table:table-cell>
          <table:table-cell office:value-type="float" office:value="-0.47556862" calcext:value-type="float">
            <text:p>-0.47556862</text:p>
          </table:table-cell>
          <table:table-cell office:value-type="float" office:value="-0.55101487" calcext:value-type="float">
            <text:p>-0.55101487</text:p>
          </table:table-cell>
          <table:table-cell office:value-type="float" office:value="297.63273" calcext:value-type="float">
            <text:p>297.632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000" calcext:value-type="float">
            <text:p>59000</text:p>
          </table:table-cell>
          <table:table-cell office:value-type="float" office:value="0.00041844784" calcext:value-type="float">
            <text:p>0.00041844784</text:p>
          </table:table-cell>
          <table:table-cell office:value-type="float" office:value="-0.36903998" calcext:value-type="float">
            <text:p>-0.36903998</text:p>
          </table:table-cell>
          <table:table-cell office:value-type="float" office:value="-0.35005875" calcext:value-type="float">
            <text:p>-0.35005875</text:p>
          </table:table-cell>
          <table:table-cell office:value-type="float" office:value="293.3813" calcext:value-type="float">
            <text:p>293.38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0050990101" calcext:value-type="float">
            <text:p>0.00050990101</text:p>
          </table:table-cell>
          <table:table-cell office:value-type="float" office:value="-0.2699617" calcext:value-type="float">
            <text:p>-0.2699617</text:p>
          </table:table-cell>
          <table:table-cell office:value-type="float" office:value="-0.3115255" calcext:value-type="float">
            <text:p>-0.3115255</text:p>
          </table:table-cell>
          <table:table-cell office:value-type="float" office:value="289.14302" calcext:value-type="float">
            <text:p>289.143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000" calcext:value-type="float">
            <text:p>61000</text:p>
          </table:table-cell>
          <table:table-cell office:value-type="float" office:value="0.00049140315" calcext:value-type="float">
            <text:p>0.00049140315</text:p>
          </table:table-cell>
          <table:table-cell office:value-type="float" office:value="-0.44764675" calcext:value-type="float">
            <text:p>-0.44764675</text:p>
          </table:table-cell>
          <table:table-cell office:value-type="float" office:value="-0.4270875" calcext:value-type="float">
            <text:p>-0.4270875</text:p>
          </table:table-cell>
          <table:table-cell office:value-type="float" office:value="288.42313" calcext:value-type="float">
            <text:p>288.423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000" calcext:value-type="float">
            <text:p>62000</text:p>
          </table:table-cell>
          <table:table-cell office:value-type="float" office:value="0.00043983274" calcext:value-type="float">
            <text:p>0.00043983274</text:p>
          </table:table-cell>
          <table:table-cell office:value-type="float" office:value="-0.42636449" calcext:value-type="float">
            <text:p>-0.42636449</text:p>
          </table:table-cell>
          <table:table-cell office:value-type="float" office:value="-0.39395555" calcext:value-type="float">
            <text:p>-0.39395555</text:p>
          </table:table-cell>
          <table:table-cell office:value-type="float" office:value="286.34094" calcext:value-type="float">
            <text:p>286.34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000" calcext:value-type="float">
            <text:p>63000</text:p>
          </table:table-cell>
          <table:table-cell office:value-type="float" office:value="0.00048646297" calcext:value-type="float">
            <text:p>0.00048646297</text:p>
          </table:table-cell>
          <table:table-cell office:value-type="float" office:value="-0.3432539" calcext:value-type="float">
            <text:p>-0.3432539</text:p>
          </table:table-cell>
          <table:table-cell office:value-type="float" office:value="-0.32962897" calcext:value-type="float">
            <text:p>-0.32962897</text:p>
          </table:table-cell>
          <table:table-cell office:value-type="float" office:value="294.15583" calcext:value-type="float">
            <text:p>294.15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000" calcext:value-type="float">
            <text:p>64000</text:p>
          </table:table-cell>
          <table:table-cell office:value-type="float" office:value="0.00037780696" calcext:value-type="float">
            <text:p>0.00037780696</text:p>
          </table:table-cell>
          <table:table-cell office:value-type="float" office:value="-0.28626969" calcext:value-type="float">
            <text:p>-0.28626969</text:p>
          </table:table-cell>
          <table:table-cell office:value-type="float" office:value="-0.22969729" calcext:value-type="float">
            <text:p>-0.22969729</text:p>
          </table:table-cell>
          <table:table-cell office:value-type="float" office:value="293.61786" calcext:value-type="float">
            <text:p>293.617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0" calcext:value-type="float">
            <text:p>65000</text:p>
          </table:table-cell>
          <table:table-cell office:value-type="float" office:value="0.00047431651" calcext:value-type="float">
            <text:p>0.00047431651</text:p>
          </table:table-cell>
          <table:table-cell office:value-type="float" office:value="-0.25750327" calcext:value-type="float">
            <text:p>-0.25750327</text:p>
          </table:table-cell>
          <table:table-cell office:value-type="float" office:value="-0.21407691" calcext:value-type="float">
            <text:p>-0.21407691</text:p>
          </table:table-cell>
          <table:table-cell office:value-type="float" office:value="292.46634" calcext:value-type="float">
            <text:p>292.466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000" calcext:value-type="float">
            <text:p>66000</text:p>
          </table:table-cell>
          <table:table-cell office:value-type="float" office:value="0.00047345047" calcext:value-type="float">
            <text:p>0.00047345047</text:p>
          </table:table-cell>
          <table:table-cell office:value-type="float" office:value="-0.36856782" calcext:value-type="float">
            <text:p>-0.36856782</text:p>
          </table:table-cell>
          <table:table-cell office:value-type="float" office:value="-0.32808926" calcext:value-type="float">
            <text:p>-0.32808926</text:p>
          </table:table-cell>
          <table:table-cell office:value-type="float" office:value="293.67444" calcext:value-type="float">
            <text:p>293.674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000" calcext:value-type="float">
            <text:p>67000</text:p>
          </table:table-cell>
          <table:table-cell office:value-type="float" office:value="0.00054715056" calcext:value-type="float">
            <text:p>0.00054715056</text:p>
          </table:table-cell>
          <table:table-cell office:value-type="float" office:value="-0.48148907" calcext:value-type="float">
            <text:p>-0.48148907</text:p>
          </table:table-cell>
          <table:table-cell office:value-type="float" office:value="-0.41411208" calcext:value-type="float">
            <text:p>-0.41411208</text:p>
          </table:table-cell>
          <table:table-cell office:value-type="float" office:value="291.73652" calcext:value-type="float">
            <text:p>291.736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000" calcext:value-type="float">
            <text:p>68000</text:p>
          </table:table-cell>
          <table:table-cell office:value-type="float" office:value="0.00057941687" calcext:value-type="float">
            <text:p>0.00057941687</text:p>
          </table:table-cell>
          <table:table-cell office:value-type="float" office:value="-0.50790586" calcext:value-type="float">
            <text:p>-0.50790586</text:p>
          </table:table-cell>
          <table:table-cell office:value-type="float" office:value="-0.43542495" calcext:value-type="float">
            <text:p>-0.43542495</text:p>
          </table:table-cell>
          <table:table-cell office:value-type="float" office:value="286.42222" calcext:value-type="float">
            <text:p>286.422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000" calcext:value-type="float">
            <text:p>69000</text:p>
          </table:table-cell>
          <table:table-cell office:value-type="float" office:value="0.00049954523" calcext:value-type="float">
            <text:p>0.00049954523</text:p>
          </table:table-cell>
          <table:table-cell office:value-type="float" office:value="-0.44003319" calcext:value-type="float">
            <text:p>-0.44003319</text:p>
          </table:table-cell>
          <table:table-cell office:value-type="float" office:value="-0.41588927" calcext:value-type="float">
            <text:p>-0.41588927</text:p>
          </table:table-cell>
          <table:table-cell office:value-type="float" office:value="294.23751" calcext:value-type="float">
            <text:p>294.237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004507697" calcext:value-type="float">
            <text:p>0.0004507697</text:p>
          </table:table-cell>
          <table:table-cell office:value-type="float" office:value="-0.2711569" calcext:value-type="float">
            <text:p>-0.2711569</text:p>
          </table:table-cell>
          <table:table-cell office:value-type="float" office:value="-0.34105829" calcext:value-type="float">
            <text:p>-0.34105829</text:p>
          </table:table-cell>
          <table:table-cell office:value-type="float" office:value="295.1721" calcext:value-type="float">
            <text:p>295.17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000" calcext:value-type="float">
            <text:p>71000</text:p>
          </table:table-cell>
          <table:table-cell office:value-type="float" office:value="0.00070249271" calcext:value-type="float">
            <text:p>0.00070249271</text:p>
          </table:table-cell>
          <table:table-cell office:value-type="float" office:value="-0.25403869" calcext:value-type="float">
            <text:p>-0.25403869</text:p>
          </table:table-cell>
          <table:table-cell office:value-type="float" office:value="-0.22484653" calcext:value-type="float">
            <text:p>-0.22484653</text:p>
          </table:table-cell>
          <table:table-cell office:value-type="float" office:value="290.59118" calcext:value-type="float">
            <text:p>290.591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000" calcext:value-type="float">
            <text:p>72000</text:p>
          </table:table-cell>
          <table:table-cell office:value-type="float" office:value="0.00068799906" calcext:value-type="float">
            <text:p>0.00068799906</text:p>
          </table:table-cell>
          <table:table-cell office:value-type="float" office:value="-0.23659412" calcext:value-type="float">
            <text:p>-0.23659412</text:p>
          </table:table-cell>
          <table:table-cell office:value-type="float" office:value="-0.21602298" calcext:value-type="float">
            <text:p>-0.21602298</text:p>
          </table:table-cell>
          <table:table-cell office:value-type="float" office:value="293.46459" calcext:value-type="float">
            <text:p>293.464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000" calcext:value-type="float">
            <text:p>73000</text:p>
          </table:table-cell>
          <table:table-cell office:value-type="float" office:value="0.00055299875" calcext:value-type="float">
            <text:p>0.00055299875</text:p>
          </table:table-cell>
          <table:table-cell office:value-type="float" office:value="-0.2541361" calcext:value-type="float">
            <text:p>-0.2541361</text:p>
          </table:table-cell>
          <table:table-cell office:value-type="float" office:value="-0.34094884" calcext:value-type="float">
            <text:p>-0.34094884</text:p>
          </table:table-cell>
          <table:table-cell office:value-type="float" office:value="294.76591" calcext:value-type="float">
            <text:p>294.765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000" calcext:value-type="float">
            <text:p>74000</text:p>
          </table:table-cell>
          <table:table-cell office:value-type="float" office:value="0.00050908287" calcext:value-type="float">
            <text:p>0.00050908287</text:p>
          </table:table-cell>
          <table:table-cell office:value-type="float" office:value="-0.40971855" calcext:value-type="float">
            <text:p>-0.40971855</text:p>
          </table:table-cell>
          <table:table-cell office:value-type="float" office:value="-0.42873946" calcext:value-type="float">
            <text:p>-0.42873946</text:p>
          </table:table-cell>
          <table:table-cell office:value-type="float" office:value="294.87085" calcext:value-type="float">
            <text:p>294.870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0" calcext:value-type="float">
            <text:p>75000</text:p>
          </table:table-cell>
          <table:table-cell office:value-type="float" office:value="0.00044963894" calcext:value-type="float">
            <text:p>0.00044963894</text:p>
          </table:table-cell>
          <table:table-cell office:value-type="float" office:value="-0.39909151" calcext:value-type="float">
            <text:p>-0.39909151</text:p>
          </table:table-cell>
          <table:table-cell office:value-type="float" office:value="-0.55910245" calcext:value-type="float">
            <text:p>-0.55910245</text:p>
          </table:table-cell>
          <table:table-cell office:value-type="float" office:value="293.91822" calcext:value-type="float">
            <text:p>293.918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000" calcext:value-type="float">
            <text:p>76000</text:p>
          </table:table-cell>
          <table:table-cell office:value-type="float" office:value="0.00047093664" calcext:value-type="float">
            <text:p>0.00047093664</text:p>
          </table:table-cell>
          <table:table-cell office:value-type="float" office:value="-0.31808574" calcext:value-type="float">
            <text:p>-0.31808574</text:p>
          </table:table-cell>
          <table:table-cell office:value-type="float" office:value="-0.52756107" calcext:value-type="float">
            <text:p>-0.52756107</text:p>
          </table:table-cell>
          <table:table-cell office:value-type="float" office:value="288.67384" calcext:value-type="float">
            <text:p>288.673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000" calcext:value-type="float">
            <text:p>77000</text:p>
          </table:table-cell>
          <table:table-cell office:value-type="float" office:value="0.00038383304" calcext:value-type="float">
            <text:p>0.00038383304</text:p>
          </table:table-cell>
          <table:table-cell office:value-type="float" office:value="-0.26860015" calcext:value-type="float">
            <text:p>-0.26860015</text:p>
          </table:table-cell>
          <table:table-cell office:value-type="float" office:value="-0.46925268" calcext:value-type="float">
            <text:p>-0.46925268</text:p>
          </table:table-cell>
          <table:table-cell office:value-type="float" office:value="298.55573" calcext:value-type="float">
            <text:p>298.555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000" calcext:value-type="float">
            <text:p>78000</text:p>
          </table:table-cell>
          <table:table-cell office:value-type="float" office:value="0.00054929753" calcext:value-type="float">
            <text:p>0.00054929753</text:p>
          </table:table-cell>
          <table:table-cell office:value-type="float" office:value="-0.35538486" calcext:value-type="float">
            <text:p>-0.35538486</text:p>
          </table:table-cell>
          <table:table-cell office:value-type="float" office:value="-0.4986765" calcext:value-type="float">
            <text:p>-0.4986765</text:p>
          </table:table-cell>
          <table:table-cell office:value-type="float" office:value="286.69375" calcext:value-type="float">
            <text:p>286.693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000" calcext:value-type="float">
            <text:p>79000</text:p>
          </table:table-cell>
          <table:table-cell office:value-type="float" office:value="0.00057392763" calcext:value-type="float">
            <text:p>0.00057392763</text:p>
          </table:table-cell>
          <table:table-cell office:value-type="float" office:value="-0.39718104" calcext:value-type="float">
            <text:p>-0.39718104</text:p>
          </table:table-cell>
          <table:table-cell office:value-type="float" office:value="-0.47938734" calcext:value-type="float">
            <text:p>-0.47938734</text:p>
          </table:table-cell>
          <table:table-cell office:value-type="float" office:value="294.4382" calcext:value-type="float">
            <text:p>294.43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0055027043" calcext:value-type="float">
            <text:p>0.00055027043</text:p>
          </table:table-cell>
          <table:table-cell office:value-type="float" office:value="-0.33575339" calcext:value-type="float">
            <text:p>-0.33575339</text:p>
          </table:table-cell>
          <table:table-cell office:value-type="float" office:value="-0.35941443" calcext:value-type="float">
            <text:p>-0.35941443</text:p>
          </table:table-cell>
          <table:table-cell office:value-type="float" office:value="292.97188" calcext:value-type="float">
            <text:p>292.971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000" calcext:value-type="float">
            <text:p>81000</text:p>
          </table:table-cell>
          <table:table-cell office:value-type="float" office:value="0.00055291279" calcext:value-type="float">
            <text:p>0.00055291279</text:p>
          </table:table-cell>
          <table:table-cell office:value-type="float" office:value="-0.31992157" calcext:value-type="float">
            <text:p>-0.31992157</text:p>
          </table:table-cell>
          <table:table-cell office:value-type="float" office:value="-0.30220403" calcext:value-type="float">
            <text:p>-0.30220403</text:p>
          </table:table-cell>
          <table:table-cell office:value-type="float" office:value="290.82751" calcext:value-type="float">
            <text:p>290.827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000" calcext:value-type="float">
            <text:p>82000</text:p>
          </table:table-cell>
          <table:table-cell office:value-type="float" office:value="0.00047502144" calcext:value-type="float">
            <text:p>0.00047502144</text:p>
          </table:table-cell>
          <table:table-cell office:value-type="float" office:value="-0.3399369" calcext:value-type="float">
            <text:p>-0.3399369</text:p>
          </table:table-cell>
          <table:table-cell office:value-type="float" office:value="-0.34628393" calcext:value-type="float">
            <text:p>-0.34628393</text:p>
          </table:table-cell>
          <table:table-cell office:value-type="float" office:value="291.2432" calcext:value-type="float">
            <text:p>291.24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000" calcext:value-type="float">
            <text:p>83000</text:p>
          </table:table-cell>
          <table:table-cell office:value-type="float" office:value="0.00055106454" calcext:value-type="float">
            <text:p>0.00055106454</text:p>
          </table:table-cell>
          <table:table-cell office:value-type="float" office:value="-0.31598383" calcext:value-type="float">
            <text:p>-0.31598383</text:p>
          </table:table-cell>
          <table:table-cell office:value-type="float" office:value="-0.38202815" calcext:value-type="float">
            <text:p>-0.38202815</text:p>
          </table:table-cell>
          <table:table-cell office:value-type="float" office:value="291.06246" calcext:value-type="float">
            <text:p>291.062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000" calcext:value-type="float">
            <text:p>84000</text:p>
          </table:table-cell>
          <table:table-cell office:value-type="float" office:value="0.00057771664" calcext:value-type="float">
            <text:p>0.00057771664</text:p>
          </table:table-cell>
          <table:table-cell office:value-type="float" office:value="-0.2825548" calcext:value-type="float">
            <text:p>-0.2825548</text:p>
          </table:table-cell>
          <table:table-cell office:value-type="float" office:value="-0.35122176" calcext:value-type="float">
            <text:p>-0.35122176</text:p>
          </table:table-cell>
          <table:table-cell office:value-type="float" office:value="291.46041" calcext:value-type="float">
            <text:p>291.460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000" calcext:value-type="float">
            <text:p>85000</text:p>
          </table:table-cell>
          <table:table-cell office:value-type="float" office:value="0.00052247812" calcext:value-type="float">
            <text:p>0.00052247812</text:p>
          </table:table-cell>
          <table:table-cell office:value-type="float" office:value="-0.29798742" calcext:value-type="float">
            <text:p>-0.29798742</text:p>
          </table:table-cell>
          <table:table-cell office:value-type="float" office:value="-0.3311377" calcext:value-type="float">
            <text:p>-0.3311377</text:p>
          </table:table-cell>
          <table:table-cell office:value-type="float" office:value="289.69121" calcext:value-type="float">
            <text:p>289.691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000" calcext:value-type="float">
            <text:p>86000</text:p>
          </table:table-cell>
          <table:table-cell office:value-type="float" office:value="0.00042062355" calcext:value-type="float">
            <text:p>0.00042062355</text:p>
          </table:table-cell>
          <table:table-cell office:value-type="float" office:value="-0.28425884" calcext:value-type="float">
            <text:p>-0.28425884</text:p>
          </table:table-cell>
          <table:table-cell office:value-type="float" office:value="-0.34288277" calcext:value-type="float">
            <text:p>-0.34288277</text:p>
          </table:table-cell>
          <table:table-cell office:value-type="float" office:value="293.74527" calcext:value-type="float">
            <text:p>293.745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000" calcext:value-type="float">
            <text:p>87000</text:p>
          </table:table-cell>
          <table:table-cell office:value-type="float" office:value="0.00057897997" calcext:value-type="float">
            <text:p>0.00057897997</text:p>
          </table:table-cell>
          <table:table-cell office:value-type="float" office:value="-0.44726517" calcext:value-type="float">
            <text:p>-0.44726517</text:p>
          </table:table-cell>
          <table:table-cell office:value-type="float" office:value="-0.46103565" calcext:value-type="float">
            <text:p>-0.46103565</text:p>
          </table:table-cell>
          <table:table-cell office:value-type="float" office:value="289.58709" calcext:value-type="float">
            <text:p>289.587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000" calcext:value-type="float">
            <text:p>88000</text:p>
          </table:table-cell>
          <table:table-cell office:value-type="float" office:value="0.00058718595" calcext:value-type="float">
            <text:p>0.00058718595</text:p>
          </table:table-cell>
          <table:table-cell office:value-type="float" office:value="-0.54210826" calcext:value-type="float">
            <text:p>-0.54210826</text:p>
          </table:table-cell>
          <table:table-cell office:value-type="float" office:value="-0.51590149" calcext:value-type="float">
            <text:p>-0.51590149</text:p>
          </table:table-cell>
          <table:table-cell office:value-type="float" office:value="294.02598" calcext:value-type="float">
            <text:p>294.025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000" calcext:value-type="float">
            <text:p>89000</text:p>
          </table:table-cell>
          <table:table-cell office:value-type="float" office:value="0.00053484758" calcext:value-type="float">
            <text:p>0.00053484758</text:p>
          </table:table-cell>
          <table:table-cell office:value-type="float" office:value="-0.49150926" calcext:value-type="float">
            <text:p>-0.49150926</text:p>
          </table:table-cell>
          <table:table-cell office:value-type="float" office:value="-0.47340953" calcext:value-type="float">
            <text:p>-0.47340953</text:p>
          </table:table-cell>
          <table:table-cell office:value-type="float" office:value="294.16681" calcext:value-type="float">
            <text:p>294.166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0062547418" calcext:value-type="float">
            <text:p>0.00062547418</text:p>
          </table:table-cell>
          <table:table-cell office:value-type="float" office:value="-0.37005006" calcext:value-type="float">
            <text:p>-0.37005006</text:p>
          </table:table-cell>
          <table:table-cell office:value-type="float" office:value="-0.32524311" calcext:value-type="float">
            <text:p>-0.32524311</text:p>
          </table:table-cell>
          <table:table-cell office:value-type="float" office:value="292.84884" calcext:value-type="float">
            <text:p>292.848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000" calcext:value-type="float">
            <text:p>91000</text:p>
          </table:table-cell>
          <table:table-cell office:value-type="float" office:value="0.00072729517" calcext:value-type="float">
            <text:p>0.00072729517</text:p>
          </table:table-cell>
          <table:table-cell office:value-type="float" office:value="-0.4373346" calcext:value-type="float">
            <text:p>-0.4373346</text:p>
          </table:table-cell>
          <table:table-cell office:value-type="float" office:value="-0.35984126" calcext:value-type="float">
            <text:p>-0.35984126</text:p>
          </table:table-cell>
          <table:table-cell office:value-type="float" office:value="295.22107" calcext:value-type="float">
            <text:p>295.221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000" calcext:value-type="float">
            <text:p>92000</text:p>
          </table:table-cell>
          <table:table-cell office:value-type="float" office:value="0.00060316186" calcext:value-type="float">
            <text:p>0.00060316186</text:p>
          </table:table-cell>
          <table:table-cell office:value-type="float" office:value="-0.46954245" calcext:value-type="float">
            <text:p>-0.46954245</text:p>
          </table:table-cell>
          <table:table-cell office:value-type="float" office:value="-0.38426531" calcext:value-type="float">
            <text:p>-0.38426531</text:p>
          </table:table-cell>
          <table:table-cell office:value-type="float" office:value="290.70016" calcext:value-type="float">
            <text:p>290.700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000" calcext:value-type="float">
            <text:p>93000</text:p>
          </table:table-cell>
          <table:table-cell office:value-type="float" office:value="0.00059438884" calcext:value-type="float">
            <text:p>0.00059438884</text:p>
          </table:table-cell>
          <table:table-cell office:value-type="float" office:value="-0.45384246" calcext:value-type="float">
            <text:p>-0.45384246</text:p>
          </table:table-cell>
          <table:table-cell office:value-type="float" office:value="-0.40602559" calcext:value-type="float">
            <text:p>-0.40602559</text:p>
          </table:table-cell>
          <table:table-cell office:value-type="float" office:value="291.71081" calcext:value-type="float">
            <text:p>291.710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000" calcext:value-type="float">
            <text:p>94000</text:p>
          </table:table-cell>
          <table:table-cell office:value-type="float" office:value="0.00060812582" calcext:value-type="float">
            <text:p>0.00060812582</text:p>
          </table:table-cell>
          <table:table-cell office:value-type="float" office:value="-0.40535686" calcext:value-type="float">
            <text:p>-0.40535686</text:p>
          </table:table-cell>
          <table:table-cell office:value-type="float" office:value="-0.39042107" calcext:value-type="float">
            <text:p>-0.39042107</text:p>
          </table:table-cell>
          <table:table-cell office:value-type="float" office:value="295.23272" calcext:value-type="float">
            <text:p>295.232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000" calcext:value-type="float">
            <text:p>95000</text:p>
          </table:table-cell>
          <table:table-cell office:value-type="float" office:value="0.00055811411" calcext:value-type="float">
            <text:p>0.00055811411</text:p>
          </table:table-cell>
          <table:table-cell office:value-type="float" office:value="-0.51780463" calcext:value-type="float">
            <text:p>-0.51780463</text:p>
          </table:table-cell>
          <table:table-cell office:value-type="float" office:value="-0.53007528" calcext:value-type="float">
            <text:p>-0.53007528</text:p>
          </table:table-cell>
          <table:table-cell office:value-type="float" office:value="298.32412" calcext:value-type="float">
            <text:p>298.324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000" calcext:value-type="float">
            <text:p>96000</text:p>
          </table:table-cell>
          <table:table-cell office:value-type="float" office:value="0.00064383606" calcext:value-type="float">
            <text:p>0.00064383606</text:p>
          </table:table-cell>
          <table:table-cell office:value-type="float" office:value="-0.61700877" calcext:value-type="float">
            <text:p>-0.61700877</text:p>
          </table:table-cell>
          <table:table-cell office:value-type="float" office:value="-0.52235366" calcext:value-type="float">
            <text:p>-0.52235366</text:p>
          </table:table-cell>
          <table:table-cell office:value-type="float" office:value="291.01366" calcext:value-type="float">
            <text:p>291.013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000" calcext:value-type="float">
            <text:p>97000</text:p>
          </table:table-cell>
          <table:table-cell office:value-type="float" office:value="0.00067167334" calcext:value-type="float">
            <text:p>0.00067167334</text:p>
          </table:table-cell>
          <table:table-cell office:value-type="float" office:value="-0.48097684" calcext:value-type="float">
            <text:p>-0.48097684</text:p>
          </table:table-cell>
          <table:table-cell office:value-type="float" office:value="-0.43801044" calcext:value-type="float">
            <text:p>-0.43801044</text:p>
          </table:table-cell>
          <table:table-cell office:value-type="float" office:value="292.99789" calcext:value-type="float">
            <text:p>292.997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000" calcext:value-type="float">
            <text:p>98000</text:p>
          </table:table-cell>
          <table:table-cell office:value-type="float" office:value="0.00052669376" calcext:value-type="float">
            <text:p>0.00052669376</text:p>
          </table:table-cell>
          <table:table-cell office:value-type="float" office:value="-0.34873854" calcext:value-type="float">
            <text:p>-0.34873854</text:p>
          </table:table-cell>
          <table:table-cell office:value-type="float" office:value="-0.36459117" calcext:value-type="float">
            <text:p>-0.36459117</text:p>
          </table:table-cell>
          <table:table-cell office:value-type="float" office:value="293.93116" calcext:value-type="float">
            <text:p>293.931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000" calcext:value-type="float">
            <text:p>99000</text:p>
          </table:table-cell>
          <table:table-cell office:value-type="float" office:value="0.00075343281" calcext:value-type="float">
            <text:p>0.00075343281</text:p>
          </table:table-cell>
          <table:table-cell office:value-type="float" office:value="-0.40146435" calcext:value-type="float">
            <text:p>-0.40146435</text:p>
          </table:table-cell>
          <table:table-cell office:value-type="float" office:value="-0.41475043" calcext:value-type="float">
            <text:p>-0.41475043</text:p>
          </table:table-cell>
          <table:table-cell office:value-type="float" office:value="296.97068" calcext:value-type="float">
            <text:p>296.970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0057817038" calcext:value-type="float">
            <text:p>0.00057817038</text:p>
          </table:table-cell>
          <table:table-cell office:value-type="float" office:value="-0.30417928" calcext:value-type="float">
            <text:p>-0.30417928</text:p>
          </table:table-cell>
          <table:table-cell office:value-type="float" office:value="-0.29074795" calcext:value-type="float">
            <text:p>-0.29074795</text:p>
          </table:table-cell>
          <table:table-cell office:value-type="float" office:value="283.19753" calcext:value-type="float">
            <text:p>283.197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000" calcext:value-type="float">
            <text:p>101000</text:p>
          </table:table-cell>
          <table:table-cell office:value-type="float" office:value="0.00055843621" calcext:value-type="float">
            <text:p>0.00055843621</text:p>
          </table:table-cell>
          <table:table-cell office:value-type="float" office:value="-0.25444789" calcext:value-type="float">
            <text:p>-0.25444789</text:p>
          </table:table-cell>
          <table:table-cell office:value-type="float" office:value="-0.29199974" calcext:value-type="float">
            <text:p>-0.29199974</text:p>
          </table:table-cell>
          <table:table-cell office:value-type="float" office:value="294.67846" calcext:value-type="float">
            <text:p>294.678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000" calcext:value-type="float">
            <text:p>102000</text:p>
          </table:table-cell>
          <table:table-cell office:value-type="float" office:value="0.00048651581" calcext:value-type="float">
            <text:p>0.00048651581</text:p>
          </table:table-cell>
          <table:table-cell office:value-type="float" office:value="-0.30695768" calcext:value-type="float">
            <text:p>-0.30695768</text:p>
          </table:table-cell>
          <table:table-cell office:value-type="float" office:value="-0.3621229" calcext:value-type="float">
            <text:p>-0.3621229</text:p>
          </table:table-cell>
          <table:table-cell office:value-type="float" office:value="294.8109" calcext:value-type="float">
            <text:p>294.81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000" calcext:value-type="float">
            <text:p>103000</text:p>
          </table:table-cell>
          <table:table-cell office:value-type="float" office:value="0.00047518097" calcext:value-type="float">
            <text:p>0.00047518097</text:p>
          </table:table-cell>
          <table:table-cell office:value-type="float" office:value="-0.39542895" calcext:value-type="float">
            <text:p>-0.39542895</text:p>
          </table:table-cell>
          <table:table-cell office:value-type="float" office:value="-0.45962424" calcext:value-type="float">
            <text:p>-0.45962424</text:p>
          </table:table-cell>
          <table:table-cell office:value-type="float" office:value="284.43502" calcext:value-type="float">
            <text:p>284.43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000" calcext:value-type="float">
            <text:p>104000</text:p>
          </table:table-cell>
          <table:table-cell office:value-type="float" office:value="0.00035316836" calcext:value-type="float">
            <text:p>0.00035316836</text:p>
          </table:table-cell>
          <table:table-cell office:value-type="float" office:value="-0.46166074" calcext:value-type="float">
            <text:p>-0.46166074</text:p>
          </table:table-cell>
          <table:table-cell office:value-type="float" office:value="-0.56320508" calcext:value-type="float">
            <text:p>-0.56320508</text:p>
          </table:table-cell>
          <table:table-cell office:value-type="float" office:value="292.41168" calcext:value-type="float">
            <text:p>292.411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000" calcext:value-type="float">
            <text:p>105000</text:p>
          </table:table-cell>
          <table:table-cell office:value-type="float" office:value="0.00046586608" calcext:value-type="float">
            <text:p>0.00046586608</text:p>
          </table:table-cell>
          <table:table-cell office:value-type="float" office:value="-0.36124045" calcext:value-type="float">
            <text:p>-0.36124045</text:p>
          </table:table-cell>
          <table:table-cell office:value-type="float" office:value="-0.42682334" calcext:value-type="float">
            <text:p>-0.42682334</text:p>
          </table:table-cell>
          <table:table-cell office:value-type="float" office:value="292.53766" calcext:value-type="float">
            <text:p>292.537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000" calcext:value-type="float">
            <text:p>106000</text:p>
          </table:table-cell>
          <table:table-cell office:value-type="float" office:value="0.0003410712" calcext:value-type="float">
            <text:p>0.0003410712</text:p>
          </table:table-cell>
          <table:table-cell office:value-type="float" office:value="-0.18231359" calcext:value-type="float">
            <text:p>-0.18231359</text:p>
          </table:table-cell>
          <table:table-cell office:value-type="float" office:value="-0.25841921" calcext:value-type="float">
            <text:p>-0.25841921</text:p>
          </table:table-cell>
          <table:table-cell office:value-type="float" office:value="291.77645" calcext:value-type="float">
            <text:p>291.776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000" calcext:value-type="float">
            <text:p>107000</text:p>
          </table:table-cell>
          <table:table-cell office:value-type="float" office:value="0.00045844177" calcext:value-type="float">
            <text:p>0.00045844177</text:p>
          </table:table-cell>
          <table:table-cell office:value-type="float" office:value="-0.29220744" calcext:value-type="float">
            <text:p>-0.29220744</text:p>
          </table:table-cell>
          <table:table-cell office:value-type="float" office:value="-0.31725038" calcext:value-type="float">
            <text:p>-0.31725038</text:p>
          </table:table-cell>
          <table:table-cell office:value-type="float" office:value="283.8688" calcext:value-type="float">
            <text:p>283.86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000" calcext:value-type="float">
            <text:p>108000</text:p>
          </table:table-cell>
          <table:table-cell office:value-type="float" office:value="0.00040791665" calcext:value-type="float">
            <text:p>0.00040791665</text:p>
          </table:table-cell>
          <table:table-cell office:value-type="float" office:value="-0.3984384" calcext:value-type="float">
            <text:p>-0.3984384</text:p>
          </table:table-cell>
          <table:table-cell office:value-type="float" office:value="-0.50379882" calcext:value-type="float">
            <text:p>-0.50379882</text:p>
          </table:table-cell>
          <table:table-cell office:value-type="float" office:value="292.51339" calcext:value-type="float">
            <text:p>292.513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000" calcext:value-type="float">
            <text:p>109000</text:p>
          </table:table-cell>
          <table:table-cell office:value-type="float" office:value="0.00038970967" calcext:value-type="float">
            <text:p>0.00038970967</text:p>
          </table:table-cell>
          <table:table-cell office:value-type="float" office:value="-0.46064426" calcext:value-type="float">
            <text:p>-0.46064426</text:p>
          </table:table-cell>
          <table:table-cell office:value-type="float" office:value="-0.56335349" calcext:value-type="float">
            <text:p>-0.56335349</text:p>
          </table:table-cell>
          <table:table-cell office:value-type="float" office:value="288.87416" calcext:value-type="float">
            <text:p>288.874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000" calcext:value-type="float">
            <text:p>110000</text:p>
          </table:table-cell>
          <table:table-cell office:value-type="float" office:value="0.00035327671" calcext:value-type="float">
            <text:p>0.00035327671</text:p>
          </table:table-cell>
          <table:table-cell office:value-type="float" office:value="-0.42675273" calcext:value-type="float">
            <text:p>-0.42675273</text:p>
          </table:table-cell>
          <table:table-cell office:value-type="float" office:value="-0.48489707" calcext:value-type="float">
            <text:p>-0.48489707</text:p>
          </table:table-cell>
          <table:table-cell office:value-type="float" office:value="287.43507" calcext:value-type="float">
            <text:p>287.435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000" calcext:value-type="float">
            <text:p>111000</text:p>
          </table:table-cell>
          <table:table-cell office:value-type="float" office:value="0.00041266529" calcext:value-type="float">
            <text:p>0.00041266529</text:p>
          </table:table-cell>
          <table:table-cell office:value-type="float" office:value="-0.36899633" calcext:value-type="float">
            <text:p>-0.36899633</text:p>
          </table:table-cell>
          <table:table-cell office:value-type="float" office:value="-0.46883334" calcext:value-type="float">
            <text:p>-0.46883334</text:p>
          </table:table-cell>
          <table:table-cell office:value-type="float" office:value="289.02133" calcext:value-type="float">
            <text:p>289.021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000" calcext:value-type="float">
            <text:p>112000</text:p>
          </table:table-cell>
          <table:table-cell office:value-type="float" office:value="0.00046333243" calcext:value-type="float">
            <text:p>0.00046333243</text:p>
          </table:table-cell>
          <table:table-cell office:value-type="float" office:value="-0.44845712" calcext:value-type="float">
            <text:p>-0.44845712</text:p>
          </table:table-cell>
          <table:table-cell office:value-type="float" office:value="-0.47853417" calcext:value-type="float">
            <text:p>-0.47853417</text:p>
          </table:table-cell>
          <table:table-cell office:value-type="float" office:value="292.61927" calcext:value-type="float">
            <text:p>292.619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000" calcext:value-type="float">
            <text:p>113000</text:p>
          </table:table-cell>
          <table:table-cell office:value-type="float" office:value="0.00060165063" calcext:value-type="float">
            <text:p>0.00060165063</text:p>
          </table:table-cell>
          <table:table-cell office:value-type="float" office:value="-0.5654836" calcext:value-type="float">
            <text:p>-0.5654836</text:p>
          </table:table-cell>
          <table:table-cell office:value-type="float" office:value="-0.43423663" calcext:value-type="float">
            <text:p>-0.43423663</text:p>
          </table:table-cell>
          <table:table-cell office:value-type="float" office:value="290.59151" calcext:value-type="float">
            <text:p>290.591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000" calcext:value-type="float">
            <text:p>114000</text:p>
          </table:table-cell>
          <table:table-cell office:value-type="float" office:value="0.00058907336" calcext:value-type="float">
            <text:p>0.00058907336</text:p>
          </table:table-cell>
          <table:table-cell office:value-type="float" office:value="-0.46769951" calcext:value-type="float">
            <text:p>-0.46769951</text:p>
          </table:table-cell>
          <table:table-cell office:value-type="float" office:value="-0.43554022" calcext:value-type="float">
            <text:p>-0.43554022</text:p>
          </table:table-cell>
          <table:table-cell office:value-type="float" office:value="286.29467" calcext:value-type="float">
            <text:p>286.294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000" calcext:value-type="float">
            <text:p>115000</text:p>
          </table:table-cell>
          <table:table-cell office:value-type="float" office:value="0.00054555273" calcext:value-type="float">
            <text:p>0.00054555273</text:p>
          </table:table-cell>
          <table:table-cell office:value-type="float" office:value="-0.46561829" calcext:value-type="float">
            <text:p>-0.46561829</text:p>
          </table:table-cell>
          <table:table-cell office:value-type="float" office:value="-0.46671409" calcext:value-type="float">
            <text:p>-0.46671409</text:p>
          </table:table-cell>
          <table:table-cell office:value-type="float" office:value="295.61054" calcext:value-type="float">
            <text:p>295.61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000" calcext:value-type="float">
            <text:p>116000</text:p>
          </table:table-cell>
          <table:table-cell office:value-type="float" office:value="0.00054864193" calcext:value-type="float">
            <text:p>0.00054864193</text:p>
          </table:table-cell>
          <table:table-cell office:value-type="float" office:value="-0.42881246" calcext:value-type="float">
            <text:p>-0.42881246</text:p>
          </table:table-cell>
          <table:table-cell office:value-type="float" office:value="-0.40098889" calcext:value-type="float">
            <text:p>-0.40098889</text:p>
          </table:table-cell>
          <table:table-cell office:value-type="float" office:value="291.02792" calcext:value-type="float">
            <text:p>291.027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000" calcext:value-type="float">
            <text:p>117000</text:p>
          </table:table-cell>
          <table:table-cell office:value-type="float" office:value="0.00050801271" calcext:value-type="float">
            <text:p>0.00050801271</text:p>
          </table:table-cell>
          <table:table-cell office:value-type="float" office:value="-0.51047146" calcext:value-type="float">
            <text:p>-0.51047146</text:p>
          </table:table-cell>
          <table:table-cell office:value-type="float" office:value="-0.42791808" calcext:value-type="float">
            <text:p>-0.42791808</text:p>
          </table:table-cell>
          <table:table-cell office:value-type="float" office:value="290.737" calcext:value-type="float">
            <text:p>290.7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000" calcext:value-type="float">
            <text:p>118000</text:p>
          </table:table-cell>
          <table:table-cell office:value-type="float" office:value="0.00059657099" calcext:value-type="float">
            <text:p>0.00059657099</text:p>
          </table:table-cell>
          <table:table-cell office:value-type="float" office:value="-0.5350579" calcext:value-type="float">
            <text:p>-0.5350579</text:p>
          </table:table-cell>
          <table:table-cell office:value-type="float" office:value="-0.47112874" calcext:value-type="float">
            <text:p>-0.47112874</text:p>
          </table:table-cell>
          <table:table-cell office:value-type="float" office:value="290.05015" calcext:value-type="float">
            <text:p>290.050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000" calcext:value-type="float">
            <text:p>119000</text:p>
          </table:table-cell>
          <table:table-cell office:value-type="float" office:value="0.0005938428" calcext:value-type="float">
            <text:p>0.0005938428</text:p>
          </table:table-cell>
          <table:table-cell office:value-type="float" office:value="-0.51875763" calcext:value-type="float">
            <text:p>-0.51875763</text:p>
          </table:table-cell>
          <table:table-cell office:value-type="float" office:value="-0.39940311" calcext:value-type="float">
            <text:p>-0.39940311</text:p>
          </table:table-cell>
          <table:table-cell office:value-type="float" office:value="289.05322" calcext:value-type="float">
            <text:p>289.053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0.00030797551" calcext:value-type="float">
            <text:p>0.00030797551</text:p>
          </table:table-cell>
          <table:table-cell office:value-type="float" office:value="-0.35258012" calcext:value-type="float">
            <text:p>-0.35258012</text:p>
          </table:table-cell>
          <table:table-cell office:value-type="float" office:value="-0.36819775" calcext:value-type="float">
            <text:p>-0.36819775</text:p>
          </table:table-cell>
          <table:table-cell office:value-type="float" office:value="289.98706" calcext:value-type="float">
            <text:p>289.987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000" calcext:value-type="float">
            <text:p>121000</text:p>
          </table:table-cell>
          <table:table-cell office:value-type="float" office:value="0.00058175757" calcext:value-type="float">
            <text:p>0.00058175757</text:p>
          </table:table-cell>
          <table:table-cell office:value-type="float" office:value="-0.35069249" calcext:value-type="float">
            <text:p>-0.35069249</text:p>
          </table:table-cell>
          <table:table-cell office:value-type="float" office:value="-0.28116737" calcext:value-type="float">
            <text:p>-0.28116737</text:p>
          </table:table-cell>
          <table:table-cell office:value-type="float" office:value="291.74983" calcext:value-type="float">
            <text:p>291.749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000" calcext:value-type="float">
            <text:p>122000</text:p>
          </table:table-cell>
          <table:table-cell office:value-type="float" office:value="0.00031461001" calcext:value-type="float">
            <text:p>0.00031461001</text:p>
          </table:table-cell>
          <table:table-cell office:value-type="float" office:value="-0.30870038" calcext:value-type="float">
            <text:p>-0.30870038</text:p>
          </table:table-cell>
          <table:table-cell office:value-type="float" office:value="-0.28942448" calcext:value-type="float">
            <text:p>-0.28942448</text:p>
          </table:table-cell>
          <table:table-cell office:value-type="float" office:value="288.88419" calcext:value-type="float">
            <text:p>288.884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000" calcext:value-type="float">
            <text:p>123000</text:p>
          </table:table-cell>
          <table:table-cell office:value-type="float" office:value="0.00057348011" calcext:value-type="float">
            <text:p>0.00057348011</text:p>
          </table:table-cell>
          <table:table-cell office:value-type="float" office:value="-0.51164066" calcext:value-type="float">
            <text:p>-0.51164066</text:p>
          </table:table-cell>
          <table:table-cell office:value-type="float" office:value="-0.37127708" calcext:value-type="float">
            <text:p>-0.37127708</text:p>
          </table:table-cell>
          <table:table-cell office:value-type="float" office:value="295.72502" calcext:value-type="float">
            <text:p>295.72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000" calcext:value-type="float">
            <text:p>124000</text:p>
          </table:table-cell>
          <table:table-cell office:value-type="float" office:value="0.00064083107" calcext:value-type="float">
            <text:p>0.00064083107</text:p>
          </table:table-cell>
          <table:table-cell office:value-type="float" office:value="-0.62733807" calcext:value-type="float">
            <text:p>-0.62733807</text:p>
          </table:table-cell>
          <table:table-cell office:value-type="float" office:value="-0.46923327" calcext:value-type="float">
            <text:p>-0.46923327</text:p>
          </table:table-cell>
          <table:table-cell office:value-type="float" office:value="285.59113" calcext:value-type="float">
            <text:p>285.591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000" calcext:value-type="float">
            <text:p>125000</text:p>
          </table:table-cell>
          <table:table-cell office:value-type="float" office:value="0.00058420037" calcext:value-type="float">
            <text:p>0.00058420037</text:p>
          </table:table-cell>
          <table:table-cell office:value-type="float" office:value="-0.59254166" calcext:value-type="float">
            <text:p>-0.59254166</text:p>
          </table:table-cell>
          <table:table-cell office:value-type="float" office:value="-0.47783229" calcext:value-type="float">
            <text:p>-0.47783229</text:p>
          </table:table-cell>
          <table:table-cell office:value-type="float" office:value="292.85774" calcext:value-type="float">
            <text:p>292.857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000" calcext:value-type="float">
            <text:p>126000</text:p>
          </table:table-cell>
          <table:table-cell office:value-type="float" office:value="0.00065557816" calcext:value-type="float">
            <text:p>0.00065557816</text:p>
          </table:table-cell>
          <table:table-cell office:value-type="float" office:value="-0.5969312" calcext:value-type="float">
            <text:p>-0.5969312</text:p>
          </table:table-cell>
          <table:table-cell office:value-type="float" office:value="-0.40317082" calcext:value-type="float">
            <text:p>-0.40317082</text:p>
          </table:table-cell>
          <table:table-cell office:value-type="float" office:value="289.86083" calcext:value-type="float">
            <text:p>289.860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000" calcext:value-type="float">
            <text:p>127000</text:p>
          </table:table-cell>
          <table:table-cell office:value-type="float" office:value="0.00061832508" calcext:value-type="float">
            <text:p>0.00061832508</text:p>
          </table:table-cell>
          <table:table-cell office:value-type="float" office:value="-0.53919271" calcext:value-type="float">
            <text:p>-0.53919271</text:p>
          </table:table-cell>
          <table:table-cell office:value-type="float" office:value="-0.38088081" calcext:value-type="float">
            <text:p>-0.38088081</text:p>
          </table:table-cell>
          <table:table-cell office:value-type="float" office:value="282.88751" calcext:value-type="float">
            <text:p>282.887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000" calcext:value-type="float">
            <text:p>128000</text:p>
          </table:table-cell>
          <table:table-cell office:value-type="float" office:value="0.00052210332" calcext:value-type="float">
            <text:p>0.00052210332</text:p>
          </table:table-cell>
          <table:table-cell office:value-type="float" office:value="-0.48284205" calcext:value-type="float">
            <text:p>-0.48284205</text:p>
          </table:table-cell>
          <table:table-cell office:value-type="float" office:value="-0.42475546" calcext:value-type="float">
            <text:p>-0.42475546</text:p>
          </table:table-cell>
          <table:table-cell office:value-type="float" office:value="294.48457" calcext:value-type="float">
            <text:p>294.48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000" calcext:value-type="float">
            <text:p>129000</text:p>
          </table:table-cell>
          <table:table-cell office:value-type="float" office:value="0.00052219448" calcext:value-type="float">
            <text:p>0.00052219448</text:p>
          </table:table-cell>
          <table:table-cell office:value-type="float" office:value="-0.46172734" calcext:value-type="float">
            <text:p>-0.46172734</text:p>
          </table:table-cell>
          <table:table-cell office:value-type="float" office:value="-0.39632432" calcext:value-type="float">
            <text:p>-0.39632432</text:p>
          </table:table-cell>
          <table:table-cell office:value-type="float" office:value="293.4505" calcext:value-type="float">
            <text:p>293.45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000" calcext:value-type="float">
            <text:p>130000</text:p>
          </table:table-cell>
          <table:table-cell office:value-type="float" office:value="0.00061032894" calcext:value-type="float">
            <text:p>0.00061032894</text:p>
          </table:table-cell>
          <table:table-cell office:value-type="float" office:value="-0.40622743" calcext:value-type="float">
            <text:p>-0.40622743</text:p>
          </table:table-cell>
          <table:table-cell office:value-type="float" office:value="-0.39264139" calcext:value-type="float">
            <text:p>-0.39264139</text:p>
          </table:table-cell>
          <table:table-cell office:value-type="float" office:value="289.7882" calcext:value-type="float">
            <text:p>289.78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00" calcext:value-type="float">
            <text:p>131000</text:p>
          </table:table-cell>
          <table:table-cell office:value-type="float" office:value="0.00061244864" calcext:value-type="float">
            <text:p>0.00061244864</text:p>
          </table:table-cell>
          <table:table-cell office:value-type="float" office:value="-0.41939584" calcext:value-type="float">
            <text:p>-0.41939584</text:p>
          </table:table-cell>
          <table:table-cell office:value-type="float" office:value="-0.38344977" calcext:value-type="float">
            <text:p>-0.38344977</text:p>
          </table:table-cell>
          <table:table-cell office:value-type="float" office:value="288.38118" calcext:value-type="float">
            <text:p>288.381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000" calcext:value-type="float">
            <text:p>132000</text:p>
          </table:table-cell>
          <table:table-cell office:value-type="float" office:value="0.00064015418" calcext:value-type="float">
            <text:p>0.00064015418</text:p>
          </table:table-cell>
          <table:table-cell office:value-type="float" office:value="-0.51620091" calcext:value-type="float">
            <text:p>-0.51620091</text:p>
          </table:table-cell>
          <table:table-cell office:value-type="float" office:value="-0.4192599" calcext:value-type="float">
            <text:p>-0.4192599</text:p>
          </table:table-cell>
          <table:table-cell office:value-type="float" office:value="292.70358" calcext:value-type="float">
            <text:p>292.703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000" calcext:value-type="float">
            <text:p>133000</text:p>
          </table:table-cell>
          <table:table-cell office:value-type="float" office:value="0.00057851312" calcext:value-type="float">
            <text:p>0.00057851312</text:p>
          </table:table-cell>
          <table:table-cell office:value-type="float" office:value="-0.42198924" calcext:value-type="float">
            <text:p>-0.42198924</text:p>
          </table:table-cell>
          <table:table-cell office:value-type="float" office:value="-0.36113302" calcext:value-type="float">
            <text:p>-0.36113302</text:p>
          </table:table-cell>
          <table:table-cell office:value-type="float" office:value="292.31623" calcext:value-type="float">
            <text:p>292.31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000" calcext:value-type="float">
            <text:p>134000</text:p>
          </table:table-cell>
          <table:table-cell office:value-type="float" office:value="0.00038412105" calcext:value-type="float">
            <text:p>0.00038412105</text:p>
          </table:table-cell>
          <table:table-cell office:value-type="float" office:value="-0.26409262" calcext:value-type="float">
            <text:p>-0.26409262</text:p>
          </table:table-cell>
          <table:table-cell office:value-type="float" office:value="-0.24843206" calcext:value-type="float">
            <text:p>-0.24843206</text:p>
          </table:table-cell>
          <table:table-cell office:value-type="float" office:value="290.25349" calcext:value-type="float">
            <text:p>290.253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000" calcext:value-type="float">
            <text:p>135000</text:p>
          </table:table-cell>
          <table:table-cell office:value-type="float" office:value="0.00061909779" calcext:value-type="float">
            <text:p>0.00061909779</text:p>
          </table:table-cell>
          <table:table-cell office:value-type="float" office:value="-0.29986898" calcext:value-type="float">
            <text:p>-0.29986898</text:p>
          </table:table-cell>
          <table:table-cell office:value-type="float" office:value="-0.17199994" calcext:value-type="float">
            <text:p>-0.17199994</text:p>
          </table:table-cell>
          <table:table-cell office:value-type="float" office:value="295.84711" calcext:value-type="float">
            <text:p>295.847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000" calcext:value-type="float">
            <text:p>136000</text:p>
          </table:table-cell>
          <table:table-cell office:value-type="float" office:value="0.00056916582" calcext:value-type="float">
            <text:p>0.00056916582</text:p>
          </table:table-cell>
          <table:table-cell office:value-type="float" office:value="-0.45695392" calcext:value-type="float">
            <text:p>-0.45695392</text:p>
          </table:table-cell>
          <table:table-cell office:value-type="float" office:value="-0.32975804" calcext:value-type="float">
            <text:p>-0.32975804</text:p>
          </table:table-cell>
          <table:table-cell office:value-type="float" office:value="295.11014" calcext:value-type="float">
            <text:p>295.110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000" calcext:value-type="float">
            <text:p>137000</text:p>
          </table:table-cell>
          <table:table-cell office:value-type="float" office:value="0.00044018327" calcext:value-type="float">
            <text:p>0.00044018327</text:p>
          </table:table-cell>
          <table:table-cell office:value-type="float" office:value="-0.52060673" calcext:value-type="float">
            <text:p>-0.52060673</text:p>
          </table:table-cell>
          <table:table-cell office:value-type="float" office:value="-0.49414012" calcext:value-type="float">
            <text:p>-0.49414012</text:p>
          </table:table-cell>
          <table:table-cell office:value-type="float" office:value="292.81092" calcext:value-type="float">
            <text:p>292.810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000" calcext:value-type="float">
            <text:p>138000</text:p>
          </table:table-cell>
          <table:table-cell office:value-type="float" office:value="0.00048439483" calcext:value-type="float">
            <text:p>0.00048439483</text:p>
          </table:table-cell>
          <table:table-cell office:value-type="float" office:value="-0.55997983" calcext:value-type="float">
            <text:p>-0.55997983</text:p>
          </table:table-cell>
          <table:table-cell office:value-type="float" office:value="-0.5328376" calcext:value-type="float">
            <text:p>-0.5328376</text:p>
          </table:table-cell>
          <table:table-cell office:value-type="float" office:value="291.12597" calcext:value-type="float">
            <text:p>291.125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000" calcext:value-type="float">
            <text:p>139000</text:p>
          </table:table-cell>
          <table:table-cell office:value-type="float" office:value="0.00034680387" calcext:value-type="float">
            <text:p>0.00034680387</text:p>
          </table:table-cell>
          <table:table-cell office:value-type="float" office:value="-0.48571707" calcext:value-type="float">
            <text:p>-0.48571707</text:p>
          </table:table-cell>
          <table:table-cell office:value-type="float" office:value="-0.5016998" calcext:value-type="float">
            <text:p>-0.5016998</text:p>
          </table:table-cell>
          <table:table-cell office:value-type="float" office:value="290.94465" calcext:value-type="float">
            <text:p>290.944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000" calcext:value-type="float">
            <text:p>140000</text:p>
          </table:table-cell>
          <table:table-cell office:value-type="float" office:value="0.00049839789" calcext:value-type="float">
            <text:p>0.00049839789</text:p>
          </table:table-cell>
          <table:table-cell office:value-type="float" office:value="-0.42329659" calcext:value-type="float">
            <text:p>-0.42329659</text:p>
          </table:table-cell>
          <table:table-cell office:value-type="float" office:value="-0.38324332" calcext:value-type="float">
            <text:p>-0.38324332</text:p>
          </table:table-cell>
          <table:table-cell office:value-type="float" office:value="295.04509" calcext:value-type="float">
            <text:p>295.045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000" calcext:value-type="float">
            <text:p>141000</text:p>
          </table:table-cell>
          <table:table-cell office:value-type="float" office:value="0.00051856051" calcext:value-type="float">
            <text:p>0.00051856051</text:p>
          </table:table-cell>
          <table:table-cell office:value-type="float" office:value="-0.43660655" calcext:value-type="float">
            <text:p>-0.43660655</text:p>
          </table:table-cell>
          <table:table-cell office:value-type="float" office:value="-0.4108819" calcext:value-type="float">
            <text:p>-0.4108819</text:p>
          </table:table-cell>
          <table:table-cell office:value-type="float" office:value="292.50336" calcext:value-type="float">
            <text:p>292.50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000" calcext:value-type="float">
            <text:p>142000</text:p>
          </table:table-cell>
          <table:table-cell office:value-type="float" office:value="0.00053453238" calcext:value-type="float">
            <text:p>0.00053453238</text:p>
          </table:table-cell>
          <table:table-cell office:value-type="float" office:value="-0.52435394" calcext:value-type="float">
            <text:p>-0.52435394</text:p>
          </table:table-cell>
          <table:table-cell office:value-type="float" office:value="-0.40663946" calcext:value-type="float">
            <text:p>-0.40663946</text:p>
          </table:table-cell>
          <table:table-cell office:value-type="float" office:value="291.4933" calcext:value-type="float">
            <text:p>291.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000" calcext:value-type="float">
            <text:p>143000</text:p>
          </table:table-cell>
          <table:table-cell office:value-type="float" office:value="0.00054708992" calcext:value-type="float">
            <text:p>0.00054708992</text:p>
          </table:table-cell>
          <table:table-cell office:value-type="float" office:value="-0.54733227" calcext:value-type="float">
            <text:p>-0.54733227</text:p>
          </table:table-cell>
          <table:table-cell office:value-type="float" office:value="-0.46269324" calcext:value-type="float">
            <text:p>-0.46269324</text:p>
          </table:table-cell>
          <table:table-cell office:value-type="float" office:value="287.86497" calcext:value-type="float">
            <text:p>287.864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000" calcext:value-type="float">
            <text:p>144000</text:p>
          </table:table-cell>
          <table:table-cell office:value-type="float" office:value="0.00064066006" calcext:value-type="float">
            <text:p>0.00064066006</text:p>
          </table:table-cell>
          <table:table-cell office:value-type="float" office:value="-0.55182848" calcext:value-type="float">
            <text:p>-0.55182848</text:p>
          </table:table-cell>
          <table:table-cell office:value-type="float" office:value="-0.40740614" calcext:value-type="float">
            <text:p>-0.40740614</text:p>
          </table:table-cell>
          <table:table-cell office:value-type="float" office:value="291.82409" calcext:value-type="float">
            <text:p>291.824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000" calcext:value-type="float">
            <text:p>145000</text:p>
          </table:table-cell>
          <table:table-cell office:value-type="float" office:value="0.0006478469" calcext:value-type="float">
            <text:p>0.0006478469</text:p>
          </table:table-cell>
          <table:table-cell office:value-type="float" office:value="-0.65533861" calcext:value-type="float">
            <text:p>-0.65533861</text:p>
          </table:table-cell>
          <table:table-cell office:value-type="float" office:value="-0.53530207" calcext:value-type="float">
            <text:p>-0.53530207</text:p>
          </table:table-cell>
          <table:table-cell office:value-type="float" office:value="287.07832" calcext:value-type="float">
            <text:p>287.078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000" calcext:value-type="float">
            <text:p>146000</text:p>
          </table:table-cell>
          <table:table-cell office:value-type="float" office:value="0.00064044516" calcext:value-type="float">
            <text:p>0.00064044516</text:p>
          </table:table-cell>
          <table:table-cell office:value-type="float" office:value="-0.57553457" calcext:value-type="float">
            <text:p>-0.57553457</text:p>
          </table:table-cell>
          <table:table-cell office:value-type="float" office:value="-0.42668003" calcext:value-type="float">
            <text:p>-0.42668003</text:p>
          </table:table-cell>
          <table:table-cell office:value-type="float" office:value="296.91507" calcext:value-type="float">
            <text:p>296.915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000" calcext:value-type="float">
            <text:p>147000</text:p>
          </table:table-cell>
          <table:table-cell office:value-type="float" office:value="0.00062494866" calcext:value-type="float">
            <text:p>0.00062494866</text:p>
          </table:table-cell>
          <table:table-cell office:value-type="float" office:value="-0.54370798" calcext:value-type="float">
            <text:p>-0.54370798</text:p>
          </table:table-cell>
          <table:table-cell office:value-type="float" office:value="-0.36620373" calcext:value-type="float">
            <text:p>-0.36620373</text:p>
          </table:table-cell>
          <table:table-cell office:value-type="float" office:value="294.41527" calcext:value-type="float">
            <text:p>294.415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000" calcext:value-type="float">
            <text:p>148000</text:p>
          </table:table-cell>
          <table:table-cell office:value-type="float" office:value="0.00065208477" calcext:value-type="float">
            <text:p>0.00065208477</text:p>
          </table:table-cell>
          <table:table-cell office:value-type="float" office:value="-0.63192223" calcext:value-type="float">
            <text:p>-0.63192223</text:p>
          </table:table-cell>
          <table:table-cell office:value-type="float" office:value="-0.50234248" calcext:value-type="float">
            <text:p>-0.50234248</text:p>
          </table:table-cell>
          <table:table-cell office:value-type="float" office:value="291.21821" calcext:value-type="float">
            <text:p>291.218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000" calcext:value-type="float">
            <text:p>149000</text:p>
          </table:table-cell>
          <table:table-cell office:value-type="float" office:value="0.00063230046" calcext:value-type="float">
            <text:p>0.00063230046</text:p>
          </table:table-cell>
          <table:table-cell office:value-type="float" office:value="-0.68319645" calcext:value-type="float">
            <text:p>-0.68319645</text:p>
          </table:table-cell>
          <table:table-cell office:value-type="float" office:value="-0.5985089" calcext:value-type="float">
            <text:p>-0.5985089</text:p>
          </table:table-cell>
          <table:table-cell office:value-type="float" office:value="292.11005" calcext:value-type="float">
            <text:p>292.11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00" calcext:value-type="float">
            <text:p>150000</text:p>
          </table:table-cell>
          <table:table-cell office:value-type="float" office:value="0.00070304301" calcext:value-type="float">
            <text:p>0.00070304301</text:p>
          </table:table-cell>
          <table:table-cell office:value-type="float" office:value="-0.74154695" calcext:value-type="float">
            <text:p>-0.74154695</text:p>
          </table:table-cell>
          <table:table-cell office:value-type="float" office:value="-0.64093927" calcext:value-type="float">
            <text:p>-0.64093927</text:p>
          </table:table-cell>
          <table:table-cell office:value-type="float" office:value="289.71644" calcext:value-type="float">
            <text:p>289.716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000" calcext:value-type="float">
            <text:p>151000</text:p>
          </table:table-cell>
          <table:table-cell office:value-type="float" office:value="0.00047513102" calcext:value-type="float">
            <text:p>0.00047513102</text:p>
          </table:table-cell>
          <table:table-cell office:value-type="float" office:value="-0.58966773" calcext:value-type="float">
            <text:p>-0.58966773</text:p>
          </table:table-cell>
          <table:table-cell office:value-type="float" office:value="-0.58276862" calcext:value-type="float">
            <text:p>-0.58276862</text:p>
          </table:table-cell>
          <table:table-cell office:value-type="float" office:value="297.3108" calcext:value-type="float">
            <text:p>297.3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000" calcext:value-type="float">
            <text:p>152000</text:p>
          </table:table-cell>
          <table:table-cell office:value-type="float" office:value="0.00042950782" calcext:value-type="float">
            <text:p>0.00042950782</text:p>
          </table:table-cell>
          <table:table-cell office:value-type="float" office:value="-0.42923703" calcext:value-type="float">
            <text:p>-0.42923703</text:p>
          </table:table-cell>
          <table:table-cell office:value-type="float" office:value="-0.39342359" calcext:value-type="float">
            <text:p>-0.39342359</text:p>
          </table:table-cell>
          <table:table-cell office:value-type="float" office:value="295.47847" calcext:value-type="float">
            <text:p>295.478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000" calcext:value-type="float">
            <text:p>153000</text:p>
          </table:table-cell>
          <table:table-cell office:value-type="float" office:value="0.00050885905" calcext:value-type="float">
            <text:p>0.00050885905</text:p>
          </table:table-cell>
          <table:table-cell office:value-type="float" office:value="-0.49040497" calcext:value-type="float">
            <text:p>-0.49040497</text:p>
          </table:table-cell>
          <table:table-cell office:value-type="float" office:value="-0.38989447" calcext:value-type="float">
            <text:p>-0.38989447</text:p>
          </table:table-cell>
          <table:table-cell office:value-type="float" office:value="286.76474" calcext:value-type="float">
            <text:p>286.764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000" calcext:value-type="float">
            <text:p>154000</text:p>
          </table:table-cell>
          <table:table-cell office:value-type="float" office:value="0.00041261471" calcext:value-type="float">
            <text:p>0.00041261471</text:p>
          </table:table-cell>
          <table:table-cell office:value-type="float" office:value="-0.57180841" calcext:value-type="float">
            <text:p>-0.57180841</text:p>
          </table:table-cell>
          <table:table-cell office:value-type="float" office:value="-0.50963328" calcext:value-type="float">
            <text:p>-0.50963328</text:p>
          </table:table-cell>
          <table:table-cell office:value-type="float" office:value="291.71873" calcext:value-type="float">
            <text:p>291.718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000" calcext:value-type="float">
            <text:p>155000</text:p>
          </table:table-cell>
          <table:table-cell office:value-type="float" office:value="0.00053891909" calcext:value-type="float">
            <text:p>0.00053891909</text:p>
          </table:table-cell>
          <table:table-cell office:value-type="float" office:value="-0.64778173" calcext:value-type="float">
            <text:p>-0.64778173</text:p>
          </table:table-cell>
          <table:table-cell office:value-type="float" office:value="-0.54657902" calcext:value-type="float">
            <text:p>-0.54657902</text:p>
          </table:table-cell>
          <table:table-cell office:value-type="float" office:value="291.97072" calcext:value-type="float">
            <text:p>291.970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000" calcext:value-type="float">
            <text:p>156000</text:p>
          </table:table-cell>
          <table:table-cell office:value-type="float" office:value="0.00071920264" calcext:value-type="float">
            <text:p>0.00071920264</text:p>
          </table:table-cell>
          <table:table-cell office:value-type="float" office:value="-0.72657168" calcext:value-type="float">
            <text:p>-0.72657168</text:p>
          </table:table-cell>
          <table:table-cell office:value-type="float" office:value="-0.56617918" calcext:value-type="float">
            <text:p>-0.56617918</text:p>
          </table:table-cell>
          <table:table-cell office:value-type="float" office:value="283.23704" calcext:value-type="float">
            <text:p>283.237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000" calcext:value-type="float">
            <text:p>157000</text:p>
          </table:table-cell>
          <table:table-cell office:value-type="float" office:value="0.00050344611" calcext:value-type="float">
            <text:p>0.00050344611</text:p>
          </table:table-cell>
          <table:table-cell office:value-type="float" office:value="-0.58293911" calcext:value-type="float">
            <text:p>-0.58293911</text:p>
          </table:table-cell>
          <table:table-cell office:value-type="float" office:value="-0.49375148" calcext:value-type="float">
            <text:p>-0.49375148</text:p>
          </table:table-cell>
          <table:table-cell office:value-type="float" office:value="293.52332" calcext:value-type="float">
            <text:p>293.523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000" calcext:value-type="float">
            <text:p>158000</text:p>
          </table:table-cell>
          <table:table-cell office:value-type="float" office:value="0.00055612188" calcext:value-type="float">
            <text:p>0.00055612188</text:p>
          </table:table-cell>
          <table:table-cell office:value-type="float" office:value="-0.59381684" calcext:value-type="float">
            <text:p>-0.59381684</text:p>
          </table:table-cell>
          <table:table-cell office:value-type="float" office:value="-0.46856774" calcext:value-type="float">
            <text:p>-0.46856774</text:p>
          </table:table-cell>
          <table:table-cell office:value-type="float" office:value="295.95163" calcext:value-type="float">
            <text:p>295.951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000" calcext:value-type="float">
            <text:p>159000</text:p>
          </table:table-cell>
          <table:table-cell office:value-type="float" office:value="0.00065319946" calcext:value-type="float">
            <text:p>0.00065319946</text:p>
          </table:table-cell>
          <table:table-cell office:value-type="float" office:value="-0.59440291" calcext:value-type="float">
            <text:p>-0.59440291</text:p>
          </table:table-cell>
          <table:table-cell office:value-type="float" office:value="-0.55030079" calcext:value-type="float">
            <text:p>-0.55030079</text:p>
          </table:table-cell>
          <table:table-cell office:value-type="float" office:value="292.16334" calcext:value-type="float">
            <text:p>292.163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000" calcext:value-type="float">
            <text:p>160000</text:p>
          </table:table-cell>
          <table:table-cell office:value-type="float" office:value="0.00067750887" calcext:value-type="float">
            <text:p>0.00067750887</text:p>
          </table:table-cell>
          <table:table-cell office:value-type="float" office:value="-0.56202687" calcext:value-type="float">
            <text:p>-0.56202687</text:p>
          </table:table-cell>
          <table:table-cell office:value-type="float" office:value="-0.55516092" calcext:value-type="float">
            <text:p>-0.55516092</text:p>
          </table:table-cell>
          <table:table-cell office:value-type="float" office:value="299.17645" calcext:value-type="float">
            <text:p>299.176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000" calcext:value-type="float">
            <text:p>161000</text:p>
          </table:table-cell>
          <table:table-cell office:value-type="float" office:value="0.00079561726" calcext:value-type="float">
            <text:p>0.00079561726</text:p>
          </table:table-cell>
          <table:table-cell office:value-type="float" office:value="-0.53174367" calcext:value-type="float">
            <text:p>-0.53174367</text:p>
          </table:table-cell>
          <table:table-cell office:value-type="float" office:value="-0.50908784" calcext:value-type="float">
            <text:p>-0.50908784</text:p>
          </table:table-cell>
          <table:table-cell office:value-type="float" office:value="295.57613" calcext:value-type="float">
            <text:p>295.576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000" calcext:value-type="float">
            <text:p>162000</text:p>
          </table:table-cell>
          <table:table-cell office:value-type="float" office:value="0.00076161757" calcext:value-type="float">
            <text:p>0.00076161757</text:p>
          </table:table-cell>
          <table:table-cell office:value-type="float" office:value="-0.52950851" calcext:value-type="float">
            <text:p>-0.52950851</text:p>
          </table:table-cell>
          <table:table-cell office:value-type="float" office:value="-0.52549919" calcext:value-type="float">
            <text:p>-0.52549919</text:p>
          </table:table-cell>
          <table:table-cell office:value-type="float" office:value="292.77407" calcext:value-type="float">
            <text:p>292.774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000" calcext:value-type="float">
            <text:p>163000</text:p>
          </table:table-cell>
          <table:table-cell office:value-type="float" office:value="0.00071319492" calcext:value-type="float">
            <text:p>0.00071319492</text:p>
          </table:table-cell>
          <table:table-cell office:value-type="float" office:value="-0.54020745" calcext:value-type="float">
            <text:p>-0.54020745</text:p>
          </table:table-cell>
          <table:table-cell office:value-type="float" office:value="-0.48246597" calcext:value-type="float">
            <text:p>-0.48246597</text:p>
          </table:table-cell>
          <table:table-cell office:value-type="float" office:value="292.19508" calcext:value-type="float">
            <text:p>292.195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000" calcext:value-type="float">
            <text:p>164000</text:p>
          </table:table-cell>
          <table:table-cell office:value-type="float" office:value="0.00059115715" calcext:value-type="float">
            <text:p>0.00059115715</text:p>
          </table:table-cell>
          <table:table-cell office:value-type="float" office:value="-0.57045581" calcext:value-type="float">
            <text:p>-0.57045581</text:p>
          </table:table-cell>
          <table:table-cell office:value-type="float" office:value="-0.56855328" calcext:value-type="float">
            <text:p>-0.56855328</text:p>
          </table:table-cell>
          <table:table-cell office:value-type="float" office:value="292.12554" calcext:value-type="float">
            <text:p>292.125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000" calcext:value-type="float">
            <text:p>165000</text:p>
          </table:table-cell>
          <table:table-cell office:value-type="float" office:value="0.00068986713" calcext:value-type="float">
            <text:p>0.00068986713</text:p>
          </table:table-cell>
          <table:table-cell office:value-type="float" office:value="-0.60786715" calcext:value-type="float">
            <text:p>-0.60786715</text:p>
          </table:table-cell>
          <table:table-cell office:value-type="float" office:value="-0.54080555" calcext:value-type="float">
            <text:p>-0.54080555</text:p>
          </table:table-cell>
          <table:table-cell office:value-type="float" office:value="290.20808" calcext:value-type="float">
            <text:p>290.208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000" calcext:value-type="float">
            <text:p>166000</text:p>
          </table:table-cell>
          <table:table-cell office:value-type="float" office:value="0.00064706075" calcext:value-type="float">
            <text:p>0.00064706075</text:p>
          </table:table-cell>
          <table:table-cell office:value-type="float" office:value="-0.61629634" calcext:value-type="float">
            <text:p>-0.61629634</text:p>
          </table:table-cell>
          <table:table-cell office:value-type="float" office:value="-0.60265244" calcext:value-type="float">
            <text:p>-0.60265244</text:p>
          </table:table-cell>
          <table:table-cell office:value-type="float" office:value="293.31166" calcext:value-type="float">
            <text:p>293.311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000" calcext:value-type="float">
            <text:p>167000</text:p>
          </table:table-cell>
          <table:table-cell office:value-type="float" office:value="0.00067245884" calcext:value-type="float">
            <text:p>0.00067245884</text:p>
          </table:table-cell>
          <table:table-cell office:value-type="float" office:value="-0.67913704" calcext:value-type="float">
            <text:p>-0.67913704</text:p>
          </table:table-cell>
          <table:table-cell office:value-type="float" office:value="-0.64265765" calcext:value-type="float">
            <text:p>-0.64265765</text:p>
          </table:table-cell>
          <table:table-cell office:value-type="float" office:value="288.1126" calcext:value-type="float">
            <text:p>288.11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000" calcext:value-type="float">
            <text:p>168000</text:p>
          </table:table-cell>
          <table:table-cell office:value-type="float" office:value="0.00075961683" calcext:value-type="float">
            <text:p>0.00075961683</text:p>
          </table:table-cell>
          <table:table-cell office:value-type="float" office:value="-0.51436582" calcext:value-type="float">
            <text:p>-0.51436582</text:p>
          </table:table-cell>
          <table:table-cell office:value-type="float" office:value="-0.40434482" calcext:value-type="float">
            <text:p>-0.40434482</text:p>
          </table:table-cell>
          <table:table-cell office:value-type="float" office:value="288.74964" calcext:value-type="float">
            <text:p>288.749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000" calcext:value-type="float">
            <text:p>169000</text:p>
          </table:table-cell>
          <table:table-cell office:value-type="float" office:value="0.00071120282" calcext:value-type="float">
            <text:p>0.00071120282</text:p>
          </table:table-cell>
          <table:table-cell office:value-type="float" office:value="-0.45314238" calcext:value-type="float">
            <text:p>-0.45314238</text:p>
          </table:table-cell>
          <table:table-cell office:value-type="float" office:value="-0.32740733" calcext:value-type="float">
            <text:p>-0.32740733</text:p>
          </table:table-cell>
          <table:table-cell office:value-type="float" office:value="288.38154" calcext:value-type="float">
            <text:p>288.381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000" calcext:value-type="float">
            <text:p>170000</text:p>
          </table:table-cell>
          <table:table-cell office:value-type="float" office:value="0.00078695794" calcext:value-type="float">
            <text:p>0.00078695794</text:p>
          </table:table-cell>
          <table:table-cell office:value-type="float" office:value="-0.50287862" calcext:value-type="float">
            <text:p>-0.50287862</text:p>
          </table:table-cell>
          <table:table-cell office:value-type="float" office:value="-0.42869783" calcext:value-type="float">
            <text:p>-0.42869783</text:p>
          </table:table-cell>
          <table:table-cell office:value-type="float" office:value="292.46029" calcext:value-type="float">
            <text:p>292.460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000" calcext:value-type="float">
            <text:p>171000</text:p>
          </table:table-cell>
          <table:table-cell office:value-type="float" office:value="0.00082485163" calcext:value-type="float">
            <text:p>0.00082485163</text:p>
          </table:table-cell>
          <table:table-cell office:value-type="float" office:value="-0.56851893" calcext:value-type="float">
            <text:p>-0.56851893</text:p>
          </table:table-cell>
          <table:table-cell office:value-type="float" office:value="-0.44516551" calcext:value-type="float">
            <text:p>-0.44516551</text:p>
          </table:table-cell>
          <table:table-cell office:value-type="float" office:value="297.84933" calcext:value-type="float">
            <text:p>297.8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000" calcext:value-type="float">
            <text:p>172000</text:p>
          </table:table-cell>
          <table:table-cell office:value-type="float" office:value="0.00072352589" calcext:value-type="float">
            <text:p>0.00072352589</text:p>
          </table:table-cell>
          <table:table-cell office:value-type="float" office:value="-0.66108464" calcext:value-type="float">
            <text:p>-0.66108464</text:p>
          </table:table-cell>
          <table:table-cell office:value-type="float" office:value="-0.55413455" calcext:value-type="float">
            <text:p>-0.55413455</text:p>
          </table:table-cell>
          <table:table-cell office:value-type="float" office:value="286.29826" calcext:value-type="float">
            <text:p>286.298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000" calcext:value-type="float">
            <text:p>173000</text:p>
          </table:table-cell>
          <table:table-cell office:value-type="float" office:value="0.00081769713" calcext:value-type="float">
            <text:p>0.00081769713</text:p>
          </table:table-cell>
          <table:table-cell office:value-type="float" office:value="-0.73028913" calcext:value-type="float">
            <text:p>-0.73028913</text:p>
          </table:table-cell>
          <table:table-cell office:value-type="float" office:value="-0.58544171" calcext:value-type="float">
            <text:p>-0.58544171</text:p>
          </table:table-cell>
          <table:table-cell office:value-type="float" office:value="288.68253" calcext:value-type="float">
            <text:p>288.682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000" calcext:value-type="float">
            <text:p>174000</text:p>
          </table:table-cell>
          <table:table-cell office:value-type="float" office:value="0.00074288387" calcext:value-type="float">
            <text:p>0.00074288387</text:p>
          </table:table-cell>
          <table:table-cell office:value-type="float" office:value="-0.52672688" calcext:value-type="float">
            <text:p>-0.52672688</text:p>
          </table:table-cell>
          <table:table-cell office:value-type="float" office:value="-0.38809068" calcext:value-type="float">
            <text:p>-0.38809068</text:p>
          </table:table-cell>
          <table:table-cell office:value-type="float" office:value="285.26618" calcext:value-type="float">
            <text:p>285.266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000" calcext:value-type="float">
            <text:p>175000</text:p>
          </table:table-cell>
          <table:table-cell office:value-type="float" office:value="0.0007033607" calcext:value-type="float">
            <text:p>0.0007033607</text:p>
          </table:table-cell>
          <table:table-cell office:value-type="float" office:value="-0.27495951" calcext:value-type="float">
            <text:p>-0.27495951</text:p>
          </table:table-cell>
          <table:table-cell office:value-type="float" office:value="-0.14630554" calcext:value-type="float">
            <text:p>-0.14630554</text:p>
          </table:table-cell>
          <table:table-cell office:value-type="float" office:value="288.73353" calcext:value-type="float">
            <text:p>288.733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000" calcext:value-type="float">
            <text:p>176000</text:p>
          </table:table-cell>
          <table:table-cell office:value-type="float" office:value="0.00063221863" calcext:value-type="float">
            <text:p>0.00063221863</text:p>
          </table:table-cell>
          <table:table-cell office:value-type="float" office:value="-0.38602048" calcext:value-type="float">
            <text:p>-0.38602048</text:p>
          </table:table-cell>
          <table:table-cell office:value-type="float" office:value="-0.24433279" calcext:value-type="float">
            <text:p>-0.24433279</text:p>
          </table:table-cell>
          <table:table-cell office:value-type="float" office:value="289.01285" calcext:value-type="float">
            <text:p>289.012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000" calcext:value-type="float">
            <text:p>177000</text:p>
          </table:table-cell>
          <table:table-cell office:value-type="float" office:value="0.00069003584" calcext:value-type="float">
            <text:p>0.00069003584</text:p>
          </table:table-cell>
          <table:table-cell office:value-type="float" office:value="-0.57912103" calcext:value-type="float">
            <text:p>-0.57912103</text:p>
          </table:table-cell>
          <table:table-cell office:value-type="float" office:value="-0.40959887" calcext:value-type="float">
            <text:p>-0.40959887</text:p>
          </table:table-cell>
          <table:table-cell office:value-type="float" office:value="288.83192" calcext:value-type="float">
            <text:p>288.831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000" calcext:value-type="float">
            <text:p>178000</text:p>
          </table:table-cell>
          <table:table-cell office:value-type="float" office:value="0.00077663776" calcext:value-type="float">
            <text:p>0.00077663776</text:p>
          </table:table-cell>
          <table:table-cell office:value-type="float" office:value="-0.61881647" calcext:value-type="float">
            <text:p>-0.61881647</text:p>
          </table:table-cell>
          <table:table-cell office:value-type="float" office:value="-0.42942" calcext:value-type="float">
            <text:p>-0.42942</text:p>
          </table:table-cell>
          <table:table-cell office:value-type="float" office:value="292.21386" calcext:value-type="float">
            <text:p>292.21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000" calcext:value-type="float">
            <text:p>179000</text:p>
          </table:table-cell>
          <table:table-cell office:value-type="float" office:value="0.00071099558" calcext:value-type="float">
            <text:p>0.00071099558</text:p>
          </table:table-cell>
          <table:table-cell office:value-type="float" office:value="-0.3618924" calcext:value-type="float">
            <text:p>-0.3618924</text:p>
          </table:table-cell>
          <table:table-cell office:value-type="float" office:value="-0.19403521" calcext:value-type="float">
            <text:p>-0.19403521</text:p>
          </table:table-cell>
          <table:table-cell office:value-type="float" office:value="293.75521" calcext:value-type="float">
            <text:p>293.755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000" calcext:value-type="float">
            <text:p>180000</text:p>
          </table:table-cell>
          <table:table-cell office:value-type="float" office:value="0.00076023101" calcext:value-type="float">
            <text:p>0.00076023101</text:p>
          </table:table-cell>
          <table:table-cell office:value-type="float" office:value="-0.35625766" calcext:value-type="float">
            <text:p>-0.35625766</text:p>
          </table:table-cell>
          <table:table-cell office:value-type="float" office:value="-0.22448419" calcext:value-type="float">
            <text:p>-0.22448419</text:p>
          </table:table-cell>
          <table:table-cell office:value-type="float" office:value="292.39255" calcext:value-type="float">
            <text:p>292.392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000" calcext:value-type="float">
            <text:p>181000</text:p>
          </table:table-cell>
          <table:table-cell office:value-type="float" office:value="0.00072458133" calcext:value-type="float">
            <text:p>0.00072458133</text:p>
          </table:table-cell>
          <table:table-cell office:value-type="float" office:value="-0.4873186" calcext:value-type="float">
            <text:p>-0.4873186</text:p>
          </table:table-cell>
          <table:table-cell office:value-type="float" office:value="-0.39778869" calcext:value-type="float">
            <text:p>-0.39778869</text:p>
          </table:table-cell>
          <table:table-cell office:value-type="float" office:value="293.19878" calcext:value-type="float">
            <text:p>293.198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000" calcext:value-type="float">
            <text:p>182000</text:p>
          </table:table-cell>
          <table:table-cell office:value-type="float" office:value="0.00094093607" calcext:value-type="float">
            <text:p>0.00094093607</text:p>
          </table:table-cell>
          <table:table-cell office:value-type="float" office:value="-0.53009355" calcext:value-type="float">
            <text:p>-0.53009355</text:p>
          </table:table-cell>
          <table:table-cell office:value-type="float" office:value="-0.34883389" calcext:value-type="float">
            <text:p>-0.34883389</text:p>
          </table:table-cell>
          <table:table-cell office:value-type="float" office:value="289.30085" calcext:value-type="float">
            <text:p>289.300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000" calcext:value-type="float">
            <text:p>183000</text:p>
          </table:table-cell>
          <table:table-cell office:value-type="float" office:value="0.00081119997" calcext:value-type="float">
            <text:p>0.00081119997</text:p>
          </table:table-cell>
          <table:table-cell office:value-type="float" office:value="-0.41779606" calcext:value-type="float">
            <text:p>-0.41779606</text:p>
          </table:table-cell>
          <table:table-cell office:value-type="float" office:value="-0.24676924" calcext:value-type="float">
            <text:p>-0.24676924</text:p>
          </table:table-cell>
          <table:table-cell office:value-type="float" office:value="287.07822" calcext:value-type="float">
            <text:p>287.078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000" calcext:value-type="float">
            <text:p>184000</text:p>
          </table:table-cell>
          <table:table-cell office:value-type="float" office:value="0.0007251872" calcext:value-type="float">
            <text:p>0.0007251872</text:p>
          </table:table-cell>
          <table:table-cell office:value-type="float" office:value="-0.42156222" calcext:value-type="float">
            <text:p>-0.42156222</text:p>
          </table:table-cell>
          <table:table-cell office:value-type="float" office:value="-0.30867744" calcext:value-type="float">
            <text:p>-0.30867744</text:p>
          </table:table-cell>
          <table:table-cell office:value-type="float" office:value="294.12301" calcext:value-type="float">
            <text:p>294.123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000" calcext:value-type="float">
            <text:p>185000</text:p>
          </table:table-cell>
          <table:table-cell office:value-type="float" office:value="0.00050850168" calcext:value-type="float">
            <text:p>0.00050850168</text:p>
          </table:table-cell>
          <table:table-cell office:value-type="float" office:value="-0.35986912" calcext:value-type="float">
            <text:p>-0.35986912</text:p>
          </table:table-cell>
          <table:table-cell office:value-type="float" office:value="-0.330438" calcext:value-type="float">
            <text:p>-0.330438</text:p>
          </table:table-cell>
          <table:table-cell office:value-type="float" office:value="290.52617" calcext:value-type="float">
            <text:p>290.526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000" calcext:value-type="float">
            <text:p>186000</text:p>
          </table:table-cell>
          <table:table-cell office:value-type="float" office:value="0.00068313472" calcext:value-type="float">
            <text:p>0.00068313472</text:p>
          </table:table-cell>
          <table:table-cell office:value-type="float" office:value="-0.4261016" calcext:value-type="float">
            <text:p>-0.4261016</text:p>
          </table:table-cell>
          <table:table-cell office:value-type="float" office:value="-0.3122747" calcext:value-type="float">
            <text:p>-0.3122747</text:p>
          </table:table-cell>
          <table:table-cell office:value-type="float" office:value="289.09934" calcext:value-type="float">
            <text:p>289.099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000" calcext:value-type="float">
            <text:p>187000</text:p>
          </table:table-cell>
          <table:table-cell office:value-type="float" office:value="0.00074595917" calcext:value-type="float">
            <text:p>0.00074595917</text:p>
          </table:table-cell>
          <table:table-cell office:value-type="float" office:value="-0.46208584" calcext:value-type="float">
            <text:p>-0.46208584</text:p>
          </table:table-cell>
          <table:table-cell office:value-type="float" office:value="-0.34836875" calcext:value-type="float">
            <text:p>-0.34836875</text:p>
          </table:table-cell>
          <table:table-cell office:value-type="float" office:value="287.70444" calcext:value-type="float">
            <text:p>287.704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000" calcext:value-type="float">
            <text:p>188000</text:p>
          </table:table-cell>
          <table:table-cell office:value-type="float" office:value="0.00067616124" calcext:value-type="float">
            <text:p>0.00067616124</text:p>
          </table:table-cell>
          <table:table-cell office:value-type="float" office:value="-0.45571209" calcext:value-type="float">
            <text:p>-0.45571209</text:p>
          </table:table-cell>
          <table:table-cell office:value-type="float" office:value="-0.35088239" calcext:value-type="float">
            <text:p>-0.35088239</text:p>
          </table:table-cell>
          <table:table-cell office:value-type="float" office:value="289.49276" calcext:value-type="float">
            <text:p>289.492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000" calcext:value-type="float">
            <text:p>189000</text:p>
          </table:table-cell>
          <table:table-cell office:value-type="float" office:value="0.00067894846" calcext:value-type="float">
            <text:p>0.00067894846</text:p>
          </table:table-cell>
          <table:table-cell office:value-type="float" office:value="-0.40656028" calcext:value-type="float">
            <text:p>-0.40656028</text:p>
          </table:table-cell>
          <table:table-cell office:value-type="float" office:value="-0.34012619" calcext:value-type="float">
            <text:p>-0.34012619</text:p>
          </table:table-cell>
          <table:table-cell office:value-type="float" office:value="293.28333" calcext:value-type="float">
            <text:p>293.28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000" calcext:value-type="float">
            <text:p>190000</text:p>
          </table:table-cell>
          <table:table-cell office:value-type="float" office:value="0.0007198908" calcext:value-type="float">
            <text:p>0.0007198908</text:p>
          </table:table-cell>
          <table:table-cell office:value-type="float" office:value="-0.50935995" calcext:value-type="float">
            <text:p>-0.50935995</text:p>
          </table:table-cell>
          <table:table-cell office:value-type="float" office:value="-0.3931525" calcext:value-type="float">
            <text:p>-0.3931525</text:p>
          </table:table-cell>
          <table:table-cell office:value-type="float" office:value="290.46839" calcext:value-type="float">
            <text:p>290.468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000" calcext:value-type="float">
            <text:p>191000</text:p>
          </table:table-cell>
          <table:table-cell office:value-type="float" office:value="0.00077483455" calcext:value-type="float">
            <text:p>0.00077483455</text:p>
          </table:table-cell>
          <table:table-cell office:value-type="float" office:value="-0.555425" calcext:value-type="float">
            <text:p>-0.555425</text:p>
          </table:table-cell>
          <table:table-cell office:value-type="float" office:value="-0.39860055" calcext:value-type="float">
            <text:p>-0.39860055</text:p>
          </table:table-cell>
          <table:table-cell office:value-type="float" office:value="291.96095" calcext:value-type="float">
            <text:p>291.960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000" calcext:value-type="float">
            <text:p>192000</text:p>
          </table:table-cell>
          <table:table-cell office:value-type="float" office:value="0.0005853818" calcext:value-type="float">
            <text:p>0.0005853818</text:p>
          </table:table-cell>
          <table:table-cell office:value-type="float" office:value="-0.48743386" calcext:value-type="float">
            <text:p>-0.48743386</text:p>
          </table:table-cell>
          <table:table-cell office:value-type="float" office:value="-0.3189963" calcext:value-type="float">
            <text:p>-0.3189963</text:p>
          </table:table-cell>
          <table:table-cell office:value-type="float" office:value="291.26308" calcext:value-type="float">
            <text:p>291.263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000" calcext:value-type="float">
            <text:p>193000</text:p>
          </table:table-cell>
          <table:table-cell office:value-type="float" office:value="0.00067462733" calcext:value-type="float">
            <text:p>0.00067462733</text:p>
          </table:table-cell>
          <table:table-cell office:value-type="float" office:value="-0.48398674" calcext:value-type="float">
            <text:p>-0.48398674</text:p>
          </table:table-cell>
          <table:table-cell office:value-type="float" office:value="-0.34501106" calcext:value-type="float">
            <text:p>-0.34501106</text:p>
          </table:table-cell>
          <table:table-cell office:value-type="float" office:value="293.23843" calcext:value-type="float">
            <text:p>293.23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000" calcext:value-type="float">
            <text:p>194000</text:p>
          </table:table-cell>
          <table:table-cell office:value-type="float" office:value="0.0007556235" calcext:value-type="float">
            <text:p>0.0007556235</text:p>
          </table:table-cell>
          <table:table-cell office:value-type="float" office:value="-0.42830302" calcext:value-type="float">
            <text:p>-0.42830302</text:p>
          </table:table-cell>
          <table:table-cell office:value-type="float" office:value="-0.20360379" calcext:value-type="float">
            <text:p>-0.20360379</text:p>
          </table:table-cell>
          <table:table-cell office:value-type="float" office:value="293.61031" calcext:value-type="float">
            <text:p>293.610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000" calcext:value-type="float">
            <text:p>195000</text:p>
          </table:table-cell>
          <table:table-cell office:value-type="float" office:value="0.000798044" calcext:value-type="float">
            <text:p>0.000798044</text:p>
          </table:table-cell>
          <table:table-cell office:value-type="float" office:value="-0.36355717" calcext:value-type="float">
            <text:p>-0.36355717</text:p>
          </table:table-cell>
          <table:table-cell office:value-type="float" office:value="-0.12008247" calcext:value-type="float">
            <text:p>-0.12008247</text:p>
          </table:table-cell>
          <table:table-cell office:value-type="float" office:value="286.99165" calcext:value-type="float">
            <text:p>286.991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000" calcext:value-type="float">
            <text:p>196000</text:p>
          </table:table-cell>
          <table:table-cell office:value-type="float" office:value="0.00085183692" calcext:value-type="float">
            <text:p>0.00085183692</text:p>
          </table:table-cell>
          <table:table-cell office:value-type="float" office:value="-0.40437006" calcext:value-type="float">
            <text:p>-0.40437006</text:p>
          </table:table-cell>
          <table:table-cell office:value-type="float" office:value="-0.18292492" calcext:value-type="float">
            <text:p>-0.18292492</text:p>
          </table:table-cell>
          <table:table-cell office:value-type="float" office:value="288.01963" calcext:value-type="float">
            <text:p>288.019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000" calcext:value-type="float">
            <text:p>197000</text:p>
          </table:table-cell>
          <table:table-cell office:value-type="float" office:value="0.00073317109" calcext:value-type="float">
            <text:p>0.00073317109</text:p>
          </table:table-cell>
          <table:table-cell office:value-type="float" office:value="-0.4679262" calcext:value-type="float">
            <text:p>-0.4679262</text:p>
          </table:table-cell>
          <table:table-cell office:value-type="float" office:value="-0.24940572" calcext:value-type="float">
            <text:p>-0.24940572</text:p>
          </table:table-cell>
          <table:table-cell office:value-type="float" office:value="289.28802" calcext:value-type="float">
            <text:p>289.288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000" calcext:value-type="float">
            <text:p>198000</text:p>
          </table:table-cell>
          <table:table-cell office:value-type="float" office:value="0.00061621955" calcext:value-type="float">
            <text:p>0.00061621955</text:p>
          </table:table-cell>
          <table:table-cell office:value-type="float" office:value="-0.51224914" calcext:value-type="float">
            <text:p>-0.51224914</text:p>
          </table:table-cell>
          <table:table-cell office:value-type="float" office:value="-0.29329707" calcext:value-type="float">
            <text:p>-0.29329707</text:p>
          </table:table-cell>
          <table:table-cell office:value-type="float" office:value="294.71886" calcext:value-type="float">
            <text:p>294.718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000" calcext:value-type="float">
            <text:p>199000</text:p>
          </table:table-cell>
          <table:table-cell office:value-type="float" office:value="0.00072815831" calcext:value-type="float">
            <text:p>0.00072815831</text:p>
          </table:table-cell>
          <table:table-cell office:value-type="float" office:value="-0.55965802" calcext:value-type="float">
            <text:p>-0.55965802</text:p>
          </table:table-cell>
          <table:table-cell office:value-type="float" office:value="-0.35609061" calcext:value-type="float">
            <text:p>-0.35609061</text:p>
          </table:table-cell>
          <table:table-cell office:value-type="float" office:value="286.15493" calcext:value-type="float">
            <text:p>286.154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0.00060531284" calcext:value-type="float">
            <text:p>0.00060531284</text:p>
          </table:table-cell>
          <table:table-cell office:value-type="float" office:value="-0.57218347" calcext:value-type="float">
            <text:p>-0.57218347</text:p>
          </table:table-cell>
          <table:table-cell office:value-type="float" office:value="-0.42830582" calcext:value-type="float">
            <text:p>-0.42830582</text:p>
          </table:table-cell>
          <table:table-cell office:value-type="float" office:value="290.5509" calcext:value-type="float">
            <text:p>290.55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000" calcext:value-type="float">
            <text:p>201000</text:p>
          </table:table-cell>
          <table:table-cell office:value-type="float" office:value="0.00057597762" calcext:value-type="float">
            <text:p>0.00057597762</text:p>
          </table:table-cell>
          <table:table-cell office:value-type="float" office:value="-0.54417566" calcext:value-type="float">
            <text:p>-0.54417566</text:p>
          </table:table-cell>
          <table:table-cell office:value-type="float" office:value="-0.44185478" calcext:value-type="float">
            <text:p>-0.44185478</text:p>
          </table:table-cell>
          <table:table-cell office:value-type="float" office:value="287.51515" calcext:value-type="float">
            <text:p>287.515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000" calcext:value-type="float">
            <text:p>202000</text:p>
          </table:table-cell>
          <table:table-cell office:value-type="float" office:value="0.0008402242" calcext:value-type="float">
            <text:p>0.0008402242</text:p>
          </table:table-cell>
          <table:table-cell office:value-type="float" office:value="-0.58899476" calcext:value-type="float">
            <text:p>-0.58899476</text:p>
          </table:table-cell>
          <table:table-cell office:value-type="float" office:value="-0.43284416" calcext:value-type="float">
            <text:p>-0.43284416</text:p>
          </table:table-cell>
          <table:table-cell office:value-type="float" office:value="288.63403" calcext:value-type="float">
            <text:p>288.634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000" calcext:value-type="float">
            <text:p>203000</text:p>
          </table:table-cell>
          <table:table-cell office:value-type="float" office:value="0.00078507999" calcext:value-type="float">
            <text:p>0.00078507999</text:p>
          </table:table-cell>
          <table:table-cell office:value-type="float" office:value="-0.57718298" calcext:value-type="float">
            <text:p>-0.57718298</text:p>
          </table:table-cell>
          <table:table-cell office:value-type="float" office:value="-0.3502443" calcext:value-type="float">
            <text:p>-0.3502443</text:p>
          </table:table-cell>
          <table:table-cell office:value-type="float" office:value="284.49523" calcext:value-type="float">
            <text:p>284.495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000" calcext:value-type="float">
            <text:p>204000</text:p>
          </table:table-cell>
          <table:table-cell office:value-type="float" office:value="0.00067129382" calcext:value-type="float">
            <text:p>0.00067129382</text:p>
          </table:table-cell>
          <table:table-cell office:value-type="float" office:value="-0.541389" calcext:value-type="float">
            <text:p>-0.541389</text:p>
          </table:table-cell>
          <table:table-cell office:value-type="float" office:value="-0.33143395" calcext:value-type="float">
            <text:p>-0.33143395</text:p>
          </table:table-cell>
          <table:table-cell office:value-type="float" office:value="295.71572" calcext:value-type="float">
            <text:p>295.715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000" calcext:value-type="float">
            <text:p>205000</text:p>
          </table:table-cell>
          <table:table-cell office:value-type="float" office:value="0.00071538943" calcext:value-type="float">
            <text:p>0.00071538943</text:p>
          </table:table-cell>
          <table:table-cell office:value-type="float" office:value="-0.51814387" calcext:value-type="float">
            <text:p>-0.51814387</text:p>
          </table:table-cell>
          <table:table-cell office:value-type="float" office:value="-0.27717223" calcext:value-type="float">
            <text:p>-0.27717223</text:p>
          </table:table-cell>
          <table:table-cell office:value-type="float" office:value="281.29315" calcext:value-type="float">
            <text:p>281.293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000" calcext:value-type="float">
            <text:p>206000</text:p>
          </table:table-cell>
          <table:table-cell office:value-type="float" office:value="0.00077218758" calcext:value-type="float">
            <text:p>0.00077218758</text:p>
          </table:table-cell>
          <table:table-cell office:value-type="float" office:value="-0.50042032" calcext:value-type="float">
            <text:p>-0.50042032</text:p>
          </table:table-cell>
          <table:table-cell office:value-type="float" office:value="-0.28789105" calcext:value-type="float">
            <text:p>-0.28789105</text:p>
          </table:table-cell>
          <table:table-cell office:value-type="float" office:value="292.52284" calcext:value-type="float">
            <text:p>292.522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000" calcext:value-type="float">
            <text:p>207000</text:p>
          </table:table-cell>
          <table:table-cell office:value-type="float" office:value="0.00080728205" calcext:value-type="float">
            <text:p>0.00080728205</text:p>
          </table:table-cell>
          <table:table-cell office:value-type="float" office:value="-0.52951019" calcext:value-type="float">
            <text:p>-0.52951019</text:p>
          </table:table-cell>
          <table:table-cell office:value-type="float" office:value="-0.36605968" calcext:value-type="float">
            <text:p>-0.36605968</text:p>
          </table:table-cell>
          <table:table-cell office:value-type="float" office:value="290.12735" calcext:value-type="float">
            <text:p>290.127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000" calcext:value-type="float">
            <text:p>208000</text:p>
          </table:table-cell>
          <table:table-cell office:value-type="float" office:value="0.00085364792" calcext:value-type="float">
            <text:p>0.00085364792</text:p>
          </table:table-cell>
          <table:table-cell office:value-type="float" office:value="-0.51481769" calcext:value-type="float">
            <text:p>-0.51481769</text:p>
          </table:table-cell>
          <table:table-cell office:value-type="float" office:value="-0.27496916" calcext:value-type="float">
            <text:p>-0.27496916</text:p>
          </table:table-cell>
          <table:table-cell office:value-type="float" office:value="293.21062" calcext:value-type="float">
            <text:p>293.210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000" calcext:value-type="float">
            <text:p>209000</text:p>
          </table:table-cell>
          <table:table-cell office:value-type="float" office:value="0.00073890865" calcext:value-type="float">
            <text:p>0.00073890865</text:p>
          </table:table-cell>
          <table:table-cell office:value-type="float" office:value="-0.48615428" calcext:value-type="float">
            <text:p>-0.48615428</text:p>
          </table:table-cell>
          <table:table-cell office:value-type="float" office:value="-0.20601479" calcext:value-type="float">
            <text:p>-0.20601479</text:p>
          </table:table-cell>
          <table:table-cell office:value-type="float" office:value="292.435" calcext:value-type="float">
            <text:p>292.4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000" calcext:value-type="float">
            <text:p>210000</text:p>
          </table:table-cell>
          <table:table-cell office:value-type="float" office:value="0.00084212154" calcext:value-type="float">
            <text:p>0.00084212154</text:p>
          </table:table-cell>
          <table:table-cell office:value-type="float" office:value="-0.47123065" calcext:value-type="float">
            <text:p>-0.47123065</text:p>
          </table:table-cell>
          <table:table-cell office:value-type="float" office:value="-0.18537921" calcext:value-type="float">
            <text:p>-0.18537921</text:p>
          </table:table-cell>
          <table:table-cell office:value-type="float" office:value="291.87247" calcext:value-type="float">
            <text:p>291.872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000" calcext:value-type="float">
            <text:p>211000</text:p>
          </table:table-cell>
          <table:table-cell office:value-type="float" office:value="0.00073152253" calcext:value-type="float">
            <text:p>0.00073152253</text:p>
          </table:table-cell>
          <table:table-cell office:value-type="float" office:value="-0.55551129" calcext:value-type="float">
            <text:p>-0.55551129</text:p>
          </table:table-cell>
          <table:table-cell office:value-type="float" office:value="-0.33892654" calcext:value-type="float">
            <text:p>-0.33892654</text:p>
          </table:table-cell>
          <table:table-cell office:value-type="float" office:value="292.92731" calcext:value-type="float">
            <text:p>292.927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000" calcext:value-type="float">
            <text:p>212000</text:p>
          </table:table-cell>
          <table:table-cell office:value-type="float" office:value="0.00062948293" calcext:value-type="float">
            <text:p>0.00062948293</text:p>
          </table:table-cell>
          <table:table-cell office:value-type="float" office:value="-0.67046538" calcext:value-type="float">
            <text:p>-0.67046538</text:p>
          </table:table-cell>
          <table:table-cell office:value-type="float" office:value="-0.43400441" calcext:value-type="float">
            <text:p>-0.43400441</text:p>
          </table:table-cell>
          <table:table-cell office:value-type="float" office:value="295.55142" calcext:value-type="float">
            <text:p>295.551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000" calcext:value-type="float">
            <text:p>213000</text:p>
          </table:table-cell>
          <table:table-cell office:value-type="float" office:value="0.00081894894" calcext:value-type="float">
            <text:p>0.00081894894</text:p>
          </table:table-cell>
          <table:table-cell office:value-type="float" office:value="-0.56753228" calcext:value-type="float">
            <text:p>-0.56753228</text:p>
          </table:table-cell>
          <table:table-cell office:value-type="float" office:value="-0.31492193" calcext:value-type="float">
            <text:p>-0.31492193</text:p>
          </table:table-cell>
          <table:table-cell office:value-type="float" office:value="294.56111" calcext:value-type="float">
            <text:p>294.561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000" calcext:value-type="float">
            <text:p>214000</text:p>
          </table:table-cell>
          <table:table-cell office:value-type="float" office:value="0.00074803026" calcext:value-type="float">
            <text:p>0.00074803026</text:p>
          </table:table-cell>
          <table:table-cell office:value-type="float" office:value="-0.47928106" calcext:value-type="float">
            <text:p>-0.47928106</text:p>
          </table:table-cell>
          <table:table-cell office:value-type="float" office:value="-0.27892872" calcext:value-type="float">
            <text:p>-0.27892872</text:p>
          </table:table-cell>
          <table:table-cell office:value-type="float" office:value="297.55242" calcext:value-type="float">
            <text:p>297.55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000" calcext:value-type="float">
            <text:p>215000</text:p>
          </table:table-cell>
          <table:table-cell office:value-type="float" office:value="0.00061174936" calcext:value-type="float">
            <text:p>0.00061174936</text:p>
          </table:table-cell>
          <table:table-cell office:value-type="float" office:value="-0.44138154" calcext:value-type="float">
            <text:p>-0.44138154</text:p>
          </table:table-cell>
          <table:table-cell office:value-type="float" office:value="-0.31864075" calcext:value-type="float">
            <text:p>-0.31864075</text:p>
          </table:table-cell>
          <table:table-cell office:value-type="float" office:value="285.91265" calcext:value-type="float">
            <text:p>285.912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000" calcext:value-type="float">
            <text:p>216000</text:p>
          </table:table-cell>
          <table:table-cell office:value-type="float" office:value="0.00064770863" calcext:value-type="float">
            <text:p>0.00064770863</text:p>
          </table:table-cell>
          <table:table-cell office:value-type="float" office:value="-0.51600074" calcext:value-type="float">
            <text:p>-0.51600074</text:p>
          </table:table-cell>
          <table:table-cell office:value-type="float" office:value="-0.34781346" calcext:value-type="float">
            <text:p>-0.34781346</text:p>
          </table:table-cell>
          <table:table-cell office:value-type="float" office:value="292.00138" calcext:value-type="float">
            <text:p>292.001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000" calcext:value-type="float">
            <text:p>217000</text:p>
          </table:table-cell>
          <table:table-cell office:value-type="float" office:value="0.00071678314" calcext:value-type="float">
            <text:p>0.00071678314</text:p>
          </table:table-cell>
          <table:table-cell office:value-type="float" office:value="-0.61119484" calcext:value-type="float">
            <text:p>-0.61119484</text:p>
          </table:table-cell>
          <table:table-cell office:value-type="float" office:value="-0.467987" calcext:value-type="float">
            <text:p>-0.467987</text:p>
          </table:table-cell>
          <table:table-cell office:value-type="float" office:value="292.91674" calcext:value-type="float">
            <text:p>292.916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000" calcext:value-type="float">
            <text:p>218000</text:p>
          </table:table-cell>
          <table:table-cell office:value-type="float" office:value="0.00070287689" calcext:value-type="float">
            <text:p>0.00070287689</text:p>
          </table:table-cell>
          <table:table-cell office:value-type="float" office:value="-0.64093225" calcext:value-type="float">
            <text:p>-0.64093225</text:p>
          </table:table-cell>
          <table:table-cell office:value-type="float" office:value="-0.45547911" calcext:value-type="float">
            <text:p>-0.45547911</text:p>
          </table:table-cell>
          <table:table-cell office:value-type="float" office:value="291.90779" calcext:value-type="float">
            <text:p>291.907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000" calcext:value-type="float">
            <text:p>219000</text:p>
          </table:table-cell>
          <table:table-cell office:value-type="float" office:value="0.00076715004" calcext:value-type="float">
            <text:p>0.00076715004</text:p>
          </table:table-cell>
          <table:table-cell office:value-type="float" office:value="-0.68063694" calcext:value-type="float">
            <text:p>-0.68063694</text:p>
          </table:table-cell>
          <table:table-cell office:value-type="float" office:value="-0.43377004" calcext:value-type="float">
            <text:p>-0.43377004</text:p>
          </table:table-cell>
          <table:table-cell office:value-type="float" office:value="292.13232" calcext:value-type="float">
            <text:p>292.132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000" calcext:value-type="float">
            <text:p>220000</text:p>
          </table:table-cell>
          <table:table-cell office:value-type="float" office:value="0.0006809568" calcext:value-type="float">
            <text:p>0.0006809568</text:p>
          </table:table-cell>
          <table:table-cell office:value-type="float" office:value="-0.6062602" calcext:value-type="float">
            <text:p>-0.6062602</text:p>
          </table:table-cell>
          <table:table-cell office:value-type="float" office:value="-0.37401216" calcext:value-type="float">
            <text:p>-0.37401216</text:p>
          </table:table-cell>
          <table:table-cell office:value-type="float" office:value="296.08948" calcext:value-type="float">
            <text:p>296.089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000" calcext:value-type="float">
            <text:p>221000</text:p>
          </table:table-cell>
          <table:table-cell office:value-type="float" office:value="0.00064800088" calcext:value-type="float">
            <text:p>0.00064800088</text:p>
          </table:table-cell>
          <table:table-cell office:value-type="float" office:value="-0.49230281" calcext:value-type="float">
            <text:p>-0.49230281</text:p>
          </table:table-cell>
          <table:table-cell office:value-type="float" office:value="-0.29912179" calcext:value-type="float">
            <text:p>-0.29912179</text:p>
          </table:table-cell>
          <table:table-cell office:value-type="float" office:value="287.672" calcext:value-type="float">
            <text:p>287.6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000" calcext:value-type="float">
            <text:p>222000</text:p>
          </table:table-cell>
          <table:table-cell office:value-type="float" office:value="0.00073281979" calcext:value-type="float">
            <text:p>0.00073281979</text:p>
          </table:table-cell>
          <table:table-cell office:value-type="float" office:value="-0.55569537" calcext:value-type="float">
            <text:p>-0.55569537</text:p>
          </table:table-cell>
          <table:table-cell office:value-type="float" office:value="-0.32595128" calcext:value-type="float">
            <text:p>-0.32595128</text:p>
          </table:table-cell>
          <table:table-cell office:value-type="float" office:value="296.17943" calcext:value-type="float">
            <text:p>296.179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000" calcext:value-type="float">
            <text:p>223000</text:p>
          </table:table-cell>
          <table:table-cell office:value-type="float" office:value="0.00075366978" calcext:value-type="float">
            <text:p>0.00075366978</text:p>
          </table:table-cell>
          <table:table-cell office:value-type="float" office:value="-0.57135675" calcext:value-type="float">
            <text:p>-0.57135675</text:p>
          </table:table-cell>
          <table:table-cell office:value-type="float" office:value="-0.32545086" calcext:value-type="float">
            <text:p>-0.32545086</text:p>
          </table:table-cell>
          <table:table-cell office:value-type="float" office:value="293.49676" calcext:value-type="float">
            <text:p>293.496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000" calcext:value-type="float">
            <text:p>224000</text:p>
          </table:table-cell>
          <table:table-cell office:value-type="float" office:value="0.00088446924" calcext:value-type="float">
            <text:p>0.00088446924</text:p>
          </table:table-cell>
          <table:table-cell office:value-type="float" office:value="-0.46831249" calcext:value-type="float">
            <text:p>-0.46831249</text:p>
          </table:table-cell>
          <table:table-cell office:value-type="float" office:value="-0.24642756" calcext:value-type="float">
            <text:p>-0.24642756</text:p>
          </table:table-cell>
          <table:table-cell office:value-type="float" office:value="295.59839" calcext:value-type="float">
            <text:p>295.598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000" calcext:value-type="float">
            <text:p>225000</text:p>
          </table:table-cell>
          <table:table-cell office:value-type="float" office:value="0.00087802739" calcext:value-type="float">
            <text:p>0.00087802739</text:p>
          </table:table-cell>
          <table:table-cell office:value-type="float" office:value="-0.58396286" calcext:value-type="float">
            <text:p>-0.58396286</text:p>
          </table:table-cell>
          <table:table-cell office:value-type="float" office:value="-0.34288116" calcext:value-type="float">
            <text:p>-0.34288116</text:p>
          </table:table-cell>
          <table:table-cell office:value-type="float" office:value="288.5751" calcext:value-type="float">
            <text:p>288.57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000" calcext:value-type="float">
            <text:p>226000</text:p>
          </table:table-cell>
          <table:table-cell office:value-type="float" office:value="0.00082612557" calcext:value-type="float">
            <text:p>0.00082612557</text:p>
          </table:table-cell>
          <table:table-cell office:value-type="float" office:value="-0.65514035" calcext:value-type="float">
            <text:p>-0.65514035</text:p>
          </table:table-cell>
          <table:table-cell office:value-type="float" office:value="-0.36726681" calcext:value-type="float">
            <text:p>-0.36726681</text:p>
          </table:table-cell>
          <table:table-cell office:value-type="float" office:value="293.28424" calcext:value-type="float">
            <text:p>293.284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000" calcext:value-type="float">
            <text:p>227000</text:p>
          </table:table-cell>
          <table:table-cell office:value-type="float" office:value="0.00077515122" calcext:value-type="float">
            <text:p>0.00077515122</text:p>
          </table:table-cell>
          <table:table-cell office:value-type="float" office:value="-0.53850412" calcext:value-type="float">
            <text:p>-0.53850412</text:p>
          </table:table-cell>
          <table:table-cell office:value-type="float" office:value="-0.32734834" calcext:value-type="float">
            <text:p>-0.32734834</text:p>
          </table:table-cell>
          <table:table-cell office:value-type="float" office:value="295.05731" calcext:value-type="float">
            <text:p>295.057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000" calcext:value-type="float">
            <text:p>228000</text:p>
          </table:table-cell>
          <table:table-cell office:value-type="float" office:value="0.00073584525" calcext:value-type="float">
            <text:p>0.00073584525</text:p>
          </table:table-cell>
          <table:table-cell office:value-type="float" office:value="-0.54548039" calcext:value-type="float">
            <text:p>-0.54548039</text:p>
          </table:table-cell>
          <table:table-cell office:value-type="float" office:value="-0.40991666" calcext:value-type="float">
            <text:p>-0.40991666</text:p>
          </table:table-cell>
          <table:table-cell office:value-type="float" office:value="286.52645" calcext:value-type="float">
            <text:p>286.526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000" calcext:value-type="float">
            <text:p>229000</text:p>
          </table:table-cell>
          <table:table-cell office:value-type="float" office:value="0.00068260657" calcext:value-type="float">
            <text:p>0.00068260657</text:p>
          </table:table-cell>
          <table:table-cell office:value-type="float" office:value="-0.55677731" calcext:value-type="float">
            <text:p>-0.55677731</text:p>
          </table:table-cell>
          <table:table-cell office:value-type="float" office:value="-0.43158829" calcext:value-type="float">
            <text:p>-0.43158829</text:p>
          </table:table-cell>
          <table:table-cell office:value-type="float" office:value="291.40443" calcext:value-type="float">
            <text:p>291.404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000" calcext:value-type="float">
            <text:p>230000</text:p>
          </table:table-cell>
          <table:table-cell office:value-type="float" office:value="0.00078966156" calcext:value-type="float">
            <text:p>0.00078966156</text:p>
          </table:table-cell>
          <table:table-cell office:value-type="float" office:value="-0.63482978" calcext:value-type="float">
            <text:p>-0.63482978</text:p>
          </table:table-cell>
          <table:table-cell office:value-type="float" office:value="-0.45231877" calcext:value-type="float">
            <text:p>-0.45231877</text:p>
          </table:table-cell>
          <table:table-cell office:value-type="float" office:value="292.55201" calcext:value-type="float">
            <text:p>292.552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000" calcext:value-type="float">
            <text:p>231000</text:p>
          </table:table-cell>
          <table:table-cell office:value-type="float" office:value="0.00080440068" calcext:value-type="float">
            <text:p>0.00080440068</text:p>
          </table:table-cell>
          <table:table-cell office:value-type="float" office:value="-0.65682192" calcext:value-type="float">
            <text:p>-0.65682192</text:p>
          </table:table-cell>
          <table:table-cell office:value-type="float" office:value="-0.4814304" calcext:value-type="float">
            <text:p>-0.4814304</text:p>
          </table:table-cell>
          <table:table-cell office:value-type="float" office:value="286.76678" calcext:value-type="float">
            <text:p>286.766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000" calcext:value-type="float">
            <text:p>232000</text:p>
          </table:table-cell>
          <table:table-cell office:value-type="float" office:value="0.00088796478" calcext:value-type="float">
            <text:p>0.00088796478</text:p>
          </table:table-cell>
          <table:table-cell office:value-type="float" office:value="-0.61453796" calcext:value-type="float">
            <text:p>-0.61453796</text:p>
          </table:table-cell>
          <table:table-cell office:value-type="float" office:value="-0.34567375" calcext:value-type="float">
            <text:p>-0.34567375</text:p>
          </table:table-cell>
          <table:table-cell office:value-type="float" office:value="292.3148" calcext:value-type="float">
            <text:p>292.31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000" calcext:value-type="float">
            <text:p>233000</text:p>
          </table:table-cell>
          <table:table-cell office:value-type="float" office:value="0.00076679938" calcext:value-type="float">
            <text:p>0.00076679938</text:p>
          </table:table-cell>
          <table:table-cell office:value-type="float" office:value="-0.57285057" calcext:value-type="float">
            <text:p>-0.57285057</text:p>
          </table:table-cell>
          <table:table-cell office:value-type="float" office:value="-0.34427036" calcext:value-type="float">
            <text:p>-0.34427036</text:p>
          </table:table-cell>
          <table:table-cell office:value-type="float" office:value="294.94835" calcext:value-type="float">
            <text:p>294.948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000" calcext:value-type="float">
            <text:p>234000</text:p>
          </table:table-cell>
          <table:table-cell office:value-type="float" office:value="0.00072143743" calcext:value-type="float">
            <text:p>0.00072143743</text:p>
          </table:table-cell>
          <table:table-cell office:value-type="float" office:value="-0.54952609" calcext:value-type="float">
            <text:p>-0.54952609</text:p>
          </table:table-cell>
          <table:table-cell office:value-type="float" office:value="-0.2860156" calcext:value-type="float">
            <text:p>-0.2860156</text:p>
          </table:table-cell>
          <table:table-cell office:value-type="float" office:value="296.22398" calcext:value-type="float">
            <text:p>296.223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000" calcext:value-type="float">
            <text:p>235000</text:p>
          </table:table-cell>
          <table:table-cell office:value-type="float" office:value="0.00071398116" calcext:value-type="float">
            <text:p>0.00071398116</text:p>
          </table:table-cell>
          <table:table-cell office:value-type="float" office:value="-0.46028461" calcext:value-type="float">
            <text:p>-0.46028461</text:p>
          </table:table-cell>
          <table:table-cell office:value-type="float" office:value="-0.2406462" calcext:value-type="float">
            <text:p>-0.2406462</text:p>
          </table:table-cell>
          <table:table-cell office:value-type="float" office:value="295.58661" calcext:value-type="float">
            <text:p>295.586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000" calcext:value-type="float">
            <text:p>236000</text:p>
          </table:table-cell>
          <table:table-cell office:value-type="float" office:value="0.00069638018" calcext:value-type="float">
            <text:p>0.00069638018</text:p>
          </table:table-cell>
          <table:table-cell office:value-type="float" office:value="-0.38410823" calcext:value-type="float">
            <text:p>-0.38410823</text:p>
          </table:table-cell>
          <table:table-cell office:value-type="float" office:value="-0.22340303" calcext:value-type="float">
            <text:p>-0.22340303</text:p>
          </table:table-cell>
          <table:table-cell office:value-type="float" office:value="294.97758" calcext:value-type="float">
            <text:p>294.977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000" calcext:value-type="float">
            <text:p>237000</text:p>
          </table:table-cell>
          <table:table-cell office:value-type="float" office:value="0.00074376098" calcext:value-type="float">
            <text:p>0.00074376098</text:p>
          </table:table-cell>
          <table:table-cell office:value-type="float" office:value="-0.46143639" calcext:value-type="float">
            <text:p>-0.46143639</text:p>
          </table:table-cell>
          <table:table-cell office:value-type="float" office:value="-0.2539829" calcext:value-type="float">
            <text:p>-0.2539829</text:p>
          </table:table-cell>
          <table:table-cell office:value-type="float" office:value="289.50237" calcext:value-type="float">
            <text:p>289.502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000" calcext:value-type="float">
            <text:p>238000</text:p>
          </table:table-cell>
          <table:table-cell office:value-type="float" office:value="0.00073635045" calcext:value-type="float">
            <text:p>0.00073635045</text:p>
          </table:table-cell>
          <table:table-cell office:value-type="float" office:value="-0.54070755" calcext:value-type="float">
            <text:p>-0.54070755</text:p>
          </table:table-cell>
          <table:table-cell office:value-type="float" office:value="-0.31184199" calcext:value-type="float">
            <text:p>-0.31184199</text:p>
          </table:table-cell>
          <table:table-cell office:value-type="float" office:value="291.15848" calcext:value-type="float">
            <text:p>291.158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000" calcext:value-type="float">
            <text:p>239000</text:p>
          </table:table-cell>
          <table:table-cell office:value-type="float" office:value="0.00064043303" calcext:value-type="float">
            <text:p>0.00064043303</text:p>
          </table:table-cell>
          <table:table-cell office:value-type="float" office:value="-0.54625453" calcext:value-type="float">
            <text:p>-0.54625453</text:p>
          </table:table-cell>
          <table:table-cell office:value-type="float" office:value="-0.38763942" calcext:value-type="float">
            <text:p>-0.38763942</text:p>
          </table:table-cell>
          <table:table-cell office:value-type="float" office:value="291.50396" calcext:value-type="float">
            <text:p>291.503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000" calcext:value-type="float">
            <text:p>240000</text:p>
          </table:table-cell>
          <table:table-cell office:value-type="float" office:value="0.00081602249" calcext:value-type="float">
            <text:p>0.00081602249</text:p>
          </table:table-cell>
          <table:table-cell office:value-type="float" office:value="-0.71747244" calcext:value-type="float">
            <text:p>-0.71747244</text:p>
          </table:table-cell>
          <table:table-cell office:value-type="float" office:value="-0.50829321" calcext:value-type="float">
            <text:p>-0.50829321</text:p>
          </table:table-cell>
          <table:table-cell office:value-type="float" office:value="291.75516" calcext:value-type="float">
            <text:p>291.755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000" calcext:value-type="float">
            <text:p>241000</text:p>
          </table:table-cell>
          <table:table-cell office:value-type="float" office:value="0.00093004361" calcext:value-type="float">
            <text:p>0.00093004361</text:p>
          </table:table-cell>
          <table:table-cell office:value-type="float" office:value="-0.54041634" calcext:value-type="float">
            <text:p>-0.54041634</text:p>
          </table:table-cell>
          <table:table-cell office:value-type="float" office:value="-0.41354529" calcext:value-type="float">
            <text:p>-0.41354529</text:p>
          </table:table-cell>
          <table:table-cell office:value-type="float" office:value="291.69875" calcext:value-type="float">
            <text:p>291.698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000" calcext:value-type="float">
            <text:p>242000</text:p>
          </table:table-cell>
          <table:table-cell office:value-type="float" office:value="0.00090447048" calcext:value-type="float">
            <text:p>0.00090447048</text:p>
          </table:table-cell>
          <table:table-cell office:value-type="float" office:value="-0.47986436" calcext:value-type="float">
            <text:p>-0.47986436</text:p>
          </table:table-cell>
          <table:table-cell office:value-type="float" office:value="-0.19990983" calcext:value-type="float">
            <text:p>-0.19990983</text:p>
          </table:table-cell>
          <table:table-cell office:value-type="float" office:value="292.42745" calcext:value-type="float">
            <text:p>292.427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000" calcext:value-type="float">
            <text:p>243000</text:p>
          </table:table-cell>
          <table:table-cell office:value-type="float" office:value="0.00074940838" calcext:value-type="float">
            <text:p>0.00074940838</text:p>
          </table:table-cell>
          <table:table-cell office:value-type="float" office:value="-0.51880146" calcext:value-type="float">
            <text:p>-0.51880146</text:p>
          </table:table-cell>
          <table:table-cell office:value-type="float" office:value="-0.26074374" calcext:value-type="float">
            <text:p>-0.26074374</text:p>
          </table:table-cell>
          <table:table-cell office:value-type="float" office:value="293.36321" calcext:value-type="float">
            <text:p>293.363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000" calcext:value-type="float">
            <text:p>244000</text:p>
          </table:table-cell>
          <table:table-cell office:value-type="float" office:value="0.00074107425" calcext:value-type="float">
            <text:p>0.00074107425</text:p>
          </table:table-cell>
          <table:table-cell office:value-type="float" office:value="-0.59065646" calcext:value-type="float">
            <text:p>-0.59065646</text:p>
          </table:table-cell>
          <table:table-cell office:value-type="float" office:value="-0.35810254" calcext:value-type="float">
            <text:p>-0.35810254</text:p>
          </table:table-cell>
          <table:table-cell office:value-type="float" office:value="288.48226" calcext:value-type="float">
            <text:p>288.482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000" calcext:value-type="float">
            <text:p>245000</text:p>
          </table:table-cell>
          <table:table-cell office:value-type="float" office:value="0.00080156842" calcext:value-type="float">
            <text:p>0.00080156842</text:p>
          </table:table-cell>
          <table:table-cell office:value-type="float" office:value="-0.64709725" calcext:value-type="float">
            <text:p>-0.64709725</text:p>
          </table:table-cell>
          <table:table-cell office:value-type="float" office:value="-0.45917434" calcext:value-type="float">
            <text:p>-0.45917434</text:p>
          </table:table-cell>
          <table:table-cell office:value-type="float" office:value="293.06294" calcext:value-type="float">
            <text:p>293.062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000" calcext:value-type="float">
            <text:p>246000</text:p>
          </table:table-cell>
          <table:table-cell office:value-type="float" office:value="0.00074762186" calcext:value-type="float">
            <text:p>0.00074762186</text:p>
          </table:table-cell>
          <table:table-cell office:value-type="float" office:value="-0.67277521" calcext:value-type="float">
            <text:p>-0.67277521</text:p>
          </table:table-cell>
          <table:table-cell office:value-type="float" office:value="-0.46050038" calcext:value-type="float">
            <text:p>-0.46050038</text:p>
          </table:table-cell>
          <table:table-cell office:value-type="float" office:value="287.88944" calcext:value-type="float">
            <text:p>287.889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000" calcext:value-type="float">
            <text:p>247000</text:p>
          </table:table-cell>
          <table:table-cell office:value-type="float" office:value="0.00067269194" calcext:value-type="float">
            <text:p>0.00067269194</text:p>
          </table:table-cell>
          <table:table-cell office:value-type="float" office:value="-0.53840058" calcext:value-type="float">
            <text:p>-0.53840058</text:p>
          </table:table-cell>
          <table:table-cell office:value-type="float" office:value="-0.35712204" calcext:value-type="float">
            <text:p>-0.35712204</text:p>
          </table:table-cell>
          <table:table-cell office:value-type="float" office:value="284.82197" calcext:value-type="float">
            <text:p>284.821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000" calcext:value-type="float">
            <text:p>248000</text:p>
          </table:table-cell>
          <table:table-cell office:value-type="float" office:value="0.00079007365" calcext:value-type="float">
            <text:p>0.00079007365</text:p>
          </table:table-cell>
          <table:table-cell office:value-type="float" office:value="-0.4963245" calcext:value-type="float">
            <text:p>-0.4963245</text:p>
          </table:table-cell>
          <table:table-cell office:value-type="float" office:value="-0.27078714" calcext:value-type="float">
            <text:p>-0.27078714</text:p>
          </table:table-cell>
          <table:table-cell office:value-type="float" office:value="290.9799" calcext:value-type="float">
            <text:p>290.97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000" calcext:value-type="float">
            <text:p>249000</text:p>
          </table:table-cell>
          <table:table-cell office:value-type="float" office:value="0.00071642314" calcext:value-type="float">
            <text:p>0.00071642314</text:p>
          </table:table-cell>
          <table:table-cell office:value-type="float" office:value="-0.4980913" calcext:value-type="float">
            <text:p>-0.4980913</text:p>
          </table:table-cell>
          <table:table-cell office:value-type="float" office:value="-0.30156556" calcext:value-type="float">
            <text:p>-0.30156556</text:p>
          </table:table-cell>
          <table:table-cell office:value-type="float" office:value="295.46948" calcext:value-type="float">
            <text:p>295.469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00" calcext:value-type="float">
            <text:p>250000</text:p>
          </table:table-cell>
          <table:table-cell office:value-type="float" office:value="0.0007393659" calcext:value-type="float">
            <text:p>0.0007393659</text:p>
          </table:table-cell>
          <table:table-cell office:value-type="float" office:value="-0.50527366" calcext:value-type="float">
            <text:p>-0.50527366</text:p>
          </table:table-cell>
          <table:table-cell office:value-type="float" office:value="-0.32803115" calcext:value-type="float">
            <text:p>-0.32803115</text:p>
          </table:table-cell>
          <table:table-cell office:value-type="float" office:value="291.36976" calcext:value-type="float">
            <text:p>291.369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000" calcext:value-type="float">
            <text:p>251000</text:p>
          </table:table-cell>
          <table:table-cell office:value-type="float" office:value="0.00069561474" calcext:value-type="float">
            <text:p>0.00069561474</text:p>
          </table:table-cell>
          <table:table-cell office:value-type="float" office:value="-0.59016332" calcext:value-type="float">
            <text:p>-0.59016332</text:p>
          </table:table-cell>
          <table:table-cell office:value-type="float" office:value="-0.42882508" calcext:value-type="float">
            <text:p>-0.42882508</text:p>
          </table:table-cell>
          <table:table-cell office:value-type="float" office:value="290.85644" calcext:value-type="float">
            <text:p>290.856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000" calcext:value-type="float">
            <text:p>252000</text:p>
          </table:table-cell>
          <table:table-cell office:value-type="float" office:value="0.00067654975" calcext:value-type="float">
            <text:p>0.00067654975</text:p>
          </table:table-cell>
          <table:table-cell office:value-type="float" office:value="-0.59533786" calcext:value-type="float">
            <text:p>-0.59533786</text:p>
          </table:table-cell>
          <table:table-cell office:value-type="float" office:value="-0.39621066" calcext:value-type="float">
            <text:p>-0.39621066</text:p>
          </table:table-cell>
          <table:table-cell office:value-type="float" office:value="294.16432" calcext:value-type="float">
            <text:p>294.164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000" calcext:value-type="float">
            <text:p>253000</text:p>
          </table:table-cell>
          <table:table-cell office:value-type="float" office:value="0.00060105493" calcext:value-type="float">
            <text:p>0.00060105493</text:p>
          </table:table-cell>
          <table:table-cell office:value-type="float" office:value="-0.72486533" calcext:value-type="float">
            <text:p>-0.72486533</text:p>
          </table:table-cell>
          <table:table-cell office:value-type="float" office:value="-0.56491359" calcext:value-type="float">
            <text:p>-0.56491359</text:p>
          </table:table-cell>
          <table:table-cell office:value-type="float" office:value="291.98935" calcext:value-type="float">
            <text:p>291.989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000" calcext:value-type="float">
            <text:p>254000</text:p>
          </table:table-cell>
          <table:table-cell office:value-type="float" office:value="0.00086459784" calcext:value-type="float">
            <text:p>0.00086459784</text:p>
          </table:table-cell>
          <table:table-cell office:value-type="float" office:value="-0.69044964" calcext:value-type="float">
            <text:p>-0.69044964</text:p>
          </table:table-cell>
          <table:table-cell office:value-type="float" office:value="-0.55678107" calcext:value-type="float">
            <text:p>-0.55678107</text:p>
          </table:table-cell>
          <table:table-cell office:value-type="float" office:value="296.70219" calcext:value-type="float">
            <text:p>296.702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000" calcext:value-type="float">
            <text:p>255000</text:p>
          </table:table-cell>
          <table:table-cell office:value-type="float" office:value="0.00079568891" calcext:value-type="float">
            <text:p>0.00079568891</text:p>
          </table:table-cell>
          <table:table-cell office:value-type="float" office:value="-0.54335551" calcext:value-type="float">
            <text:p>-0.54335551</text:p>
          </table:table-cell>
          <table:table-cell office:value-type="float" office:value="-0.35625684" calcext:value-type="float">
            <text:p>-0.35625684</text:p>
          </table:table-cell>
          <table:table-cell office:value-type="float" office:value="293.74659" calcext:value-type="float">
            <text:p>293.746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000" calcext:value-type="float">
            <text:p>256000</text:p>
          </table:table-cell>
          <table:table-cell office:value-type="float" office:value="0.00070178632" calcext:value-type="float">
            <text:p>0.00070178632</text:p>
          </table:table-cell>
          <table:table-cell office:value-type="float" office:value="-0.38465769" calcext:value-type="float">
            <text:p>-0.38465769</text:p>
          </table:table-cell>
          <table:table-cell office:value-type="float" office:value="-0.26014827" calcext:value-type="float">
            <text:p>-0.26014827</text:p>
          </table:table-cell>
          <table:table-cell office:value-type="float" office:value="294.76018" calcext:value-type="float">
            <text:p>294.76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000" calcext:value-type="float">
            <text:p>257000</text:p>
          </table:table-cell>
          <table:table-cell office:value-type="float" office:value="0.0007612822" calcext:value-type="float">
            <text:p>0.0007612822</text:p>
          </table:table-cell>
          <table:table-cell office:value-type="float" office:value="-0.47305403" calcext:value-type="float">
            <text:p>-0.47305403</text:p>
          </table:table-cell>
          <table:table-cell office:value-type="float" office:value="-0.33357805" calcext:value-type="float">
            <text:p>-0.33357805</text:p>
          </table:table-cell>
          <table:table-cell office:value-type="float" office:value="300.38303" calcext:value-type="float">
            <text:p>300.383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000" calcext:value-type="float">
            <text:p>258000</text:p>
          </table:table-cell>
          <table:table-cell office:value-type="float" office:value="0.00065787885" calcext:value-type="float">
            <text:p>0.00065787885</text:p>
          </table:table-cell>
          <table:table-cell office:value-type="float" office:value="-0.56136973" calcext:value-type="float">
            <text:p>-0.56136973</text:p>
          </table:table-cell>
          <table:table-cell office:value-type="float" office:value="-0.3967719" calcext:value-type="float">
            <text:p>-0.3967719</text:p>
          </table:table-cell>
          <table:table-cell office:value-type="float" office:value="288.03355" calcext:value-type="float">
            <text:p>288.033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000" calcext:value-type="float">
            <text:p>259000</text:p>
          </table:table-cell>
          <table:table-cell office:value-type="float" office:value="0.00079280949" calcext:value-type="float">
            <text:p>0.00079280949</text:p>
          </table:table-cell>
          <table:table-cell office:value-type="float" office:value="-0.66755792" calcext:value-type="float">
            <text:p>-0.66755792</text:p>
          </table:table-cell>
          <table:table-cell office:value-type="float" office:value="-0.4122251" calcext:value-type="float">
            <text:p>-0.4122251</text:p>
          </table:table-cell>
          <table:table-cell office:value-type="float" office:value="293.65508" calcext:value-type="float">
            <text:p>293.655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000" calcext:value-type="float">
            <text:p>260000</text:p>
          </table:table-cell>
          <table:table-cell office:value-type="float" office:value="0.00080739178" calcext:value-type="float">
            <text:p>0.00080739178</text:p>
          </table:table-cell>
          <table:table-cell office:value-type="float" office:value="-0.58741387" calcext:value-type="float">
            <text:p>-0.58741387</text:p>
          </table:table-cell>
          <table:table-cell office:value-type="float" office:value="-0.38193853" calcext:value-type="float">
            <text:p>-0.38193853</text:p>
          </table:table-cell>
          <table:table-cell office:value-type="float" office:value="290.29803" calcext:value-type="float">
            <text:p>290.298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000" calcext:value-type="float">
            <text:p>261000</text:p>
          </table:table-cell>
          <table:table-cell office:value-type="float" office:value="0.00096136462" calcext:value-type="float">
            <text:p>0.00096136462</text:p>
          </table:table-cell>
          <table:table-cell office:value-type="float" office:value="-0.60857456" calcext:value-type="float">
            <text:p>-0.60857456</text:p>
          </table:table-cell>
          <table:table-cell office:value-type="float" office:value="-0.36891991" calcext:value-type="float">
            <text:p>-0.36891991</text:p>
          </table:table-cell>
          <table:table-cell office:value-type="float" office:value="294.03394" calcext:value-type="float">
            <text:p>294.033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000" calcext:value-type="float">
            <text:p>262000</text:p>
          </table:table-cell>
          <table:table-cell office:value-type="float" office:value="0.00085886703" calcext:value-type="float">
            <text:p>0.00085886703</text:p>
          </table:table-cell>
          <table:table-cell office:value-type="float" office:value="-0.50955464" calcext:value-type="float">
            <text:p>-0.50955464</text:p>
          </table:table-cell>
          <table:table-cell office:value-type="float" office:value="-0.32065535" calcext:value-type="float">
            <text:p>-0.32065535</text:p>
          </table:table-cell>
          <table:table-cell office:value-type="float" office:value="296.21082" calcext:value-type="float">
            <text:p>296.210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000" calcext:value-type="float">
            <text:p>263000</text:p>
          </table:table-cell>
          <table:table-cell office:value-type="float" office:value="0.00075612303" calcext:value-type="float">
            <text:p>0.00075612303</text:p>
          </table:table-cell>
          <table:table-cell office:value-type="float" office:value="-0.52377974" calcext:value-type="float">
            <text:p>-0.52377974</text:p>
          </table:table-cell>
          <table:table-cell office:value-type="float" office:value="-0.30905875" calcext:value-type="float">
            <text:p>-0.30905875</text:p>
          </table:table-cell>
          <table:table-cell office:value-type="float" office:value="291.86208" calcext:value-type="float">
            <text:p>291.862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000" calcext:value-type="float">
            <text:p>264000</text:p>
          </table:table-cell>
          <table:table-cell office:value-type="float" office:value="0.00096828906" calcext:value-type="float">
            <text:p>0.00096828906</text:p>
          </table:table-cell>
          <table:table-cell office:value-type="float" office:value="-0.5913379" calcext:value-type="float">
            <text:p>-0.5913379</text:p>
          </table:table-cell>
          <table:table-cell office:value-type="float" office:value="-0.34891482" calcext:value-type="float">
            <text:p>-0.34891482</text:p>
          </table:table-cell>
          <table:table-cell office:value-type="float" office:value="290.77128" calcext:value-type="float">
            <text:p>290.771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000" calcext:value-type="float">
            <text:p>265000</text:p>
          </table:table-cell>
          <table:table-cell office:value-type="float" office:value="0.00088520456" calcext:value-type="float">
            <text:p>0.00088520456</text:p>
          </table:table-cell>
          <table:table-cell office:value-type="float" office:value="-0.58110858" calcext:value-type="float">
            <text:p>-0.58110858</text:p>
          </table:table-cell>
          <table:table-cell office:value-type="float" office:value="-0.37420451" calcext:value-type="float">
            <text:p>-0.37420451</text:p>
          </table:table-cell>
          <table:table-cell office:value-type="float" office:value="294.93784" calcext:value-type="float">
            <text:p>294.937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000" calcext:value-type="float">
            <text:p>266000</text:p>
          </table:table-cell>
          <table:table-cell office:value-type="float" office:value="0.00096706295" calcext:value-type="float">
            <text:p>0.00096706295</text:p>
          </table:table-cell>
          <table:table-cell office:value-type="float" office:value="-0.51810795" calcext:value-type="float">
            <text:p>-0.51810795</text:p>
          </table:table-cell>
          <table:table-cell office:value-type="float" office:value="-0.30120115" calcext:value-type="float">
            <text:p>-0.30120115</text:p>
          </table:table-cell>
          <table:table-cell office:value-type="float" office:value="291.51848" calcext:value-type="float">
            <text:p>291.518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000" calcext:value-type="float">
            <text:p>267000</text:p>
          </table:table-cell>
          <table:table-cell office:value-type="float" office:value="0.00090049266" calcext:value-type="float">
            <text:p>0.00090049266</text:p>
          </table:table-cell>
          <table:table-cell office:value-type="float" office:value="-0.33918461" calcext:value-type="float">
            <text:p>-0.33918461</text:p>
          </table:table-cell>
          <table:table-cell office:value-type="float" office:value="-0.23677297" calcext:value-type="float">
            <text:p>-0.23677297</text:p>
          </table:table-cell>
          <table:table-cell office:value-type="float" office:value="300.47165" calcext:value-type="float">
            <text:p>300.471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000" calcext:value-type="float">
            <text:p>268000</text:p>
          </table:table-cell>
          <table:table-cell office:value-type="float" office:value="0.0007405282" calcext:value-type="float">
            <text:p>0.0007405282</text:p>
          </table:table-cell>
          <table:table-cell office:value-type="float" office:value="-0.42025652" calcext:value-type="float">
            <text:p>-0.42025652</text:p>
          </table:table-cell>
          <table:table-cell office:value-type="float" office:value="-0.24233572" calcext:value-type="float">
            <text:p>-0.24233572</text:p>
          </table:table-cell>
          <table:table-cell office:value-type="float" office:value="286.71935" calcext:value-type="float">
            <text:p>286.719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000" calcext:value-type="float">
            <text:p>269000</text:p>
          </table:table-cell>
          <table:table-cell office:value-type="float" office:value="0.00080787333" calcext:value-type="float">
            <text:p>0.00080787333</text:p>
          </table:table-cell>
          <table:table-cell office:value-type="float" office:value="-0.49795739" calcext:value-type="float">
            <text:p>-0.49795739</text:p>
          </table:table-cell>
          <table:table-cell office:value-type="float" office:value="-0.34356504" calcext:value-type="float">
            <text:p>-0.34356504</text:p>
          </table:table-cell>
          <table:table-cell office:value-type="float" office:value="288.05254" calcext:value-type="float">
            <text:p>288.052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000" calcext:value-type="float">
            <text:p>270000</text:p>
          </table:table-cell>
          <table:table-cell office:value-type="float" office:value="0.00092201798" calcext:value-type="float">
            <text:p>0.00092201798</text:p>
          </table:table-cell>
          <table:table-cell office:value-type="float" office:value="-0.50425187" calcext:value-type="float">
            <text:p>-0.50425187</text:p>
          </table:table-cell>
          <table:table-cell office:value-type="float" office:value="-0.23268995" calcext:value-type="float">
            <text:p>-0.23268995</text:p>
          </table:table-cell>
          <table:table-cell office:value-type="float" office:value="298.44279" calcext:value-type="float">
            <text:p>298.442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000" calcext:value-type="float">
            <text:p>271000</text:p>
          </table:table-cell>
          <table:table-cell office:value-type="float" office:value="0.00077718109" calcext:value-type="float">
            <text:p>0.00077718109</text:p>
          </table:table-cell>
          <table:table-cell office:value-type="float" office:value="-0.40600469" calcext:value-type="float">
            <text:p>-0.40600469</text:p>
          </table:table-cell>
          <table:table-cell office:value-type="float" office:value="-0.11276291" calcext:value-type="float">
            <text:p>-0.11276291</text:p>
          </table:table-cell>
          <table:table-cell office:value-type="float" office:value="290.53182" calcext:value-type="float">
            <text:p>290.531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000" calcext:value-type="float">
            <text:p>272000</text:p>
          </table:table-cell>
          <table:table-cell office:value-type="float" office:value="0.00079043445" calcext:value-type="float">
            <text:p>0.00079043445</text:p>
          </table:table-cell>
          <table:table-cell office:value-type="float" office:value="-0.41730438" calcext:value-type="float">
            <text:p>-0.41730438</text:p>
          </table:table-cell>
          <table:table-cell office:value-type="float" office:value="-0.19208312" calcext:value-type="float">
            <text:p>-0.19208312</text:p>
          </table:table-cell>
          <table:table-cell office:value-type="float" office:value="295.87975" calcext:value-type="float">
            <text:p>295.879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000" calcext:value-type="float">
            <text:p>273000</text:p>
          </table:table-cell>
          <table:table-cell office:value-type="float" office:value="0.00087630842" calcext:value-type="float">
            <text:p>0.00087630842</text:p>
          </table:table-cell>
          <table:table-cell office:value-type="float" office:value="-0.37924652" calcext:value-type="float">
            <text:p>-0.37924652</text:p>
          </table:table-cell>
          <table:table-cell office:value-type="float" office:value="-0.17456492" calcext:value-type="float">
            <text:p>-0.17456492</text:p>
          </table:table-cell>
          <table:table-cell office:value-type="float" office:value="284.93282" calcext:value-type="float">
            <text:p>284.932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000" calcext:value-type="float">
            <text:p>274000</text:p>
          </table:table-cell>
          <table:table-cell office:value-type="float" office:value="0.00085459803" calcext:value-type="float">
            <text:p>0.00085459803</text:p>
          </table:table-cell>
          <table:table-cell office:value-type="float" office:value="-0.40432875" calcext:value-type="float">
            <text:p>-0.40432875</text:p>
          </table:table-cell>
          <table:table-cell office:value-type="float" office:value="-0.19211447" calcext:value-type="float">
            <text:p>-0.19211447</text:p>
          </table:table-cell>
          <table:table-cell office:value-type="float" office:value="292.39368" calcext:value-type="float">
            <text:p>292.393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000" calcext:value-type="float">
            <text:p>275000</text:p>
          </table:table-cell>
          <table:table-cell office:value-type="float" office:value="0.00090330418" calcext:value-type="float">
            <text:p>0.00090330418</text:p>
          </table:table-cell>
          <table:table-cell office:value-type="float" office:value="-0.51725305" calcext:value-type="float">
            <text:p>-0.51725305</text:p>
          </table:table-cell>
          <table:table-cell office:value-type="float" office:value="-0.32023369" calcext:value-type="float">
            <text:p>-0.32023369</text:p>
          </table:table-cell>
          <table:table-cell office:value-type="float" office:value="287.55799" calcext:value-type="float">
            <text:p>287.557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000" calcext:value-type="float">
            <text:p>276000</text:p>
          </table:table-cell>
          <table:table-cell office:value-type="float" office:value="0.00092588176" calcext:value-type="float">
            <text:p>0.00092588176</text:p>
          </table:table-cell>
          <table:table-cell office:value-type="float" office:value="-0.62590989" calcext:value-type="float">
            <text:p>-0.62590989</text:p>
          </table:table-cell>
          <table:table-cell office:value-type="float" office:value="-0.32706775" calcext:value-type="float">
            <text:p>-0.32706775</text:p>
          </table:table-cell>
          <table:table-cell office:value-type="float" office:value="295.40572" calcext:value-type="float">
            <text:p>295.405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000" calcext:value-type="float">
            <text:p>277000</text:p>
          </table:table-cell>
          <table:table-cell office:value-type="float" office:value="0.00092826236" calcext:value-type="float">
            <text:p>0.00092826236</text:p>
          </table:table-cell>
          <table:table-cell office:value-type="float" office:value="-0.60794661" calcext:value-type="float">
            <text:p>-0.60794661</text:p>
          </table:table-cell>
          <table:table-cell office:value-type="float" office:value="-0.33016633" calcext:value-type="float">
            <text:p>-0.33016633</text:p>
          </table:table-cell>
          <table:table-cell office:value-type="float" office:value="294.4157" calcext:value-type="float">
            <text:p>294.4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000" calcext:value-type="float">
            <text:p>278000</text:p>
          </table:table-cell>
          <table:table-cell office:value-type="float" office:value="0.00099070443" calcext:value-type="float">
            <text:p>0.00099070443</text:p>
          </table:table-cell>
          <table:table-cell office:value-type="float" office:value="-0.6341991" calcext:value-type="float">
            <text:p>-0.6341991</text:p>
          </table:table-cell>
          <table:table-cell office:value-type="float" office:value="-0.35721284" calcext:value-type="float">
            <text:p>-0.35721284</text:p>
          </table:table-cell>
          <table:table-cell office:value-type="float" office:value="292.05898" calcext:value-type="float">
            <text:p>292.058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000" calcext:value-type="float">
            <text:p>279000</text:p>
          </table:table-cell>
          <table:table-cell office:value-type="float" office:value="0.00086990593" calcext:value-type="float">
            <text:p>0.00086990593</text:p>
          </table:table-cell>
          <table:table-cell office:value-type="float" office:value="-0.53698819" calcext:value-type="float">
            <text:p>-0.53698819</text:p>
          </table:table-cell>
          <table:table-cell office:value-type="float" office:value="-0.27530065" calcext:value-type="float">
            <text:p>-0.27530065</text:p>
          </table:table-cell>
          <table:table-cell office:value-type="float" office:value="293.75814" calcext:value-type="float">
            <text:p>293.758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000" calcext:value-type="float">
            <text:p>280000</text:p>
          </table:table-cell>
          <table:table-cell office:value-type="float" office:value="0.0009360129" calcext:value-type="float">
            <text:p>0.0009360129</text:p>
          </table:table-cell>
          <table:table-cell office:value-type="float" office:value="-0.50140546" calcext:value-type="float">
            <text:p>-0.50140546</text:p>
          </table:table-cell>
          <table:table-cell office:value-type="float" office:value="-0.26202182" calcext:value-type="float">
            <text:p>-0.26202182</text:p>
          </table:table-cell>
          <table:table-cell office:value-type="float" office:value="290.62359" calcext:value-type="float">
            <text:p>290.623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000" calcext:value-type="float">
            <text:p>281000</text:p>
          </table:table-cell>
          <table:table-cell office:value-type="float" office:value="0.00088049626" calcext:value-type="float">
            <text:p>0.00088049626</text:p>
          </table:table-cell>
          <table:table-cell office:value-type="float" office:value="-0.68206344" calcext:value-type="float">
            <text:p>-0.68206344</text:p>
          </table:table-cell>
          <table:table-cell office:value-type="float" office:value="-0.43976697" calcext:value-type="float">
            <text:p>-0.43976697</text:p>
          </table:table-cell>
          <table:table-cell office:value-type="float" office:value="293.01683" calcext:value-type="float">
            <text:p>293.016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000" calcext:value-type="float">
            <text:p>282000</text:p>
          </table:table-cell>
          <table:table-cell office:value-type="float" office:value="0.00082946304" calcext:value-type="float">
            <text:p>0.00082946304</text:p>
          </table:table-cell>
          <table:table-cell office:value-type="float" office:value="-0.77317154" calcext:value-type="float">
            <text:p>-0.77317154</text:p>
          </table:table-cell>
          <table:table-cell office:value-type="float" office:value="-0.49962768" calcext:value-type="float">
            <text:p>-0.49962768</text:p>
          </table:table-cell>
          <table:table-cell office:value-type="float" office:value="289.85275" calcext:value-type="float">
            <text:p>289.852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000" calcext:value-type="float">
            <text:p>283000</text:p>
          </table:table-cell>
          <table:table-cell office:value-type="float" office:value="0.00083545649" calcext:value-type="float">
            <text:p>0.00083545649</text:p>
          </table:table-cell>
          <table:table-cell office:value-type="float" office:value="-0.70211168" calcext:value-type="float">
            <text:p>-0.70211168</text:p>
          </table:table-cell>
          <table:table-cell office:value-type="float" office:value="-0.53846257" calcext:value-type="float">
            <text:p>-0.53846257</text:p>
          </table:table-cell>
          <table:table-cell office:value-type="float" office:value="291.44157" calcext:value-type="float">
            <text:p>291.44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000" calcext:value-type="float">
            <text:p>284000</text:p>
          </table:table-cell>
          <table:table-cell office:value-type="float" office:value="0.00088891116" calcext:value-type="float">
            <text:p>0.00088891116</text:p>
          </table:table-cell>
          <table:table-cell office:value-type="float" office:value="-0.48137649" calcext:value-type="float">
            <text:p>-0.48137649</text:p>
          </table:table-cell>
          <table:table-cell office:value-type="float" office:value="-0.20275587" calcext:value-type="float">
            <text:p>-0.20275587</text:p>
          </table:table-cell>
          <table:table-cell office:value-type="float" office:value="292.73996" calcext:value-type="float">
            <text:p>292.73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000" calcext:value-type="float">
            <text:p>285000</text:p>
          </table:table-cell>
          <table:table-cell office:value-type="float" office:value="0.0006902624" calcext:value-type="float">
            <text:p>0.0006902624</text:p>
          </table:table-cell>
          <table:table-cell office:value-type="float" office:value="-0.41363536" calcext:value-type="float">
            <text:p>-0.41363536</text:p>
          </table:table-cell>
          <table:table-cell office:value-type="float" office:value="-0.19454653" calcext:value-type="float">
            <text:p>-0.19454653</text:p>
          </table:table-cell>
          <table:table-cell office:value-type="float" office:value="294.13978" calcext:value-type="float">
            <text:p>294.139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000" calcext:value-type="float">
            <text:p>286000</text:p>
          </table:table-cell>
          <table:table-cell office:value-type="float" office:value="0.00066315561" calcext:value-type="float">
            <text:p>0.00066315561</text:p>
          </table:table-cell>
          <table:table-cell office:value-type="float" office:value="-0.61463513" calcext:value-type="float">
            <text:p>-0.61463513</text:p>
          </table:table-cell>
          <table:table-cell office:value-type="float" office:value="-0.42535562" calcext:value-type="float">
            <text:p>-0.42535562</text:p>
          </table:table-cell>
          <table:table-cell office:value-type="float" office:value="293.86368" calcext:value-type="float">
            <text:p>293.863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000" calcext:value-type="float">
            <text:p>287000</text:p>
          </table:table-cell>
          <table:table-cell office:value-type="float" office:value="0.00067646913" calcext:value-type="float">
            <text:p>0.00067646913</text:p>
          </table:table-cell>
          <table:table-cell office:value-type="float" office:value="-0.74879346" calcext:value-type="float">
            <text:p>-0.74879346</text:p>
          </table:table-cell>
          <table:table-cell office:value-type="float" office:value="-0.48779441" calcext:value-type="float">
            <text:p>-0.48779441</text:p>
          </table:table-cell>
          <table:table-cell office:value-type="float" office:value="291.24444" calcext:value-type="float">
            <text:p>291.244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000" calcext:value-type="float">
            <text:p>288000</text:p>
          </table:table-cell>
          <table:table-cell office:value-type="float" office:value="0.00072592302" calcext:value-type="float">
            <text:p>0.00072592302</text:p>
          </table:table-cell>
          <table:table-cell office:value-type="float" office:value="-0.6265645" calcext:value-type="float">
            <text:p>-0.6265645</text:p>
          </table:table-cell>
          <table:table-cell office:value-type="float" office:value="-0.39216344" calcext:value-type="float">
            <text:p>-0.39216344</text:p>
          </table:table-cell>
          <table:table-cell office:value-type="float" office:value="290.84069" calcext:value-type="float">
            <text:p>290.840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000" calcext:value-type="float">
            <text:p>289000</text:p>
          </table:table-cell>
          <table:table-cell office:value-type="float" office:value="0.00069626505" calcext:value-type="float">
            <text:p>0.00069626505</text:p>
          </table:table-cell>
          <table:table-cell office:value-type="float" office:value="-0.50321352" calcext:value-type="float">
            <text:p>-0.50321352</text:p>
          </table:table-cell>
          <table:table-cell office:value-type="float" office:value="-0.20432131" calcext:value-type="float">
            <text:p>-0.20432131</text:p>
          </table:table-cell>
          <table:table-cell office:value-type="float" office:value="290.72696" calcext:value-type="float">
            <text:p>290.726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000" calcext:value-type="float">
            <text:p>290000</text:p>
          </table:table-cell>
          <table:table-cell office:value-type="float" office:value="0.00073994569" calcext:value-type="float">
            <text:p>0.00073994569</text:p>
          </table:table-cell>
          <table:table-cell office:value-type="float" office:value="-0.51114911" calcext:value-type="float">
            <text:p>-0.51114911</text:p>
          </table:table-cell>
          <table:table-cell office:value-type="float" office:value="-0.15825036" calcext:value-type="float">
            <text:p>-0.15825036</text:p>
          </table:table-cell>
          <table:table-cell office:value-type="float" office:value="299.46145" calcext:value-type="float">
            <text:p>299.461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000" calcext:value-type="float">
            <text:p>291000</text:p>
          </table:table-cell>
          <table:table-cell office:value-type="float" office:value="0.00072906017" calcext:value-type="float">
            <text:p>0.00072906017</text:p>
          </table:table-cell>
          <table:table-cell office:value-type="float" office:value="-0.58890932" calcext:value-type="float">
            <text:p>-0.58890932</text:p>
          </table:table-cell>
          <table:table-cell office:value-type="float" office:value="-0.28123009" calcext:value-type="float">
            <text:p>-0.28123009</text:p>
          </table:table-cell>
          <table:table-cell office:value-type="float" office:value="289.32339" calcext:value-type="float">
            <text:p>289.323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000" calcext:value-type="float">
            <text:p>292000</text:p>
          </table:table-cell>
          <table:table-cell office:value-type="float" office:value="0.00092617099" calcext:value-type="float">
            <text:p>0.00092617099</text:p>
          </table:table-cell>
          <table:table-cell office:value-type="float" office:value="-0.64940289" calcext:value-type="float">
            <text:p>-0.64940289</text:p>
          </table:table-cell>
          <table:table-cell office:value-type="float" office:value="-0.30488079" calcext:value-type="float">
            <text:p>-0.30488079</text:p>
          </table:table-cell>
          <table:table-cell office:value-type="float" office:value="293.27835" calcext:value-type="float">
            <text:p>293.278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000" calcext:value-type="float">
            <text:p>293000</text:p>
          </table:table-cell>
          <table:table-cell office:value-type="float" office:value="0.00076717376" calcext:value-type="float">
            <text:p>0.00076717376</text:p>
          </table:table-cell>
          <table:table-cell office:value-type="float" office:value="-0.63699878" calcext:value-type="float">
            <text:p>-0.63699878</text:p>
          </table:table-cell>
          <table:table-cell office:value-type="float" office:value="-0.26215626" calcext:value-type="float">
            <text:p>-0.26215626</text:p>
          </table:table-cell>
          <table:table-cell office:value-type="float" office:value="295.45708" calcext:value-type="float">
            <text:p>295.457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000" calcext:value-type="float">
            <text:p>294000</text:p>
          </table:table-cell>
          <table:table-cell office:value-type="float" office:value="0.00073119622" calcext:value-type="float">
            <text:p>0.00073119622</text:p>
          </table:table-cell>
          <table:table-cell office:value-type="float" office:value="-0.54265651" calcext:value-type="float">
            <text:p>-0.54265651</text:p>
          </table:table-cell>
          <table:table-cell office:value-type="float" office:value="-0.19515867" calcext:value-type="float">
            <text:p>-0.19515867</text:p>
          </table:table-cell>
          <table:table-cell office:value-type="float" office:value="298.90029" calcext:value-type="float">
            <text:p>298.900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000" calcext:value-type="float">
            <text:p>295000</text:p>
          </table:table-cell>
          <table:table-cell office:value-type="float" office:value="0.0007776308" calcext:value-type="float">
            <text:p>0.0007776308</text:p>
          </table:table-cell>
          <table:table-cell office:value-type="float" office:value="-0.59767325" calcext:value-type="float">
            <text:p>-0.59767325</text:p>
          </table:table-cell>
          <table:table-cell office:value-type="float" office:value="-0.37236655" calcext:value-type="float">
            <text:p>-0.37236655</text:p>
          </table:table-cell>
          <table:table-cell office:value-type="float" office:value="290.33199" calcext:value-type="float">
            <text:p>290.331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000" calcext:value-type="float">
            <text:p>296000</text:p>
          </table:table-cell>
          <table:table-cell office:value-type="float" office:value="0.00071474417" calcext:value-type="float">
            <text:p>0.00071474417</text:p>
          </table:table-cell>
          <table:table-cell office:value-type="float" office:value="-0.61679386" calcext:value-type="float">
            <text:p>-0.61679386</text:p>
          </table:table-cell>
          <table:table-cell office:value-type="float" office:value="-0.30861818" calcext:value-type="float">
            <text:p>-0.30861818</text:p>
          </table:table-cell>
          <table:table-cell office:value-type="float" office:value="288.42512" calcext:value-type="float">
            <text:p>288.425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000" calcext:value-type="float">
            <text:p>297000</text:p>
          </table:table-cell>
          <table:table-cell office:value-type="float" office:value="0.0006300058" calcext:value-type="float">
            <text:p>0.0006300058</text:p>
          </table:table-cell>
          <table:table-cell office:value-type="float" office:value="-0.60109776" calcext:value-type="float">
            <text:p>-0.60109776</text:p>
          </table:table-cell>
          <table:table-cell office:value-type="float" office:value="-0.28307232" calcext:value-type="float">
            <text:p>-0.28307232</text:p>
          </table:table-cell>
          <table:table-cell office:value-type="float" office:value="287.81283" calcext:value-type="float">
            <text:p>287.812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000" calcext:value-type="float">
            <text:p>298000</text:p>
          </table:table-cell>
          <table:table-cell office:value-type="float" office:value="0.00087466825" calcext:value-type="float">
            <text:p>0.00087466825</text:p>
          </table:table-cell>
          <table:table-cell office:value-type="float" office:value="-0.619206" calcext:value-type="float">
            <text:p>-0.619206</text:p>
          </table:table-cell>
          <table:table-cell office:value-type="float" office:value="-0.27766511" calcext:value-type="float">
            <text:p>-0.27766511</text:p>
          </table:table-cell>
          <table:table-cell office:value-type="float" office:value="292.46522" calcext:value-type="float">
            <text:p>292.465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000" calcext:value-type="float">
            <text:p>299000</text:p>
          </table:table-cell>
          <table:table-cell office:value-type="float" office:value="0.00091076201" calcext:value-type="float">
            <text:p>0.00091076201</text:p>
          </table:table-cell>
          <table:table-cell office:value-type="float" office:value="-0.61806128" calcext:value-type="float">
            <text:p>-0.61806128</text:p>
          </table:table-cell>
          <table:table-cell office:value-type="float" office:value="-0.29583876" calcext:value-type="float">
            <text:p>-0.29583876</text:p>
          </table:table-cell>
          <table:table-cell office:value-type="float" office:value="290.53082" calcext:value-type="float">
            <text:p>290.530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00" calcext:value-type="float">
            <text:p>300000</text:p>
          </table:table-cell>
          <table:table-cell office:value-type="float" office:value="0.00079222074" calcext:value-type="float">
            <text:p>0.00079222074</text:p>
          </table:table-cell>
          <table:table-cell office:value-type="float" office:value="-0.64836973" calcext:value-type="float">
            <text:p>-0.64836973</text:p>
          </table:table-cell>
          <table:table-cell office:value-type="float" office:value="-0.32209161" calcext:value-type="float">
            <text:p>-0.32209161</text:p>
          </table:table-cell>
          <table:table-cell office:value-type="float" office:value="291.68896" calcext:value-type="float">
            <text:p>291.688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1000" calcext:value-type="float">
            <text:p>301000</text:p>
          </table:table-cell>
          <table:table-cell office:value-type="float" office:value="0.00073403255" calcext:value-type="float">
            <text:p>0.00073403255</text:p>
          </table:table-cell>
          <table:table-cell office:value-type="float" office:value="-0.60619387" calcext:value-type="float">
            <text:p>-0.60619387</text:p>
          </table:table-cell>
          <table:table-cell office:value-type="float" office:value="-0.35644898" calcext:value-type="float">
            <text:p>-0.35644898</text:p>
          </table:table-cell>
          <table:table-cell office:value-type="float" office:value="281.88999" calcext:value-type="float">
            <text:p>281.889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2000" calcext:value-type="float">
            <text:p>302000</text:p>
          </table:table-cell>
          <table:table-cell office:value-type="float" office:value="0.00082693807" calcext:value-type="float">
            <text:p>0.00082693807</text:p>
          </table:table-cell>
          <table:table-cell office:value-type="float" office:value="-0.65074334" calcext:value-type="float">
            <text:p>-0.65074334</text:p>
          </table:table-cell>
          <table:table-cell office:value-type="float" office:value="-0.29882895" calcext:value-type="float">
            <text:p>-0.29882895</text:p>
          </table:table-cell>
          <table:table-cell office:value-type="float" office:value="294.04105" calcext:value-type="float">
            <text:p>294.041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3000" calcext:value-type="float">
            <text:p>303000</text:p>
          </table:table-cell>
          <table:table-cell office:value-type="float" office:value="0.00074209811" calcext:value-type="float">
            <text:p>0.00074209811</text:p>
          </table:table-cell>
          <table:table-cell office:value-type="float" office:value="-0.55017204" calcext:value-type="float">
            <text:p>-0.55017204</text:p>
          </table:table-cell>
          <table:table-cell office:value-type="float" office:value="-0.28631003" calcext:value-type="float">
            <text:p>-0.28631003</text:p>
          </table:table-cell>
          <table:table-cell office:value-type="float" office:value="292.34122" calcext:value-type="float">
            <text:p>292.341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4000" calcext:value-type="float">
            <text:p>304000</text:p>
          </table:table-cell>
          <table:table-cell office:value-type="float" office:value="0.00068375317" calcext:value-type="float">
            <text:p>0.00068375317</text:p>
          </table:table-cell>
          <table:table-cell office:value-type="float" office:value="-0.51210734" calcext:value-type="float">
            <text:p>-0.51210734</text:p>
          </table:table-cell>
          <table:table-cell office:value-type="float" office:value="-0.26741874" calcext:value-type="float">
            <text:p>-0.26741874</text:p>
          </table:table-cell>
          <table:table-cell office:value-type="float" office:value="287.37289" calcext:value-type="float">
            <text:p>287.372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5000" calcext:value-type="float">
            <text:p>305000</text:p>
          </table:table-cell>
          <table:table-cell office:value-type="float" office:value="0.00075879348" calcext:value-type="float">
            <text:p>0.00075879348</text:p>
          </table:table-cell>
          <table:table-cell office:value-type="float" office:value="-0.54032608" calcext:value-type="float">
            <text:p>-0.54032608</text:p>
          </table:table-cell>
          <table:table-cell office:value-type="float" office:value="-0.3907256" calcext:value-type="float">
            <text:p>-0.3907256</text:p>
          </table:table-cell>
          <table:table-cell office:value-type="float" office:value="295.57277" calcext:value-type="float">
            <text:p>295.572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6000" calcext:value-type="float">
            <text:p>306000</text:p>
          </table:table-cell>
          <table:table-cell office:value-type="float" office:value="0.00081296194" calcext:value-type="float">
            <text:p>0.00081296194</text:p>
          </table:table-cell>
          <table:table-cell office:value-type="float" office:value="-0.57331122" calcext:value-type="float">
            <text:p>-0.57331122</text:p>
          </table:table-cell>
          <table:table-cell office:value-type="float" office:value="-0.25781293" calcext:value-type="float">
            <text:p>-0.25781293</text:p>
          </table:table-cell>
          <table:table-cell office:value-type="float" office:value="298.37765" calcext:value-type="float">
            <text:p>298.377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7000" calcext:value-type="float">
            <text:p>307000</text:p>
          </table:table-cell>
          <table:table-cell office:value-type="float" office:value="0.00071685507" calcext:value-type="float">
            <text:p>0.00071685507</text:p>
          </table:table-cell>
          <table:table-cell office:value-type="float" office:value="-0.457134" calcext:value-type="float">
            <text:p>-0.457134</text:p>
          </table:table-cell>
          <table:table-cell office:value-type="float" office:value="-0.22936976" calcext:value-type="float">
            <text:p>-0.22936976</text:p>
          </table:table-cell>
          <table:table-cell office:value-type="float" office:value="289.33624" calcext:value-type="float">
            <text:p>289.336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8000" calcext:value-type="float">
            <text:p>308000</text:p>
          </table:table-cell>
          <table:table-cell office:value-type="float" office:value="0.00072899285" calcext:value-type="float">
            <text:p>0.00072899285</text:p>
          </table:table-cell>
          <table:table-cell office:value-type="float" office:value="-0.4458634" calcext:value-type="float">
            <text:p>-0.4458634</text:p>
          </table:table-cell>
          <table:table-cell office:value-type="float" office:value="-0.18812041" calcext:value-type="float">
            <text:p>-0.18812041</text:p>
          </table:table-cell>
          <table:table-cell office:value-type="float" office:value="287.85331" calcext:value-type="float">
            <text:p>287.853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9000" calcext:value-type="float">
            <text:p>309000</text:p>
          </table:table-cell>
          <table:table-cell office:value-type="float" office:value="0.0006700297" calcext:value-type="float">
            <text:p>0.0006700297</text:p>
          </table:table-cell>
          <table:table-cell office:value-type="float" office:value="-0.49199818" calcext:value-type="float">
            <text:p>-0.49199818</text:p>
          </table:table-cell>
          <table:table-cell office:value-type="float" office:value="-0.28915059" calcext:value-type="float">
            <text:p>-0.28915059</text:p>
          </table:table-cell>
          <table:table-cell office:value-type="float" office:value="292.19075" calcext:value-type="float">
            <text:p>292.190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0000" calcext:value-type="float">
            <text:p>310000</text:p>
          </table:table-cell>
          <table:table-cell office:value-type="float" office:value="0.00057668132" calcext:value-type="float">
            <text:p>0.00057668132</text:p>
          </table:table-cell>
          <table:table-cell office:value-type="float" office:value="-0.54265113" calcext:value-type="float">
            <text:p>-0.54265113</text:p>
          </table:table-cell>
          <table:table-cell office:value-type="float" office:value="-0.33676132" calcext:value-type="float">
            <text:p>-0.33676132</text:p>
          </table:table-cell>
          <table:table-cell office:value-type="float" office:value="294.54716" calcext:value-type="float">
            <text:p>294.547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000" calcext:value-type="float">
            <text:p>311000</text:p>
          </table:table-cell>
          <table:table-cell office:value-type="float" office:value="0.0006761554" calcext:value-type="float">
            <text:p>0.0006761554</text:p>
          </table:table-cell>
          <table:table-cell office:value-type="float" office:value="-0.54865466" calcext:value-type="float">
            <text:p>-0.54865466</text:p>
          </table:table-cell>
          <table:table-cell office:value-type="float" office:value="-0.32599325" calcext:value-type="float">
            <text:p>-0.32599325</text:p>
          </table:table-cell>
          <table:table-cell office:value-type="float" office:value="284.85075" calcext:value-type="float">
            <text:p>284.850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2000" calcext:value-type="float">
            <text:p>312000</text:p>
          </table:table-cell>
          <table:table-cell office:value-type="float" office:value="0.00079881994" calcext:value-type="float">
            <text:p>0.00079881994</text:p>
          </table:table-cell>
          <table:table-cell office:value-type="float" office:value="-0.62364425" calcext:value-type="float">
            <text:p>-0.62364425</text:p>
          </table:table-cell>
          <table:table-cell office:value-type="float" office:value="-0.37927629" calcext:value-type="float">
            <text:p>-0.37927629</text:p>
          </table:table-cell>
          <table:table-cell office:value-type="float" office:value="292.64421" calcext:value-type="float">
            <text:p>292.644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3000" calcext:value-type="float">
            <text:p>313000</text:p>
          </table:table-cell>
          <table:table-cell office:value-type="float" office:value="0.00072145541" calcext:value-type="float">
            <text:p>0.00072145541</text:p>
          </table:table-cell>
          <table:table-cell office:value-type="float" office:value="-0.5844835" calcext:value-type="float">
            <text:p>-0.5844835</text:p>
          </table:table-cell>
          <table:table-cell office:value-type="float" office:value="-0.37399317" calcext:value-type="float">
            <text:p>-0.37399317</text:p>
          </table:table-cell>
          <table:table-cell office:value-type="float" office:value="295.34606" calcext:value-type="float">
            <text:p>295.346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4000" calcext:value-type="float">
            <text:p>314000</text:p>
          </table:table-cell>
          <table:table-cell office:value-type="float" office:value="0.00063613016" calcext:value-type="float">
            <text:p>0.00063613016</text:p>
          </table:table-cell>
          <table:table-cell office:value-type="float" office:value="-0.56196853" calcext:value-type="float">
            <text:p>-0.56196853</text:p>
          </table:table-cell>
          <table:table-cell office:value-type="float" office:value="-0.33543034" calcext:value-type="float">
            <text:p>-0.33543034</text:p>
          </table:table-cell>
          <table:table-cell office:value-type="float" office:value="290.71553" calcext:value-type="float">
            <text:p>290.715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5000" calcext:value-type="float">
            <text:p>315000</text:p>
          </table:table-cell>
          <table:table-cell office:value-type="float" office:value="0.00057908724" calcext:value-type="float">
            <text:p>0.00057908724</text:p>
          </table:table-cell>
          <table:table-cell office:value-type="float" office:value="-0.535274" calcext:value-type="float">
            <text:p>-0.535274</text:p>
          </table:table-cell>
          <table:table-cell office:value-type="float" office:value="-0.37976261" calcext:value-type="float">
            <text:p>-0.37976261</text:p>
          </table:table-cell>
          <table:table-cell office:value-type="float" office:value="292.61698" calcext:value-type="float">
            <text:p>292.616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6000" calcext:value-type="float">
            <text:p>316000</text:p>
          </table:table-cell>
          <table:table-cell office:value-type="float" office:value="0.00070058216" calcext:value-type="float">
            <text:p>0.00070058216</text:p>
          </table:table-cell>
          <table:table-cell office:value-type="float" office:value="-0.59692563" calcext:value-type="float">
            <text:p>-0.59692563</text:p>
          </table:table-cell>
          <table:table-cell office:value-type="float" office:value="-0.37263563" calcext:value-type="float">
            <text:p>-0.37263563</text:p>
          </table:table-cell>
          <table:table-cell office:value-type="float" office:value="290.27076" calcext:value-type="float">
            <text:p>290.270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7000" calcext:value-type="float">
            <text:p>317000</text:p>
          </table:table-cell>
          <table:table-cell office:value-type="float" office:value="0.00070040595" calcext:value-type="float">
            <text:p>0.00070040595</text:p>
          </table:table-cell>
          <table:table-cell office:value-type="float" office:value="-0.58479498" calcext:value-type="float">
            <text:p>-0.58479498</text:p>
          </table:table-cell>
          <table:table-cell office:value-type="float" office:value="-0.32192753" calcext:value-type="float">
            <text:p>-0.32192753</text:p>
          </table:table-cell>
          <table:table-cell office:value-type="float" office:value="297.16642" calcext:value-type="float">
            <text:p>297.166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8000" calcext:value-type="float">
            <text:p>318000</text:p>
          </table:table-cell>
          <table:table-cell office:value-type="float" office:value="0.00068722224" calcext:value-type="float">
            <text:p>0.00068722224</text:p>
          </table:table-cell>
          <table:table-cell office:value-type="float" office:value="-0.6974504" calcext:value-type="float">
            <text:p>-0.6974504</text:p>
          </table:table-cell>
          <table:table-cell office:value-type="float" office:value="-0.43415009" calcext:value-type="float">
            <text:p>-0.43415009</text:p>
          </table:table-cell>
          <table:table-cell office:value-type="float" office:value="290.59767" calcext:value-type="float">
            <text:p>290.597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9000" calcext:value-type="float">
            <text:p>319000</text:p>
          </table:table-cell>
          <table:table-cell office:value-type="float" office:value="0.00069647356" calcext:value-type="float">
            <text:p>0.00069647356</text:p>
          </table:table-cell>
          <table:table-cell office:value-type="float" office:value="-0.65494456" calcext:value-type="float">
            <text:p>-0.65494456</text:p>
          </table:table-cell>
          <table:table-cell office:value-type="float" office:value="-0.43867844" calcext:value-type="float">
            <text:p>-0.43867844</text:p>
          </table:table-cell>
          <table:table-cell office:value-type="float" office:value="292.03392" calcext:value-type="float">
            <text:p>292.033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0000" calcext:value-type="float">
            <text:p>320000</text:p>
          </table:table-cell>
          <table:table-cell office:value-type="float" office:value="0.00075116783" calcext:value-type="float">
            <text:p>0.00075116783</text:p>
          </table:table-cell>
          <table:table-cell office:value-type="float" office:value="-0.63890249" calcext:value-type="float">
            <text:p>-0.63890249</text:p>
          </table:table-cell>
          <table:table-cell office:value-type="float" office:value="-0.43206804" calcext:value-type="float">
            <text:p>-0.43206804</text:p>
          </table:table-cell>
          <table:table-cell office:value-type="float" office:value="294.9413" calcext:value-type="float">
            <text:p>294.9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1000" calcext:value-type="float">
            <text:p>321000</text:p>
          </table:table-cell>
          <table:table-cell office:value-type="float" office:value="0.00068995844" calcext:value-type="float">
            <text:p>0.00068995844</text:p>
          </table:table-cell>
          <table:table-cell office:value-type="float" office:value="-0.58119416" calcext:value-type="float">
            <text:p>-0.58119416</text:p>
          </table:table-cell>
          <table:table-cell office:value-type="float" office:value="-0.38098778" calcext:value-type="float">
            <text:p>-0.38098778</text:p>
          </table:table-cell>
          <table:table-cell office:value-type="float" office:value="294.69501" calcext:value-type="float">
            <text:p>294.695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2000" calcext:value-type="float">
            <text:p>322000</text:p>
          </table:table-cell>
          <table:table-cell office:value-type="float" office:value="0.0009061931" calcext:value-type="float">
            <text:p>0.0009061931</text:p>
          </table:table-cell>
          <table:table-cell office:value-type="float" office:value="-0.64884413" calcext:value-type="float">
            <text:p>-0.64884413</text:p>
          </table:table-cell>
          <table:table-cell office:value-type="float" office:value="-0.37967479" calcext:value-type="float">
            <text:p>-0.37967479</text:p>
          </table:table-cell>
          <table:table-cell office:value-type="float" office:value="286.73005" calcext:value-type="float">
            <text:p>286.73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3000" calcext:value-type="float">
            <text:p>323000</text:p>
          </table:table-cell>
          <table:table-cell office:value-type="float" office:value="0.00075463324" calcext:value-type="float">
            <text:p>0.00075463324</text:p>
          </table:table-cell>
          <table:table-cell office:value-type="float" office:value="-0.52417997" calcext:value-type="float">
            <text:p>-0.52417997</text:p>
          </table:table-cell>
          <table:table-cell office:value-type="float" office:value="-0.37619331" calcext:value-type="float">
            <text:p>-0.37619331</text:p>
          </table:table-cell>
          <table:table-cell office:value-type="float" office:value="290.14861" calcext:value-type="float">
            <text:p>290.14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4000" calcext:value-type="float">
            <text:p>324000</text:p>
          </table:table-cell>
          <table:table-cell office:value-type="float" office:value="0.00090340256" calcext:value-type="float">
            <text:p>0.00090340256</text:p>
          </table:table-cell>
          <table:table-cell office:value-type="float" office:value="-0.4600541" calcext:value-type="float">
            <text:p>-0.4600541</text:p>
          </table:table-cell>
          <table:table-cell office:value-type="float" office:value="-0.25024244" calcext:value-type="float">
            <text:p>-0.25024244</text:p>
          </table:table-cell>
          <table:table-cell office:value-type="float" office:value="289.20749" calcext:value-type="float">
            <text:p>289.207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5000" calcext:value-type="float">
            <text:p>325000</text:p>
          </table:table-cell>
          <table:table-cell office:value-type="float" office:value="0.00079804644" calcext:value-type="float">
            <text:p>0.00079804644</text:p>
          </table:table-cell>
          <table:table-cell office:value-type="float" office:value="-0.35560982" calcext:value-type="float">
            <text:p>-0.35560982</text:p>
          </table:table-cell>
          <table:table-cell office:value-type="float" office:value="-0.17071498" calcext:value-type="float">
            <text:p>-0.17071498</text:p>
          </table:table-cell>
          <table:table-cell office:value-type="float" office:value="296.68178" calcext:value-type="float">
            <text:p>296.681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6000" calcext:value-type="float">
            <text:p>326000</text:p>
          </table:table-cell>
          <table:table-cell office:value-type="float" office:value="0.00087885468" calcext:value-type="float">
            <text:p>0.00087885468</text:p>
          </table:table-cell>
          <table:table-cell office:value-type="float" office:value="-0.39276734" calcext:value-type="float">
            <text:p>-0.39276734</text:p>
          </table:table-cell>
          <table:table-cell office:value-type="float" office:value="-0.13131283" calcext:value-type="float">
            <text:p>-0.13131283</text:p>
          </table:table-cell>
          <table:table-cell office:value-type="float" office:value="294.84516" calcext:value-type="float">
            <text:p>294.845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000" calcext:value-type="float">
            <text:p>327000</text:p>
          </table:table-cell>
          <table:table-cell office:value-type="float" office:value="0.00071250228" calcext:value-type="float">
            <text:p>0.00071250228</text:p>
          </table:table-cell>
          <table:table-cell office:value-type="float" office:value="-0.51407978" calcext:value-type="float">
            <text:p>-0.51407978</text:p>
          </table:table-cell>
          <table:table-cell office:value-type="float" office:value="-0.24303772" calcext:value-type="float">
            <text:p>-0.24303772</text:p>
          </table:table-cell>
          <table:table-cell office:value-type="float" office:value="297.59827" calcext:value-type="float">
            <text:p>297.598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8000" calcext:value-type="float">
            <text:p>328000</text:p>
          </table:table-cell>
          <table:table-cell office:value-type="float" office:value="0.00073226549" calcext:value-type="float">
            <text:p>0.00073226549</text:p>
          </table:table-cell>
          <table:table-cell office:value-type="float" office:value="-0.56048722" calcext:value-type="float">
            <text:p>-0.56048722</text:p>
          </table:table-cell>
          <table:table-cell office:value-type="float" office:value="-0.32730626" calcext:value-type="float">
            <text:p>-0.32730626</text:p>
          </table:table-cell>
          <table:table-cell office:value-type="float" office:value="291.18612" calcext:value-type="float">
            <text:p>291.186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9000" calcext:value-type="float">
            <text:p>329000</text:p>
          </table:table-cell>
          <table:table-cell office:value-type="float" office:value="0.00067896899" calcext:value-type="float">
            <text:p>0.00067896899</text:p>
          </table:table-cell>
          <table:table-cell office:value-type="float" office:value="-0.59535594" calcext:value-type="float">
            <text:p>-0.59535594</text:p>
          </table:table-cell>
          <table:table-cell office:value-type="float" office:value="-0.36215656" calcext:value-type="float">
            <text:p>-0.36215656</text:p>
          </table:table-cell>
          <table:table-cell office:value-type="float" office:value="288.53002" calcext:value-type="float">
            <text:p>288.530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0000" calcext:value-type="float">
            <text:p>330000</text:p>
          </table:table-cell>
          <table:table-cell office:value-type="float" office:value="0.0007754961" calcext:value-type="float">
            <text:p>0.0007754961</text:p>
          </table:table-cell>
          <table:table-cell office:value-type="float" office:value="-0.59438924" calcext:value-type="float">
            <text:p>-0.59438924</text:p>
          </table:table-cell>
          <table:table-cell office:value-type="float" office:value="-0.27364596" calcext:value-type="float">
            <text:p>-0.27364596</text:p>
          </table:table-cell>
          <table:table-cell office:value-type="float" office:value="293.11466" calcext:value-type="float">
            <text:p>293.114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1000" calcext:value-type="float">
            <text:p>331000</text:p>
          </table:table-cell>
          <table:table-cell office:value-type="float" office:value="0.00080977812" calcext:value-type="float">
            <text:p>0.00080977812</text:p>
          </table:table-cell>
          <table:table-cell office:value-type="float" office:value="-0.52811334" calcext:value-type="float">
            <text:p>-0.52811334</text:p>
          </table:table-cell>
          <table:table-cell office:value-type="float" office:value="-0.21256859" calcext:value-type="float">
            <text:p>-0.21256859</text:p>
          </table:table-cell>
          <table:table-cell office:value-type="float" office:value="296.31913" calcext:value-type="float">
            <text:p>296.319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2000" calcext:value-type="float">
            <text:p>332000</text:p>
          </table:table-cell>
          <table:table-cell office:value-type="float" office:value="0.00078104376" calcext:value-type="float">
            <text:p>0.00078104376</text:p>
          </table:table-cell>
          <table:table-cell office:value-type="float" office:value="-0.43272369" calcext:value-type="float">
            <text:p>-0.43272369</text:p>
          </table:table-cell>
          <table:table-cell office:value-type="float" office:value="-0.13252576" calcext:value-type="float">
            <text:p>-0.13252576</text:p>
          </table:table-cell>
          <table:table-cell office:value-type="float" office:value="288.61804" calcext:value-type="float">
            <text:p>288.618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3000" calcext:value-type="float">
            <text:p>333000</text:p>
          </table:table-cell>
          <table:table-cell office:value-type="float" office:value="0.00088940811" calcext:value-type="float">
            <text:p>0.00088940811</text:p>
          </table:table-cell>
          <table:table-cell office:value-type="float" office:value="-0.45298926" calcext:value-type="float">
            <text:p>-0.45298926</text:p>
          </table:table-cell>
          <table:table-cell office:value-type="float" office:value="-0.14055738" calcext:value-type="float">
            <text:p>-0.14055738</text:p>
          </table:table-cell>
          <table:table-cell office:value-type="float" office:value="286.82618" calcext:value-type="float">
            <text:p>286.826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4000" calcext:value-type="float">
            <text:p>334000</text:p>
          </table:table-cell>
          <table:table-cell office:value-type="float" office:value="0.00086888085" calcext:value-type="float">
            <text:p>0.00086888085</text:p>
          </table:table-cell>
          <table:table-cell office:value-type="float" office:value="-0.3668272" calcext:value-type="float">
            <text:p>-0.3668272</text:p>
          </table:table-cell>
          <table:table-cell office:value-type="float" office:value="-0.069343876" calcext:value-type="float">
            <text:p>-0.069343876</text:p>
          </table:table-cell>
          <table:table-cell office:value-type="float" office:value="293.02747" calcext:value-type="float">
            <text:p>293.027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5000" calcext:value-type="float">
            <text:p>335000</text:p>
          </table:table-cell>
          <table:table-cell office:value-type="float" office:value="0.0008530866" calcext:value-type="float">
            <text:p>0.0008530866</text:p>
          </table:table-cell>
          <table:table-cell office:value-type="float" office:value="-0.32476012" calcext:value-type="float">
            <text:p>-0.32476012</text:p>
          </table:table-cell>
          <table:table-cell office:value-type="float" office:value="-0.10642729" calcext:value-type="float">
            <text:p>-0.10642729</text:p>
          </table:table-cell>
          <table:table-cell office:value-type="float" office:value="289.90173" calcext:value-type="float">
            <text:p>289.901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6000" calcext:value-type="float">
            <text:p>336000</text:p>
          </table:table-cell>
          <table:table-cell office:value-type="float" office:value="0.00069775741" calcext:value-type="float">
            <text:p>0.00069775741</text:p>
          </table:table-cell>
          <table:table-cell office:value-type="float" office:value="-0.40068718" calcext:value-type="float">
            <text:p>-0.40068718</text:p>
          </table:table-cell>
          <table:table-cell office:value-type="float" office:value="-0.21292019" calcext:value-type="float">
            <text:p>-0.21292019</text:p>
          </table:table-cell>
          <table:table-cell office:value-type="float" office:value="291.55853" calcext:value-type="float">
            <text:p>291.558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7000" calcext:value-type="float">
            <text:p>337000</text:p>
          </table:table-cell>
          <table:table-cell office:value-type="float" office:value="0.00067354549" calcext:value-type="float">
            <text:p>0.00067354549</text:p>
          </table:table-cell>
          <table:table-cell office:value-type="float" office:value="-0.57131574" calcext:value-type="float">
            <text:p>-0.57131574</text:p>
          </table:table-cell>
          <table:table-cell office:value-type="float" office:value="-0.37109446" calcext:value-type="float">
            <text:p>-0.37109446</text:p>
          </table:table-cell>
          <table:table-cell office:value-type="float" office:value="300.00211" calcext:value-type="float">
            <text:p>300.00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8000" calcext:value-type="float">
            <text:p>338000</text:p>
          </table:table-cell>
          <table:table-cell office:value-type="float" office:value="0.00065826763" calcext:value-type="float">
            <text:p>0.00065826763</text:p>
          </table:table-cell>
          <table:table-cell office:value-type="float" office:value="-0.68614136" calcext:value-type="float">
            <text:p>-0.68614136</text:p>
          </table:table-cell>
          <table:table-cell office:value-type="float" office:value="-0.40197041" calcext:value-type="float">
            <text:p>-0.40197041</text:p>
          </table:table-cell>
          <table:table-cell office:value-type="float" office:value="302.43996" calcext:value-type="float">
            <text:p>302.43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9000" calcext:value-type="float">
            <text:p>339000</text:p>
          </table:table-cell>
          <table:table-cell office:value-type="float" office:value="0.00064230114" calcext:value-type="float">
            <text:p>0.00064230114</text:p>
          </table:table-cell>
          <table:table-cell office:value-type="float" office:value="-0.62139813" calcext:value-type="float">
            <text:p>-0.62139813</text:p>
          </table:table-cell>
          <table:table-cell office:value-type="float" office:value="-0.39567252" calcext:value-type="float">
            <text:p>-0.39567252</text:p>
          </table:table-cell>
          <table:table-cell office:value-type="float" office:value="292.88598" calcext:value-type="float">
            <text:p>292.885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0000" calcext:value-type="float">
            <text:p>340000</text:p>
          </table:table-cell>
          <table:table-cell office:value-type="float" office:value="0.00066552554" calcext:value-type="float">
            <text:p>0.00066552554</text:p>
          </table:table-cell>
          <table:table-cell office:value-type="float" office:value="-0.43664098" calcext:value-type="float">
            <text:p>-0.43664098</text:p>
          </table:table-cell>
          <table:table-cell office:value-type="float" office:value="-0.26621934" calcext:value-type="float">
            <text:p>-0.26621934</text:p>
          </table:table-cell>
          <table:table-cell office:value-type="float" office:value="288.23952" calcext:value-type="float">
            <text:p>288.239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1000" calcext:value-type="float">
            <text:p>341000</text:p>
          </table:table-cell>
          <table:table-cell office:value-type="float" office:value="0.00062667466" calcext:value-type="float">
            <text:p>0.00062667466</text:p>
          </table:table-cell>
          <table:table-cell office:value-type="float" office:value="-0.38146858" calcext:value-type="float">
            <text:p>-0.38146858</text:p>
          </table:table-cell>
          <table:table-cell office:value-type="float" office:value="-0.24147699" calcext:value-type="float">
            <text:p>-0.24147699</text:p>
          </table:table-cell>
          <table:table-cell office:value-type="float" office:value="290.58504" calcext:value-type="float">
            <text:p>290.585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2000" calcext:value-type="float">
            <text:p>342000</text:p>
          </table:table-cell>
          <table:table-cell office:value-type="float" office:value="0.00072296225" calcext:value-type="float">
            <text:p>0.00072296225</text:p>
          </table:table-cell>
          <table:table-cell office:value-type="float" office:value="-0.45485503" calcext:value-type="float">
            <text:p>-0.45485503</text:p>
          </table:table-cell>
          <table:table-cell office:value-type="float" office:value="-0.23685781" calcext:value-type="float">
            <text:p>-0.23685781</text:p>
          </table:table-cell>
          <table:table-cell office:value-type="float" office:value="291.38476" calcext:value-type="float">
            <text:p>291.384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3000" calcext:value-type="float">
            <text:p>343000</text:p>
          </table:table-cell>
          <table:table-cell office:value-type="float" office:value="0.00076103301" calcext:value-type="float">
            <text:p>0.00076103301</text:p>
          </table:table-cell>
          <table:table-cell office:value-type="float" office:value="-0.47237883" calcext:value-type="float">
            <text:p>-0.47237883</text:p>
          </table:table-cell>
          <table:table-cell office:value-type="float" office:value="-0.18685126" calcext:value-type="float">
            <text:p>-0.18685126</text:p>
          </table:table-cell>
          <table:table-cell office:value-type="float" office:value="285.99857" calcext:value-type="float">
            <text:p>285.998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4000" calcext:value-type="float">
            <text:p>344000</text:p>
          </table:table-cell>
          <table:table-cell office:value-type="float" office:value="0.00076073593" calcext:value-type="float">
            <text:p>0.00076073593</text:p>
          </table:table-cell>
          <table:table-cell office:value-type="float" office:value="-0.48154591" calcext:value-type="float">
            <text:p>-0.48154591</text:p>
          </table:table-cell>
          <table:table-cell office:value-type="float" office:value="-0.22104137" calcext:value-type="float">
            <text:p>-0.22104137</text:p>
          </table:table-cell>
          <table:table-cell office:value-type="float" office:value="292.48213" calcext:value-type="float">
            <text:p>292.482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5000" calcext:value-type="float">
            <text:p>345000</text:p>
          </table:table-cell>
          <table:table-cell office:value-type="float" office:value="0.00062422084" calcext:value-type="float">
            <text:p>0.00062422084</text:p>
          </table:table-cell>
          <table:table-cell office:value-type="float" office:value="-0.59671178" calcext:value-type="float">
            <text:p>-0.59671178</text:p>
          </table:table-cell>
          <table:table-cell office:value-type="float" office:value="-0.39275207" calcext:value-type="float">
            <text:p>-0.39275207</text:p>
          </table:table-cell>
          <table:table-cell office:value-type="float" office:value="295.44834" calcext:value-type="float">
            <text:p>295.44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000" calcext:value-type="float">
            <text:p>346000</text:p>
          </table:table-cell>
          <table:table-cell office:value-type="float" office:value="0.00090758366" calcext:value-type="float">
            <text:p>0.00090758366</text:p>
          </table:table-cell>
          <table:table-cell office:value-type="float" office:value="-0.67159646" calcext:value-type="float">
            <text:p>-0.67159646</text:p>
          </table:table-cell>
          <table:table-cell office:value-type="float" office:value="-0.39067751" calcext:value-type="float">
            <text:p>-0.39067751</text:p>
          </table:table-cell>
          <table:table-cell office:value-type="float" office:value="295.86819" calcext:value-type="float">
            <text:p>295.868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7000" calcext:value-type="float">
            <text:p>347000</text:p>
          </table:table-cell>
          <table:table-cell office:value-type="float" office:value="0.00067978139" calcext:value-type="float">
            <text:p>0.00067978139</text:p>
          </table:table-cell>
          <table:table-cell office:value-type="float" office:value="-0.48073148" calcext:value-type="float">
            <text:p>-0.48073148</text:p>
          </table:table-cell>
          <table:table-cell office:value-type="float" office:value="-0.21560446" calcext:value-type="float">
            <text:p>-0.21560446</text:p>
          </table:table-cell>
          <table:table-cell office:value-type="float" office:value="296.16839" calcext:value-type="float">
            <text:p>296.168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8000" calcext:value-type="float">
            <text:p>348000</text:p>
          </table:table-cell>
          <table:table-cell office:value-type="float" office:value="0.00066941402" calcext:value-type="float">
            <text:p>0.00066941402</text:p>
          </table:table-cell>
          <table:table-cell office:value-type="float" office:value="-0.36342904" calcext:value-type="float">
            <text:p>-0.36342904</text:p>
          </table:table-cell>
          <table:table-cell office:value-type="float" office:value="-0.14417381" calcext:value-type="float">
            <text:p>-0.14417381</text:p>
          </table:table-cell>
          <table:table-cell office:value-type="float" office:value="294.36903" calcext:value-type="float">
            <text:p>294.369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9000" calcext:value-type="float">
            <text:p>349000</text:p>
          </table:table-cell>
          <table:table-cell office:value-type="float" office:value="0.00067047844" calcext:value-type="float">
            <text:p>0.00067047844</text:p>
          </table:table-cell>
          <table:table-cell office:value-type="float" office:value="-0.3974257" calcext:value-type="float">
            <text:p>-0.3974257</text:p>
          </table:table-cell>
          <table:table-cell office:value-type="float" office:value="-0.1403402" calcext:value-type="float">
            <text:p>-0.1403402</text:p>
          </table:table-cell>
          <table:table-cell office:value-type="float" office:value="290.95588" calcext:value-type="float">
            <text:p>290.955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00" calcext:value-type="float">
            <text:p>350000</text:p>
          </table:table-cell>
          <table:table-cell office:value-type="float" office:value="0.00063035112" calcext:value-type="float">
            <text:p>0.00063035112</text:p>
          </table:table-cell>
          <table:table-cell office:value-type="float" office:value="-0.51897546" calcext:value-type="float">
            <text:p>-0.51897546</text:p>
          </table:table-cell>
          <table:table-cell office:value-type="float" office:value="-0.31714531" calcext:value-type="float">
            <text:p>-0.31714531</text:p>
          </table:table-cell>
          <table:table-cell office:value-type="float" office:value="303.40647" calcext:value-type="float">
            <text:p>303.406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1000" calcext:value-type="float">
            <text:p>351000</text:p>
          </table:table-cell>
          <table:table-cell office:value-type="float" office:value="0.00086142681" calcext:value-type="float">
            <text:p>0.00086142681</text:p>
          </table:table-cell>
          <table:table-cell office:value-type="float" office:value="-0.7255101" calcext:value-type="float">
            <text:p>-0.7255101</text:p>
          </table:table-cell>
          <table:table-cell office:value-type="float" office:value="-0.44941999" calcext:value-type="float">
            <text:p>-0.44941999</text:p>
          </table:table-cell>
          <table:table-cell office:value-type="float" office:value="287.286" calcext:value-type="float">
            <text:p>287.2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2000" calcext:value-type="float">
            <text:p>352000</text:p>
          </table:table-cell>
          <table:table-cell office:value-type="float" office:value="0.00079094595" calcext:value-type="float">
            <text:p>0.00079094595</text:p>
          </table:table-cell>
          <table:table-cell office:value-type="float" office:value="-0.6427533" calcext:value-type="float">
            <text:p>-0.6427533</text:p>
          </table:table-cell>
          <table:table-cell office:value-type="float" office:value="-0.37855302" calcext:value-type="float">
            <text:p>-0.37855302</text:p>
          </table:table-cell>
          <table:table-cell office:value-type="float" office:value="302.7871" calcext:value-type="float">
            <text:p>302.78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3000" calcext:value-type="float">
            <text:p>353000</text:p>
          </table:table-cell>
          <table:table-cell office:value-type="float" office:value="0.00085922277" calcext:value-type="float">
            <text:p>0.00085922277</text:p>
          </table:table-cell>
          <table:table-cell office:value-type="float" office:value="-0.62200183" calcext:value-type="float">
            <text:p>-0.62200183</text:p>
          </table:table-cell>
          <table:table-cell office:value-type="float" office:value="-0.37186903" calcext:value-type="float">
            <text:p>-0.37186903</text:p>
          </table:table-cell>
          <table:table-cell office:value-type="float" office:value="292.41876" calcext:value-type="float">
            <text:p>292.418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4000" calcext:value-type="float">
            <text:p>354000</text:p>
          </table:table-cell>
          <table:table-cell office:value-type="float" office:value="0.000694668" calcext:value-type="float">
            <text:p>0.000694668</text:p>
          </table:table-cell>
          <table:table-cell office:value-type="float" office:value="-0.60250141" calcext:value-type="float">
            <text:p>-0.60250141</text:p>
          </table:table-cell>
          <table:table-cell office:value-type="float" office:value="-0.40863427" calcext:value-type="float">
            <text:p>-0.40863427</text:p>
          </table:table-cell>
          <table:table-cell office:value-type="float" office:value="290.2121" calcext:value-type="float">
            <text:p>290.21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5000" calcext:value-type="float">
            <text:p>355000</text:p>
          </table:table-cell>
          <table:table-cell office:value-type="float" office:value="0.00082601534" calcext:value-type="float">
            <text:p>0.00082601534</text:p>
          </table:table-cell>
          <table:table-cell office:value-type="float" office:value="-0.56602497" calcext:value-type="float">
            <text:p>-0.56602497</text:p>
          </table:table-cell>
          <table:table-cell office:value-type="float" office:value="-0.34267482" calcext:value-type="float">
            <text:p>-0.34267482</text:p>
          </table:table-cell>
          <table:table-cell office:value-type="float" office:value="290.52202" calcext:value-type="float">
            <text:p>290.522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6000" calcext:value-type="float">
            <text:p>356000</text:p>
          </table:table-cell>
          <table:table-cell office:value-type="float" office:value="0.00068337288" calcext:value-type="float">
            <text:p>0.00068337288</text:p>
          </table:table-cell>
          <table:table-cell office:value-type="float" office:value="-0.60944016" calcext:value-type="float">
            <text:p>-0.60944016</text:p>
          </table:table-cell>
          <table:table-cell office:value-type="float" office:value="-0.35720699" calcext:value-type="float">
            <text:p>-0.35720699</text:p>
          </table:table-cell>
          <table:table-cell office:value-type="float" office:value="284.6881" calcext:value-type="float">
            <text:p>284.68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7000" calcext:value-type="float">
            <text:p>357000</text:p>
          </table:table-cell>
          <table:table-cell office:value-type="float" office:value="0.00081787744" calcext:value-type="float">
            <text:p>0.00081787744</text:p>
          </table:table-cell>
          <table:table-cell office:value-type="float" office:value="-0.57683584" calcext:value-type="float">
            <text:p>-0.57683584</text:p>
          </table:table-cell>
          <table:table-cell office:value-type="float" office:value="-0.29275962" calcext:value-type="float">
            <text:p>-0.29275962</text:p>
          </table:table-cell>
          <table:table-cell office:value-type="float" office:value="292.67697" calcext:value-type="float">
            <text:p>292.676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8000" calcext:value-type="float">
            <text:p>358000</text:p>
          </table:table-cell>
          <table:table-cell office:value-type="float" office:value="0.00083058305" calcext:value-type="float">
            <text:p>0.00083058305</text:p>
          </table:table-cell>
          <table:table-cell office:value-type="float" office:value="-0.66463447" calcext:value-type="float">
            <text:p>-0.66463447</text:p>
          </table:table-cell>
          <table:table-cell office:value-type="float" office:value="-0.39345299" calcext:value-type="float">
            <text:p>-0.39345299</text:p>
          </table:table-cell>
          <table:table-cell office:value-type="float" office:value="292.1438" calcext:value-type="float">
            <text:p>292.14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9000" calcext:value-type="float">
            <text:p>359000</text:p>
          </table:table-cell>
          <table:table-cell office:value-type="float" office:value="0.00069130532" calcext:value-type="float">
            <text:p>0.00069130532</text:p>
          </table:table-cell>
          <table:table-cell office:value-type="float" office:value="-0.70441852" calcext:value-type="float">
            <text:p>-0.70441852</text:p>
          </table:table-cell>
          <table:table-cell office:value-type="float" office:value="-0.47058476" calcext:value-type="float">
            <text:p>-0.47058476</text:p>
          </table:table-cell>
          <table:table-cell office:value-type="float" office:value="289.8395" calcext:value-type="float">
            <text:p>289.83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000" calcext:value-type="float">
            <text:p>360000</text:p>
          </table:table-cell>
          <table:table-cell office:value-type="float" office:value="0.00084871269" calcext:value-type="float">
            <text:p>0.00084871269</text:p>
          </table:table-cell>
          <table:table-cell office:value-type="float" office:value="-0.79042487" calcext:value-type="float">
            <text:p>-0.79042487</text:p>
          </table:table-cell>
          <table:table-cell office:value-type="float" office:value="-0.45563286" calcext:value-type="float">
            <text:p>-0.45563286</text:p>
          </table:table-cell>
          <table:table-cell office:value-type="float" office:value="290.46237" calcext:value-type="float">
            <text:p>290.462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1000" calcext:value-type="float">
            <text:p>361000</text:p>
          </table:table-cell>
          <table:table-cell office:value-type="float" office:value="0.00074123204" calcext:value-type="float">
            <text:p>0.00074123204</text:p>
          </table:table-cell>
          <table:table-cell office:value-type="float" office:value="-0.61023038" calcext:value-type="float">
            <text:p>-0.61023038</text:p>
          </table:table-cell>
          <table:table-cell office:value-type="float" office:value="-0.32342185" calcext:value-type="float">
            <text:p>-0.32342185</text:p>
          </table:table-cell>
          <table:table-cell office:value-type="float" office:value="291.57179" calcext:value-type="float">
            <text:p>291.571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2000" calcext:value-type="float">
            <text:p>362000</text:p>
          </table:table-cell>
          <table:table-cell office:value-type="float" office:value="0.00074197931" calcext:value-type="float">
            <text:p>0.00074197931</text:p>
          </table:table-cell>
          <table:table-cell office:value-type="float" office:value="-0.55340653" calcext:value-type="float">
            <text:p>-0.55340653</text:p>
          </table:table-cell>
          <table:table-cell office:value-type="float" office:value="-0.23008403" calcext:value-type="float">
            <text:p>-0.23008403</text:p>
          </table:table-cell>
          <table:table-cell office:value-type="float" office:value="285.25826" calcext:value-type="float">
            <text:p>285.258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3000" calcext:value-type="float">
            <text:p>363000</text:p>
          </table:table-cell>
          <table:table-cell office:value-type="float" office:value="0.00077108769" calcext:value-type="float">
            <text:p>0.00077108769</text:p>
          </table:table-cell>
          <table:table-cell office:value-type="float" office:value="-0.55205798" calcext:value-type="float">
            <text:p>-0.55205798</text:p>
          </table:table-cell>
          <table:table-cell office:value-type="float" office:value="-0.22727983" calcext:value-type="float">
            <text:p>-0.22727983</text:p>
          </table:table-cell>
          <table:table-cell office:value-type="float" office:value="294.26499" calcext:value-type="float">
            <text:p>294.264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4000" calcext:value-type="float">
            <text:p>364000</text:p>
          </table:table-cell>
          <table:table-cell office:value-type="float" office:value="0.00061459813" calcext:value-type="float">
            <text:p>0.00061459813</text:p>
          </table:table-cell>
          <table:table-cell office:value-type="float" office:value="-0.62969175" calcext:value-type="float">
            <text:p>-0.62969175</text:p>
          </table:table-cell>
          <table:table-cell office:value-type="float" office:value="-0.41786369" calcext:value-type="float">
            <text:p>-0.41786369</text:p>
          </table:table-cell>
          <table:table-cell office:value-type="float" office:value="293.04555" calcext:value-type="float">
            <text:p>293.045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5000" calcext:value-type="float">
            <text:p>365000</text:p>
          </table:table-cell>
          <table:table-cell office:value-type="float" office:value="0.00074213835" calcext:value-type="float">
            <text:p>0.00074213835</text:p>
          </table:table-cell>
          <table:table-cell office:value-type="float" office:value="-0.74898958" calcext:value-type="float">
            <text:p>-0.74898958</text:p>
          </table:table-cell>
          <table:table-cell office:value-type="float" office:value="-0.43421655" calcext:value-type="float">
            <text:p>-0.43421655</text:p>
          </table:table-cell>
          <table:table-cell office:value-type="float" office:value="297.27853" calcext:value-type="float">
            <text:p>297.278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6000" calcext:value-type="float">
            <text:p>366000</text:p>
          </table:table-cell>
          <table:table-cell office:value-type="float" office:value="0.00078257817" calcext:value-type="float">
            <text:p>0.00078257817</text:p>
          </table:table-cell>
          <table:table-cell office:value-type="float" office:value="-0.75563574" calcext:value-type="float">
            <text:p>-0.75563574</text:p>
          </table:table-cell>
          <table:table-cell office:value-type="float" office:value="-0.42279839" calcext:value-type="float">
            <text:p>-0.42279839</text:p>
          </table:table-cell>
          <table:table-cell office:value-type="float" office:value="289.03093" calcext:value-type="float">
            <text:p>289.030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7000" calcext:value-type="float">
            <text:p>367000</text:p>
          </table:table-cell>
          <table:table-cell office:value-type="float" office:value="0.0008486549" calcext:value-type="float">
            <text:p>0.0008486549</text:p>
          </table:table-cell>
          <table:table-cell office:value-type="float" office:value="-0.74463189" calcext:value-type="float">
            <text:p>-0.74463189</text:p>
          </table:table-cell>
          <table:table-cell office:value-type="float" office:value="-0.46718493" calcext:value-type="float">
            <text:p>-0.46718493</text:p>
          </table:table-cell>
          <table:table-cell office:value-type="float" office:value="298.65557" calcext:value-type="float">
            <text:p>298.655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8000" calcext:value-type="float">
            <text:p>368000</text:p>
          </table:table-cell>
          <table:table-cell office:value-type="float" office:value="0.00068853972" calcext:value-type="float">
            <text:p>0.00068853972</text:p>
          </table:table-cell>
          <table:table-cell office:value-type="float" office:value="-0.60903328" calcext:value-type="float">
            <text:p>-0.60903328</text:p>
          </table:table-cell>
          <table:table-cell office:value-type="float" office:value="-0.31936943" calcext:value-type="float">
            <text:p>-0.31936943</text:p>
          </table:table-cell>
          <table:table-cell office:value-type="float" office:value="286.12607" calcext:value-type="float">
            <text:p>286.126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9000" calcext:value-type="float">
            <text:p>369000</text:p>
          </table:table-cell>
          <table:table-cell office:value-type="float" office:value="0.00059248808" calcext:value-type="float">
            <text:p>0.00059248808</text:p>
          </table:table-cell>
          <table:table-cell office:value-type="float" office:value="-0.63156819" calcext:value-type="float">
            <text:p>-0.63156819</text:p>
          </table:table-cell>
          <table:table-cell office:value-type="float" office:value="-0.39456487" calcext:value-type="float">
            <text:p>-0.39456487</text:p>
          </table:table-cell>
          <table:table-cell office:value-type="float" office:value="293.7333" calcext:value-type="float">
            <text:p>293.7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0000" calcext:value-type="float">
            <text:p>370000</text:p>
          </table:table-cell>
          <table:table-cell office:value-type="float" office:value="0.00055508531" calcext:value-type="float">
            <text:p>0.00055508531</text:p>
          </table:table-cell>
          <table:table-cell office:value-type="float" office:value="-0.72120874" calcext:value-type="float">
            <text:p>-0.72120874</text:p>
          </table:table-cell>
          <table:table-cell office:value-type="float" office:value="-0.51150081" calcext:value-type="float">
            <text:p>-0.51150081</text:p>
          </table:table-cell>
          <table:table-cell office:value-type="float" office:value="295.48985" calcext:value-type="float">
            <text:p>295.489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1000" calcext:value-type="float">
            <text:p>371000</text:p>
          </table:table-cell>
          <table:table-cell office:value-type="float" office:value="0.00062188103" calcext:value-type="float">
            <text:p>0.00062188103</text:p>
          </table:table-cell>
          <table:table-cell office:value-type="float" office:value="-0.69757645" calcext:value-type="float">
            <text:p>-0.69757645</text:p>
          </table:table-cell>
          <table:table-cell office:value-type="float" office:value="-0.46711207" calcext:value-type="float">
            <text:p>-0.46711207</text:p>
          </table:table-cell>
          <table:table-cell office:value-type="float" office:value="289.99461" calcext:value-type="float">
            <text:p>289.994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2000" calcext:value-type="float">
            <text:p>372000</text:p>
          </table:table-cell>
          <table:table-cell office:value-type="float" office:value="0.00056667593" calcext:value-type="float">
            <text:p>0.00056667593</text:p>
          </table:table-cell>
          <table:table-cell office:value-type="float" office:value="-0.5829203" calcext:value-type="float">
            <text:p>-0.5829203</text:p>
          </table:table-cell>
          <table:table-cell office:value-type="float" office:value="-0.4080221" calcext:value-type="float">
            <text:p>-0.4080221</text:p>
          </table:table-cell>
          <table:table-cell office:value-type="float" office:value="298.56768" calcext:value-type="float">
            <text:p>298.567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3000" calcext:value-type="float">
            <text:p>373000</text:p>
          </table:table-cell>
          <table:table-cell office:value-type="float" office:value="0.00067687139" calcext:value-type="float">
            <text:p>0.00067687139</text:p>
          </table:table-cell>
          <table:table-cell office:value-type="float" office:value="-0.47312394" calcext:value-type="float">
            <text:p>-0.47312394</text:p>
          </table:table-cell>
          <table:table-cell office:value-type="float" office:value="-0.30509272" calcext:value-type="float">
            <text:p>-0.30509272</text:p>
          </table:table-cell>
          <table:table-cell office:value-type="float" office:value="294.36908" calcext:value-type="float">
            <text:p>294.369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4000" calcext:value-type="float">
            <text:p>374000</text:p>
          </table:table-cell>
          <table:table-cell office:value-type="float" office:value="0.0004981352" calcext:value-type="float">
            <text:p>0.0004981352</text:p>
          </table:table-cell>
          <table:table-cell office:value-type="float" office:value="-0.44173016" calcext:value-type="float">
            <text:p>-0.44173016</text:p>
          </table:table-cell>
          <table:table-cell office:value-type="float" office:value="-0.27302241" calcext:value-type="float">
            <text:p>-0.27302241</text:p>
          </table:table-cell>
          <table:table-cell office:value-type="float" office:value="291.75957" calcext:value-type="float">
            <text:p>291.759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5000" calcext:value-type="float">
            <text:p>375000</text:p>
          </table:table-cell>
          <table:table-cell office:value-type="float" office:value="0.00057283836" calcext:value-type="float">
            <text:p>0.00057283836</text:p>
          </table:table-cell>
          <table:table-cell office:value-type="float" office:value="-0.51353105" calcext:value-type="float">
            <text:p>-0.51353105</text:p>
          </table:table-cell>
          <table:table-cell office:value-type="float" office:value="-0.30326922" calcext:value-type="float">
            <text:p>-0.30326922</text:p>
          </table:table-cell>
          <table:table-cell office:value-type="float" office:value="293.04411" calcext:value-type="float">
            <text:p>293.044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6000" calcext:value-type="float">
            <text:p>376000</text:p>
          </table:table-cell>
          <table:table-cell office:value-type="float" office:value="0.00045594462" calcext:value-type="float">
            <text:p>0.00045594462</text:p>
          </table:table-cell>
          <table:table-cell office:value-type="float" office:value="-0.58580187" calcext:value-type="float">
            <text:p>-0.58580187</text:p>
          </table:table-cell>
          <table:table-cell office:value-type="float" office:value="-0.43195294" calcext:value-type="float">
            <text:p>-0.43195294</text:p>
          </table:table-cell>
          <table:table-cell office:value-type="float" office:value="294.92335" calcext:value-type="float">
            <text:p>294.923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7000" calcext:value-type="float">
            <text:p>377000</text:p>
          </table:table-cell>
          <table:table-cell office:value-type="float" office:value="0.00069125329" calcext:value-type="float">
            <text:p>0.00069125329</text:p>
          </table:table-cell>
          <table:table-cell office:value-type="float" office:value="-0.63607386" calcext:value-type="float">
            <text:p>-0.63607386</text:p>
          </table:table-cell>
          <table:table-cell office:value-type="float" office:value="-0.46961367" calcext:value-type="float">
            <text:p>-0.46961367</text:p>
          </table:table-cell>
          <table:table-cell office:value-type="float" office:value="290.11637" calcext:value-type="float">
            <text:p>290.116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8000" calcext:value-type="float">
            <text:p>378000</text:p>
          </table:table-cell>
          <table:table-cell office:value-type="float" office:value="0.00054739703" calcext:value-type="float">
            <text:p>0.00054739703</text:p>
          </table:table-cell>
          <table:table-cell office:value-type="float" office:value="-0.74597497" calcext:value-type="float">
            <text:p>-0.74597497</text:p>
          </table:table-cell>
          <table:table-cell office:value-type="float" office:value="-0.62088217" calcext:value-type="float">
            <text:p>-0.62088217</text:p>
          </table:table-cell>
          <table:table-cell office:value-type="float" office:value="293.16449" calcext:value-type="float">
            <text:p>293.16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9000" calcext:value-type="float">
            <text:p>379000</text:p>
          </table:table-cell>
          <table:table-cell office:value-type="float" office:value="0.00072770104" calcext:value-type="float">
            <text:p>0.00072770104</text:p>
          </table:table-cell>
          <table:table-cell office:value-type="float" office:value="-0.73294088" calcext:value-type="float">
            <text:p>-0.73294088</text:p>
          </table:table-cell>
          <table:table-cell office:value-type="float" office:value="-0.49817115" calcext:value-type="float">
            <text:p>-0.49817115</text:p>
          </table:table-cell>
          <table:table-cell office:value-type="float" office:value="294.9762" calcext:value-type="float">
            <text:p>294.97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0000" calcext:value-type="float">
            <text:p>380000</text:p>
          </table:table-cell>
          <table:table-cell office:value-type="float" office:value="0.00067505443" calcext:value-type="float">
            <text:p>0.00067505443</text:p>
          </table:table-cell>
          <table:table-cell office:value-type="float" office:value="-0.60302846" calcext:value-type="float">
            <text:p>-0.60302846</text:p>
          </table:table-cell>
          <table:table-cell office:value-type="float" office:value="-0.40924057" calcext:value-type="float">
            <text:p>-0.40924057</text:p>
          </table:table-cell>
          <table:table-cell office:value-type="float" office:value="296.62908" calcext:value-type="float">
            <text:p>296.629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1000" calcext:value-type="float">
            <text:p>381000</text:p>
          </table:table-cell>
          <table:table-cell office:value-type="float" office:value="0.00084486051" calcext:value-type="float">
            <text:p>0.00084486051</text:p>
          </table:table-cell>
          <table:table-cell office:value-type="float" office:value="-0.54577454" calcext:value-type="float">
            <text:p>-0.54577454</text:p>
          </table:table-cell>
          <table:table-cell office:value-type="float" office:value="-0.3939352" calcext:value-type="float">
            <text:p>-0.3939352</text:p>
          </table:table-cell>
          <table:table-cell office:value-type="float" office:value="290.72142" calcext:value-type="float">
            <text:p>290.721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2000" calcext:value-type="float">
            <text:p>382000</text:p>
          </table:table-cell>
          <table:table-cell office:value-type="float" office:value="0.00072782662" calcext:value-type="float">
            <text:p>0.00072782662</text:p>
          </table:table-cell>
          <table:table-cell office:value-type="float" office:value="-0.52926603" calcext:value-type="float">
            <text:p>-0.52926603</text:p>
          </table:table-cell>
          <table:table-cell office:value-type="float" office:value="-0.42199116" calcext:value-type="float">
            <text:p>-0.42199116</text:p>
          </table:table-cell>
          <table:table-cell office:value-type="float" office:value="290.90005" calcext:value-type="float">
            <text:p>290.90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3000" calcext:value-type="float">
            <text:p>383000</text:p>
          </table:table-cell>
          <table:table-cell office:value-type="float" office:value="0.00080102712" calcext:value-type="float">
            <text:p>0.00080102712</text:p>
          </table:table-cell>
          <table:table-cell office:value-type="float" office:value="-0.71418914" calcext:value-type="float">
            <text:p>-0.71418914</text:p>
          </table:table-cell>
          <table:table-cell office:value-type="float" office:value="-0.58216657" calcext:value-type="float">
            <text:p>-0.58216657</text:p>
          </table:table-cell>
          <table:table-cell office:value-type="float" office:value="290.28938" calcext:value-type="float">
            <text:p>290.289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4000" calcext:value-type="float">
            <text:p>384000</text:p>
          </table:table-cell>
          <table:table-cell office:value-type="float" office:value="0.00071529717" calcext:value-type="float">
            <text:p>0.00071529717</text:p>
          </table:table-cell>
          <table:table-cell office:value-type="float" office:value="-0.72197176" calcext:value-type="float">
            <text:p>-0.72197176</text:p>
          </table:table-cell>
          <table:table-cell office:value-type="float" office:value="-0.5116967" calcext:value-type="float">
            <text:p>-0.5116967</text:p>
          </table:table-cell>
          <table:table-cell office:value-type="float" office:value="301.5044" calcext:value-type="float">
            <text:p>301.50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5000" calcext:value-type="float">
            <text:p>385000</text:p>
          </table:table-cell>
          <table:table-cell office:value-type="float" office:value="0.00080378319" calcext:value-type="float">
            <text:p>0.00080378319</text:p>
          </table:table-cell>
          <table:table-cell office:value-type="float" office:value="-0.68219009" calcext:value-type="float">
            <text:p>-0.68219009</text:p>
          </table:table-cell>
          <table:table-cell office:value-type="float" office:value="-0.46472004" calcext:value-type="float">
            <text:p>-0.46472004</text:p>
          </table:table-cell>
          <table:table-cell office:value-type="float" office:value="292.86704" calcext:value-type="float">
            <text:p>292.867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6000" calcext:value-type="float">
            <text:p>386000</text:p>
          </table:table-cell>
          <table:table-cell office:value-type="float" office:value="0.00085802704" calcext:value-type="float">
            <text:p>0.00085802704</text:p>
          </table:table-cell>
          <table:table-cell office:value-type="float" office:value="-0.76823759" calcext:value-type="float">
            <text:p>-0.76823759</text:p>
          </table:table-cell>
          <table:table-cell office:value-type="float" office:value="-0.45147949" calcext:value-type="float">
            <text:p>-0.45147949</text:p>
          </table:table-cell>
          <table:table-cell office:value-type="float" office:value="294.45249" calcext:value-type="float">
            <text:p>294.452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7000" calcext:value-type="float">
            <text:p>387000</text:p>
          </table:table-cell>
          <table:table-cell office:value-type="float" office:value="0.00084804908" calcext:value-type="float">
            <text:p>0.00084804908</text:p>
          </table:table-cell>
          <table:table-cell office:value-type="float" office:value="-0.74805297" calcext:value-type="float">
            <text:p>-0.74805297</text:p>
          </table:table-cell>
          <table:table-cell office:value-type="float" office:value="-0.55442036" calcext:value-type="float">
            <text:p>-0.55442036</text:p>
          </table:table-cell>
          <table:table-cell office:value-type="float" office:value="295.94335" calcext:value-type="float">
            <text:p>295.943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8000" calcext:value-type="float">
            <text:p>388000</text:p>
          </table:table-cell>
          <table:table-cell office:value-type="float" office:value="0.00074217882" calcext:value-type="float">
            <text:p>0.00074217882</text:p>
          </table:table-cell>
          <table:table-cell office:value-type="float" office:value="-0.72338221" calcext:value-type="float">
            <text:p>-0.72338221</text:p>
          </table:table-cell>
          <table:table-cell office:value-type="float" office:value="-0.48569597" calcext:value-type="float">
            <text:p>-0.48569597</text:p>
          </table:table-cell>
          <table:table-cell office:value-type="float" office:value="291.53857" calcext:value-type="float">
            <text:p>291.538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9000" calcext:value-type="float">
            <text:p>389000</text:p>
          </table:table-cell>
          <table:table-cell office:value-type="float" office:value="0.00078837451" calcext:value-type="float">
            <text:p>0.00078837451</text:p>
          </table:table-cell>
          <table:table-cell office:value-type="float" office:value="-0.69640202" calcext:value-type="float">
            <text:p>-0.69640202</text:p>
          </table:table-cell>
          <table:table-cell office:value-type="float" office:value="-0.50799461" calcext:value-type="float">
            <text:p>-0.50799461</text:p>
          </table:table-cell>
          <table:table-cell office:value-type="float" office:value="289.91286" calcext:value-type="float">
            <text:p>289.912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0000" calcext:value-type="float">
            <text:p>390000</text:p>
          </table:table-cell>
          <table:table-cell office:value-type="float" office:value="0.00082734583" calcext:value-type="float">
            <text:p>0.00082734583</text:p>
          </table:table-cell>
          <table:table-cell office:value-type="float" office:value="-0.71350799" calcext:value-type="float">
            <text:p>-0.71350799</text:p>
          </table:table-cell>
          <table:table-cell office:value-type="float" office:value="-0.5105056" calcext:value-type="float">
            <text:p>-0.5105056</text:p>
          </table:table-cell>
          <table:table-cell office:value-type="float" office:value="285.82062" calcext:value-type="float">
            <text:p>285.820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1000" calcext:value-type="float">
            <text:p>391000</text:p>
          </table:table-cell>
          <table:table-cell office:value-type="float" office:value="0.00078138782" calcext:value-type="float">
            <text:p>0.00078138782</text:p>
          </table:table-cell>
          <table:table-cell office:value-type="float" office:value="-0.65084331" calcext:value-type="float">
            <text:p>-0.65084331</text:p>
          </table:table-cell>
          <table:table-cell office:value-type="float" office:value="-0.40384086" calcext:value-type="float">
            <text:p>-0.40384086</text:p>
          </table:table-cell>
          <table:table-cell office:value-type="float" office:value="293.8" calcext:value-type="float">
            <text:p>293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2000" calcext:value-type="float">
            <text:p>392000</text:p>
          </table:table-cell>
          <table:table-cell office:value-type="float" office:value="0.00080917726" calcext:value-type="float">
            <text:p>0.00080917726</text:p>
          </table:table-cell>
          <table:table-cell office:value-type="float" office:value="-0.71819348" calcext:value-type="float">
            <text:p>-0.71819348</text:p>
          </table:table-cell>
          <table:table-cell office:value-type="float" office:value="-0.47407215" calcext:value-type="float">
            <text:p>-0.47407215</text:p>
          </table:table-cell>
          <table:table-cell office:value-type="float" office:value="289.06334" calcext:value-type="float">
            <text:p>289.063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3000" calcext:value-type="float">
            <text:p>393000</text:p>
          </table:table-cell>
          <table:table-cell office:value-type="float" office:value="0.00084348958" calcext:value-type="float">
            <text:p>0.00084348958</text:p>
          </table:table-cell>
          <table:table-cell office:value-type="float" office:value="-0.75824477" calcext:value-type="float">
            <text:p>-0.75824477</text:p>
          </table:table-cell>
          <table:table-cell office:value-type="float" office:value="-0.47090942" calcext:value-type="float">
            <text:p>-0.47090942</text:p>
          </table:table-cell>
          <table:table-cell office:value-type="float" office:value="288.60864" calcext:value-type="float">
            <text:p>288.608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4000" calcext:value-type="float">
            <text:p>394000</text:p>
          </table:table-cell>
          <table:table-cell office:value-type="float" office:value="0.00074239293" calcext:value-type="float">
            <text:p>0.00074239293</text:p>
          </table:table-cell>
          <table:table-cell office:value-type="float" office:value="-0.63622299" calcext:value-type="float">
            <text:p>-0.63622299</text:p>
          </table:table-cell>
          <table:table-cell office:value-type="float" office:value="-0.37904223" calcext:value-type="float">
            <text:p>-0.37904223</text:p>
          </table:table-cell>
          <table:table-cell office:value-type="float" office:value="287.83448" calcext:value-type="float">
            <text:p>287.83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5000" calcext:value-type="float">
            <text:p>395000</text:p>
          </table:table-cell>
          <table:table-cell office:value-type="float" office:value="0.00087797181" calcext:value-type="float">
            <text:p>0.00087797181</text:p>
          </table:table-cell>
          <table:table-cell office:value-type="float" office:value="-0.61520966" calcext:value-type="float">
            <text:p>-0.61520966</text:p>
          </table:table-cell>
          <table:table-cell office:value-type="float" office:value="-0.35436683" calcext:value-type="float">
            <text:p>-0.35436683</text:p>
          </table:table-cell>
          <table:table-cell office:value-type="float" office:value="289.46432" calcext:value-type="float">
            <text:p>289.464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6000" calcext:value-type="float">
            <text:p>396000</text:p>
          </table:table-cell>
          <table:table-cell office:value-type="float" office:value="0.00092063212" calcext:value-type="float">
            <text:p>0.00092063212</text:p>
          </table:table-cell>
          <table:table-cell office:value-type="float" office:value="-0.64860147" calcext:value-type="float">
            <text:p>-0.64860147</text:p>
          </table:table-cell>
          <table:table-cell office:value-type="float" office:value="-0.41699804" calcext:value-type="float">
            <text:p>-0.41699804</text:p>
          </table:table-cell>
          <table:table-cell office:value-type="float" office:value="289.37245" calcext:value-type="float">
            <text:p>289.372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7000" calcext:value-type="float">
            <text:p>397000</text:p>
          </table:table-cell>
          <table:table-cell office:value-type="float" office:value="0.00094374908" calcext:value-type="float">
            <text:p>0.00094374908</text:p>
          </table:table-cell>
          <table:table-cell office:value-type="float" office:value="-0.72808739" calcext:value-type="float">
            <text:p>-0.72808739</text:p>
          </table:table-cell>
          <table:table-cell office:value-type="float" office:value="-0.44851962" calcext:value-type="float">
            <text:p>-0.44851962</text:p>
          </table:table-cell>
          <table:table-cell office:value-type="float" office:value="289.54507" calcext:value-type="float">
            <text:p>289.545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8000" calcext:value-type="float">
            <text:p>398000</text:p>
          </table:table-cell>
          <table:table-cell office:value-type="float" office:value="0.00073771241" calcext:value-type="float">
            <text:p>0.00073771241</text:p>
          </table:table-cell>
          <table:table-cell office:value-type="float" office:value="-0.66646375" calcext:value-type="float">
            <text:p>-0.66646375</text:p>
          </table:table-cell>
          <table:table-cell office:value-type="float" office:value="-0.44272034" calcext:value-type="float">
            <text:p>-0.44272034</text:p>
          </table:table-cell>
          <table:table-cell office:value-type="float" office:value="296.0311" calcext:value-type="float">
            <text:p>296.03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9000" calcext:value-type="float">
            <text:p>399000</text:p>
          </table:table-cell>
          <table:table-cell office:value-type="float" office:value="0.00096996166" calcext:value-type="float">
            <text:p>0.00096996166</text:p>
          </table:table-cell>
          <table:table-cell office:value-type="float" office:value="-0.76220032" calcext:value-type="float">
            <text:p>-0.76220032</text:p>
          </table:table-cell>
          <table:table-cell office:value-type="float" office:value="-0.49708614" calcext:value-type="float">
            <text:p>-0.49708614</text:p>
          </table:table-cell>
          <table:table-cell office:value-type="float" office:value="290.55195" calcext:value-type="float">
            <text:p>290.551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00" calcext:value-type="float">
            <text:p>400000</text:p>
          </table:table-cell>
          <table:table-cell office:value-type="float" office:value="0.00089054247" calcext:value-type="float">
            <text:p>0.00089054247</text:p>
          </table:table-cell>
          <table:table-cell office:value-type="float" office:value="-0.65449615" calcext:value-type="float">
            <text:p>-0.65449615</text:p>
          </table:table-cell>
          <table:table-cell office:value-type="float" office:value="-0.51261361" calcext:value-type="float">
            <text:p>-0.51261361</text:p>
          </table:table-cell>
          <table:table-cell office:value-type="float" office:value="285.71466" calcext:value-type="float">
            <text:p>285.714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1000" calcext:value-type="float">
            <text:p>401000</text:p>
          </table:table-cell>
          <table:table-cell office:value-type="float" office:value="0.00078883744" calcext:value-type="float">
            <text:p>0.00078883744</text:p>
          </table:table-cell>
          <table:table-cell office:value-type="float" office:value="-0.71008764" calcext:value-type="float">
            <text:p>-0.71008764</text:p>
          </table:table-cell>
          <table:table-cell office:value-type="float" office:value="-0.53235013" calcext:value-type="float">
            <text:p>-0.53235013</text:p>
          </table:table-cell>
          <table:table-cell office:value-type="float" office:value="293.62496" calcext:value-type="float">
            <text:p>293.624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2000" calcext:value-type="float">
            <text:p>402000</text:p>
          </table:table-cell>
          <table:table-cell office:value-type="float" office:value="0.00087203986" calcext:value-type="float">
            <text:p>0.00087203986</text:p>
          </table:table-cell>
          <table:table-cell office:value-type="float" office:value="-0.74869845" calcext:value-type="float">
            <text:p>-0.74869845</text:p>
          </table:table-cell>
          <table:table-cell office:value-type="float" office:value="-0.50350416" calcext:value-type="float">
            <text:p>-0.50350416</text:p>
          </table:table-cell>
          <table:table-cell office:value-type="float" office:value="298.28914" calcext:value-type="float">
            <text:p>298.289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3000" calcext:value-type="float">
            <text:p>403000</text:p>
          </table:table-cell>
          <table:table-cell office:value-type="float" office:value="0.00085001177" calcext:value-type="float">
            <text:p>0.00085001177</text:p>
          </table:table-cell>
          <table:table-cell office:value-type="float" office:value="-0.74946678" calcext:value-type="float">
            <text:p>-0.74946678</text:p>
          </table:table-cell>
          <table:table-cell office:value-type="float" office:value="-0.52629551" calcext:value-type="float">
            <text:p>-0.52629551</text:p>
          </table:table-cell>
          <table:table-cell office:value-type="float" office:value="297.03918" calcext:value-type="float">
            <text:p>297.039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4000" calcext:value-type="float">
            <text:p>404000</text:p>
          </table:table-cell>
          <table:table-cell office:value-type="float" office:value="0.00084350166" calcext:value-type="float">
            <text:p>0.00084350166</text:p>
          </table:table-cell>
          <table:table-cell office:value-type="float" office:value="-0.69368796" calcext:value-type="float">
            <text:p>-0.69368796</text:p>
          </table:table-cell>
          <table:table-cell office:value-type="float" office:value="-0.45223483" calcext:value-type="float">
            <text:p>-0.45223483</text:p>
          </table:table-cell>
          <table:table-cell office:value-type="float" office:value="286.85794" calcext:value-type="float">
            <text:p>286.85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5000" calcext:value-type="float">
            <text:p>405000</text:p>
          </table:table-cell>
          <table:table-cell office:value-type="float" office:value="0.00079514454" calcext:value-type="float">
            <text:p>0.00079514454</text:p>
          </table:table-cell>
          <table:table-cell office:value-type="float" office:value="-0.67144103" calcext:value-type="float">
            <text:p>-0.67144103</text:p>
          </table:table-cell>
          <table:table-cell office:value-type="float" office:value="-0.40815342" calcext:value-type="float">
            <text:p>-0.40815342</text:p>
          </table:table-cell>
          <table:table-cell office:value-type="float" office:value="289.57592" calcext:value-type="float">
            <text:p>289.57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6000" calcext:value-type="float">
            <text:p>406000</text:p>
          </table:table-cell>
          <table:table-cell office:value-type="float" office:value="0.00068762908" calcext:value-type="float">
            <text:p>0.00068762908</text:p>
          </table:table-cell>
          <table:table-cell office:value-type="float" office:value="-0.55544728" calcext:value-type="float">
            <text:p>-0.55544728</text:p>
          </table:table-cell>
          <table:table-cell office:value-type="float" office:value="-0.41545872" calcext:value-type="float">
            <text:p>-0.41545872</text:p>
          </table:table-cell>
          <table:table-cell office:value-type="float" office:value="296.83131" calcext:value-type="float">
            <text:p>296.831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7000" calcext:value-type="float">
            <text:p>407000</text:p>
          </table:table-cell>
          <table:table-cell office:value-type="float" office:value="0.00071069579" calcext:value-type="float">
            <text:p>0.00071069579</text:p>
          </table:table-cell>
          <table:table-cell office:value-type="float" office:value="-0.61946565" calcext:value-type="float">
            <text:p>-0.61946565</text:p>
          </table:table-cell>
          <table:table-cell office:value-type="float" office:value="-0.41288435" calcext:value-type="float">
            <text:p>-0.41288435</text:p>
          </table:table-cell>
          <table:table-cell office:value-type="float" office:value="295.18473" calcext:value-type="float">
            <text:p>295.184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8000" calcext:value-type="float">
            <text:p>408000</text:p>
          </table:table-cell>
          <table:table-cell office:value-type="float" office:value="0.0009036982" calcext:value-type="float">
            <text:p>0.0009036982</text:p>
          </table:table-cell>
          <table:table-cell office:value-type="float" office:value="-0.76519789" calcext:value-type="float">
            <text:p>-0.76519789</text:p>
          </table:table-cell>
          <table:table-cell office:value-type="float" office:value="-0.4573013" calcext:value-type="float">
            <text:p>-0.4573013</text:p>
          </table:table-cell>
          <table:table-cell office:value-type="float" office:value="286.59772" calcext:value-type="float">
            <text:p>286.597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000" calcext:value-type="float">
            <text:p>409000</text:p>
          </table:table-cell>
          <table:table-cell office:value-type="float" office:value="0.00082954509" calcext:value-type="float">
            <text:p>0.00082954509</text:p>
          </table:table-cell>
          <table:table-cell office:value-type="float" office:value="-0.80977684" calcext:value-type="float">
            <text:p>-0.80977684</text:p>
          </table:table-cell>
          <table:table-cell office:value-type="float" office:value="-0.51268848" calcext:value-type="float">
            <text:p>-0.51268848</text:p>
          </table:table-cell>
          <table:table-cell office:value-type="float" office:value="290.96685" calcext:value-type="float">
            <text:p>290.966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0000" calcext:value-type="float">
            <text:p>410000</text:p>
          </table:table-cell>
          <table:table-cell office:value-type="float" office:value="0.00086888531" calcext:value-type="float">
            <text:p>0.00086888531</text:p>
          </table:table-cell>
          <table:table-cell office:value-type="float" office:value="-0.81313091" calcext:value-type="float">
            <text:p>-0.81313091</text:p>
          </table:table-cell>
          <table:table-cell office:value-type="float" office:value="-0.49393897" calcext:value-type="float">
            <text:p>-0.49393897</text:p>
          </table:table-cell>
          <table:table-cell office:value-type="float" office:value="292.60557" calcext:value-type="float">
            <text:p>292.605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1000" calcext:value-type="float">
            <text:p>411000</text:p>
          </table:table-cell>
          <table:table-cell office:value-type="float" office:value="0.00087108795" calcext:value-type="float">
            <text:p>0.00087108795</text:p>
          </table:table-cell>
          <table:table-cell office:value-type="float" office:value="-0.81542625" calcext:value-type="float">
            <text:p>-0.81542625</text:p>
          </table:table-cell>
          <table:table-cell office:value-type="float" office:value="-0.49249404" calcext:value-type="float">
            <text:p>-0.49249404</text:p>
          </table:table-cell>
          <table:table-cell office:value-type="float" office:value="294.88257" calcext:value-type="float">
            <text:p>294.882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2000" calcext:value-type="float">
            <text:p>412000</text:p>
          </table:table-cell>
          <table:table-cell office:value-type="float" office:value="0.00095699678" calcext:value-type="float">
            <text:p>0.00095699678</text:p>
          </table:table-cell>
          <table:table-cell office:value-type="float" office:value="-0.78548154" calcext:value-type="float">
            <text:p>-0.78548154</text:p>
          </table:table-cell>
          <table:table-cell office:value-type="float" office:value="-0.48529051" calcext:value-type="float">
            <text:p>-0.48529051</text:p>
          </table:table-cell>
          <table:table-cell office:value-type="float" office:value="288.06192" calcext:value-type="float">
            <text:p>288.061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3000" calcext:value-type="float">
            <text:p>413000</text:p>
          </table:table-cell>
          <table:table-cell office:value-type="float" office:value="0.00088517972" calcext:value-type="float">
            <text:p>0.00088517972</text:p>
          </table:table-cell>
          <table:table-cell office:value-type="float" office:value="-0.73831286" calcext:value-type="float">
            <text:p>-0.73831286</text:p>
          </table:table-cell>
          <table:table-cell office:value-type="float" office:value="-0.43079152" calcext:value-type="float">
            <text:p>-0.43079152</text:p>
          </table:table-cell>
          <table:table-cell office:value-type="float" office:value="292.91415" calcext:value-type="float">
            <text:p>292.914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4000" calcext:value-type="float">
            <text:p>414000</text:p>
          </table:table-cell>
          <table:table-cell office:value-type="float" office:value="0.00086453672" calcext:value-type="float">
            <text:p>0.00086453672</text:p>
          </table:table-cell>
          <table:table-cell office:value-type="float" office:value="-0.81051686" calcext:value-type="float">
            <text:p>-0.81051686</text:p>
          </table:table-cell>
          <table:table-cell office:value-type="float" office:value="-0.44365305" calcext:value-type="float">
            <text:p>-0.44365305</text:p>
          </table:table-cell>
          <table:table-cell office:value-type="float" office:value="290.23415" calcext:value-type="float">
            <text:p>290.234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5000" calcext:value-type="float">
            <text:p>415000</text:p>
          </table:table-cell>
          <table:table-cell office:value-type="float" office:value="0.00084675471" calcext:value-type="float">
            <text:p>0.00084675471</text:p>
          </table:table-cell>
          <table:table-cell office:value-type="float" office:value="-0.85339395" calcext:value-type="float">
            <text:p>-0.85339395</text:p>
          </table:table-cell>
          <table:table-cell office:value-type="float" office:value="-0.5271003" calcext:value-type="float">
            <text:p>-0.5271003</text:p>
          </table:table-cell>
          <table:table-cell office:value-type="float" office:value="288.96357" calcext:value-type="float">
            <text:p>288.963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6000" calcext:value-type="float">
            <text:p>416000</text:p>
          </table:table-cell>
          <table:table-cell office:value-type="float" office:value="0.00077991292" calcext:value-type="float">
            <text:p>0.00077991292</text:p>
          </table:table-cell>
          <table:table-cell office:value-type="float" office:value="-0.769822" calcext:value-type="float">
            <text:p>-0.769822</text:p>
          </table:table-cell>
          <table:table-cell office:value-type="float" office:value="-0.46492638" calcext:value-type="float">
            <text:p>-0.46492638</text:p>
          </table:table-cell>
          <table:table-cell office:value-type="float" office:value="287.82813" calcext:value-type="float">
            <text:p>287.828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7000" calcext:value-type="float">
            <text:p>417000</text:p>
          </table:table-cell>
          <table:table-cell office:value-type="float" office:value="0.000933781" calcext:value-type="float">
            <text:p>0.000933781</text:p>
          </table:table-cell>
          <table:table-cell office:value-type="float" office:value="-0.79030542" calcext:value-type="float">
            <text:p>-0.79030542</text:p>
          </table:table-cell>
          <table:table-cell office:value-type="float" office:value="-0.39753818" calcext:value-type="float">
            <text:p>-0.39753818</text:p>
          </table:table-cell>
          <table:table-cell office:value-type="float" office:value="288.42529" calcext:value-type="float">
            <text:p>288.425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8000" calcext:value-type="float">
            <text:p>418000</text:p>
          </table:table-cell>
          <table:table-cell office:value-type="float" office:value="0.00089706201" calcext:value-type="float">
            <text:p>0.00089706201</text:p>
          </table:table-cell>
          <table:table-cell office:value-type="float" office:value="-0.9080725" calcext:value-type="float">
            <text:p>-0.9080725</text:p>
          </table:table-cell>
          <table:table-cell office:value-type="float" office:value="-0.56489823" calcext:value-type="float">
            <text:p>-0.56489823</text:p>
          </table:table-cell>
          <table:table-cell office:value-type="float" office:value="286.11079" calcext:value-type="float">
            <text:p>286.110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9000" calcext:value-type="float">
            <text:p>419000</text:p>
          </table:table-cell>
          <table:table-cell office:value-type="float" office:value="0.00094169963" calcext:value-type="float">
            <text:p>0.00094169963</text:p>
          </table:table-cell>
          <table:table-cell office:value-type="float" office:value="-0.89601691" calcext:value-type="float">
            <text:p>-0.89601691</text:p>
          </table:table-cell>
          <table:table-cell office:value-type="float" office:value="-0.55879817" calcext:value-type="float">
            <text:p>-0.55879817</text:p>
          </table:table-cell>
          <table:table-cell office:value-type="float" office:value="295.59072" calcext:value-type="float">
            <text:p>295.590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0000" calcext:value-type="float">
            <text:p>420000</text:p>
          </table:table-cell>
          <table:table-cell office:value-type="float" office:value="0.0010022372" calcext:value-type="float">
            <text:p>0.0010022372</text:p>
          </table:table-cell>
          <table:table-cell office:value-type="float" office:value="-0.83927497" calcext:value-type="float">
            <text:p>-0.83927497</text:p>
          </table:table-cell>
          <table:table-cell office:value-type="float" office:value="-0.46943678" calcext:value-type="float">
            <text:p>-0.46943678</text:p>
          </table:table-cell>
          <table:table-cell office:value-type="float" office:value="286.73637" calcext:value-type="float">
            <text:p>286.736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1000" calcext:value-type="float">
            <text:p>421000</text:p>
          </table:table-cell>
          <table:table-cell office:value-type="float" office:value="0.00081476859" calcext:value-type="float">
            <text:p>0.00081476859</text:p>
          </table:table-cell>
          <table:table-cell office:value-type="float" office:value="-0.84503044" calcext:value-type="float">
            <text:p>-0.84503044</text:p>
          </table:table-cell>
          <table:table-cell office:value-type="float" office:value="-0.52681495" calcext:value-type="float">
            <text:p>-0.52681495</text:p>
          </table:table-cell>
          <table:table-cell office:value-type="float" office:value="290.72538" calcext:value-type="float">
            <text:p>290.72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000" calcext:value-type="float">
            <text:p>422000</text:p>
          </table:table-cell>
          <table:table-cell office:value-type="float" office:value="0.00095332944" calcext:value-type="float">
            <text:p>0.00095332944</text:p>
          </table:table-cell>
          <table:table-cell office:value-type="float" office:value="-0.90866282" calcext:value-type="float">
            <text:p>-0.90866282</text:p>
          </table:table-cell>
          <table:table-cell office:value-type="float" office:value="-0.53414359" calcext:value-type="float">
            <text:p>-0.53414359</text:p>
          </table:table-cell>
          <table:table-cell office:value-type="float" office:value="290.92694" calcext:value-type="float">
            <text:p>290.926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000" calcext:value-type="float">
            <text:p>423000</text:p>
          </table:table-cell>
          <table:table-cell office:value-type="float" office:value="0.00096371508" calcext:value-type="float">
            <text:p>0.00096371508</text:p>
          </table:table-cell>
          <table:table-cell office:value-type="float" office:value="-0.90800169" calcext:value-type="float">
            <text:p>-0.90800169</text:p>
          </table:table-cell>
          <table:table-cell office:value-type="float" office:value="-0.57412713" calcext:value-type="float">
            <text:p>-0.57412713</text:p>
          </table:table-cell>
          <table:table-cell office:value-type="float" office:value="293.6483" calcext:value-type="float">
            <text:p>293.64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4000" calcext:value-type="float">
            <text:p>424000</text:p>
          </table:table-cell>
          <table:table-cell office:value-type="float" office:value="0.00087509574" calcext:value-type="float">
            <text:p>0.00087509574</text:p>
          </table:table-cell>
          <table:table-cell office:value-type="float" office:value="-0.82311591" calcext:value-type="float">
            <text:p>-0.82311591</text:p>
          </table:table-cell>
          <table:table-cell office:value-type="float" office:value="-0.49238832" calcext:value-type="float">
            <text:p>-0.49238832</text:p>
          </table:table-cell>
          <table:table-cell office:value-type="float" office:value="294.79965" calcext:value-type="float">
            <text:p>294.799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5000" calcext:value-type="float">
            <text:p>425000</text:p>
          </table:table-cell>
          <table:table-cell office:value-type="float" office:value="0.00083388872" calcext:value-type="float">
            <text:p>0.00083388872</text:p>
          </table:table-cell>
          <table:table-cell office:value-type="float" office:value="-0.82156323" calcext:value-type="float">
            <text:p>-0.82156323</text:p>
          </table:table-cell>
          <table:table-cell office:value-type="float" office:value="-0.49677854" calcext:value-type="float">
            <text:p>-0.49677854</text:p>
          </table:table-cell>
          <table:table-cell office:value-type="float" office:value="295.19595" calcext:value-type="float">
            <text:p>295.195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6000" calcext:value-type="float">
            <text:p>426000</text:p>
          </table:table-cell>
          <table:table-cell office:value-type="float" office:value="0.00069536517" calcext:value-type="float">
            <text:p>0.00069536517</text:p>
          </table:table-cell>
          <table:table-cell office:value-type="float" office:value="-0.75386071" calcext:value-type="float">
            <text:p>-0.75386071</text:p>
          </table:table-cell>
          <table:table-cell office:value-type="float" office:value="-0.50140549" calcext:value-type="float">
            <text:p>-0.50140549</text:p>
          </table:table-cell>
          <table:table-cell office:value-type="float" office:value="293.27294" calcext:value-type="float">
            <text:p>293.272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7000" calcext:value-type="float">
            <text:p>427000</text:p>
          </table:table-cell>
          <table:table-cell office:value-type="float" office:value="0.00073028298" calcext:value-type="float">
            <text:p>0.00073028298</text:p>
          </table:table-cell>
          <table:table-cell office:value-type="float" office:value="-0.73497732" calcext:value-type="float">
            <text:p>-0.73497732</text:p>
          </table:table-cell>
          <table:table-cell office:value-type="float" office:value="-0.49814235" calcext:value-type="float">
            <text:p>-0.49814235</text:p>
          </table:table-cell>
          <table:table-cell office:value-type="float" office:value="291.49129" calcext:value-type="float">
            <text:p>291.491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8000" calcext:value-type="float">
            <text:p>428000</text:p>
          </table:table-cell>
          <table:table-cell office:value-type="float" office:value="0.00097739031" calcext:value-type="float">
            <text:p>0.00097739031</text:p>
          </table:table-cell>
          <table:table-cell office:value-type="float" office:value="-0.84013532" calcext:value-type="float">
            <text:p>-0.84013532</text:p>
          </table:table-cell>
          <table:table-cell office:value-type="float" office:value="-0.48837009" calcext:value-type="float">
            <text:p>-0.48837009</text:p>
          </table:table-cell>
          <table:table-cell office:value-type="float" office:value="290.55783" calcext:value-type="float">
            <text:p>290.557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9000" calcext:value-type="float">
            <text:p>429000</text:p>
          </table:table-cell>
          <table:table-cell office:value-type="float" office:value="0.00097870488" calcext:value-type="float">
            <text:p>0.00097870488</text:p>
          </table:table-cell>
          <table:table-cell office:value-type="float" office:value="-0.77903046" calcext:value-type="float">
            <text:p>-0.77903046</text:p>
          </table:table-cell>
          <table:table-cell office:value-type="float" office:value="-0.41650284" calcext:value-type="float">
            <text:p>-0.41650284</text:p>
          </table:table-cell>
          <table:table-cell office:value-type="float" office:value="294.49897" calcext:value-type="float">
            <text:p>294.498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0000" calcext:value-type="float">
            <text:p>430000</text:p>
          </table:table-cell>
          <table:table-cell office:value-type="float" office:value="0.00095324217" calcext:value-type="float">
            <text:p>0.00095324217</text:p>
          </table:table-cell>
          <table:table-cell office:value-type="float" office:value="-0.62812424" calcext:value-type="float">
            <text:p>-0.62812424</text:p>
          </table:table-cell>
          <table:table-cell office:value-type="float" office:value="-0.34754537" calcext:value-type="float">
            <text:p>-0.34754537</text:p>
          </table:table-cell>
          <table:table-cell office:value-type="float" office:value="292.23899" calcext:value-type="float">
            <text:p>292.238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1000" calcext:value-type="float">
            <text:p>431000</text:p>
          </table:table-cell>
          <table:table-cell office:value-type="float" office:value="0.0009820612" calcext:value-type="float">
            <text:p>0.0009820612</text:p>
          </table:table-cell>
          <table:table-cell office:value-type="float" office:value="-0.6712489" calcext:value-type="float">
            <text:p>-0.6712489</text:p>
          </table:table-cell>
          <table:table-cell office:value-type="float" office:value="-0.3315977" calcext:value-type="float">
            <text:p>-0.3315977</text:p>
          </table:table-cell>
          <table:table-cell office:value-type="float" office:value="289.23535" calcext:value-type="float">
            <text:p>289.235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2000" calcext:value-type="float">
            <text:p>432000</text:p>
          </table:table-cell>
          <table:table-cell office:value-type="float" office:value="0.00091255544" calcext:value-type="float">
            <text:p>0.00091255544</text:p>
          </table:table-cell>
          <table:table-cell office:value-type="float" office:value="-0.73952541" calcext:value-type="float">
            <text:p>-0.73952541</text:p>
          </table:table-cell>
          <table:table-cell office:value-type="float" office:value="-0.36949293" calcext:value-type="float">
            <text:p>-0.36949293</text:p>
          </table:table-cell>
          <table:table-cell office:value-type="float" office:value="296.1426" calcext:value-type="float">
            <text:p>296.14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3000" calcext:value-type="float">
            <text:p>433000</text:p>
          </table:table-cell>
          <table:table-cell office:value-type="float" office:value="0.00096956864" calcext:value-type="float">
            <text:p>0.00096956864</text:p>
          </table:table-cell>
          <table:table-cell office:value-type="float" office:value="-0.8004357" calcext:value-type="float">
            <text:p>-0.8004357</text:p>
          </table:table-cell>
          <table:table-cell office:value-type="float" office:value="-0.47018864" calcext:value-type="float">
            <text:p>-0.47018864</text:p>
          </table:table-cell>
          <table:table-cell office:value-type="float" office:value="290.09532" calcext:value-type="float">
            <text:p>290.095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4000" calcext:value-type="float">
            <text:p>434000</text:p>
          </table:table-cell>
          <table:table-cell office:value-type="float" office:value="0.0010604072" calcext:value-type="float">
            <text:p>0.0010604072</text:p>
          </table:table-cell>
          <table:table-cell office:value-type="float" office:value="-0.89832502" calcext:value-type="float">
            <text:p>-0.89832502</text:p>
          </table:table-cell>
          <table:table-cell office:value-type="float" office:value="-0.49388103" calcext:value-type="float">
            <text:p>-0.49388103</text:p>
          </table:table-cell>
          <table:table-cell office:value-type="float" office:value="293.83042" calcext:value-type="float">
            <text:p>293.830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5000" calcext:value-type="float">
            <text:p>435000</text:p>
          </table:table-cell>
          <table:table-cell office:value-type="float" office:value="0.0012103289" calcext:value-type="float">
            <text:p>0.0012103289</text:p>
          </table:table-cell>
          <table:table-cell office:value-type="float" office:value="-0.88745012" calcext:value-type="float">
            <text:p>-0.88745012</text:p>
          </table:table-cell>
          <table:table-cell office:value-type="float" office:value="-0.46077053" calcext:value-type="float">
            <text:p>-0.46077053</text:p>
          </table:table-cell>
          <table:table-cell office:value-type="float" office:value="284.9344" calcext:value-type="float">
            <text:p>284.93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6000" calcext:value-type="float">
            <text:p>436000</text:p>
          </table:table-cell>
          <table:table-cell office:value-type="float" office:value="0.00096177012" calcext:value-type="float">
            <text:p>0.00096177012</text:p>
          </table:table-cell>
          <table:table-cell office:value-type="float" office:value="-0.89074119" calcext:value-type="float">
            <text:p>-0.89074119</text:p>
          </table:table-cell>
          <table:table-cell office:value-type="float" office:value="-0.53108729" calcext:value-type="float">
            <text:p>-0.53108729</text:p>
          </table:table-cell>
          <table:table-cell office:value-type="float" office:value="291.52762" calcext:value-type="float">
            <text:p>291.527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7000" calcext:value-type="float">
            <text:p>437000</text:p>
          </table:table-cell>
          <table:table-cell office:value-type="float" office:value="0.0010902839" calcext:value-type="float">
            <text:p>0.0010902839</text:p>
          </table:table-cell>
          <table:table-cell office:value-type="float" office:value="-0.9660953" calcext:value-type="float">
            <text:p>-0.9660953</text:p>
          </table:table-cell>
          <table:table-cell office:value-type="float" office:value="-0.5270164" calcext:value-type="float">
            <text:p>-0.5270164</text:p>
          </table:table-cell>
          <table:table-cell office:value-type="float" office:value="295.33657" calcext:value-type="float">
            <text:p>295.336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8000" calcext:value-type="float">
            <text:p>438000</text:p>
          </table:table-cell>
          <table:table-cell office:value-type="float" office:value="0.0010053161" calcext:value-type="float">
            <text:p>0.0010053161</text:p>
          </table:table-cell>
          <table:table-cell office:value-type="float" office:value="-0.83348242" calcext:value-type="float">
            <text:p>-0.83348242</text:p>
          </table:table-cell>
          <table:table-cell office:value-type="float" office:value="-0.48813303" calcext:value-type="float">
            <text:p>-0.48813303</text:p>
          </table:table-cell>
          <table:table-cell office:value-type="float" office:value="285.91144" calcext:value-type="float">
            <text:p>285.911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9000" calcext:value-type="float">
            <text:p>439000</text:p>
          </table:table-cell>
          <table:table-cell office:value-type="float" office:value="0.0010631015" calcext:value-type="float">
            <text:p>0.0010631015</text:p>
          </table:table-cell>
          <table:table-cell office:value-type="float" office:value="-0.82042674" calcext:value-type="float">
            <text:p>-0.82042674</text:p>
          </table:table-cell>
          <table:table-cell office:value-type="float" office:value="-0.36275292" calcext:value-type="float">
            <text:p>-0.36275292</text:p>
          </table:table-cell>
          <table:table-cell office:value-type="float" office:value="292.47941" calcext:value-type="float">
            <text:p>292.479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0000" calcext:value-type="float">
            <text:p>440000</text:p>
          </table:table-cell>
          <table:table-cell office:value-type="float" office:value="0.0012137272" calcext:value-type="float">
            <text:p>0.0012137272</text:p>
          </table:table-cell>
          <table:table-cell office:value-type="float" office:value="-0.89424425" calcext:value-type="float">
            <text:p>-0.89424425</text:p>
          </table:table-cell>
          <table:table-cell office:value-type="float" office:value="-0.3596513" calcext:value-type="float">
            <text:p>-0.3596513</text:p>
          </table:table-cell>
          <table:table-cell office:value-type="float" office:value="293.94791" calcext:value-type="float">
            <text:p>293.947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1000" calcext:value-type="float">
            <text:p>441000</text:p>
          </table:table-cell>
          <table:table-cell office:value-type="float" office:value="0.0011751861" calcext:value-type="float">
            <text:p>0.0011751861</text:p>
          </table:table-cell>
          <table:table-cell office:value-type="float" office:value="-0.96058543" calcext:value-type="float">
            <text:p>-0.96058543</text:p>
          </table:table-cell>
          <table:table-cell office:value-type="float" office:value="-0.5256048" calcext:value-type="float">
            <text:p>-0.5256048</text:p>
          </table:table-cell>
          <table:table-cell office:value-type="float" office:value="297.21606" calcext:value-type="float">
            <text:p>297.216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2000" calcext:value-type="float">
            <text:p>442000</text:p>
          </table:table-cell>
          <table:table-cell office:value-type="float" office:value="0.001054478" calcext:value-type="float">
            <text:p>0.001054478</text:p>
          </table:table-cell>
          <table:table-cell office:value-type="float" office:value="-1.0015639" calcext:value-type="float">
            <text:p>-1.0015639</text:p>
          </table:table-cell>
          <table:table-cell office:value-type="float" office:value="-0.58810378" calcext:value-type="float">
            <text:p>-0.58810378</text:p>
          </table:table-cell>
          <table:table-cell office:value-type="float" office:value="288.95143" calcext:value-type="float">
            <text:p>288.95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3000" calcext:value-type="float">
            <text:p>443000</text:p>
          </table:table-cell>
          <table:table-cell office:value-type="float" office:value="0.00095768612" calcext:value-type="float">
            <text:p>0.00095768612</text:p>
          </table:table-cell>
          <table:table-cell office:value-type="float" office:value="-0.89388737" calcext:value-type="float">
            <text:p>-0.89388737</text:p>
          </table:table-cell>
          <table:table-cell office:value-type="float" office:value="-0.47013808" calcext:value-type="float">
            <text:p>-0.47013808</text:p>
          </table:table-cell>
          <table:table-cell office:value-type="float" office:value="297.7103" calcext:value-type="float">
            <text:p>297.71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4000" calcext:value-type="float">
            <text:p>444000</text:p>
          </table:table-cell>
          <table:table-cell office:value-type="float" office:value="0.0011151184" calcext:value-type="float">
            <text:p>0.0011151184</text:p>
          </table:table-cell>
          <table:table-cell office:value-type="float" office:value="-0.83930492" calcext:value-type="float">
            <text:p>-0.83930492</text:p>
          </table:table-cell>
          <table:table-cell office:value-type="float" office:value="-0.37125989" calcext:value-type="float">
            <text:p>-0.37125989</text:p>
          </table:table-cell>
          <table:table-cell office:value-type="float" office:value="288.69071" calcext:value-type="float">
            <text:p>288.690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5000" calcext:value-type="float">
            <text:p>445000</text:p>
          </table:table-cell>
          <table:table-cell office:value-type="float" office:value="0.0010707004" calcext:value-type="float">
            <text:p>0.0010707004</text:p>
          </table:table-cell>
          <table:table-cell office:value-type="float" office:value="-0.81749949" calcext:value-type="float">
            <text:p>-0.81749949</text:p>
          </table:table-cell>
          <table:table-cell office:value-type="float" office:value="-0.41008471" calcext:value-type="float">
            <text:p>-0.41008471</text:p>
          </table:table-cell>
          <table:table-cell office:value-type="float" office:value="291.69101" calcext:value-type="float">
            <text:p>291.69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6000" calcext:value-type="float">
            <text:p>446000</text:p>
          </table:table-cell>
          <table:table-cell office:value-type="float" office:value="0.00095906541" calcext:value-type="float">
            <text:p>0.00095906541</text:p>
          </table:table-cell>
          <table:table-cell office:value-type="float" office:value="-0.78058016" calcext:value-type="float">
            <text:p>-0.78058016</text:p>
          </table:table-cell>
          <table:table-cell office:value-type="float" office:value="-0.45209734" calcext:value-type="float">
            <text:p>-0.45209734</text:p>
          </table:table-cell>
          <table:table-cell office:value-type="float" office:value="288.79495" calcext:value-type="float">
            <text:p>288.794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7000" calcext:value-type="float">
            <text:p>447000</text:p>
          </table:table-cell>
          <table:table-cell office:value-type="float" office:value="0.00092157611" calcext:value-type="float">
            <text:p>0.00092157611</text:p>
          </table:table-cell>
          <table:table-cell office:value-type="float" office:value="-0.90443971" calcext:value-type="float">
            <text:p>-0.90443971</text:p>
          </table:table-cell>
          <table:table-cell office:value-type="float" office:value="-0.51487746" calcext:value-type="float">
            <text:p>-0.51487746</text:p>
          </table:table-cell>
          <table:table-cell office:value-type="float" office:value="289.63575" calcext:value-type="float">
            <text:p>289.635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8000" calcext:value-type="float">
            <text:p>448000</text:p>
          </table:table-cell>
          <table:table-cell office:value-type="float" office:value="0.000936172" calcext:value-type="float">
            <text:p>0.000936172</text:p>
          </table:table-cell>
          <table:table-cell office:value-type="float" office:value="-0.97297827" calcext:value-type="float">
            <text:p>-0.97297827</text:p>
          </table:table-cell>
          <table:table-cell office:value-type="float" office:value="-0.5371348" calcext:value-type="float">
            <text:p>-0.5371348</text:p>
          </table:table-cell>
          <table:table-cell office:value-type="float" office:value="289.35945" calcext:value-type="float">
            <text:p>289.359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9000" calcext:value-type="float">
            <text:p>449000</text:p>
          </table:table-cell>
          <table:table-cell office:value-type="float" office:value="0.00088654334" calcext:value-type="float">
            <text:p>0.00088654334</text:p>
          </table:table-cell>
          <table:table-cell office:value-type="float" office:value="-0.80548983" calcext:value-type="float">
            <text:p>-0.80548983</text:p>
          </table:table-cell>
          <table:table-cell office:value-type="float" office:value="-0.47560724" calcext:value-type="float">
            <text:p>-0.47560724</text:p>
          </table:table-cell>
          <table:table-cell office:value-type="float" office:value="290.64498" calcext:value-type="float">
            <text:p>290.644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00" calcext:value-type="float">
            <text:p>450000</text:p>
          </table:table-cell>
          <table:table-cell office:value-type="float" office:value="0.0010647323" calcext:value-type="float">
            <text:p>0.0010647323</text:p>
          </table:table-cell>
          <table:table-cell office:value-type="float" office:value="-0.80961326" calcext:value-type="float">
            <text:p>-0.80961326</text:p>
          </table:table-cell>
          <table:table-cell office:value-type="float" office:value="-0.41220044" calcext:value-type="float">
            <text:p>-0.41220044</text:p>
          </table:table-cell>
          <table:table-cell office:value-type="float" office:value="295.609" calcext:value-type="float">
            <text:p>295.6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1000" calcext:value-type="float">
            <text:p>451000</text:p>
          </table:table-cell>
          <table:table-cell office:value-type="float" office:value="0.0010378461" calcext:value-type="float">
            <text:p>0.0010378461</text:p>
          </table:table-cell>
          <table:table-cell office:value-type="float" office:value="-0.90663046" calcext:value-type="float">
            <text:p>-0.90663046</text:p>
          </table:table-cell>
          <table:table-cell office:value-type="float" office:value="-0.48777885" calcext:value-type="float">
            <text:p>-0.48777885</text:p>
          </table:table-cell>
          <table:table-cell office:value-type="float" office:value="289.82701" calcext:value-type="float">
            <text:p>289.827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2000" calcext:value-type="float">
            <text:p>452000</text:p>
          </table:table-cell>
          <table:table-cell office:value-type="float" office:value="0.0011812611" calcext:value-type="float">
            <text:p>0.0011812611</text:p>
          </table:table-cell>
          <table:table-cell office:value-type="float" office:value="-0.82772276" calcext:value-type="float">
            <text:p>-0.82772276</text:p>
          </table:table-cell>
          <table:table-cell office:value-type="float" office:value="-0.38605015" calcext:value-type="float">
            <text:p>-0.38605015</text:p>
          </table:table-cell>
          <table:table-cell office:value-type="float" office:value="294.51773" calcext:value-type="float">
            <text:p>294.517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3000" calcext:value-type="float">
            <text:p>453000</text:p>
          </table:table-cell>
          <table:table-cell office:value-type="float" office:value="0.0010010783" calcext:value-type="float">
            <text:p>0.0010010783</text:p>
          </table:table-cell>
          <table:table-cell office:value-type="float" office:value="-0.74225497" calcext:value-type="float">
            <text:p>-0.74225497</text:p>
          </table:table-cell>
          <table:table-cell office:value-type="float" office:value="-0.339036" calcext:value-type="float">
            <text:p>-0.339036</text:p>
          </table:table-cell>
          <table:table-cell office:value-type="float" office:value="292.41279" calcext:value-type="float">
            <text:p>292.412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4000" calcext:value-type="float">
            <text:p>454000</text:p>
          </table:table-cell>
          <table:table-cell office:value-type="float" office:value="0.00095335754" calcext:value-type="float">
            <text:p>0.00095335754</text:p>
          </table:table-cell>
          <table:table-cell office:value-type="float" office:value="-0.63378256" calcext:value-type="float">
            <text:p>-0.63378256</text:p>
          </table:table-cell>
          <table:table-cell office:value-type="float" office:value="-0.25715188" calcext:value-type="float">
            <text:p>-0.25715188</text:p>
          </table:table-cell>
          <table:table-cell office:value-type="float" office:value="289.54435" calcext:value-type="float">
            <text:p>289.544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5000" calcext:value-type="float">
            <text:p>455000</text:p>
          </table:table-cell>
          <table:table-cell office:value-type="float" office:value="0.00099424204" calcext:value-type="float">
            <text:p>0.00099424204</text:p>
          </table:table-cell>
          <table:table-cell office:value-type="float" office:value="-0.79128924" calcext:value-type="float">
            <text:p>-0.79128924</text:p>
          </table:table-cell>
          <table:table-cell office:value-type="float" office:value="-0.31813484" calcext:value-type="float">
            <text:p>-0.31813484</text:p>
          </table:table-cell>
          <table:table-cell office:value-type="float" office:value="292.14458" calcext:value-type="float">
            <text:p>292.144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6000" calcext:value-type="float">
            <text:p>456000</text:p>
          </table:table-cell>
          <table:table-cell office:value-type="float" office:value="0.0010374498" calcext:value-type="float">
            <text:p>0.0010374498</text:p>
          </table:table-cell>
          <table:table-cell office:value-type="float" office:value="-0.98602325" calcext:value-type="float">
            <text:p>-0.98602325</text:p>
          </table:table-cell>
          <table:table-cell office:value-type="float" office:value="-0.49969962" calcext:value-type="float">
            <text:p>-0.49969962</text:p>
          </table:table-cell>
          <table:table-cell office:value-type="float" office:value="292.47462" calcext:value-type="float">
            <text:p>292.474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7000" calcext:value-type="float">
            <text:p>457000</text:p>
          </table:table-cell>
          <table:table-cell office:value-type="float" office:value="0.0010976014" calcext:value-type="float">
            <text:p>0.0010976014</text:p>
          </table:table-cell>
          <table:table-cell office:value-type="float" office:value="-0.88675209" calcext:value-type="float">
            <text:p>-0.88675209</text:p>
          </table:table-cell>
          <table:table-cell office:value-type="float" office:value="-0.452186" calcext:value-type="float">
            <text:p>-0.452186</text:p>
          </table:table-cell>
          <table:table-cell office:value-type="float" office:value="293.76718" calcext:value-type="float">
            <text:p>293.767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8000" calcext:value-type="float">
            <text:p>458000</text:p>
          </table:table-cell>
          <table:table-cell office:value-type="float" office:value="0.0011654525" calcext:value-type="float">
            <text:p>0.0011654525</text:p>
          </table:table-cell>
          <table:table-cell office:value-type="float" office:value="-0.72165708" calcext:value-type="float">
            <text:p>-0.72165708</text:p>
          </table:table-cell>
          <table:table-cell office:value-type="float" office:value="-0.26744746" calcext:value-type="float">
            <text:p>-0.26744746</text:p>
          </table:table-cell>
          <table:table-cell office:value-type="float" office:value="293.27731" calcext:value-type="float">
            <text:p>293.277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9000" calcext:value-type="float">
            <text:p>459000</text:p>
          </table:table-cell>
          <table:table-cell office:value-type="float" office:value="0.0011123588" calcext:value-type="float">
            <text:p>0.0011123588</text:p>
          </table:table-cell>
          <table:table-cell office:value-type="float" office:value="-0.81492449" calcext:value-type="float">
            <text:p>-0.81492449</text:p>
          </table:table-cell>
          <table:table-cell office:value-type="float" office:value="-0.34050986" calcext:value-type="float">
            <text:p>-0.34050986</text:p>
          </table:table-cell>
          <table:table-cell office:value-type="float" office:value="292.93036" calcext:value-type="float">
            <text:p>292.93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0000" calcext:value-type="float">
            <text:p>460000</text:p>
          </table:table-cell>
          <table:table-cell office:value-type="float" office:value="0.00089264936" calcext:value-type="float">
            <text:p>0.00089264936</text:p>
          </table:table-cell>
          <table:table-cell office:value-type="float" office:value="-0.85703478" calcext:value-type="float">
            <text:p>-0.85703478</text:p>
          </table:table-cell>
          <table:table-cell office:value-type="float" office:value="-0.51707139" calcext:value-type="float">
            <text:p>-0.51707139</text:p>
          </table:table-cell>
          <table:table-cell office:value-type="float" office:value="292.57392" calcext:value-type="float">
            <text:p>292.573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1000" calcext:value-type="float">
            <text:p>461000</text:p>
          </table:table-cell>
          <table:table-cell office:value-type="float" office:value="0.0009663455" calcext:value-type="float">
            <text:p>0.0009663455</text:p>
          </table:table-cell>
          <table:table-cell office:value-type="float" office:value="-0.83896811" calcext:value-type="float">
            <text:p>-0.83896811</text:p>
          </table:table-cell>
          <table:table-cell office:value-type="float" office:value="-0.4958021" calcext:value-type="float">
            <text:p>-0.4958021</text:p>
          </table:table-cell>
          <table:table-cell office:value-type="float" office:value="295.50662" calcext:value-type="float">
            <text:p>295.506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2000" calcext:value-type="float">
            <text:p>462000</text:p>
          </table:table-cell>
          <table:table-cell office:value-type="float" office:value="0.0010134555" calcext:value-type="float">
            <text:p>0.0010134555</text:p>
          </table:table-cell>
          <table:table-cell office:value-type="float" office:value="-0.87526821" calcext:value-type="float">
            <text:p>-0.87526821</text:p>
          </table:table-cell>
          <table:table-cell office:value-type="float" office:value="-0.49207586" calcext:value-type="float">
            <text:p>-0.49207586</text:p>
          </table:table-cell>
          <table:table-cell office:value-type="float" office:value="287.40729" calcext:value-type="float">
            <text:p>287.407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3000" calcext:value-type="float">
            <text:p>463000</text:p>
          </table:table-cell>
          <table:table-cell office:value-type="float" office:value="0.00096680449" calcext:value-type="float">
            <text:p>0.00096680449</text:p>
          </table:table-cell>
          <table:table-cell office:value-type="float" office:value="-0.83507128" calcext:value-type="float">
            <text:p>-0.83507128</text:p>
          </table:table-cell>
          <table:table-cell office:value-type="float" office:value="-0.5331145" calcext:value-type="float">
            <text:p>-0.5331145</text:p>
          </table:table-cell>
          <table:table-cell office:value-type="float" office:value="292.71595" calcext:value-type="float">
            <text:p>292.715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4000" calcext:value-type="float">
            <text:p>464000</text:p>
          </table:table-cell>
          <table:table-cell office:value-type="float" office:value="0.00095161519" calcext:value-type="float">
            <text:p>0.00095161519</text:p>
          </table:table-cell>
          <table:table-cell office:value-type="float" office:value="-0.81369686" calcext:value-type="float">
            <text:p>-0.81369686</text:p>
          </table:table-cell>
          <table:table-cell office:value-type="float" office:value="-0.53032752" calcext:value-type="float">
            <text:p>-0.53032752</text:p>
          </table:table-cell>
          <table:table-cell office:value-type="float" office:value="288.65364" calcext:value-type="float">
            <text:p>288.653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5000" calcext:value-type="float">
            <text:p>465000</text:p>
          </table:table-cell>
          <table:table-cell office:value-type="float" office:value="0.00091736854" calcext:value-type="float">
            <text:p>0.00091736854</text:p>
          </table:table-cell>
          <table:table-cell office:value-type="float" office:value="-0.90930901" calcext:value-type="float">
            <text:p>-0.90930901</text:p>
          </table:table-cell>
          <table:table-cell office:value-type="float" office:value="-0.62690729" calcext:value-type="float">
            <text:p>-0.62690729</text:p>
          </table:table-cell>
          <table:table-cell office:value-type="float" office:value="293.98176" calcext:value-type="float">
            <text:p>293.981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6000" calcext:value-type="float">
            <text:p>466000</text:p>
          </table:table-cell>
          <table:table-cell office:value-type="float" office:value="0.0010474615" calcext:value-type="float">
            <text:p>0.0010474615</text:p>
          </table:table-cell>
          <table:table-cell office:value-type="float" office:value="-0.88282955" calcext:value-type="float">
            <text:p>-0.88282955</text:p>
          </table:table-cell>
          <table:table-cell office:value-type="float" office:value="-0.53845422" calcext:value-type="float">
            <text:p>-0.53845422</text:p>
          </table:table-cell>
          <table:table-cell office:value-type="float" office:value="293.9349" calcext:value-type="float">
            <text:p>293.93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7000" calcext:value-type="float">
            <text:p>467000</text:p>
          </table:table-cell>
          <table:table-cell office:value-type="float" office:value="0.0010031729" calcext:value-type="float">
            <text:p>0.0010031729</text:p>
          </table:table-cell>
          <table:table-cell office:value-type="float" office:value="-0.82372399" calcext:value-type="float">
            <text:p>-0.82372399</text:p>
          </table:table-cell>
          <table:table-cell office:value-type="float" office:value="-0.54204905" calcext:value-type="float">
            <text:p>-0.54204905</text:p>
          </table:table-cell>
          <table:table-cell office:value-type="float" office:value="296.1756" calcext:value-type="float">
            <text:p>296.17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8000" calcext:value-type="float">
            <text:p>468000</text:p>
          </table:table-cell>
          <table:table-cell office:value-type="float" office:value="0.0010166404" calcext:value-type="float">
            <text:p>0.0010166404</text:p>
          </table:table-cell>
          <table:table-cell office:value-type="float" office:value="-0.79381266" calcext:value-type="float">
            <text:p>-0.79381266</text:p>
          </table:table-cell>
          <table:table-cell office:value-type="float" office:value="-0.47549105" calcext:value-type="float">
            <text:p>-0.47549105</text:p>
          </table:table-cell>
          <table:table-cell office:value-type="float" office:value="290.01795" calcext:value-type="float">
            <text:p>290.017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9000" calcext:value-type="float">
            <text:p>469000</text:p>
          </table:table-cell>
          <table:table-cell office:value-type="float" office:value="0.0010574201" calcext:value-type="float">
            <text:p>0.0010574201</text:p>
          </table:table-cell>
          <table:table-cell office:value-type="float" office:value="-0.78590278" calcext:value-type="float">
            <text:p>-0.78590278</text:p>
          </table:table-cell>
          <table:table-cell office:value-type="float" office:value="-0.45926902" calcext:value-type="float">
            <text:p>-0.45926902</text:p>
          </table:table-cell>
          <table:table-cell office:value-type="float" office:value="284.9049" calcext:value-type="float">
            <text:p>284.90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0000" calcext:value-type="float">
            <text:p>470000</text:p>
          </table:table-cell>
          <table:table-cell office:value-type="float" office:value="0.00098092724" calcext:value-type="float">
            <text:p>0.00098092724</text:p>
          </table:table-cell>
          <table:table-cell office:value-type="float" office:value="-0.84248007" calcext:value-type="float">
            <text:p>-0.84248007</text:p>
          </table:table-cell>
          <table:table-cell office:value-type="float" office:value="-0.46439032" calcext:value-type="float">
            <text:p>-0.46439032</text:p>
          </table:table-cell>
          <table:table-cell office:value-type="float" office:value="295.66634" calcext:value-type="float">
            <text:p>295.666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1000" calcext:value-type="float">
            <text:p>471000</text:p>
          </table:table-cell>
          <table:table-cell office:value-type="float" office:value="0.0011620598" calcext:value-type="float">
            <text:p>0.0011620598</text:p>
          </table:table-cell>
          <table:table-cell office:value-type="float" office:value="-0.87489178" calcext:value-type="float">
            <text:p>-0.87489178</text:p>
          </table:table-cell>
          <table:table-cell office:value-type="float" office:value="-0.42437718" calcext:value-type="float">
            <text:p>-0.42437718</text:p>
          </table:table-cell>
          <table:table-cell office:value-type="float" office:value="291.82392" calcext:value-type="float">
            <text:p>291.823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2000" calcext:value-type="float">
            <text:p>472000</text:p>
          </table:table-cell>
          <table:table-cell office:value-type="float" office:value="0.0010183298" calcext:value-type="float">
            <text:p>0.0010183298</text:p>
          </table:table-cell>
          <table:table-cell office:value-type="float" office:value="-0.78093797" calcext:value-type="float">
            <text:p>-0.78093797</text:p>
          </table:table-cell>
          <table:table-cell office:value-type="float" office:value="-0.42201394" calcext:value-type="float">
            <text:p>-0.42201394</text:p>
          </table:table-cell>
          <table:table-cell office:value-type="float" office:value="291.09301" calcext:value-type="float">
            <text:p>291.093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3000" calcext:value-type="float">
            <text:p>473000</text:p>
          </table:table-cell>
          <table:table-cell office:value-type="float" office:value="0.00095618636" calcext:value-type="float">
            <text:p>0.00095618636</text:p>
          </table:table-cell>
          <table:table-cell office:value-type="float" office:value="-0.75806683" calcext:value-type="float">
            <text:p>-0.75806683</text:p>
          </table:table-cell>
          <table:table-cell office:value-type="float" office:value="-0.38059696" calcext:value-type="float">
            <text:p>-0.38059696</text:p>
          </table:table-cell>
          <table:table-cell office:value-type="float" office:value="294.86758" calcext:value-type="float">
            <text:p>294.867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4000" calcext:value-type="float">
            <text:p>474000</text:p>
          </table:table-cell>
          <table:table-cell office:value-type="float" office:value="0.0010348675" calcext:value-type="float">
            <text:p>0.0010348675</text:p>
          </table:table-cell>
          <table:table-cell office:value-type="float" office:value="-0.90736564" calcext:value-type="float">
            <text:p>-0.90736564</text:p>
          </table:table-cell>
          <table:table-cell office:value-type="float" office:value="-0.45479791" calcext:value-type="float">
            <text:p>-0.45479791</text:p>
          </table:table-cell>
          <table:table-cell office:value-type="float" office:value="284.28483" calcext:value-type="float">
            <text:p>284.284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5000" calcext:value-type="float">
            <text:p>475000</text:p>
          </table:table-cell>
          <table:table-cell office:value-type="float" office:value="0.00086380026" calcext:value-type="float">
            <text:p>0.00086380026</text:p>
          </table:table-cell>
          <table:table-cell office:value-type="float" office:value="-0.79592095" calcext:value-type="float">
            <text:p>-0.79592095</text:p>
          </table:table-cell>
          <table:table-cell office:value-type="float" office:value="-0.44107207" calcext:value-type="float">
            <text:p>-0.44107207</text:p>
          </table:table-cell>
          <table:table-cell office:value-type="float" office:value="289.61933" calcext:value-type="float">
            <text:p>289.61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6000" calcext:value-type="float">
            <text:p>476000</text:p>
          </table:table-cell>
          <table:table-cell office:value-type="float" office:value="0.0009189525" calcext:value-type="float">
            <text:p>0.0009189525</text:p>
          </table:table-cell>
          <table:table-cell office:value-type="float" office:value="-0.72828944" calcext:value-type="float">
            <text:p>-0.72828944</text:p>
          </table:table-cell>
          <table:table-cell office:value-type="float" office:value="-0.33579618" calcext:value-type="float">
            <text:p>-0.33579618</text:p>
          </table:table-cell>
          <table:table-cell office:value-type="float" office:value="292.36759" calcext:value-type="float">
            <text:p>292.367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7000" calcext:value-type="float">
            <text:p>477000</text:p>
          </table:table-cell>
          <table:table-cell office:value-type="float" office:value="0.00092587323" calcext:value-type="float">
            <text:p>0.00092587323</text:p>
          </table:table-cell>
          <table:table-cell office:value-type="float" office:value="-0.85480824" calcext:value-type="float">
            <text:p>-0.85480824</text:p>
          </table:table-cell>
          <table:table-cell office:value-type="float" office:value="-0.48066778" calcext:value-type="float">
            <text:p>-0.48066778</text:p>
          </table:table-cell>
          <table:table-cell office:value-type="float" office:value="299.11186" calcext:value-type="float">
            <text:p>299.111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8000" calcext:value-type="float">
            <text:p>478000</text:p>
          </table:table-cell>
          <table:table-cell office:value-type="float" office:value="0.00099620683" calcext:value-type="float">
            <text:p>0.00099620683</text:p>
          </table:table-cell>
          <table:table-cell office:value-type="float" office:value="-0.79851115" calcext:value-type="float">
            <text:p>-0.79851115</text:p>
          </table:table-cell>
          <table:table-cell office:value-type="float" office:value="-0.41141084" calcext:value-type="float">
            <text:p>-0.41141084</text:p>
          </table:table-cell>
          <table:table-cell office:value-type="float" office:value="289.99246" calcext:value-type="float">
            <text:p>289.992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9000" calcext:value-type="float">
            <text:p>479000</text:p>
          </table:table-cell>
          <table:table-cell office:value-type="float" office:value="0.00090257457" calcext:value-type="float">
            <text:p>0.00090257457</text:p>
          </table:table-cell>
          <table:table-cell office:value-type="float" office:value="-0.80777541" calcext:value-type="float">
            <text:p>-0.80777541</text:p>
          </table:table-cell>
          <table:table-cell office:value-type="float" office:value="-0.44789847" calcext:value-type="float">
            <text:p>-0.44789847</text:p>
          </table:table-cell>
          <table:table-cell office:value-type="float" office:value="290.35512" calcext:value-type="float">
            <text:p>290.355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0000" calcext:value-type="float">
            <text:p>480000</text:p>
          </table:table-cell>
          <table:table-cell office:value-type="float" office:value="0.00093213589" calcext:value-type="float">
            <text:p>0.00093213589</text:p>
          </table:table-cell>
          <table:table-cell office:value-type="float" office:value="-0.86297442" calcext:value-type="float">
            <text:p>-0.86297442</text:p>
          </table:table-cell>
          <table:table-cell office:value-type="float" office:value="-0.47580086" calcext:value-type="float">
            <text:p>-0.47580086</text:p>
          </table:table-cell>
          <table:table-cell office:value-type="float" office:value="290.1983" calcext:value-type="float">
            <text:p>290.19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1000" calcext:value-type="float">
            <text:p>481000</text:p>
          </table:table-cell>
          <table:table-cell office:value-type="float" office:value="0.0008350596" calcext:value-type="float">
            <text:p>0.0008350596</text:p>
          </table:table-cell>
          <table:table-cell office:value-type="float" office:value="-0.84925289" calcext:value-type="float">
            <text:p>-0.84925289</text:p>
          </table:table-cell>
          <table:table-cell office:value-type="float" office:value="-0.56827443" calcext:value-type="float">
            <text:p>-0.56827443</text:p>
          </table:table-cell>
          <table:table-cell office:value-type="float" office:value="284.8338" calcext:value-type="float">
            <text:p>284.83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2000" calcext:value-type="float">
            <text:p>482000</text:p>
          </table:table-cell>
          <table:table-cell office:value-type="float" office:value="0.00084444075" calcext:value-type="float">
            <text:p>0.00084444075</text:p>
          </table:table-cell>
          <table:table-cell office:value-type="float" office:value="-0.82064837" calcext:value-type="float">
            <text:p>-0.82064837</text:p>
          </table:table-cell>
          <table:table-cell office:value-type="float" office:value="-0.4863255" calcext:value-type="float">
            <text:p>-0.4863255</text:p>
          </table:table-cell>
          <table:table-cell office:value-type="float" office:value="294.07081" calcext:value-type="float">
            <text:p>294.070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3000" calcext:value-type="float">
            <text:p>483000</text:p>
          </table:table-cell>
          <table:table-cell office:value-type="float" office:value="0.00088105706" calcext:value-type="float">
            <text:p>0.00088105706</text:p>
          </table:table-cell>
          <table:table-cell office:value-type="float" office:value="-0.77707687" calcext:value-type="float">
            <text:p>-0.77707687</text:p>
          </table:table-cell>
          <table:table-cell office:value-type="float" office:value="-0.43162541" calcext:value-type="float">
            <text:p>-0.43162541</text:p>
          </table:table-cell>
          <table:table-cell office:value-type="float" office:value="295.2338" calcext:value-type="float">
            <text:p>295.23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4000" calcext:value-type="float">
            <text:p>484000</text:p>
          </table:table-cell>
          <table:table-cell office:value-type="float" office:value="0.00099263604" calcext:value-type="float">
            <text:p>0.00099263604</text:p>
          </table:table-cell>
          <table:table-cell office:value-type="float" office:value="-0.72651744" calcext:value-type="float">
            <text:p>-0.72651744</text:p>
          </table:table-cell>
          <table:table-cell office:value-type="float" office:value="-0.37634903" calcext:value-type="float">
            <text:p>-0.37634903</text:p>
          </table:table-cell>
          <table:table-cell office:value-type="float" office:value="288.80086" calcext:value-type="float">
            <text:p>288.800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5000" calcext:value-type="float">
            <text:p>485000</text:p>
          </table:table-cell>
          <table:table-cell office:value-type="float" office:value="0.00092808378" calcext:value-type="float">
            <text:p>0.00092808378</text:p>
          </table:table-cell>
          <table:table-cell office:value-type="float" office:value="-0.7408284" calcext:value-type="float">
            <text:p>-0.7408284</text:p>
          </table:table-cell>
          <table:table-cell office:value-type="float" office:value="-0.48829516" calcext:value-type="float">
            <text:p>-0.48829516</text:p>
          </table:table-cell>
          <table:table-cell office:value-type="float" office:value="293.5862" calcext:value-type="float">
            <text:p>293.58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6000" calcext:value-type="float">
            <text:p>486000</text:p>
          </table:table-cell>
          <table:table-cell office:value-type="float" office:value="0.00086643256" calcext:value-type="float">
            <text:p>0.00086643256</text:p>
          </table:table-cell>
          <table:table-cell office:value-type="float" office:value="-0.7880654" calcext:value-type="float">
            <text:p>-0.7880654</text:p>
          </table:table-cell>
          <table:table-cell office:value-type="float" office:value="-0.45334672" calcext:value-type="float">
            <text:p>-0.45334672</text:p>
          </table:table-cell>
          <table:table-cell office:value-type="float" office:value="293.13053" calcext:value-type="float">
            <text:p>293.130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7000" calcext:value-type="float">
            <text:p>487000</text:p>
          </table:table-cell>
          <table:table-cell office:value-type="float" office:value="0.00089001204" calcext:value-type="float">
            <text:p>0.00089001204</text:p>
          </table:table-cell>
          <table:table-cell office:value-type="float" office:value="-0.77885014" calcext:value-type="float">
            <text:p>-0.77885014</text:p>
          </table:table-cell>
          <table:table-cell office:value-type="float" office:value="-0.42544962" calcext:value-type="float">
            <text:p>-0.42544962</text:p>
          </table:table-cell>
          <table:table-cell office:value-type="float" office:value="290.65988" calcext:value-type="float">
            <text:p>290.659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8000" calcext:value-type="float">
            <text:p>488000</text:p>
          </table:table-cell>
          <table:table-cell office:value-type="float" office:value="0.00094795202" calcext:value-type="float">
            <text:p>0.00094795202</text:p>
          </table:table-cell>
          <table:table-cell office:value-type="float" office:value="-0.72667253" calcext:value-type="float">
            <text:p>-0.72667253</text:p>
          </table:table-cell>
          <table:table-cell office:value-type="float" office:value="-0.29260715" calcext:value-type="float">
            <text:p>-0.29260715</text:p>
          </table:table-cell>
          <table:table-cell office:value-type="float" office:value="292.51012" calcext:value-type="float">
            <text:p>292.510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9000" calcext:value-type="float">
            <text:p>489000</text:p>
          </table:table-cell>
          <table:table-cell office:value-type="float" office:value="0.00094495482" calcext:value-type="float">
            <text:p>0.00094495482</text:p>
          </table:table-cell>
          <table:table-cell office:value-type="float" office:value="-0.7393583" calcext:value-type="float">
            <text:p>-0.7393583</text:p>
          </table:table-cell>
          <table:table-cell office:value-type="float" office:value="-0.32064088" calcext:value-type="float">
            <text:p>-0.32064088</text:p>
          </table:table-cell>
          <table:table-cell office:value-type="float" office:value="294.18368" calcext:value-type="float">
            <text:p>294.183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0000" calcext:value-type="float">
            <text:p>490000</text:p>
          </table:table-cell>
          <table:table-cell office:value-type="float" office:value="0.0010739653" calcext:value-type="float">
            <text:p>0.0010739653</text:p>
          </table:table-cell>
          <table:table-cell office:value-type="float" office:value="-0.76137072" calcext:value-type="float">
            <text:p>-0.76137072</text:p>
          </table:table-cell>
          <table:table-cell office:value-type="float" office:value="-0.29179846" calcext:value-type="float">
            <text:p>-0.29179846</text:p>
          </table:table-cell>
          <table:table-cell office:value-type="float" office:value="288.63613" calcext:value-type="float">
            <text:p>288.636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1000" calcext:value-type="float">
            <text:p>491000</text:p>
          </table:table-cell>
          <table:table-cell office:value-type="float" office:value="0.001019128" calcext:value-type="float">
            <text:p>0.001019128</text:p>
          </table:table-cell>
          <table:table-cell office:value-type="float" office:value="-0.77020444" calcext:value-type="float">
            <text:p>-0.77020444</text:p>
          </table:table-cell>
          <table:table-cell office:value-type="float" office:value="-0.39243293" calcext:value-type="float">
            <text:p>-0.39243293</text:p>
          </table:table-cell>
          <table:table-cell office:value-type="float" office:value="291.07774" calcext:value-type="float">
            <text:p>291.077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2000" calcext:value-type="float">
            <text:p>492000</text:p>
          </table:table-cell>
          <table:table-cell office:value-type="float" office:value="0.00093583286" calcext:value-type="float">
            <text:p>0.00093583286</text:p>
          </table:table-cell>
          <table:table-cell office:value-type="float" office:value="-0.72461356" calcext:value-type="float">
            <text:p>-0.72461356</text:p>
          </table:table-cell>
          <table:table-cell office:value-type="float" office:value="-0.35246379" calcext:value-type="float">
            <text:p>-0.35246379</text:p>
          </table:table-cell>
          <table:table-cell office:value-type="float" office:value="289.92853" calcext:value-type="float">
            <text:p>289.928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3000" calcext:value-type="float">
            <text:p>493000</text:p>
          </table:table-cell>
          <table:table-cell office:value-type="float" office:value="0.00088420432" calcext:value-type="float">
            <text:p>0.00088420432</text:p>
          </table:table-cell>
          <table:table-cell office:value-type="float" office:value="-0.7539315" calcext:value-type="float">
            <text:p>-0.7539315</text:p>
          </table:table-cell>
          <table:table-cell office:value-type="float" office:value="-0.37541246" calcext:value-type="float">
            <text:p>-0.37541246</text:p>
          </table:table-cell>
          <table:table-cell office:value-type="float" office:value="290.71291" calcext:value-type="float">
            <text:p>290.712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4000" calcext:value-type="float">
            <text:p>494000</text:p>
          </table:table-cell>
          <table:table-cell office:value-type="float" office:value="0.0010189071" calcext:value-type="float">
            <text:p>0.0010189071</text:p>
          </table:table-cell>
          <table:table-cell office:value-type="float" office:value="-0.77081801" calcext:value-type="float">
            <text:p>-0.77081801</text:p>
          </table:table-cell>
          <table:table-cell office:value-type="float" office:value="-0.35552235" calcext:value-type="float">
            <text:p>-0.35552235</text:p>
          </table:table-cell>
          <table:table-cell office:value-type="float" office:value="289.62157" calcext:value-type="float">
            <text:p>289.62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5000" calcext:value-type="float">
            <text:p>495000</text:p>
          </table:table-cell>
          <table:table-cell office:value-type="float" office:value="0.00099919099" calcext:value-type="float">
            <text:p>0.00099919099</text:p>
          </table:table-cell>
          <table:table-cell office:value-type="float" office:value="-0.71288811" calcext:value-type="float">
            <text:p>-0.71288811</text:p>
          </table:table-cell>
          <table:table-cell office:value-type="float" office:value="-0.2877543" calcext:value-type="float">
            <text:p>-0.2877543</text:p>
          </table:table-cell>
          <table:table-cell office:value-type="float" office:value="290.56061" calcext:value-type="float">
            <text:p>290.560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6000" calcext:value-type="float">
            <text:p>496000</text:p>
          </table:table-cell>
          <table:table-cell office:value-type="float" office:value="0.00093758017" calcext:value-type="float">
            <text:p>0.00093758017</text:p>
          </table:table-cell>
          <table:table-cell office:value-type="float" office:value="-0.7446366" calcext:value-type="float">
            <text:p>-0.7446366</text:p>
          </table:table-cell>
          <table:table-cell office:value-type="float" office:value="-0.38112053" calcext:value-type="float">
            <text:p>-0.38112053</text:p>
          </table:table-cell>
          <table:table-cell office:value-type="float" office:value="294.62335" calcext:value-type="float">
            <text:p>294.623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7000" calcext:value-type="float">
            <text:p>497000</text:p>
          </table:table-cell>
          <table:table-cell office:value-type="float" office:value="0.00087750944" calcext:value-type="float">
            <text:p>0.00087750944</text:p>
          </table:table-cell>
          <table:table-cell office:value-type="float" office:value="-0.79563553" calcext:value-type="float">
            <text:p>-0.79563553</text:p>
          </table:table-cell>
          <table:table-cell office:value-type="float" office:value="-0.43986001" calcext:value-type="float">
            <text:p>-0.43986001</text:p>
          </table:table-cell>
          <table:table-cell office:value-type="float" office:value="285.95882" calcext:value-type="float">
            <text:p>285.958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8000" calcext:value-type="float">
            <text:p>498000</text:p>
          </table:table-cell>
          <table:table-cell office:value-type="float" office:value="0.00096402094" calcext:value-type="float">
            <text:p>0.00096402094</text:p>
          </table:table-cell>
          <table:table-cell office:value-type="float" office:value="-0.86258904" calcext:value-type="float">
            <text:p>-0.86258904</text:p>
          </table:table-cell>
          <table:table-cell office:value-type="float" office:value="-0.45811095" calcext:value-type="float">
            <text:p>-0.45811095</text:p>
          </table:table-cell>
          <table:table-cell office:value-type="float" office:value="294.91597" calcext:value-type="float">
            <text:p>294.915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9000" calcext:value-type="float">
            <text:p>499000</text:p>
          </table:table-cell>
          <table:table-cell office:value-type="float" office:value="0.00079838049" calcext:value-type="float">
            <text:p>0.00079838049</text:p>
          </table:table-cell>
          <table:table-cell office:value-type="float" office:value="-0.80479019" calcext:value-type="float">
            <text:p>-0.80479019</text:p>
          </table:table-cell>
          <table:table-cell office:value-type="float" office:value="-0.44251911" calcext:value-type="float">
            <text:p>-0.44251911</text:p>
          </table:table-cell>
          <table:table-cell office:value-type="float" office:value="288.79748" calcext:value-type="float">
            <text:p>288.797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0.00088066217" calcext:value-type="float">
            <text:p>0.00088066217</text:p>
          </table:table-cell>
          <table:table-cell office:value-type="float" office:value="-0.85295066" calcext:value-type="float">
            <text:p>-0.85295066</text:p>
          </table:table-cell>
          <table:table-cell office:value-type="float" office:value="-0.45403235" calcext:value-type="float">
            <text:p>-0.45403235</text:p>
          </table:table-cell>
          <table:table-cell office:value-type="float" office:value="297.61274" calcext:value-type="float">
            <text:p>297.612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1000" calcext:value-type="float">
            <text:p>501000</text:p>
          </table:table-cell>
          <table:table-cell office:value-type="float" office:value="0.0010357403" calcext:value-type="float">
            <text:p>0.0010357403</text:p>
          </table:table-cell>
          <table:table-cell office:value-type="float" office:value="-0.85843769" calcext:value-type="float">
            <text:p>-0.85843769</text:p>
          </table:table-cell>
          <table:table-cell office:value-type="float" office:value="-0.38666839" calcext:value-type="float">
            <text:p>-0.38666839</text:p>
          </table:table-cell>
          <table:table-cell office:value-type="float" office:value="288.6033" calcext:value-type="float">
            <text:p>288.60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2000" calcext:value-type="float">
            <text:p>502000</text:p>
          </table:table-cell>
          <table:table-cell office:value-type="float" office:value="0.00092275459" calcext:value-type="float">
            <text:p>0.00092275459</text:p>
          </table:table-cell>
          <table:table-cell office:value-type="float" office:value="-0.80883508" calcext:value-type="float">
            <text:p>-0.80883508</text:p>
          </table:table-cell>
          <table:table-cell office:value-type="float" office:value="-0.47556349" calcext:value-type="float">
            <text:p>-0.47556349</text:p>
          </table:table-cell>
          <table:table-cell office:value-type="float" office:value="292.73337" calcext:value-type="float">
            <text:p>292.733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3000" calcext:value-type="float">
            <text:p>503000</text:p>
          </table:table-cell>
          <table:table-cell office:value-type="float" office:value="0.0010971798" calcext:value-type="float">
            <text:p>0.0010971798</text:p>
          </table:table-cell>
          <table:table-cell office:value-type="float" office:value="-0.81246914" calcext:value-type="float">
            <text:p>-0.81246914</text:p>
          </table:table-cell>
          <table:table-cell office:value-type="float" office:value="-0.35741912" calcext:value-type="float">
            <text:p>-0.35741912</text:p>
          </table:table-cell>
          <table:table-cell office:value-type="float" office:value="288.59651" calcext:value-type="float">
            <text:p>288.596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4000" calcext:value-type="float">
            <text:p>504000</text:p>
          </table:table-cell>
          <table:table-cell office:value-type="float" office:value="0.0010390717" calcext:value-type="float">
            <text:p>0.0010390717</text:p>
          </table:table-cell>
          <table:table-cell office:value-type="float" office:value="-0.73776981" calcext:value-type="float">
            <text:p>-0.73776981</text:p>
          </table:table-cell>
          <table:table-cell office:value-type="float" office:value="-0.26052187" calcext:value-type="float">
            <text:p>-0.26052187</text:p>
          </table:table-cell>
          <table:table-cell office:value-type="float" office:value="290.73563" calcext:value-type="float">
            <text:p>290.735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5000" calcext:value-type="float">
            <text:p>505000</text:p>
          </table:table-cell>
          <table:table-cell office:value-type="float" office:value="0.0010152521" calcext:value-type="float">
            <text:p>0.0010152521</text:p>
          </table:table-cell>
          <table:table-cell office:value-type="float" office:value="-0.78180177" calcext:value-type="float">
            <text:p>-0.78180177</text:p>
          </table:table-cell>
          <table:table-cell office:value-type="float" office:value="-0.31070894" calcext:value-type="float">
            <text:p>-0.31070894</text:p>
          </table:table-cell>
          <table:table-cell office:value-type="float" office:value="290.37714" calcext:value-type="float">
            <text:p>290.377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6000" calcext:value-type="float">
            <text:p>506000</text:p>
          </table:table-cell>
          <table:table-cell office:value-type="float" office:value="0.00092807635" calcext:value-type="float">
            <text:p>0.00092807635</text:p>
          </table:table-cell>
          <table:table-cell office:value-type="float" office:value="-0.81596949" calcext:value-type="float">
            <text:p>-0.81596949</text:p>
          </table:table-cell>
          <table:table-cell office:value-type="float" office:value="-0.37618885" calcext:value-type="float">
            <text:p>-0.37618885</text:p>
          </table:table-cell>
          <table:table-cell office:value-type="float" office:value="292.42875" calcext:value-type="float">
            <text:p>292.428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7000" calcext:value-type="float">
            <text:p>507000</text:p>
          </table:table-cell>
          <table:table-cell office:value-type="float" office:value="0.0011080205" calcext:value-type="float">
            <text:p>0.0011080205</text:p>
          </table:table-cell>
          <table:table-cell office:value-type="float" office:value="-0.86669596" calcext:value-type="float">
            <text:p>-0.86669596</text:p>
          </table:table-cell>
          <table:table-cell office:value-type="float" office:value="-0.38421185" calcext:value-type="float">
            <text:p>-0.38421185</text:p>
          </table:table-cell>
          <table:table-cell office:value-type="float" office:value="293.80806" calcext:value-type="float">
            <text:p>293.808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8000" calcext:value-type="float">
            <text:p>508000</text:p>
          </table:table-cell>
          <table:table-cell office:value-type="float" office:value="0.001011765" calcext:value-type="float">
            <text:p>0.001011765</text:p>
          </table:table-cell>
          <table:table-cell office:value-type="float" office:value="-0.74334506" calcext:value-type="float">
            <text:p>-0.74334506</text:p>
          </table:table-cell>
          <table:table-cell office:value-type="float" office:value="-0.24541021" calcext:value-type="float">
            <text:p>-0.24541021</text:p>
          </table:table-cell>
          <table:table-cell office:value-type="float" office:value="286.37956" calcext:value-type="float">
            <text:p>286.379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9000" calcext:value-type="float">
            <text:p>509000</text:p>
          </table:table-cell>
          <table:table-cell office:value-type="float" office:value="0.0010177929" calcext:value-type="float">
            <text:p>0.0010177929</text:p>
          </table:table-cell>
          <table:table-cell office:value-type="float" office:value="-0.69612327" calcext:value-type="float">
            <text:p>-0.69612327</text:p>
          </table:table-cell>
          <table:table-cell office:value-type="float" office:value="-0.17957164" calcext:value-type="float">
            <text:p>-0.17957164</text:p>
          </table:table-cell>
          <table:table-cell office:value-type="float" office:value="295.01101" calcext:value-type="float">
            <text:p>295.0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0000" calcext:value-type="float">
            <text:p>510000</text:p>
          </table:table-cell>
          <table:table-cell office:value-type="float" office:value="0.0010245393" calcext:value-type="float">
            <text:p>0.0010245393</text:p>
          </table:table-cell>
          <table:table-cell office:value-type="float" office:value="-0.73960231" calcext:value-type="float">
            <text:p>-0.73960231</text:p>
          </table:table-cell>
          <table:table-cell office:value-type="float" office:value="-0.31578855" calcext:value-type="float">
            <text:p>-0.31578855</text:p>
          </table:table-cell>
          <table:table-cell office:value-type="float" office:value="294.04105" calcext:value-type="float">
            <text:p>294.041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1000" calcext:value-type="float">
            <text:p>511000</text:p>
          </table:table-cell>
          <table:table-cell office:value-type="float" office:value="0.0011862531" calcext:value-type="float">
            <text:p>0.0011862531</text:p>
          </table:table-cell>
          <table:table-cell office:value-type="float" office:value="-0.9569259" calcext:value-type="float">
            <text:p>-0.9569259</text:p>
          </table:table-cell>
          <table:table-cell office:value-type="float" office:value="-0.39618475" calcext:value-type="float">
            <text:p>-0.39618475</text:p>
          </table:table-cell>
          <table:table-cell office:value-type="float" office:value="286.53722" calcext:value-type="float">
            <text:p>286.53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000" calcext:value-type="float">
            <text:p>512000</text:p>
          </table:table-cell>
          <table:table-cell office:value-type="float" office:value="0.0011696451" calcext:value-type="float">
            <text:p>0.0011696451</text:p>
          </table:table-cell>
          <table:table-cell office:value-type="float" office:value="-0.82336497" calcext:value-type="float">
            <text:p>-0.82336497</text:p>
          </table:table-cell>
          <table:table-cell office:value-type="float" office:value="-0.31400631" calcext:value-type="float">
            <text:p>-0.31400631</text:p>
          </table:table-cell>
          <table:table-cell office:value-type="float" office:value="291.40096" calcext:value-type="float">
            <text:p>291.400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3000" calcext:value-type="float">
            <text:p>513000</text:p>
          </table:table-cell>
          <table:table-cell office:value-type="float" office:value="0.0011211873" calcext:value-type="float">
            <text:p>0.0011211873</text:p>
          </table:table-cell>
          <table:table-cell office:value-type="float" office:value="-0.72829602" calcext:value-type="float">
            <text:p>-0.72829602</text:p>
          </table:table-cell>
          <table:table-cell office:value-type="float" office:value="-0.23026457" calcext:value-type="float">
            <text:p>-0.23026457</text:p>
          </table:table-cell>
          <table:table-cell office:value-type="float" office:value="296.54142" calcext:value-type="float">
            <text:p>296.541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4000" calcext:value-type="float">
            <text:p>514000</text:p>
          </table:table-cell>
          <table:table-cell office:value-type="float" office:value="0.001104381" calcext:value-type="float">
            <text:p>0.001104381</text:p>
          </table:table-cell>
          <table:table-cell office:value-type="float" office:value="-0.78307146" calcext:value-type="float">
            <text:p>-0.78307146</text:p>
          </table:table-cell>
          <table:table-cell office:value-type="float" office:value="-0.33065432" calcext:value-type="float">
            <text:p>-0.33065432</text:p>
          </table:table-cell>
          <table:table-cell office:value-type="float" office:value="296.29543" calcext:value-type="float">
            <text:p>296.295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5000" calcext:value-type="float">
            <text:p>515000</text:p>
          </table:table-cell>
          <table:table-cell office:value-type="float" office:value="0.0010988775" calcext:value-type="float">
            <text:p>0.0010988775</text:p>
          </table:table-cell>
          <table:table-cell office:value-type="float" office:value="-0.86411765" calcext:value-type="float">
            <text:p>-0.86411765</text:p>
          </table:table-cell>
          <table:table-cell office:value-type="float" office:value="-0.43435784" calcext:value-type="float">
            <text:p>-0.43435784</text:p>
          </table:table-cell>
          <table:table-cell office:value-type="float" office:value="293.30898" calcext:value-type="float">
            <text:p>293.308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6000" calcext:value-type="float">
            <text:p>516000</text:p>
          </table:table-cell>
          <table:table-cell office:value-type="float" office:value="0.0010798859" calcext:value-type="float">
            <text:p>0.0010798859</text:p>
          </table:table-cell>
          <table:table-cell office:value-type="float" office:value="-0.7892565" calcext:value-type="float">
            <text:p>-0.7892565</text:p>
          </table:table-cell>
          <table:table-cell office:value-type="float" office:value="-0.42503281" calcext:value-type="float">
            <text:p>-0.42503281</text:p>
          </table:table-cell>
          <table:table-cell office:value-type="float" office:value="288.48117" calcext:value-type="float">
            <text:p>288.481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7000" calcext:value-type="float">
            <text:p>517000</text:p>
          </table:table-cell>
          <table:table-cell office:value-type="float" office:value="0.0012463633" calcext:value-type="float">
            <text:p>0.0012463633</text:p>
          </table:table-cell>
          <table:table-cell office:value-type="float" office:value="-0.7339204" calcext:value-type="float">
            <text:p>-0.7339204</text:p>
          </table:table-cell>
          <table:table-cell office:value-type="float" office:value="-0.23115328" calcext:value-type="float">
            <text:p>-0.23115328</text:p>
          </table:table-cell>
          <table:table-cell office:value-type="float" office:value="292.72205" calcext:value-type="float">
            <text:p>292.722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8000" calcext:value-type="float">
            <text:p>518000</text:p>
          </table:table-cell>
          <table:table-cell office:value-type="float" office:value="0.0011340575" calcext:value-type="float">
            <text:p>0.0011340575</text:p>
          </table:table-cell>
          <table:table-cell office:value-type="float" office:value="-0.71469063" calcext:value-type="float">
            <text:p>-0.71469063</text:p>
          </table:table-cell>
          <table:table-cell office:value-type="float" office:value="-0.13735054" calcext:value-type="float">
            <text:p>-0.13735054</text:p>
          </table:table-cell>
          <table:table-cell office:value-type="float" office:value="294.13042" calcext:value-type="float">
            <text:p>294.130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9000" calcext:value-type="float">
            <text:p>519000</text:p>
          </table:table-cell>
          <table:table-cell office:value-type="float" office:value="0.0010783657" calcext:value-type="float">
            <text:p>0.0010783657</text:p>
          </table:table-cell>
          <table:table-cell office:value-type="float" office:value="-0.82701527" calcext:value-type="float">
            <text:p>-0.82701527</text:p>
          </table:table-cell>
          <table:table-cell office:value-type="float" office:value="-0.30015373" calcext:value-type="float">
            <text:p>-0.30015373</text:p>
          </table:table-cell>
          <table:table-cell office:value-type="float" office:value="286.86269" calcext:value-type="float">
            <text:p>286.862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0000" calcext:value-type="float">
            <text:p>520000</text:p>
          </table:table-cell>
          <table:table-cell office:value-type="float" office:value="0.0012184261" calcext:value-type="float">
            <text:p>0.0012184261</text:p>
          </table:table-cell>
          <table:table-cell office:value-type="float" office:value="-0.76547586" calcext:value-type="float">
            <text:p>-0.76547586</text:p>
          </table:table-cell>
          <table:table-cell office:value-type="float" office:value="-0.21881492" calcext:value-type="float">
            <text:p>-0.21881492</text:p>
          </table:table-cell>
          <table:table-cell office:value-type="float" office:value="291.7624" calcext:value-type="float">
            <text:p>291.76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1000" calcext:value-type="float">
            <text:p>521000</text:p>
          </table:table-cell>
          <table:table-cell office:value-type="float" office:value="0.0011540913" calcext:value-type="float">
            <text:p>0.0011540913</text:p>
          </table:table-cell>
          <table:table-cell office:value-type="float" office:value="-0.64122022" calcext:value-type="float">
            <text:p>-0.64122022</text:p>
          </table:table-cell>
          <table:table-cell office:value-type="float" office:value="-0.13899127" calcext:value-type="float">
            <text:p>-0.13899127</text:p>
          </table:table-cell>
          <table:table-cell office:value-type="float" office:value="288.04993" calcext:value-type="float">
            <text:p>288.049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2000" calcext:value-type="float">
            <text:p>522000</text:p>
          </table:table-cell>
          <table:table-cell office:value-type="float" office:value="0.0010634078" calcext:value-type="float">
            <text:p>0.0010634078</text:p>
          </table:table-cell>
          <table:table-cell office:value-type="float" office:value="-0.65075617" calcext:value-type="float">
            <text:p>-0.65075617</text:p>
          </table:table-cell>
          <table:table-cell office:value-type="float" office:value="-0.18557005" calcext:value-type="float">
            <text:p>-0.18557005</text:p>
          </table:table-cell>
          <table:table-cell office:value-type="float" office:value="293.98419" calcext:value-type="float">
            <text:p>293.984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3000" calcext:value-type="float">
            <text:p>523000</text:p>
          </table:table-cell>
          <table:table-cell office:value-type="float" office:value="0.0012150495" calcext:value-type="float">
            <text:p>0.0012150495</text:p>
          </table:table-cell>
          <table:table-cell office:value-type="float" office:value="-0.87143359" calcext:value-type="float">
            <text:p>-0.87143359</text:p>
          </table:table-cell>
          <table:table-cell office:value-type="float" office:value="-0.34067074" calcext:value-type="float">
            <text:p>-0.34067074</text:p>
          </table:table-cell>
          <table:table-cell office:value-type="float" office:value="293.17227" calcext:value-type="float">
            <text:p>293.172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4000" calcext:value-type="float">
            <text:p>524000</text:p>
          </table:table-cell>
          <table:table-cell office:value-type="float" office:value="0.0011566669" calcext:value-type="float">
            <text:p>0.0011566669</text:p>
          </table:table-cell>
          <table:table-cell office:value-type="float" office:value="-0.95504853" calcext:value-type="float">
            <text:p>-0.95504853</text:p>
          </table:table-cell>
          <table:table-cell office:value-type="float" office:value="-0.4260825" calcext:value-type="float">
            <text:p>-0.4260825</text:p>
          </table:table-cell>
          <table:table-cell office:value-type="float" office:value="281.18751" calcext:value-type="float">
            <text:p>281.187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5000" calcext:value-type="float">
            <text:p>525000</text:p>
          </table:table-cell>
          <table:table-cell office:value-type="float" office:value="0.0011951082" calcext:value-type="float">
            <text:p>0.0011951082</text:p>
          </table:table-cell>
          <table:table-cell office:value-type="float" office:value="-0.9499192" calcext:value-type="float">
            <text:p>-0.9499192</text:p>
          </table:table-cell>
          <table:table-cell office:value-type="float" office:value="-0.40762983" calcext:value-type="float">
            <text:p>-0.40762983</text:p>
          </table:table-cell>
          <table:table-cell office:value-type="float" office:value="289.58151" calcext:value-type="float">
            <text:p>289.581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6000" calcext:value-type="float">
            <text:p>526000</text:p>
          </table:table-cell>
          <table:table-cell office:value-type="float" office:value="0.0011312766" calcext:value-type="float">
            <text:p>0.0011312766</text:p>
          </table:table-cell>
          <table:table-cell office:value-type="float" office:value="-0.81624344" calcext:value-type="float">
            <text:p>-0.81624344</text:p>
          </table:table-cell>
          <table:table-cell office:value-type="float" office:value="-0.2825398" calcext:value-type="float">
            <text:p>-0.2825398</text:p>
          </table:table-cell>
          <table:table-cell office:value-type="float" office:value="291.39833" calcext:value-type="float">
            <text:p>291.398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7000" calcext:value-type="float">
            <text:p>527000</text:p>
          </table:table-cell>
          <table:table-cell office:value-type="float" office:value="0.0011736758" calcext:value-type="float">
            <text:p>0.0011736758</text:p>
          </table:table-cell>
          <table:table-cell office:value-type="float" office:value="-0.75214946" calcext:value-type="float">
            <text:p>-0.75214946</text:p>
          </table:table-cell>
          <table:table-cell office:value-type="float" office:value="-0.16448375" calcext:value-type="float">
            <text:p>-0.16448375</text:p>
          </table:table-cell>
          <table:table-cell office:value-type="float" office:value="286.88956" calcext:value-type="float">
            <text:p>286.889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8000" calcext:value-type="float">
            <text:p>528000</text:p>
          </table:table-cell>
          <table:table-cell office:value-type="float" office:value="0.0012714306" calcext:value-type="float">
            <text:p>0.0012714306</text:p>
          </table:table-cell>
          <table:table-cell office:value-type="float" office:value="-0.80209337" calcext:value-type="float">
            <text:p>-0.80209337</text:p>
          </table:table-cell>
          <table:table-cell office:value-type="float" office:value="-0.21612221" calcext:value-type="float">
            <text:p>-0.21612221</text:p>
          </table:table-cell>
          <table:table-cell office:value-type="float" office:value="285.73321" calcext:value-type="float">
            <text:p>285.733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9000" calcext:value-type="float">
            <text:p>529000</text:p>
          </table:table-cell>
          <table:table-cell office:value-type="float" office:value="0.0012194227" calcext:value-type="float">
            <text:p>0.0012194227</text:p>
          </table:table-cell>
          <table:table-cell office:value-type="float" office:value="-0.89883586" calcext:value-type="float">
            <text:p>-0.89883586</text:p>
          </table:table-cell>
          <table:table-cell office:value-type="float" office:value="-0.26108167" calcext:value-type="float">
            <text:p>-0.26108167</text:p>
          </table:table-cell>
          <table:table-cell office:value-type="float" office:value="290.76972" calcext:value-type="float">
            <text:p>290.769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0000" calcext:value-type="float">
            <text:p>530000</text:p>
          </table:table-cell>
          <table:table-cell office:value-type="float" office:value="0.0013117358" calcext:value-type="float">
            <text:p>0.0013117358</text:p>
          </table:table-cell>
          <table:table-cell office:value-type="float" office:value="-0.82579484" calcext:value-type="float">
            <text:p>-0.82579484</text:p>
          </table:table-cell>
          <table:table-cell office:value-type="float" office:value="-0.21631282" calcext:value-type="float">
            <text:p>-0.21631282</text:p>
          </table:table-cell>
          <table:table-cell office:value-type="float" office:value="292.65668" calcext:value-type="float">
            <text:p>292.65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1000" calcext:value-type="float">
            <text:p>531000</text:p>
          </table:table-cell>
          <table:table-cell office:value-type="float" office:value="0.0012835899" calcext:value-type="float">
            <text:p>0.0012835899</text:p>
          </table:table-cell>
          <table:table-cell office:value-type="float" office:value="-0.79741114" calcext:value-type="float">
            <text:p>-0.79741114</text:p>
          </table:table-cell>
          <table:table-cell office:value-type="float" office:value="-0.2049292" calcext:value-type="float">
            <text:p>-0.2049292</text:p>
          </table:table-cell>
          <table:table-cell office:value-type="float" office:value="289.97536" calcext:value-type="float">
            <text:p>289.975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2000" calcext:value-type="float">
            <text:p>532000</text:p>
          </table:table-cell>
          <table:table-cell office:value-type="float" office:value="0.0013616242" calcext:value-type="float">
            <text:p>0.0013616242</text:p>
          </table:table-cell>
          <table:table-cell office:value-type="float" office:value="-0.92260958" calcext:value-type="float">
            <text:p>-0.92260958</text:p>
          </table:table-cell>
          <table:table-cell office:value-type="float" office:value="-0.29151591" calcext:value-type="float">
            <text:p>-0.29151591</text:p>
          </table:table-cell>
          <table:table-cell office:value-type="float" office:value="293.40477" calcext:value-type="float">
            <text:p>293.404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3000" calcext:value-type="float">
            <text:p>533000</text:p>
          </table:table-cell>
          <table:table-cell office:value-type="float" office:value="0.0012609375" calcext:value-type="float">
            <text:p>0.0012609375</text:p>
          </table:table-cell>
          <table:table-cell office:value-type="float" office:value="-0.95368363" calcext:value-type="float">
            <text:p>-0.95368363</text:p>
          </table:table-cell>
          <table:table-cell office:value-type="float" office:value="-0.3685521" calcext:value-type="float">
            <text:p>-0.3685521</text:p>
          </table:table-cell>
          <table:table-cell office:value-type="float" office:value="289.3625" calcext:value-type="float">
            <text:p>289.3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4000" calcext:value-type="float">
            <text:p>534000</text:p>
          </table:table-cell>
          <table:table-cell office:value-type="float" office:value="0.0013339488" calcext:value-type="float">
            <text:p>0.0013339488</text:p>
          </table:table-cell>
          <table:table-cell office:value-type="float" office:value="-0.93390781" calcext:value-type="float">
            <text:p>-0.93390781</text:p>
          </table:table-cell>
          <table:table-cell office:value-type="float" office:value="-0.27894995" calcext:value-type="float">
            <text:p>-0.27894995</text:p>
          </table:table-cell>
          <table:table-cell office:value-type="float" office:value="286.67277" calcext:value-type="float">
            <text:p>286.672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5000" calcext:value-type="float">
            <text:p>535000</text:p>
          </table:table-cell>
          <table:table-cell office:value-type="float" office:value="0.0012593936" calcext:value-type="float">
            <text:p>0.0012593936</text:p>
          </table:table-cell>
          <table:table-cell office:value-type="float" office:value="-0.84382117" calcext:value-type="float">
            <text:p>-0.84382117</text:p>
          </table:table-cell>
          <table:table-cell office:value-type="float" office:value="-0.33137228" calcext:value-type="float">
            <text:p>-0.33137228</text:p>
          </table:table-cell>
          <table:table-cell office:value-type="float" office:value="291.62923" calcext:value-type="float">
            <text:p>291.629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6000" calcext:value-type="float">
            <text:p>536000</text:p>
          </table:table-cell>
          <table:table-cell office:value-type="float" office:value="0.0012228594" calcext:value-type="float">
            <text:p>0.0012228594</text:p>
          </table:table-cell>
          <table:table-cell office:value-type="float" office:value="-0.8105159" calcext:value-type="float">
            <text:p>-0.8105159</text:p>
          </table:table-cell>
          <table:table-cell office:value-type="float" office:value="-0.20401974" calcext:value-type="float">
            <text:p>-0.20401974</text:p>
          </table:table-cell>
          <table:table-cell office:value-type="float" office:value="291.35623" calcext:value-type="float">
            <text:p>291.35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7000" calcext:value-type="float">
            <text:p>537000</text:p>
          </table:table-cell>
          <table:table-cell office:value-type="float" office:value="0.001419385" calcext:value-type="float">
            <text:p>0.001419385</text:p>
          </table:table-cell>
          <table:table-cell office:value-type="float" office:value="-0.97962719" calcext:value-type="float">
            <text:p>-0.97962719</text:p>
          </table:table-cell>
          <table:table-cell office:value-type="float" office:value="-0.35090971" calcext:value-type="float">
            <text:p>-0.35090971</text:p>
          </table:table-cell>
          <table:table-cell office:value-type="float" office:value="286.63881" calcext:value-type="float">
            <text:p>286.638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8000" calcext:value-type="float">
            <text:p>538000</text:p>
          </table:table-cell>
          <table:table-cell office:value-type="float" office:value="0.0013546733" calcext:value-type="float">
            <text:p>0.0013546733</text:p>
          </table:table-cell>
          <table:table-cell office:value-type="float" office:value="-1.0283422" calcext:value-type="float">
            <text:p>-1.0283422</text:p>
          </table:table-cell>
          <table:table-cell office:value-type="float" office:value="-0.45691807" calcext:value-type="float">
            <text:p>-0.45691807</text:p>
          </table:table-cell>
          <table:table-cell office:value-type="float" office:value="292.93692" calcext:value-type="float">
            <text:p>292.936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9000" calcext:value-type="float">
            <text:p>539000</text:p>
          </table:table-cell>
          <table:table-cell office:value-type="float" office:value="0.0012968858" calcext:value-type="float">
            <text:p>0.0012968858</text:p>
          </table:table-cell>
          <table:table-cell office:value-type="float" office:value="-0.91081176" calcext:value-type="float">
            <text:p>-0.91081176</text:p>
          </table:table-cell>
          <table:table-cell office:value-type="float" office:value="-0.34473175" calcext:value-type="float">
            <text:p>-0.34473175</text:p>
          </table:table-cell>
          <table:table-cell office:value-type="float" office:value="294.80303" calcext:value-type="float">
            <text:p>294.803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0000" calcext:value-type="float">
            <text:p>540000</text:p>
          </table:table-cell>
          <table:table-cell office:value-type="float" office:value="0.0014046343" calcext:value-type="float">
            <text:p>0.0014046343</text:p>
          </table:table-cell>
          <table:table-cell office:value-type="float" office:value="-0.80320808" calcext:value-type="float">
            <text:p>-0.80320808</text:p>
          </table:table-cell>
          <table:table-cell office:value-type="float" office:value="-0.23269731" calcext:value-type="float">
            <text:p>-0.23269731</text:p>
          </table:table-cell>
          <table:table-cell office:value-type="float" office:value="296.18741" calcext:value-type="float">
            <text:p>296.187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1000" calcext:value-type="float">
            <text:p>541000</text:p>
          </table:table-cell>
          <table:table-cell office:value-type="float" office:value="0.0012644857" calcext:value-type="float">
            <text:p>0.0012644857</text:p>
          </table:table-cell>
          <table:table-cell office:value-type="float" office:value="-0.67968458" calcext:value-type="float">
            <text:p>-0.67968458</text:p>
          </table:table-cell>
          <table:table-cell office:value-type="float" office:value="-0.12246946" calcext:value-type="float">
            <text:p>-0.12246946</text:p>
          </table:table-cell>
          <table:table-cell office:value-type="float" office:value="290.64423" calcext:value-type="float">
            <text:p>290.644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2000" calcext:value-type="float">
            <text:p>542000</text:p>
          </table:table-cell>
          <table:table-cell office:value-type="float" office:value="0.0011972572" calcext:value-type="float">
            <text:p>0.0011972572</text:p>
          </table:table-cell>
          <table:table-cell office:value-type="float" office:value="-0.73269507" calcext:value-type="float">
            <text:p>-0.73269507</text:p>
          </table:table-cell>
          <table:table-cell office:value-type="float" office:value="-0.20554085" calcext:value-type="float">
            <text:p>-0.20554085</text:p>
          </table:table-cell>
          <table:table-cell office:value-type="float" office:value="289.41558" calcext:value-type="float">
            <text:p>289.415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3000" calcext:value-type="float">
            <text:p>543000</text:p>
          </table:table-cell>
          <table:table-cell office:value-type="float" office:value="0.0011807896" calcext:value-type="float">
            <text:p>0.0011807896</text:p>
          </table:table-cell>
          <table:table-cell office:value-type="float" office:value="-0.82903641" calcext:value-type="float">
            <text:p>-0.82903641</text:p>
          </table:table-cell>
          <table:table-cell office:value-type="float" office:value="-0.30736076" calcext:value-type="float">
            <text:p>-0.30736076</text:p>
          </table:table-cell>
          <table:table-cell office:value-type="float" office:value="296.1138" calcext:value-type="float">
            <text:p>296.11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4000" calcext:value-type="float">
            <text:p>544000</text:p>
          </table:table-cell>
          <table:table-cell office:value-type="float" office:value="0.0011639429" calcext:value-type="float">
            <text:p>0.0011639429</text:p>
          </table:table-cell>
          <table:table-cell office:value-type="float" office:value="-0.86004804" calcext:value-type="float">
            <text:p>-0.86004804</text:p>
          </table:table-cell>
          <table:table-cell office:value-type="float" office:value="-0.31372019" calcext:value-type="float">
            <text:p>-0.31372019</text:p>
          </table:table-cell>
          <table:table-cell office:value-type="float" office:value="292.73008" calcext:value-type="float">
            <text:p>292.730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5000" calcext:value-type="float">
            <text:p>545000</text:p>
          </table:table-cell>
          <table:table-cell office:value-type="float" office:value="0.0010260874" calcext:value-type="float">
            <text:p>0.0010260874</text:p>
          </table:table-cell>
          <table:table-cell office:value-type="float" office:value="-0.86167025" calcext:value-type="float">
            <text:p>-0.86167025</text:p>
          </table:table-cell>
          <table:table-cell office:value-type="float" office:value="-0.34666133" calcext:value-type="float">
            <text:p>-0.34666133</text:p>
          </table:table-cell>
          <table:table-cell office:value-type="float" office:value="286.66432" calcext:value-type="float">
            <text:p>286.664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6000" calcext:value-type="float">
            <text:p>546000</text:p>
          </table:table-cell>
          <table:table-cell office:value-type="float" office:value="0.0010244398" calcext:value-type="float">
            <text:p>0.0010244398</text:p>
          </table:table-cell>
          <table:table-cell office:value-type="float" office:value="-0.83470951" calcext:value-type="float">
            <text:p>-0.83470951</text:p>
          </table:table-cell>
          <table:table-cell office:value-type="float" office:value="-0.3456221" calcext:value-type="float">
            <text:p>-0.3456221</text:p>
          </table:table-cell>
          <table:table-cell office:value-type="float" office:value="291.13377" calcext:value-type="float">
            <text:p>291.13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7000" calcext:value-type="float">
            <text:p>547000</text:p>
          </table:table-cell>
          <table:table-cell office:value-type="float" office:value="0.0010997" calcext:value-type="float">
            <text:p>0.0010997</text:p>
          </table:table-cell>
          <table:table-cell office:value-type="float" office:value="-0.7149395" calcext:value-type="float">
            <text:p>-0.7149395</text:p>
          </table:table-cell>
          <table:table-cell office:value-type="float" office:value="-0.24515076" calcext:value-type="float">
            <text:p>-0.24515076</text:p>
          </table:table-cell>
          <table:table-cell office:value-type="float" office:value="291.68536" calcext:value-type="float">
            <text:p>291.685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8000" calcext:value-type="float">
            <text:p>548000</text:p>
          </table:table-cell>
          <table:table-cell office:value-type="float" office:value="0.0012218623" calcext:value-type="float">
            <text:p>0.0012218623</text:p>
          </table:table-cell>
          <table:table-cell office:value-type="float" office:value="-0.66950315" calcext:value-type="float">
            <text:p>-0.66950315</text:p>
          </table:table-cell>
          <table:table-cell office:value-type="float" office:value="-0.098118184" calcext:value-type="float">
            <text:p>-0.098118184</text:p>
          </table:table-cell>
          <table:table-cell office:value-type="float" office:value="294.71536" calcext:value-type="float">
            <text:p>294.715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9000" calcext:value-type="float">
            <text:p>549000</text:p>
          </table:table-cell>
          <table:table-cell office:value-type="float" office:value="0.0011621921" calcext:value-type="float">
            <text:p>0.0011621921</text:p>
          </table:table-cell>
          <table:table-cell office:value-type="float" office:value="-0.70795069" calcext:value-type="float">
            <text:p>-0.70795069</text:p>
          </table:table-cell>
          <table:table-cell office:value-type="float" office:value="-0.095932925" calcext:value-type="float">
            <text:p>-0.095932925</text:p>
          </table:table-cell>
          <table:table-cell office:value-type="float" office:value="296.83595" calcext:value-type="float">
            <text:p>296.835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00" calcext:value-type="float">
            <text:p>550000</text:p>
          </table:table-cell>
          <table:table-cell office:value-type="float" office:value="0.0013086783" calcext:value-type="float">
            <text:p>0.0013086783</text:p>
          </table:table-cell>
          <table:table-cell office:value-type="float" office:value="-0.82867903" calcext:value-type="float">
            <text:p>-0.82867903</text:p>
          </table:table-cell>
          <table:table-cell office:value-type="float" office:value="-0.12252785" calcext:value-type="float">
            <text:p>-0.12252785</text:p>
          </table:table-cell>
          <table:table-cell office:value-type="float" office:value="286.2742" calcext:value-type="float">
            <text:p>286.27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1000" calcext:value-type="float">
            <text:p>551000</text:p>
          </table:table-cell>
          <table:table-cell office:value-type="float" office:value="0.0012517029" calcext:value-type="float">
            <text:p>0.0012517029</text:p>
          </table:table-cell>
          <table:table-cell office:value-type="float" office:value="-0.88045296" calcext:value-type="float">
            <text:p>-0.88045296</text:p>
          </table:table-cell>
          <table:table-cell office:value-type="float" office:value="-0.2040089" calcext:value-type="float">
            <text:p>-0.2040089</text:p>
          </table:table-cell>
          <table:table-cell office:value-type="float" office:value="291.47184" calcext:value-type="float">
            <text:p>291.47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2000" calcext:value-type="float">
            <text:p>552000</text:p>
          </table:table-cell>
          <table:table-cell office:value-type="float" office:value="0.0012082273" calcext:value-type="float">
            <text:p>0.0012082273</text:p>
          </table:table-cell>
          <table:table-cell office:value-type="float" office:value="-0.80296682" calcext:value-type="float">
            <text:p>-0.80296682</text:p>
          </table:table-cell>
          <table:table-cell office:value-type="float" office:value="-0.1445304" calcext:value-type="float">
            <text:p>-0.1445304</text:p>
          </table:table-cell>
          <table:table-cell office:value-type="float" office:value="288.59218" calcext:value-type="float">
            <text:p>288.592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3000" calcext:value-type="float">
            <text:p>553000</text:p>
          </table:table-cell>
          <table:table-cell office:value-type="float" office:value="0.0011451985" calcext:value-type="float">
            <text:p>0.0011451985</text:p>
          </table:table-cell>
          <table:table-cell office:value-type="float" office:value="-0.70522765" calcext:value-type="float">
            <text:p>-0.70522765</text:p>
          </table:table-cell>
          <table:table-cell office:value-type="float" office:value="-0.11764978" calcext:value-type="float">
            <text:p>-0.11764978</text:p>
          </table:table-cell>
          <table:table-cell office:value-type="float" office:value="285.05732" calcext:value-type="float">
            <text:p>285.057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4000" calcext:value-type="float">
            <text:p>554000</text:p>
          </table:table-cell>
          <table:table-cell office:value-type="float" office:value="0.0011882973" calcext:value-type="float">
            <text:p>0.0011882973</text:p>
          </table:table-cell>
          <table:table-cell office:value-type="float" office:value="-0.73067205" calcext:value-type="float">
            <text:p>-0.73067205</text:p>
          </table:table-cell>
          <table:table-cell office:value-type="float" office:value="-0.14037457" calcext:value-type="float">
            <text:p>-0.14037457</text:p>
          </table:table-cell>
          <table:table-cell office:value-type="float" office:value="291.72938" calcext:value-type="float">
            <text:p>291.729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5000" calcext:value-type="float">
            <text:p>555000</text:p>
          </table:table-cell>
          <table:table-cell office:value-type="float" office:value="0.001124409" calcext:value-type="float">
            <text:p>0.001124409</text:p>
          </table:table-cell>
          <table:table-cell office:value-type="float" office:value="-0.68621898" calcext:value-type="float">
            <text:p>-0.68621898</text:p>
          </table:table-cell>
          <table:table-cell office:value-type="float" office:value="-0.14224233" calcext:value-type="float">
            <text:p>-0.14224233</text:p>
          </table:table-cell>
          <table:table-cell office:value-type="float" office:value="286.08893" calcext:value-type="float">
            <text:p>286.088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6000" calcext:value-type="float">
            <text:p>556000</text:p>
          </table:table-cell>
          <table:table-cell office:value-type="float" office:value="0.0011543225" calcext:value-type="float">
            <text:p>0.0011543225</text:p>
          </table:table-cell>
          <table:table-cell office:value-type="float" office:value="-0.74554854" calcext:value-type="float">
            <text:p>-0.74554854</text:p>
          </table:table-cell>
          <table:table-cell office:value-type="float" office:value="-0.20171243" calcext:value-type="float">
            <text:p>-0.20171243</text:p>
          </table:table-cell>
          <table:table-cell office:value-type="float" office:value="295.32316" calcext:value-type="float">
            <text:p>295.323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7000" calcext:value-type="float">
            <text:p>557000</text:p>
          </table:table-cell>
          <table:table-cell office:value-type="float" office:value="0.0010242361" calcext:value-type="float">
            <text:p>0.0010242361</text:p>
          </table:table-cell>
          <table:table-cell office:value-type="float" office:value="-0.68266229" calcext:value-type="float">
            <text:p>-0.68266229</text:p>
          </table:table-cell>
          <table:table-cell office:value-type="float" office:value="-0.094919212" calcext:value-type="float">
            <text:p>-0.094919212</text:p>
          </table:table-cell>
          <table:table-cell office:value-type="float" office:value="294.42649" calcext:value-type="float">
            <text:p>294.426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8000" calcext:value-type="float">
            <text:p>558000</text:p>
          </table:table-cell>
          <table:table-cell office:value-type="float" office:value="0.0011456318" calcext:value-type="float">
            <text:p>0.0011456318</text:p>
          </table:table-cell>
          <table:table-cell office:value-type="float" office:value="-0.62610443" calcext:value-type="float">
            <text:p>-0.62610443</text:p>
          </table:table-cell>
          <table:table-cell office:value-type="float" office:value="-0.022406559" calcext:value-type="float">
            <text:p>-0.022406559</text:p>
          </table:table-cell>
          <table:table-cell office:value-type="float" office:value="292.11668" calcext:value-type="float">
            <text:p>292.11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9000" calcext:value-type="float">
            <text:p>559000</text:p>
          </table:table-cell>
          <table:table-cell office:value-type="float" office:value="0.0013334416" calcext:value-type="float">
            <text:p>0.0013334416</text:p>
          </table:table-cell>
          <table:table-cell office:value-type="float" office:value="-0.72309255" calcext:value-type="float">
            <text:p>-0.72309255</text:p>
          </table:table-cell>
          <table:table-cell office:value-type="float" office:value="-0.12420192" calcext:value-type="float">
            <text:p>-0.12420192</text:p>
          </table:table-cell>
          <table:table-cell office:value-type="float" office:value="289.53356" calcext:value-type="float">
            <text:p>289.533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0000" calcext:value-type="float">
            <text:p>560000</text:p>
          </table:table-cell>
          <table:table-cell office:value-type="float" office:value="0.0011728302" calcext:value-type="float">
            <text:p>0.0011728302</text:p>
          </table:table-cell>
          <table:table-cell office:value-type="float" office:value="-0.91034966" calcext:value-type="float">
            <text:p>-0.91034966</text:p>
          </table:table-cell>
          <table:table-cell office:value-type="float" office:value="-0.32254708" calcext:value-type="float">
            <text:p>-0.32254708</text:p>
          </table:table-cell>
          <table:table-cell office:value-type="float" office:value="294.06538" calcext:value-type="float">
            <text:p>294.06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1000" calcext:value-type="float">
            <text:p>561000</text:p>
          </table:table-cell>
          <table:table-cell office:value-type="float" office:value="0.0012903315" calcext:value-type="float">
            <text:p>0.0012903315</text:p>
          </table:table-cell>
          <table:table-cell office:value-type="float" office:value="-0.89121942" calcext:value-type="float">
            <text:p>-0.89121942</text:p>
          </table:table-cell>
          <table:table-cell office:value-type="float" office:value="-0.21764564" calcext:value-type="float">
            <text:p>-0.21764564</text:p>
          </table:table-cell>
          <table:table-cell office:value-type="float" office:value="291.794" calcext:value-type="float">
            <text:p>291.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2000" calcext:value-type="float">
            <text:p>562000</text:p>
          </table:table-cell>
          <table:table-cell office:value-type="float" office:value="0.0012954933" calcext:value-type="float">
            <text:p>0.0012954933</text:p>
          </table:table-cell>
          <table:table-cell office:value-type="float" office:value="-0.78041084" calcext:value-type="float">
            <text:p>-0.78041084</text:p>
          </table:table-cell>
          <table:table-cell office:value-type="float" office:value="-0.080311114" calcext:value-type="float">
            <text:p>-0.080311114</text:p>
          </table:table-cell>
          <table:table-cell office:value-type="float" office:value="290.07589" calcext:value-type="float">
            <text:p>290.075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3000" calcext:value-type="float">
            <text:p>563000</text:p>
          </table:table-cell>
          <table:table-cell office:value-type="float" office:value="0.0013763169" calcext:value-type="float">
            <text:p>0.0013763169</text:p>
          </table:table-cell>
          <table:table-cell office:value-type="float" office:value="-0.73344476" calcext:value-type="float">
            <text:p>-0.73344476</text:p>
          </table:table-cell>
          <table:table-cell office:value-type="float" office:value="-0.076796517" calcext:value-type="float">
            <text:p>-0.076796517</text:p>
          </table:table-cell>
          <table:table-cell office:value-type="float" office:value="293.76618" calcext:value-type="float">
            <text:p>293.766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4000" calcext:value-type="float">
            <text:p>564000</text:p>
          </table:table-cell>
          <table:table-cell office:value-type="float" office:value="0.001362387" calcext:value-type="float">
            <text:p>0.001362387</text:p>
          </table:table-cell>
          <table:table-cell office:value-type="float" office:value="-0.70831424" calcext:value-type="float">
            <text:p>-0.70831424</text:p>
          </table:table-cell>
          <table:table-cell office:value-type="float" office:value="-0.1155583" calcext:value-type="float">
            <text:p>-0.1155583</text:p>
          </table:table-cell>
          <table:table-cell office:value-type="float" office:value="296.59318" calcext:value-type="float">
            <text:p>296.59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5000" calcext:value-type="float">
            <text:p>565000</text:p>
          </table:table-cell>
          <table:table-cell office:value-type="float" office:value="0.0013473047" calcext:value-type="float">
            <text:p>0.0013473047</text:p>
          </table:table-cell>
          <table:table-cell office:value-type="float" office:value="-0.69209206" calcext:value-type="float">
            <text:p>-0.69209206</text:p>
          </table:table-cell>
          <table:table-cell office:value-type="float" office:value="-0.030150562" calcext:value-type="float">
            <text:p>-0.030150562</text:p>
          </table:table-cell>
          <table:table-cell office:value-type="float" office:value="290.33948" calcext:value-type="float">
            <text:p>290.339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6000" calcext:value-type="float">
            <text:p>566000</text:p>
          </table:table-cell>
          <table:table-cell office:value-type="float" office:value="0.0012547194" calcext:value-type="float">
            <text:p>0.0012547194</text:p>
          </table:table-cell>
          <table:table-cell office:value-type="float" office:value="-0.73040947" calcext:value-type="float">
            <text:p>-0.73040947</text:p>
          </table:table-cell>
          <table:table-cell office:value-type="float" office:value="-0.12086624" calcext:value-type="float">
            <text:p>-0.12086624</text:p>
          </table:table-cell>
          <table:table-cell office:value-type="float" office:value="295.89827" calcext:value-type="float">
            <text:p>295.898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7000" calcext:value-type="float">
            <text:p>567000</text:p>
          </table:table-cell>
          <table:table-cell office:value-type="float" office:value="0.0012029737" calcext:value-type="float">
            <text:p>0.0012029737</text:p>
          </table:table-cell>
          <table:table-cell office:value-type="float" office:value="-0.76211289" calcext:value-type="float">
            <text:p>-0.76211289</text:p>
          </table:table-cell>
          <table:table-cell office:value-type="float" office:value="-0.14579867" calcext:value-type="float">
            <text:p>-0.14579867</text:p>
          </table:table-cell>
          <table:table-cell office:value-type="float" office:value="288.78441" calcext:value-type="float">
            <text:p>288.784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8000" calcext:value-type="float">
            <text:p>568000</text:p>
          </table:table-cell>
          <table:table-cell office:value-type="float" office:value="0.0011687509" calcext:value-type="float">
            <text:p>0.0011687509</text:p>
          </table:table-cell>
          <table:table-cell office:value-type="float" office:value="-0.80245723" calcext:value-type="float">
            <text:p>-0.80245723</text:p>
          </table:table-cell>
          <table:table-cell office:value-type="float" office:value="-0.17355396" calcext:value-type="float">
            <text:p>-0.17355396</text:p>
          </table:table-cell>
          <table:table-cell office:value-type="float" office:value="291.3533" calcext:value-type="float">
            <text:p>291.35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9000" calcext:value-type="float">
            <text:p>569000</text:p>
          </table:table-cell>
          <table:table-cell office:value-type="float" office:value="0.0012370091" calcext:value-type="float">
            <text:p>0.0012370091</text:p>
          </table:table-cell>
          <table:table-cell office:value-type="float" office:value="-0.80343634" calcext:value-type="float">
            <text:p>-0.80343634</text:p>
          </table:table-cell>
          <table:table-cell office:value-type="float" office:value="-0.16200872" calcext:value-type="float">
            <text:p>-0.16200872</text:p>
          </table:table-cell>
          <table:table-cell office:value-type="float" office:value="297.26524" calcext:value-type="float">
            <text:p>297.265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0000" calcext:value-type="float">
            <text:p>570000</text:p>
          </table:table-cell>
          <table:table-cell office:value-type="float" office:value="0.00123597" calcext:value-type="float">
            <text:p>0.00123597</text:p>
          </table:table-cell>
          <table:table-cell office:value-type="float" office:value="-0.70566497" calcext:value-type="float">
            <text:p>-0.70566497</text:p>
          </table:table-cell>
          <table:table-cell office:value-type="float" office:value="-0.12384314" calcext:value-type="float">
            <text:p>-0.12384314</text:p>
          </table:table-cell>
          <table:table-cell office:value-type="float" office:value="289.10912" calcext:value-type="float">
            <text:p>289.109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1000" calcext:value-type="float">
            <text:p>571000</text:p>
          </table:table-cell>
          <table:table-cell office:value-type="float" office:value="0.0010286931" calcext:value-type="float">
            <text:p>0.0010286931</text:p>
          </table:table-cell>
          <table:table-cell office:value-type="float" office:value="-0.60977295" calcext:value-type="float">
            <text:p>-0.60977295</text:p>
          </table:table-cell>
          <table:table-cell office:value-type="float" office:value="-0.06158448" calcext:value-type="float">
            <text:p>-0.06158448</text:p>
          </table:table-cell>
          <table:table-cell office:value-type="float" office:value="288.01365" calcext:value-type="float">
            <text:p>288.013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2000" calcext:value-type="float">
            <text:p>572000</text:p>
          </table:table-cell>
          <table:table-cell office:value-type="float" office:value="0.00093655511" calcext:value-type="float">
            <text:p>0.00093655511</text:p>
          </table:table-cell>
          <table:table-cell office:value-type="float" office:value="-0.70107869" calcext:value-type="float">
            <text:p>-0.70107869</text:p>
          </table:table-cell>
          <table:table-cell office:value-type="float" office:value="-0.28062254" calcext:value-type="float">
            <text:p>-0.28062254</text:p>
          </table:table-cell>
          <table:table-cell office:value-type="float" office:value="292.3518" calcext:value-type="float">
            <text:p>292.35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3000" calcext:value-type="float">
            <text:p>573000</text:p>
          </table:table-cell>
          <table:table-cell office:value-type="float" office:value="0.0010622763" calcext:value-type="float">
            <text:p>0.0010622763</text:p>
          </table:table-cell>
          <table:table-cell office:value-type="float" office:value="-0.72715924" calcext:value-type="float">
            <text:p>-0.72715924</text:p>
          </table:table-cell>
          <table:table-cell office:value-type="float" office:value="-0.25541108" calcext:value-type="float">
            <text:p>-0.25541108</text:p>
          </table:table-cell>
          <table:table-cell office:value-type="float" office:value="296.86649" calcext:value-type="float">
            <text:p>296.866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4000" calcext:value-type="float">
            <text:p>574000</text:p>
          </table:table-cell>
          <table:table-cell office:value-type="float" office:value="0.0011877528" calcext:value-type="float">
            <text:p>0.0011877528</text:p>
          </table:table-cell>
          <table:table-cell office:value-type="float" office:value="-0.71526077" calcext:value-type="float">
            <text:p>-0.71526077</text:p>
          </table:table-cell>
          <table:table-cell office:value-type="float" office:value="-0.22867088" calcext:value-type="float">
            <text:p>-0.22867088</text:p>
          </table:table-cell>
          <table:table-cell office:value-type="float" office:value="288.78903" calcext:value-type="float">
            <text:p>288.789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5000" calcext:value-type="float">
            <text:p>575000</text:p>
          </table:table-cell>
          <table:table-cell office:value-type="float" office:value="0.0011621715" calcext:value-type="float">
            <text:p>0.0011621715</text:p>
          </table:table-cell>
          <table:table-cell office:value-type="float" office:value="-0.70430875" calcext:value-type="float">
            <text:p>-0.70430875</text:p>
          </table:table-cell>
          <table:table-cell office:value-type="float" office:value="-0.17066993" calcext:value-type="float">
            <text:p>-0.17066993</text:p>
          </table:table-cell>
          <table:table-cell office:value-type="float" office:value="291.42414" calcext:value-type="float">
            <text:p>291.424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6000" calcext:value-type="float">
            <text:p>576000</text:p>
          </table:table-cell>
          <table:table-cell office:value-type="float" office:value="0.0010615484" calcext:value-type="float">
            <text:p>0.0010615484</text:p>
          </table:table-cell>
          <table:table-cell office:value-type="float" office:value="-0.76287645" calcext:value-type="float">
            <text:p>-0.76287645</text:p>
          </table:table-cell>
          <table:table-cell office:value-type="float" office:value="-0.31114903" calcext:value-type="float">
            <text:p>-0.31114903</text:p>
          </table:table-cell>
          <table:table-cell office:value-type="float" office:value="289.67889" calcext:value-type="float">
            <text:p>289.678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7000" calcext:value-type="float">
            <text:p>577000</text:p>
          </table:table-cell>
          <table:table-cell office:value-type="float" office:value="0.0011729403" calcext:value-type="float">
            <text:p>0.0011729403</text:p>
          </table:table-cell>
          <table:table-cell office:value-type="float" office:value="-0.88141793" calcext:value-type="float">
            <text:p>-0.88141793</text:p>
          </table:table-cell>
          <table:table-cell office:value-type="float" office:value="-0.39970223" calcext:value-type="float">
            <text:p>-0.39970223</text:p>
          </table:table-cell>
          <table:table-cell office:value-type="float" office:value="295.17468" calcext:value-type="float">
            <text:p>295.174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8000" calcext:value-type="float">
            <text:p>578000</text:p>
          </table:table-cell>
          <table:table-cell office:value-type="float" office:value="0.0011497045" calcext:value-type="float">
            <text:p>0.0011497045</text:p>
          </table:table-cell>
          <table:table-cell office:value-type="float" office:value="-0.71998932" calcext:value-type="float">
            <text:p>-0.71998932</text:p>
          </table:table-cell>
          <table:table-cell office:value-type="float" office:value="-0.29683799" calcext:value-type="float">
            <text:p>-0.29683799</text:p>
          </table:table-cell>
          <table:table-cell office:value-type="float" office:value="291.84277" calcext:value-type="float">
            <text:p>291.842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9000" calcext:value-type="float">
            <text:p>579000</text:p>
          </table:table-cell>
          <table:table-cell office:value-type="float" office:value="0.0011851245" calcext:value-type="float">
            <text:p>0.0011851245</text:p>
          </table:table-cell>
          <table:table-cell office:value-type="float" office:value="-0.73141184" calcext:value-type="float">
            <text:p>-0.73141184</text:p>
          </table:table-cell>
          <table:table-cell office:value-type="float" office:value="-0.28190475" calcext:value-type="float">
            <text:p>-0.28190475</text:p>
          </table:table-cell>
          <table:table-cell office:value-type="float" office:value="299.71687" calcext:value-type="float">
            <text:p>299.716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0000" calcext:value-type="float">
            <text:p>580000</text:p>
          </table:table-cell>
          <table:table-cell office:value-type="float" office:value="0.0011736223" calcext:value-type="float">
            <text:p>0.0011736223</text:p>
          </table:table-cell>
          <table:table-cell office:value-type="float" office:value="-0.84549078" calcext:value-type="float">
            <text:p>-0.84549078</text:p>
          </table:table-cell>
          <table:table-cell office:value-type="float" office:value="-0.39216316" calcext:value-type="float">
            <text:p>-0.39216316</text:p>
          </table:table-cell>
          <table:table-cell office:value-type="float" office:value="292.74199" calcext:value-type="float">
            <text:p>292.741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1000" calcext:value-type="float">
            <text:p>581000</text:p>
          </table:table-cell>
          <table:table-cell office:value-type="float" office:value="0.001330949" calcext:value-type="float">
            <text:p>0.001330949</text:p>
          </table:table-cell>
          <table:table-cell office:value-type="float" office:value="-1.0152744" calcext:value-type="float">
            <text:p>-1.0152744</text:p>
          </table:table-cell>
          <table:table-cell office:value-type="float" office:value="-0.41006464" calcext:value-type="float">
            <text:p>-0.41006464</text:p>
          </table:table-cell>
          <table:table-cell office:value-type="float" office:value="288.8066" calcext:value-type="float">
            <text:p>288.80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2000" calcext:value-type="float">
            <text:p>582000</text:p>
          </table:table-cell>
          <table:table-cell office:value-type="float" office:value="0.0012022628" calcext:value-type="float">
            <text:p>0.0012022628</text:p>
          </table:table-cell>
          <table:table-cell office:value-type="float" office:value="-0.86396391" calcext:value-type="float">
            <text:p>-0.86396391</text:p>
          </table:table-cell>
          <table:table-cell office:value-type="float" office:value="-0.28431347" calcext:value-type="float">
            <text:p>-0.28431347</text:p>
          </table:table-cell>
          <table:table-cell office:value-type="float" office:value="288.26912" calcext:value-type="float">
            <text:p>288.269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3000" calcext:value-type="float">
            <text:p>583000</text:p>
          </table:table-cell>
          <table:table-cell office:value-type="float" office:value="0.0012270106" calcext:value-type="float">
            <text:p>0.0012270106</text:p>
          </table:table-cell>
          <table:table-cell office:value-type="float" office:value="-0.72022084" calcext:value-type="float">
            <text:p>-0.72022084</text:p>
          </table:table-cell>
          <table:table-cell office:value-type="float" office:value="-0.12679248" calcext:value-type="float">
            <text:p>-0.12679248</text:p>
          </table:table-cell>
          <table:table-cell office:value-type="float" office:value="290.15313" calcext:value-type="float">
            <text:p>290.153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4000" calcext:value-type="float">
            <text:p>584000</text:p>
          </table:table-cell>
          <table:table-cell office:value-type="float" office:value="0.001368226" calcext:value-type="float">
            <text:p>0.001368226</text:p>
          </table:table-cell>
          <table:table-cell office:value-type="float" office:value="-0.6745835" calcext:value-type="float">
            <text:p>-0.6745835</text:p>
          </table:table-cell>
          <table:table-cell office:value-type="float" office:value="-0.093666278" calcext:value-type="float">
            <text:p>-0.093666278</text:p>
          </table:table-cell>
          <table:table-cell office:value-type="float" office:value="286.75897" calcext:value-type="float">
            <text:p>286.758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5000" calcext:value-type="float">
            <text:p>585000</text:p>
          </table:table-cell>
          <table:table-cell office:value-type="float" office:value="0.0013815582" calcext:value-type="float">
            <text:p>0.0013815582</text:p>
          </table:table-cell>
          <table:table-cell office:value-type="float" office:value="-0.83791169" calcext:value-type="float">
            <text:p>-0.83791169</text:p>
          </table:table-cell>
          <table:table-cell office:value-type="float" office:value="-0.20868312" calcext:value-type="float">
            <text:p>-0.20868312</text:p>
          </table:table-cell>
          <table:table-cell office:value-type="float" office:value="292.81856" calcext:value-type="float">
            <text:p>292.818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6000" calcext:value-type="float">
            <text:p>586000</text:p>
          </table:table-cell>
          <table:table-cell office:value-type="float" office:value="0.0015235735" calcext:value-type="float">
            <text:p>0.0015235735</text:p>
          </table:table-cell>
          <table:table-cell office:value-type="float" office:value="-1.0046163" calcext:value-type="float">
            <text:p>-1.0046163</text:p>
          </table:table-cell>
          <table:table-cell office:value-type="float" office:value="-0.42977257" calcext:value-type="float">
            <text:p>-0.42977257</text:p>
          </table:table-cell>
          <table:table-cell office:value-type="float" office:value="295.38079" calcext:value-type="float">
            <text:p>295.380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7000" calcext:value-type="float">
            <text:p>587000</text:p>
          </table:table-cell>
          <table:table-cell office:value-type="float" office:value="0.0013123613" calcext:value-type="float">
            <text:p>0.0013123613</text:p>
          </table:table-cell>
          <table:table-cell office:value-type="float" office:value="-1.0652538" calcext:value-type="float">
            <text:p>-1.0652538</text:p>
          </table:table-cell>
          <table:table-cell office:value-type="float" office:value="-0.50220494" calcext:value-type="float">
            <text:p>-0.50220494</text:p>
          </table:table-cell>
          <table:table-cell office:value-type="float" office:value="292.88776" calcext:value-type="float">
            <text:p>292.88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8000" calcext:value-type="float">
            <text:p>588000</text:p>
          </table:table-cell>
          <table:table-cell office:value-type="float" office:value="0.001240745" calcext:value-type="float">
            <text:p>0.001240745</text:p>
          </table:table-cell>
          <table:table-cell office:value-type="float" office:value="-0.92668966" calcext:value-type="float">
            <text:p>-0.92668966</text:p>
          </table:table-cell>
          <table:table-cell office:value-type="float" office:value="-0.36333194" calcext:value-type="float">
            <text:p>-0.36333194</text:p>
          </table:table-cell>
          <table:table-cell office:value-type="float" office:value="292.14302" calcext:value-type="float">
            <text:p>292.143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9000" calcext:value-type="float">
            <text:p>589000</text:p>
          </table:table-cell>
          <table:table-cell office:value-type="float" office:value="0.0012813251" calcext:value-type="float">
            <text:p>0.0012813251</text:p>
          </table:table-cell>
          <table:table-cell office:value-type="float" office:value="-0.7295793" calcext:value-type="float">
            <text:p>-0.7295793</text:p>
          </table:table-cell>
          <table:table-cell office:value-type="float" office:value="-0.15785239" calcext:value-type="float">
            <text:p>-0.15785239</text:p>
          </table:table-cell>
          <table:table-cell office:value-type="float" office:value="286.73007" calcext:value-type="float">
            <text:p>286.730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0000" calcext:value-type="float">
            <text:p>590000</text:p>
          </table:table-cell>
          <table:table-cell office:value-type="float" office:value="0.0013941628" calcext:value-type="float">
            <text:p>0.0013941628</text:p>
          </table:table-cell>
          <table:table-cell office:value-type="float" office:value="-0.77174522" calcext:value-type="float">
            <text:p>-0.77174522</text:p>
          </table:table-cell>
          <table:table-cell office:value-type="float" office:value="-0.17175193" calcext:value-type="float">
            <text:p>-0.17175193</text:p>
          </table:table-cell>
          <table:table-cell office:value-type="float" office:value="293.39509" calcext:value-type="float">
            <text:p>293.395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1000" calcext:value-type="float">
            <text:p>591000</text:p>
          </table:table-cell>
          <table:table-cell office:value-type="float" office:value="0.0014936925" calcext:value-type="float">
            <text:p>0.0014936925</text:p>
          </table:table-cell>
          <table:table-cell office:value-type="float" office:value="-0.93395113" calcext:value-type="float">
            <text:p>-0.93395113</text:p>
          </table:table-cell>
          <table:table-cell office:value-type="float" office:value="-0.2770067" calcext:value-type="float">
            <text:p>-0.2770067</text:p>
          </table:table-cell>
          <table:table-cell office:value-type="float" office:value="289.25039" calcext:value-type="float">
            <text:p>289.250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2000" calcext:value-type="float">
            <text:p>592000</text:p>
          </table:table-cell>
          <table:table-cell office:value-type="float" office:value="0.0013858549" calcext:value-type="float">
            <text:p>0.0013858549</text:p>
          </table:table-cell>
          <table:table-cell office:value-type="float" office:value="-1.0249448" calcext:value-type="float">
            <text:p>-1.0249448</text:p>
          </table:table-cell>
          <table:table-cell office:value-type="float" office:value="-0.46467512" calcext:value-type="float">
            <text:p>-0.46467512</text:p>
          </table:table-cell>
          <table:table-cell office:value-type="float" office:value="292.23643" calcext:value-type="float">
            <text:p>292.236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3000" calcext:value-type="float">
            <text:p>593000</text:p>
          </table:table-cell>
          <table:table-cell office:value-type="float" office:value="0.0013263389" calcext:value-type="float">
            <text:p>0.0013263389</text:p>
          </table:table-cell>
          <table:table-cell office:value-type="float" office:value="-0.9032814" calcext:value-type="float">
            <text:p>-0.9032814</text:p>
          </table:table-cell>
          <table:table-cell office:value-type="float" office:value="-0.37779429" calcext:value-type="float">
            <text:p>-0.37779429</text:p>
          </table:table-cell>
          <table:table-cell office:value-type="float" office:value="294.04092" calcext:value-type="float">
            <text:p>294.040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4000" calcext:value-type="float">
            <text:p>594000</text:p>
          </table:table-cell>
          <table:table-cell office:value-type="float" office:value="0.0013844389" calcext:value-type="float">
            <text:p>0.0013844389</text:p>
          </table:table-cell>
          <table:table-cell office:value-type="float" office:value="-0.6753632" calcext:value-type="float">
            <text:p>-0.6753632</text:p>
          </table:table-cell>
          <table:table-cell office:value-type="float" office:value="-0.13402862" calcext:value-type="float">
            <text:p>-0.13402862</text:p>
          </table:table-cell>
          <table:table-cell office:value-type="float" office:value="286.73111" calcext:value-type="float">
            <text:p>286.731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5000" calcext:value-type="float">
            <text:p>595000</text:p>
          </table:table-cell>
          <table:table-cell office:value-type="float" office:value="0.0012227384" calcext:value-type="float">
            <text:p>0.0012227384</text:p>
          </table:table-cell>
          <table:table-cell office:value-type="float" office:value="-0.74419703" calcext:value-type="float">
            <text:p>-0.74419703</text:p>
          </table:table-cell>
          <table:table-cell office:value-type="float" office:value="-0.23408731" calcext:value-type="float">
            <text:p>-0.23408731</text:p>
          </table:table-cell>
          <table:table-cell office:value-type="float" office:value="292.37777" calcext:value-type="float">
            <text:p>292.377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6000" calcext:value-type="float">
            <text:p>596000</text:p>
          </table:table-cell>
          <table:table-cell office:value-type="float" office:value="0.0012276066" calcext:value-type="float">
            <text:p>0.0012276066</text:p>
          </table:table-cell>
          <table:table-cell office:value-type="float" office:value="-0.99472125" calcext:value-type="float">
            <text:p>-0.99472125</text:p>
          </table:table-cell>
          <table:table-cell office:value-type="float" office:value="-0.50225533" calcext:value-type="float">
            <text:p>-0.50225533</text:p>
          </table:table-cell>
          <table:table-cell office:value-type="float" office:value="285.17222" calcext:value-type="float">
            <text:p>285.172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7000" calcext:value-type="float">
            <text:p>597000</text:p>
          </table:table-cell>
          <table:table-cell office:value-type="float" office:value="0.0014789855" calcext:value-type="float">
            <text:p>0.0014789855</text:p>
          </table:table-cell>
          <table:table-cell office:value-type="float" office:value="-1.0206237" calcext:value-type="float">
            <text:p>-1.0206237</text:p>
          </table:table-cell>
          <table:table-cell office:value-type="float" office:value="-0.50714545" calcext:value-type="float">
            <text:p>-0.50714545</text:p>
          </table:table-cell>
          <table:table-cell office:value-type="float" office:value="288.79941" calcext:value-type="float">
            <text:p>288.799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8000" calcext:value-type="float">
            <text:p>598000</text:p>
          </table:table-cell>
          <table:table-cell office:value-type="float" office:value="0.0011541406" calcext:value-type="float">
            <text:p>0.0011541406</text:p>
          </table:table-cell>
          <table:table-cell office:value-type="float" office:value="-0.76484261" calcext:value-type="float">
            <text:p>-0.76484261</text:p>
          </table:table-cell>
          <table:table-cell office:value-type="float" office:value="-0.38393298" calcext:value-type="float">
            <text:p>-0.38393298</text:p>
          </table:table-cell>
          <table:table-cell office:value-type="float" office:value="296.29591" calcext:value-type="float">
            <text:p>296.295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9000" calcext:value-type="float">
            <text:p>599000</text:p>
          </table:table-cell>
          <table:table-cell office:value-type="float" office:value="0.0012474852" calcext:value-type="float">
            <text:p>0.0012474852</text:p>
          </table:table-cell>
          <table:table-cell office:value-type="float" office:value="-0.63541388" calcext:value-type="float">
            <text:p>-0.63541388</text:p>
          </table:table-cell>
          <table:table-cell office:value-type="float" office:value="-0.1544689" calcext:value-type="float">
            <text:p>-0.1544689</text:p>
          </table:table-cell>
          <table:table-cell office:value-type="float" office:value="289.35615" calcext:value-type="float">
            <text:p>289.356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00" calcext:value-type="float">
            <text:p>600000</text:p>
          </table:table-cell>
          <table:table-cell office:value-type="float" office:value="0.0013525185" calcext:value-type="float">
            <text:p>0.0013525185</text:p>
          </table:table-cell>
          <table:table-cell office:value-type="float" office:value="-0.76305283" calcext:value-type="float">
            <text:p>-0.76305283</text:p>
          </table:table-cell>
          <table:table-cell office:value-type="float" office:value="-0.25447495" calcext:value-type="float">
            <text:p>-0.25447495</text:p>
          </table:table-cell>
          <table:table-cell office:value-type="float" office:value="295.31285" calcext:value-type="float">
            <text:p>295.312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1000" calcext:value-type="float">
            <text:p>601000</text:p>
          </table:table-cell>
          <table:table-cell office:value-type="float" office:value="0.0012667547" calcext:value-type="float">
            <text:p>0.0012667547</text:p>
          </table:table-cell>
          <table:table-cell office:value-type="float" office:value="-0.84159861" calcext:value-type="float">
            <text:p>-0.84159861</text:p>
          </table:table-cell>
          <table:table-cell office:value-type="float" office:value="-0.36418881" calcext:value-type="float">
            <text:p>-0.36418881</text:p>
          </table:table-cell>
          <table:table-cell office:value-type="float" office:value="291.00391" calcext:value-type="float">
            <text:p>291.003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2000" calcext:value-type="float">
            <text:p>602000</text:p>
          </table:table-cell>
          <table:table-cell office:value-type="float" office:value="0.001220127" calcext:value-type="float">
            <text:p>0.001220127</text:p>
          </table:table-cell>
          <table:table-cell office:value-type="float" office:value="-0.95113459" calcext:value-type="float">
            <text:p>-0.95113459</text:p>
          </table:table-cell>
          <table:table-cell office:value-type="float" office:value="-0.50829409" calcext:value-type="float">
            <text:p>-0.50829409</text:p>
          </table:table-cell>
          <table:table-cell office:value-type="float" office:value="297.17056" calcext:value-type="float">
            <text:p>297.170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3000" calcext:value-type="float">
            <text:p>603000</text:p>
          </table:table-cell>
          <table:table-cell office:value-type="float" office:value="0.0013076796" calcext:value-type="float">
            <text:p>0.0013076796</text:p>
          </table:table-cell>
          <table:table-cell office:value-type="float" office:value="-0.92081181" calcext:value-type="float">
            <text:p>-0.92081181</text:p>
          </table:table-cell>
          <table:table-cell office:value-type="float" office:value="-0.44893253" calcext:value-type="float">
            <text:p>-0.44893253</text:p>
          </table:table-cell>
          <table:table-cell office:value-type="float" office:value="289.36233" calcext:value-type="float">
            <text:p>289.362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4000" calcext:value-type="float">
            <text:p>604000</text:p>
          </table:table-cell>
          <table:table-cell office:value-type="float" office:value="0.0012316011" calcext:value-type="float">
            <text:p>0.0012316011</text:p>
          </table:table-cell>
          <table:table-cell office:value-type="float" office:value="-0.84224766" calcext:value-type="float">
            <text:p>-0.84224766</text:p>
          </table:table-cell>
          <table:table-cell office:value-type="float" office:value="-0.37855721" calcext:value-type="float">
            <text:p>-0.37855721</text:p>
          </table:table-cell>
          <table:table-cell office:value-type="float" office:value="294.18424" calcext:value-type="float">
            <text:p>294.184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5000" calcext:value-type="float">
            <text:p>605000</text:p>
          </table:table-cell>
          <table:table-cell office:value-type="float" office:value="0.0012269453" calcext:value-type="float">
            <text:p>0.0012269453</text:p>
          </table:table-cell>
          <table:table-cell office:value-type="float" office:value="-0.87432635" calcext:value-type="float">
            <text:p>-0.87432635</text:p>
          </table:table-cell>
          <table:table-cell office:value-type="float" office:value="-0.47786455" calcext:value-type="float">
            <text:p>-0.47786455</text:p>
          </table:table-cell>
          <table:table-cell office:value-type="float" office:value="296.68031" calcext:value-type="float">
            <text:p>296.680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6000" calcext:value-type="float">
            <text:p>606000</text:p>
          </table:table-cell>
          <table:table-cell office:value-type="float" office:value="0.0012636232" calcext:value-type="float">
            <text:p>0.0012636232</text:p>
          </table:table-cell>
          <table:table-cell office:value-type="float" office:value="-0.81831764" calcext:value-type="float">
            <text:p>-0.81831764</text:p>
          </table:table-cell>
          <table:table-cell office:value-type="float" office:value="-0.38569317" calcext:value-type="float">
            <text:p>-0.38569317</text:p>
          </table:table-cell>
          <table:table-cell office:value-type="float" office:value="292.42655" calcext:value-type="float">
            <text:p>292.426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7000" calcext:value-type="float">
            <text:p>607000</text:p>
          </table:table-cell>
          <table:table-cell office:value-type="float" office:value="0.0011672904" calcext:value-type="float">
            <text:p>0.0011672904</text:p>
          </table:table-cell>
          <table:table-cell office:value-type="float" office:value="-0.83560824" calcext:value-type="float">
            <text:p>-0.83560824</text:p>
          </table:table-cell>
          <table:table-cell office:value-type="float" office:value="-0.50975061" calcext:value-type="float">
            <text:p>-0.50975061</text:p>
          </table:table-cell>
          <table:table-cell office:value-type="float" office:value="294.91714" calcext:value-type="float">
            <text:p>294.917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8000" calcext:value-type="float">
            <text:p>608000</text:p>
          </table:table-cell>
          <table:table-cell office:value-type="float" office:value="0.001193522" calcext:value-type="float">
            <text:p>0.001193522</text:p>
          </table:table-cell>
          <table:table-cell office:value-type="float" office:value="-0.91173476" calcext:value-type="float">
            <text:p>-0.91173476</text:p>
          </table:table-cell>
          <table:table-cell office:value-type="float" office:value="-0.48306923" calcext:value-type="float">
            <text:p>-0.48306923</text:p>
          </table:table-cell>
          <table:table-cell office:value-type="float" office:value="293.01527" calcext:value-type="float">
            <text:p>293.015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9000" calcext:value-type="float">
            <text:p>609000</text:p>
          </table:table-cell>
          <table:table-cell office:value-type="float" office:value="0.0013400526" calcext:value-type="float">
            <text:p>0.0013400526</text:p>
          </table:table-cell>
          <table:table-cell office:value-type="float" office:value="-0.84176579" calcext:value-type="float">
            <text:p>-0.84176579</text:p>
          </table:table-cell>
          <table:table-cell office:value-type="float" office:value="-0.42564962" calcext:value-type="float">
            <text:p>-0.42564962</text:p>
          </table:table-cell>
          <table:table-cell office:value-type="float" office:value="292.08601" calcext:value-type="float">
            <text:p>292.08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0000" calcext:value-type="float">
            <text:p>610000</text:p>
          </table:table-cell>
          <table:table-cell office:value-type="float" office:value="0.0011488015" calcext:value-type="float">
            <text:p>0.0011488015</text:p>
          </table:table-cell>
          <table:table-cell office:value-type="float" office:value="-0.7856723" calcext:value-type="float">
            <text:p>-0.7856723</text:p>
          </table:table-cell>
          <table:table-cell office:value-type="float" office:value="-0.3914082" calcext:value-type="float">
            <text:p>-0.3914082</text:p>
          </table:table-cell>
          <table:table-cell office:value-type="float" office:value="292.287" calcext:value-type="float">
            <text:p>292.2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1000" calcext:value-type="float">
            <text:p>611000</text:p>
          </table:table-cell>
          <table:table-cell office:value-type="float" office:value="0.0013330071" calcext:value-type="float">
            <text:p>0.0013330071</text:p>
          </table:table-cell>
          <table:table-cell office:value-type="float" office:value="-0.86795012" calcext:value-type="float">
            <text:p>-0.86795012</text:p>
          </table:table-cell>
          <table:table-cell office:value-type="float" office:value="-0.47233027" calcext:value-type="float">
            <text:p>-0.47233027</text:p>
          </table:table-cell>
          <table:table-cell office:value-type="float" office:value="290.30112" calcext:value-type="float">
            <text:p>290.301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2000" calcext:value-type="float">
            <text:p>612000</text:p>
          </table:table-cell>
          <table:table-cell office:value-type="float" office:value="0.0014461109" calcext:value-type="float">
            <text:p>0.0014461109</text:p>
          </table:table-cell>
          <table:table-cell office:value-type="float" office:value="-0.82165521" calcext:value-type="float">
            <text:p>-0.82165521</text:p>
          </table:table-cell>
          <table:table-cell office:value-type="float" office:value="-0.32641588" calcext:value-type="float">
            <text:p>-0.32641588</text:p>
          </table:table-cell>
          <table:table-cell office:value-type="float" office:value="291.07365" calcext:value-type="float">
            <text:p>291.073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3000" calcext:value-type="float">
            <text:p>613000</text:p>
          </table:table-cell>
          <table:table-cell office:value-type="float" office:value="0.001389752" calcext:value-type="float">
            <text:p>0.001389752</text:p>
          </table:table-cell>
          <table:table-cell office:value-type="float" office:value="-0.83694828" calcext:value-type="float">
            <text:p>-0.83694828</text:p>
          </table:table-cell>
          <table:table-cell office:value-type="float" office:value="-0.37189204" calcext:value-type="float">
            <text:p>-0.37189204</text:p>
          </table:table-cell>
          <table:table-cell office:value-type="float" office:value="295.07781" calcext:value-type="float">
            <text:p>295.077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4000" calcext:value-type="float">
            <text:p>614000</text:p>
          </table:table-cell>
          <table:table-cell office:value-type="float" office:value="0.0015206541" calcext:value-type="float">
            <text:p>0.0015206541</text:p>
          </table:table-cell>
          <table:table-cell office:value-type="float" office:value="-0.89737789" calcext:value-type="float">
            <text:p>-0.89737789</text:p>
          </table:table-cell>
          <table:table-cell office:value-type="float" office:value="-0.38658316" calcext:value-type="float">
            <text:p>-0.38658316</text:p>
          </table:table-cell>
          <table:table-cell office:value-type="float" office:value="290.64429" calcext:value-type="float">
            <text:p>290.644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5000" calcext:value-type="float">
            <text:p>615000</text:p>
          </table:table-cell>
          <table:table-cell office:value-type="float" office:value="0.001552385" calcext:value-type="float">
            <text:p>0.001552385</text:p>
          </table:table-cell>
          <table:table-cell office:value-type="float" office:value="-0.91846459" calcext:value-type="float">
            <text:p>-0.91846459</text:p>
          </table:table-cell>
          <table:table-cell office:value-type="float" office:value="-0.41124325" calcext:value-type="float">
            <text:p>-0.41124325</text:p>
          </table:table-cell>
          <table:table-cell office:value-type="float" office:value="296.90839" calcext:value-type="float">
            <text:p>296.908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6000" calcext:value-type="float">
            <text:p>616000</text:p>
          </table:table-cell>
          <table:table-cell office:value-type="float" office:value="0.0015665647" calcext:value-type="float">
            <text:p>0.0015665647</text:p>
          </table:table-cell>
          <table:table-cell office:value-type="float" office:value="-0.94489774" calcext:value-type="float">
            <text:p>-0.94489774</text:p>
          </table:table-cell>
          <table:table-cell office:value-type="float" office:value="-0.40045537" calcext:value-type="float">
            <text:p>-0.40045537</text:p>
          </table:table-cell>
          <table:table-cell office:value-type="float" office:value="286.94909" calcext:value-type="float">
            <text:p>286.949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7000" calcext:value-type="float">
            <text:p>617000</text:p>
          </table:table-cell>
          <table:table-cell office:value-type="float" office:value="0.0015807989" calcext:value-type="float">
            <text:p>0.0015807989</text:p>
          </table:table-cell>
          <table:table-cell office:value-type="float" office:value="-0.95605649" calcext:value-type="float">
            <text:p>-0.95605649</text:p>
          </table:table-cell>
          <table:table-cell office:value-type="float" office:value="-0.35482228" calcext:value-type="float">
            <text:p>-0.35482228</text:p>
          </table:table-cell>
          <table:table-cell office:value-type="float" office:value="291.96166" calcext:value-type="float">
            <text:p>291.961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8000" calcext:value-type="float">
            <text:p>618000</text:p>
          </table:table-cell>
          <table:table-cell office:value-type="float" office:value="0.0016141347" calcext:value-type="float">
            <text:p>0.0016141347</text:p>
          </table:table-cell>
          <table:table-cell office:value-type="float" office:value="-0.92957099" calcext:value-type="float">
            <text:p>-0.92957099</text:p>
          </table:table-cell>
          <table:table-cell office:value-type="float" office:value="-0.36794737" calcext:value-type="float">
            <text:p>-0.36794737</text:p>
          </table:table-cell>
          <table:table-cell office:value-type="float" office:value="298.23675" calcext:value-type="float">
            <text:p>298.236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9000" calcext:value-type="float">
            <text:p>619000</text:p>
          </table:table-cell>
          <table:table-cell office:value-type="float" office:value="0.0014565416" calcext:value-type="float">
            <text:p>0.0014565416</text:p>
          </table:table-cell>
          <table:table-cell office:value-type="float" office:value="-0.9377971" calcext:value-type="float">
            <text:p>-0.9377971</text:p>
          </table:table-cell>
          <table:table-cell office:value-type="float" office:value="-0.35633519" calcext:value-type="float">
            <text:p>-0.35633519</text:p>
          </table:table-cell>
          <table:table-cell office:value-type="float" office:value="291.61227" calcext:value-type="float">
            <text:p>291.612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0000" calcext:value-type="float">
            <text:p>620000</text:p>
          </table:table-cell>
          <table:table-cell office:value-type="float" office:value="0.0013429266" calcext:value-type="float">
            <text:p>0.0013429266</text:p>
          </table:table-cell>
          <table:table-cell office:value-type="float" office:value="-0.97033117" calcext:value-type="float">
            <text:p>-0.97033117</text:p>
          </table:table-cell>
          <table:table-cell office:value-type="float" office:value="-0.41330787" calcext:value-type="float">
            <text:p>-0.41330787</text:p>
          </table:table-cell>
          <table:table-cell office:value-type="float" office:value="291.08786" calcext:value-type="float">
            <text:p>291.087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1000" calcext:value-type="float">
            <text:p>621000</text:p>
          </table:table-cell>
          <table:table-cell office:value-type="float" office:value="0.001344165" calcext:value-type="float">
            <text:p>0.001344165</text:p>
          </table:table-cell>
          <table:table-cell office:value-type="float" office:value="-1.0662969" calcext:value-type="float">
            <text:p>-1.0662969</text:p>
          </table:table-cell>
          <table:table-cell office:value-type="float" office:value="-0.5632528" calcext:value-type="float">
            <text:p>-0.5632528</text:p>
          </table:table-cell>
          <table:table-cell office:value-type="float" office:value="284.65803" calcext:value-type="float">
            <text:p>284.658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2000" calcext:value-type="float">
            <text:p>622000</text:p>
          </table:table-cell>
          <table:table-cell office:value-type="float" office:value="0.0014347864" calcext:value-type="float">
            <text:p>0.0014347864</text:p>
          </table:table-cell>
          <table:table-cell office:value-type="float" office:value="-1.0985992" calcext:value-type="float">
            <text:p>-1.0985992</text:p>
          </table:table-cell>
          <table:table-cell office:value-type="float" office:value="-0.52578535" calcext:value-type="float">
            <text:p>-0.52578535</text:p>
          </table:table-cell>
          <table:table-cell office:value-type="float" office:value="294.34363" calcext:value-type="float">
            <text:p>294.343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3000" calcext:value-type="float">
            <text:p>623000</text:p>
          </table:table-cell>
          <table:table-cell office:value-type="float" office:value="0.001342052" calcext:value-type="float">
            <text:p>0.001342052</text:p>
          </table:table-cell>
          <table:table-cell office:value-type="float" office:value="-1.1127626" calcext:value-type="float">
            <text:p>-1.1127626</text:p>
          </table:table-cell>
          <table:table-cell office:value-type="float" office:value="-0.50604689" calcext:value-type="float">
            <text:p>-0.50604689</text:p>
          </table:table-cell>
          <table:table-cell office:value-type="float" office:value="291.92299" calcext:value-type="float">
            <text:p>291.922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4000" calcext:value-type="float">
            <text:p>624000</text:p>
          </table:table-cell>
          <table:table-cell office:value-type="float" office:value="0.0014503304" calcext:value-type="float">
            <text:p>0.0014503304</text:p>
          </table:table-cell>
          <table:table-cell office:value-type="float" office:value="-1.0764771" calcext:value-type="float">
            <text:p>-1.0764771</text:p>
          </table:table-cell>
          <table:table-cell office:value-type="float" office:value="-0.43812475" calcext:value-type="float">
            <text:p>-0.43812475</text:p>
          </table:table-cell>
          <table:table-cell office:value-type="float" office:value="295.25824" calcext:value-type="float">
            <text:p>295.258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5000" calcext:value-type="float">
            <text:p>625000</text:p>
          </table:table-cell>
          <table:table-cell office:value-type="float" office:value="0.0012993936" calcext:value-type="float">
            <text:p>0.0012993936</text:p>
          </table:table-cell>
          <table:table-cell office:value-type="float" office:value="-0.9815569" calcext:value-type="float">
            <text:p>-0.9815569</text:p>
          </table:table-cell>
          <table:table-cell office:value-type="float" office:value="-0.40797886" calcext:value-type="float">
            <text:p>-0.40797886</text:p>
          </table:table-cell>
          <table:table-cell office:value-type="float" office:value="291.10022" calcext:value-type="float">
            <text:p>291.100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6000" calcext:value-type="float">
            <text:p>626000</text:p>
          </table:table-cell>
          <table:table-cell office:value-type="float" office:value="0.0012690243" calcext:value-type="float">
            <text:p>0.0012690243</text:p>
          </table:table-cell>
          <table:table-cell office:value-type="float" office:value="-1.003599" calcext:value-type="float">
            <text:p>-1.003599</text:p>
          </table:table-cell>
          <table:table-cell office:value-type="float" office:value="-0.39589838" calcext:value-type="float">
            <text:p>-0.39589838</text:p>
          </table:table-cell>
          <table:table-cell office:value-type="float" office:value="290.34193" calcext:value-type="float">
            <text:p>290.34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7000" calcext:value-type="float">
            <text:p>627000</text:p>
          </table:table-cell>
          <table:table-cell office:value-type="float" office:value="0.0013283788" calcext:value-type="float">
            <text:p>0.0013283788</text:p>
          </table:table-cell>
          <table:table-cell office:value-type="float" office:value="-1.0167309" calcext:value-type="float">
            <text:p>-1.0167309</text:p>
          </table:table-cell>
          <table:table-cell office:value-type="float" office:value="-0.4085757" calcext:value-type="float">
            <text:p>-0.4085757</text:p>
          </table:table-cell>
          <table:table-cell office:value-type="float" office:value="288.59272" calcext:value-type="float">
            <text:p>288.592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8000" calcext:value-type="float">
            <text:p>628000</text:p>
          </table:table-cell>
          <table:table-cell office:value-type="float" office:value="0.0012743899" calcext:value-type="float">
            <text:p>0.0012743899</text:p>
          </table:table-cell>
          <table:table-cell office:value-type="float" office:value="-1.0616104" calcext:value-type="float">
            <text:p>-1.0616104</text:p>
          </table:table-cell>
          <table:table-cell office:value-type="float" office:value="-0.45089241" calcext:value-type="float">
            <text:p>-0.45089241</text:p>
          </table:table-cell>
          <table:table-cell office:value-type="float" office:value="293.90278" calcext:value-type="float">
            <text:p>293.902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9000" calcext:value-type="float">
            <text:p>629000</text:p>
          </table:table-cell>
          <table:table-cell office:value-type="float" office:value="0.0013337064" calcext:value-type="float">
            <text:p>0.0013337064</text:p>
          </table:table-cell>
          <table:table-cell office:value-type="float" office:value="-1.0976254" calcext:value-type="float">
            <text:p>-1.0976254</text:p>
          </table:table-cell>
          <table:table-cell office:value-type="float" office:value="-0.52074308" calcext:value-type="float">
            <text:p>-0.52074308</text:p>
          </table:table-cell>
          <table:table-cell office:value-type="float" office:value="290.31683" calcext:value-type="float">
            <text:p>290.316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0000" calcext:value-type="float">
            <text:p>630000</text:p>
          </table:table-cell>
          <table:table-cell office:value-type="float" office:value="0.0013001317" calcext:value-type="float">
            <text:p>0.0013001317</text:p>
          </table:table-cell>
          <table:table-cell office:value-type="float" office:value="-1.1489664" calcext:value-type="float">
            <text:p>-1.1489664</text:p>
          </table:table-cell>
          <table:table-cell office:value-type="float" office:value="-0.61145615" calcext:value-type="float">
            <text:p>-0.61145615</text:p>
          </table:table-cell>
          <table:table-cell office:value-type="float" office:value="294.70263" calcext:value-type="float">
            <text:p>294.702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1000" calcext:value-type="float">
            <text:p>631000</text:p>
          </table:table-cell>
          <table:table-cell office:value-type="float" office:value="0.0010867953" calcext:value-type="float">
            <text:p>0.0010867953</text:p>
          </table:table-cell>
          <table:table-cell office:value-type="float" office:value="-1.0156725" calcext:value-type="float">
            <text:p>-1.0156725</text:p>
          </table:table-cell>
          <table:table-cell office:value-type="float" office:value="-0.50955544" calcext:value-type="float">
            <text:p>-0.50955544</text:p>
          </table:table-cell>
          <table:table-cell office:value-type="float" office:value="291.00836" calcext:value-type="float">
            <text:p>291.008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2000" calcext:value-type="float">
            <text:p>632000</text:p>
          </table:table-cell>
          <table:table-cell office:value-type="float" office:value="0.0012297469" calcext:value-type="float">
            <text:p>0.0012297469</text:p>
          </table:table-cell>
          <table:table-cell office:value-type="float" office:value="-0.89204137" calcext:value-type="float">
            <text:p>-0.89204137</text:p>
          </table:table-cell>
          <table:table-cell office:value-type="float" office:value="-0.41579995" calcext:value-type="float">
            <text:p>-0.41579995</text:p>
          </table:table-cell>
          <table:table-cell office:value-type="float" office:value="290.85937" calcext:value-type="float">
            <text:p>290.859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3000" calcext:value-type="float">
            <text:p>633000</text:p>
          </table:table-cell>
          <table:table-cell office:value-type="float" office:value="0.0013661336" calcext:value-type="float">
            <text:p>0.0013661336</text:p>
          </table:table-cell>
          <table:table-cell office:value-type="float" office:value="-0.93584572" calcext:value-type="float">
            <text:p>-0.93584572</text:p>
          </table:table-cell>
          <table:table-cell office:value-type="float" office:value="-0.32578362" calcext:value-type="float">
            <text:p>-0.32578362</text:p>
          </table:table-cell>
          <table:table-cell office:value-type="float" office:value="297.08145" calcext:value-type="float">
            <text:p>297.081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4000" calcext:value-type="float">
            <text:p>634000</text:p>
          </table:table-cell>
          <table:table-cell office:value-type="float" office:value="0.0014782901" calcext:value-type="float">
            <text:p>0.0014782901</text:p>
          </table:table-cell>
          <table:table-cell office:value-type="float" office:value="-1.0409394" calcext:value-type="float">
            <text:p>-1.0409394</text:p>
          </table:table-cell>
          <table:table-cell office:value-type="float" office:value="-0.4090218" calcext:value-type="float">
            <text:p>-0.4090218</text:p>
          </table:table-cell>
          <table:table-cell office:value-type="float" office:value="291.28467" calcext:value-type="float">
            <text:p>291.284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5000" calcext:value-type="float">
            <text:p>635000</text:p>
          </table:table-cell>
          <table:table-cell office:value-type="float" office:value="0.0013617487" calcext:value-type="float">
            <text:p>0.0013617487</text:p>
          </table:table-cell>
          <table:table-cell office:value-type="float" office:value="-1.0941222" calcext:value-type="float">
            <text:p>-1.0941222</text:p>
          </table:table-cell>
          <table:table-cell office:value-type="float" office:value="-0.49572325" calcext:value-type="float">
            <text:p>-0.49572325</text:p>
          </table:table-cell>
          <table:table-cell office:value-type="float" office:value="290.62938" calcext:value-type="float">
            <text:p>290.629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6000" calcext:value-type="float">
            <text:p>636000</text:p>
          </table:table-cell>
          <table:table-cell office:value-type="float" office:value="0.0014005544" calcext:value-type="float">
            <text:p>0.0014005544</text:p>
          </table:table-cell>
          <table:table-cell office:value-type="float" office:value="-1.1984918" calcext:value-type="float">
            <text:p>-1.1984918</text:p>
          </table:table-cell>
          <table:table-cell office:value-type="float" office:value="-0.52314816" calcext:value-type="float">
            <text:p>-0.52314816</text:p>
          </table:table-cell>
          <table:table-cell office:value-type="float" office:value="292.61724" calcext:value-type="float">
            <text:p>292.617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7000" calcext:value-type="float">
            <text:p>637000</text:p>
          </table:table-cell>
          <table:table-cell office:value-type="float" office:value="0.0013594339" calcext:value-type="float">
            <text:p>0.0013594339</text:p>
          </table:table-cell>
          <table:table-cell office:value-type="float" office:value="-1.1816857" calcext:value-type="float">
            <text:p>-1.1816857</text:p>
          </table:table-cell>
          <table:table-cell office:value-type="float" office:value="-0.54736482" calcext:value-type="float">
            <text:p>-0.54736482</text:p>
          </table:table-cell>
          <table:table-cell office:value-type="float" office:value="293.77975" calcext:value-type="float">
            <text:p>293.779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8000" calcext:value-type="float">
            <text:p>638000</text:p>
          </table:table-cell>
          <table:table-cell office:value-type="float" office:value="0.0010927074" calcext:value-type="float">
            <text:p>0.0010927074</text:p>
          </table:table-cell>
          <table:table-cell office:value-type="float" office:value="-1.0848715" calcext:value-type="float">
            <text:p>-1.0848715</text:p>
          </table:table-cell>
          <table:table-cell office:value-type="float" office:value="-0.57691803" calcext:value-type="float">
            <text:p>-0.57691803</text:p>
          </table:table-cell>
          <table:table-cell office:value-type="float" office:value="286.50208" calcext:value-type="float">
            <text:p>286.502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9000" calcext:value-type="float">
            <text:p>639000</text:p>
          </table:table-cell>
          <table:table-cell office:value-type="float" office:value="0.0012207615" calcext:value-type="float">
            <text:p>0.0012207615</text:p>
          </table:table-cell>
          <table:table-cell office:value-type="float" office:value="-1.0340736" calcext:value-type="float">
            <text:p>-1.0340736</text:p>
          </table:table-cell>
          <table:table-cell office:value-type="float" office:value="-0.44739677" calcext:value-type="float">
            <text:p>-0.44739677</text:p>
          </table:table-cell>
          <table:table-cell office:value-type="float" office:value="294.96916" calcext:value-type="float">
            <text:p>294.969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0000" calcext:value-type="float">
            <text:p>640000</text:p>
          </table:table-cell>
          <table:table-cell office:value-type="float" office:value="0.0012597012" calcext:value-type="float">
            <text:p>0.0012597012</text:p>
          </table:table-cell>
          <table:table-cell office:value-type="float" office:value="-1.1402658" calcext:value-type="float">
            <text:p>-1.1402658</text:p>
          </table:table-cell>
          <table:table-cell office:value-type="float" office:value="-0.51341068" calcext:value-type="float">
            <text:p>-0.51341068</text:p>
          </table:table-cell>
          <table:table-cell office:value-type="float" office:value="289.10619" calcext:value-type="float">
            <text:p>289.106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1000" calcext:value-type="float">
            <text:p>641000</text:p>
          </table:table-cell>
          <table:table-cell office:value-type="float" office:value="0.0010611753" calcext:value-type="float">
            <text:p>0.0010611753</text:p>
          </table:table-cell>
          <table:table-cell office:value-type="float" office:value="-1.0419674" calcext:value-type="float">
            <text:p>-1.0419674</text:p>
          </table:table-cell>
          <table:table-cell office:value-type="float" office:value="-0.54579044" calcext:value-type="float">
            <text:p>-0.54579044</text:p>
          </table:table-cell>
          <table:table-cell office:value-type="float" office:value="299.03223" calcext:value-type="float">
            <text:p>299.032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2000" calcext:value-type="float">
            <text:p>642000</text:p>
          </table:table-cell>
          <table:table-cell office:value-type="float" office:value="0.0012581723" calcext:value-type="float">
            <text:p>0.0012581723</text:p>
          </table:table-cell>
          <table:table-cell office:value-type="float" office:value="-1.0705411" calcext:value-type="float">
            <text:p>-1.0705411</text:p>
          </table:table-cell>
          <table:table-cell office:value-type="float" office:value="-0.53183807" calcext:value-type="float">
            <text:p>-0.53183807</text:p>
          </table:table-cell>
          <table:table-cell office:value-type="float" office:value="291.80342" calcext:value-type="float">
            <text:p>291.803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3000" calcext:value-type="float">
            <text:p>643000</text:p>
          </table:table-cell>
          <table:table-cell office:value-type="float" office:value="0.0013207871" calcext:value-type="float">
            <text:p>0.0013207871</text:p>
          </table:table-cell>
          <table:table-cell office:value-type="float" office:value="-1.1292087" calcext:value-type="float">
            <text:p>-1.1292087</text:p>
          </table:table-cell>
          <table:table-cell office:value-type="float" office:value="-0.55262139" calcext:value-type="float">
            <text:p>-0.55262139</text:p>
          </table:table-cell>
          <table:table-cell office:value-type="float" office:value="295.2786" calcext:value-type="float">
            <text:p>295.27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4000" calcext:value-type="float">
            <text:p>644000</text:p>
          </table:table-cell>
          <table:table-cell office:value-type="float" office:value="0.0012544304" calcext:value-type="float">
            <text:p>0.0012544304</text:p>
          </table:table-cell>
          <table:table-cell office:value-type="float" office:value="-1.0709134" calcext:value-type="float">
            <text:p>-1.0709134</text:p>
          </table:table-cell>
          <table:table-cell office:value-type="float" office:value="-0.66019733" calcext:value-type="float">
            <text:p>-0.66019733</text:p>
          </table:table-cell>
          <table:table-cell office:value-type="float" office:value="295.89962" calcext:value-type="float">
            <text:p>295.899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5000" calcext:value-type="float">
            <text:p>645000</text:p>
          </table:table-cell>
          <table:table-cell office:value-type="float" office:value="0.0013282217" calcext:value-type="float">
            <text:p>0.0013282217</text:p>
          </table:table-cell>
          <table:table-cell office:value-type="float" office:value="-1.1374092" calcext:value-type="float">
            <text:p>-1.1374092</text:p>
          </table:table-cell>
          <table:table-cell office:value-type="float" office:value="-0.61906281" calcext:value-type="float">
            <text:p>-0.61906281</text:p>
          </table:table-cell>
          <table:table-cell office:value-type="float" office:value="288.58814" calcext:value-type="float">
            <text:p>288.588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6000" calcext:value-type="float">
            <text:p>646000</text:p>
          </table:table-cell>
          <table:table-cell office:value-type="float" office:value="0.0012629297" calcext:value-type="float">
            <text:p>0.0012629297</text:p>
          </table:table-cell>
          <table:table-cell office:value-type="float" office:value="-0.93505576" calcext:value-type="float">
            <text:p>-0.93505576</text:p>
          </table:table-cell>
          <table:table-cell office:value-type="float" office:value="-0.38819135" calcext:value-type="float">
            <text:p>-0.38819135</text:p>
          </table:table-cell>
          <table:table-cell office:value-type="float" office:value="303.58082" calcext:value-type="float">
            <text:p>303.580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7000" calcext:value-type="float">
            <text:p>647000</text:p>
          </table:table-cell>
          <table:table-cell office:value-type="float" office:value="0.0012488199" calcext:value-type="float">
            <text:p>0.0012488199</text:p>
          </table:table-cell>
          <table:table-cell office:value-type="float" office:value="-0.9201458" calcext:value-type="float">
            <text:p>-0.9201458</text:p>
          </table:table-cell>
          <table:table-cell office:value-type="float" office:value="-0.42985668" calcext:value-type="float">
            <text:p>-0.42985668</text:p>
          </table:table-cell>
          <table:table-cell office:value-type="float" office:value="291.32947" calcext:value-type="float">
            <text:p>291.329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8000" calcext:value-type="float">
            <text:p>648000</text:p>
          </table:table-cell>
          <table:table-cell office:value-type="float" office:value="0.0012764024" calcext:value-type="float">
            <text:p>0.0012764024</text:p>
          </table:table-cell>
          <table:table-cell office:value-type="float" office:value="-1.0433485" calcext:value-type="float">
            <text:p>-1.0433485</text:p>
          </table:table-cell>
          <table:table-cell office:value-type="float" office:value="-0.54968094" calcext:value-type="float">
            <text:p>-0.54968094</text:p>
          </table:table-cell>
          <table:table-cell office:value-type="float" office:value="296.62685" calcext:value-type="float">
            <text:p>296.626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9000" calcext:value-type="float">
            <text:p>649000</text:p>
          </table:table-cell>
          <table:table-cell office:value-type="float" office:value="0.0013279284" calcext:value-type="float">
            <text:p>0.0013279284</text:p>
          </table:table-cell>
          <table:table-cell office:value-type="float" office:value="-1.252937" calcext:value-type="float">
            <text:p>-1.252937</text:p>
          </table:table-cell>
          <table:table-cell office:value-type="float" office:value="-0.68989819" calcext:value-type="float">
            <text:p>-0.68989819</text:p>
          </table:table-cell>
          <table:table-cell office:value-type="float" office:value="292.35971" calcext:value-type="float">
            <text:p>292.359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00" calcext:value-type="float">
            <text:p>650000</text:p>
          </table:table-cell>
          <table:table-cell office:value-type="float" office:value="0.0012305562" calcext:value-type="float">
            <text:p>0.0012305562</text:p>
          </table:table-cell>
          <table:table-cell office:value-type="float" office:value="-1.2053436" calcext:value-type="float">
            <text:p>-1.2053436</text:p>
          </table:table-cell>
          <table:table-cell office:value-type="float" office:value="-0.65333485" calcext:value-type="float">
            <text:p>-0.65333485</text:p>
          </table:table-cell>
          <table:table-cell office:value-type="float" office:value="293.06204" calcext:value-type="float">
            <text:p>293.062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1000" calcext:value-type="float">
            <text:p>651000</text:p>
          </table:table-cell>
          <table:table-cell office:value-type="float" office:value="0.0011412167" calcext:value-type="float">
            <text:p>0.0011412167</text:p>
          </table:table-cell>
          <table:table-cell office:value-type="float" office:value="-1.1162249" calcext:value-type="float">
            <text:p>-1.1162249</text:p>
          </table:table-cell>
          <table:table-cell office:value-type="float" office:value="-0.66881015" calcext:value-type="float">
            <text:p>-0.66881015</text:p>
          </table:table-cell>
          <table:table-cell office:value-type="float" office:value="293.0959" calcext:value-type="float">
            <text:p>293.09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2000" calcext:value-type="float">
            <text:p>652000</text:p>
          </table:table-cell>
          <table:table-cell office:value-type="float" office:value="0.0011217211" calcext:value-type="float">
            <text:p>0.0011217211</text:p>
          </table:table-cell>
          <table:table-cell office:value-type="float" office:value="-1.0005349" calcext:value-type="float">
            <text:p>-1.0005349</text:p>
          </table:table-cell>
          <table:table-cell office:value-type="float" office:value="-0.5049358" calcext:value-type="float">
            <text:p>-0.5049358</text:p>
          </table:table-cell>
          <table:table-cell office:value-type="float" office:value="290.68143" calcext:value-type="float">
            <text:p>290.68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3000" calcext:value-type="float">
            <text:p>653000</text:p>
          </table:table-cell>
          <table:table-cell office:value-type="float" office:value="0.0011389434" calcext:value-type="float">
            <text:p>0.0011389434</text:p>
          </table:table-cell>
          <table:table-cell office:value-type="float" office:value="-0.87298628" calcext:value-type="float">
            <text:p>-0.87298628</text:p>
          </table:table-cell>
          <table:table-cell office:value-type="float" office:value="-0.43789858" calcext:value-type="float">
            <text:p>-0.43789858</text:p>
          </table:table-cell>
          <table:table-cell office:value-type="float" office:value="287.52244" calcext:value-type="float">
            <text:p>287.522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4000" calcext:value-type="float">
            <text:p>654000</text:p>
          </table:table-cell>
          <table:table-cell office:value-type="float" office:value="0.001076103" calcext:value-type="float">
            <text:p>0.001076103</text:p>
          </table:table-cell>
          <table:table-cell office:value-type="float" office:value="-0.94304695" calcext:value-type="float">
            <text:p>-0.94304695</text:p>
          </table:table-cell>
          <table:table-cell office:value-type="float" office:value="-0.43131858" calcext:value-type="float">
            <text:p>-0.43131858</text:p>
          </table:table-cell>
          <table:table-cell office:value-type="float" office:value="294.17045" calcext:value-type="float">
            <text:p>294.17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000" calcext:value-type="float">
            <text:p>655000</text:p>
          </table:table-cell>
          <table:table-cell office:value-type="float" office:value="0.0012707481" calcext:value-type="float">
            <text:p>0.0012707481</text:p>
          </table:table-cell>
          <table:table-cell office:value-type="float" office:value="-1.1384008" calcext:value-type="float">
            <text:p>-1.1384008</text:p>
          </table:table-cell>
          <table:table-cell office:value-type="float" office:value="-0.60564116" calcext:value-type="float">
            <text:p>-0.60564116</text:p>
          </table:table-cell>
          <table:table-cell office:value-type="float" office:value="287.80717" calcext:value-type="float">
            <text:p>287.807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6000" calcext:value-type="float">
            <text:p>656000</text:p>
          </table:table-cell>
          <table:table-cell office:value-type="float" office:value="0.0012293786" calcext:value-type="float">
            <text:p>0.0012293786</text:p>
          </table:table-cell>
          <table:table-cell office:value-type="float" office:value="-1.1972323" calcext:value-type="float">
            <text:p>-1.1972323</text:p>
          </table:table-cell>
          <table:table-cell office:value-type="float" office:value="-0.68201875" calcext:value-type="float">
            <text:p>-0.68201875</text:p>
          </table:table-cell>
          <table:table-cell office:value-type="float" office:value="290.32858" calcext:value-type="float">
            <text:p>290.328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7000" calcext:value-type="float">
            <text:p>657000</text:p>
          </table:table-cell>
          <table:table-cell office:value-type="float" office:value="0.0011318395" calcext:value-type="float">
            <text:p>0.0011318395</text:p>
          </table:table-cell>
          <table:table-cell office:value-type="float" office:value="-1.0846362" calcext:value-type="float">
            <text:p>-1.0846362</text:p>
          </table:table-cell>
          <table:table-cell office:value-type="float" office:value="-0.63041585" calcext:value-type="float">
            <text:p>-0.63041585</text:p>
          </table:table-cell>
          <table:table-cell office:value-type="float" office:value="293.61674" calcext:value-type="float">
            <text:p>293.616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8000" calcext:value-type="float">
            <text:p>658000</text:p>
          </table:table-cell>
          <table:table-cell office:value-type="float" office:value="0.0011311607" calcext:value-type="float">
            <text:p>0.0011311607</text:p>
          </table:table-cell>
          <table:table-cell office:value-type="float" office:value="-1.0707901" calcext:value-type="float">
            <text:p>-1.0707901</text:p>
          </table:table-cell>
          <table:table-cell office:value-type="float" office:value="-0.60014402" calcext:value-type="float">
            <text:p>-0.60014402</text:p>
          </table:table-cell>
          <table:table-cell office:value-type="float" office:value="295.23149" calcext:value-type="float">
            <text:p>295.231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9000" calcext:value-type="float">
            <text:p>659000</text:p>
          </table:table-cell>
          <table:table-cell office:value-type="float" office:value="0.001140557" calcext:value-type="float">
            <text:p>0.001140557</text:p>
          </table:table-cell>
          <table:table-cell office:value-type="float" office:value="-1.1636042" calcext:value-type="float">
            <text:p>-1.1636042</text:p>
          </table:table-cell>
          <table:table-cell office:value-type="float" office:value="-0.71931772" calcext:value-type="float">
            <text:p>-0.71931772</text:p>
          </table:table-cell>
          <table:table-cell office:value-type="float" office:value="292.26182" calcext:value-type="float">
            <text:p>292.261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0000" calcext:value-type="float">
            <text:p>660000</text:p>
          </table:table-cell>
          <table:table-cell office:value-type="float" office:value="0.0011892365" calcext:value-type="float">
            <text:p>0.0011892365</text:p>
          </table:table-cell>
          <table:table-cell office:value-type="float" office:value="-1.2683723" calcext:value-type="float">
            <text:p>-1.2683723</text:p>
          </table:table-cell>
          <table:table-cell office:value-type="float" office:value="-0.7866776" calcext:value-type="float">
            <text:p>-0.7866776</text:p>
          </table:table-cell>
          <table:table-cell office:value-type="float" office:value="288.26501" calcext:value-type="float">
            <text:p>288.265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1000" calcext:value-type="float">
            <text:p>661000</text:p>
          </table:table-cell>
          <table:table-cell office:value-type="float" office:value="0.0011302866" calcext:value-type="float">
            <text:p>0.0011302866</text:p>
          </table:table-cell>
          <table:table-cell office:value-type="float" office:value="-1.2417192" calcext:value-type="float">
            <text:p>-1.2417192</text:p>
          </table:table-cell>
          <table:table-cell office:value-type="float" office:value="-0.8318986" calcext:value-type="float">
            <text:p>-0.8318986</text:p>
          </table:table-cell>
          <table:table-cell office:value-type="float" office:value="289.52046" calcext:value-type="float">
            <text:p>289.520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2000" calcext:value-type="float">
            <text:p>662000</text:p>
          </table:table-cell>
          <table:table-cell office:value-type="float" office:value="0.0012548908" calcext:value-type="float">
            <text:p>0.0012548908</text:p>
          </table:table-cell>
          <table:table-cell office:value-type="float" office:value="-1.1599185" calcext:value-type="float">
            <text:p>-1.1599185</text:p>
          </table:table-cell>
          <table:table-cell office:value-type="float" office:value="-0.70760353" calcext:value-type="float">
            <text:p>-0.70760353</text:p>
          </table:table-cell>
          <table:table-cell office:value-type="float" office:value="289.91162" calcext:value-type="float">
            <text:p>289.911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3000" calcext:value-type="float">
            <text:p>663000</text:p>
          </table:table-cell>
          <table:table-cell office:value-type="float" office:value="0.0011398265" calcext:value-type="float">
            <text:p>0.0011398265</text:p>
          </table:table-cell>
          <table:table-cell office:value-type="float" office:value="-1.0633461" calcext:value-type="float">
            <text:p>-1.0633461</text:p>
          </table:table-cell>
          <table:table-cell office:value-type="float" office:value="-0.66134975" calcext:value-type="float">
            <text:p>-0.66134975</text:p>
          </table:table-cell>
          <table:table-cell office:value-type="float" office:value="293.31987" calcext:value-type="float">
            <text:p>293.319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4000" calcext:value-type="float">
            <text:p>664000</text:p>
          </table:table-cell>
          <table:table-cell office:value-type="float" office:value="0.0009837692" calcext:value-type="float">
            <text:p>0.0009837692</text:p>
          </table:table-cell>
          <table:table-cell office:value-type="float" office:value="-1.0220461" calcext:value-type="float">
            <text:p>-1.0220461</text:p>
          </table:table-cell>
          <table:table-cell office:value-type="float" office:value="-0.68676491" calcext:value-type="float">
            <text:p>-0.68676491</text:p>
          </table:table-cell>
          <table:table-cell office:value-type="float" office:value="292.16653" calcext:value-type="float">
            <text:p>292.166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5000" calcext:value-type="float">
            <text:p>665000</text:p>
          </table:table-cell>
          <table:table-cell office:value-type="float" office:value="0.0011517813" calcext:value-type="float">
            <text:p>0.0011517813</text:p>
          </table:table-cell>
          <table:table-cell office:value-type="float" office:value="-1.0233581" calcext:value-type="float">
            <text:p>-1.0233581</text:p>
          </table:table-cell>
          <table:table-cell office:value-type="float" office:value="-0.51731527" calcext:value-type="float">
            <text:p>-0.51731527</text:p>
          </table:table-cell>
          <table:table-cell office:value-type="float" office:value="285.42108" calcext:value-type="float">
            <text:p>285.42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6000" calcext:value-type="float">
            <text:p>666000</text:p>
          </table:table-cell>
          <table:table-cell office:value-type="float" office:value="0.0010348475" calcext:value-type="float">
            <text:p>0.0010348475</text:p>
          </table:table-cell>
          <table:table-cell office:value-type="float" office:value="-1.0824598" calcext:value-type="float">
            <text:p>-1.0824598</text:p>
          </table:table-cell>
          <table:table-cell office:value-type="float" office:value="-0.63279375" calcext:value-type="float">
            <text:p>-0.63279375</text:p>
          </table:table-cell>
          <table:table-cell office:value-type="float" office:value="293.59592" calcext:value-type="float">
            <text:p>293.59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7000" calcext:value-type="float">
            <text:p>667000</text:p>
          </table:table-cell>
          <table:table-cell office:value-type="float" office:value="0.00090362602" calcext:value-type="float">
            <text:p>0.00090362602</text:p>
          </table:table-cell>
          <table:table-cell office:value-type="float" office:value="-1.1076642" calcext:value-type="float">
            <text:p>-1.1076642</text:p>
          </table:table-cell>
          <table:table-cell office:value-type="float" office:value="-0.70906793" calcext:value-type="float">
            <text:p>-0.70906793</text:p>
          </table:table-cell>
          <table:table-cell office:value-type="float" office:value="286.91443" calcext:value-type="float">
            <text:p>286.914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8000" calcext:value-type="float">
            <text:p>668000</text:p>
          </table:table-cell>
          <table:table-cell office:value-type="float" office:value="0.00097283933" calcext:value-type="float">
            <text:p>0.00097283933</text:p>
          </table:table-cell>
          <table:table-cell office:value-type="float" office:value="-1.087518" calcext:value-type="float">
            <text:p>-1.087518</text:p>
          </table:table-cell>
          <table:table-cell office:value-type="float" office:value="-0.66366215" calcext:value-type="float">
            <text:p>-0.66366215</text:p>
          </table:table-cell>
          <table:table-cell office:value-type="float" office:value="290.25994" calcext:value-type="float">
            <text:p>290.259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9000" calcext:value-type="float">
            <text:p>669000</text:p>
          </table:table-cell>
          <table:table-cell office:value-type="float" office:value="0.00090358724" calcext:value-type="float">
            <text:p>0.00090358724</text:p>
          </table:table-cell>
          <table:table-cell office:value-type="float" office:value="-1.0545783" calcext:value-type="float">
            <text:p>-1.0545783</text:p>
          </table:table-cell>
          <table:table-cell office:value-type="float" office:value="-0.6722105" calcext:value-type="float">
            <text:p>-0.6722105</text:p>
          </table:table-cell>
          <table:table-cell office:value-type="float" office:value="292.17254" calcext:value-type="float">
            <text:p>292.172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0000" calcext:value-type="float">
            <text:p>670000</text:p>
          </table:table-cell>
          <table:table-cell office:value-type="float" office:value="0.00093115494" calcext:value-type="float">
            <text:p>0.00093115494</text:p>
          </table:table-cell>
          <table:table-cell office:value-type="float" office:value="-1.0318959" calcext:value-type="float">
            <text:p>-1.0318959</text:p>
          </table:table-cell>
          <table:table-cell office:value-type="float" office:value="-0.69460768" calcext:value-type="float">
            <text:p>-0.69460768</text:p>
          </table:table-cell>
          <table:table-cell office:value-type="float" office:value="291.95395" calcext:value-type="float">
            <text:p>291.953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1000" calcext:value-type="float">
            <text:p>671000</text:p>
          </table:table-cell>
          <table:table-cell office:value-type="float" office:value="0.0010264989" calcext:value-type="float">
            <text:p>0.0010264989</text:p>
          </table:table-cell>
          <table:table-cell office:value-type="float" office:value="-1.0866045" calcext:value-type="float">
            <text:p>-1.0866045</text:p>
          </table:table-cell>
          <table:table-cell office:value-type="float" office:value="-0.79128928" calcext:value-type="float">
            <text:p>-0.79128928</text:p>
          </table:table-cell>
          <table:table-cell office:value-type="float" office:value="295.22407" calcext:value-type="float">
            <text:p>295.224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2000" calcext:value-type="float">
            <text:p>672000</text:p>
          </table:table-cell>
          <table:table-cell office:value-type="float" office:value="0.0010083471" calcext:value-type="float">
            <text:p>0.0010083471</text:p>
          </table:table-cell>
          <table:table-cell office:value-type="float" office:value="-1.1770503" calcext:value-type="float">
            <text:p>-1.1770503</text:p>
          </table:table-cell>
          <table:table-cell office:value-type="float" office:value="-0.7909397" calcext:value-type="float">
            <text:p>-0.7909397</text:p>
          </table:table-cell>
          <table:table-cell office:value-type="float" office:value="288.02773" calcext:value-type="float">
            <text:p>288.027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3000" calcext:value-type="float">
            <text:p>673000</text:p>
          </table:table-cell>
          <table:table-cell office:value-type="float" office:value="0.00092051838" calcext:value-type="float">
            <text:p>0.00092051838</text:p>
          </table:table-cell>
          <table:table-cell office:value-type="float" office:value="-1.0653295" calcext:value-type="float">
            <text:p>-1.0653295</text:p>
          </table:table-cell>
          <table:table-cell office:value-type="float" office:value="-0.74793444" calcext:value-type="float">
            <text:p>-0.74793444</text:p>
          </table:table-cell>
          <table:table-cell office:value-type="float" office:value="288.84844" calcext:value-type="float">
            <text:p>288.848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4000" calcext:value-type="float">
            <text:p>674000</text:p>
          </table:table-cell>
          <table:table-cell office:value-type="float" office:value="0.0010864232" calcext:value-type="float">
            <text:p>0.0010864232</text:p>
          </table:table-cell>
          <table:table-cell office:value-type="float" office:value="-1.0556872" calcext:value-type="float">
            <text:p>-1.0556872</text:p>
          </table:table-cell>
          <table:table-cell office:value-type="float" office:value="-0.62064209" calcext:value-type="float">
            <text:p>-0.62064209</text:p>
          </table:table-cell>
          <table:table-cell office:value-type="float" office:value="293.12443" calcext:value-type="float">
            <text:p>293.124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5000" calcext:value-type="float">
            <text:p>675000</text:p>
          </table:table-cell>
          <table:table-cell office:value-type="float" office:value="0.00097223201" calcext:value-type="float">
            <text:p>0.00097223201</text:p>
          </table:table-cell>
          <table:table-cell office:value-type="float" office:value="-1.0298312" calcext:value-type="float">
            <text:p>-1.0298312</text:p>
          </table:table-cell>
          <table:table-cell office:value-type="float" office:value="-0.6683839" calcext:value-type="float">
            <text:p>-0.6683839</text:p>
          </table:table-cell>
          <table:table-cell office:value-type="float" office:value="292.16613" calcext:value-type="float">
            <text:p>292.166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6000" calcext:value-type="float">
            <text:p>676000</text:p>
          </table:table-cell>
          <table:table-cell office:value-type="float" office:value="0.0010783121" calcext:value-type="float">
            <text:p>0.0010783121</text:p>
          </table:table-cell>
          <table:table-cell office:value-type="float" office:value="-1.0606702" calcext:value-type="float">
            <text:p>-1.0606702</text:p>
          </table:table-cell>
          <table:table-cell office:value-type="float" office:value="-0.62335567" calcext:value-type="float">
            <text:p>-0.62335567</text:p>
          </table:table-cell>
          <table:table-cell office:value-type="float" office:value="285.03359" calcext:value-type="float">
            <text:p>285.033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7000" calcext:value-type="float">
            <text:p>677000</text:p>
          </table:table-cell>
          <table:table-cell office:value-type="float" office:value="0.0010504583" calcext:value-type="float">
            <text:p>0.0010504583</text:p>
          </table:table-cell>
          <table:table-cell office:value-type="float" office:value="-1.1131944" calcext:value-type="float">
            <text:p>-1.1131944</text:p>
          </table:table-cell>
          <table:table-cell office:value-type="float" office:value="-0.67287206" calcext:value-type="float">
            <text:p>-0.67287206</text:p>
          </table:table-cell>
          <table:table-cell office:value-type="float" office:value="288.54012" calcext:value-type="float">
            <text:p>288.540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8000" calcext:value-type="float">
            <text:p>678000</text:p>
          </table:table-cell>
          <table:table-cell office:value-type="float" office:value="0.0011507814" calcext:value-type="float">
            <text:p>0.0011507814</text:p>
          </table:table-cell>
          <table:table-cell office:value-type="float" office:value="-1.0720036" calcext:value-type="float">
            <text:p>-1.0720036</text:p>
          </table:table-cell>
          <table:table-cell office:value-type="float" office:value="-0.59765498" calcext:value-type="float">
            <text:p>-0.59765498</text:p>
          </table:table-cell>
          <table:table-cell office:value-type="float" office:value="281.8201" calcext:value-type="float">
            <text:p>281.82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9000" calcext:value-type="float">
            <text:p>679000</text:p>
          </table:table-cell>
          <table:table-cell office:value-type="float" office:value="0.0011350305" calcext:value-type="float">
            <text:p>0.0011350305</text:p>
          </table:table-cell>
          <table:table-cell office:value-type="float" office:value="-0.93213717" calcext:value-type="float">
            <text:p>-0.93213717</text:p>
          </table:table-cell>
          <table:table-cell office:value-type="float" office:value="-0.56405865" calcext:value-type="float">
            <text:p>-0.56405865</text:p>
          </table:table-cell>
          <table:table-cell office:value-type="float" office:value="291.86967" calcext:value-type="float">
            <text:p>291.869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0000" calcext:value-type="float">
            <text:p>680000</text:p>
          </table:table-cell>
          <table:table-cell office:value-type="float" office:value="0.0010682761" calcext:value-type="float">
            <text:p>0.0010682761</text:p>
          </table:table-cell>
          <table:table-cell office:value-type="float" office:value="-0.97835935" calcext:value-type="float">
            <text:p>-0.97835935</text:p>
          </table:table-cell>
          <table:table-cell office:value-type="float" office:value="-0.55489611" calcext:value-type="float">
            <text:p>-0.55489611</text:p>
          </table:table-cell>
          <table:table-cell office:value-type="float" office:value="290.44484" calcext:value-type="float">
            <text:p>290.44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1000" calcext:value-type="float">
            <text:p>681000</text:p>
          </table:table-cell>
          <table:table-cell office:value-type="float" office:value="0.0010199511" calcext:value-type="float">
            <text:p>0.0010199511</text:p>
          </table:table-cell>
          <table:table-cell office:value-type="float" office:value="-1.2710934" calcext:value-type="float">
            <text:p>-1.2710934</text:p>
          </table:table-cell>
          <table:table-cell office:value-type="float" office:value="-0.83304511" calcext:value-type="float">
            <text:p>-0.83304511</text:p>
          </table:table-cell>
          <table:table-cell office:value-type="float" office:value="294.54166" calcext:value-type="float">
            <text:p>294.541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2000" calcext:value-type="float">
            <text:p>682000</text:p>
          </table:table-cell>
          <table:table-cell office:value-type="float" office:value="0.0011314929" calcext:value-type="float">
            <text:p>0.0011314929</text:p>
          </table:table-cell>
          <table:table-cell office:value-type="float" office:value="-1.3667734" calcext:value-type="float">
            <text:p>-1.3667734</text:p>
          </table:table-cell>
          <table:table-cell office:value-type="float" office:value="-0.9671907" calcext:value-type="float">
            <text:p>-0.9671907</text:p>
          </table:table-cell>
          <table:table-cell office:value-type="float" office:value="292.0338" calcext:value-type="float">
            <text:p>292.03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3000" calcext:value-type="float">
            <text:p>683000</text:p>
          </table:table-cell>
          <table:table-cell office:value-type="float" office:value="0.0011148543" calcext:value-type="float">
            <text:p>0.0011148543</text:p>
          </table:table-cell>
          <table:table-cell office:value-type="float" office:value="-1.2148671" calcext:value-type="float">
            <text:p>-1.2148671</text:p>
          </table:table-cell>
          <table:table-cell office:value-type="float" office:value="-0.77298994" calcext:value-type="float">
            <text:p>-0.77298994</text:p>
          </table:table-cell>
          <table:table-cell office:value-type="float" office:value="291.81474" calcext:value-type="float">
            <text:p>291.814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4000" calcext:value-type="float">
            <text:p>684000</text:p>
          </table:table-cell>
          <table:table-cell office:value-type="float" office:value="0.0010984355" calcext:value-type="float">
            <text:p>0.0010984355</text:p>
          </table:table-cell>
          <table:table-cell office:value-type="float" office:value="-1.009562" calcext:value-type="float">
            <text:p>-1.009562</text:p>
          </table:table-cell>
          <table:table-cell office:value-type="float" office:value="-0.56117019" calcext:value-type="float">
            <text:p>-0.56117019</text:p>
          </table:table-cell>
          <table:table-cell office:value-type="float" office:value="288.1171" calcext:value-type="float">
            <text:p>288.11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5000" calcext:value-type="float">
            <text:p>685000</text:p>
          </table:table-cell>
          <table:table-cell office:value-type="float" office:value="0.0011054319" calcext:value-type="float">
            <text:p>0.0011054319</text:p>
          </table:table-cell>
          <table:table-cell office:value-type="float" office:value="-0.93653112" calcext:value-type="float">
            <text:p>-0.93653112</text:p>
          </table:table-cell>
          <table:table-cell office:value-type="float" office:value="-0.50535161" calcext:value-type="float">
            <text:p>-0.50535161</text:p>
          </table:table-cell>
          <table:table-cell office:value-type="float" office:value="291.29152" calcext:value-type="float">
            <text:p>291.29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6000" calcext:value-type="float">
            <text:p>686000</text:p>
          </table:table-cell>
          <table:table-cell office:value-type="float" office:value="0.0010321923" calcext:value-type="float">
            <text:p>0.0010321923</text:p>
          </table:table-cell>
          <table:table-cell office:value-type="float" office:value="-0.98895924" calcext:value-type="float">
            <text:p>-0.98895924</text:p>
          </table:table-cell>
          <table:table-cell office:value-type="float" office:value="-0.61398859" calcext:value-type="float">
            <text:p>-0.61398859</text:p>
          </table:table-cell>
          <table:table-cell office:value-type="float" office:value="295.69243" calcext:value-type="float">
            <text:p>295.692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7000" calcext:value-type="float">
            <text:p>687000</text:p>
          </table:table-cell>
          <table:table-cell office:value-type="float" office:value="0.00095423543" calcext:value-type="float">
            <text:p>0.00095423543</text:p>
          </table:table-cell>
          <table:table-cell office:value-type="float" office:value="-1.0636693" calcext:value-type="float">
            <text:p>-1.0636693</text:p>
          </table:table-cell>
          <table:table-cell office:value-type="float" office:value="-0.67825881" calcext:value-type="float">
            <text:p>-0.67825881</text:p>
          </table:table-cell>
          <table:table-cell office:value-type="float" office:value="293.09667" calcext:value-type="float">
            <text:p>293.09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8000" calcext:value-type="float">
            <text:p>688000</text:p>
          </table:table-cell>
          <table:table-cell office:value-type="float" office:value="0.00098985959" calcext:value-type="float">
            <text:p>0.00098985959</text:p>
          </table:table-cell>
          <table:table-cell office:value-type="float" office:value="-1.1819491" calcext:value-type="float">
            <text:p>-1.1819491</text:p>
          </table:table-cell>
          <table:table-cell office:value-type="float" office:value="-0.78548177" calcext:value-type="float">
            <text:p>-0.78548177</text:p>
          </table:table-cell>
          <table:table-cell office:value-type="float" office:value="285.50646" calcext:value-type="float">
            <text:p>285.506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9000" calcext:value-type="float">
            <text:p>689000</text:p>
          </table:table-cell>
          <table:table-cell office:value-type="float" office:value="0.0011634823" calcext:value-type="float">
            <text:p>0.0011634823</text:p>
          </table:table-cell>
          <table:table-cell office:value-type="float" office:value="-1.1726578" calcext:value-type="float">
            <text:p>-1.1726578</text:p>
          </table:table-cell>
          <table:table-cell office:value-type="float" office:value="-0.7194986" calcext:value-type="float">
            <text:p>-0.7194986</text:p>
          </table:table-cell>
          <table:table-cell office:value-type="float" office:value="288.99689" calcext:value-type="float">
            <text:p>288.996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0000" calcext:value-type="float">
            <text:p>690000</text:p>
          </table:table-cell>
          <table:table-cell office:value-type="float" office:value="0.0010529619" calcext:value-type="float">
            <text:p>0.0010529619</text:p>
          </table:table-cell>
          <table:table-cell office:value-type="float" office:value="-1.1105001" calcext:value-type="float">
            <text:p>-1.1105001</text:p>
          </table:table-cell>
          <table:table-cell office:value-type="float" office:value="-0.69403215" calcext:value-type="float">
            <text:p>-0.69403215</text:p>
          </table:table-cell>
          <table:table-cell office:value-type="float" office:value="291.01969" calcext:value-type="float">
            <text:p>291.019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1000" calcext:value-type="float">
            <text:p>691000</text:p>
          </table:table-cell>
          <table:table-cell office:value-type="float" office:value="0.0010576359" calcext:value-type="float">
            <text:p>0.0010576359</text:p>
          </table:table-cell>
          <table:table-cell office:value-type="float" office:value="-1.0621121" calcext:value-type="float">
            <text:p>-1.0621121</text:p>
          </table:table-cell>
          <table:table-cell office:value-type="float" office:value="-0.65684426" calcext:value-type="float">
            <text:p>-0.65684426</text:p>
          </table:table-cell>
          <table:table-cell office:value-type="float" office:value="291.52877" calcext:value-type="float">
            <text:p>291.528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2000" calcext:value-type="float">
            <text:p>692000</text:p>
          </table:table-cell>
          <table:table-cell office:value-type="float" office:value="0.0010384569" calcext:value-type="float">
            <text:p>0.0010384569</text:p>
          </table:table-cell>
          <table:table-cell office:value-type="float" office:value="-1.0275182" calcext:value-type="float">
            <text:p>-1.0275182</text:p>
          </table:table-cell>
          <table:table-cell office:value-type="float" office:value="-0.63340481" calcext:value-type="float">
            <text:p>-0.63340481</text:p>
          </table:table-cell>
          <table:table-cell office:value-type="float" office:value="297.52541" calcext:value-type="float">
            <text:p>297.525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3000" calcext:value-type="float">
            <text:p>693000</text:p>
          </table:table-cell>
          <table:table-cell office:value-type="float" office:value="0.0011983612" calcext:value-type="float">
            <text:p>0.0011983612</text:p>
          </table:table-cell>
          <table:table-cell office:value-type="float" office:value="-1.0518464" calcext:value-type="float">
            <text:p>-1.0518464</text:p>
          </table:table-cell>
          <table:table-cell office:value-type="float" office:value="-0.59203497" calcext:value-type="float">
            <text:p>-0.59203497</text:p>
          </table:table-cell>
          <table:table-cell office:value-type="float" office:value="291.71449" calcext:value-type="float">
            <text:p>291.71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4000" calcext:value-type="float">
            <text:p>694000</text:p>
          </table:table-cell>
          <table:table-cell office:value-type="float" office:value="0.0012180282" calcext:value-type="float">
            <text:p>0.0012180282</text:p>
          </table:table-cell>
          <table:table-cell office:value-type="float" office:value="-1.0857904" calcext:value-type="float">
            <text:p>-1.0857904</text:p>
          </table:table-cell>
          <table:table-cell office:value-type="float" office:value="-0.63401056" calcext:value-type="float">
            <text:p>-0.63401056</text:p>
          </table:table-cell>
          <table:table-cell office:value-type="float" office:value="289.68438" calcext:value-type="float">
            <text:p>289.684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5000" calcext:value-type="float">
            <text:p>695000</text:p>
          </table:table-cell>
          <table:table-cell office:value-type="float" office:value="0.0010823576" calcext:value-type="float">
            <text:p>0.0010823576</text:p>
          </table:table-cell>
          <table:table-cell office:value-type="float" office:value="-1.1313917" calcext:value-type="float">
            <text:p>-1.1313917</text:p>
          </table:table-cell>
          <table:table-cell office:value-type="float" office:value="-0.68202222" calcext:value-type="float">
            <text:p>-0.68202222</text:p>
          </table:table-cell>
          <table:table-cell office:value-type="float" office:value="299.23958" calcext:value-type="float">
            <text:p>299.239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6000" calcext:value-type="float">
            <text:p>696000</text:p>
          </table:table-cell>
          <table:table-cell office:value-type="float" office:value="0.001035164" calcext:value-type="float">
            <text:p>0.001035164</text:p>
          </table:table-cell>
          <table:table-cell office:value-type="float" office:value="-1.1055064" calcext:value-type="float">
            <text:p>-1.1055064</text:p>
          </table:table-cell>
          <table:table-cell office:value-type="float" office:value="-0.62271911" calcext:value-type="float">
            <text:p>-0.62271911</text:p>
          </table:table-cell>
          <table:table-cell office:value-type="float" office:value="288.31374" calcext:value-type="float">
            <text:p>288.313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7000" calcext:value-type="float">
            <text:p>697000</text:p>
          </table:table-cell>
          <table:table-cell office:value-type="float" office:value="0.0010587963" calcext:value-type="float">
            <text:p>0.0010587963</text:p>
          </table:table-cell>
          <table:table-cell office:value-type="float" office:value="-1.06778" calcext:value-type="float">
            <text:p>-1.06778</text:p>
          </table:table-cell>
          <table:table-cell office:value-type="float" office:value="-0.60112546" calcext:value-type="float">
            <text:p>-0.60112546</text:p>
          </table:table-cell>
          <table:table-cell office:value-type="float" office:value="292.89669" calcext:value-type="float">
            <text:p>292.896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8000" calcext:value-type="float">
            <text:p>698000</text:p>
          </table:table-cell>
          <table:table-cell office:value-type="float" office:value="0.0011894826" calcext:value-type="float">
            <text:p>0.0011894826</text:p>
          </table:table-cell>
          <table:table-cell office:value-type="float" office:value="-1.1742683" calcext:value-type="float">
            <text:p>-1.1742683</text:p>
          </table:table-cell>
          <table:table-cell office:value-type="float" office:value="-0.67598803" calcext:value-type="float">
            <text:p>-0.67598803</text:p>
          </table:table-cell>
          <table:table-cell office:value-type="float" office:value="290.14786" calcext:value-type="float">
            <text:p>290.147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9000" calcext:value-type="float">
            <text:p>699000</text:p>
          </table:table-cell>
          <table:table-cell office:value-type="float" office:value="0.0011016478" calcext:value-type="float">
            <text:p>0.0011016478</text:p>
          </table:table-cell>
          <table:table-cell office:value-type="float" office:value="-1.1154687" calcext:value-type="float">
            <text:p>-1.1154687</text:p>
          </table:table-cell>
          <table:table-cell office:value-type="float" office:value="-0.71105867" calcext:value-type="float">
            <text:p>-0.71105867</text:p>
          </table:table-cell>
          <table:table-cell office:value-type="float" office:value="290.59204" calcext:value-type="float">
            <text:p>290.592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00" calcext:value-type="float">
            <text:p>700000</text:p>
          </table:table-cell>
          <table:table-cell office:value-type="float" office:value="0.00090273742" calcext:value-type="float">
            <text:p>0.00090273742</text:p>
          </table:table-cell>
          <table:table-cell office:value-type="float" office:value="-1.0604716" calcext:value-type="float">
            <text:p>-1.0604716</text:p>
          </table:table-cell>
          <table:table-cell office:value-type="float" office:value="-0.62373378" calcext:value-type="float">
            <text:p>-0.62373378</text:p>
          </table:table-cell>
          <table:table-cell office:value-type="float" office:value="291.9487" calcext:value-type="float">
            <text:p>291.94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1000" calcext:value-type="float">
            <text:p>701000</text:p>
          </table:table-cell>
          <table:table-cell office:value-type="float" office:value="0.0011327838" calcext:value-type="float">
            <text:p>0.0011327838</text:p>
          </table:table-cell>
          <table:table-cell office:value-type="float" office:value="-1.0954952" calcext:value-type="float">
            <text:p>-1.0954952</text:p>
          </table:table-cell>
          <table:table-cell office:value-type="float" office:value="-0.59149099" calcext:value-type="float">
            <text:p>-0.59149099</text:p>
          </table:table-cell>
          <table:table-cell office:value-type="float" office:value="297.6306" calcext:value-type="float">
            <text:p>297.63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2000" calcext:value-type="float">
            <text:p>702000</text:p>
          </table:table-cell>
          <table:table-cell office:value-type="float" office:value="0.0011800016" calcext:value-type="float">
            <text:p>0.0011800016</text:p>
          </table:table-cell>
          <table:table-cell office:value-type="float" office:value="-1.099411" calcext:value-type="float">
            <text:p>-1.099411</text:p>
          </table:table-cell>
          <table:table-cell office:value-type="float" office:value="-0.66213262" calcext:value-type="float">
            <text:p>-0.66213262</text:p>
          </table:table-cell>
          <table:table-cell office:value-type="float" office:value="293.8765" calcext:value-type="float">
            <text:p>293.87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3000" calcext:value-type="float">
            <text:p>703000</text:p>
          </table:table-cell>
          <table:table-cell office:value-type="float" office:value="0.0011244137" calcext:value-type="float">
            <text:p>0.0011244137</text:p>
          </table:table-cell>
          <table:table-cell office:value-type="float" office:value="-1.0367406" calcext:value-type="float">
            <text:p>-1.0367406</text:p>
          </table:table-cell>
          <table:table-cell office:value-type="float" office:value="-0.64233572" calcext:value-type="float">
            <text:p>-0.64233572</text:p>
          </table:table-cell>
          <table:table-cell office:value-type="float" office:value="287.48756" calcext:value-type="float">
            <text:p>287.487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4000" calcext:value-type="float">
            <text:p>704000</text:p>
          </table:table-cell>
          <table:table-cell office:value-type="float" office:value="0.00089635152" calcext:value-type="float">
            <text:p>0.00089635152</text:p>
          </table:table-cell>
          <table:table-cell office:value-type="float" office:value="-1.081883" calcext:value-type="float">
            <text:p>-1.081883</text:p>
          </table:table-cell>
          <table:table-cell office:value-type="float" office:value="-0.72677143" calcext:value-type="float">
            <text:p>-0.72677143</text:p>
          </table:table-cell>
          <table:table-cell office:value-type="float" office:value="293.01924" calcext:value-type="float">
            <text:p>293.019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5000" calcext:value-type="float">
            <text:p>705000</text:p>
          </table:table-cell>
          <table:table-cell office:value-type="float" office:value="0.0010532339" calcext:value-type="float">
            <text:p>0.0010532339</text:p>
          </table:table-cell>
          <table:table-cell office:value-type="float" office:value="-1.0954409" calcext:value-type="float">
            <text:p>-1.0954409</text:p>
          </table:table-cell>
          <table:table-cell office:value-type="float" office:value="-0.67939675" calcext:value-type="float">
            <text:p>-0.67939675</text:p>
          </table:table-cell>
          <table:table-cell office:value-type="float" office:value="293.61086" calcext:value-type="float">
            <text:p>293.610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6000" calcext:value-type="float">
            <text:p>706000</text:p>
          </table:table-cell>
          <table:table-cell office:value-type="float" office:value="0.0010312202" calcext:value-type="float">
            <text:p>0.0010312202</text:p>
          </table:table-cell>
          <table:table-cell office:value-type="float" office:value="-0.88687796" calcext:value-type="float">
            <text:p>-0.88687796</text:p>
          </table:table-cell>
          <table:table-cell office:value-type="float" office:value="-0.51686699" calcext:value-type="float">
            <text:p>-0.51686699</text:p>
          </table:table-cell>
          <table:table-cell office:value-type="float" office:value="285.9732" calcext:value-type="float">
            <text:p>285.97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7000" calcext:value-type="float">
            <text:p>707000</text:p>
          </table:table-cell>
          <table:table-cell office:value-type="float" office:value="0.0011059722" calcext:value-type="float">
            <text:p>0.0011059722</text:p>
          </table:table-cell>
          <table:table-cell office:value-type="float" office:value="-0.93512756" calcext:value-type="float">
            <text:p>-0.93512756</text:p>
          </table:table-cell>
          <table:table-cell office:value-type="float" office:value="-0.5118021" calcext:value-type="float">
            <text:p>-0.5118021</text:p>
          </table:table-cell>
          <table:table-cell office:value-type="float" office:value="289.54606" calcext:value-type="float">
            <text:p>289.546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8000" calcext:value-type="float">
            <text:p>708000</text:p>
          </table:table-cell>
          <table:table-cell office:value-type="float" office:value="0.0010942135" calcext:value-type="float">
            <text:p>0.0010942135</text:p>
          </table:table-cell>
          <table:table-cell office:value-type="float" office:value="-1.0895863" calcext:value-type="float">
            <text:p>-1.0895863</text:p>
          </table:table-cell>
          <table:table-cell office:value-type="float" office:value="-0.65200418" calcext:value-type="float">
            <text:p>-0.65200418</text:p>
          </table:table-cell>
          <table:table-cell office:value-type="float" office:value="295.25811" calcext:value-type="float">
            <text:p>295.258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9000" calcext:value-type="float">
            <text:p>709000</text:p>
          </table:table-cell>
          <table:table-cell office:value-type="float" office:value="0.0011063842" calcext:value-type="float">
            <text:p>0.0011063842</text:p>
          </table:table-cell>
          <table:table-cell office:value-type="float" office:value="-1.0350272" calcext:value-type="float">
            <text:p>-1.0350272</text:p>
          </table:table-cell>
          <table:table-cell office:value-type="float" office:value="-0.53917561" calcext:value-type="float">
            <text:p>-0.53917561</text:p>
          </table:table-cell>
          <table:table-cell office:value-type="float" office:value="292.58793" calcext:value-type="float">
            <text:p>292.587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0000" calcext:value-type="float">
            <text:p>710000</text:p>
          </table:table-cell>
          <table:table-cell office:value-type="float" office:value="0.0010976833" calcext:value-type="float">
            <text:p>0.0010976833</text:p>
          </table:table-cell>
          <table:table-cell office:value-type="float" office:value="-0.93700816" calcext:value-type="float">
            <text:p>-0.93700816</text:p>
          </table:table-cell>
          <table:table-cell office:value-type="float" office:value="-0.47557433" calcext:value-type="float">
            <text:p>-0.47557433</text:p>
          </table:table-cell>
          <table:table-cell office:value-type="float" office:value="292.22246" calcext:value-type="float">
            <text:p>292.222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1000" calcext:value-type="float">
            <text:p>711000</text:p>
          </table:table-cell>
          <table:table-cell office:value-type="float" office:value="0.0010393572" calcext:value-type="float">
            <text:p>0.0010393572</text:p>
          </table:table-cell>
          <table:table-cell office:value-type="float" office:value="-0.97459267" calcext:value-type="float">
            <text:p>-0.97459267</text:p>
          </table:table-cell>
          <table:table-cell office:value-type="float" office:value="-0.51378043" calcext:value-type="float">
            <text:p>-0.51378043</text:p>
          </table:table-cell>
          <table:table-cell office:value-type="float" office:value="292.14812" calcext:value-type="float">
            <text:p>292.148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2000" calcext:value-type="float">
            <text:p>712000</text:p>
          </table:table-cell>
          <table:table-cell office:value-type="float" office:value="0.0011761365" calcext:value-type="float">
            <text:p>0.0011761365</text:p>
          </table:table-cell>
          <table:table-cell office:value-type="float" office:value="-1.158533" calcext:value-type="float">
            <text:p>-1.158533</text:p>
          </table:table-cell>
          <table:table-cell office:value-type="float" office:value="-0.65524985" calcext:value-type="float">
            <text:p>-0.65524985</text:p>
          </table:table-cell>
          <table:table-cell office:value-type="float" office:value="294.82861" calcext:value-type="float">
            <text:p>294.82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3000" calcext:value-type="float">
            <text:p>713000</text:p>
          </table:table-cell>
          <table:table-cell office:value-type="float" office:value="0.0011832545" calcext:value-type="float">
            <text:p>0.0011832545</text:p>
          </table:table-cell>
          <table:table-cell office:value-type="float" office:value="-1.161525" calcext:value-type="float">
            <text:p>-1.161525</text:p>
          </table:table-cell>
          <table:table-cell office:value-type="float" office:value="-0.6880114" calcext:value-type="float">
            <text:p>-0.6880114</text:p>
          </table:table-cell>
          <table:table-cell office:value-type="float" office:value="284.75629" calcext:value-type="float">
            <text:p>284.756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4000" calcext:value-type="float">
            <text:p>714000</text:p>
          </table:table-cell>
          <table:table-cell office:value-type="float" office:value="0.0010885884" calcext:value-type="float">
            <text:p>0.0010885884</text:p>
          </table:table-cell>
          <table:table-cell office:value-type="float" office:value="-1.1239619" calcext:value-type="float">
            <text:p>-1.1239619</text:p>
          </table:table-cell>
          <table:table-cell office:value-type="float" office:value="-0.67176623" calcext:value-type="float">
            <text:p>-0.67176623</text:p>
          </table:table-cell>
          <table:table-cell office:value-type="float" office:value="294.74984" calcext:value-type="float">
            <text:p>294.749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5000" calcext:value-type="float">
            <text:p>715000</text:p>
          </table:table-cell>
          <table:table-cell office:value-type="float" office:value="0.0012075222" calcext:value-type="float">
            <text:p>0.0012075222</text:p>
          </table:table-cell>
          <table:table-cell office:value-type="float" office:value="-1.0754854" calcext:value-type="float">
            <text:p>-1.0754854</text:p>
          </table:table-cell>
          <table:table-cell office:value-type="float" office:value="-0.56185526" calcext:value-type="float">
            <text:p>-0.56185526</text:p>
          </table:table-cell>
          <table:table-cell office:value-type="float" office:value="295.47435" calcext:value-type="float">
            <text:p>295.474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6000" calcext:value-type="float">
            <text:p>716000</text:p>
          </table:table-cell>
          <table:table-cell office:value-type="float" office:value="0.0010242894" calcext:value-type="float">
            <text:p>0.0010242894</text:p>
          </table:table-cell>
          <table:table-cell office:value-type="float" office:value="-1.0100829" calcext:value-type="float">
            <text:p>-1.0100829</text:p>
          </table:table-cell>
          <table:table-cell office:value-type="float" office:value="-0.59820528" calcext:value-type="float">
            <text:p>-0.59820528</text:p>
          </table:table-cell>
          <table:table-cell office:value-type="float" office:value="292.67761" calcext:value-type="float">
            <text:p>292.677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7000" calcext:value-type="float">
            <text:p>717000</text:p>
          </table:table-cell>
          <table:table-cell office:value-type="float" office:value="0.0010635406" calcext:value-type="float">
            <text:p>0.0010635406</text:p>
          </table:table-cell>
          <table:table-cell office:value-type="float" office:value="-1.0324525" calcext:value-type="float">
            <text:p>-1.0324525</text:p>
          </table:table-cell>
          <table:table-cell office:value-type="float" office:value="-0.59871345" calcext:value-type="float">
            <text:p>-0.59871345</text:p>
          </table:table-cell>
          <table:table-cell office:value-type="float" office:value="287.72873" calcext:value-type="float">
            <text:p>287.728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8000" calcext:value-type="float">
            <text:p>718000</text:p>
          </table:table-cell>
          <table:table-cell office:value-type="float" office:value="0.0012368585" calcext:value-type="float">
            <text:p>0.0012368585</text:p>
          </table:table-cell>
          <table:table-cell office:value-type="float" office:value="-1.0641727" calcext:value-type="float">
            <text:p>-1.0641727</text:p>
          </table:table-cell>
          <table:table-cell office:value-type="float" office:value="-0.63597485" calcext:value-type="float">
            <text:p>-0.63597485</text:p>
          </table:table-cell>
          <table:table-cell office:value-type="float" office:value="293.44358" calcext:value-type="float">
            <text:p>293.443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9000" calcext:value-type="float">
            <text:p>719000</text:p>
          </table:table-cell>
          <table:table-cell office:value-type="float" office:value="0.001152345" calcext:value-type="float">
            <text:p>0.001152345</text:p>
          </table:table-cell>
          <table:table-cell office:value-type="float" office:value="-1.0367601" calcext:value-type="float">
            <text:p>-1.0367601</text:p>
          </table:table-cell>
          <table:table-cell office:value-type="float" office:value="-0.6018323" calcext:value-type="float">
            <text:p>-0.6018323</text:p>
          </table:table-cell>
          <table:table-cell office:value-type="float" office:value="289.03128" calcext:value-type="float">
            <text:p>289.031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0000" calcext:value-type="float">
            <text:p>720000</text:p>
          </table:table-cell>
          <table:table-cell office:value-type="float" office:value="0.0012191854" calcext:value-type="float">
            <text:p>0.0012191854</text:p>
          </table:table-cell>
          <table:table-cell office:value-type="float" office:value="-1.003293" calcext:value-type="float">
            <text:p>-1.003293</text:p>
          </table:table-cell>
          <table:table-cell office:value-type="float" office:value="-0.53237294" calcext:value-type="float">
            <text:p>-0.53237294</text:p>
          </table:table-cell>
          <table:table-cell office:value-type="float" office:value="294.99411" calcext:value-type="float">
            <text:p>294.994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1000" calcext:value-type="float">
            <text:p>721000</text:p>
          </table:table-cell>
          <table:table-cell office:value-type="float" office:value="0.0012835255" calcext:value-type="float">
            <text:p>0.0012835255</text:p>
          </table:table-cell>
          <table:table-cell office:value-type="float" office:value="-1.0093518" calcext:value-type="float">
            <text:p>-1.0093518</text:p>
          </table:table-cell>
          <table:table-cell office:value-type="float" office:value="-0.5086089" calcext:value-type="float">
            <text:p>-0.5086089</text:p>
          </table:table-cell>
          <table:table-cell office:value-type="float" office:value="293.459" calcext:value-type="float">
            <text:p>293.4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2000" calcext:value-type="float">
            <text:p>722000</text:p>
          </table:table-cell>
          <table:table-cell office:value-type="float" office:value="0.0012968185" calcext:value-type="float">
            <text:p>0.0012968185</text:p>
          </table:table-cell>
          <table:table-cell office:value-type="float" office:value="-1.0449358" calcext:value-type="float">
            <text:p>-1.0449358</text:p>
          </table:table-cell>
          <table:table-cell office:value-type="float" office:value="-0.58702009" calcext:value-type="float">
            <text:p>-0.58702009</text:p>
          </table:table-cell>
          <table:table-cell office:value-type="float" office:value="282.99179" calcext:value-type="float">
            <text:p>282.991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3000" calcext:value-type="float">
            <text:p>723000</text:p>
          </table:table-cell>
          <table:table-cell office:value-type="float" office:value="0.0012669737" calcext:value-type="float">
            <text:p>0.0012669737</text:p>
          </table:table-cell>
          <table:table-cell office:value-type="float" office:value="-1.1351643" calcext:value-type="float">
            <text:p>-1.1351643</text:p>
          </table:table-cell>
          <table:table-cell office:value-type="float" office:value="-0.66066399" calcext:value-type="float">
            <text:p>-0.66066399</text:p>
          </table:table-cell>
          <table:table-cell office:value-type="float" office:value="292.56664" calcext:value-type="float">
            <text:p>292.56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4000" calcext:value-type="float">
            <text:p>724000</text:p>
          </table:table-cell>
          <table:table-cell office:value-type="float" office:value="0.001206023" calcext:value-type="float">
            <text:p>0.001206023</text:p>
          </table:table-cell>
          <table:table-cell office:value-type="float" office:value="-1.1702779" calcext:value-type="float">
            <text:p>-1.1702779</text:p>
          </table:table-cell>
          <table:table-cell office:value-type="float" office:value="-0.66548423" calcext:value-type="float">
            <text:p>-0.66548423</text:p>
          </table:table-cell>
          <table:table-cell office:value-type="float" office:value="286.60645" calcext:value-type="float">
            <text:p>286.606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5000" calcext:value-type="float">
            <text:p>725000</text:p>
          </table:table-cell>
          <table:table-cell office:value-type="float" office:value="0.0012789836" calcext:value-type="float">
            <text:p>0.0012789836</text:p>
          </table:table-cell>
          <table:table-cell office:value-type="float" office:value="-1.1150032" calcext:value-type="float">
            <text:p>-1.1150032</text:p>
          </table:table-cell>
          <table:table-cell office:value-type="float" office:value="-0.62678091" calcext:value-type="float">
            <text:p>-0.62678091</text:p>
          </table:table-cell>
          <table:table-cell office:value-type="float" office:value="294.48151" calcext:value-type="float">
            <text:p>294.481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6000" calcext:value-type="float">
            <text:p>726000</text:p>
          </table:table-cell>
          <table:table-cell office:value-type="float" office:value="0.0012162769" calcext:value-type="float">
            <text:p>0.0012162769</text:p>
          </table:table-cell>
          <table:table-cell office:value-type="float" office:value="-1.0011122" calcext:value-type="float">
            <text:p>-1.0011122</text:p>
          </table:table-cell>
          <table:table-cell office:value-type="float" office:value="-0.51567911" calcext:value-type="float">
            <text:p>-0.51567911</text:p>
          </table:table-cell>
          <table:table-cell office:value-type="float" office:value="296.20837" calcext:value-type="float">
            <text:p>296.208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7000" calcext:value-type="float">
            <text:p>727000</text:p>
          </table:table-cell>
          <table:table-cell office:value-type="float" office:value="0.0011384745" calcext:value-type="float">
            <text:p>0.0011384745</text:p>
          </table:table-cell>
          <table:table-cell office:value-type="float" office:value="-0.98651961" calcext:value-type="float">
            <text:p>-0.98651961</text:p>
          </table:table-cell>
          <table:table-cell office:value-type="float" office:value="-0.54528275" calcext:value-type="float">
            <text:p>-0.54528275</text:p>
          </table:table-cell>
          <table:table-cell office:value-type="float" office:value="293.17805" calcext:value-type="float">
            <text:p>293.178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8000" calcext:value-type="float">
            <text:p>728000</text:p>
          </table:table-cell>
          <table:table-cell office:value-type="float" office:value="0.0012330876" calcext:value-type="float">
            <text:p>0.0012330876</text:p>
          </table:table-cell>
          <table:table-cell office:value-type="float" office:value="-1.0603296" calcext:value-type="float">
            <text:p>-1.0603296</text:p>
          </table:table-cell>
          <table:table-cell office:value-type="float" office:value="-0.57686383" calcext:value-type="float">
            <text:p>-0.57686383</text:p>
          </table:table-cell>
          <table:table-cell office:value-type="float" office:value="292.23727" calcext:value-type="float">
            <text:p>292.237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9000" calcext:value-type="float">
            <text:p>729000</text:p>
          </table:table-cell>
          <table:table-cell office:value-type="float" office:value="0.001064916" calcext:value-type="float">
            <text:p>0.001064916</text:p>
          </table:table-cell>
          <table:table-cell office:value-type="float" office:value="-0.91570595" calcext:value-type="float">
            <text:p>-0.91570595</text:p>
          </table:table-cell>
          <table:table-cell office:value-type="float" office:value="-0.60081353" calcext:value-type="float">
            <text:p>-0.60081353</text:p>
          </table:table-cell>
          <table:table-cell office:value-type="float" office:value="285.06024" calcext:value-type="float">
            <text:p>285.060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0000" calcext:value-type="float">
            <text:p>730000</text:p>
          </table:table-cell>
          <table:table-cell office:value-type="float" office:value="0.0010566527" calcext:value-type="float">
            <text:p>0.0010566527</text:p>
          </table:table-cell>
          <table:table-cell office:value-type="float" office:value="-0.80141723" calcext:value-type="float">
            <text:p>-0.80141723</text:p>
          </table:table-cell>
          <table:table-cell office:value-type="float" office:value="-0.43977455" calcext:value-type="float">
            <text:p>-0.43977455</text:p>
          </table:table-cell>
          <table:table-cell office:value-type="float" office:value="292.19802" calcext:value-type="float">
            <text:p>292.198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1000" calcext:value-type="float">
            <text:p>731000</text:p>
          </table:table-cell>
          <table:table-cell office:value-type="float" office:value="0.0010719097" calcext:value-type="float">
            <text:p>0.0010719097</text:p>
          </table:table-cell>
          <table:table-cell office:value-type="float" office:value="-0.7602364" calcext:value-type="float">
            <text:p>-0.7602364</text:p>
          </table:table-cell>
          <table:table-cell office:value-type="float" office:value="-0.44669582" calcext:value-type="float">
            <text:p>-0.44669582</text:p>
          </table:table-cell>
          <table:table-cell office:value-type="float" office:value="292.67455" calcext:value-type="float">
            <text:p>292.674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2000" calcext:value-type="float">
            <text:p>732000</text:p>
          </table:table-cell>
          <table:table-cell office:value-type="float" office:value="0.0011809248" calcext:value-type="float">
            <text:p>0.0011809248</text:p>
          </table:table-cell>
          <table:table-cell office:value-type="float" office:value="-0.98216075" calcext:value-type="float">
            <text:p>-0.98216075</text:p>
          </table:table-cell>
          <table:table-cell office:value-type="float" office:value="-0.57484804" calcext:value-type="float">
            <text:p>-0.57484804</text:p>
          </table:table-cell>
          <table:table-cell office:value-type="float" office:value="291.24453" calcext:value-type="float">
            <text:p>291.244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3000" calcext:value-type="float">
            <text:p>733000</text:p>
          </table:table-cell>
          <table:table-cell office:value-type="float" office:value="0.0011590187" calcext:value-type="float">
            <text:p>0.0011590187</text:p>
          </table:table-cell>
          <table:table-cell office:value-type="float" office:value="-1.1200755" calcext:value-type="float">
            <text:p>-1.1200755</text:p>
          </table:table-cell>
          <table:table-cell office:value-type="float" office:value="-0.70370288" calcext:value-type="float">
            <text:p>-0.70370288</text:p>
          </table:table-cell>
          <table:table-cell office:value-type="float" office:value="295.03216" calcext:value-type="float">
            <text:p>295.032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4000" calcext:value-type="float">
            <text:p>734000</text:p>
          </table:table-cell>
          <table:table-cell office:value-type="float" office:value="0.0011496741" calcext:value-type="float">
            <text:p>0.0011496741</text:p>
          </table:table-cell>
          <table:table-cell office:value-type="float" office:value="-1.0217425" calcext:value-type="float">
            <text:p>-1.0217425</text:p>
          </table:table-cell>
          <table:table-cell office:value-type="float" office:value="-0.63630017" calcext:value-type="float">
            <text:p>-0.63630017</text:p>
          </table:table-cell>
          <table:table-cell office:value-type="float" office:value="288.61279" calcext:value-type="float">
            <text:p>288.612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5000" calcext:value-type="float">
            <text:p>735000</text:p>
          </table:table-cell>
          <table:table-cell office:value-type="float" office:value="0.0010451041" calcext:value-type="float">
            <text:p>0.0010451041</text:p>
          </table:table-cell>
          <table:table-cell office:value-type="float" office:value="-1.0002075" calcext:value-type="float">
            <text:p>-1.0002075</text:p>
          </table:table-cell>
          <table:table-cell office:value-type="float" office:value="-0.65142429" calcext:value-type="float">
            <text:p>-0.65142429</text:p>
          </table:table-cell>
          <table:table-cell office:value-type="float" office:value="286.44081" calcext:value-type="float">
            <text:p>286.440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6000" calcext:value-type="float">
            <text:p>736000</text:p>
          </table:table-cell>
          <table:table-cell office:value-type="float" office:value="0.0010538726" calcext:value-type="float">
            <text:p>0.0010538726</text:p>
          </table:table-cell>
          <table:table-cell office:value-type="float" office:value="-1.1139701" calcext:value-type="float">
            <text:p>-1.1139701</text:p>
          </table:table-cell>
          <table:table-cell office:value-type="float" office:value="-0.78806734" calcext:value-type="float">
            <text:p>-0.78806734</text:p>
          </table:table-cell>
          <table:table-cell office:value-type="float" office:value="291.26498" calcext:value-type="float">
            <text:p>291.264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7000" calcext:value-type="float">
            <text:p>737000</text:p>
          </table:table-cell>
          <table:table-cell office:value-type="float" office:value="0.0012096721" calcext:value-type="float">
            <text:p>0.0012096721</text:p>
          </table:table-cell>
          <table:table-cell office:value-type="float" office:value="-1.152411" calcext:value-type="float">
            <text:p>-1.152411</text:p>
          </table:table-cell>
          <table:table-cell office:value-type="float" office:value="-0.76142039" calcext:value-type="float">
            <text:p>-0.76142039</text:p>
          </table:table-cell>
          <table:table-cell office:value-type="float" office:value="292.67844" calcext:value-type="float">
            <text:p>292.678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8000" calcext:value-type="float">
            <text:p>738000</text:p>
          </table:table-cell>
          <table:table-cell office:value-type="float" office:value="0.0011634122" calcext:value-type="float">
            <text:p>0.0011634122</text:p>
          </table:table-cell>
          <table:table-cell office:value-type="float" office:value="-1.0819151" calcext:value-type="float">
            <text:p>-1.0819151</text:p>
          </table:table-cell>
          <table:table-cell office:value-type="float" office:value="-0.69966436" calcext:value-type="float">
            <text:p>-0.69966436</text:p>
          </table:table-cell>
          <table:table-cell office:value-type="float" office:value="289.49016" calcext:value-type="float">
            <text:p>289.490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9000" calcext:value-type="float">
            <text:p>739000</text:p>
          </table:table-cell>
          <table:table-cell office:value-type="float" office:value="0.0011571101" calcext:value-type="float">
            <text:p>0.0011571101</text:p>
          </table:table-cell>
          <table:table-cell office:value-type="float" office:value="-0.92650267" calcext:value-type="float">
            <text:p>-0.92650267</text:p>
          </table:table-cell>
          <table:table-cell office:value-type="float" office:value="-0.60192391" calcext:value-type="float">
            <text:p>-0.60192391</text:p>
          </table:table-cell>
          <table:table-cell office:value-type="float" office:value="291.32126" calcext:value-type="float">
            <text:p>291.321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0000" calcext:value-type="float">
            <text:p>740000</text:p>
          </table:table-cell>
          <table:table-cell office:value-type="float" office:value="0.0012464671" calcext:value-type="float">
            <text:p>0.0012464671</text:p>
          </table:table-cell>
          <table:table-cell office:value-type="float" office:value="-0.98774404" calcext:value-type="float">
            <text:p>-0.98774404</text:p>
          </table:table-cell>
          <table:table-cell office:value-type="float" office:value="-0.59332983" calcext:value-type="float">
            <text:p>-0.59332983</text:p>
          </table:table-cell>
          <table:table-cell office:value-type="float" office:value="296.40554" calcext:value-type="float">
            <text:p>296.405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1000" calcext:value-type="float">
            <text:p>741000</text:p>
          </table:table-cell>
          <table:table-cell office:value-type="float" office:value="0.0012422892" calcext:value-type="float">
            <text:p>0.0012422892</text:p>
          </table:table-cell>
          <table:table-cell office:value-type="float" office:value="-0.96485496" calcext:value-type="float">
            <text:p>-0.96485496</text:p>
          </table:table-cell>
          <table:table-cell office:value-type="float" office:value="-0.58080556" calcext:value-type="float">
            <text:p>-0.58080556</text:p>
          </table:table-cell>
          <table:table-cell office:value-type="float" office:value="291.47486" calcext:value-type="float">
            <text:p>291.474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2000" calcext:value-type="float">
            <text:p>742000</text:p>
          </table:table-cell>
          <table:table-cell office:value-type="float" office:value="0.0015302569" calcext:value-type="float">
            <text:p>0.0015302569</text:p>
          </table:table-cell>
          <table:table-cell office:value-type="float" office:value="-1.1106534" calcext:value-type="float">
            <text:p>-1.1106534</text:p>
          </table:table-cell>
          <table:table-cell office:value-type="float" office:value="-0.62332344" calcext:value-type="float">
            <text:p>-0.62332344</text:p>
          </table:table-cell>
          <table:table-cell office:value-type="float" office:value="297.56658" calcext:value-type="float">
            <text:p>297.566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3000" calcext:value-type="float">
            <text:p>743000</text:p>
          </table:table-cell>
          <table:table-cell office:value-type="float" office:value="0.0013280724" calcext:value-type="float">
            <text:p>0.0013280724</text:p>
          </table:table-cell>
          <table:table-cell office:value-type="float" office:value="-1.0633123" calcext:value-type="float">
            <text:p>-1.0633123</text:p>
          </table:table-cell>
          <table:table-cell office:value-type="float" office:value="-0.6358612" calcext:value-type="float">
            <text:p>-0.6358612</text:p>
          </table:table-cell>
          <table:table-cell office:value-type="float" office:value="288.33172" calcext:value-type="float">
            <text:p>288.331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4000" calcext:value-type="float">
            <text:p>744000</text:p>
          </table:table-cell>
          <table:table-cell office:value-type="float" office:value="0.001221835" calcext:value-type="float">
            <text:p>0.001221835</text:p>
          </table:table-cell>
          <table:table-cell office:value-type="float" office:value="-0.93703023" calcext:value-type="float">
            <text:p>-0.93703023</text:p>
          </table:table-cell>
          <table:table-cell office:value-type="float" office:value="-0.52808781" calcext:value-type="float">
            <text:p>-0.52808781</text:p>
          </table:table-cell>
          <table:table-cell office:value-type="float" office:value="288.48483" calcext:value-type="float">
            <text:p>288.484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5000" calcext:value-type="float">
            <text:p>745000</text:p>
          </table:table-cell>
          <table:table-cell office:value-type="float" office:value="0.0012730516" calcext:value-type="float">
            <text:p>0.0012730516</text:p>
          </table:table-cell>
          <table:table-cell office:value-type="float" office:value="-0.94002574" calcext:value-type="float">
            <text:p>-0.94002574</text:p>
          </table:table-cell>
          <table:table-cell office:value-type="float" office:value="-0.59477426" calcext:value-type="float">
            <text:p>-0.59477426</text:p>
          </table:table-cell>
          <table:table-cell office:value-type="float" office:value="298.07744" calcext:value-type="float">
            <text:p>298.077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6000" calcext:value-type="float">
            <text:p>746000</text:p>
          </table:table-cell>
          <table:table-cell office:value-type="float" office:value="0.0012051217" calcext:value-type="float">
            <text:p>0.0012051217</text:p>
          </table:table-cell>
          <table:table-cell office:value-type="float" office:value="-0.89895651" calcext:value-type="float">
            <text:p>-0.89895651</text:p>
          </table:table-cell>
          <table:table-cell office:value-type="float" office:value="-0.43106658" calcext:value-type="float">
            <text:p>-0.43106658</text:p>
          </table:table-cell>
          <table:table-cell office:value-type="float" office:value="291.52985" calcext:value-type="float">
            <text:p>291.529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7000" calcext:value-type="float">
            <text:p>747000</text:p>
          </table:table-cell>
          <table:table-cell office:value-type="float" office:value="0.001099956" calcext:value-type="float">
            <text:p>0.001099956</text:p>
          </table:table-cell>
          <table:table-cell office:value-type="float" office:value="-1.030755" calcext:value-type="float">
            <text:p>-1.030755</text:p>
          </table:table-cell>
          <table:table-cell office:value-type="float" office:value="-0.66694124" calcext:value-type="float">
            <text:p>-0.66694124</text:p>
          </table:table-cell>
          <table:table-cell office:value-type="float" office:value="294.03469" calcext:value-type="float">
            <text:p>294.034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8000" calcext:value-type="float">
            <text:p>748000</text:p>
          </table:table-cell>
          <table:table-cell office:value-type="float" office:value="0.0012127514" calcext:value-type="float">
            <text:p>0.0012127514</text:p>
          </table:table-cell>
          <table:table-cell office:value-type="float" office:value="-1.1723079" calcext:value-type="float">
            <text:p>-1.1723079</text:p>
          </table:table-cell>
          <table:table-cell office:value-type="float" office:value="-0.82814894" calcext:value-type="float">
            <text:p>-0.82814894</text:p>
          </table:table-cell>
          <table:table-cell office:value-type="float" office:value="285.44992" calcext:value-type="float">
            <text:p>285.449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9000" calcext:value-type="float">
            <text:p>749000</text:p>
          </table:table-cell>
          <table:table-cell office:value-type="float" office:value="0.001159065" calcext:value-type="float">
            <text:p>0.001159065</text:p>
          </table:table-cell>
          <table:table-cell office:value-type="float" office:value="-1.0985794" calcext:value-type="float">
            <text:p>-1.0985794</text:p>
          </table:table-cell>
          <table:table-cell office:value-type="float" office:value="-0.77615387" calcext:value-type="float">
            <text:p>-0.77615387</text:p>
          </table:table-cell>
          <table:table-cell office:value-type="float" office:value="293.9056" calcext:value-type="float">
            <text:p>293.90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00" calcext:value-type="float">
            <text:p>750000</text:p>
          </table:table-cell>
          <table:table-cell office:value-type="float" office:value="0.0013550917" calcext:value-type="float">
            <text:p>0.0013550917</text:p>
          </table:table-cell>
          <table:table-cell office:value-type="float" office:value="-1.0292404" calcext:value-type="float">
            <text:p>-1.0292404</text:p>
          </table:table-cell>
          <table:table-cell office:value-type="float" office:value="-0.57640769" calcext:value-type="float">
            <text:p>-0.57640769</text:p>
          </table:table-cell>
          <table:table-cell office:value-type="float" office:value="291.18842" calcext:value-type="float">
            <text:p>291.188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1000" calcext:value-type="float">
            <text:p>751000</text:p>
          </table:table-cell>
          <table:table-cell office:value-type="float" office:value="0.0012587262" calcext:value-type="float">
            <text:p>0.0012587262</text:p>
          </table:table-cell>
          <table:table-cell office:value-type="float" office:value="-0.91733611" calcext:value-type="float">
            <text:p>-0.91733611</text:p>
          </table:table-cell>
          <table:table-cell office:value-type="float" office:value="-0.56404654" calcext:value-type="float">
            <text:p>-0.56404654</text:p>
          </table:table-cell>
          <table:table-cell office:value-type="float" office:value="295.97818" calcext:value-type="float">
            <text:p>295.978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2000" calcext:value-type="float">
            <text:p>752000</text:p>
          </table:table-cell>
          <table:table-cell office:value-type="float" office:value="0.0011318594" calcext:value-type="float">
            <text:p>0.0011318594</text:p>
          </table:table-cell>
          <table:table-cell office:value-type="float" office:value="-0.93136922" calcext:value-type="float">
            <text:p>-0.93136922</text:p>
          </table:table-cell>
          <table:table-cell office:value-type="float" office:value="-0.61303059" calcext:value-type="float">
            <text:p>-0.61303059</text:p>
          </table:table-cell>
          <table:table-cell office:value-type="float" office:value="297.89757" calcext:value-type="float">
            <text:p>297.897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3000" calcext:value-type="float">
            <text:p>753000</text:p>
          </table:table-cell>
          <table:table-cell office:value-type="float" office:value="0.0011308162" calcext:value-type="float">
            <text:p>0.0011308162</text:p>
          </table:table-cell>
          <table:table-cell office:value-type="float" office:value="-0.96950283" calcext:value-type="float">
            <text:p>-0.96950283</text:p>
          </table:table-cell>
          <table:table-cell office:value-type="float" office:value="-0.63001754" calcext:value-type="float">
            <text:p>-0.63001754</text:p>
          </table:table-cell>
          <table:table-cell office:value-type="float" office:value="291.22697" calcext:value-type="float">
            <text:p>291.226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4000" calcext:value-type="float">
            <text:p>754000</text:p>
          </table:table-cell>
          <table:table-cell office:value-type="float" office:value="0.0010091351" calcext:value-type="float">
            <text:p>0.0010091351</text:p>
          </table:table-cell>
          <table:table-cell office:value-type="float" office:value="-1.001675" calcext:value-type="float">
            <text:p>-1.001675</text:p>
          </table:table-cell>
          <table:table-cell office:value-type="float" office:value="-0.67514254" calcext:value-type="float">
            <text:p>-0.67514254</text:p>
          </table:table-cell>
          <table:table-cell office:value-type="float" office:value="295.51498" calcext:value-type="float">
            <text:p>295.514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5000" calcext:value-type="float">
            <text:p>755000</text:p>
          </table:table-cell>
          <table:table-cell office:value-type="float" office:value="0.0012044066" calcext:value-type="float">
            <text:p>0.0012044066</text:p>
          </table:table-cell>
          <table:table-cell office:value-type="float" office:value="-1.0538751" calcext:value-type="float">
            <text:p>-1.0538751</text:p>
          </table:table-cell>
          <table:table-cell office:value-type="float" office:value="-0.66049497" calcext:value-type="float">
            <text:p>-0.66049497</text:p>
          </table:table-cell>
          <table:table-cell office:value-type="float" office:value="288.45725" calcext:value-type="float">
            <text:p>288.457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6000" calcext:value-type="float">
            <text:p>756000</text:p>
          </table:table-cell>
          <table:table-cell office:value-type="float" office:value="0.0012416253" calcext:value-type="float">
            <text:p>0.0012416253</text:p>
          </table:table-cell>
          <table:table-cell office:value-type="float" office:value="-1.0922455" calcext:value-type="float">
            <text:p>-1.0922455</text:p>
          </table:table-cell>
          <table:table-cell office:value-type="float" office:value="-0.73597978" calcext:value-type="float">
            <text:p>-0.73597978</text:p>
          </table:table-cell>
          <table:table-cell office:value-type="float" office:value="296.40913" calcext:value-type="float">
            <text:p>296.409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7000" calcext:value-type="float">
            <text:p>757000</text:p>
          </table:table-cell>
          <table:table-cell office:value-type="float" office:value="0.0012645153" calcext:value-type="float">
            <text:p>0.0012645153</text:p>
          </table:table-cell>
          <table:table-cell office:value-type="float" office:value="-0.98415088" calcext:value-type="float">
            <text:p>-0.98415088</text:p>
          </table:table-cell>
          <table:table-cell office:value-type="float" office:value="-0.55418971" calcext:value-type="float">
            <text:p>-0.55418971</text:p>
          </table:table-cell>
          <table:table-cell office:value-type="float" office:value="294.75968" calcext:value-type="float">
            <text:p>294.759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8000" calcext:value-type="float">
            <text:p>758000</text:p>
          </table:table-cell>
          <table:table-cell office:value-type="float" office:value="0.0011669871" calcext:value-type="float">
            <text:p>0.0011669871</text:p>
          </table:table-cell>
          <table:table-cell office:value-type="float" office:value="-0.96341718" calcext:value-type="float">
            <text:p>-0.96341718</text:p>
          </table:table-cell>
          <table:table-cell office:value-type="float" office:value="-0.59610066" calcext:value-type="float">
            <text:p>-0.59610066</text:p>
          </table:table-cell>
          <table:table-cell office:value-type="float" office:value="296.55109" calcext:value-type="float">
            <text:p>296.551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9000" calcext:value-type="float">
            <text:p>759000</text:p>
          </table:table-cell>
          <table:table-cell office:value-type="float" office:value="0.0011852967" calcext:value-type="float">
            <text:p>0.0011852967</text:p>
          </table:table-cell>
          <table:table-cell office:value-type="float" office:value="-1.0590027" calcext:value-type="float">
            <text:p>-1.0590027</text:p>
          </table:table-cell>
          <table:table-cell office:value-type="float" office:value="-0.66734671" calcext:value-type="float">
            <text:p>-0.66734671</text:p>
          </table:table-cell>
          <table:table-cell office:value-type="float" office:value="289.09629" calcext:value-type="float">
            <text:p>289.096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0000" calcext:value-type="float">
            <text:p>760000</text:p>
          </table:table-cell>
          <table:table-cell office:value-type="float" office:value="0.0012730691" calcext:value-type="float">
            <text:p>0.0012730691</text:p>
          </table:table-cell>
          <table:table-cell office:value-type="float" office:value="-1.1379378" calcext:value-type="float">
            <text:p>-1.1379378</text:p>
          </table:table-cell>
          <table:table-cell office:value-type="float" office:value="-0.68278184" calcext:value-type="float">
            <text:p>-0.68278184</text:p>
          </table:table-cell>
          <table:table-cell office:value-type="float" office:value="291.76114" calcext:value-type="float">
            <text:p>291.761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1000" calcext:value-type="float">
            <text:p>761000</text:p>
          </table:table-cell>
          <table:table-cell office:value-type="float" office:value="0.0013011519" calcext:value-type="float">
            <text:p>0.0013011519</text:p>
          </table:table-cell>
          <table:table-cell office:value-type="float" office:value="-1.1246277" calcext:value-type="float">
            <text:p>-1.1246277</text:p>
          </table:table-cell>
          <table:table-cell office:value-type="float" office:value="-0.64499459" calcext:value-type="float">
            <text:p>-0.64499459</text:p>
          </table:table-cell>
          <table:table-cell office:value-type="float" office:value="283.04883" calcext:value-type="float">
            <text:p>283.048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2000" calcext:value-type="float">
            <text:p>762000</text:p>
          </table:table-cell>
          <table:table-cell office:value-type="float" office:value="0.0012828174" calcext:value-type="float">
            <text:p>0.0012828174</text:p>
          </table:table-cell>
          <table:table-cell office:value-type="float" office:value="-0.96389466" calcext:value-type="float">
            <text:p>-0.96389466</text:p>
          </table:table-cell>
          <table:table-cell office:value-type="float" office:value="-0.55642903" calcext:value-type="float">
            <text:p>-0.55642903</text:p>
          </table:table-cell>
          <table:table-cell office:value-type="float" office:value="283.41175" calcext:value-type="float">
            <text:p>283.411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3000" calcext:value-type="float">
            <text:p>763000</text:p>
          </table:table-cell>
          <table:table-cell office:value-type="float" office:value="0.0010891226" calcext:value-type="float">
            <text:p>0.0010891226</text:p>
          </table:table-cell>
          <table:table-cell office:value-type="float" office:value="-0.92416859" calcext:value-type="float">
            <text:p>-0.92416859</text:p>
          </table:table-cell>
          <table:table-cell office:value-type="float" office:value="-0.55771857" calcext:value-type="float">
            <text:p>-0.55771857</text:p>
          </table:table-cell>
          <table:table-cell office:value-type="float" office:value="295.2912" calcext:value-type="float">
            <text:p>295.29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4000" calcext:value-type="float">
            <text:p>764000</text:p>
          </table:table-cell>
          <table:table-cell office:value-type="float" office:value="0.0012368235" calcext:value-type="float">
            <text:p>0.0012368235</text:p>
          </table:table-cell>
          <table:table-cell office:value-type="float" office:value="-1.0335905" calcext:value-type="float">
            <text:p>-1.0335905</text:p>
          </table:table-cell>
          <table:table-cell office:value-type="float" office:value="-0.5864879" calcext:value-type="float">
            <text:p>-0.5864879</text:p>
          </table:table-cell>
          <table:table-cell office:value-type="float" office:value="287.70178" calcext:value-type="float">
            <text:p>287.701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5000" calcext:value-type="float">
            <text:p>765000</text:p>
          </table:table-cell>
          <table:table-cell office:value-type="float" office:value="0.0012911316" calcext:value-type="float">
            <text:p>0.0012911316</text:p>
          </table:table-cell>
          <table:table-cell office:value-type="float" office:value="-1.0520467" calcext:value-type="float">
            <text:p>-1.0520467</text:p>
          </table:table-cell>
          <table:table-cell office:value-type="float" office:value="-0.59776115" calcext:value-type="float">
            <text:p>-0.59776115</text:p>
          </table:table-cell>
          <table:table-cell office:value-type="float" office:value="293.63585" calcext:value-type="float">
            <text:p>293.635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6000" calcext:value-type="float">
            <text:p>766000</text:p>
          </table:table-cell>
          <table:table-cell office:value-type="float" office:value="0.0011221356" calcext:value-type="float">
            <text:p>0.0011221356</text:p>
          </table:table-cell>
          <table:table-cell office:value-type="float" office:value="-1.0229956" calcext:value-type="float">
            <text:p>-1.0229956</text:p>
          </table:table-cell>
          <table:table-cell office:value-type="float" office:value="-0.62964516" calcext:value-type="float">
            <text:p>-0.62964516</text:p>
          </table:table-cell>
          <table:table-cell office:value-type="float" office:value="292.935" calcext:value-type="float">
            <text:p>292.9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7000" calcext:value-type="float">
            <text:p>767000</text:p>
          </table:table-cell>
          <table:table-cell office:value-type="float" office:value="0.0011796665" calcext:value-type="float">
            <text:p>0.0011796665</text:p>
          </table:table-cell>
          <table:table-cell office:value-type="float" office:value="-1.0203661" calcext:value-type="float">
            <text:p>-1.0203661</text:p>
          </table:table-cell>
          <table:table-cell office:value-type="float" office:value="-0.64296346" calcext:value-type="float">
            <text:p>-0.64296346</text:p>
          </table:table-cell>
          <table:table-cell office:value-type="float" office:value="293.94286" calcext:value-type="float">
            <text:p>293.942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8000" calcext:value-type="float">
            <text:p>768000</text:p>
          </table:table-cell>
          <table:table-cell office:value-type="float" office:value="0.0012436171" calcext:value-type="float">
            <text:p>0.0012436171</text:p>
          </table:table-cell>
          <table:table-cell office:value-type="float" office:value="-1.102354" calcext:value-type="float">
            <text:p>-1.102354</text:p>
          </table:table-cell>
          <table:table-cell office:value-type="float" office:value="-0.69079921" calcext:value-type="float">
            <text:p>-0.69079921</text:p>
          </table:table-cell>
          <table:table-cell office:value-type="float" office:value="286.0671" calcext:value-type="float">
            <text:p>286.06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9000" calcext:value-type="float">
            <text:p>769000</text:p>
          </table:table-cell>
          <table:table-cell office:value-type="float" office:value="0.0011962216" calcext:value-type="float">
            <text:p>0.0011962216</text:p>
          </table:table-cell>
          <table:table-cell office:value-type="float" office:value="-1.0683609" calcext:value-type="float">
            <text:p>-1.0683609</text:p>
          </table:table-cell>
          <table:table-cell office:value-type="float" office:value="-0.59650197" calcext:value-type="float">
            <text:p>-0.59650197</text:p>
          </table:table-cell>
          <table:table-cell office:value-type="float" office:value="291.70346" calcext:value-type="float">
            <text:p>291.703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0000" calcext:value-type="float">
            <text:p>770000</text:p>
          </table:table-cell>
          <table:table-cell office:value-type="float" office:value="0.0011053766" calcext:value-type="float">
            <text:p>0.0011053766</text:p>
          </table:table-cell>
          <table:table-cell office:value-type="float" office:value="-0.97088613" calcext:value-type="float">
            <text:p>-0.97088613</text:p>
          </table:table-cell>
          <table:table-cell office:value-type="float" office:value="-0.58639264" calcext:value-type="float">
            <text:p>-0.58639264</text:p>
          </table:table-cell>
          <table:table-cell office:value-type="float" office:value="295.93435" calcext:value-type="float">
            <text:p>295.934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1000" calcext:value-type="float">
            <text:p>771000</text:p>
          </table:table-cell>
          <table:table-cell office:value-type="float" office:value="0.001189662" calcext:value-type="float">
            <text:p>0.001189662</text:p>
          </table:table-cell>
          <table:table-cell office:value-type="float" office:value="-0.98368856" calcext:value-type="float">
            <text:p>-0.98368856</text:p>
          </table:table-cell>
          <table:table-cell office:value-type="float" office:value="-0.53585969" calcext:value-type="float">
            <text:p>-0.53585969</text:p>
          </table:table-cell>
          <table:table-cell office:value-type="float" office:value="294.22457" calcext:value-type="float">
            <text:p>294.22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2000" calcext:value-type="float">
            <text:p>772000</text:p>
          </table:table-cell>
          <table:table-cell office:value-type="float" office:value="0.0010521896" calcext:value-type="float">
            <text:p>0.0010521896</text:p>
          </table:table-cell>
          <table:table-cell office:value-type="float" office:value="-1.030467" calcext:value-type="float">
            <text:p>-1.030467</text:p>
          </table:table-cell>
          <table:table-cell office:value-type="float" office:value="-0.6176066" calcext:value-type="float">
            <text:p>-0.6176066</text:p>
          </table:table-cell>
          <table:table-cell office:value-type="float" office:value="300.43838" calcext:value-type="float">
            <text:p>300.438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3000" calcext:value-type="float">
            <text:p>773000</text:p>
          </table:table-cell>
          <table:table-cell office:value-type="float" office:value="0.0011585186" calcext:value-type="float">
            <text:p>0.0011585186</text:p>
          </table:table-cell>
          <table:table-cell office:value-type="float" office:value="-1.0204844" calcext:value-type="float">
            <text:p>-1.0204844</text:p>
          </table:table-cell>
          <table:table-cell office:value-type="float" office:value="-0.60359891" calcext:value-type="float">
            <text:p>-0.60359891</text:p>
          </table:table-cell>
          <table:table-cell office:value-type="float" office:value="297.84469" calcext:value-type="float">
            <text:p>297.844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4000" calcext:value-type="float">
            <text:p>774000</text:p>
          </table:table-cell>
          <table:table-cell office:value-type="float" office:value="0.001189904" calcext:value-type="float">
            <text:p>0.001189904</text:p>
          </table:table-cell>
          <table:table-cell office:value-type="float" office:value="-0.92637657" calcext:value-type="float">
            <text:p>-0.92637657</text:p>
          </table:table-cell>
          <table:table-cell office:value-type="float" office:value="-0.49513805" calcext:value-type="float">
            <text:p>-0.49513805</text:p>
          </table:table-cell>
          <table:table-cell office:value-type="float" office:value="293.59954" calcext:value-type="float">
            <text:p>293.599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5000" calcext:value-type="float">
            <text:p>775000</text:p>
          </table:table-cell>
          <table:table-cell office:value-type="float" office:value="0.0013141945" calcext:value-type="float">
            <text:p>0.0013141945</text:p>
          </table:table-cell>
          <table:table-cell office:value-type="float" office:value="-0.92303586" calcext:value-type="float">
            <text:p>-0.92303586</text:p>
          </table:table-cell>
          <table:table-cell office:value-type="float" office:value="-0.45453717" calcext:value-type="float">
            <text:p>-0.45453717</text:p>
          </table:table-cell>
          <table:table-cell office:value-type="float" office:value="292.61702" calcext:value-type="float">
            <text:p>292.617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6000" calcext:value-type="float">
            <text:p>776000</text:p>
          </table:table-cell>
          <table:table-cell office:value-type="float" office:value="0.0012042023" calcext:value-type="float">
            <text:p>0.0012042023</text:p>
          </table:table-cell>
          <table:table-cell office:value-type="float" office:value="-1.0681392" calcext:value-type="float">
            <text:p>-1.0681392</text:p>
          </table:table-cell>
          <table:table-cell office:value-type="float" office:value="-0.59908213" calcext:value-type="float">
            <text:p>-0.59908213</text:p>
          </table:table-cell>
          <table:table-cell office:value-type="float" office:value="288.68422" calcext:value-type="float">
            <text:p>288.68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7000" calcext:value-type="float">
            <text:p>777000</text:p>
          </table:table-cell>
          <table:table-cell office:value-type="float" office:value="0.0011890088" calcext:value-type="float">
            <text:p>0.0011890088</text:p>
          </table:table-cell>
          <table:table-cell office:value-type="float" office:value="-1.1432495" calcext:value-type="float">
            <text:p>-1.1432495</text:p>
          </table:table-cell>
          <table:table-cell office:value-type="float" office:value="-0.69681355" calcext:value-type="float">
            <text:p>-0.69681355</text:p>
          </table:table-cell>
          <table:table-cell office:value-type="float" office:value="287.40702" calcext:value-type="float">
            <text:p>287.407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8000" calcext:value-type="float">
            <text:p>778000</text:p>
          </table:table-cell>
          <table:table-cell office:value-type="float" office:value="0.0012328026" calcext:value-type="float">
            <text:p>0.0012328026</text:p>
          </table:table-cell>
          <table:table-cell office:value-type="float" office:value="-1.0441875" calcext:value-type="float">
            <text:p>-1.0441875</text:p>
          </table:table-cell>
          <table:table-cell office:value-type="float" office:value="-0.60977679" calcext:value-type="float">
            <text:p>-0.60977679</text:p>
          </table:table-cell>
          <table:table-cell office:value-type="float" office:value="287.90752" calcext:value-type="float">
            <text:p>287.907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9000" calcext:value-type="float">
            <text:p>779000</text:p>
          </table:table-cell>
          <table:table-cell office:value-type="float" office:value="0.0013010114" calcext:value-type="float">
            <text:p>0.0013010114</text:p>
          </table:table-cell>
          <table:table-cell office:value-type="float" office:value="-0.93853055" calcext:value-type="float">
            <text:p>-0.93853055</text:p>
          </table:table-cell>
          <table:table-cell office:value-type="float" office:value="-0.47021992" calcext:value-type="float">
            <text:p>-0.47021992</text:p>
          </table:table-cell>
          <table:table-cell office:value-type="float" office:value="297.0438" calcext:value-type="float">
            <text:p>297.04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0000" calcext:value-type="float">
            <text:p>780000</text:p>
          </table:table-cell>
          <table:table-cell office:value-type="float" office:value="0.001285951" calcext:value-type="float">
            <text:p>0.001285951</text:p>
          </table:table-cell>
          <table:table-cell office:value-type="float" office:value="-0.86200192" calcext:value-type="float">
            <text:p>-0.86200192</text:p>
          </table:table-cell>
          <table:table-cell office:value-type="float" office:value="-0.37532642" calcext:value-type="float">
            <text:p>-0.37532642</text:p>
          </table:table-cell>
          <table:table-cell office:value-type="float" office:value="294.46127" calcext:value-type="float">
            <text:p>294.461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1000" calcext:value-type="float">
            <text:p>781000</text:p>
          </table:table-cell>
          <table:table-cell office:value-type="float" office:value="0.0012300168" calcext:value-type="float">
            <text:p>0.0012300168</text:p>
          </table:table-cell>
          <table:table-cell office:value-type="float" office:value="-0.94873747" calcext:value-type="float">
            <text:p>-0.94873747</text:p>
          </table:table-cell>
          <table:table-cell office:value-type="float" office:value="-0.49901264" calcext:value-type="float">
            <text:p>-0.49901264</text:p>
          </table:table-cell>
          <table:table-cell office:value-type="float" office:value="291.7775" calcext:value-type="float">
            <text:p>291.77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2000" calcext:value-type="float">
            <text:p>782000</text:p>
          </table:table-cell>
          <table:table-cell office:value-type="float" office:value="0.0011925953" calcext:value-type="float">
            <text:p>0.0011925953</text:p>
          </table:table-cell>
          <table:table-cell office:value-type="float" office:value="-1.0123815" calcext:value-type="float">
            <text:p>-1.0123815</text:p>
          </table:table-cell>
          <table:table-cell office:value-type="float" office:value="-0.52234809" calcext:value-type="float">
            <text:p>-0.52234809</text:p>
          </table:table-cell>
          <table:table-cell office:value-type="float" office:value="294.78965" calcext:value-type="float">
            <text:p>294.789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3000" calcext:value-type="float">
            <text:p>783000</text:p>
          </table:table-cell>
          <table:table-cell office:value-type="float" office:value="0.0011885708" calcext:value-type="float">
            <text:p>0.0011885708</text:p>
          </table:table-cell>
          <table:table-cell office:value-type="float" office:value="-0.88723095" calcext:value-type="float">
            <text:p>-0.88723095</text:p>
          </table:table-cell>
          <table:table-cell office:value-type="float" office:value="-0.48869896" calcext:value-type="float">
            <text:p>-0.48869896</text:p>
          </table:table-cell>
          <table:table-cell office:value-type="float" office:value="289.91455" calcext:value-type="float">
            <text:p>289.914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4000" calcext:value-type="float">
            <text:p>784000</text:p>
          </table:table-cell>
          <table:table-cell office:value-type="float" office:value="0.0012470205" calcext:value-type="float">
            <text:p>0.0012470205</text:p>
          </table:table-cell>
          <table:table-cell office:value-type="float" office:value="-0.86488239" calcext:value-type="float">
            <text:p>-0.86488239</text:p>
          </table:table-cell>
          <table:table-cell office:value-type="float" office:value="-0.46064685" calcext:value-type="float">
            <text:p>-0.46064685</text:p>
          </table:table-cell>
          <table:table-cell office:value-type="float" office:value="288.68308" calcext:value-type="float">
            <text:p>288.683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5000" calcext:value-type="float">
            <text:p>785000</text:p>
          </table:table-cell>
          <table:table-cell office:value-type="float" office:value="0.0011246028" calcext:value-type="float">
            <text:p>0.0011246028</text:p>
          </table:table-cell>
          <table:table-cell office:value-type="float" office:value="-0.91757967" calcext:value-type="float">
            <text:p>-0.91757967</text:p>
          </table:table-cell>
          <table:table-cell office:value-type="float" office:value="-0.47442827" calcext:value-type="float">
            <text:p>-0.47442827</text:p>
          </table:table-cell>
          <table:table-cell office:value-type="float" office:value="290.69787" calcext:value-type="float">
            <text:p>290.697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6000" calcext:value-type="float">
            <text:p>786000</text:p>
          </table:table-cell>
          <table:table-cell office:value-type="float" office:value="0.0011347561" calcext:value-type="float">
            <text:p>0.0011347561</text:p>
          </table:table-cell>
          <table:table-cell office:value-type="float" office:value="-0.89568727" calcext:value-type="float">
            <text:p>-0.89568727</text:p>
          </table:table-cell>
          <table:table-cell office:value-type="float" office:value="-0.4606812" calcext:value-type="float">
            <text:p>-0.4606812</text:p>
          </table:table-cell>
          <table:table-cell office:value-type="float" office:value="296.25733" calcext:value-type="float">
            <text:p>296.257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000" calcext:value-type="float">
            <text:p>787000</text:p>
          </table:table-cell>
          <table:table-cell office:value-type="float" office:value="0.0013648093" calcext:value-type="float">
            <text:p>0.0013648093</text:p>
          </table:table-cell>
          <table:table-cell office:value-type="float" office:value="-1.0385354" calcext:value-type="float">
            <text:p>-1.0385354</text:p>
          </table:table-cell>
          <table:table-cell office:value-type="float" office:value="-0.49364316" calcext:value-type="float">
            <text:p>-0.49364316</text:p>
          </table:table-cell>
          <table:table-cell office:value-type="float" office:value="289.71055" calcext:value-type="float">
            <text:p>289.710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8000" calcext:value-type="float">
            <text:p>788000</text:p>
          </table:table-cell>
          <table:table-cell office:value-type="float" office:value="0.0012102622" calcext:value-type="float">
            <text:p>0.0012102622</text:p>
          </table:table-cell>
          <table:table-cell office:value-type="float" office:value="-1.0960224" calcext:value-type="float">
            <text:p>-1.0960224</text:p>
          </table:table-cell>
          <table:table-cell office:value-type="float" office:value="-0.5509678" calcext:value-type="float">
            <text:p>-0.5509678</text:p>
          </table:table-cell>
          <table:table-cell office:value-type="float" office:value="292.73368" calcext:value-type="float">
            <text:p>292.733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9000" calcext:value-type="float">
            <text:p>789000</text:p>
          </table:table-cell>
          <table:table-cell office:value-type="float" office:value="0.0011939249" calcext:value-type="float">
            <text:p>0.0011939249</text:p>
          </table:table-cell>
          <table:table-cell office:value-type="float" office:value="-0.96609044" calcext:value-type="float">
            <text:p>-0.96609044</text:p>
          </table:table-cell>
          <table:table-cell office:value-type="float" office:value="-0.57471995" calcext:value-type="float">
            <text:p>-0.57471995</text:p>
          </table:table-cell>
          <table:table-cell office:value-type="float" office:value="295.62374" calcext:value-type="float">
            <text:p>295.623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0000" calcext:value-type="float">
            <text:p>790000</text:p>
          </table:table-cell>
          <table:table-cell office:value-type="float" office:value="0.0011157156" calcext:value-type="float">
            <text:p>0.0011157156</text:p>
          </table:table-cell>
          <table:table-cell office:value-type="float" office:value="-0.84664774" calcext:value-type="float">
            <text:p>-0.84664774</text:p>
          </table:table-cell>
          <table:table-cell office:value-type="float" office:value="-0.42843411" calcext:value-type="float">
            <text:p>-0.42843411</text:p>
          </table:table-cell>
          <table:table-cell office:value-type="float" office:value="298.429" calcext:value-type="float">
            <text:p>298.4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1000" calcext:value-type="float">
            <text:p>791000</text:p>
          </table:table-cell>
          <table:table-cell office:value-type="float" office:value="0.0011844304" calcext:value-type="float">
            <text:p>0.0011844304</text:p>
          </table:table-cell>
          <table:table-cell office:value-type="float" office:value="-0.81458798" calcext:value-type="float">
            <text:p>-0.81458798</text:p>
          </table:table-cell>
          <table:table-cell office:value-type="float" office:value="-0.35168632" calcext:value-type="float">
            <text:p>-0.35168632</text:p>
          </table:table-cell>
          <table:table-cell office:value-type="float" office:value="289.14586" calcext:value-type="float">
            <text:p>289.145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2000" calcext:value-type="float">
            <text:p>792000</text:p>
          </table:table-cell>
          <table:table-cell office:value-type="float" office:value="0.0011346106" calcext:value-type="float">
            <text:p>0.0011346106</text:p>
          </table:table-cell>
          <table:table-cell office:value-type="float" office:value="-0.73523737" calcext:value-type="float">
            <text:p>-0.73523737</text:p>
          </table:table-cell>
          <table:table-cell office:value-type="float" office:value="-0.23316721" calcext:value-type="float">
            <text:p>-0.23316721</text:p>
          </table:table-cell>
          <table:table-cell office:value-type="float" office:value="294.36934" calcext:value-type="float">
            <text:p>294.369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3000" calcext:value-type="float">
            <text:p>793000</text:p>
          </table:table-cell>
          <table:table-cell office:value-type="float" office:value="0.0011990967" calcext:value-type="float">
            <text:p>0.0011990967</text:p>
          </table:table-cell>
          <table:table-cell office:value-type="float" office:value="-0.74284597" calcext:value-type="float">
            <text:p>-0.74284597</text:p>
          </table:table-cell>
          <table:table-cell office:value-type="float" office:value="-0.24300514" calcext:value-type="float">
            <text:p>-0.24300514</text:p>
          </table:table-cell>
          <table:table-cell office:value-type="float" office:value="287.36025" calcext:value-type="float">
            <text:p>287.360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4000" calcext:value-type="float">
            <text:p>794000</text:p>
          </table:table-cell>
          <table:table-cell office:value-type="float" office:value="0.0011775617" calcext:value-type="float">
            <text:p>0.0011775617</text:p>
          </table:table-cell>
          <table:table-cell office:value-type="float" office:value="-0.84652139" calcext:value-type="float">
            <text:p>-0.84652139</text:p>
          </table:table-cell>
          <table:table-cell office:value-type="float" office:value="-0.33181504" calcext:value-type="float">
            <text:p>-0.33181504</text:p>
          </table:table-cell>
          <table:table-cell office:value-type="float" office:value="294.56655" calcext:value-type="float">
            <text:p>294.566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5000" calcext:value-type="float">
            <text:p>795000</text:p>
          </table:table-cell>
          <table:table-cell office:value-type="float" office:value="0.0013422911" calcext:value-type="float">
            <text:p>0.0013422911</text:p>
          </table:table-cell>
          <table:table-cell office:value-type="float" office:value="-0.97529003" calcext:value-type="float">
            <text:p>-0.97529003</text:p>
          </table:table-cell>
          <table:table-cell office:value-type="float" office:value="-0.45793797" calcext:value-type="float">
            <text:p>-0.45793797</text:p>
          </table:table-cell>
          <table:table-cell office:value-type="float" office:value="289.91819" calcext:value-type="float">
            <text:p>289.91819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</table:table-row>
        <table:table-row table:style-name="ro1">
          <table:table-cell table:number-columns-repeated="2"/>
          <table:table-cell office:value-type="float" office:value="796000" calcext:value-type="float">
            <text:p>796000</text:p>
          </table:table-cell>
          <table:table-cell office:value-type="float" office:value="0.0012953301" calcext:value-type="float">
            <text:p>0.0012953301</text:p>
          </table:table-cell>
          <table:table-cell office:value-type="float" office:value="-1.0263546" calcext:value-type="float">
            <text:p>-1.0263546</text:p>
          </table:table-cell>
          <table:table-cell office:value-type="float" office:value="-0.51110468" calcext:value-type="float">
            <text:p>-0.51110468</text:p>
          </table:table-cell>
          <table:table-cell office:value-type="float" office:value="293.30134" calcext:value-type="float">
            <text:p>293.301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7000" calcext:value-type="float">
            <text:p>797000</text:p>
          </table:table-cell>
          <table:table-cell office:value-type="float" office:value="0.0012245797" calcext:value-type="float">
            <text:p>0.0012245797</text:p>
          </table:table-cell>
          <table:table-cell office:value-type="float" office:value="-1.0066585" calcext:value-type="float">
            <text:p>-1.0066585</text:p>
          </table:table-cell>
          <table:table-cell office:value-type="float" office:value="-0.54292088" calcext:value-type="float">
            <text:p>-0.54292088</text:p>
          </table:table-cell>
          <table:table-cell office:value-type="float" office:value="295.17886" calcext:value-type="float">
            <text:p>295.178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8000" calcext:value-type="float">
            <text:p>798000</text:p>
          </table:table-cell>
          <table:table-cell office:value-type="float" office:value="0.0011056847" calcext:value-type="float">
            <text:p>0.0011056847</text:p>
          </table:table-cell>
          <table:table-cell office:value-type="float" office:value="-1.0328788" calcext:value-type="float">
            <text:p>-1.0328788</text:p>
          </table:table-cell>
          <table:table-cell office:value-type="float" office:value="-0.57482971" calcext:value-type="float">
            <text:p>-0.57482971</text:p>
          </table:table-cell>
          <table:table-cell office:value-type="float" office:value="292.52385" calcext:value-type="float">
            <text:p>292.523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9000" calcext:value-type="float">
            <text:p>799000</text:p>
          </table:table-cell>
          <table:table-cell office:value-type="float" office:value="0.0011999296" calcext:value-type="float">
            <text:p>0.0011999296</text:p>
          </table:table-cell>
          <table:table-cell office:value-type="float" office:value="-1.0285631" calcext:value-type="float">
            <text:p>-1.0285631</text:p>
          </table:table-cell>
          <table:table-cell office:value-type="float" office:value="-0.57811999" calcext:value-type="float">
            <text:p>-0.57811999</text:p>
          </table:table-cell>
          <table:table-cell office:value-type="float" office:value="291.43337" calcext:value-type="float">
            <text:p>291.433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00" calcext:value-type="float">
            <text:p>800000</text:p>
          </table:table-cell>
          <table:table-cell office:value-type="float" office:value="0.0012983379" calcext:value-type="float">
            <text:p>0.0012983379</text:p>
          </table:table-cell>
          <table:table-cell office:value-type="float" office:value="-1.1021829" calcext:value-type="float">
            <text:p>-1.1021829</text:p>
          </table:table-cell>
          <table:table-cell office:value-type="float" office:value="-0.58760309" calcext:value-type="float">
            <text:p>-0.58760309</text:p>
          </table:table-cell>
          <table:table-cell office:value-type="float" office:value="294.39172" calcext:value-type="float">
            <text:p>294.391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1000" calcext:value-type="float">
            <text:p>801000</text:p>
          </table:table-cell>
          <table:table-cell office:value-type="float" office:value="0.0012272629" calcext:value-type="float">
            <text:p>0.0012272629</text:p>
          </table:table-cell>
          <table:table-cell office:value-type="float" office:value="-1.0682195" calcext:value-type="float">
            <text:p>-1.0682195</text:p>
          </table:table-cell>
          <table:table-cell office:value-type="float" office:value="-0.57269486" calcext:value-type="float">
            <text:p>-0.57269486</text:p>
          </table:table-cell>
          <table:table-cell office:value-type="float" office:value="290.73753" calcext:value-type="float">
            <text:p>290.737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2000" calcext:value-type="float">
            <text:p>802000</text:p>
          </table:table-cell>
          <table:table-cell office:value-type="float" office:value="0.0012219146" calcext:value-type="float">
            <text:p>0.0012219146</text:p>
          </table:table-cell>
          <table:table-cell office:value-type="float" office:value="-1.0033112" calcext:value-type="float">
            <text:p>-1.0033112</text:p>
          </table:table-cell>
          <table:table-cell office:value-type="float" office:value="-0.55962728" calcext:value-type="float">
            <text:p>-0.55962728</text:p>
          </table:table-cell>
          <table:table-cell office:value-type="float" office:value="301.16214" calcext:value-type="float">
            <text:p>301.162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3000" calcext:value-type="float">
            <text:p>803000</text:p>
          </table:table-cell>
          <table:table-cell office:value-type="float" office:value="0.001165463" calcext:value-type="float">
            <text:p>0.001165463</text:p>
          </table:table-cell>
          <table:table-cell office:value-type="float" office:value="-0.9312406" calcext:value-type="float">
            <text:p>-0.9312406</text:p>
          </table:table-cell>
          <table:table-cell office:value-type="float" office:value="-0.50353874" calcext:value-type="float">
            <text:p>-0.50353874</text:p>
          </table:table-cell>
          <table:table-cell office:value-type="float" office:value="295.99391" calcext:value-type="float">
            <text:p>295.993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4000" calcext:value-type="float">
            <text:p>804000</text:p>
          </table:table-cell>
          <table:table-cell office:value-type="float" office:value="0.0013719984" calcext:value-type="float">
            <text:p>0.0013719984</text:p>
          </table:table-cell>
          <table:table-cell office:value-type="float" office:value="-0.96879357" calcext:value-type="float">
            <text:p>-0.96879357</text:p>
          </table:table-cell>
          <table:table-cell office:value-type="float" office:value="-0.47211333" calcext:value-type="float">
            <text:p>-0.47211333</text:p>
          </table:table-cell>
          <table:table-cell office:value-type="float" office:value="292.93495" calcext:value-type="float">
            <text:p>292.934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5000" calcext:value-type="float">
            <text:p>805000</text:p>
          </table:table-cell>
          <table:table-cell office:value-type="float" office:value="0.0014681616" calcext:value-type="float">
            <text:p>0.0014681616</text:p>
          </table:table-cell>
          <table:table-cell office:value-type="float" office:value="-0.99715592" calcext:value-type="float">
            <text:p>-0.99715592</text:p>
          </table:table-cell>
          <table:table-cell office:value-type="float" office:value="-0.44555406" calcext:value-type="float">
            <text:p>-0.44555406</text:p>
          </table:table-cell>
          <table:table-cell office:value-type="float" office:value="293.31624" calcext:value-type="float">
            <text:p>293.316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6000" calcext:value-type="float">
            <text:p>806000</text:p>
          </table:table-cell>
          <table:table-cell office:value-type="float" office:value="0.0012119166" calcext:value-type="float">
            <text:p>0.0012119166</text:p>
          </table:table-cell>
          <table:table-cell office:value-type="float" office:value="-0.95629419" calcext:value-type="float">
            <text:p>-0.95629419</text:p>
          </table:table-cell>
          <table:table-cell office:value-type="float" office:value="-0.48863087" calcext:value-type="float">
            <text:p>-0.48863087</text:p>
          </table:table-cell>
          <table:table-cell office:value-type="float" office:value="293.26149" calcext:value-type="float">
            <text:p>293.261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7000" calcext:value-type="float">
            <text:p>807000</text:p>
          </table:table-cell>
          <table:table-cell office:value-type="float" office:value="0.0012049865" calcext:value-type="float">
            <text:p>0.0012049865</text:p>
          </table:table-cell>
          <table:table-cell office:value-type="float" office:value="-1.0102456" calcext:value-type="float">
            <text:p>-1.0102456</text:p>
          </table:table-cell>
          <table:table-cell office:value-type="float" office:value="-0.58036779" calcext:value-type="float">
            <text:p>-0.58036779</text:p>
          </table:table-cell>
          <table:table-cell office:value-type="float" office:value="290.30459" calcext:value-type="float">
            <text:p>290.304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8000" calcext:value-type="float">
            <text:p>808000</text:p>
          </table:table-cell>
          <table:table-cell office:value-type="float" office:value="0.0011779175" calcext:value-type="float">
            <text:p>0.0011779175</text:p>
          </table:table-cell>
          <table:table-cell office:value-type="float" office:value="-1.0562597" calcext:value-type="float">
            <text:p>-1.0562597</text:p>
          </table:table-cell>
          <table:table-cell office:value-type="float" office:value="-0.69630487" calcext:value-type="float">
            <text:p>-0.69630487</text:p>
          </table:table-cell>
          <table:table-cell office:value-type="float" office:value="298.18633" calcext:value-type="float">
            <text:p>298.186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9000" calcext:value-type="float">
            <text:p>809000</text:p>
          </table:table-cell>
          <table:table-cell office:value-type="float" office:value="0.0012870402" calcext:value-type="float">
            <text:p>0.0012870402</text:p>
          </table:table-cell>
          <table:table-cell office:value-type="float" office:value="-1.0802428" calcext:value-type="float">
            <text:p>-1.0802428</text:p>
          </table:table-cell>
          <table:table-cell office:value-type="float" office:value="-0.67774629" calcext:value-type="float">
            <text:p>-0.67774629</text:p>
          </table:table-cell>
          <table:table-cell office:value-type="float" office:value="286.68264" calcext:value-type="float">
            <text:p>286.682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0000" calcext:value-type="float">
            <text:p>810000</text:p>
          </table:table-cell>
          <table:table-cell office:value-type="float" office:value="0.0012725015" calcext:value-type="float">
            <text:p>0.0012725015</text:p>
          </table:table-cell>
          <table:table-cell office:value-type="float" office:value="-1.0428666" calcext:value-type="float">
            <text:p>-1.0428666</text:p>
          </table:table-cell>
          <table:table-cell office:value-type="float" office:value="-0.60832933" calcext:value-type="float">
            <text:p>-0.60832933</text:p>
          </table:table-cell>
          <table:table-cell office:value-type="float" office:value="296.67455" calcext:value-type="float">
            <text:p>296.674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1000" calcext:value-type="float">
            <text:p>811000</text:p>
          </table:table-cell>
          <table:table-cell office:value-type="float" office:value="0.0014536152" calcext:value-type="float">
            <text:p>0.0014536152</text:p>
          </table:table-cell>
          <table:table-cell office:value-type="float" office:value="-0.97667754" calcext:value-type="float">
            <text:p>-0.97667754</text:p>
          </table:table-cell>
          <table:table-cell office:value-type="float" office:value="-0.43491809" calcext:value-type="float">
            <text:p>-0.43491809</text:p>
          </table:table-cell>
          <table:table-cell office:value-type="float" office:value="294.32351" calcext:value-type="float">
            <text:p>294.323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2000" calcext:value-type="float">
            <text:p>812000</text:p>
          </table:table-cell>
          <table:table-cell office:value-type="float" office:value="0.0012863127" calcext:value-type="float">
            <text:p>0.0012863127</text:p>
          </table:table-cell>
          <table:table-cell office:value-type="float" office:value="-1.0252816" calcext:value-type="float">
            <text:p>-1.0252816</text:p>
          </table:table-cell>
          <table:table-cell office:value-type="float" office:value="-0.56729187" calcext:value-type="float">
            <text:p>-0.56729187</text:p>
          </table:table-cell>
          <table:table-cell office:value-type="float" office:value="286.8794" calcext:value-type="float">
            <text:p>286.8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3000" calcext:value-type="float">
            <text:p>813000</text:p>
          </table:table-cell>
          <table:table-cell office:value-type="float" office:value="0.0013484381" calcext:value-type="float">
            <text:p>0.0013484381</text:p>
          </table:table-cell>
          <table:table-cell office:value-type="float" office:value="-1.1986057" calcext:value-type="float">
            <text:p>-1.1986057</text:p>
          </table:table-cell>
          <table:table-cell office:value-type="float" office:value="-0.76692482" calcext:value-type="float">
            <text:p>-0.76692482</text:p>
          </table:table-cell>
          <table:table-cell office:value-type="float" office:value="292.43393" calcext:value-type="float">
            <text:p>292.433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4000" calcext:value-type="float">
            <text:p>814000</text:p>
          </table:table-cell>
          <table:table-cell office:value-type="float" office:value="0.0012190839" calcext:value-type="float">
            <text:p>0.0012190839</text:p>
          </table:table-cell>
          <table:table-cell office:value-type="float" office:value="-1.1742464" calcext:value-type="float">
            <text:p>-1.1742464</text:p>
          </table:table-cell>
          <table:table-cell office:value-type="float" office:value="-0.78237055" calcext:value-type="float">
            <text:p>-0.78237055</text:p>
          </table:table-cell>
          <table:table-cell office:value-type="float" office:value="293.74519" calcext:value-type="float">
            <text:p>293.745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5000" calcext:value-type="float">
            <text:p>815000</text:p>
          </table:table-cell>
          <table:table-cell office:value-type="float" office:value="0.0013145188" calcext:value-type="float">
            <text:p>0.0013145188</text:p>
          </table:table-cell>
          <table:table-cell office:value-type="float" office:value="-1.0269601" calcext:value-type="float">
            <text:p>-1.0269601</text:p>
          </table:table-cell>
          <table:table-cell office:value-type="float" office:value="-0.62696194" calcext:value-type="float">
            <text:p>-0.62696194</text:p>
          </table:table-cell>
          <table:table-cell office:value-type="float" office:value="290.12019" calcext:value-type="float">
            <text:p>290.120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6000" calcext:value-type="float">
            <text:p>816000</text:p>
          </table:table-cell>
          <table:table-cell office:value-type="float" office:value="0.0013065604" calcext:value-type="float">
            <text:p>0.0013065604</text:p>
          </table:table-cell>
          <table:table-cell office:value-type="float" office:value="-1.0630493" calcext:value-type="float">
            <text:p>-1.0630493</text:p>
          </table:table-cell>
          <table:table-cell office:value-type="float" office:value="-0.63248242" calcext:value-type="float">
            <text:p>-0.63248242</text:p>
          </table:table-cell>
          <table:table-cell office:value-type="float" office:value="288.60762" calcext:value-type="float">
            <text:p>288.607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7000" calcext:value-type="float">
            <text:p>817000</text:p>
          </table:table-cell>
          <table:table-cell office:value-type="float" office:value="0.0013246673" calcext:value-type="float">
            <text:p>0.0013246673</text:p>
          </table:table-cell>
          <table:table-cell office:value-type="float" office:value="-1.0003522" calcext:value-type="float">
            <text:p>-1.0003522</text:p>
          </table:table-cell>
          <table:table-cell office:value-type="float" office:value="-0.56463879" calcext:value-type="float">
            <text:p>-0.56463879</text:p>
          </table:table-cell>
          <table:table-cell office:value-type="float" office:value="294.30499" calcext:value-type="float">
            <text:p>294.304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8000" calcext:value-type="float">
            <text:p>818000</text:p>
          </table:table-cell>
          <table:table-cell office:value-type="float" office:value="0.0013625877" calcext:value-type="float">
            <text:p>0.0013625877</text:p>
          </table:table-cell>
          <table:table-cell office:value-type="float" office:value="-0.94316496" calcext:value-type="float">
            <text:p>-0.94316496</text:p>
          </table:table-cell>
          <table:table-cell office:value-type="float" office:value="-0.44929983" calcext:value-type="float">
            <text:p>-0.44929983</text:p>
          </table:table-cell>
          <table:table-cell office:value-type="float" office:value="298.6162" calcext:value-type="float">
            <text:p>298.61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000" calcext:value-type="float">
            <text:p>819000</text:p>
          </table:table-cell>
          <table:table-cell office:value-type="float" office:value="0.0011632677" calcext:value-type="float">
            <text:p>0.0011632677</text:p>
          </table:table-cell>
          <table:table-cell office:value-type="float" office:value="-0.80444647" calcext:value-type="float">
            <text:p>-0.80444647</text:p>
          </table:table-cell>
          <table:table-cell office:value-type="float" office:value="-0.39322296" calcext:value-type="float">
            <text:p>-0.39322296</text:p>
          </table:table-cell>
          <table:table-cell office:value-type="float" office:value="293.28244" calcext:value-type="float">
            <text:p>293.282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0000" calcext:value-type="float">
            <text:p>820000</text:p>
          </table:table-cell>
          <table:table-cell office:value-type="float" office:value="0.0012605519" calcext:value-type="float">
            <text:p>0.0012605519</text:p>
          </table:table-cell>
          <table:table-cell office:value-type="float" office:value="-0.87200079" calcext:value-type="float">
            <text:p>-0.87200079</text:p>
          </table:table-cell>
          <table:table-cell office:value-type="float" office:value="-0.41326482" calcext:value-type="float">
            <text:p>-0.41326482</text:p>
          </table:table-cell>
          <table:table-cell office:value-type="float" office:value="287.61475" calcext:value-type="float">
            <text:p>287.61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1000" calcext:value-type="float">
            <text:p>821000</text:p>
          </table:table-cell>
          <table:table-cell office:value-type="float" office:value="0.0013776066" calcext:value-type="float">
            <text:p>0.0013776066</text:p>
          </table:table-cell>
          <table:table-cell office:value-type="float" office:value="-0.98028665" calcext:value-type="float">
            <text:p>-0.98028665</text:p>
          </table:table-cell>
          <table:table-cell office:value-type="float" office:value="-0.47375863" calcext:value-type="float">
            <text:p>-0.47375863</text:p>
          </table:table-cell>
          <table:table-cell office:value-type="float" office:value="290.04021" calcext:value-type="float">
            <text:p>290.040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2000" calcext:value-type="float">
            <text:p>822000</text:p>
          </table:table-cell>
          <table:table-cell office:value-type="float" office:value="0.00140335" calcext:value-type="float">
            <text:p>0.00140335</text:p>
          </table:table-cell>
          <table:table-cell office:value-type="float" office:value="-1.0393163" calcext:value-type="float">
            <text:p>-1.0393163</text:p>
          </table:table-cell>
          <table:table-cell office:value-type="float" office:value="-0.43768948" calcext:value-type="float">
            <text:p>-0.43768948</text:p>
          </table:table-cell>
          <table:table-cell office:value-type="float" office:value="299.34895" calcext:value-type="float">
            <text:p>299.348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3000" calcext:value-type="float">
            <text:p>823000</text:p>
          </table:table-cell>
          <table:table-cell office:value-type="float" office:value="0.0014664997" calcext:value-type="float">
            <text:p>0.0014664997</text:p>
          </table:table-cell>
          <table:table-cell office:value-type="float" office:value="-1.0655868" calcext:value-type="float">
            <text:p>-1.0655868</text:p>
          </table:table-cell>
          <table:table-cell office:value-type="float" office:value="-0.53228448" calcext:value-type="float">
            <text:p>-0.53228448</text:p>
          </table:table-cell>
          <table:table-cell office:value-type="float" office:value="297.71481" calcext:value-type="float">
            <text:p>297.714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4000" calcext:value-type="float">
            <text:p>824000</text:p>
          </table:table-cell>
          <table:table-cell office:value-type="float" office:value="0.0014515346" calcext:value-type="float">
            <text:p>0.0014515346</text:p>
          </table:table-cell>
          <table:table-cell office:value-type="float" office:value="-1.10045" calcext:value-type="float">
            <text:p>-1.10045</text:p>
          </table:table-cell>
          <table:table-cell office:value-type="float" office:value="-0.55450841" calcext:value-type="float">
            <text:p>-0.55450841</text:p>
          </table:table-cell>
          <table:table-cell office:value-type="float" office:value="283.6949" calcext:value-type="float">
            <text:p>283.69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5000" calcext:value-type="float">
            <text:p>825000</text:p>
          </table:table-cell>
          <table:table-cell office:value-type="float" office:value="0.0013270424" calcext:value-type="float">
            <text:p>0.0013270424</text:p>
          </table:table-cell>
          <table:table-cell office:value-type="float" office:value="-1.0729399" calcext:value-type="float">
            <text:p>-1.0729399</text:p>
          </table:table-cell>
          <table:table-cell office:value-type="float" office:value="-0.69197114" calcext:value-type="float">
            <text:p>-0.69197114</text:p>
          </table:table-cell>
          <table:table-cell office:value-type="float" office:value="290.25128" calcext:value-type="float">
            <text:p>290.251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6000" calcext:value-type="float">
            <text:p>826000</text:p>
          </table:table-cell>
          <table:table-cell office:value-type="float" office:value="0.0014395093" calcext:value-type="float">
            <text:p>0.0014395093</text:p>
          </table:table-cell>
          <table:table-cell office:value-type="float" office:value="-0.97163381" calcext:value-type="float">
            <text:p>-0.97163381</text:p>
          </table:table-cell>
          <table:table-cell office:value-type="float" office:value="-0.49431329" calcext:value-type="float">
            <text:p>-0.49431329</text:p>
          </table:table-cell>
          <table:table-cell office:value-type="float" office:value="283.22749" calcext:value-type="float">
            <text:p>283.227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7000" calcext:value-type="float">
            <text:p>827000</text:p>
          </table:table-cell>
          <table:table-cell office:value-type="float" office:value="0.0014304369" calcext:value-type="float">
            <text:p>0.0014304369</text:p>
          </table:table-cell>
          <table:table-cell office:value-type="float" office:value="-0.96344353" calcext:value-type="float">
            <text:p>-0.96344353</text:p>
          </table:table-cell>
          <table:table-cell office:value-type="float" office:value="-0.52698544" calcext:value-type="float">
            <text:p>-0.52698544</text:p>
          </table:table-cell>
          <table:table-cell office:value-type="float" office:value="294.31168" calcext:value-type="float">
            <text:p>294.311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8000" calcext:value-type="float">
            <text:p>828000</text:p>
          </table:table-cell>
          <table:table-cell office:value-type="float" office:value="0.0014296267" calcext:value-type="float">
            <text:p>0.0014296267</text:p>
          </table:table-cell>
          <table:table-cell office:value-type="float" office:value="-1.0491755" calcext:value-type="float">
            <text:p>-1.0491755</text:p>
          </table:table-cell>
          <table:table-cell office:value-type="float" office:value="-0.58593532" calcext:value-type="float">
            <text:p>-0.58593532</text:p>
          </table:table-cell>
          <table:table-cell office:value-type="float" office:value="291.33235" calcext:value-type="float">
            <text:p>291.332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9000" calcext:value-type="float">
            <text:p>829000</text:p>
          </table:table-cell>
          <table:table-cell office:value-type="float" office:value="0.0013321978" calcext:value-type="float">
            <text:p>0.0013321978</text:p>
          </table:table-cell>
          <table:table-cell office:value-type="float" office:value="-1.0038321" calcext:value-type="float">
            <text:p>-1.0038321</text:p>
          </table:table-cell>
          <table:table-cell office:value-type="float" office:value="-0.60688772" calcext:value-type="float">
            <text:p>-0.60688772</text:p>
          </table:table-cell>
          <table:table-cell office:value-type="float" office:value="292.40457" calcext:value-type="float">
            <text:p>292.40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0000" calcext:value-type="float">
            <text:p>830000</text:p>
          </table:table-cell>
          <table:table-cell office:value-type="float" office:value="0.001340669" calcext:value-type="float">
            <text:p>0.001340669</text:p>
          </table:table-cell>
          <table:table-cell office:value-type="float" office:value="-1.06659" calcext:value-type="float">
            <text:p>-1.06659</text:p>
          </table:table-cell>
          <table:table-cell office:value-type="float" office:value="-0.6894435" calcext:value-type="float">
            <text:p>-0.6894435</text:p>
          </table:table-cell>
          <table:table-cell office:value-type="float" office:value="290.58824" calcext:value-type="float">
            <text:p>290.588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1000" calcext:value-type="float">
            <text:p>831000</text:p>
          </table:table-cell>
          <table:table-cell office:value-type="float" office:value="0.001275007" calcext:value-type="float">
            <text:p>0.001275007</text:p>
          </table:table-cell>
          <table:table-cell office:value-type="float" office:value="-1.1328642" calcext:value-type="float">
            <text:p>-1.1328642</text:p>
          </table:table-cell>
          <table:table-cell office:value-type="float" office:value="-0.65977802" calcext:value-type="float">
            <text:p>-0.65977802</text:p>
          </table:table-cell>
          <table:table-cell office:value-type="float" office:value="291.76011" calcext:value-type="float">
            <text:p>291.760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2000" calcext:value-type="float">
            <text:p>832000</text:p>
          </table:table-cell>
          <table:table-cell office:value-type="float" office:value="0.0011735859" calcext:value-type="float">
            <text:p>0.0011735859</text:p>
          </table:table-cell>
          <table:table-cell office:value-type="float" office:value="-1.0578684" calcext:value-type="float">
            <text:p>-1.0578684</text:p>
          </table:table-cell>
          <table:table-cell office:value-type="float" office:value="-0.66340327" calcext:value-type="float">
            <text:p>-0.66340327</text:p>
          </table:table-cell>
          <table:table-cell office:value-type="float" office:value="289.95501" calcext:value-type="float">
            <text:p>289.955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3000" calcext:value-type="float">
            <text:p>833000</text:p>
          </table:table-cell>
          <table:table-cell office:value-type="float" office:value="0.0012561457" calcext:value-type="float">
            <text:p>0.0012561457</text:p>
          </table:table-cell>
          <table:table-cell office:value-type="float" office:value="-0.89547524" calcext:value-type="float">
            <text:p>-0.89547524</text:p>
          </table:table-cell>
          <table:table-cell office:value-type="float" office:value="-0.4513127" calcext:value-type="float">
            <text:p>-0.4513127</text:p>
          </table:table-cell>
          <table:table-cell office:value-type="float" office:value="289.97338" calcext:value-type="float">
            <text:p>289.973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4000" calcext:value-type="float">
            <text:p>834000</text:p>
          </table:table-cell>
          <table:table-cell office:value-type="float" office:value="0.0012541266" calcext:value-type="float">
            <text:p>0.0012541266</text:p>
          </table:table-cell>
          <table:table-cell office:value-type="float" office:value="-0.90827155" calcext:value-type="float">
            <text:p>-0.90827155</text:p>
          </table:table-cell>
          <table:table-cell office:value-type="float" office:value="-0.48726932" calcext:value-type="float">
            <text:p>-0.48726932</text:p>
          </table:table-cell>
          <table:table-cell office:value-type="float" office:value="293.323" calcext:value-type="float">
            <text:p>293.3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5000" calcext:value-type="float">
            <text:p>835000</text:p>
          </table:table-cell>
          <table:table-cell office:value-type="float" office:value="0.0014215973" calcext:value-type="float">
            <text:p>0.0014215973</text:p>
          </table:table-cell>
          <table:table-cell office:value-type="float" office:value="-1.105182" calcext:value-type="float">
            <text:p>-1.105182</text:p>
          </table:table-cell>
          <table:table-cell office:value-type="float" office:value="-0.65562366" calcext:value-type="float">
            <text:p>-0.65562366</text:p>
          </table:table-cell>
          <table:table-cell office:value-type="float" office:value="294.89038" calcext:value-type="float">
            <text:p>294.890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6000" calcext:value-type="float">
            <text:p>836000</text:p>
          </table:table-cell>
          <table:table-cell office:value-type="float" office:value="0.0013122605" calcext:value-type="float">
            <text:p>0.0013122605</text:p>
          </table:table-cell>
          <table:table-cell office:value-type="float" office:value="-1.0601319" calcext:value-type="float">
            <text:p>-1.0601319</text:p>
          </table:table-cell>
          <table:table-cell office:value-type="float" office:value="-0.58138153" calcext:value-type="float">
            <text:p>-0.58138153</text:p>
          </table:table-cell>
          <table:table-cell office:value-type="float" office:value="293.70186" calcext:value-type="float">
            <text:p>293.701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7000" calcext:value-type="float">
            <text:p>837000</text:p>
          </table:table-cell>
          <table:table-cell office:value-type="float" office:value="0.0012864948" calcext:value-type="float">
            <text:p>0.0012864948</text:p>
          </table:table-cell>
          <table:table-cell office:value-type="float" office:value="-1.0096101" calcext:value-type="float">
            <text:p>-1.0096101</text:p>
          </table:table-cell>
          <table:table-cell office:value-type="float" office:value="-0.56858356" calcext:value-type="float">
            <text:p>-0.56858356</text:p>
          </table:table-cell>
          <table:table-cell office:value-type="float" office:value="289.92972" calcext:value-type="float">
            <text:p>289.929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8000" calcext:value-type="float">
            <text:p>838000</text:p>
          </table:table-cell>
          <table:table-cell office:value-type="float" office:value="0.0013918207" calcext:value-type="float">
            <text:p>0.0013918207</text:p>
          </table:table-cell>
          <table:table-cell office:value-type="float" office:value="-0.95246107" calcext:value-type="float">
            <text:p>-0.95246107</text:p>
          </table:table-cell>
          <table:table-cell office:value-type="float" office:value="-0.53653666" calcext:value-type="float">
            <text:p>-0.53653666</text:p>
          </table:table-cell>
          <table:table-cell office:value-type="float" office:value="299.26676" calcext:value-type="float">
            <text:p>299.266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9000" calcext:value-type="float">
            <text:p>839000</text:p>
          </table:table-cell>
          <table:table-cell office:value-type="float" office:value="0.0013069609" calcext:value-type="float">
            <text:p>0.0013069609</text:p>
          </table:table-cell>
          <table:table-cell office:value-type="float" office:value="-1.0186045" calcext:value-type="float">
            <text:p>-1.0186045</text:p>
          </table:table-cell>
          <table:table-cell office:value-type="float" office:value="-0.56860014" calcext:value-type="float">
            <text:p>-0.56860014</text:p>
          </table:table-cell>
          <table:table-cell office:value-type="float" office:value="289.96585" calcext:value-type="float">
            <text:p>289.965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0000" calcext:value-type="float">
            <text:p>840000</text:p>
          </table:table-cell>
          <table:table-cell office:value-type="float" office:value="0.0013392014" calcext:value-type="float">
            <text:p>0.0013392014</text:p>
          </table:table-cell>
          <table:table-cell office:value-type="float" office:value="-1.0340781" calcext:value-type="float">
            <text:p>-1.0340781</text:p>
          </table:table-cell>
          <table:table-cell office:value-type="float" office:value="-0.62937672" calcext:value-type="float">
            <text:p>-0.62937672</text:p>
          </table:table-cell>
          <table:table-cell office:value-type="float" office:value="294.7374" calcext:value-type="float">
            <text:p>294.73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1000" calcext:value-type="float">
            <text:p>841000</text:p>
          </table:table-cell>
          <table:table-cell office:value-type="float" office:value="0.0013804345" calcext:value-type="float">
            <text:p>0.0013804345</text:p>
          </table:table-cell>
          <table:table-cell office:value-type="float" office:value="-0.91264004" calcext:value-type="float">
            <text:p>-0.91264004</text:p>
          </table:table-cell>
          <table:table-cell office:value-type="float" office:value="-0.45686218" calcext:value-type="float">
            <text:p>-0.45686218</text:p>
          </table:table-cell>
          <table:table-cell office:value-type="float" office:value="296.30386" calcext:value-type="float">
            <text:p>296.30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2000" calcext:value-type="float">
            <text:p>842000</text:p>
          </table:table-cell>
          <table:table-cell office:value-type="float" office:value="0.0013151071" calcext:value-type="float">
            <text:p>0.0013151071</text:p>
          </table:table-cell>
          <table:table-cell office:value-type="float" office:value="-0.91838898" calcext:value-type="float">
            <text:p>-0.91838898</text:p>
          </table:table-cell>
          <table:table-cell office:value-type="float" office:value="-0.47843774" calcext:value-type="float">
            <text:p>-0.47843774</text:p>
          </table:table-cell>
          <table:table-cell office:value-type="float" office:value="291.57265" calcext:value-type="float">
            <text:p>291.572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3000" calcext:value-type="float">
            <text:p>843000</text:p>
          </table:table-cell>
          <table:table-cell office:value-type="float" office:value="0.0014281751" calcext:value-type="float">
            <text:p>0.0014281751</text:p>
          </table:table-cell>
          <table:table-cell office:value-type="float" office:value="-1.0943082" calcext:value-type="float">
            <text:p>-1.0943082</text:p>
          </table:table-cell>
          <table:table-cell office:value-type="float" office:value="-0.55229559" calcext:value-type="float">
            <text:p>-0.55229559</text:p>
          </table:table-cell>
          <table:table-cell office:value-type="float" office:value="285.66084" calcext:value-type="float">
            <text:p>285.660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4000" calcext:value-type="float">
            <text:p>844000</text:p>
          </table:table-cell>
          <table:table-cell office:value-type="float" office:value="0.0013455789" calcext:value-type="float">
            <text:p>0.0013455789</text:p>
          </table:table-cell>
          <table:table-cell office:value-type="float" office:value="-1.0637981" calcext:value-type="float">
            <text:p>-1.0637981</text:p>
          </table:table-cell>
          <table:table-cell office:value-type="float" office:value="-0.64455009" calcext:value-type="float">
            <text:p>-0.64455009</text:p>
          </table:table-cell>
          <table:table-cell office:value-type="float" office:value="293.21694" calcext:value-type="float">
            <text:p>293.216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5000" calcext:value-type="float">
            <text:p>845000</text:p>
          </table:table-cell>
          <table:table-cell office:value-type="float" office:value="0.0014723706" calcext:value-type="float">
            <text:p>0.0014723706</text:p>
          </table:table-cell>
          <table:table-cell office:value-type="float" office:value="-1.185521" calcext:value-type="float">
            <text:p>-1.185521</text:p>
          </table:table-cell>
          <table:table-cell office:value-type="float" office:value="-0.69462146" calcext:value-type="float">
            <text:p>-0.69462146</text:p>
          </table:table-cell>
          <table:table-cell office:value-type="float" office:value="288.68411" calcext:value-type="float">
            <text:p>288.684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6000" calcext:value-type="float">
            <text:p>846000</text:p>
          </table:table-cell>
          <table:table-cell office:value-type="float" office:value="0.0014728937" calcext:value-type="float">
            <text:p>0.0014728937</text:p>
          </table:table-cell>
          <table:table-cell office:value-type="float" office:value="-1.1321686" calcext:value-type="float">
            <text:p>-1.1321686</text:p>
          </table:table-cell>
          <table:table-cell office:value-type="float" office:value="-0.69068959" calcext:value-type="float">
            <text:p>-0.69068959</text:p>
          </table:table-cell>
          <table:table-cell office:value-type="float" office:value="293.47221" calcext:value-type="float">
            <text:p>293.472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7000" calcext:value-type="float">
            <text:p>847000</text:p>
          </table:table-cell>
          <table:table-cell office:value-type="float" office:value="0.0014610172" calcext:value-type="float">
            <text:p>0.0014610172</text:p>
          </table:table-cell>
          <table:table-cell office:value-type="float" office:value="-1.0906093" calcext:value-type="float">
            <text:p>-1.0906093</text:p>
          </table:table-cell>
          <table:table-cell office:value-type="float" office:value="-0.58855537" calcext:value-type="float">
            <text:p>-0.58855537</text:p>
          </table:table-cell>
          <table:table-cell office:value-type="float" office:value="288.12924" calcext:value-type="float">
            <text:p>288.129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8000" calcext:value-type="float">
            <text:p>848000</text:p>
          </table:table-cell>
          <table:table-cell office:value-type="float" office:value="0.0014370823" calcext:value-type="float">
            <text:p>0.0014370823</text:p>
          </table:table-cell>
          <table:table-cell office:value-type="float" office:value="-1.0684457" calcext:value-type="float">
            <text:p>-1.0684457</text:p>
          </table:table-cell>
          <table:table-cell office:value-type="float" office:value="-0.57566655" calcext:value-type="float">
            <text:p>-0.57566655</text:p>
          </table:table-cell>
          <table:table-cell office:value-type="float" office:value="289.78971" calcext:value-type="float">
            <text:p>289.789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9000" calcext:value-type="float">
            <text:p>849000</text:p>
          </table:table-cell>
          <table:table-cell office:value-type="float" office:value="0.0014747574" calcext:value-type="float">
            <text:p>0.0014747574</text:p>
          </table:table-cell>
          <table:table-cell office:value-type="float" office:value="-1.0324512" calcext:value-type="float">
            <text:p>-1.0324512</text:p>
          </table:table-cell>
          <table:table-cell office:value-type="float" office:value="-0.56095617" calcext:value-type="float">
            <text:p>-0.56095617</text:p>
          </table:table-cell>
          <table:table-cell office:value-type="float" office:value="285.65874" calcext:value-type="float">
            <text:p>285.658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0000" calcext:value-type="float">
            <text:p>850000</text:p>
          </table:table-cell>
          <table:table-cell office:value-type="float" office:value="0.0014764223" calcext:value-type="float">
            <text:p>0.0014764223</text:p>
          </table:table-cell>
          <table:table-cell office:value-type="float" office:value="-0.99101418" calcext:value-type="float">
            <text:p>-0.99101418</text:p>
          </table:table-cell>
          <table:table-cell office:value-type="float" office:value="-0.49440016" calcext:value-type="float">
            <text:p>-0.49440016</text:p>
          </table:table-cell>
          <table:table-cell office:value-type="float" office:value="286.99483" calcext:value-type="float">
            <text:p>286.994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1000" calcext:value-type="float">
            <text:p>851000</text:p>
          </table:table-cell>
          <table:table-cell office:value-type="float" office:value="0.0015330025" calcext:value-type="float">
            <text:p>0.0015330025</text:p>
          </table:table-cell>
          <table:table-cell office:value-type="float" office:value="-1.0161272" calcext:value-type="float">
            <text:p>-1.0161272</text:p>
          </table:table-cell>
          <table:table-cell office:value-type="float" office:value="-0.50318691" calcext:value-type="float">
            <text:p>-0.50318691</text:p>
          </table:table-cell>
          <table:table-cell office:value-type="float" office:value="293.90886" calcext:value-type="float">
            <text:p>293.908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2000" calcext:value-type="float">
            <text:p>852000</text:p>
          </table:table-cell>
          <table:table-cell office:value-type="float" office:value="0.0015405486" calcext:value-type="float">
            <text:p>0.0015405486</text:p>
          </table:table-cell>
          <table:table-cell office:value-type="float" office:value="-1.0862568" calcext:value-type="float">
            <text:p>-1.0862568</text:p>
          </table:table-cell>
          <table:table-cell office:value-type="float" office:value="-0.57914727" calcext:value-type="float">
            <text:p>-0.57914727</text:p>
          </table:table-cell>
          <table:table-cell office:value-type="float" office:value="287.46172" calcext:value-type="float">
            <text:p>287.461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3000" calcext:value-type="float">
            <text:p>853000</text:p>
          </table:table-cell>
          <table:table-cell office:value-type="float" office:value="0.0014393946" calcext:value-type="float">
            <text:p>0.0014393946</text:p>
          </table:table-cell>
          <table:table-cell office:value-type="float" office:value="-1.1172196" calcext:value-type="float">
            <text:p>-1.1172196</text:p>
          </table:table-cell>
          <table:table-cell office:value-type="float" office:value="-0.61746676" calcext:value-type="float">
            <text:p>-0.61746676</text:p>
          </table:table-cell>
          <table:table-cell office:value-type="float" office:value="289.49272" calcext:value-type="float">
            <text:p>289.492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4000" calcext:value-type="float">
            <text:p>854000</text:p>
          </table:table-cell>
          <table:table-cell office:value-type="float" office:value="0.001399458" calcext:value-type="float">
            <text:p>0.001399458</text:p>
          </table:table-cell>
          <table:table-cell office:value-type="float" office:value="-1.017833" calcext:value-type="float">
            <text:p>-1.017833</text:p>
          </table:table-cell>
          <table:table-cell office:value-type="float" office:value="-0.56121179" calcext:value-type="float">
            <text:p>-0.56121179</text:p>
          </table:table-cell>
          <table:table-cell office:value-type="float" office:value="294.70001" calcext:value-type="float">
            <text:p>294.700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5000" calcext:value-type="float">
            <text:p>855000</text:p>
          </table:table-cell>
          <table:table-cell office:value-type="float" office:value="0.0014090707" calcext:value-type="float">
            <text:p>0.0014090707</text:p>
          </table:table-cell>
          <table:table-cell office:value-type="float" office:value="-0.90729236" calcext:value-type="float">
            <text:p>-0.90729236</text:p>
          </table:table-cell>
          <table:table-cell office:value-type="float" office:value="-0.37170806" calcext:value-type="float">
            <text:p>-0.37170806</text:p>
          </table:table-cell>
          <table:table-cell office:value-type="float" office:value="295.31946" calcext:value-type="float">
            <text:p>295.319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6000" calcext:value-type="float">
            <text:p>856000</text:p>
          </table:table-cell>
          <table:table-cell office:value-type="float" office:value="0.0014833061" calcext:value-type="float">
            <text:p>0.0014833061</text:p>
          </table:table-cell>
          <table:table-cell office:value-type="float" office:value="-0.97349026" calcext:value-type="float">
            <text:p>-0.97349026</text:p>
          </table:table-cell>
          <table:table-cell office:value-type="float" office:value="-0.44772159" calcext:value-type="float">
            <text:p>-0.44772159</text:p>
          </table:table-cell>
          <table:table-cell office:value-type="float" office:value="285.21697" calcext:value-type="float">
            <text:p>285.216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7000" calcext:value-type="float">
            <text:p>857000</text:p>
          </table:table-cell>
          <table:table-cell office:value-type="float" office:value="0.0014849137" calcext:value-type="float">
            <text:p>0.0014849137</text:p>
          </table:table-cell>
          <table:table-cell office:value-type="float" office:value="-1.1149731" calcext:value-type="float">
            <text:p>-1.1149731</text:p>
          </table:table-cell>
          <table:table-cell office:value-type="float" office:value="-0.62832951" calcext:value-type="float">
            <text:p>-0.62832951</text:p>
          </table:table-cell>
          <table:table-cell office:value-type="float" office:value="293.54633" calcext:value-type="float">
            <text:p>293.546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8000" calcext:value-type="float">
            <text:p>858000</text:p>
          </table:table-cell>
          <table:table-cell office:value-type="float" office:value="0.0015480816" calcext:value-type="float">
            <text:p>0.0015480816</text:p>
          </table:table-cell>
          <table:table-cell office:value-type="float" office:value="-1.1509441" calcext:value-type="float">
            <text:p>-1.1509441</text:p>
          </table:table-cell>
          <table:table-cell office:value-type="float" office:value="-0.61200704" calcext:value-type="float">
            <text:p>-0.61200704</text:p>
          </table:table-cell>
          <table:table-cell office:value-type="float" office:value="292.37089" calcext:value-type="float">
            <text:p>292.370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9000" calcext:value-type="float">
            <text:p>859000</text:p>
          </table:table-cell>
          <table:table-cell office:value-type="float" office:value="0.001460026" calcext:value-type="float">
            <text:p>0.001460026</text:p>
          </table:table-cell>
          <table:table-cell office:value-type="float" office:value="-1.0805294" calcext:value-type="float">
            <text:p>-1.0805294</text:p>
          </table:table-cell>
          <table:table-cell office:value-type="float" office:value="-0.57163062" calcext:value-type="float">
            <text:p>-0.57163062</text:p>
          </table:table-cell>
          <table:table-cell office:value-type="float" office:value="291.59087" calcext:value-type="float">
            <text:p>291.590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0000" calcext:value-type="float">
            <text:p>860000</text:p>
          </table:table-cell>
          <table:table-cell office:value-type="float" office:value="0.0012649923" calcext:value-type="float">
            <text:p>0.0012649923</text:p>
          </table:table-cell>
          <table:table-cell office:value-type="float" office:value="-1.0516631" calcext:value-type="float">
            <text:p>-1.0516631</text:p>
          </table:table-cell>
          <table:table-cell office:value-type="float" office:value="-0.56016363" calcext:value-type="float">
            <text:p>-0.56016363</text:p>
          </table:table-cell>
          <table:table-cell office:value-type="float" office:value="293.02083" calcext:value-type="float">
            <text:p>293.020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1000" calcext:value-type="float">
            <text:p>861000</text:p>
          </table:table-cell>
          <table:table-cell office:value-type="float" office:value="0.0013143447" calcext:value-type="float">
            <text:p>0.0013143447</text:p>
          </table:table-cell>
          <table:table-cell office:value-type="float" office:value="-1.0812664" calcext:value-type="float">
            <text:p>-1.0812664</text:p>
          </table:table-cell>
          <table:table-cell office:value-type="float" office:value="-0.6912554" calcext:value-type="float">
            <text:p>-0.6912554</text:p>
          </table:table-cell>
          <table:table-cell office:value-type="float" office:value="293.59197" calcext:value-type="float">
            <text:p>293.591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2000" calcext:value-type="float">
            <text:p>862000</text:p>
          </table:table-cell>
          <table:table-cell office:value-type="float" office:value="0.0013607248" calcext:value-type="float">
            <text:p>0.0013607248</text:p>
          </table:table-cell>
          <table:table-cell office:value-type="float" office:value="-1.17878" calcext:value-type="float">
            <text:p>-1.17878</text:p>
          </table:table-cell>
          <table:table-cell office:value-type="float" office:value="-0.7268798" calcext:value-type="float">
            <text:p>-0.7268798</text:p>
          </table:table-cell>
          <table:table-cell office:value-type="float" office:value="294.56928" calcext:value-type="float">
            <text:p>294.569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3000" calcext:value-type="float">
            <text:p>863000</text:p>
          </table:table-cell>
          <table:table-cell office:value-type="float" office:value="0.0012882498" calcext:value-type="float">
            <text:p>0.0012882498</text:p>
          </table:table-cell>
          <table:table-cell office:value-type="float" office:value="-1.0622631" calcext:value-type="float">
            <text:p>-1.0622631</text:p>
          </table:table-cell>
          <table:table-cell office:value-type="float" office:value="-0.67411118" calcext:value-type="float">
            <text:p>-0.67411118</text:p>
          </table:table-cell>
          <table:table-cell office:value-type="float" office:value="292.73194" calcext:value-type="float">
            <text:p>292.731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4000" calcext:value-type="float">
            <text:p>864000</text:p>
          </table:table-cell>
          <table:table-cell office:value-type="float" office:value="0.0013885887" calcext:value-type="float">
            <text:p>0.0013885887</text:p>
          </table:table-cell>
          <table:table-cell office:value-type="float" office:value="-1.0413006" calcext:value-type="float">
            <text:p>-1.0413006</text:p>
          </table:table-cell>
          <table:table-cell office:value-type="float" office:value="-0.55597151" calcext:value-type="float">
            <text:p>-0.55597151</text:p>
          </table:table-cell>
          <table:table-cell office:value-type="float" office:value="289.56519" calcext:value-type="float">
            <text:p>289.565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5000" calcext:value-type="float">
            <text:p>865000</text:p>
          </table:table-cell>
          <table:table-cell office:value-type="float" office:value="0.0013652138" calcext:value-type="float">
            <text:p>0.0013652138</text:p>
          </table:table-cell>
          <table:table-cell office:value-type="float" office:value="-0.94203028" calcext:value-type="float">
            <text:p>-0.94203028</text:p>
          </table:table-cell>
          <table:table-cell office:value-type="float" office:value="-0.46644266" calcext:value-type="float">
            <text:p>-0.46644266</text:p>
          </table:table-cell>
          <table:table-cell office:value-type="float" office:value="296.78144" calcext:value-type="float">
            <text:p>296.781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6000" calcext:value-type="float">
            <text:p>866000</text:p>
          </table:table-cell>
          <table:table-cell office:value-type="float" office:value="0.0012991177" calcext:value-type="float">
            <text:p>0.0012991177</text:p>
          </table:table-cell>
          <table:table-cell office:value-type="float" office:value="-0.99200288" calcext:value-type="float">
            <text:p>-0.99200288</text:p>
          </table:table-cell>
          <table:table-cell office:value-type="float" office:value="-0.57301315" calcext:value-type="float">
            <text:p>-0.57301315</text:p>
          </table:table-cell>
          <table:table-cell office:value-type="float" office:value="298.73354" calcext:value-type="float">
            <text:p>298.733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7000" calcext:value-type="float">
            <text:p>867000</text:p>
          </table:table-cell>
          <table:table-cell office:value-type="float" office:value="0.0013750964" calcext:value-type="float">
            <text:p>0.0013750964</text:p>
          </table:table-cell>
          <table:table-cell office:value-type="float" office:value="-1.0242387" calcext:value-type="float">
            <text:p>-1.0242387</text:p>
          </table:table-cell>
          <table:table-cell office:value-type="float" office:value="-0.59365947" calcext:value-type="float">
            <text:p>-0.59365947</text:p>
          </table:table-cell>
          <table:table-cell office:value-type="float" office:value="292.23108" calcext:value-type="float">
            <text:p>292.23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8000" calcext:value-type="float">
            <text:p>868000</text:p>
          </table:table-cell>
          <table:table-cell office:value-type="float" office:value="0.0014062681" calcext:value-type="float">
            <text:p>0.0014062681</text:p>
          </table:table-cell>
          <table:table-cell office:value-type="float" office:value="-1.1183449" calcext:value-type="float">
            <text:p>-1.1183449</text:p>
          </table:table-cell>
          <table:table-cell office:value-type="float" office:value="-0.58868771" calcext:value-type="float">
            <text:p>-0.58868771</text:p>
          </table:table-cell>
          <table:table-cell office:value-type="float" office:value="292.34294" calcext:value-type="float">
            <text:p>292.342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9000" calcext:value-type="float">
            <text:p>869000</text:p>
          </table:table-cell>
          <table:table-cell office:value-type="float" office:value="0.0013429849" calcext:value-type="float">
            <text:p>0.0013429849</text:p>
          </table:table-cell>
          <table:table-cell office:value-type="float" office:value="-1.1469499" calcext:value-type="float">
            <text:p>-1.1469499</text:p>
          </table:table-cell>
          <table:table-cell office:value-type="float" office:value="-0.69710273" calcext:value-type="float">
            <text:p>-0.69710273</text:p>
          </table:table-cell>
          <table:table-cell office:value-type="float" office:value="289.57916" calcext:value-type="float">
            <text:p>289.579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0000" calcext:value-type="float">
            <text:p>870000</text:p>
          </table:table-cell>
          <table:table-cell office:value-type="float" office:value="0.0013881835" calcext:value-type="float">
            <text:p>0.0013881835</text:p>
          </table:table-cell>
          <table:table-cell office:value-type="float" office:value="-1.2033746" calcext:value-type="float">
            <text:p>-1.2033746</text:p>
          </table:table-cell>
          <table:table-cell office:value-type="float" office:value="-0.73590042" calcext:value-type="float">
            <text:p>-0.73590042</text:p>
          </table:table-cell>
          <table:table-cell office:value-type="float" office:value="294.18821" calcext:value-type="float">
            <text:p>294.188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1000" calcext:value-type="float">
            <text:p>871000</text:p>
          </table:table-cell>
          <table:table-cell office:value-type="float" office:value="0.0013158906" calcext:value-type="float">
            <text:p>0.0013158906</text:p>
          </table:table-cell>
          <table:table-cell office:value-type="float" office:value="-1.1212318" calcext:value-type="float">
            <text:p>-1.1212318</text:p>
          </table:table-cell>
          <table:table-cell office:value-type="float" office:value="-0.66697759" calcext:value-type="float">
            <text:p>-0.66697759</text:p>
          </table:table-cell>
          <table:table-cell office:value-type="float" office:value="292.77669" calcext:value-type="float">
            <text:p>292.776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2000" calcext:value-type="float">
            <text:p>872000</text:p>
          </table:table-cell>
          <table:table-cell office:value-type="float" office:value="0.0015187456" calcext:value-type="float">
            <text:p>0.0015187456</text:p>
          </table:table-cell>
          <table:table-cell office:value-type="float" office:value="-1.1022537" calcext:value-type="float">
            <text:p>-1.1022537</text:p>
          </table:table-cell>
          <table:table-cell office:value-type="float" office:value="-0.51840842" calcext:value-type="float">
            <text:p>-0.51840842</text:p>
          </table:table-cell>
          <table:table-cell office:value-type="float" office:value="293.42002" calcext:value-type="float">
            <text:p>293.420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3000" calcext:value-type="float">
            <text:p>873000</text:p>
          </table:table-cell>
          <table:table-cell office:value-type="float" office:value="0.0015029333" calcext:value-type="float">
            <text:p>0.0015029333</text:p>
          </table:table-cell>
          <table:table-cell office:value-type="float" office:value="-1.0308781" calcext:value-type="float">
            <text:p>-1.0308781</text:p>
          </table:table-cell>
          <table:table-cell office:value-type="float" office:value="-0.46820328" calcext:value-type="float">
            <text:p>-0.46820328</text:p>
          </table:table-cell>
          <table:table-cell office:value-type="float" office:value="288.45778" calcext:value-type="float">
            <text:p>288.457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4000" calcext:value-type="float">
            <text:p>874000</text:p>
          </table:table-cell>
          <table:table-cell office:value-type="float" office:value="0.0014431981" calcext:value-type="float">
            <text:p>0.0014431981</text:p>
          </table:table-cell>
          <table:table-cell office:value-type="float" office:value="-0.96878024" calcext:value-type="float">
            <text:p>-0.96878024</text:p>
          </table:table-cell>
          <table:table-cell office:value-type="float" office:value="-0.48488504" calcext:value-type="float">
            <text:p>-0.48488504</text:p>
          </table:table-cell>
          <table:table-cell office:value-type="float" office:value="297.63764" calcext:value-type="float">
            <text:p>297.637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5000" calcext:value-type="float">
            <text:p>875000</text:p>
          </table:table-cell>
          <table:table-cell office:value-type="float" office:value="0.0014717382" calcext:value-type="float">
            <text:p>0.0014717382</text:p>
          </table:table-cell>
          <table:table-cell office:value-type="float" office:value="-1.0654499" calcext:value-type="float">
            <text:p>-1.0654499</text:p>
          </table:table-cell>
          <table:table-cell office:value-type="float" office:value="-0.54761165" calcext:value-type="float">
            <text:p>-0.54761165</text:p>
          </table:table-cell>
          <table:table-cell office:value-type="float" office:value="289.60438" calcext:value-type="float">
            <text:p>289.604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6000" calcext:value-type="float">
            <text:p>876000</text:p>
          </table:table-cell>
          <table:table-cell office:value-type="float" office:value="0.0015475243" calcext:value-type="float">
            <text:p>0.0015475243</text:p>
          </table:table-cell>
          <table:table-cell office:value-type="float" office:value="-1.2064711" calcext:value-type="float">
            <text:p>-1.2064711</text:p>
          </table:table-cell>
          <table:table-cell office:value-type="float" office:value="-0.70760043" calcext:value-type="float">
            <text:p>-0.70760043</text:p>
          </table:table-cell>
          <table:table-cell office:value-type="float" office:value="296.59737" calcext:value-type="float">
            <text:p>296.597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7000" calcext:value-type="float">
            <text:p>877000</text:p>
          </table:table-cell>
          <table:table-cell office:value-type="float" office:value="0.0014807767" calcext:value-type="float">
            <text:p>0.0014807767</text:p>
          </table:table-cell>
          <table:table-cell office:value-type="float" office:value="-1.1510421" calcext:value-type="float">
            <text:p>-1.1510421</text:p>
          </table:table-cell>
          <table:table-cell office:value-type="float" office:value="-0.57674325" calcext:value-type="float">
            <text:p>-0.57674325</text:p>
          </table:table-cell>
          <table:table-cell office:value-type="float" office:value="295.51162" calcext:value-type="float">
            <text:p>295.511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8000" calcext:value-type="float">
            <text:p>878000</text:p>
          </table:table-cell>
          <table:table-cell office:value-type="float" office:value="0.0016572448" calcext:value-type="float">
            <text:p>0.0016572448</text:p>
          </table:table-cell>
          <table:table-cell office:value-type="float" office:value="-1.0804861" calcext:value-type="float">
            <text:p>-1.0804861</text:p>
          </table:table-cell>
          <table:table-cell office:value-type="float" office:value="-0.43672492" calcext:value-type="float">
            <text:p>-0.43672492</text:p>
          </table:table-cell>
          <table:table-cell office:value-type="float" office:value="292.70473" calcext:value-type="float">
            <text:p>292.704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9000" calcext:value-type="float">
            <text:p>879000</text:p>
          </table:table-cell>
          <table:table-cell office:value-type="float" office:value="0.0015013166" calcext:value-type="float">
            <text:p>0.0015013166</text:p>
          </table:table-cell>
          <table:table-cell office:value-type="float" office:value="-0.92192162" calcext:value-type="float">
            <text:p>-0.92192162</text:p>
          </table:table-cell>
          <table:table-cell office:value-type="float" office:value="-0.31496193" calcext:value-type="float">
            <text:p>-0.31496193</text:p>
          </table:table-cell>
          <table:table-cell office:value-type="float" office:value="291.6195" calcext:value-type="float">
            <text:p>291.61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0000" calcext:value-type="float">
            <text:p>880000</text:p>
          </table:table-cell>
          <table:table-cell office:value-type="float" office:value="0.001376666" calcext:value-type="float">
            <text:p>0.001376666</text:p>
          </table:table-cell>
          <table:table-cell office:value-type="float" office:value="-1.0596092" calcext:value-type="float">
            <text:p>-1.0596092</text:p>
          </table:table-cell>
          <table:table-cell office:value-type="float" office:value="-0.51907049" calcext:value-type="float">
            <text:p>-0.51907049</text:p>
          </table:table-cell>
          <table:table-cell office:value-type="float" office:value="290.53535" calcext:value-type="float">
            <text:p>290.535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1000" calcext:value-type="float">
            <text:p>881000</text:p>
          </table:table-cell>
          <table:table-cell office:value-type="float" office:value="0.0015023302" calcext:value-type="float">
            <text:p>0.0015023302</text:p>
          </table:table-cell>
          <table:table-cell office:value-type="float" office:value="-1.1477635" calcext:value-type="float">
            <text:p>-1.1477635</text:p>
          </table:table-cell>
          <table:table-cell office:value-type="float" office:value="-0.49090842" calcext:value-type="float">
            <text:p>-0.49090842</text:p>
          </table:table-cell>
          <table:table-cell office:value-type="float" office:value="291.79304" calcext:value-type="float">
            <text:p>291.793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2000" calcext:value-type="float">
            <text:p>882000</text:p>
          </table:table-cell>
          <table:table-cell office:value-type="float" office:value="0.0014920072" calcext:value-type="float">
            <text:p>0.0014920072</text:p>
          </table:table-cell>
          <table:table-cell office:value-type="float" office:value="-1.1151402" calcext:value-type="float">
            <text:p>-1.1151402</text:p>
          </table:table-cell>
          <table:table-cell office:value-type="float" office:value="-0.4701342" calcext:value-type="float">
            <text:p>-0.4701342</text:p>
          </table:table-cell>
          <table:table-cell office:value-type="float" office:value="288.75518" calcext:value-type="float">
            <text:p>288.755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3000" calcext:value-type="float">
            <text:p>883000</text:p>
          </table:table-cell>
          <table:table-cell office:value-type="float" office:value="0.0014282854" calcext:value-type="float">
            <text:p>0.0014282854</text:p>
          </table:table-cell>
          <table:table-cell office:value-type="float" office:value="-0.9440692" calcext:value-type="float">
            <text:p>-0.9440692</text:p>
          </table:table-cell>
          <table:table-cell office:value-type="float" office:value="-0.31561763" calcext:value-type="float">
            <text:p>-0.31561763</text:p>
          </table:table-cell>
          <table:table-cell office:value-type="float" office:value="297.3621" calcext:value-type="float">
            <text:p>297.36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4000" calcext:value-type="float">
            <text:p>884000</text:p>
          </table:table-cell>
          <table:table-cell office:value-type="float" office:value="0.0013259576" calcext:value-type="float">
            <text:p>0.0013259576</text:p>
          </table:table-cell>
          <table:table-cell office:value-type="float" office:value="-0.88623831" calcext:value-type="float">
            <text:p>-0.88623831</text:p>
          </table:table-cell>
          <table:table-cell office:value-type="float" office:value="-0.31366931" calcext:value-type="float">
            <text:p>-0.31366931</text:p>
          </table:table-cell>
          <table:table-cell office:value-type="float" office:value="290.70431" calcext:value-type="float">
            <text:p>290.704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5000" calcext:value-type="float">
            <text:p>885000</text:p>
          </table:table-cell>
          <table:table-cell office:value-type="float" office:value="0.001327901" calcext:value-type="float">
            <text:p>0.001327901</text:p>
          </table:table-cell>
          <table:table-cell office:value-type="float" office:value="-1.0725938" calcext:value-type="float">
            <text:p>-1.0725938</text:p>
          </table:table-cell>
          <table:table-cell office:value-type="float" office:value="-0.52243915" calcext:value-type="float">
            <text:p>-0.52243915</text:p>
          </table:table-cell>
          <table:table-cell office:value-type="float" office:value="289.59466" calcext:value-type="float">
            <text:p>289.594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6000" calcext:value-type="float">
            <text:p>886000</text:p>
          </table:table-cell>
          <table:table-cell office:value-type="float" office:value="0.0013445731" calcext:value-type="float">
            <text:p>0.0013445731</text:p>
          </table:table-cell>
          <table:table-cell office:value-type="float" office:value="-1.1312809" calcext:value-type="float">
            <text:p>-1.1312809</text:p>
          </table:table-cell>
          <table:table-cell office:value-type="float" office:value="-0.61860453" calcext:value-type="float">
            <text:p>-0.61860453</text:p>
          </table:table-cell>
          <table:table-cell office:value-type="float" office:value="296.55828" calcext:value-type="float">
            <text:p>296.558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7000" calcext:value-type="float">
            <text:p>887000</text:p>
          </table:table-cell>
          <table:table-cell office:value-type="float" office:value="0.001285998" calcext:value-type="float">
            <text:p>0.001285998</text:p>
          </table:table-cell>
          <table:table-cell office:value-type="float" office:value="-1.0508808" calcext:value-type="float">
            <text:p>-1.0508808</text:p>
          </table:table-cell>
          <table:table-cell office:value-type="float" office:value="-0.54729404" calcext:value-type="float">
            <text:p>-0.54729404</text:p>
          </table:table-cell>
          <table:table-cell office:value-type="float" office:value="289.05234" calcext:value-type="float">
            <text:p>289.052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8000" calcext:value-type="float">
            <text:p>888000</text:p>
          </table:table-cell>
          <table:table-cell office:value-type="float" office:value="0.0014168504" calcext:value-type="float">
            <text:p>0.0014168504</text:p>
          </table:table-cell>
          <table:table-cell office:value-type="float" office:value="-1.0184298" calcext:value-type="float">
            <text:p>-1.0184298</text:p>
          </table:table-cell>
          <table:table-cell office:value-type="float" office:value="-0.50603199" calcext:value-type="float">
            <text:p>-0.50603199</text:p>
          </table:table-cell>
          <table:table-cell office:value-type="float" office:value="292.91028" calcext:value-type="float">
            <text:p>292.910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9000" calcext:value-type="float">
            <text:p>889000</text:p>
          </table:table-cell>
          <table:table-cell office:value-type="float" office:value="0.0012155107" calcext:value-type="float">
            <text:p>0.0012155107</text:p>
          </table:table-cell>
          <table:table-cell office:value-type="float" office:value="-0.97970992" calcext:value-type="float">
            <text:p>-0.97970992</text:p>
          </table:table-cell>
          <table:table-cell office:value-type="float" office:value="-0.57254139" calcext:value-type="float">
            <text:p>-0.57254139</text:p>
          </table:table-cell>
          <table:table-cell office:value-type="float" office:value="297.08143" calcext:value-type="float">
            <text:p>297.08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0000" calcext:value-type="float">
            <text:p>890000</text:p>
          </table:table-cell>
          <table:table-cell office:value-type="float" office:value="0.001370668" calcext:value-type="float">
            <text:p>0.001370668</text:p>
          </table:table-cell>
          <table:table-cell office:value-type="float" office:value="-1.1951559" calcext:value-type="float">
            <text:p>-1.1951559</text:p>
          </table:table-cell>
          <table:table-cell office:value-type="float" office:value="-0.5941505" calcext:value-type="float">
            <text:p>-0.5941505</text:p>
          </table:table-cell>
          <table:table-cell office:value-type="float" office:value="293.9081" calcext:value-type="float">
            <text:p>293.90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1000" calcext:value-type="float">
            <text:p>891000</text:p>
          </table:table-cell>
          <table:table-cell office:value-type="float" office:value="0.0012577095" calcext:value-type="float">
            <text:p>0.0012577095</text:p>
          </table:table-cell>
          <table:table-cell office:value-type="float" office:value="-1.1786326" calcext:value-type="float">
            <text:p>-1.1786326</text:p>
          </table:table-cell>
          <table:table-cell office:value-type="float" office:value="-0.63006941" calcext:value-type="float">
            <text:p>-0.63006941</text:p>
          </table:table-cell>
          <table:table-cell office:value-type="float" office:value="296.13179" calcext:value-type="float">
            <text:p>296.131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2000" calcext:value-type="float">
            <text:p>892000</text:p>
          </table:table-cell>
          <table:table-cell office:value-type="float" office:value="0.0014018889" calcext:value-type="float">
            <text:p>0.0014018889</text:p>
          </table:table-cell>
          <table:table-cell office:value-type="float" office:value="-1.0499373" calcext:value-type="float">
            <text:p>-1.0499373</text:p>
          </table:table-cell>
          <table:table-cell office:value-type="float" office:value="-0.48701239" calcext:value-type="float">
            <text:p>-0.48701239</text:p>
          </table:table-cell>
          <table:table-cell office:value-type="float" office:value="288.97257" calcext:value-type="float">
            <text:p>288.972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3000" calcext:value-type="float">
            <text:p>893000</text:p>
          </table:table-cell>
          <table:table-cell office:value-type="float" office:value="0.0013092623" calcext:value-type="float">
            <text:p>0.0013092623</text:p>
          </table:table-cell>
          <table:table-cell office:value-type="float" office:value="-0.98147475" calcext:value-type="float">
            <text:p>-0.98147475</text:p>
          </table:table-cell>
          <table:table-cell office:value-type="float" office:value="-0.38932609" calcext:value-type="float">
            <text:p>-0.38932609</text:p>
          </table:table-cell>
          <table:table-cell office:value-type="float" office:value="291.59833" calcext:value-type="float">
            <text:p>291.598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4000" calcext:value-type="float">
            <text:p>894000</text:p>
          </table:table-cell>
          <table:table-cell office:value-type="float" office:value="0.0012703966" calcext:value-type="float">
            <text:p>0.0012703966</text:p>
          </table:table-cell>
          <table:table-cell office:value-type="float" office:value="-1.1266897" calcext:value-type="float">
            <text:p>-1.1266897</text:p>
          </table:table-cell>
          <table:table-cell office:value-type="float" office:value="-0.49708331" calcext:value-type="float">
            <text:p>-0.49708331</text:p>
          </table:table-cell>
          <table:table-cell office:value-type="float" office:value="288.30279" calcext:value-type="float">
            <text:p>288.302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5000" calcext:value-type="float">
            <text:p>895000</text:p>
          </table:table-cell>
          <table:table-cell office:value-type="float" office:value="0.0010403831" calcext:value-type="float">
            <text:p>0.0010403831</text:p>
          </table:table-cell>
          <table:table-cell office:value-type="float" office:value="-1.085779" calcext:value-type="float">
            <text:p>-1.085779</text:p>
          </table:table-cell>
          <table:table-cell office:value-type="float" office:value="-0.63716645" calcext:value-type="float">
            <text:p>-0.63716645</text:p>
          </table:table-cell>
          <table:table-cell office:value-type="float" office:value="291.7464" calcext:value-type="float">
            <text:p>291.74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6000" calcext:value-type="float">
            <text:p>896000</text:p>
          </table:table-cell>
          <table:table-cell office:value-type="float" office:value="0.0011547888" calcext:value-type="float">
            <text:p>0.0011547888</text:p>
          </table:table-cell>
          <table:table-cell office:value-type="float" office:value="-0.93332037" calcext:value-type="float">
            <text:p>-0.93332037</text:p>
          </table:table-cell>
          <table:table-cell office:value-type="float" office:value="-0.44328157" calcext:value-type="float">
            <text:p>-0.44328157</text:p>
          </table:table-cell>
          <table:table-cell office:value-type="float" office:value="305.89581" calcext:value-type="float">
            <text:p>305.895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7000" calcext:value-type="float">
            <text:p>897000</text:p>
          </table:table-cell>
          <table:table-cell office:value-type="float" office:value="0.0012635608" calcext:value-type="float">
            <text:p>0.0012635608</text:p>
          </table:table-cell>
          <table:table-cell office:value-type="float" office:value="-0.92047051" calcext:value-type="float">
            <text:p>-0.92047051</text:p>
          </table:table-cell>
          <table:table-cell office:value-type="float" office:value="-0.40845032" calcext:value-type="float">
            <text:p>-0.40845032</text:p>
          </table:table-cell>
          <table:table-cell office:value-type="float" office:value="291.46614" calcext:value-type="float">
            <text:p>291.46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8000" calcext:value-type="float">
            <text:p>898000</text:p>
          </table:table-cell>
          <table:table-cell office:value-type="float" office:value="0.0011979302" calcext:value-type="float">
            <text:p>0.0011979302</text:p>
          </table:table-cell>
          <table:table-cell office:value-type="float" office:value="-0.9095748" calcext:value-type="float">
            <text:p>-0.9095748</text:p>
          </table:table-cell>
          <table:table-cell office:value-type="float" office:value="-0.4170064" calcext:value-type="float">
            <text:p>-0.4170064</text:p>
          </table:table-cell>
          <table:table-cell office:value-type="float" office:value="288.32041" calcext:value-type="float">
            <text:p>288.320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9000" calcext:value-type="float">
            <text:p>899000</text:p>
          </table:table-cell>
          <table:table-cell office:value-type="float" office:value="0.0012458975" calcext:value-type="float">
            <text:p>0.0012458975</text:p>
          </table:table-cell>
          <table:table-cell office:value-type="float" office:value="-1.0884566" calcext:value-type="float">
            <text:p>-1.0884566</text:p>
          </table:table-cell>
          <table:table-cell office:value-type="float" office:value="-0.61842562" calcext:value-type="float">
            <text:p>-0.61842562</text:p>
          </table:table-cell>
          <table:table-cell office:value-type="float" office:value="297.48581" calcext:value-type="float">
            <text:p>297.485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0000" calcext:value-type="float">
            <text:p>900000</text:p>
          </table:table-cell>
          <table:table-cell office:value-type="float" office:value="0.0012177402" calcext:value-type="float">
            <text:p>0.0012177402</text:p>
          </table:table-cell>
          <table:table-cell office:value-type="float" office:value="-1.2034152" calcext:value-type="float">
            <text:p>-1.2034152</text:p>
          </table:table-cell>
          <table:table-cell office:value-type="float" office:value="-0.72122837" calcext:value-type="float">
            <text:p>-0.72122837</text:p>
          </table:table-cell>
          <table:table-cell office:value-type="float" office:value="294.15526" calcext:value-type="float">
            <text:p>294.155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1000" calcext:value-type="float">
            <text:p>901000</text:p>
          </table:table-cell>
          <table:table-cell office:value-type="float" office:value="0.0013076454" calcext:value-type="float">
            <text:p>0.0013076454</text:p>
          </table:table-cell>
          <table:table-cell office:value-type="float" office:value="-1.0606698" calcext:value-type="float">
            <text:p>-1.0606698</text:p>
          </table:table-cell>
          <table:table-cell office:value-type="float" office:value="-0.52279391" calcext:value-type="float">
            <text:p>-0.52279391</text:p>
          </table:table-cell>
          <table:table-cell office:value-type="float" office:value="295.36227" calcext:value-type="float">
            <text:p>295.362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2000" calcext:value-type="float">
            <text:p>902000</text:p>
          </table:table-cell>
          <table:table-cell office:value-type="float" office:value="0.0012550916" calcext:value-type="float">
            <text:p>0.0012550916</text:p>
          </table:table-cell>
          <table:table-cell office:value-type="float" office:value="-0.87180477" calcext:value-type="float">
            <text:p>-0.87180477</text:p>
          </table:table-cell>
          <table:table-cell office:value-type="float" office:value="-0.34962681" calcext:value-type="float">
            <text:p>-0.34962681</text:p>
          </table:table-cell>
          <table:table-cell office:value-type="float" office:value="292.03961" calcext:value-type="float">
            <text:p>292.039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3000" calcext:value-type="float">
            <text:p>903000</text:p>
          </table:table-cell>
          <table:table-cell office:value-type="float" office:value="0.0011789141" calcext:value-type="float">
            <text:p>0.0011789141</text:p>
          </table:table-cell>
          <table:table-cell office:value-type="float" office:value="-0.8445092" calcext:value-type="float">
            <text:p>-0.8445092</text:p>
          </table:table-cell>
          <table:table-cell office:value-type="float" office:value="-0.33699612" calcext:value-type="float">
            <text:p>-0.33699612</text:p>
          </table:table-cell>
          <table:table-cell office:value-type="float" office:value="292.54809" calcext:value-type="float">
            <text:p>292.548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4000" calcext:value-type="float">
            <text:p>904000</text:p>
          </table:table-cell>
          <table:table-cell office:value-type="float" office:value="0.001259701" calcext:value-type="float">
            <text:p>0.001259701</text:p>
          </table:table-cell>
          <table:table-cell office:value-type="float" office:value="-1.0201287" calcext:value-type="float">
            <text:p>-1.0201287</text:p>
          </table:table-cell>
          <table:table-cell office:value-type="float" office:value="-0.47340614" calcext:value-type="float">
            <text:p>-0.47340614</text:p>
          </table:table-cell>
          <table:table-cell office:value-type="float" office:value="295.5995" calcext:value-type="float">
            <text:p>295.59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5000" calcext:value-type="float">
            <text:p>905000</text:p>
          </table:table-cell>
          <table:table-cell office:value-type="float" office:value="0.0013124893" calcext:value-type="float">
            <text:p>0.0013124893</text:p>
          </table:table-cell>
          <table:table-cell office:value-type="float" office:value="-1.1990168" calcext:value-type="float">
            <text:p>-1.1990168</text:p>
          </table:table-cell>
          <table:table-cell office:value-type="float" office:value="-0.64994887" calcext:value-type="float">
            <text:p>-0.64994887</text:p>
          </table:table-cell>
          <table:table-cell office:value-type="float" office:value="286.24262" calcext:value-type="float">
            <text:p>286.242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6000" calcext:value-type="float">
            <text:p>906000</text:p>
          </table:table-cell>
          <table:table-cell office:value-type="float" office:value="0.0013163973" calcext:value-type="float">
            <text:p>0.0013163973</text:p>
          </table:table-cell>
          <table:table-cell office:value-type="float" office:value="-1.1528079" calcext:value-type="float">
            <text:p>-1.1528079</text:p>
          </table:table-cell>
          <table:table-cell office:value-type="float" office:value="-0.64866457" calcext:value-type="float">
            <text:p>-0.64866457</text:p>
          </table:table-cell>
          <table:table-cell office:value-type="float" office:value="288.29794" calcext:value-type="float">
            <text:p>288.29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7000" calcext:value-type="float">
            <text:p>907000</text:p>
          </table:table-cell>
          <table:table-cell office:value-type="float" office:value="0.0012947828" calcext:value-type="float">
            <text:p>0.0012947828</text:p>
          </table:table-cell>
          <table:table-cell office:value-type="float" office:value="-1.0430764" calcext:value-type="float">
            <text:p>-1.0430764</text:p>
          </table:table-cell>
          <table:table-cell office:value-type="float" office:value="-0.46812343" calcext:value-type="float">
            <text:p>-0.46812343</text:p>
          </table:table-cell>
          <table:table-cell office:value-type="float" office:value="287.53168" calcext:value-type="float">
            <text:p>287.531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8000" calcext:value-type="float">
            <text:p>908000</text:p>
          </table:table-cell>
          <table:table-cell office:value-type="float" office:value="0.0012087093" calcext:value-type="float">
            <text:p>0.0012087093</text:p>
          </table:table-cell>
          <table:table-cell office:value-type="float" office:value="-0.8479231" calcext:value-type="float">
            <text:p>-0.8479231</text:p>
          </table:table-cell>
          <table:table-cell office:value-type="float" office:value="-0.35198367" calcext:value-type="float">
            <text:p>-0.35198367</text:p>
          </table:table-cell>
          <table:table-cell office:value-type="float" office:value="299.5271" calcext:value-type="float">
            <text:p>299.52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9000" calcext:value-type="float">
            <text:p>909000</text:p>
          </table:table-cell>
          <table:table-cell office:value-type="float" office:value="0.0011747025" calcext:value-type="float">
            <text:p>0.0011747025</text:p>
          </table:table-cell>
          <table:table-cell office:value-type="float" office:value="-0.86092714" calcext:value-type="float">
            <text:p>-0.86092714</text:p>
          </table:table-cell>
          <table:table-cell office:value-type="float" office:value="-0.42984225" calcext:value-type="float">
            <text:p>-0.42984225</text:p>
          </table:table-cell>
          <table:table-cell office:value-type="float" office:value="288.40974" calcext:value-type="float">
            <text:p>288.409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0000" calcext:value-type="float">
            <text:p>910000</text:p>
          </table:table-cell>
          <table:table-cell office:value-type="float" office:value="0.0012257043" calcext:value-type="float">
            <text:p>0.0012257043</text:p>
          </table:table-cell>
          <table:table-cell office:value-type="float" office:value="-0.99737415" calcext:value-type="float">
            <text:p>-0.99737415</text:p>
          </table:table-cell>
          <table:table-cell office:value-type="float" office:value="-0.44739571" calcext:value-type="float">
            <text:p>-0.44739571</text:p>
          </table:table-cell>
          <table:table-cell office:value-type="float" office:value="304.7567" calcext:value-type="float">
            <text:p>304.75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1000" calcext:value-type="float">
            <text:p>911000</text:p>
          </table:table-cell>
          <table:table-cell office:value-type="float" office:value="0.001152461" calcext:value-type="float">
            <text:p>0.001152461</text:p>
          </table:table-cell>
          <table:table-cell office:value-type="float" office:value="-0.9709699" calcext:value-type="float">
            <text:p>-0.9709699</text:p>
          </table:table-cell>
          <table:table-cell office:value-type="float" office:value="-0.45176674" calcext:value-type="float">
            <text:p>-0.45176674</text:p>
          </table:table-cell>
          <table:table-cell office:value-type="float" office:value="293.98257" calcext:value-type="float">
            <text:p>293.982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2000" calcext:value-type="float">
            <text:p>912000</text:p>
          </table:table-cell>
          <table:table-cell office:value-type="float" office:value="0.0011769315" calcext:value-type="float">
            <text:p>0.0011769315</text:p>
          </table:table-cell>
          <table:table-cell office:value-type="float" office:value="-0.85211782" calcext:value-type="float">
            <text:p>-0.85211782</text:p>
          </table:table-cell>
          <table:table-cell office:value-type="float" office:value="-0.29157327" calcext:value-type="float">
            <text:p>-0.29157327</text:p>
          </table:table-cell>
          <table:table-cell office:value-type="float" office:value="287.60077" calcext:value-type="float">
            <text:p>287.600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3000" calcext:value-type="float">
            <text:p>913000</text:p>
          </table:table-cell>
          <table:table-cell office:value-type="float" office:value="0.0012718171" calcext:value-type="float">
            <text:p>0.0012718171</text:p>
          </table:table-cell>
          <table:table-cell office:value-type="float" office:value="-1.0187299" calcext:value-type="float">
            <text:p>-1.0187299</text:p>
          </table:table-cell>
          <table:table-cell office:value-type="float" office:value="-0.42346596" calcext:value-type="float">
            <text:p>-0.42346596</text:p>
          </table:table-cell>
          <table:table-cell office:value-type="float" office:value="287.37476" calcext:value-type="float">
            <text:p>287.374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4000" calcext:value-type="float">
            <text:p>914000</text:p>
          </table:table-cell>
          <table:table-cell office:value-type="float" office:value="0.0012564309" calcext:value-type="float">
            <text:p>0.0012564309</text:p>
          </table:table-cell>
          <table:table-cell office:value-type="float" office:value="-1.123849" calcext:value-type="float">
            <text:p>-1.123849</text:p>
          </table:table-cell>
          <table:table-cell office:value-type="float" office:value="-0.56782598" calcext:value-type="float">
            <text:p>-0.56782598</text:p>
          </table:table-cell>
          <table:table-cell office:value-type="float" office:value="293.47994" calcext:value-type="float">
            <text:p>293.479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5000" calcext:value-type="float">
            <text:p>915000</text:p>
          </table:table-cell>
          <table:table-cell office:value-type="float" office:value="0.0011626063" calcext:value-type="float">
            <text:p>0.0011626063</text:p>
          </table:table-cell>
          <table:table-cell office:value-type="float" office:value="-1.0507912" calcext:value-type="float">
            <text:p>-1.0507912</text:p>
          </table:table-cell>
          <table:table-cell office:value-type="float" office:value="-0.44531357" calcext:value-type="float">
            <text:p>-0.44531357</text:p>
          </table:table-cell>
          <table:table-cell office:value-type="float" office:value="292.9121" calcext:value-type="float">
            <text:p>292.91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6000" calcext:value-type="float">
            <text:p>916000</text:p>
          </table:table-cell>
          <table:table-cell office:value-type="float" office:value="0.0012259642" calcext:value-type="float">
            <text:p>0.0012259642</text:p>
          </table:table-cell>
          <table:table-cell office:value-type="float" office:value="-0.96772751" calcext:value-type="float">
            <text:p>-0.96772751</text:p>
          </table:table-cell>
          <table:table-cell office:value-type="float" office:value="-0.43285685" calcext:value-type="float">
            <text:p>-0.43285685</text:p>
          </table:table-cell>
          <table:table-cell office:value-type="float" office:value="294.55181" calcext:value-type="float">
            <text:p>294.551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7000" calcext:value-type="float">
            <text:p>917000</text:p>
          </table:table-cell>
          <table:table-cell office:value-type="float" office:value="0.0011173723" calcext:value-type="float">
            <text:p>0.0011173723</text:p>
          </table:table-cell>
          <table:table-cell office:value-type="float" office:value="-0.96226997" calcext:value-type="float">
            <text:p>-0.96226997</text:p>
          </table:table-cell>
          <table:table-cell office:value-type="float" office:value="-0.43855727" calcext:value-type="float">
            <text:p>-0.43855727</text:p>
          </table:table-cell>
          <table:table-cell office:value-type="float" office:value="291.45915" calcext:value-type="float">
            <text:p>291.45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8000" calcext:value-type="float">
            <text:p>918000</text:p>
          </table:table-cell>
          <table:table-cell office:value-type="float" office:value="0.0011956159" calcext:value-type="float">
            <text:p>0.0011956159</text:p>
          </table:table-cell>
          <table:table-cell office:value-type="float" office:value="-1.0129593" calcext:value-type="float">
            <text:p>-1.0129593</text:p>
          </table:table-cell>
          <table:table-cell office:value-type="float" office:value="-0.46387045" calcext:value-type="float">
            <text:p>-0.46387045</text:p>
          </table:table-cell>
          <table:table-cell office:value-type="float" office:value="292.75609" calcext:value-type="float">
            <text:p>292.756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9000" calcext:value-type="float">
            <text:p>919000</text:p>
          </table:table-cell>
          <table:table-cell office:value-type="float" office:value="0.0011591856" calcext:value-type="float">
            <text:p>0.0011591856</text:p>
          </table:table-cell>
          <table:table-cell office:value-type="float" office:value="-1.0385696" calcext:value-type="float">
            <text:p>-1.0385696</text:p>
          </table:table-cell>
          <table:table-cell office:value-type="float" office:value="-0.47843143" calcext:value-type="float">
            <text:p>-0.47843143</text:p>
          </table:table-cell>
          <table:table-cell office:value-type="float" office:value="292.93576" calcext:value-type="float">
            <text:p>292.935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0000" calcext:value-type="float">
            <text:p>920000</text:p>
          </table:table-cell>
          <table:table-cell office:value-type="float" office:value="0.0012099406" calcext:value-type="float">
            <text:p>0.0012099406</text:p>
          </table:table-cell>
          <table:table-cell office:value-type="float" office:value="-1.0672333" calcext:value-type="float">
            <text:p>-1.0672333</text:p>
          </table:table-cell>
          <table:table-cell office:value-type="float" office:value="-0.51530157" calcext:value-type="float">
            <text:p>-0.51530157</text:p>
          </table:table-cell>
          <table:table-cell office:value-type="float" office:value="293.59853" calcext:value-type="float">
            <text:p>293.598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1000" calcext:value-type="float">
            <text:p>921000</text:p>
          </table:table-cell>
          <table:table-cell office:value-type="float" office:value="0.0011169011" calcext:value-type="float">
            <text:p>0.0011169011</text:p>
          </table:table-cell>
          <table:table-cell office:value-type="float" office:value="-1.0700549" calcext:value-type="float">
            <text:p>-1.0700549</text:p>
          </table:table-cell>
          <table:table-cell office:value-type="float" office:value="-0.56389319" calcext:value-type="float">
            <text:p>-0.56389319</text:p>
          </table:table-cell>
          <table:table-cell office:value-type="float" office:value="282.88083" calcext:value-type="float">
            <text:p>282.880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2000" calcext:value-type="float">
            <text:p>922000</text:p>
          </table:table-cell>
          <table:table-cell office:value-type="float" office:value="0.0011847495" calcext:value-type="float">
            <text:p>0.0011847495</text:p>
          </table:table-cell>
          <table:table-cell office:value-type="float" office:value="-1.1869928" calcext:value-type="float">
            <text:p>-1.1869928</text:p>
          </table:table-cell>
          <table:table-cell office:value-type="float" office:value="-0.54567903" calcext:value-type="float">
            <text:p>-0.54567903</text:p>
          </table:table-cell>
          <table:table-cell office:value-type="float" office:value="293.62234" calcext:value-type="float">
            <text:p>293.622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3000" calcext:value-type="float">
            <text:p>923000</text:p>
          </table:table-cell>
          <table:table-cell office:value-type="float" office:value="0.0010937708" calcext:value-type="float">
            <text:p>0.0010937708</text:p>
          </table:table-cell>
          <table:table-cell office:value-type="float" office:value="-1.0644224" calcext:value-type="float">
            <text:p>-1.0644224</text:p>
          </table:table-cell>
          <table:table-cell office:value-type="float" office:value="-0.53410206" calcext:value-type="float">
            <text:p>-0.53410206</text:p>
          </table:table-cell>
          <table:table-cell office:value-type="float" office:value="288.63146" calcext:value-type="float">
            <text:p>288.631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4000" calcext:value-type="float">
            <text:p>924000</text:p>
          </table:table-cell>
          <table:table-cell office:value-type="float" office:value="0.0011619877" calcext:value-type="float">
            <text:p>0.0011619877</text:p>
          </table:table-cell>
          <table:table-cell office:value-type="float" office:value="-1.0577725" calcext:value-type="float">
            <text:p>-1.0577725</text:p>
          </table:table-cell>
          <table:table-cell office:value-type="float" office:value="-0.55236866" calcext:value-type="float">
            <text:p>-0.55236866</text:p>
          </table:table-cell>
          <table:table-cell office:value-type="float" office:value="287.83099" calcext:value-type="float">
            <text:p>287.83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5000" calcext:value-type="float">
            <text:p>925000</text:p>
          </table:table-cell>
          <table:table-cell office:value-type="float" office:value="0.0011791713" calcext:value-type="float">
            <text:p>0.0011791713</text:p>
          </table:table-cell>
          <table:table-cell office:value-type="float" office:value="-1.1246988" calcext:value-type="float">
            <text:p>-1.1246988</text:p>
          </table:table-cell>
          <table:table-cell office:value-type="float" office:value="-0.53831037" calcext:value-type="float">
            <text:p>-0.53831037</text:p>
          </table:table-cell>
          <table:table-cell office:value-type="float" office:value="292.08916" calcext:value-type="float">
            <text:p>292.089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6000" calcext:value-type="float">
            <text:p>926000</text:p>
          </table:table-cell>
          <table:table-cell office:value-type="float" office:value="0.0010639989" calcext:value-type="float">
            <text:p>0.0010639989</text:p>
          </table:table-cell>
          <table:table-cell office:value-type="float" office:value="-1.0633638" calcext:value-type="float">
            <text:p>-1.0633638</text:p>
          </table:table-cell>
          <table:table-cell office:value-type="float" office:value="-0.47673836" calcext:value-type="float">
            <text:p>-0.47673836</text:p>
          </table:table-cell>
          <table:table-cell office:value-type="float" office:value="303.61052" calcext:value-type="float">
            <text:p>303.610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7000" calcext:value-type="float">
            <text:p>927000</text:p>
          </table:table-cell>
          <table:table-cell office:value-type="float" office:value="0.001136818" calcext:value-type="float">
            <text:p>0.001136818</text:p>
          </table:table-cell>
          <table:table-cell office:value-type="float" office:value="-1.0928351" calcext:value-type="float">
            <text:p>-1.0928351</text:p>
          </table:table-cell>
          <table:table-cell office:value-type="float" office:value="-0.56371962" calcext:value-type="float">
            <text:p>-0.56371962</text:p>
          </table:table-cell>
          <table:table-cell office:value-type="float" office:value="292.0143" calcext:value-type="float">
            <text:p>292.0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8000" calcext:value-type="float">
            <text:p>928000</text:p>
          </table:table-cell>
          <table:table-cell office:value-type="float" office:value="0.00098022626" calcext:value-type="float">
            <text:p>0.00098022626</text:p>
          </table:table-cell>
          <table:table-cell office:value-type="float" office:value="-1.1008771" calcext:value-type="float">
            <text:p>-1.1008771</text:p>
          </table:table-cell>
          <table:table-cell office:value-type="float" office:value="-0.62373933" calcext:value-type="float">
            <text:p>-0.62373933</text:p>
          </table:table-cell>
          <table:table-cell office:value-type="float" office:value="289.97093" calcext:value-type="float">
            <text:p>289.970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9000" calcext:value-type="float">
            <text:p>929000</text:p>
          </table:table-cell>
          <table:table-cell office:value-type="float" office:value="0.0011132222" calcext:value-type="float">
            <text:p>0.0011132222</text:p>
          </table:table-cell>
          <table:table-cell office:value-type="float" office:value="-1.1605939" calcext:value-type="float">
            <text:p>-1.1605939</text:p>
          </table:table-cell>
          <table:table-cell office:value-type="float" office:value="-0.67201309" calcext:value-type="float">
            <text:p>-0.67201309</text:p>
          </table:table-cell>
          <table:table-cell office:value-type="float" office:value="294.31689" calcext:value-type="float">
            <text:p>294.316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0000" calcext:value-type="float">
            <text:p>930000</text:p>
          </table:table-cell>
          <table:table-cell office:value-type="float" office:value="0.0011711589" calcext:value-type="float">
            <text:p>0.0011711589</text:p>
          </table:table-cell>
          <table:table-cell office:value-type="float" office:value="-1.0548057" calcext:value-type="float">
            <text:p>-1.0548057</text:p>
          </table:table-cell>
          <table:table-cell office:value-type="float" office:value="-0.55918806" calcext:value-type="float">
            <text:p>-0.55918806</text:p>
          </table:table-cell>
          <table:table-cell office:value-type="float" office:value="291.50289" calcext:value-type="float">
            <text:p>291.502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1000" calcext:value-type="float">
            <text:p>931000</text:p>
          </table:table-cell>
          <table:table-cell office:value-type="float" office:value="0.0011510139" calcext:value-type="float">
            <text:p>0.0011510139</text:p>
          </table:table-cell>
          <table:table-cell office:value-type="float" office:value="-0.93917604" calcext:value-type="float">
            <text:p>-0.93917604</text:p>
          </table:table-cell>
          <table:table-cell office:value-type="float" office:value="-0.42443274" calcext:value-type="float">
            <text:p>-0.42443274</text:p>
          </table:table-cell>
          <table:table-cell office:value-type="float" office:value="295.92363" calcext:value-type="float">
            <text:p>295.923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2000" calcext:value-type="float">
            <text:p>932000</text:p>
          </table:table-cell>
          <table:table-cell office:value-type="float" office:value="0.0012352492" calcext:value-type="float">
            <text:p>0.0012352492</text:p>
          </table:table-cell>
          <table:table-cell office:value-type="float" office:value="-0.94263778" calcext:value-type="float">
            <text:p>-0.94263778</text:p>
          </table:table-cell>
          <table:table-cell office:value-type="float" office:value="-0.43001949" calcext:value-type="float">
            <text:p>-0.43001949</text:p>
          </table:table-cell>
          <table:table-cell office:value-type="float" office:value="290.48697" calcext:value-type="float">
            <text:p>290.486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3000" calcext:value-type="float">
            <text:p>933000</text:p>
          </table:table-cell>
          <table:table-cell office:value-type="float" office:value="0.0011226167" calcext:value-type="float">
            <text:p>0.0011226167</text:p>
          </table:table-cell>
          <table:table-cell office:value-type="float" office:value="-1.1090628" calcext:value-type="float">
            <text:p>-1.1090628</text:p>
          </table:table-cell>
          <table:table-cell office:value-type="float" office:value="-0.61295438" calcext:value-type="float">
            <text:p>-0.61295438</text:p>
          </table:table-cell>
          <table:table-cell office:value-type="float" office:value="296.68712" calcext:value-type="float">
            <text:p>296.687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4000" calcext:value-type="float">
            <text:p>934000</text:p>
          </table:table-cell>
          <table:table-cell office:value-type="float" office:value="0.0013057709" calcext:value-type="float">
            <text:p>0.0013057709</text:p>
          </table:table-cell>
          <table:table-cell office:value-type="float" office:value="-1.2298155" calcext:value-type="float">
            <text:p>-1.2298155</text:p>
          </table:table-cell>
          <table:table-cell office:value-type="float" office:value="-0.62269435" calcext:value-type="float">
            <text:p>-0.62269435</text:p>
          </table:table-cell>
          <table:table-cell office:value-type="float" office:value="293.20759" calcext:value-type="float">
            <text:p>293.207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5000" calcext:value-type="float">
            <text:p>935000</text:p>
          </table:table-cell>
          <table:table-cell office:value-type="float" office:value="0.0012129612" calcext:value-type="float">
            <text:p>0.0012129612</text:p>
          </table:table-cell>
          <table:table-cell office:value-type="float" office:value="-1.1189229" calcext:value-type="float">
            <text:p>-1.1189229</text:p>
          </table:table-cell>
          <table:table-cell office:value-type="float" office:value="-0.56325346" calcext:value-type="float">
            <text:p>-0.56325346</text:p>
          </table:table-cell>
          <table:table-cell office:value-type="float" office:value="285.71451" calcext:value-type="float">
            <text:p>285.714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6000" calcext:value-type="float">
            <text:p>936000</text:p>
          </table:table-cell>
          <table:table-cell office:value-type="float" office:value="0.0011683905" calcext:value-type="float">
            <text:p>0.0011683905</text:p>
          </table:table-cell>
          <table:table-cell office:value-type="float" office:value="-0.97409537" calcext:value-type="float">
            <text:p>-0.97409537</text:p>
          </table:table-cell>
          <table:table-cell office:value-type="float" office:value="-0.45094113" calcext:value-type="float">
            <text:p>-0.45094113</text:p>
          </table:table-cell>
          <table:table-cell office:value-type="float" office:value="297.33707" calcext:value-type="float">
            <text:p>297.337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7000" calcext:value-type="float">
            <text:p>937000</text:p>
          </table:table-cell>
          <table:table-cell office:value-type="float" office:value="0.0011292147" calcext:value-type="float">
            <text:p>0.0011292147</text:p>
          </table:table-cell>
          <table:table-cell office:value-type="float" office:value="-0.96334374" calcext:value-type="float">
            <text:p>-0.96334374</text:p>
          </table:table-cell>
          <table:table-cell office:value-type="float" office:value="-0.40701237" calcext:value-type="float">
            <text:p>-0.40701237</text:p>
          </table:table-cell>
          <table:table-cell office:value-type="float" office:value="293.3546" calcext:value-type="float">
            <text:p>293.35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8000" calcext:value-type="float">
            <text:p>938000</text:p>
          </table:table-cell>
          <table:table-cell office:value-type="float" office:value="0.0011653465" calcext:value-type="float">
            <text:p>0.0011653465</text:p>
          </table:table-cell>
          <table:table-cell office:value-type="float" office:value="-0.87940129" calcext:value-type="float">
            <text:p>-0.87940129</text:p>
          </table:table-cell>
          <table:table-cell office:value-type="float" office:value="-0.33957719" calcext:value-type="float">
            <text:p>-0.33957719</text:p>
          </table:table-cell>
          <table:table-cell office:value-type="float" office:value="288.96073" calcext:value-type="float">
            <text:p>288.960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9000" calcext:value-type="float">
            <text:p>939000</text:p>
          </table:table-cell>
          <table:table-cell office:value-type="float" office:value="0.0012208184" calcext:value-type="float">
            <text:p>0.0012208184</text:p>
          </table:table-cell>
          <table:table-cell office:value-type="float" office:value="-0.91333487" calcext:value-type="float">
            <text:p>-0.91333487</text:p>
          </table:table-cell>
          <table:table-cell office:value-type="float" office:value="-0.35116644" calcext:value-type="float">
            <text:p>-0.35116644</text:p>
          </table:table-cell>
          <table:table-cell office:value-type="float" office:value="293.79661" calcext:value-type="float">
            <text:p>293.796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0000" calcext:value-type="float">
            <text:p>940000</text:p>
          </table:table-cell>
          <table:table-cell office:value-type="float" office:value="0.0010654321" calcext:value-type="float">
            <text:p>0.0010654321</text:p>
          </table:table-cell>
          <table:table-cell office:value-type="float" office:value="-0.97886406" calcext:value-type="float">
            <text:p>-0.97886406</text:p>
          </table:table-cell>
          <table:table-cell office:value-type="float" office:value="-0.4973655" calcext:value-type="float">
            <text:p>-0.4973655</text:p>
          </table:table-cell>
          <table:table-cell office:value-type="float" office:value="294.6981" calcext:value-type="float">
            <text:p>294.69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1000" calcext:value-type="float">
            <text:p>941000</text:p>
          </table:table-cell>
          <table:table-cell office:value-type="float" office:value="0.0010828016" calcext:value-type="float">
            <text:p>0.0010828016</text:p>
          </table:table-cell>
          <table:table-cell office:value-type="float" office:value="-0.95197115" calcext:value-type="float">
            <text:p>-0.95197115</text:p>
          </table:table-cell>
          <table:table-cell office:value-type="float" office:value="-0.51133516" calcext:value-type="float">
            <text:p>-0.51133516</text:p>
          </table:table-cell>
          <table:table-cell office:value-type="float" office:value="289.15891" calcext:value-type="float">
            <text:p>289.158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2000" calcext:value-type="float">
            <text:p>942000</text:p>
          </table:table-cell>
          <table:table-cell office:value-type="float" office:value="0.0011279468" calcext:value-type="float">
            <text:p>0.0011279468</text:p>
          </table:table-cell>
          <table:table-cell office:value-type="float" office:value="-0.94151157" calcext:value-type="float">
            <text:p>-0.94151157</text:p>
          </table:table-cell>
          <table:table-cell office:value-type="float" office:value="-0.47078867" calcext:value-type="float">
            <text:p>-0.47078867</text:p>
          </table:table-cell>
          <table:table-cell office:value-type="float" office:value="290.17164" calcext:value-type="float">
            <text:p>290.171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3000" calcext:value-type="float">
            <text:p>943000</text:p>
          </table:table-cell>
          <table:table-cell office:value-type="float" office:value="0.0011673802" calcext:value-type="float">
            <text:p>0.0011673802</text:p>
          </table:table-cell>
          <table:table-cell office:value-type="float" office:value="-0.98691203" calcext:value-type="float">
            <text:p>-0.98691203</text:p>
          </table:table-cell>
          <table:table-cell office:value-type="float" office:value="-0.47132835" calcext:value-type="float">
            <text:p>-0.47132835</text:p>
          </table:table-cell>
          <table:table-cell office:value-type="float" office:value="295.66679" calcext:value-type="float">
            <text:p>295.666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4000" calcext:value-type="float">
            <text:p>944000</text:p>
          </table:table-cell>
          <table:table-cell office:value-type="float" office:value="0.0011925796" calcext:value-type="float">
            <text:p>0.0011925796</text:p>
          </table:table-cell>
          <table:table-cell office:value-type="float" office:value="-0.93136151" calcext:value-type="float">
            <text:p>-0.93136151</text:p>
          </table:table-cell>
          <table:table-cell office:value-type="float" office:value="-0.43514442" calcext:value-type="float">
            <text:p>-0.43514442</text:p>
          </table:table-cell>
          <table:table-cell office:value-type="float" office:value="290.26995" calcext:value-type="float">
            <text:p>290.269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5000" calcext:value-type="float">
            <text:p>945000</text:p>
          </table:table-cell>
          <table:table-cell office:value-type="float" office:value="0.0012055828" calcext:value-type="float">
            <text:p>0.0012055828</text:p>
          </table:table-cell>
          <table:table-cell office:value-type="float" office:value="-0.92468978" calcext:value-type="float">
            <text:p>-0.92468978</text:p>
          </table:table-cell>
          <table:table-cell office:value-type="float" office:value="-0.44161803" calcext:value-type="float">
            <text:p>-0.44161803</text:p>
          </table:table-cell>
          <table:table-cell office:value-type="float" office:value="297.36594" calcext:value-type="float">
            <text:p>297.365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6000" calcext:value-type="float">
            <text:p>946000</text:p>
          </table:table-cell>
          <table:table-cell office:value-type="float" office:value="0.0012119457" calcext:value-type="float">
            <text:p>0.0012119457</text:p>
          </table:table-cell>
          <table:table-cell office:value-type="float" office:value="-0.93277232" calcext:value-type="float">
            <text:p>-0.93277232</text:p>
          </table:table-cell>
          <table:table-cell office:value-type="float" office:value="-0.48598113" calcext:value-type="float">
            <text:p>-0.48598113</text:p>
          </table:table-cell>
          <table:table-cell office:value-type="float" office:value="286.85786" calcext:value-type="float">
            <text:p>286.857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7000" calcext:value-type="float">
            <text:p>947000</text:p>
          </table:table-cell>
          <table:table-cell office:value-type="float" office:value="0.001159385" calcext:value-type="float">
            <text:p>0.001159385</text:p>
          </table:table-cell>
          <table:table-cell office:value-type="float" office:value="-0.94907203" calcext:value-type="float">
            <text:p>-0.94907203</text:p>
          </table:table-cell>
          <table:table-cell office:value-type="float" office:value="-0.51291703" calcext:value-type="float">
            <text:p>-0.51291703</text:p>
          </table:table-cell>
          <table:table-cell office:value-type="float" office:value="294.43323" calcext:value-type="float">
            <text:p>294.433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8000" calcext:value-type="float">
            <text:p>948000</text:p>
          </table:table-cell>
          <table:table-cell office:value-type="float" office:value="0.0012646062" calcext:value-type="float">
            <text:p>0.0012646062</text:p>
          </table:table-cell>
          <table:table-cell office:value-type="float" office:value="-1.1632648" calcext:value-type="float">
            <text:p>-1.1632648</text:p>
          </table:table-cell>
          <table:table-cell office:value-type="float" office:value="-0.74532536" calcext:value-type="float">
            <text:p>-0.74532536</text:p>
          </table:table-cell>
          <table:table-cell office:value-type="float" office:value="287.27059" calcext:value-type="float">
            <text:p>287.270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9000" calcext:value-type="float">
            <text:p>949000</text:p>
          </table:table-cell>
          <table:table-cell office:value-type="float" office:value="0.0012879193" calcext:value-type="float">
            <text:p>0.0012879193</text:p>
          </table:table-cell>
          <table:table-cell office:value-type="float" office:value="-1.1525282" calcext:value-type="float">
            <text:p>-1.1525282</text:p>
          </table:table-cell>
          <table:table-cell office:value-type="float" office:value="-0.66133028" calcext:value-type="float">
            <text:p>-0.66133028</text:p>
          </table:table-cell>
          <table:table-cell office:value-type="float" office:value="295.95344" calcext:value-type="float">
            <text:p>295.953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0000" calcext:value-type="float">
            <text:p>950000</text:p>
          </table:table-cell>
          <table:table-cell office:value-type="float" office:value="0.0011255558" calcext:value-type="float">
            <text:p>0.0011255558</text:p>
          </table:table-cell>
          <table:table-cell office:value-type="float" office:value="-1.0707011" calcext:value-type="float">
            <text:p>-1.0707011</text:p>
          </table:table-cell>
          <table:table-cell office:value-type="float" office:value="-0.63112137" calcext:value-type="float">
            <text:p>-0.63112137</text:p>
          </table:table-cell>
          <table:table-cell office:value-type="float" office:value="292.27508" calcext:value-type="float">
            <text:p>292.275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1000" calcext:value-type="float">
            <text:p>951000</text:p>
          </table:table-cell>
          <table:table-cell office:value-type="float" office:value="0.0010957799" calcext:value-type="float">
            <text:p>0.0010957799</text:p>
          </table:table-cell>
          <table:table-cell office:value-type="float" office:value="-1.1204586" calcext:value-type="float">
            <text:p>-1.1204586</text:p>
          </table:table-cell>
          <table:table-cell office:value-type="float" office:value="-0.65134448" calcext:value-type="float">
            <text:p>-0.65134448</text:p>
          </table:table-cell>
          <table:table-cell office:value-type="float" office:value="291.09015" calcext:value-type="float">
            <text:p>291.090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2000" calcext:value-type="float">
            <text:p>952000</text:p>
          </table:table-cell>
          <table:table-cell office:value-type="float" office:value="0.0013213783" calcext:value-type="float">
            <text:p>0.0013213783</text:p>
          </table:table-cell>
          <table:table-cell office:value-type="float" office:value="-1.1363459" calcext:value-type="float">
            <text:p>-1.1363459</text:p>
          </table:table-cell>
          <table:table-cell office:value-type="float" office:value="-0.65724974" calcext:value-type="float">
            <text:p>-0.65724974</text:p>
          </table:table-cell>
          <table:table-cell office:value-type="float" office:value="292.2295" calcext:value-type="float">
            <text:p>292.22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3000" calcext:value-type="float">
            <text:p>953000</text:p>
          </table:table-cell>
          <table:table-cell office:value-type="float" office:value="0.001221877" calcext:value-type="float">
            <text:p>0.001221877</text:p>
          </table:table-cell>
          <table:table-cell office:value-type="float" office:value="-1.0878798" calcext:value-type="float">
            <text:p>-1.0878798</text:p>
          </table:table-cell>
          <table:table-cell office:value-type="float" office:value="-0.64410827" calcext:value-type="float">
            <text:p>-0.64410827</text:p>
          </table:table-cell>
          <table:table-cell office:value-type="float" office:value="292.38905" calcext:value-type="float">
            <text:p>292.389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4000" calcext:value-type="float">
            <text:p>954000</text:p>
          </table:table-cell>
          <table:table-cell office:value-type="float" office:value="0.0012913355" calcext:value-type="float">
            <text:p>0.0012913355</text:p>
          </table:table-cell>
          <table:table-cell office:value-type="float" office:value="-1.1357284" calcext:value-type="float">
            <text:p>-1.1357284</text:p>
          </table:table-cell>
          <table:table-cell office:value-type="float" office:value="-0.65704899" calcext:value-type="float">
            <text:p>-0.65704899</text:p>
          </table:table-cell>
          <table:table-cell office:value-type="float" office:value="293.86489" calcext:value-type="float">
            <text:p>293.864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5000" calcext:value-type="float">
            <text:p>955000</text:p>
          </table:table-cell>
          <table:table-cell office:value-type="float" office:value="0.0012391316" calcext:value-type="float">
            <text:p>0.0012391316</text:p>
          </table:table-cell>
          <table:table-cell office:value-type="float" office:value="-1.1681942" calcext:value-type="float">
            <text:p>-1.1681942</text:p>
          </table:table-cell>
          <table:table-cell office:value-type="float" office:value="-0.71876352" calcext:value-type="float">
            <text:p>-0.71876352</text:p>
          </table:table-cell>
          <table:table-cell office:value-type="float" office:value="287.1284" calcext:value-type="float">
            <text:p>287.12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6000" calcext:value-type="float">
            <text:p>956000</text:p>
          </table:table-cell>
          <table:table-cell office:value-type="float" office:value="0.0012074097" calcext:value-type="float">
            <text:p>0.0012074097</text:p>
          </table:table-cell>
          <table:table-cell office:value-type="float" office:value="-1.1898701" calcext:value-type="float">
            <text:p>-1.1898701</text:p>
          </table:table-cell>
          <table:table-cell office:value-type="float" office:value="-0.76082375" calcext:value-type="float">
            <text:p>-0.76082375</text:p>
          </table:table-cell>
          <table:table-cell office:value-type="float" office:value="296.00762" calcext:value-type="float">
            <text:p>296.007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7000" calcext:value-type="float">
            <text:p>957000</text:p>
          </table:table-cell>
          <table:table-cell office:value-type="float" office:value="0.0012796129" calcext:value-type="float">
            <text:p>0.0012796129</text:p>
          </table:table-cell>
          <table:table-cell office:value-type="float" office:value="-1.1431189" calcext:value-type="float">
            <text:p>-1.1431189</text:p>
          </table:table-cell>
          <table:table-cell office:value-type="float" office:value="-0.66419859" calcext:value-type="float">
            <text:p>-0.66419859</text:p>
          </table:table-cell>
          <table:table-cell office:value-type="float" office:value="292.2377" calcext:value-type="float">
            <text:p>292.2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8000" calcext:value-type="float">
            <text:p>958000</text:p>
          </table:table-cell>
          <table:table-cell office:value-type="float" office:value="0.0013427382" calcext:value-type="float">
            <text:p>0.0013427382</text:p>
          </table:table-cell>
          <table:table-cell office:value-type="float" office:value="-1.1551217" calcext:value-type="float">
            <text:p>-1.1551217</text:p>
          </table:table-cell>
          <table:table-cell office:value-type="float" office:value="-0.63706952" calcext:value-type="float">
            <text:p>-0.63706952</text:p>
          </table:table-cell>
          <table:table-cell office:value-type="float" office:value="289.05675" calcext:value-type="float">
            <text:p>289.056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9000" calcext:value-type="float">
            <text:p>959000</text:p>
          </table:table-cell>
          <table:table-cell office:value-type="float" office:value="0.0013145367" calcext:value-type="float">
            <text:p>0.0013145367</text:p>
          </table:table-cell>
          <table:table-cell office:value-type="float" office:value="-1.0684322" calcext:value-type="float">
            <text:p>-1.0684322</text:p>
          </table:table-cell>
          <table:table-cell office:value-type="float" office:value="-0.66049991" calcext:value-type="float">
            <text:p>-0.66049991</text:p>
          </table:table-cell>
          <table:table-cell office:value-type="float" office:value="297.46853" calcext:value-type="float">
            <text:p>297.468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0000" calcext:value-type="float">
            <text:p>960000</text:p>
          </table:table-cell>
          <table:table-cell office:value-type="float" office:value="0.0015003941" calcext:value-type="float">
            <text:p>0.0015003941</text:p>
          </table:table-cell>
          <table:table-cell office:value-type="float" office:value="-1.1286796" calcext:value-type="float">
            <text:p>-1.1286796</text:p>
          </table:table-cell>
          <table:table-cell office:value-type="float" office:value="-0.58956091" calcext:value-type="float">
            <text:p>-0.58956091</text:p>
          </table:table-cell>
          <table:table-cell office:value-type="float" office:value="290.00794" calcext:value-type="float">
            <text:p>290.00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1000" calcext:value-type="float">
            <text:p>961000</text:p>
          </table:table-cell>
          <table:table-cell office:value-type="float" office:value="0.0013822634" calcext:value-type="float">
            <text:p>0.0013822634</text:p>
          </table:table-cell>
          <table:table-cell office:value-type="float" office:value="-1.1338127" calcext:value-type="float">
            <text:p>-1.1338127</text:p>
          </table:table-cell>
          <table:table-cell office:value-type="float" office:value="-0.64177489" calcext:value-type="float">
            <text:p>-0.64177489</text:p>
          </table:table-cell>
          <table:table-cell office:value-type="float" office:value="290.44653" calcext:value-type="float">
            <text:p>290.446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2000" calcext:value-type="float">
            <text:p>962000</text:p>
          </table:table-cell>
          <table:table-cell office:value-type="float" office:value="0.0013645234" calcext:value-type="float">
            <text:p>0.0013645234</text:p>
          </table:table-cell>
          <table:table-cell office:value-type="float" office:value="-1.1293966" calcext:value-type="float">
            <text:p>-1.1293966</text:p>
          </table:table-cell>
          <table:table-cell office:value-type="float" office:value="-0.63804575" calcext:value-type="float">
            <text:p>-0.63804575</text:p>
          </table:table-cell>
          <table:table-cell office:value-type="float" office:value="294.58005" calcext:value-type="float">
            <text:p>294.58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3000" calcext:value-type="float">
            <text:p>963000</text:p>
          </table:table-cell>
          <table:table-cell office:value-type="float" office:value="0.0013081464" calcext:value-type="float">
            <text:p>0.0013081464</text:p>
          </table:table-cell>
          <table:table-cell office:value-type="float" office:value="-1.1048198" calcext:value-type="float">
            <text:p>-1.1048198</text:p>
          </table:table-cell>
          <table:table-cell office:value-type="float" office:value="-0.65740724" calcext:value-type="float">
            <text:p>-0.65740724</text:p>
          </table:table-cell>
          <table:table-cell office:value-type="float" office:value="289.99496" calcext:value-type="float">
            <text:p>289.994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4000" calcext:value-type="float">
            <text:p>964000</text:p>
          </table:table-cell>
          <table:table-cell office:value-type="float" office:value="0.0014789229" calcext:value-type="float">
            <text:p>0.0014789229</text:p>
          </table:table-cell>
          <table:table-cell office:value-type="float" office:value="-1.140976" calcext:value-type="float">
            <text:p>-1.140976</text:p>
          </table:table-cell>
          <table:table-cell office:value-type="float" office:value="-0.59852856" calcext:value-type="float">
            <text:p>-0.59852856</text:p>
          </table:table-cell>
          <table:table-cell office:value-type="float" office:value="297.35942" calcext:value-type="float">
            <text:p>297.359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5000" calcext:value-type="float">
            <text:p>965000</text:p>
          </table:table-cell>
          <table:table-cell office:value-type="float" office:value="0.0014745801" calcext:value-type="float">
            <text:p>0.0014745801</text:p>
          </table:table-cell>
          <table:table-cell office:value-type="float" office:value="-1.1536103" calcext:value-type="float">
            <text:p>-1.1536103</text:p>
          </table:table-cell>
          <table:table-cell office:value-type="float" office:value="-0.57344623" calcext:value-type="float">
            <text:p>-0.57344623</text:p>
          </table:table-cell>
          <table:table-cell office:value-type="float" office:value="286.06439" calcext:value-type="float">
            <text:p>286.06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6000" calcext:value-type="float">
            <text:p>966000</text:p>
          </table:table-cell>
          <table:table-cell office:value-type="float" office:value="0.0013678683" calcext:value-type="float">
            <text:p>0.0013678683</text:p>
          </table:table-cell>
          <table:table-cell office:value-type="float" office:value="-1.0984775" calcext:value-type="float">
            <text:p>-1.0984775</text:p>
          </table:table-cell>
          <table:table-cell office:value-type="float" office:value="-0.58041566" calcext:value-type="float">
            <text:p>-0.58041566</text:p>
          </table:table-cell>
          <table:table-cell office:value-type="float" office:value="295.54018" calcext:value-type="float">
            <text:p>295.54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7000" calcext:value-type="float">
            <text:p>967000</text:p>
          </table:table-cell>
          <table:table-cell office:value-type="float" office:value="0.0012394828" calcext:value-type="float">
            <text:p>0.0012394828</text:p>
          </table:table-cell>
          <table:table-cell office:value-type="float" office:value="-1.061761" calcext:value-type="float">
            <text:p>-1.061761</text:p>
          </table:table-cell>
          <table:table-cell office:value-type="float" office:value="-0.5558028" calcext:value-type="float">
            <text:p>-0.5558028</text:p>
          </table:table-cell>
          <table:table-cell office:value-type="float" office:value="287.51113" calcext:value-type="float">
            <text:p>287.511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8000" calcext:value-type="float">
            <text:p>968000</text:p>
          </table:table-cell>
          <table:table-cell office:value-type="float" office:value="0.0012896096" calcext:value-type="float">
            <text:p>0.0012896096</text:p>
          </table:table-cell>
          <table:table-cell office:value-type="float" office:value="-1.0392067" calcext:value-type="float">
            <text:p>-1.0392067</text:p>
          </table:table-cell>
          <table:table-cell office:value-type="float" office:value="-0.55621349" calcext:value-type="float">
            <text:p>-0.55621349</text:p>
          </table:table-cell>
          <table:table-cell office:value-type="float" office:value="293.95352" calcext:value-type="float">
            <text:p>293.953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9000" calcext:value-type="float">
            <text:p>969000</text:p>
          </table:table-cell>
          <table:table-cell office:value-type="float" office:value="0.0011497837" calcext:value-type="float">
            <text:p>0.0011497837</text:p>
          </table:table-cell>
          <table:table-cell office:value-type="float" office:value="-1.0858377" calcext:value-type="float">
            <text:p>-1.0858377</text:p>
          </table:table-cell>
          <table:table-cell office:value-type="float" office:value="-0.62648636" calcext:value-type="float">
            <text:p>-0.62648636</text:p>
          </table:table-cell>
          <table:table-cell office:value-type="float" office:value="289.64038" calcext:value-type="float">
            <text:p>289.640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0000" calcext:value-type="float">
            <text:p>970000</text:p>
          </table:table-cell>
          <table:table-cell office:value-type="float" office:value="0.0013156021" calcext:value-type="float">
            <text:p>0.0013156021</text:p>
          </table:table-cell>
          <table:table-cell office:value-type="float" office:value="-1.1419072" calcext:value-type="float">
            <text:p>-1.1419072</text:p>
          </table:table-cell>
          <table:table-cell office:value-type="float" office:value="-0.52480172" calcext:value-type="float">
            <text:p>-0.52480172</text:p>
          </table:table-cell>
          <table:table-cell office:value-type="float" office:value="293.15813" calcext:value-type="float">
            <text:p>293.158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1000" calcext:value-type="float">
            <text:p>971000</text:p>
          </table:table-cell>
          <table:table-cell office:value-type="float" office:value="0.0011749063" calcext:value-type="float">
            <text:p>0.0011749063</text:p>
          </table:table-cell>
          <table:table-cell office:value-type="float" office:value="-0.92591862" calcext:value-type="float">
            <text:p>-0.92591862</text:p>
          </table:table-cell>
          <table:table-cell office:value-type="float" office:value="-0.33268267" calcext:value-type="float">
            <text:p>-0.33268267</text:p>
          </table:table-cell>
          <table:table-cell office:value-type="float" office:value="294.24416" calcext:value-type="float">
            <text:p>294.244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2000" calcext:value-type="float">
            <text:p>972000</text:p>
          </table:table-cell>
          <table:table-cell office:value-type="float" office:value="0.0012263334" calcext:value-type="float">
            <text:p>0.0012263334</text:p>
          </table:table-cell>
          <table:table-cell office:value-type="float" office:value="-0.95395211" calcext:value-type="float">
            <text:p>-0.95395211</text:p>
          </table:table-cell>
          <table:table-cell office:value-type="float" office:value="-0.39385632" calcext:value-type="float">
            <text:p>-0.39385632</text:p>
          </table:table-cell>
          <table:table-cell office:value-type="float" office:value="292.79371" calcext:value-type="float">
            <text:p>292.793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3000" calcext:value-type="float">
            <text:p>973000</text:p>
          </table:table-cell>
          <table:table-cell office:value-type="float" office:value="0.0011723198" calcext:value-type="float">
            <text:p>0.0011723198</text:p>
          </table:table-cell>
          <table:table-cell office:value-type="float" office:value="-1.0291319" calcext:value-type="float">
            <text:p>-1.0291319</text:p>
          </table:table-cell>
          <table:table-cell office:value-type="float" office:value="-0.52012059" calcext:value-type="float">
            <text:p>-0.52012059</text:p>
          </table:table-cell>
          <table:table-cell office:value-type="float" office:value="292.29104" calcext:value-type="float">
            <text:p>292.291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4000" calcext:value-type="float">
            <text:p>974000</text:p>
          </table:table-cell>
          <table:table-cell office:value-type="float" office:value="0.0011091545" calcext:value-type="float">
            <text:p>0.0011091545</text:p>
          </table:table-cell>
          <table:table-cell office:value-type="float" office:value="-1.0387294" calcext:value-type="float">
            <text:p>-1.0387294</text:p>
          </table:table-cell>
          <table:table-cell office:value-type="float" office:value="-0.47142585" calcext:value-type="float">
            <text:p>-0.47142585</text:p>
          </table:table-cell>
          <table:table-cell office:value-type="float" office:value="300.36926" calcext:value-type="float">
            <text:p>300.369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5000" calcext:value-type="float">
            <text:p>975000</text:p>
          </table:table-cell>
          <table:table-cell office:value-type="float" office:value="0.0011946019" calcext:value-type="float">
            <text:p>0.0011946019</text:p>
          </table:table-cell>
          <table:table-cell office:value-type="float" office:value="-1.0090665" calcext:value-type="float">
            <text:p>-1.0090665</text:p>
          </table:table-cell>
          <table:table-cell office:value-type="float" office:value="-0.49965024" calcext:value-type="float">
            <text:p>-0.49965024</text:p>
          </table:table-cell>
          <table:table-cell office:value-type="float" office:value="294.36611" calcext:value-type="float">
            <text:p>294.366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6000" calcext:value-type="float">
            <text:p>976000</text:p>
          </table:table-cell>
          <table:table-cell office:value-type="float" office:value="0.001050482" calcext:value-type="float">
            <text:p>0.001050482</text:p>
          </table:table-cell>
          <table:table-cell office:value-type="float" office:value="-0.93527025" calcext:value-type="float">
            <text:p>-0.93527025</text:p>
          </table:table-cell>
          <table:table-cell office:value-type="float" office:value="-0.53948336" calcext:value-type="float">
            <text:p>-0.53948336</text:p>
          </table:table-cell>
          <table:table-cell office:value-type="float" office:value="295.50809" calcext:value-type="float">
            <text:p>295.508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7000" calcext:value-type="float">
            <text:p>977000</text:p>
          </table:table-cell>
          <table:table-cell office:value-type="float" office:value="0.0010028341" calcext:value-type="float">
            <text:p>0.0010028341</text:p>
          </table:table-cell>
          <table:table-cell office:value-type="float" office:value="-0.91822254" calcext:value-type="float">
            <text:p>-0.91822254</text:p>
          </table:table-cell>
          <table:table-cell office:value-type="float" office:value="-0.51054599" calcext:value-type="float">
            <text:p>-0.51054599</text:p>
          </table:table-cell>
          <table:table-cell office:value-type="float" office:value="290.23034" calcext:value-type="float">
            <text:p>290.230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8000" calcext:value-type="float">
            <text:p>978000</text:p>
          </table:table-cell>
          <table:table-cell office:value-type="float" office:value="0.0012722482" calcext:value-type="float">
            <text:p>0.0012722482</text:p>
          </table:table-cell>
          <table:table-cell office:value-type="float" office:value="-0.96271311" calcext:value-type="float">
            <text:p>-0.96271311</text:p>
          </table:table-cell>
          <table:table-cell office:value-type="float" office:value="-0.51051592" calcext:value-type="float">
            <text:p>-0.51051592</text:p>
          </table:table-cell>
          <table:table-cell office:value-type="float" office:value="293.02392" calcext:value-type="float">
            <text:p>293.023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9000" calcext:value-type="float">
            <text:p>979000</text:p>
          </table:table-cell>
          <table:table-cell office:value-type="float" office:value="0.0011169292" calcext:value-type="float">
            <text:p>0.0011169292</text:p>
          </table:table-cell>
          <table:table-cell office:value-type="float" office:value="-0.98900522" calcext:value-type="float">
            <text:p>-0.98900522</text:p>
          </table:table-cell>
          <table:table-cell office:value-type="float" office:value="-0.57273958" calcext:value-type="float">
            <text:p>-0.57273958</text:p>
          </table:table-cell>
          <table:table-cell office:value-type="float" office:value="290.68633" calcext:value-type="float">
            <text:p>290.686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0000" calcext:value-type="float">
            <text:p>980000</text:p>
          </table:table-cell>
          <table:table-cell office:value-type="float" office:value="0.00097096938" calcext:value-type="float">
            <text:p>0.00097096938</text:p>
          </table:table-cell>
          <table:table-cell office:value-type="float" office:value="-0.89096992" calcext:value-type="float">
            <text:p>-0.89096992</text:p>
          </table:table-cell>
          <table:table-cell office:value-type="float" office:value="-0.51440218" calcext:value-type="float">
            <text:p>-0.51440218</text:p>
          </table:table-cell>
          <table:table-cell office:value-type="float" office:value="298.54456" calcext:value-type="float">
            <text:p>298.544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1000" calcext:value-type="float">
            <text:p>981000</text:p>
          </table:table-cell>
          <table:table-cell office:value-type="float" office:value="0.0010483866" calcext:value-type="float">
            <text:p>0.0010483866</text:p>
          </table:table-cell>
          <table:table-cell office:value-type="float" office:value="-0.95375562" calcext:value-type="float">
            <text:p>-0.95375562</text:p>
          </table:table-cell>
          <table:table-cell office:value-type="float" office:value="-0.6072386" calcext:value-type="float">
            <text:p>-0.6072386</text:p>
          </table:table-cell>
          <table:table-cell office:value-type="float" office:value="295.52733" calcext:value-type="float">
            <text:p>295.527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2000" calcext:value-type="float">
            <text:p>982000</text:p>
          </table:table-cell>
          <table:table-cell office:value-type="float" office:value="0.0011710507" calcext:value-type="float">
            <text:p>0.0011710507</text:p>
          </table:table-cell>
          <table:table-cell office:value-type="float" office:value="-1.0078313" calcext:value-type="float">
            <text:p>-1.0078313</text:p>
          </table:table-cell>
          <table:table-cell office:value-type="float" office:value="-0.56318901" calcext:value-type="float">
            <text:p>-0.56318901</text:p>
          </table:table-cell>
          <table:table-cell office:value-type="float" office:value="291.85846" calcext:value-type="float">
            <text:p>291.858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3000" calcext:value-type="float">
            <text:p>983000</text:p>
          </table:table-cell>
          <table:table-cell office:value-type="float" office:value="0.0010431158" calcext:value-type="float">
            <text:p>0.0010431158</text:p>
          </table:table-cell>
          <table:table-cell office:value-type="float" office:value="-0.944836" calcext:value-type="float">
            <text:p>-0.944836</text:p>
          </table:table-cell>
          <table:table-cell office:value-type="float" office:value="-0.52716738" calcext:value-type="float">
            <text:p>-0.52716738</text:p>
          </table:table-cell>
          <table:table-cell office:value-type="float" office:value="290.84414" calcext:value-type="float">
            <text:p>290.844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4000" calcext:value-type="float">
            <text:p>984000</text:p>
          </table:table-cell>
          <table:table-cell office:value-type="float" office:value="0.0011570635" calcext:value-type="float">
            <text:p>0.0011570635</text:p>
          </table:table-cell>
          <table:table-cell office:value-type="float" office:value="-0.8646096" calcext:value-type="float">
            <text:p>-0.8646096</text:p>
          </table:table-cell>
          <table:table-cell office:value-type="float" office:value="-0.4382894" calcext:value-type="float">
            <text:p>-0.4382894</text:p>
          </table:table-cell>
          <table:table-cell office:value-type="float" office:value="293.21461" calcext:value-type="float">
            <text:p>293.214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5000" calcext:value-type="float">
            <text:p>985000</text:p>
          </table:table-cell>
          <table:table-cell office:value-type="float" office:value="0.0011496216" calcext:value-type="float">
            <text:p>0.0011496216</text:p>
          </table:table-cell>
          <table:table-cell office:value-type="float" office:value="-0.89383295" calcext:value-type="float">
            <text:p>-0.89383295</text:p>
          </table:table-cell>
          <table:table-cell office:value-type="float" office:value="-0.4410498" calcext:value-type="float">
            <text:p>-0.4410498</text:p>
          </table:table-cell>
          <table:table-cell office:value-type="float" office:value="296.32923" calcext:value-type="float">
            <text:p>296.329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6000" calcext:value-type="float">
            <text:p>986000</text:p>
          </table:table-cell>
          <table:table-cell office:value-type="float" office:value="0.0011900493" calcext:value-type="float">
            <text:p>0.0011900493</text:p>
          </table:table-cell>
          <table:table-cell office:value-type="float" office:value="-0.91046179" calcext:value-type="float">
            <text:p>-0.91046179</text:p>
          </table:table-cell>
          <table:table-cell office:value-type="float" office:value="-0.49148259" calcext:value-type="float">
            <text:p>-0.49148259</text:p>
          </table:table-cell>
          <table:table-cell office:value-type="float" office:value="295.54168" calcext:value-type="float">
            <text:p>295.541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7000" calcext:value-type="float">
            <text:p>987000</text:p>
          </table:table-cell>
          <table:table-cell office:value-type="float" office:value="0.0011704419" calcext:value-type="float">
            <text:p>0.0011704419</text:p>
          </table:table-cell>
          <table:table-cell office:value-type="float" office:value="-0.93612096" calcext:value-type="float">
            <text:p>-0.93612096</text:p>
          </table:table-cell>
          <table:table-cell office:value-type="float" office:value="-0.45941567" calcext:value-type="float">
            <text:p>-0.45941567</text:p>
          </table:table-cell>
          <table:table-cell office:value-type="float" office:value="289.78664" calcext:value-type="float">
            <text:p>289.78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8000" calcext:value-type="float">
            <text:p>988000</text:p>
          </table:table-cell>
          <table:table-cell office:value-type="float" office:value="0.0011646627" calcext:value-type="float">
            <text:p>0.0011646627</text:p>
          </table:table-cell>
          <table:table-cell office:value-type="float" office:value="-0.92603599" calcext:value-type="float">
            <text:p>-0.92603599</text:p>
          </table:table-cell>
          <table:table-cell office:value-type="float" office:value="-0.46531304" calcext:value-type="float">
            <text:p>-0.46531304</text:p>
          </table:table-cell>
          <table:table-cell office:value-type="float" office:value="283.60195" calcext:value-type="float">
            <text:p>283.601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9000" calcext:value-type="float">
            <text:p>989000</text:p>
          </table:table-cell>
          <table:table-cell office:value-type="float" office:value="0.0011325781" calcext:value-type="float">
            <text:p>0.0011325781</text:p>
          </table:table-cell>
          <table:table-cell office:value-type="float" office:value="-0.88312289" calcext:value-type="float">
            <text:p>-0.88312289</text:p>
          </table:table-cell>
          <table:table-cell office:value-type="float" office:value="-0.44539734" calcext:value-type="float">
            <text:p>-0.44539734</text:p>
          </table:table-cell>
          <table:table-cell office:value-type="float" office:value="296.76684" calcext:value-type="float">
            <text:p>296.766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0000" calcext:value-type="float">
            <text:p>990000</text:p>
          </table:table-cell>
          <table:table-cell office:value-type="float" office:value="0.0011243146" calcext:value-type="float">
            <text:p>0.0011243146</text:p>
          </table:table-cell>
          <table:table-cell office:value-type="float" office:value="-1.0315609" calcext:value-type="float">
            <text:p>-1.0315609</text:p>
          </table:table-cell>
          <table:table-cell office:value-type="float" office:value="-0.54105786" calcext:value-type="float">
            <text:p>-0.54105786</text:p>
          </table:table-cell>
          <table:table-cell office:value-type="float" office:value="288.74926" calcext:value-type="float">
            <text:p>288.749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1000" calcext:value-type="float">
            <text:p>991000</text:p>
          </table:table-cell>
          <table:table-cell office:value-type="float" office:value="0.0012642157" calcext:value-type="float">
            <text:p>0.0012642157</text:p>
          </table:table-cell>
          <table:table-cell office:value-type="float" office:value="-1.1001217" calcext:value-type="float">
            <text:p>-1.1001217</text:p>
          </table:table-cell>
          <table:table-cell office:value-type="float" office:value="-0.62559884" calcext:value-type="float">
            <text:p>-0.62559884</text:p>
          </table:table-cell>
          <table:table-cell office:value-type="float" office:value="291.6637" calcext:value-type="float">
            <text:p>291.66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2000" calcext:value-type="float">
            <text:p>992000</text:p>
          </table:table-cell>
          <table:table-cell office:value-type="float" office:value="0.0011828191" calcext:value-type="float">
            <text:p>0.0011828191</text:p>
          </table:table-cell>
          <table:table-cell office:value-type="float" office:value="-1.048734" calcext:value-type="float">
            <text:p>-1.048734</text:p>
          </table:table-cell>
          <table:table-cell office:value-type="float" office:value="-0.57610195" calcext:value-type="float">
            <text:p>-0.57610195</text:p>
          </table:table-cell>
          <table:table-cell office:value-type="float" office:value="292.60829" calcext:value-type="float">
            <text:p>292.608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3000" calcext:value-type="float">
            <text:p>993000</text:p>
          </table:table-cell>
          <table:table-cell office:value-type="float" office:value="0.0011904623" calcext:value-type="float">
            <text:p>0.0011904623</text:p>
          </table:table-cell>
          <table:table-cell office:value-type="float" office:value="-0.86511228" calcext:value-type="float">
            <text:p>-0.86511228</text:p>
          </table:table-cell>
          <table:table-cell office:value-type="float" office:value="-0.39456689" calcext:value-type="float">
            <text:p>-0.39456689</text:p>
          </table:table-cell>
          <table:table-cell office:value-type="float" office:value="290.03818" calcext:value-type="float">
            <text:p>290.038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4000" calcext:value-type="float">
            <text:p>994000</text:p>
          </table:table-cell>
          <table:table-cell office:value-type="float" office:value="0.0011850415" calcext:value-type="float">
            <text:p>0.0011850415</text:p>
          </table:table-cell>
          <table:table-cell office:value-type="float" office:value="-0.89169594" calcext:value-type="float">
            <text:p>-0.89169594</text:p>
          </table:table-cell>
          <table:table-cell office:value-type="float" office:value="-0.39144819" calcext:value-type="float">
            <text:p>-0.39144819</text:p>
          </table:table-cell>
          <table:table-cell office:value-type="float" office:value="289.61119" calcext:value-type="float">
            <text:p>289.611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5000" calcext:value-type="float">
            <text:p>995000</text:p>
          </table:table-cell>
          <table:table-cell office:value-type="float" office:value="0.0010644932" calcext:value-type="float">
            <text:p>0.0010644932</text:p>
          </table:table-cell>
          <table:table-cell office:value-type="float" office:value="-0.91311305" calcext:value-type="float">
            <text:p>-0.91311305</text:p>
          </table:table-cell>
          <table:table-cell office:value-type="float" office:value="-0.48932069" calcext:value-type="float">
            <text:p>-0.48932069</text:p>
          </table:table-cell>
          <table:table-cell office:value-type="float" office:value="294.07614" calcext:value-type="float">
            <text:p>294.07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6000" calcext:value-type="float">
            <text:p>996000</text:p>
          </table:table-cell>
          <table:table-cell office:value-type="float" office:value="0.0011097124" calcext:value-type="float">
            <text:p>0.0011097124</text:p>
          </table:table-cell>
          <table:table-cell office:value-type="float" office:value="-0.93851435" calcext:value-type="float">
            <text:p>-0.93851435</text:p>
          </table:table-cell>
          <table:table-cell office:value-type="float" office:value="-0.53597681" calcext:value-type="float">
            <text:p>-0.53597681</text:p>
          </table:table-cell>
          <table:table-cell office:value-type="float" office:value="294.44704" calcext:value-type="float">
            <text:p>294.447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7000" calcext:value-type="float">
            <text:p>997000</text:p>
          </table:table-cell>
          <table:table-cell office:value-type="float" office:value="0.0011173528" calcext:value-type="float">
            <text:p>0.0011173528</text:p>
          </table:table-cell>
          <table:table-cell office:value-type="float" office:value="-0.9512737" calcext:value-type="float">
            <text:p>-0.9512737</text:p>
          </table:table-cell>
          <table:table-cell office:value-type="float" office:value="-0.52244396" calcext:value-type="float">
            <text:p>-0.52244396</text:p>
          </table:table-cell>
          <table:table-cell office:value-type="float" office:value="290.65542" calcext:value-type="float">
            <text:p>290.655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8000" calcext:value-type="float">
            <text:p>998000</text:p>
          </table:table-cell>
          <table:table-cell office:value-type="float" office:value="0.0012107668" calcext:value-type="float">
            <text:p>0.0012107668</text:p>
          </table:table-cell>
          <table:table-cell office:value-type="float" office:value="-1.0481357" calcext:value-type="float">
            <text:p>-1.0481357</text:p>
          </table:table-cell>
          <table:table-cell office:value-type="float" office:value="-0.59551494" calcext:value-type="float">
            <text:p>-0.59551494</text:p>
          </table:table-cell>
          <table:table-cell office:value-type="float" office:value="293.29048" calcext:value-type="float">
            <text:p>293.290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9000" calcext:value-type="float">
            <text:p>999000</text:p>
          </table:table-cell>
          <table:table-cell office:value-type="float" office:value="0.0011772176" calcext:value-type="float">
            <text:p>0.0011772176</text:p>
          </table:table-cell>
          <table:table-cell office:value-type="float" office:value="-1.1124868" calcext:value-type="float">
            <text:p>-1.1124868</text:p>
          </table:table-cell>
          <table:table-cell office:value-type="float" office:value="-0.68516168" calcext:value-type="float">
            <text:p>-0.68516168</text:p>
          </table:table-cell>
          <table:table-cell office:value-type="float" office:value="285.78329" calcext:value-type="float">
            <text:p>285.783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0.0011445495" calcext:value-type="float">
            <text:p>0.0011445495</text:p>
          </table:table-cell>
          <table:table-cell office:value-type="float" office:value="-1.0225089" calcext:value-type="float">
            <text:p>-1.0225089</text:p>
          </table:table-cell>
          <table:table-cell office:value-type="float" office:value="-0.64958263" calcext:value-type="float">
            <text:p>-0.64958263</text:p>
          </table:table-cell>
          <table:table-cell office:value-type="float" office:value="296.30484" calcext:value-type="float">
            <text:p>296.30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1000" calcext:value-type="float">
            <text:p>1001000</text:p>
          </table:table-cell>
          <table:table-cell office:value-type="float" office:value="0.001220285" calcext:value-type="float">
            <text:p>0.001220285</text:p>
          </table:table-cell>
          <table:table-cell office:value-type="float" office:value="-0.93666179" calcext:value-type="float">
            <text:p>-0.93666179</text:p>
          </table:table-cell>
          <table:table-cell office:value-type="float" office:value="-0.47067992" calcext:value-type="float">
            <text:p>-0.47067992</text:p>
          </table:table-cell>
          <table:table-cell office:value-type="float" office:value="296.48581" calcext:value-type="float">
            <text:p>296.485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2000" calcext:value-type="float">
            <text:p>1002000</text:p>
          </table:table-cell>
          <table:table-cell office:value-type="float" office:value="0.0012534131" calcext:value-type="float">
            <text:p>0.0012534131</text:p>
          </table:table-cell>
          <table:table-cell office:value-type="float" office:value="-1.0154415" calcext:value-type="float">
            <text:p>-1.0154415</text:p>
          </table:table-cell>
          <table:table-cell office:value-type="float" office:value="-0.51762019" calcext:value-type="float">
            <text:p>-0.51762019</text:p>
          </table:table-cell>
          <table:table-cell office:value-type="float" office:value="290.57342" calcext:value-type="float">
            <text:p>290.573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3000" calcext:value-type="float">
            <text:p>1003000</text:p>
          </table:table-cell>
          <table:table-cell office:value-type="float" office:value="0.0011537226" calcext:value-type="float">
            <text:p>0.0011537226</text:p>
          </table:table-cell>
          <table:table-cell office:value-type="float" office:value="-1.0043051" calcext:value-type="float">
            <text:p>-1.0043051</text:p>
          </table:table-cell>
          <table:table-cell office:value-type="float" office:value="-0.5283818" calcext:value-type="float">
            <text:p>-0.5283818</text:p>
          </table:table-cell>
          <table:table-cell office:value-type="float" office:value="295.57402" calcext:value-type="float">
            <text:p>295.574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4000" calcext:value-type="float">
            <text:p>1004000</text:p>
          </table:table-cell>
          <table:table-cell office:value-type="float" office:value="0.001289956" calcext:value-type="float">
            <text:p>0.001289956</text:p>
          </table:table-cell>
          <table:table-cell office:value-type="float" office:value="-1.1078532" calcext:value-type="float">
            <text:p>-1.1078532</text:p>
          </table:table-cell>
          <table:table-cell office:value-type="float" office:value="-0.61484568" calcext:value-type="float">
            <text:p>-0.61484568</text:p>
          </table:table-cell>
          <table:table-cell office:value-type="float" office:value="299.12573" calcext:value-type="float">
            <text:p>299.125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5000" calcext:value-type="float">
            <text:p>1005000</text:p>
          </table:table-cell>
          <table:table-cell office:value-type="float" office:value="0.0012296499" calcext:value-type="float">
            <text:p>0.0012296499</text:p>
          </table:table-cell>
          <table:table-cell office:value-type="float" office:value="-1.0598553" calcext:value-type="float">
            <text:p>-1.0598553</text:p>
          </table:table-cell>
          <table:table-cell office:value-type="float" office:value="-0.6055671" calcext:value-type="float">
            <text:p>-0.6055671</text:p>
          </table:table-cell>
          <table:table-cell office:value-type="float" office:value="288.12392" calcext:value-type="float">
            <text:p>288.123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6000" calcext:value-type="float">
            <text:p>1006000</text:p>
          </table:table-cell>
          <table:table-cell office:value-type="float" office:value="0.0011398624" calcext:value-type="float">
            <text:p>0.0011398624</text:p>
          </table:table-cell>
          <table:table-cell office:value-type="float" office:value="-0.98737946" calcext:value-type="float">
            <text:p>-0.98737946</text:p>
          </table:table-cell>
          <table:table-cell office:value-type="float" office:value="-0.54743364" calcext:value-type="float">
            <text:p>-0.54743364</text:p>
          </table:table-cell>
          <table:table-cell office:value-type="float" office:value="290.48202" calcext:value-type="float">
            <text:p>290.482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7000" calcext:value-type="float">
            <text:p>1007000</text:p>
          </table:table-cell>
          <table:table-cell office:value-type="float" office:value="0.0011510141" calcext:value-type="float">
            <text:p>0.0011510141</text:p>
          </table:table-cell>
          <table:table-cell office:value-type="float" office:value="-1.0449018" calcext:value-type="float">
            <text:p>-1.0449018</text:p>
          </table:table-cell>
          <table:table-cell office:value-type="float" office:value="-0.55918094" calcext:value-type="float">
            <text:p>-0.55918094</text:p>
          </table:table-cell>
          <table:table-cell office:value-type="float" office:value="287.03413" calcext:value-type="float">
            <text:p>287.03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8000" calcext:value-type="float">
            <text:p>1008000</text:p>
          </table:table-cell>
          <table:table-cell office:value-type="float" office:value="0.0011960555" calcext:value-type="float">
            <text:p>0.0011960555</text:p>
          </table:table-cell>
          <table:table-cell office:value-type="float" office:value="-0.91177397" calcext:value-type="float">
            <text:p>-0.91177397</text:p>
          </table:table-cell>
          <table:table-cell office:value-type="float" office:value="-0.43838325" calcext:value-type="float">
            <text:p>-0.43838325</text:p>
          </table:table-cell>
          <table:table-cell office:value-type="float" office:value="290.07187" calcext:value-type="float">
            <text:p>290.071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9000" calcext:value-type="float">
            <text:p>1009000</text:p>
          </table:table-cell>
          <table:table-cell office:value-type="float" office:value="0.0011683381" calcext:value-type="float">
            <text:p>0.0011683381</text:p>
          </table:table-cell>
          <table:table-cell office:value-type="float" office:value="-0.905232" calcext:value-type="float">
            <text:p>-0.905232</text:p>
          </table:table-cell>
          <table:table-cell office:value-type="float" office:value="-0.42773231" calcext:value-type="float">
            <text:p>-0.42773231</text:p>
          </table:table-cell>
          <table:table-cell office:value-type="float" office:value="290.30629" calcext:value-type="float">
            <text:p>290.306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0000" calcext:value-type="float">
            <text:p>1010000</text:p>
          </table:table-cell>
          <table:table-cell office:value-type="float" office:value="0.0012963527" calcext:value-type="float">
            <text:p>0.0012963527</text:p>
          </table:table-cell>
          <table:table-cell office:value-type="float" office:value="-1.1098031" calcext:value-type="float">
            <text:p>-1.1098031</text:p>
          </table:table-cell>
          <table:table-cell office:value-type="float" office:value="-0.6320817" calcext:value-type="float">
            <text:p>-0.6320817</text:p>
          </table:table-cell>
          <table:table-cell office:value-type="float" office:value="291.04651" calcext:value-type="float">
            <text:p>291.046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1000" calcext:value-type="float">
            <text:p>1011000</text:p>
          </table:table-cell>
          <table:table-cell office:value-type="float" office:value="0.0013114921" calcext:value-type="float">
            <text:p>0.0013114921</text:p>
          </table:table-cell>
          <table:table-cell office:value-type="float" office:value="-1.2145141" calcext:value-type="float">
            <text:p>-1.2145141</text:p>
          </table:table-cell>
          <table:table-cell office:value-type="float" office:value="-0.6883196" calcext:value-type="float">
            <text:p>-0.6883196</text:p>
          </table:table-cell>
          <table:table-cell office:value-type="float" office:value="291.04101" calcext:value-type="float">
            <text:p>291.04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2000" calcext:value-type="float">
            <text:p>1012000</text:p>
          </table:table-cell>
          <table:table-cell office:value-type="float" office:value="0.0012329821" calcext:value-type="float">
            <text:p>0.0012329821</text:p>
          </table:table-cell>
          <table:table-cell office:value-type="float" office:value="-1.1178378" calcext:value-type="float">
            <text:p>-1.1178378</text:p>
          </table:table-cell>
          <table:table-cell office:value-type="float" office:value="-0.63692785" calcext:value-type="float">
            <text:p>-0.63692785</text:p>
          </table:table-cell>
          <table:table-cell office:value-type="float" office:value="292.84657" calcext:value-type="float">
            <text:p>292.846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3000" calcext:value-type="float">
            <text:p>1013000</text:p>
          </table:table-cell>
          <table:table-cell office:value-type="float" office:value="0.0012611018" calcext:value-type="float">
            <text:p>0.0012611018</text:p>
          </table:table-cell>
          <table:table-cell office:value-type="float" office:value="-1.0307139" calcext:value-type="float">
            <text:p>-1.0307139</text:p>
          </table:table-cell>
          <table:table-cell office:value-type="float" office:value="-0.52193151" calcext:value-type="float">
            <text:p>-0.52193151</text:p>
          </table:table-cell>
          <table:table-cell office:value-type="float" office:value="288.92958" calcext:value-type="float">
            <text:p>288.929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4000" calcext:value-type="float">
            <text:p>1014000</text:p>
          </table:table-cell>
          <table:table-cell office:value-type="float" office:value="0.0012519889" calcext:value-type="float">
            <text:p>0.0012519889</text:p>
          </table:table-cell>
          <table:table-cell office:value-type="float" office:value="-1.0896818" calcext:value-type="float">
            <text:p>-1.0896818</text:p>
          </table:table-cell>
          <table:table-cell office:value-type="float" office:value="-0.50030683" calcext:value-type="float">
            <text:p>-0.50030683</text:p>
          </table:table-cell>
          <table:table-cell office:value-type="float" office:value="292.48818" calcext:value-type="float">
            <text:p>292.488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5000" calcext:value-type="float">
            <text:p>1015000</text:p>
          </table:table-cell>
          <table:table-cell office:value-type="float" office:value="0.0012819999" calcext:value-type="float">
            <text:p>0.0012819999</text:p>
          </table:table-cell>
          <table:table-cell office:value-type="float" office:value="-1.0211597" calcext:value-type="float">
            <text:p>-1.0211597</text:p>
          </table:table-cell>
          <table:table-cell office:value-type="float" office:value="-0.46601409" calcext:value-type="float">
            <text:p>-0.46601409</text:p>
          </table:table-cell>
          <table:table-cell office:value-type="float" office:value="293.41329" calcext:value-type="float">
            <text:p>293.413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6000" calcext:value-type="float">
            <text:p>1016000</text:p>
          </table:table-cell>
          <table:table-cell office:value-type="float" office:value="0.0012315357" calcext:value-type="float">
            <text:p>0.0012315357</text:p>
          </table:table-cell>
          <table:table-cell office:value-type="float" office:value="-0.9081865" calcext:value-type="float">
            <text:p>-0.9081865</text:p>
          </table:table-cell>
          <table:table-cell office:value-type="float" office:value="-0.40307961" calcext:value-type="float">
            <text:p>-0.40307961</text:p>
          </table:table-cell>
          <table:table-cell office:value-type="float" office:value="293.76881" calcext:value-type="float">
            <text:p>293.768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7000" calcext:value-type="float">
            <text:p>1017000</text:p>
          </table:table-cell>
          <table:table-cell office:value-type="float" office:value="0.0013613709" calcext:value-type="float">
            <text:p>0.0013613709</text:p>
          </table:table-cell>
          <table:table-cell office:value-type="float" office:value="-0.97325093" calcext:value-type="float">
            <text:p>-0.97325093</text:p>
          </table:table-cell>
          <table:table-cell office:value-type="float" office:value="-0.38055034" calcext:value-type="float">
            <text:p>-0.38055034</text:p>
          </table:table-cell>
          <table:table-cell office:value-type="float" office:value="295.47481" calcext:value-type="float">
            <text:p>295.474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8000" calcext:value-type="float">
            <text:p>1018000</text:p>
          </table:table-cell>
          <table:table-cell office:value-type="float" office:value="0.0013233402" calcext:value-type="float">
            <text:p>0.0013233402</text:p>
          </table:table-cell>
          <table:table-cell office:value-type="float" office:value="-0.99086951" calcext:value-type="float">
            <text:p>-0.99086951</text:p>
          </table:table-cell>
          <table:table-cell office:value-type="float" office:value="-0.45867813" calcext:value-type="float">
            <text:p>-0.45867813</text:p>
          </table:table-cell>
          <table:table-cell office:value-type="float" office:value="294.56224" calcext:value-type="float">
            <text:p>294.562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9000" calcext:value-type="float">
            <text:p>1019000</text:p>
          </table:table-cell>
          <table:table-cell office:value-type="float" office:value="0.001351775" calcext:value-type="float">
            <text:p>0.001351775</text:p>
          </table:table-cell>
          <table:table-cell office:value-type="float" office:value="-1.0802719" calcext:value-type="float">
            <text:p>-1.0802719</text:p>
          </table:table-cell>
          <table:table-cell office:value-type="float" office:value="-0.57602544" calcext:value-type="float">
            <text:p>-0.57602544</text:p>
          </table:table-cell>
          <table:table-cell office:value-type="float" office:value="293.49492" calcext:value-type="float">
            <text:p>293.494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0000" calcext:value-type="float">
            <text:p>1020000</text:p>
          </table:table-cell>
          <table:table-cell office:value-type="float" office:value="0.0014030477" calcext:value-type="float">
            <text:p>0.0014030477</text:p>
          </table:table-cell>
          <table:table-cell office:value-type="float" office:value="-1.1478503" calcext:value-type="float">
            <text:p>-1.1478503</text:p>
          </table:table-cell>
          <table:table-cell office:value-type="float" office:value="-0.67390845" calcext:value-type="float">
            <text:p>-0.67390845</text:p>
          </table:table-cell>
          <table:table-cell office:value-type="float" office:value="290.65281" calcext:value-type="float">
            <text:p>290.652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1000" calcext:value-type="float">
            <text:p>1021000</text:p>
          </table:table-cell>
          <table:table-cell office:value-type="float" office:value="0.0014076127" calcext:value-type="float">
            <text:p>0.0014076127</text:p>
          </table:table-cell>
          <table:table-cell office:value-type="float" office:value="-1.027728" calcext:value-type="float">
            <text:p>-1.027728</text:p>
          </table:table-cell>
          <table:table-cell office:value-type="float" office:value="-0.46288019" calcext:value-type="float">
            <text:p>-0.46288019</text:p>
          </table:table-cell>
          <table:table-cell office:value-type="float" office:value="290.88929" calcext:value-type="float">
            <text:p>290.889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2000" calcext:value-type="float">
            <text:p>1022000</text:p>
          </table:table-cell>
          <table:table-cell office:value-type="float" office:value="0.0013861831" calcext:value-type="float">
            <text:p>0.0013861831</text:p>
          </table:table-cell>
          <table:table-cell office:value-type="float" office:value="-0.8862167" calcext:value-type="float">
            <text:p>-0.8862167</text:p>
          </table:table-cell>
          <table:table-cell office:value-type="float" office:value="-0.31792696" calcext:value-type="float">
            <text:p>-0.31792696</text:p>
          </table:table-cell>
          <table:table-cell office:value-type="float" office:value="290.24952" calcext:value-type="float">
            <text:p>290.249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3000" calcext:value-type="float">
            <text:p>1023000</text:p>
          </table:table-cell>
          <table:table-cell office:value-type="float" office:value="0.0012757675" calcext:value-type="float">
            <text:p>0.0012757675</text:p>
          </table:table-cell>
          <table:table-cell office:value-type="float" office:value="-0.8567977" calcext:value-type="float">
            <text:p>-0.8567977</text:p>
          </table:table-cell>
          <table:table-cell office:value-type="float" office:value="-0.38524235" calcext:value-type="float">
            <text:p>-0.38524235</text:p>
          </table:table-cell>
          <table:table-cell office:value-type="float" office:value="294.12557" calcext:value-type="float">
            <text:p>294.125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000" calcext:value-type="float">
            <text:p>1024000</text:p>
          </table:table-cell>
          <table:table-cell office:value-type="float" office:value="0.0013371511" calcext:value-type="float">
            <text:p>0.0013371511</text:p>
          </table:table-cell>
          <table:table-cell office:value-type="float" office:value="-1.038659" calcext:value-type="float">
            <text:p>-1.038659</text:p>
          </table:table-cell>
          <table:table-cell office:value-type="float" office:value="-0.55506157" calcext:value-type="float">
            <text:p>-0.55506157</text:p>
          </table:table-cell>
          <table:table-cell office:value-type="float" office:value="288.25313" calcext:value-type="float">
            <text:p>288.253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5000" calcext:value-type="float">
            <text:p>1025000</text:p>
          </table:table-cell>
          <table:table-cell office:value-type="float" office:value="0.0012515705" calcext:value-type="float">
            <text:p>0.0012515705</text:p>
          </table:table-cell>
          <table:table-cell office:value-type="float" office:value="-1.088656" calcext:value-type="float">
            <text:p>-1.088656</text:p>
          </table:table-cell>
          <table:table-cell office:value-type="float" office:value="-0.6069658" calcext:value-type="float">
            <text:p>-0.6069658</text:p>
          </table:table-cell>
          <table:table-cell office:value-type="float" office:value="289.85412" calcext:value-type="float">
            <text:p>289.854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6000" calcext:value-type="float">
            <text:p>1026000</text:p>
          </table:table-cell>
          <table:table-cell office:value-type="float" office:value="0.001344711" calcext:value-type="float">
            <text:p>0.001344711</text:p>
          </table:table-cell>
          <table:table-cell office:value-type="float" office:value="-1.0505604" calcext:value-type="float">
            <text:p>-1.0505604</text:p>
          </table:table-cell>
          <table:table-cell office:value-type="float" office:value="-0.55870005" calcext:value-type="float">
            <text:p>-0.55870005</text:p>
          </table:table-cell>
          <table:table-cell office:value-type="float" office:value="291.67749" calcext:value-type="float">
            <text:p>291.677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7000" calcext:value-type="float">
            <text:p>1027000</text:p>
          </table:table-cell>
          <table:table-cell office:value-type="float" office:value="0.001418711" calcext:value-type="float">
            <text:p>0.001418711</text:p>
          </table:table-cell>
          <table:table-cell office:value-type="float" office:value="-1.0588848" calcext:value-type="float">
            <text:p>-1.0588848</text:p>
          </table:table-cell>
          <table:table-cell office:value-type="float" office:value="-0.53060171" calcext:value-type="float">
            <text:p>-0.53060171</text:p>
          </table:table-cell>
          <table:table-cell office:value-type="float" office:value="289.31953" calcext:value-type="float">
            <text:p>289.319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8000" calcext:value-type="float">
            <text:p>1028000</text:p>
          </table:table-cell>
          <table:table-cell office:value-type="float" office:value="0.0013670997" calcext:value-type="float">
            <text:p>0.0013670997</text:p>
          </table:table-cell>
          <table:table-cell office:value-type="float" office:value="-1.1042337" calcext:value-type="float">
            <text:p>-1.1042337</text:p>
          </table:table-cell>
          <table:table-cell office:value-type="float" office:value="-0.62505917" calcext:value-type="float">
            <text:p>-0.62505917</text:p>
          </table:table-cell>
          <table:table-cell office:value-type="float" office:value="296.18428" calcext:value-type="float">
            <text:p>296.184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9000" calcext:value-type="float">
            <text:p>1029000</text:p>
          </table:table-cell>
          <table:table-cell office:value-type="float" office:value="0.0014134328" calcext:value-type="float">
            <text:p>0.0014134328</text:p>
          </table:table-cell>
          <table:table-cell office:value-type="float" office:value="-1.0954942" calcext:value-type="float">
            <text:p>-1.0954942</text:p>
          </table:table-cell>
          <table:table-cell office:value-type="float" office:value="-0.63014132" calcext:value-type="float">
            <text:p>-0.63014132</text:p>
          </table:table-cell>
          <table:table-cell office:value-type="float" office:value="294.26361" calcext:value-type="float">
            <text:p>294.263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0000" calcext:value-type="float">
            <text:p>1030000</text:p>
          </table:table-cell>
          <table:table-cell office:value-type="float" office:value="0.001300405" calcext:value-type="float">
            <text:p>0.001300405</text:p>
          </table:table-cell>
          <table:table-cell office:value-type="float" office:value="-1.0129358" calcext:value-type="float">
            <text:p>-1.0129358</text:p>
          </table:table-cell>
          <table:table-cell office:value-type="float" office:value="-0.53124882" calcext:value-type="float">
            <text:p>-0.53124882</text:p>
          </table:table-cell>
          <table:table-cell office:value-type="float" office:value="292.06491" calcext:value-type="float">
            <text:p>292.064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1000" calcext:value-type="float">
            <text:p>1031000</text:p>
          </table:table-cell>
          <table:table-cell office:value-type="float" office:value="0.0013101389" calcext:value-type="float">
            <text:p>0.0013101389</text:p>
          </table:table-cell>
          <table:table-cell office:value-type="float" office:value="-1.0417754" calcext:value-type="float">
            <text:p>-1.0417754</text:p>
          </table:table-cell>
          <table:table-cell office:value-type="float" office:value="-0.56069598" calcext:value-type="float">
            <text:p>-0.56069598</text:p>
          </table:table-cell>
          <table:table-cell office:value-type="float" office:value="290.76175" calcext:value-type="float">
            <text:p>290.761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2000" calcext:value-type="float">
            <text:p>1032000</text:p>
          </table:table-cell>
          <table:table-cell office:value-type="float" office:value="0.0013888073" calcext:value-type="float">
            <text:p>0.0013888073</text:p>
          </table:table-cell>
          <table:table-cell office:value-type="float" office:value="-1.0973392" calcext:value-type="float">
            <text:p>-1.0973392</text:p>
          </table:table-cell>
          <table:table-cell office:value-type="float" office:value="-0.54262846" calcext:value-type="float">
            <text:p>-0.54262846</text:p>
          </table:table-cell>
          <table:table-cell office:value-type="float" office:value="289.05746" calcext:value-type="float">
            <text:p>289.057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3000" calcext:value-type="float">
            <text:p>1033000</text:p>
          </table:table-cell>
          <table:table-cell office:value-type="float" office:value="0.0013865666" calcext:value-type="float">
            <text:p>0.0013865666</text:p>
          </table:table-cell>
          <table:table-cell office:value-type="float" office:value="-1.1293716" calcext:value-type="float">
            <text:p>-1.1293716</text:p>
          </table:table-cell>
          <table:table-cell office:value-type="float" office:value="-0.55609109" calcext:value-type="float">
            <text:p>-0.55609109</text:p>
          </table:table-cell>
          <table:table-cell office:value-type="float" office:value="294.38013" calcext:value-type="float">
            <text:p>294.38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4000" calcext:value-type="float">
            <text:p>1034000</text:p>
          </table:table-cell>
          <table:table-cell office:value-type="float" office:value="0.0013502841" calcext:value-type="float">
            <text:p>0.0013502841</text:p>
          </table:table-cell>
          <table:table-cell office:value-type="float" office:value="-1.1459094" calcext:value-type="float">
            <text:p>-1.1459094</text:p>
          </table:table-cell>
          <table:table-cell office:value-type="float" office:value="-0.58516968" calcext:value-type="float">
            <text:p>-0.58516968</text:p>
          </table:table-cell>
          <table:table-cell office:value-type="float" office:value="295.20491" calcext:value-type="float">
            <text:p>295.204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5000" calcext:value-type="float">
            <text:p>1035000</text:p>
          </table:table-cell>
          <table:table-cell office:value-type="float" office:value="0.0014359852" calcext:value-type="float">
            <text:p>0.0014359852</text:p>
          </table:table-cell>
          <table:table-cell office:value-type="float" office:value="-1.1930854" calcext:value-type="float">
            <text:p>-1.1930854</text:p>
          </table:table-cell>
          <table:table-cell office:value-type="float" office:value="-0.60898229" calcext:value-type="float">
            <text:p>-0.60898229</text:p>
          </table:table-cell>
          <table:table-cell office:value-type="float" office:value="290.62349" calcext:value-type="float">
            <text:p>290.623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6000" calcext:value-type="float">
            <text:p>1036000</text:p>
          </table:table-cell>
          <table:table-cell office:value-type="float" office:value="0.0014526583" calcext:value-type="float">
            <text:p>0.0014526583</text:p>
          </table:table-cell>
          <table:table-cell office:value-type="float" office:value="-1.2311259" calcext:value-type="float">
            <text:p>-1.2311259</text:p>
          </table:table-cell>
          <table:table-cell office:value-type="float" office:value="-0.67528801" calcext:value-type="float">
            <text:p>-0.67528801</text:p>
          </table:table-cell>
          <table:table-cell office:value-type="float" office:value="286.5635" calcext:value-type="float">
            <text:p>286.56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7000" calcext:value-type="float">
            <text:p>1037000</text:p>
          </table:table-cell>
          <table:table-cell office:value-type="float" office:value="0.0013396402" calcext:value-type="float">
            <text:p>0.0013396402</text:p>
          </table:table-cell>
          <table:table-cell office:value-type="float" office:value="-1.2216253" calcext:value-type="float">
            <text:p>-1.2216253</text:p>
          </table:table-cell>
          <table:table-cell office:value-type="float" office:value="-0.71037546" calcext:value-type="float">
            <text:p>-0.71037546</text:p>
          </table:table-cell>
          <table:table-cell office:value-type="float" office:value="291.0578" calcext:value-type="float">
            <text:p>291.05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8000" calcext:value-type="float">
            <text:p>1038000</text:p>
          </table:table-cell>
          <table:table-cell office:value-type="float" office:value="0.0013410848" calcext:value-type="float">
            <text:p>0.0013410848</text:p>
          </table:table-cell>
          <table:table-cell office:value-type="float" office:value="-1.2230553" calcext:value-type="float">
            <text:p>-1.2230553</text:p>
          </table:table-cell>
          <table:table-cell office:value-type="float" office:value="-0.65091813" calcext:value-type="float">
            <text:p>-0.65091813</text:p>
          </table:table-cell>
          <table:table-cell office:value-type="float" office:value="291.24092" calcext:value-type="float">
            <text:p>291.240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9000" calcext:value-type="float">
            <text:p>1039000</text:p>
          </table:table-cell>
          <table:table-cell office:value-type="float" office:value="0.0013924786" calcext:value-type="float">
            <text:p>0.0013924786</text:p>
          </table:table-cell>
          <table:table-cell office:value-type="float" office:value="-1.2244951" calcext:value-type="float">
            <text:p>-1.2244951</text:p>
          </table:table-cell>
          <table:table-cell office:value-type="float" office:value="-0.7059476" calcext:value-type="float">
            <text:p>-0.7059476</text:p>
          </table:table-cell>
          <table:table-cell office:value-type="float" office:value="288.01866" calcext:value-type="float">
            <text:p>288.018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0000" calcext:value-type="float">
            <text:p>1040000</text:p>
          </table:table-cell>
          <table:table-cell office:value-type="float" office:value="0.0013915501" calcext:value-type="float">
            <text:p>0.0013915501</text:p>
          </table:table-cell>
          <table:table-cell office:value-type="float" office:value="-1.1787982" calcext:value-type="float">
            <text:p>-1.1787982</text:p>
          </table:table-cell>
          <table:table-cell office:value-type="float" office:value="-0.62052608" calcext:value-type="float">
            <text:p>-0.62052608</text:p>
          </table:table-cell>
          <table:table-cell office:value-type="float" office:value="295.96819" calcext:value-type="float">
            <text:p>295.968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1000" calcext:value-type="float">
            <text:p>1041000</text:p>
          </table:table-cell>
          <table:table-cell office:value-type="float" office:value="0.0012888172" calcext:value-type="float">
            <text:p>0.0012888172</text:p>
          </table:table-cell>
          <table:table-cell office:value-type="float" office:value="-1.078295" calcext:value-type="float">
            <text:p>-1.078295</text:p>
          </table:table-cell>
          <table:table-cell office:value-type="float" office:value="-0.56023043" calcext:value-type="float">
            <text:p>-0.56023043</text:p>
          </table:table-cell>
          <table:table-cell office:value-type="float" office:value="291.6313" calcext:value-type="float">
            <text:p>291.63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2000" calcext:value-type="float">
            <text:p>1042000</text:p>
          </table:table-cell>
          <table:table-cell office:value-type="float" office:value="0.0011709418" calcext:value-type="float">
            <text:p>0.0011709418</text:p>
          </table:table-cell>
          <table:table-cell office:value-type="float" office:value="-1.0589168" calcext:value-type="float">
            <text:p>-1.0589168</text:p>
          </table:table-cell>
          <table:table-cell office:value-type="float" office:value="-0.59337967" calcext:value-type="float">
            <text:p>-0.59337967</text:p>
          </table:table-cell>
          <table:table-cell office:value-type="float" office:value="294.19144" calcext:value-type="float">
            <text:p>294.191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3000" calcext:value-type="float">
            <text:p>1043000</text:p>
          </table:table-cell>
          <table:table-cell office:value-type="float" office:value="0.0012708473" calcext:value-type="float">
            <text:p>0.0012708473</text:p>
          </table:table-cell>
          <table:table-cell office:value-type="float" office:value="-1.1164372" calcext:value-type="float">
            <text:p>-1.1164372</text:p>
          </table:table-cell>
          <table:table-cell office:value-type="float" office:value="-0.532969" calcext:value-type="float">
            <text:p>-0.532969</text:p>
          </table:table-cell>
          <table:table-cell office:value-type="float" office:value="291.15823" calcext:value-type="float">
            <text:p>291.158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4000" calcext:value-type="float">
            <text:p>1044000</text:p>
          </table:table-cell>
          <table:table-cell office:value-type="float" office:value="0.00129434" calcext:value-type="float">
            <text:p>0.00129434</text:p>
          </table:table-cell>
          <table:table-cell office:value-type="float" office:value="-1.1779402" calcext:value-type="float">
            <text:p>-1.1779402</text:p>
          </table:table-cell>
          <table:table-cell office:value-type="float" office:value="-0.67948244" calcext:value-type="float">
            <text:p>-0.67948244</text:p>
          </table:table-cell>
          <table:table-cell office:value-type="float" office:value="293.88005" calcext:value-type="float">
            <text:p>293.88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5000" calcext:value-type="float">
            <text:p>1045000</text:p>
          </table:table-cell>
          <table:table-cell office:value-type="float" office:value="0.001454928" calcext:value-type="float">
            <text:p>0.001454928</text:p>
          </table:table-cell>
          <table:table-cell office:value-type="float" office:value="-1.1948305" calcext:value-type="float">
            <text:p>-1.1948305</text:p>
          </table:table-cell>
          <table:table-cell office:value-type="float" office:value="-0.64107947" calcext:value-type="float">
            <text:p>-0.64107947</text:p>
          </table:table-cell>
          <table:table-cell office:value-type="float" office:value="297.2869" calcext:value-type="float">
            <text:p>297.28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6000" calcext:value-type="float">
            <text:p>1046000</text:p>
          </table:table-cell>
          <table:table-cell office:value-type="float" office:value="0.0014601142" calcext:value-type="float">
            <text:p>0.0014601142</text:p>
          </table:table-cell>
          <table:table-cell office:value-type="float" office:value="-1.0339077" calcext:value-type="float">
            <text:p>-1.0339077</text:p>
          </table:table-cell>
          <table:table-cell office:value-type="float" office:value="-0.51072908" calcext:value-type="float">
            <text:p>-0.51072908</text:p>
          </table:table-cell>
          <table:table-cell office:value-type="float" office:value="296.60187" calcext:value-type="float">
            <text:p>296.601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7000" calcext:value-type="float">
            <text:p>1047000</text:p>
          </table:table-cell>
          <table:table-cell office:value-type="float" office:value="0.0013817276" calcext:value-type="float">
            <text:p>0.0013817276</text:p>
          </table:table-cell>
          <table:table-cell office:value-type="float" office:value="-0.98266282" calcext:value-type="float">
            <text:p>-0.98266282</text:p>
          </table:table-cell>
          <table:table-cell office:value-type="float" office:value="-0.49113542" calcext:value-type="float">
            <text:p>-0.49113542</text:p>
          </table:table-cell>
          <table:table-cell office:value-type="float" office:value="297.09385" calcext:value-type="float">
            <text:p>297.093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8000" calcext:value-type="float">
            <text:p>1048000</text:p>
          </table:table-cell>
          <table:table-cell office:value-type="float" office:value="0.0013890907" calcext:value-type="float">
            <text:p>0.0013890907</text:p>
          </table:table-cell>
          <table:table-cell office:value-type="float" office:value="-1.0452875" calcext:value-type="float">
            <text:p>-1.0452875</text:p>
          </table:table-cell>
          <table:table-cell office:value-type="float" office:value="-0.5068144" calcext:value-type="float">
            <text:p>-0.5068144</text:p>
          </table:table-cell>
          <table:table-cell office:value-type="float" office:value="289.83672" calcext:value-type="float">
            <text:p>289.836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9000" calcext:value-type="float">
            <text:p>1049000</text:p>
          </table:table-cell>
          <table:table-cell office:value-type="float" office:value="0.0014379749" calcext:value-type="float">
            <text:p>0.0014379749</text:p>
          </table:table-cell>
          <table:table-cell office:value-type="float" office:value="-1.2060102" calcext:value-type="float">
            <text:p>-1.2060102</text:p>
          </table:table-cell>
          <table:table-cell office:value-type="float" office:value="-0.61610717" calcext:value-type="float">
            <text:p>-0.61610717</text:p>
          </table:table-cell>
          <table:table-cell office:value-type="float" office:value="300.64813" calcext:value-type="float">
            <text:p>300.648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0000" calcext:value-type="float">
            <text:p>1050000</text:p>
          </table:table-cell>
          <table:table-cell office:value-type="float" office:value="0.0014001685" calcext:value-type="float">
            <text:p>0.0014001685</text:p>
          </table:table-cell>
          <table:table-cell office:value-type="float" office:value="-1.2338879" calcext:value-type="float">
            <text:p>-1.2338879</text:p>
          </table:table-cell>
          <table:table-cell office:value-type="float" office:value="-0.70186104" calcext:value-type="float">
            <text:p>-0.70186104</text:p>
          </table:table-cell>
          <table:table-cell office:value-type="float" office:value="292.29457" calcext:value-type="float">
            <text:p>292.29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1000" calcext:value-type="float">
            <text:p>1051000</text:p>
          </table:table-cell>
          <table:table-cell office:value-type="float" office:value="0.0012768206" calcext:value-type="float">
            <text:p>0.0012768206</text:p>
          </table:table-cell>
          <table:table-cell office:value-type="float" office:value="-1.1457706" calcext:value-type="float">
            <text:p>-1.1457706</text:p>
          </table:table-cell>
          <table:table-cell office:value-type="float" office:value="-0.61314839" calcext:value-type="float">
            <text:p>-0.61314839</text:p>
          </table:table-cell>
          <table:table-cell office:value-type="float" office:value="292.36894" calcext:value-type="float">
            <text:p>292.368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2000" calcext:value-type="float">
            <text:p>1052000</text:p>
          </table:table-cell>
          <table:table-cell office:value-type="float" office:value="0.0013048981" calcext:value-type="float">
            <text:p>0.0013048981</text:p>
          </table:table-cell>
          <table:table-cell office:value-type="float" office:value="-1.0941734" calcext:value-type="float">
            <text:p>-1.0941734</text:p>
          </table:table-cell>
          <table:table-cell office:value-type="float" office:value="-0.50694158" calcext:value-type="float">
            <text:p>-0.50694158</text:p>
          </table:table-cell>
          <table:table-cell office:value-type="float" office:value="295.46108" calcext:value-type="float">
            <text:p>295.46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3000" calcext:value-type="float">
            <text:p>1053000</text:p>
          </table:table-cell>
          <table:table-cell office:value-type="float" office:value="0.0014477157" calcext:value-type="float">
            <text:p>0.0014477157</text:p>
          </table:table-cell>
          <table:table-cell office:value-type="float" office:value="-1.1208811" calcext:value-type="float">
            <text:p>-1.1208811</text:p>
          </table:table-cell>
          <table:table-cell office:value-type="float" office:value="-0.48244835" calcext:value-type="float">
            <text:p>-0.48244835</text:p>
          </table:table-cell>
          <table:table-cell office:value-type="float" office:value="293.00993" calcext:value-type="float">
            <text:p>293.009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4000" calcext:value-type="float">
            <text:p>1054000</text:p>
          </table:table-cell>
          <table:table-cell office:value-type="float" office:value="0.0014456995" calcext:value-type="float">
            <text:p>0.0014456995</text:p>
          </table:table-cell>
          <table:table-cell office:value-type="float" office:value="-1.2171567" calcext:value-type="float">
            <text:p>-1.2171567</text:p>
          </table:table-cell>
          <table:table-cell office:value-type="float" office:value="-0.67677685" calcext:value-type="float">
            <text:p>-0.67677685</text:p>
          </table:table-cell>
          <table:table-cell office:value-type="float" office:value="283.16751" calcext:value-type="float">
            <text:p>283.167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5000" calcext:value-type="float">
            <text:p>1055000</text:p>
          </table:table-cell>
          <table:table-cell office:value-type="float" office:value="0.0012947153" calcext:value-type="float">
            <text:p>0.0012947153</text:p>
          </table:table-cell>
          <table:table-cell office:value-type="float" office:value="-1.2659643" calcext:value-type="float">
            <text:p>-1.2659643</text:p>
          </table:table-cell>
          <table:table-cell office:value-type="float" office:value="-0.69013688" calcext:value-type="float">
            <text:p>-0.69013688</text:p>
          </table:table-cell>
          <table:table-cell office:value-type="float" office:value="296.05091" calcext:value-type="float">
            <text:p>296.050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6000" calcext:value-type="float">
            <text:p>1056000</text:p>
          </table:table-cell>
          <table:table-cell office:value-type="float" office:value="0.001331146" calcext:value-type="float">
            <text:p>0.001331146</text:p>
          </table:table-cell>
          <table:table-cell office:value-type="float" office:value="-1.2182262" calcext:value-type="float">
            <text:p>-1.2182262</text:p>
          </table:table-cell>
          <table:table-cell office:value-type="float" office:value="-0.69244991" calcext:value-type="float">
            <text:p>-0.69244991</text:p>
          </table:table-cell>
          <table:table-cell office:value-type="float" office:value="296.74242" calcext:value-type="float">
            <text:p>296.74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7000" calcext:value-type="float">
            <text:p>1057000</text:p>
          </table:table-cell>
          <table:table-cell office:value-type="float" office:value="0.0013199967" calcext:value-type="float">
            <text:p>0.0013199967</text:p>
          </table:table-cell>
          <table:table-cell office:value-type="float" office:value="-1.2157118" calcext:value-type="float">
            <text:p>-1.2157118</text:p>
          </table:table-cell>
          <table:table-cell office:value-type="float" office:value="-0.67287422" calcext:value-type="float">
            <text:p>-0.67287422</text:p>
          </table:table-cell>
          <table:table-cell office:value-type="float" office:value="294.29409" calcext:value-type="float">
            <text:p>294.294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8000" calcext:value-type="float">
            <text:p>1058000</text:p>
          </table:table-cell>
          <table:table-cell office:value-type="float" office:value="0.0013781851" calcext:value-type="float">
            <text:p>0.0013781851</text:p>
          </table:table-cell>
          <table:table-cell office:value-type="float" office:value="-1.2114204" calcext:value-type="float">
            <text:p>-1.2114204</text:p>
          </table:table-cell>
          <table:table-cell office:value-type="float" office:value="-0.66775016" calcext:value-type="float">
            <text:p>-0.66775016</text:p>
          </table:table-cell>
          <table:table-cell office:value-type="float" office:value="294.65449" calcext:value-type="float">
            <text:p>294.65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9000" calcext:value-type="float">
            <text:p>1059000</text:p>
          </table:table-cell>
          <table:table-cell office:value-type="float" office:value="0.0012769916" calcext:value-type="float">
            <text:p>0.0012769916</text:p>
          </table:table-cell>
          <table:table-cell office:value-type="float" office:value="-1.0947635" calcext:value-type="float">
            <text:p>-1.0947635</text:p>
          </table:table-cell>
          <table:table-cell office:value-type="float" office:value="-0.59360393" calcext:value-type="float">
            <text:p>-0.59360393</text:p>
          </table:table-cell>
          <table:table-cell office:value-type="float" office:value="290.92531" calcext:value-type="float">
            <text:p>290.925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0000" calcext:value-type="float">
            <text:p>1060000</text:p>
          </table:table-cell>
          <table:table-cell office:value-type="float" office:value="0.001322351" calcext:value-type="float">
            <text:p>0.001322351</text:p>
          </table:table-cell>
          <table:table-cell office:value-type="float" office:value="-1.1240593" calcext:value-type="float">
            <text:p>-1.1240593</text:p>
          </table:table-cell>
          <table:table-cell office:value-type="float" office:value="-0.53762462" calcext:value-type="float">
            <text:p>-0.53762462</text:p>
          </table:table-cell>
          <table:table-cell office:value-type="float" office:value="292.68121" calcext:value-type="float">
            <text:p>292.681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1000" calcext:value-type="float">
            <text:p>1061000</text:p>
          </table:table-cell>
          <table:table-cell office:value-type="float" office:value="0.0012283749" calcext:value-type="float">
            <text:p>0.0012283749</text:p>
          </table:table-cell>
          <table:table-cell office:value-type="float" office:value="-1.1418117" calcext:value-type="float">
            <text:p>-1.1418117</text:p>
          </table:table-cell>
          <table:table-cell office:value-type="float" office:value="-0.62381615" calcext:value-type="float">
            <text:p>-0.62381615</text:p>
          </table:table-cell>
          <table:table-cell office:value-type="float" office:value="290.58246" calcext:value-type="float">
            <text:p>290.582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2000" calcext:value-type="float">
            <text:p>1062000</text:p>
          </table:table-cell>
          <table:table-cell office:value-type="float" office:value="0.0011552123" calcext:value-type="float">
            <text:p>0.0011552123</text:p>
          </table:table-cell>
          <table:table-cell office:value-type="float" office:value="-1.1263481" calcext:value-type="float">
            <text:p>-1.1263481</text:p>
          </table:table-cell>
          <table:table-cell office:value-type="float" office:value="-0.61991293" calcext:value-type="float">
            <text:p>-0.61991293</text:p>
          </table:table-cell>
          <table:table-cell office:value-type="float" office:value="295.61487" calcext:value-type="float">
            <text:p>295.614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3000" calcext:value-type="float">
            <text:p>1063000</text:p>
          </table:table-cell>
          <table:table-cell office:value-type="float" office:value="0.0012193426" calcext:value-type="float">
            <text:p>0.0012193426</text:p>
          </table:table-cell>
          <table:table-cell office:value-type="float" office:value="-1.1388422" calcext:value-type="float">
            <text:p>-1.1388422</text:p>
          </table:table-cell>
          <table:table-cell office:value-type="float" office:value="-0.51957877" calcext:value-type="float">
            <text:p>-0.51957877</text:p>
          </table:table-cell>
          <table:table-cell office:value-type="float" office:value="288.01518" calcext:value-type="float">
            <text:p>288.015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4000" calcext:value-type="float">
            <text:p>1064000</text:p>
          </table:table-cell>
          <table:table-cell office:value-type="float" office:value="0.0011406108" calcext:value-type="float">
            <text:p>0.0011406108</text:p>
          </table:table-cell>
          <table:table-cell office:value-type="float" office:value="-1.1143058" calcext:value-type="float">
            <text:p>-1.1143058</text:p>
          </table:table-cell>
          <table:table-cell office:value-type="float" office:value="-0.54501524" calcext:value-type="float">
            <text:p>-0.54501524</text:p>
          </table:table-cell>
          <table:table-cell office:value-type="float" office:value="293.81831" calcext:value-type="float">
            <text:p>293.818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5000" calcext:value-type="float">
            <text:p>1065000</text:p>
          </table:table-cell>
          <table:table-cell office:value-type="float" office:value="0.0011725931" calcext:value-type="float">
            <text:p>0.0011725931</text:p>
          </table:table-cell>
          <table:table-cell office:value-type="float" office:value="-1.1815115" calcext:value-type="float">
            <text:p>-1.1815115</text:p>
          </table:table-cell>
          <table:table-cell office:value-type="float" office:value="-0.64361586" calcext:value-type="float">
            <text:p>-0.64361586</text:p>
          </table:table-cell>
          <table:table-cell office:value-type="float" office:value="289.50078" calcext:value-type="float">
            <text:p>289.500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6000" calcext:value-type="float">
            <text:p>1066000</text:p>
          </table:table-cell>
          <table:table-cell office:value-type="float" office:value="0.0012716781" calcext:value-type="float">
            <text:p>0.0012716781</text:p>
          </table:table-cell>
          <table:table-cell office:value-type="float" office:value="-1.1971164" calcext:value-type="float">
            <text:p>-1.1971164</text:p>
          </table:table-cell>
          <table:table-cell office:value-type="float" office:value="-0.67370591" calcext:value-type="float">
            <text:p>-0.67370591</text:p>
          </table:table-cell>
          <table:table-cell office:value-type="float" office:value="294.59852" calcext:value-type="float">
            <text:p>294.59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7000" calcext:value-type="float">
            <text:p>1067000</text:p>
          </table:table-cell>
          <table:table-cell office:value-type="float" office:value="0.0012599627" calcext:value-type="float">
            <text:p>0.0012599627</text:p>
          </table:table-cell>
          <table:table-cell office:value-type="float" office:value="-1.046534" calcext:value-type="float">
            <text:p>-1.046534</text:p>
          </table:table-cell>
          <table:table-cell office:value-type="float" office:value="-0.6021062" calcext:value-type="float">
            <text:p>-0.6021062</text:p>
          </table:table-cell>
          <table:table-cell office:value-type="float" office:value="294.54795" calcext:value-type="float">
            <text:p>294.547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8000" calcext:value-type="float">
            <text:p>1068000</text:p>
          </table:table-cell>
          <table:table-cell office:value-type="float" office:value="0.0013423577" calcext:value-type="float">
            <text:p>0.0013423577</text:p>
          </table:table-cell>
          <table:table-cell office:value-type="float" office:value="-0.984509" calcext:value-type="float">
            <text:p>-0.984509</text:p>
          </table:table-cell>
          <table:table-cell office:value-type="float" office:value="-0.41409273" calcext:value-type="float">
            <text:p>-0.41409273</text:p>
          </table:table-cell>
          <table:table-cell office:value-type="float" office:value="294.42355" calcext:value-type="float">
            <text:p>294.423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9000" calcext:value-type="float">
            <text:p>1069000</text:p>
          </table:table-cell>
          <table:table-cell office:value-type="float" office:value="0.0013536942" calcext:value-type="float">
            <text:p>0.0013536942</text:p>
          </table:table-cell>
          <table:table-cell office:value-type="float" office:value="-1.0430269" calcext:value-type="float">
            <text:p>-1.0430269</text:p>
          </table:table-cell>
          <table:table-cell office:value-type="float" office:value="-0.51423841" calcext:value-type="float">
            <text:p>-0.51423841</text:p>
          </table:table-cell>
          <table:table-cell office:value-type="float" office:value="295.65494" calcext:value-type="float">
            <text:p>295.654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0000" calcext:value-type="float">
            <text:p>1070000</text:p>
          </table:table-cell>
          <table:table-cell office:value-type="float" office:value="0.0012116277" calcext:value-type="float">
            <text:p>0.0012116277</text:p>
          </table:table-cell>
          <table:table-cell office:value-type="float" office:value="-1.0623885" calcext:value-type="float">
            <text:p>-1.0623885</text:p>
          </table:table-cell>
          <table:table-cell office:value-type="float" office:value="-0.58692553" calcext:value-type="float">
            <text:p>-0.58692553</text:p>
          </table:table-cell>
          <table:table-cell office:value-type="float" office:value="294.23419" calcext:value-type="float">
            <text:p>294.234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1000" calcext:value-type="float">
            <text:p>1071000</text:p>
          </table:table-cell>
          <table:table-cell office:value-type="float" office:value="0.0011750262" calcext:value-type="float">
            <text:p>0.0011750262</text:p>
          </table:table-cell>
          <table:table-cell office:value-type="float" office:value="-1.1356196" calcext:value-type="float">
            <text:p>-1.1356196</text:p>
          </table:table-cell>
          <table:table-cell office:value-type="float" office:value="-0.67399938" calcext:value-type="float">
            <text:p>-0.67399938</text:p>
          </table:table-cell>
          <table:table-cell office:value-type="float" office:value="291.30096" calcext:value-type="float">
            <text:p>291.300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2000" calcext:value-type="float">
            <text:p>1072000</text:p>
          </table:table-cell>
          <table:table-cell office:value-type="float" office:value="0.0011176234" calcext:value-type="float">
            <text:p>0.0011176234</text:p>
          </table:table-cell>
          <table:table-cell office:value-type="float" office:value="-1.0444395" calcext:value-type="float">
            <text:p>-1.0444395</text:p>
          </table:table-cell>
          <table:table-cell office:value-type="float" office:value="-0.58272116" calcext:value-type="float">
            <text:p>-0.58272116</text:p>
          </table:table-cell>
          <table:table-cell office:value-type="float" office:value="294.70866" calcext:value-type="float">
            <text:p>294.708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3000" calcext:value-type="float">
            <text:p>1073000</text:p>
          </table:table-cell>
          <table:table-cell office:value-type="float" office:value="0.0012312873" calcext:value-type="float">
            <text:p>0.0012312873</text:p>
          </table:table-cell>
          <table:table-cell office:value-type="float" office:value="-1.1396399" calcext:value-type="float">
            <text:p>-1.1396399</text:p>
          </table:table-cell>
          <table:table-cell office:value-type="float" office:value="-0.56729837" calcext:value-type="float">
            <text:p>-0.56729837</text:p>
          </table:table-cell>
          <table:table-cell office:value-type="float" office:value="287.06601" calcext:value-type="float">
            <text:p>287.06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4000" calcext:value-type="float">
            <text:p>1074000</text:p>
          </table:table-cell>
          <table:table-cell office:value-type="float" office:value="0.0012969575" calcext:value-type="float">
            <text:p>0.0012969575</text:p>
          </table:table-cell>
          <table:table-cell office:value-type="float" office:value="-1.1436655" calcext:value-type="float">
            <text:p>-1.1436655</text:p>
          </table:table-cell>
          <table:table-cell office:value-type="float" office:value="-0.59174719" calcext:value-type="float">
            <text:p>-0.59174719</text:p>
          </table:table-cell>
          <table:table-cell office:value-type="float" office:value="287.06454" calcext:value-type="float">
            <text:p>287.064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5000" calcext:value-type="float">
            <text:p>1075000</text:p>
          </table:table-cell>
          <table:table-cell office:value-type="float" office:value="0.0011678247" calcext:value-type="float">
            <text:p>0.0011678247</text:p>
          </table:table-cell>
          <table:table-cell office:value-type="float" office:value="-1.1119031" calcext:value-type="float">
            <text:p>-1.1119031</text:p>
          </table:table-cell>
          <table:table-cell office:value-type="float" office:value="-0.53240123" calcext:value-type="float">
            <text:p>-0.53240123</text:p>
          </table:table-cell>
          <table:table-cell office:value-type="float" office:value="296.50623" calcext:value-type="float">
            <text:p>296.50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6000" calcext:value-type="float">
            <text:p>1076000</text:p>
          </table:table-cell>
          <table:table-cell office:value-type="float" office:value="0.0012368218" calcext:value-type="float">
            <text:p>0.0012368218</text:p>
          </table:table-cell>
          <table:table-cell office:value-type="float" office:value="-1.0744539" calcext:value-type="float">
            <text:p>-1.0744539</text:p>
          </table:table-cell>
          <table:table-cell office:value-type="float" office:value="-0.55058767" calcext:value-type="float">
            <text:p>-0.55058767</text:p>
          </table:table-cell>
          <table:table-cell office:value-type="float" office:value="289.67129" calcext:value-type="float">
            <text:p>289.671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7000" calcext:value-type="float">
            <text:p>1077000</text:p>
          </table:table-cell>
          <table:table-cell office:value-type="float" office:value="0.0012472589" calcext:value-type="float">
            <text:p>0.0012472589</text:p>
          </table:table-cell>
          <table:table-cell office:value-type="float" office:value="-1.0004081" calcext:value-type="float">
            <text:p>-1.0004081</text:p>
          </table:table-cell>
          <table:table-cell office:value-type="float" office:value="-0.47488758" calcext:value-type="float">
            <text:p>-0.47488758</text:p>
          </table:table-cell>
          <table:table-cell office:value-type="float" office:value="292.14616" calcext:value-type="float">
            <text:p>292.146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8000" calcext:value-type="float">
            <text:p>1078000</text:p>
          </table:table-cell>
          <table:table-cell office:value-type="float" office:value="0.0012485944" calcext:value-type="float">
            <text:p>0.0012485944</text:p>
          </table:table-cell>
          <table:table-cell office:value-type="float" office:value="-1.0279467" calcext:value-type="float">
            <text:p>-1.0279467</text:p>
          </table:table-cell>
          <table:table-cell office:value-type="float" office:value="-0.53973348" calcext:value-type="float">
            <text:p>-0.53973348</text:p>
          </table:table-cell>
          <table:table-cell office:value-type="float" office:value="294.62466" calcext:value-type="float">
            <text:p>294.624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9000" calcext:value-type="float">
            <text:p>1079000</text:p>
          </table:table-cell>
          <table:table-cell office:value-type="float" office:value="0.0013647269" calcext:value-type="float">
            <text:p>0.0013647269</text:p>
          </table:table-cell>
          <table:table-cell office:value-type="float" office:value="-1.0836584" calcext:value-type="float">
            <text:p>-1.0836584</text:p>
          </table:table-cell>
          <table:table-cell office:value-type="float" office:value="-0.55100654" calcext:value-type="float">
            <text:p>-0.55100654</text:p>
          </table:table-cell>
          <table:table-cell office:value-type="float" office:value="296.5349" calcext:value-type="float">
            <text:p>296.53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0000" calcext:value-type="float">
            <text:p>1080000</text:p>
          </table:table-cell>
          <table:table-cell office:value-type="float" office:value="0.0013040813" calcext:value-type="float">
            <text:p>0.0013040813</text:p>
          </table:table-cell>
          <table:table-cell office:value-type="float" office:value="-1.169283" calcext:value-type="float">
            <text:p>-1.169283</text:p>
          </table:table-cell>
          <table:table-cell office:value-type="float" office:value="-0.65563265" calcext:value-type="float">
            <text:p>-0.65563265</text:p>
          </table:table-cell>
          <table:table-cell office:value-type="float" office:value="293.23006" calcext:value-type="float">
            <text:p>293.23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1000" calcext:value-type="float">
            <text:p>1081000</text:p>
          </table:table-cell>
          <table:table-cell office:value-type="float" office:value="0.0013092943" calcext:value-type="float">
            <text:p>0.0013092943</text:p>
          </table:table-cell>
          <table:table-cell office:value-type="float" office:value="-1.1516216" calcext:value-type="float">
            <text:p>-1.1516216</text:p>
          </table:table-cell>
          <table:table-cell office:value-type="float" office:value="-0.61847705" calcext:value-type="float">
            <text:p>-0.61847705</text:p>
          </table:table-cell>
          <table:table-cell office:value-type="float" office:value="290.97284" calcext:value-type="float">
            <text:p>290.972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2000" calcext:value-type="float">
            <text:p>1082000</text:p>
          </table:table-cell>
          <table:table-cell office:value-type="float" office:value="0.001331198" calcext:value-type="float">
            <text:p>0.001331198</text:p>
          </table:table-cell>
          <table:table-cell office:value-type="float" office:value="-1.1194944" calcext:value-type="float">
            <text:p>-1.1194944</text:p>
          </table:table-cell>
          <table:table-cell office:value-type="float" office:value="-0.5795931" calcext:value-type="float">
            <text:p>-0.5795931</text:p>
          </table:table-cell>
          <table:table-cell office:value-type="float" office:value="291.61791" calcext:value-type="float">
            <text:p>291.617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3000" calcext:value-type="float">
            <text:p>1083000</text:p>
          </table:table-cell>
          <table:table-cell office:value-type="float" office:value="0.0012700925" calcext:value-type="float">
            <text:p>0.0012700925</text:p>
          </table:table-cell>
          <table:table-cell office:value-type="float" office:value="-1.0653322" calcext:value-type="float">
            <text:p>-1.0653322</text:p>
          </table:table-cell>
          <table:table-cell office:value-type="float" office:value="-0.58624597" calcext:value-type="float">
            <text:p>-0.58624597</text:p>
          </table:table-cell>
          <table:table-cell office:value-type="float" office:value="298.20658" calcext:value-type="float">
            <text:p>298.206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4000" calcext:value-type="float">
            <text:p>1084000</text:p>
          </table:table-cell>
          <table:table-cell office:value-type="float" office:value="0.0013275134" calcext:value-type="float">
            <text:p>0.0013275134</text:p>
          </table:table-cell>
          <table:table-cell office:value-type="float" office:value="-1.0883619" calcext:value-type="float">
            <text:p>-1.0883619</text:p>
          </table:table-cell>
          <table:table-cell office:value-type="float" office:value="-0.53239128" calcext:value-type="float">
            <text:p>-0.53239128</text:p>
          </table:table-cell>
          <table:table-cell office:value-type="float" office:value="290.87852" calcext:value-type="float">
            <text:p>290.87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5000" calcext:value-type="float">
            <text:p>1085000</text:p>
          </table:table-cell>
          <table:table-cell office:value-type="float" office:value="0.001346487" calcext:value-type="float">
            <text:p>0.001346487</text:p>
          </table:table-cell>
          <table:table-cell office:value-type="float" office:value="-1.1547228" calcext:value-type="float">
            <text:p>-1.1547228</text:p>
          </table:table-cell>
          <table:table-cell office:value-type="float" office:value="-0.56740367" calcext:value-type="float">
            <text:p>-0.56740367</text:p>
          </table:table-cell>
          <table:table-cell office:value-type="float" office:value="288.99331" calcext:value-type="float">
            <text:p>288.993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6000" calcext:value-type="float">
            <text:p>1086000</text:p>
          </table:table-cell>
          <table:table-cell office:value-type="float" office:value="0.0013470013" calcext:value-type="float">
            <text:p>0.0013470013</text:p>
          </table:table-cell>
          <table:table-cell office:value-type="float" office:value="-1.0977238" calcext:value-type="float">
            <text:p>-1.0977238</text:p>
          </table:table-cell>
          <table:table-cell office:value-type="float" office:value="-0.58365765" calcext:value-type="float">
            <text:p>-0.58365765</text:p>
          </table:table-cell>
          <table:table-cell office:value-type="float" office:value="291.12867" calcext:value-type="float">
            <text:p>291.128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7000" calcext:value-type="float">
            <text:p>1087000</text:p>
          </table:table-cell>
          <table:table-cell office:value-type="float" office:value="0.0013081112" calcext:value-type="float">
            <text:p>0.0013081112</text:p>
          </table:table-cell>
          <table:table-cell office:value-type="float" office:value="-0.9322136" calcext:value-type="float">
            <text:p>-0.9322136</text:p>
          </table:table-cell>
          <table:table-cell office:value-type="float" office:value="-0.42402001" calcext:value-type="float">
            <text:p>-0.42402001</text:p>
          </table:table-cell>
          <table:table-cell office:value-type="float" office:value="291.12241" calcext:value-type="float">
            <text:p>291.122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8000" calcext:value-type="float">
            <text:p>1088000</text:p>
          </table:table-cell>
          <table:table-cell office:value-type="float" office:value="0.001254628" calcext:value-type="float">
            <text:p>0.001254628</text:p>
          </table:table-cell>
          <table:table-cell office:value-type="float" office:value="-0.99186909" calcext:value-type="float">
            <text:p>-0.99186909</text:p>
          </table:table-cell>
          <table:table-cell office:value-type="float" office:value="-0.45872586" calcext:value-type="float">
            <text:p>-0.45872586</text:p>
          </table:table-cell>
          <table:table-cell office:value-type="float" office:value="290.79114" calcext:value-type="float">
            <text:p>290.791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9000" calcext:value-type="float">
            <text:p>1089000</text:p>
          </table:table-cell>
          <table:table-cell office:value-type="float" office:value="0.0012517065" calcext:value-type="float">
            <text:p>0.0012517065</text:p>
          </table:table-cell>
          <table:table-cell office:value-type="float" office:value="-1.1457062" calcext:value-type="float">
            <text:p>-1.1457062</text:p>
          </table:table-cell>
          <table:table-cell office:value-type="float" office:value="-0.5276404" calcext:value-type="float">
            <text:p>-0.5276404</text:p>
          </table:table-cell>
          <table:table-cell office:value-type="float" office:value="290.53583" calcext:value-type="float">
            <text:p>290.53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0000" calcext:value-type="float">
            <text:p>1090000</text:p>
          </table:table-cell>
          <table:table-cell office:value-type="float" office:value="0.0012585165" calcext:value-type="float">
            <text:p>0.0012585165</text:p>
          </table:table-cell>
          <table:table-cell office:value-type="float" office:value="-1.223241" calcext:value-type="float">
            <text:p>-1.223241</text:p>
          </table:table-cell>
          <table:table-cell office:value-type="float" office:value="-0.59829196" calcext:value-type="float">
            <text:p>-0.59829196</text:p>
          </table:table-cell>
          <table:table-cell office:value-type="float" office:value="297.25839" calcext:value-type="float">
            <text:p>297.258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1000" calcext:value-type="float">
            <text:p>1091000</text:p>
          </table:table-cell>
          <table:table-cell office:value-type="float" office:value="0.0011043255" calcext:value-type="float">
            <text:p>0.0011043255</text:p>
          </table:table-cell>
          <table:table-cell office:value-type="float" office:value="-1.0983338" calcext:value-type="float">
            <text:p>-1.0983338</text:p>
          </table:table-cell>
          <table:table-cell office:value-type="float" office:value="-0.5894804" calcext:value-type="float">
            <text:p>-0.5894804</text:p>
          </table:table-cell>
          <table:table-cell office:value-type="float" office:value="297.49375" calcext:value-type="float">
            <text:p>297.493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2000" calcext:value-type="float">
            <text:p>1092000</text:p>
          </table:table-cell>
          <table:table-cell office:value-type="float" office:value="0.0011500293" calcext:value-type="float">
            <text:p>0.0011500293</text:p>
          </table:table-cell>
          <table:table-cell office:value-type="float" office:value="-0.99435633" calcext:value-type="float">
            <text:p>-0.99435633</text:p>
          </table:table-cell>
          <table:table-cell office:value-type="float" office:value="-0.43275165" calcext:value-type="float">
            <text:p>-0.43275165</text:p>
          </table:table-cell>
          <table:table-cell office:value-type="float" office:value="294.73948" calcext:value-type="float">
            <text:p>294.739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3000" calcext:value-type="float">
            <text:p>1093000</text:p>
          </table:table-cell>
          <table:table-cell office:value-type="float" office:value="0.0010672322" calcext:value-type="float">
            <text:p>0.0010672322</text:p>
          </table:table-cell>
          <table:table-cell office:value-type="float" office:value="-0.94071234" calcext:value-type="float">
            <text:p>-0.94071234</text:p>
          </table:table-cell>
          <table:table-cell office:value-type="float" office:value="-0.45032417" calcext:value-type="float">
            <text:p>-0.45032417</text:p>
          </table:table-cell>
          <table:table-cell office:value-type="float" office:value="291.78043" calcext:value-type="float">
            <text:p>291.780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4000" calcext:value-type="float">
            <text:p>1094000</text:p>
          </table:table-cell>
          <table:table-cell office:value-type="float" office:value="0.0011956338" calcext:value-type="float">
            <text:p>0.0011956338</text:p>
          </table:table-cell>
          <table:table-cell office:value-type="float" office:value="-1.0724745" calcext:value-type="float">
            <text:p>-1.0724745</text:p>
          </table:table-cell>
          <table:table-cell office:value-type="float" office:value="-0.52345857" calcext:value-type="float">
            <text:p>-0.52345857</text:p>
          </table:table-cell>
          <table:table-cell office:value-type="float" office:value="298.78571" calcext:value-type="float">
            <text:p>298.785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5000" calcext:value-type="float">
            <text:p>1095000</text:p>
          </table:table-cell>
          <table:table-cell office:value-type="float" office:value="0.001301342" calcext:value-type="float">
            <text:p>0.001301342</text:p>
          </table:table-cell>
          <table:table-cell office:value-type="float" office:value="-1.0704144" calcext:value-type="float">
            <text:p>-1.0704144</text:p>
          </table:table-cell>
          <table:table-cell office:value-type="float" office:value="-0.51805156" calcext:value-type="float">
            <text:p>-0.51805156</text:p>
          </table:table-cell>
          <table:table-cell office:value-type="float" office:value="292.64223" calcext:value-type="float">
            <text:p>292.642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6000" calcext:value-type="float">
            <text:p>1096000</text:p>
          </table:table-cell>
          <table:table-cell office:value-type="float" office:value="0.0013330392" calcext:value-type="float">
            <text:p>0.0013330392</text:p>
          </table:table-cell>
          <table:table-cell office:value-type="float" office:value="-0.94183145" calcext:value-type="float">
            <text:p>-0.94183145</text:p>
          </table:table-cell>
          <table:table-cell office:value-type="float" office:value="-0.39094141" calcext:value-type="float">
            <text:p>-0.39094141</text:p>
          </table:table-cell>
          <table:table-cell office:value-type="float" office:value="294.83091" calcext:value-type="float">
            <text:p>294.830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7000" calcext:value-type="float">
            <text:p>1097000</text:p>
          </table:table-cell>
          <table:table-cell office:value-type="float" office:value="0.0011593668" calcext:value-type="float">
            <text:p>0.0011593668</text:p>
          </table:table-cell>
          <table:table-cell office:value-type="float" office:value="-0.79182164" calcext:value-type="float">
            <text:p>-0.79182164</text:p>
          </table:table-cell>
          <table:table-cell office:value-type="float" office:value="-0.2440288" calcext:value-type="float">
            <text:p>-0.2440288</text:p>
          </table:table-cell>
          <table:table-cell office:value-type="float" office:value="294.84549" calcext:value-type="float">
            <text:p>294.845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8000" calcext:value-type="float">
            <text:p>1098000</text:p>
          </table:table-cell>
          <table:table-cell office:value-type="float" office:value="0.0012042955" calcext:value-type="float">
            <text:p>0.0012042955</text:p>
          </table:table-cell>
          <table:table-cell office:value-type="float" office:value="-0.85581025" calcext:value-type="float">
            <text:p>-0.85581025</text:p>
          </table:table-cell>
          <table:table-cell office:value-type="float" office:value="-0.25492016" calcext:value-type="float">
            <text:p>-0.25492016</text:p>
          </table:table-cell>
          <table:table-cell office:value-type="float" office:value="292.32828" calcext:value-type="float">
            <text:p>292.328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9000" calcext:value-type="float">
            <text:p>1099000</text:p>
          </table:table-cell>
          <table:table-cell office:value-type="float" office:value="0.0010953875" calcext:value-type="float">
            <text:p>0.0010953875</text:p>
          </table:table-cell>
          <table:table-cell office:value-type="float" office:value="-0.95260875" calcext:value-type="float">
            <text:p>-0.95260875</text:p>
          </table:table-cell>
          <table:table-cell office:value-type="float" office:value="-0.38541057" calcext:value-type="float">
            <text:p>-0.38541057</text:p>
          </table:table-cell>
          <table:table-cell office:value-type="float" office:value="295.01122" calcext:value-type="float">
            <text:p>295.011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0000" calcext:value-type="float">
            <text:p>1100000</text:p>
          </table:table-cell>
          <table:table-cell office:value-type="float" office:value="0.0011314322" calcext:value-type="float">
            <text:p>0.0011314322</text:p>
          </table:table-cell>
          <table:table-cell office:value-type="float" office:value="-1.0268091" calcext:value-type="float">
            <text:p>-1.0268091</text:p>
          </table:table-cell>
          <table:table-cell office:value-type="float" office:value="-0.43771314" calcext:value-type="float">
            <text:p>-0.43771314</text:p>
          </table:table-cell>
          <table:table-cell office:value-type="float" office:value="282.99363" calcext:value-type="float">
            <text:p>282.993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1000" calcext:value-type="float">
            <text:p>1101000</text:p>
          </table:table-cell>
          <table:table-cell office:value-type="float" office:value="0.0011550585" calcext:value-type="float">
            <text:p>0.0011550585</text:p>
          </table:table-cell>
          <table:table-cell office:value-type="float" office:value="-0.96789218" calcext:value-type="float">
            <text:p>-0.96789218</text:p>
          </table:table-cell>
          <table:table-cell office:value-type="float" office:value="-0.4096823" calcext:value-type="float">
            <text:p>-0.4096823</text:p>
          </table:table-cell>
          <table:table-cell office:value-type="float" office:value="295.59718" calcext:value-type="float">
            <text:p>295.597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2000" calcext:value-type="float">
            <text:p>1102000</text:p>
          </table:table-cell>
          <table:table-cell office:value-type="float" office:value="0.0010347441" calcext:value-type="float">
            <text:p>0.0010347441</text:p>
          </table:table-cell>
          <table:table-cell office:value-type="float" office:value="-0.92661795" calcext:value-type="float">
            <text:p>-0.92661795</text:p>
          </table:table-cell>
          <table:table-cell office:value-type="float" office:value="-0.32425931" calcext:value-type="float">
            <text:p>-0.32425931</text:p>
          </table:table-cell>
          <table:table-cell office:value-type="float" office:value="290.85089" calcext:value-type="float">
            <text:p>290.850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3000" calcext:value-type="float">
            <text:p>1103000</text:p>
          </table:table-cell>
          <table:table-cell office:value-type="float" office:value="0.0011687584" calcext:value-type="float">
            <text:p>0.0011687584</text:p>
          </table:table-cell>
          <table:table-cell office:value-type="float" office:value="-0.89922953" calcext:value-type="float">
            <text:p>-0.89922953</text:p>
          </table:table-cell>
          <table:table-cell office:value-type="float" office:value="-0.32761557" calcext:value-type="float">
            <text:p>-0.32761557</text:p>
          </table:table-cell>
          <table:table-cell office:value-type="float" office:value="295.20359" calcext:value-type="float">
            <text:p>295.203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4000" calcext:value-type="float">
            <text:p>1104000</text:p>
          </table:table-cell>
          <table:table-cell office:value-type="float" office:value="0.0011995844" calcext:value-type="float">
            <text:p>0.0011995844</text:p>
          </table:table-cell>
          <table:table-cell office:value-type="float" office:value="-0.92892881" calcext:value-type="float">
            <text:p>-0.92892881</text:p>
          </table:table-cell>
          <table:table-cell office:value-type="float" office:value="-0.37512903" calcext:value-type="float">
            <text:p>-0.37512903</text:p>
          </table:table-cell>
          <table:table-cell office:value-type="float" office:value="288.67936" calcext:value-type="float">
            <text:p>288.679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5000" calcext:value-type="float">
            <text:p>1105000</text:p>
          </table:table-cell>
          <table:table-cell office:value-type="float" office:value="0.0011630296" calcext:value-type="float">
            <text:p>0.0011630296</text:p>
          </table:table-cell>
          <table:table-cell office:value-type="float" office:value="-0.89879788" calcext:value-type="float">
            <text:p>-0.89879788</text:p>
          </table:table-cell>
          <table:table-cell office:value-type="float" office:value="-0.37003226" calcext:value-type="float">
            <text:p>-0.37003226</text:p>
          </table:table-cell>
          <table:table-cell office:value-type="float" office:value="295.4923" calcext:value-type="float">
            <text:p>295.49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6000" calcext:value-type="float">
            <text:p>1106000</text:p>
          </table:table-cell>
          <table:table-cell office:value-type="float" office:value="0.00099989691" calcext:value-type="float">
            <text:p>0.00099989691</text:p>
          </table:table-cell>
          <table:table-cell office:value-type="float" office:value="-0.86095146" calcext:value-type="float">
            <text:p>-0.86095146</text:p>
          </table:table-cell>
          <table:table-cell office:value-type="float" office:value="-0.41702195" calcext:value-type="float">
            <text:p>-0.41702195</text:p>
          </table:table-cell>
          <table:table-cell office:value-type="float" office:value="300.4848" calcext:value-type="float">
            <text:p>300.48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7000" calcext:value-type="float">
            <text:p>1107000</text:p>
          </table:table-cell>
          <table:table-cell office:value-type="float" office:value="0.0010697835" calcext:value-type="float">
            <text:p>0.0010697835</text:p>
          </table:table-cell>
          <table:table-cell office:value-type="float" office:value="-0.88312597" calcext:value-type="float">
            <text:p>-0.88312597</text:p>
          </table:table-cell>
          <table:table-cell office:value-type="float" office:value="-0.36115216" calcext:value-type="float">
            <text:p>-0.36115216</text:p>
          </table:table-cell>
          <table:table-cell office:value-type="float" office:value="291.5842" calcext:value-type="float">
            <text:p>291.58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8000" calcext:value-type="float">
            <text:p>1108000</text:p>
          </table:table-cell>
          <table:table-cell office:value-type="float" office:value="0.0011816915" calcext:value-type="float">
            <text:p>0.0011816915</text:p>
          </table:table-cell>
          <table:table-cell office:value-type="float" office:value="-0.94837516" calcext:value-type="float">
            <text:p>-0.94837516</text:p>
          </table:table-cell>
          <table:table-cell office:value-type="float" office:value="-0.42152853" calcext:value-type="float">
            <text:p>-0.42152853</text:p>
          </table:table-cell>
          <table:table-cell office:value-type="float" office:value="298.72132" calcext:value-type="float">
            <text:p>298.721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9000" calcext:value-type="float">
            <text:p>1109000</text:p>
          </table:table-cell>
          <table:table-cell office:value-type="float" office:value="0.0012486456" calcext:value-type="float">
            <text:p>0.0012486456</text:p>
          </table:table-cell>
          <table:table-cell office:value-type="float" office:value="-0.97728229" calcext:value-type="float">
            <text:p>-0.97728229</text:p>
          </table:table-cell>
          <table:table-cell office:value-type="float" office:value="-0.49597814" calcext:value-type="float">
            <text:p>-0.49597814</text:p>
          </table:table-cell>
          <table:table-cell office:value-type="float" office:value="295.09513" calcext:value-type="float">
            <text:p>295.095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0000" calcext:value-type="float">
            <text:p>1110000</text:p>
          </table:table-cell>
          <table:table-cell office:value-type="float" office:value="0.0011213592" calcext:value-type="float">
            <text:p>0.0011213592</text:p>
          </table:table-cell>
          <table:table-cell office:value-type="float" office:value="-0.96031531" calcext:value-type="float">
            <text:p>-0.96031531</text:p>
          </table:table-cell>
          <table:table-cell office:value-type="float" office:value="-0.49824541" calcext:value-type="float">
            <text:p>-0.49824541</text:p>
          </table:table-cell>
          <table:table-cell office:value-type="float" office:value="291.42871" calcext:value-type="float">
            <text:p>291.428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1000" calcext:value-type="float">
            <text:p>1111000</text:p>
          </table:table-cell>
          <table:table-cell office:value-type="float" office:value="0.0011212914" calcext:value-type="float">
            <text:p>0.0011212914</text:p>
          </table:table-cell>
          <table:table-cell office:value-type="float" office:value="-1.0083838" calcext:value-type="float">
            <text:p>-1.0083838</text:p>
          </table:table-cell>
          <table:table-cell office:value-type="float" office:value="-0.46177885" calcext:value-type="float">
            <text:p>-0.46177885</text:p>
          </table:table-cell>
          <table:table-cell office:value-type="float" office:value="295.96965" calcext:value-type="float">
            <text:p>295.969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2000" calcext:value-type="float">
            <text:p>1112000</text:p>
          </table:table-cell>
          <table:table-cell office:value-type="float" office:value="0.00096921443" calcext:value-type="float">
            <text:p>0.00096921443</text:p>
          </table:table-cell>
          <table:table-cell office:value-type="float" office:value="-0.9615558" calcext:value-type="float">
            <text:p>-0.9615558</text:p>
          </table:table-cell>
          <table:table-cell office:value-type="float" office:value="-0.47336176" calcext:value-type="float">
            <text:p>-0.47336176</text:p>
          </table:table-cell>
          <table:table-cell office:value-type="float" office:value="293.33329" calcext:value-type="float">
            <text:p>293.333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3000" calcext:value-type="float">
            <text:p>1113000</text:p>
          </table:table-cell>
          <table:table-cell office:value-type="float" office:value="0.001075689" calcext:value-type="float">
            <text:p>0.001075689</text:p>
          </table:table-cell>
          <table:table-cell office:value-type="float" office:value="-0.99457387" calcext:value-type="float">
            <text:p>-0.99457387</text:p>
          </table:table-cell>
          <table:table-cell office:value-type="float" office:value="-0.47400915" calcext:value-type="float">
            <text:p>-0.47400915</text:p>
          </table:table-cell>
          <table:table-cell office:value-type="float" office:value="303.88023" calcext:value-type="float">
            <text:p>303.880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4000" calcext:value-type="float">
            <text:p>1114000</text:p>
          </table:table-cell>
          <table:table-cell office:value-type="float" office:value="0.0010319189" calcext:value-type="float">
            <text:p>0.0010319189</text:p>
          </table:table-cell>
          <table:table-cell office:value-type="float" office:value="-0.93155875" calcext:value-type="float">
            <text:p>-0.93155875</text:p>
          </table:table-cell>
          <table:table-cell office:value-type="float" office:value="-0.36246416" calcext:value-type="float">
            <text:p>-0.36246416</text:p>
          </table:table-cell>
          <table:table-cell office:value-type="float" office:value="293.4509" calcext:value-type="float">
            <text:p>293.45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5000" calcext:value-type="float">
            <text:p>1115000</text:p>
          </table:table-cell>
          <table:table-cell office:value-type="float" office:value="0.00098699993" calcext:value-type="float">
            <text:p>0.00098699993</text:p>
          </table:table-cell>
          <table:table-cell office:value-type="float" office:value="-0.88253087" calcext:value-type="float">
            <text:p>-0.88253087</text:p>
          </table:table-cell>
          <table:table-cell office:value-type="float" office:value="-0.38680819" calcext:value-type="float">
            <text:p>-0.38680819</text:p>
          </table:table-cell>
          <table:table-cell office:value-type="float" office:value="289.44388" calcext:value-type="float">
            <text:p>289.443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6000" calcext:value-type="float">
            <text:p>1116000</text:p>
          </table:table-cell>
          <table:table-cell office:value-type="float" office:value="0.0011347558" calcext:value-type="float">
            <text:p>0.0011347558</text:p>
          </table:table-cell>
          <table:table-cell office:value-type="float" office:value="-0.94760499" calcext:value-type="float">
            <text:p>-0.94760499</text:p>
          </table:table-cell>
          <table:table-cell office:value-type="float" office:value="-0.41995461" calcext:value-type="float">
            <text:p>-0.41995461</text:p>
          </table:table-cell>
          <table:table-cell office:value-type="float" office:value="290.40353" calcext:value-type="float">
            <text:p>290.403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7000" calcext:value-type="float">
            <text:p>1117000</text:p>
          </table:table-cell>
          <table:table-cell office:value-type="float" office:value="0.0011690662" calcext:value-type="float">
            <text:p>0.0011690662</text:p>
          </table:table-cell>
          <table:table-cell office:value-type="float" office:value="-0.95582146" calcext:value-type="float">
            <text:p>-0.95582146</text:p>
          </table:table-cell>
          <table:table-cell office:value-type="float" office:value="-0.44017246" calcext:value-type="float">
            <text:p>-0.44017246</text:p>
          </table:table-cell>
          <table:table-cell office:value-type="float" office:value="283.02942" calcext:value-type="float">
            <text:p>283.029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8000" calcext:value-type="float">
            <text:p>1118000</text:p>
          </table:table-cell>
          <table:table-cell office:value-type="float" office:value="0.0012003781" calcext:value-type="float">
            <text:p>0.0012003781</text:p>
          </table:table-cell>
          <table:table-cell office:value-type="float" office:value="-1.0765882" calcext:value-type="float">
            <text:p>-1.0765882</text:p>
          </table:table-cell>
          <table:table-cell office:value-type="float" office:value="-0.47414799" calcext:value-type="float">
            <text:p>-0.47414799</text:p>
          </table:table-cell>
          <table:table-cell office:value-type="float" office:value="289.04" calcext:value-type="float">
            <text:p>289.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9000" calcext:value-type="float">
            <text:p>1119000</text:p>
          </table:table-cell>
          <table:table-cell office:value-type="float" office:value="0.0012417735" calcext:value-type="float">
            <text:p>0.0012417735</text:p>
          </table:table-cell>
          <table:table-cell office:value-type="float" office:value="-0.98798482" calcext:value-type="float">
            <text:p>-0.98798482</text:p>
          </table:table-cell>
          <table:table-cell office:value-type="float" office:value="-0.39191892" calcext:value-type="float">
            <text:p>-0.39191892</text:p>
          </table:table-cell>
          <table:table-cell office:value-type="float" office:value="290.78937" calcext:value-type="float">
            <text:p>290.789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0000" calcext:value-type="float">
            <text:p>1120000</text:p>
          </table:table-cell>
          <table:table-cell office:value-type="float" office:value="0.0013265596" calcext:value-type="float">
            <text:p>0.0013265596</text:p>
          </table:table-cell>
          <table:table-cell office:value-type="float" office:value="-0.97564152" calcext:value-type="float">
            <text:p>-0.97564152</text:p>
          </table:table-cell>
          <table:table-cell office:value-type="float" office:value="-0.31782194" calcext:value-type="float">
            <text:p>-0.31782194</text:p>
          </table:table-cell>
          <table:table-cell office:value-type="float" office:value="292.88387" calcext:value-type="float">
            <text:p>292.883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1000" calcext:value-type="float">
            <text:p>1121000</text:p>
          </table:table-cell>
          <table:table-cell office:value-type="float" office:value="0.0013556567" calcext:value-type="float">
            <text:p>0.0013556567</text:p>
          </table:table-cell>
          <table:table-cell office:value-type="float" office:value="-0.91116928" calcext:value-type="float">
            <text:p>-0.91116928</text:p>
          </table:table-cell>
          <table:table-cell office:value-type="float" office:value="-0.29313668" calcext:value-type="float">
            <text:p>-0.29313668</text:p>
          </table:table-cell>
          <table:table-cell office:value-type="float" office:value="296.52472" calcext:value-type="float">
            <text:p>296.524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2000" calcext:value-type="float">
            <text:p>1122000</text:p>
          </table:table-cell>
          <table:table-cell office:value-type="float" office:value="0.0011945993" calcext:value-type="float">
            <text:p>0.0011945993</text:p>
          </table:table-cell>
          <table:table-cell office:value-type="float" office:value="-0.87194615" calcext:value-type="float">
            <text:p>-0.87194615</text:p>
          </table:table-cell>
          <table:table-cell office:value-type="float" office:value="-0.3343252" calcext:value-type="float">
            <text:p>-0.3343252</text:p>
          </table:table-cell>
          <table:table-cell office:value-type="float" office:value="290.53476" calcext:value-type="float">
            <text:p>290.534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3000" calcext:value-type="float">
            <text:p>1123000</text:p>
          </table:table-cell>
          <table:table-cell office:value-type="float" office:value="0.0012051117" calcext:value-type="float">
            <text:p>0.0012051117</text:p>
          </table:table-cell>
          <table:table-cell office:value-type="float" office:value="-1.0219789" calcext:value-type="float">
            <text:p>-1.0219789</text:p>
          </table:table-cell>
          <table:table-cell office:value-type="float" office:value="-0.5309069" calcext:value-type="float">
            <text:p>-0.5309069</text:p>
          </table:table-cell>
          <table:table-cell office:value-type="float" office:value="298.56187" calcext:value-type="float">
            <text:p>298.561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4000" calcext:value-type="float">
            <text:p>1124000</text:p>
          </table:table-cell>
          <table:table-cell office:value-type="float" office:value="0.0011812013" calcext:value-type="float">
            <text:p>0.0011812013</text:p>
          </table:table-cell>
          <table:table-cell office:value-type="float" office:value="-0.99059276" calcext:value-type="float">
            <text:p>-0.99059276</text:p>
          </table:table-cell>
          <table:table-cell office:value-type="float" office:value="-0.50520879" calcext:value-type="float">
            <text:p>-0.50520879</text:p>
          </table:table-cell>
          <table:table-cell office:value-type="float" office:value="288.4668" calcext:value-type="float">
            <text:p>288.4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5000" calcext:value-type="float">
            <text:p>1125000</text:p>
          </table:table-cell>
          <table:table-cell office:value-type="float" office:value="0.0012372726" calcext:value-type="float">
            <text:p>0.0012372726</text:p>
          </table:table-cell>
          <table:table-cell office:value-type="float" office:value="-1.0583749" calcext:value-type="float">
            <text:p>-1.0583749</text:p>
          </table:table-cell>
          <table:table-cell office:value-type="float" office:value="-0.61183139" calcext:value-type="float">
            <text:p>-0.61183139</text:p>
          </table:table-cell>
          <table:table-cell office:value-type="float" office:value="292.24448" calcext:value-type="float">
            <text:p>292.24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6000" calcext:value-type="float">
            <text:p>1126000</text:p>
          </table:table-cell>
          <table:table-cell office:value-type="float" office:value="0.0012543493" calcext:value-type="float">
            <text:p>0.0012543493</text:p>
          </table:table-cell>
          <table:table-cell office:value-type="float" office:value="-1.0250955" calcext:value-type="float">
            <text:p>-1.0250955</text:p>
          </table:table-cell>
          <table:table-cell office:value-type="float" office:value="-0.55245317" calcext:value-type="float">
            <text:p>-0.55245317</text:p>
          </table:table-cell>
          <table:table-cell office:value-type="float" office:value="292.5339" calcext:value-type="float">
            <text:p>292.53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7000" calcext:value-type="float">
            <text:p>1127000</text:p>
          </table:table-cell>
          <table:table-cell office:value-type="float" office:value="0.0010959386" calcext:value-type="float">
            <text:p>0.0010959386</text:p>
          </table:table-cell>
          <table:table-cell office:value-type="float" office:value="-0.92341113" calcext:value-type="float">
            <text:p>-0.92341113</text:p>
          </table:table-cell>
          <table:table-cell office:value-type="float" office:value="-0.41332528" calcext:value-type="float">
            <text:p>-0.41332528</text:p>
          </table:table-cell>
          <table:table-cell office:value-type="float" office:value="299.00957" calcext:value-type="float">
            <text:p>299.009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8000" calcext:value-type="float">
            <text:p>1128000</text:p>
          </table:table-cell>
          <table:table-cell office:value-type="float" office:value="0.0011811187" calcext:value-type="float">
            <text:p>0.0011811187</text:p>
          </table:table-cell>
          <table:table-cell office:value-type="float" office:value="-0.89660505" calcext:value-type="float">
            <text:p>-0.89660505</text:p>
          </table:table-cell>
          <table:table-cell office:value-type="float" office:value="-0.32341365" calcext:value-type="float">
            <text:p>-0.32341365</text:p>
          </table:table-cell>
          <table:table-cell office:value-type="float" office:value="292.25328" calcext:value-type="float">
            <text:p>292.253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9000" calcext:value-type="float">
            <text:p>1129000</text:p>
          </table:table-cell>
          <table:table-cell office:value-type="float" office:value="0.0012514058" calcext:value-type="float">
            <text:p>0.0012514058</text:p>
          </table:table-cell>
          <table:table-cell office:value-type="float" office:value="-1.0512638" calcext:value-type="float">
            <text:p>-1.0512638</text:p>
          </table:table-cell>
          <table:table-cell office:value-type="float" office:value="-0.39399028" calcext:value-type="float">
            <text:p>-0.39399028</text:p>
          </table:table-cell>
          <table:table-cell office:value-type="float" office:value="297.42462" calcext:value-type="float">
            <text:p>297.424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0000" calcext:value-type="float">
            <text:p>1130000</text:p>
          </table:table-cell>
          <table:table-cell office:value-type="float" office:value="0.0012282037" calcext:value-type="float">
            <text:p>0.0012282037</text:p>
          </table:table-cell>
          <table:table-cell office:value-type="float" office:value="-1.1199113" calcext:value-type="float">
            <text:p>-1.1199113</text:p>
          </table:table-cell>
          <table:table-cell office:value-type="float" office:value="-0.46352074" calcext:value-type="float">
            <text:p>-0.46352074</text:p>
          </table:table-cell>
          <table:table-cell office:value-type="float" office:value="291.96911" calcext:value-type="float">
            <text:p>291.969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1000" calcext:value-type="float">
            <text:p>1131000</text:p>
          </table:table-cell>
          <table:table-cell office:value-type="float" office:value="0.0011967472" calcext:value-type="float">
            <text:p>0.0011967472</text:p>
          </table:table-cell>
          <table:table-cell office:value-type="float" office:value="-1.0302365" calcext:value-type="float">
            <text:p>-1.0302365</text:p>
          </table:table-cell>
          <table:table-cell office:value-type="float" office:value="-0.45301645" calcext:value-type="float">
            <text:p>-0.45301645</text:p>
          </table:table-cell>
          <table:table-cell office:value-type="float" office:value="290.59173" calcext:value-type="float">
            <text:p>290.591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2000" calcext:value-type="float">
            <text:p>1132000</text:p>
          </table:table-cell>
          <table:table-cell office:value-type="float" office:value="0.0012988293" calcext:value-type="float">
            <text:p>0.0012988293</text:p>
          </table:table-cell>
          <table:table-cell office:value-type="float" office:value="-0.93987349" calcext:value-type="float">
            <text:p>-0.93987349</text:p>
          </table:table-cell>
          <table:table-cell office:value-type="float" office:value="-0.39427576" calcext:value-type="float">
            <text:p>-0.39427576</text:p>
          </table:table-cell>
          <table:table-cell office:value-type="float" office:value="295.99576" calcext:value-type="float">
            <text:p>295.995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3000" calcext:value-type="float">
            <text:p>1133000</text:p>
          </table:table-cell>
          <table:table-cell office:value-type="float" office:value="0.0012908738" calcext:value-type="float">
            <text:p>0.0012908738</text:p>
          </table:table-cell>
          <table:table-cell office:value-type="float" office:value="-0.89617989" calcext:value-type="float">
            <text:p>-0.89617989</text:p>
          </table:table-cell>
          <table:table-cell office:value-type="float" office:value="-0.30030617" calcext:value-type="float">
            <text:p>-0.30030617</text:p>
          </table:table-cell>
          <table:table-cell office:value-type="float" office:value="295.91203" calcext:value-type="float">
            <text:p>295.912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4000" calcext:value-type="float">
            <text:p>1134000</text:p>
          </table:table-cell>
          <table:table-cell office:value-type="float" office:value="0.0011767476" calcext:value-type="float">
            <text:p>0.0011767476</text:p>
          </table:table-cell>
          <table:table-cell office:value-type="float" office:value="-0.93818015" calcext:value-type="float">
            <text:p>-0.93818015</text:p>
          </table:table-cell>
          <table:table-cell office:value-type="float" office:value="-0.41849577" calcext:value-type="float">
            <text:p>-0.41849577</text:p>
          </table:table-cell>
          <table:table-cell office:value-type="float" office:value="295.01938" calcext:value-type="float">
            <text:p>295.019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5000" calcext:value-type="float">
            <text:p>1135000</text:p>
          </table:table-cell>
          <table:table-cell office:value-type="float" office:value="0.0012218204" calcext:value-type="float">
            <text:p>0.0012218204</text:p>
          </table:table-cell>
          <table:table-cell office:value-type="float" office:value="-1.0598489" calcext:value-type="float">
            <text:p>-1.0598489</text:p>
          </table:table-cell>
          <table:table-cell office:value-type="float" office:value="-0.51177996" calcext:value-type="float">
            <text:p>-0.51177996</text:p>
          </table:table-cell>
          <table:table-cell office:value-type="float" office:value="289.03863" calcext:value-type="float">
            <text:p>289.038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6000" calcext:value-type="float">
            <text:p>1136000</text:p>
          </table:table-cell>
          <table:table-cell office:value-type="float" office:value="0.0010559909" calcext:value-type="float">
            <text:p>0.0010559909</text:p>
          </table:table-cell>
          <table:table-cell office:value-type="float" office:value="-1.0077923" calcext:value-type="float">
            <text:p>-1.0077923</text:p>
          </table:table-cell>
          <table:table-cell office:value-type="float" office:value="-0.45248276" calcext:value-type="float">
            <text:p>-0.45248276</text:p>
          </table:table-cell>
          <table:table-cell office:value-type="float" office:value="291.17802" calcext:value-type="float">
            <text:p>291.178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7000" calcext:value-type="float">
            <text:p>1137000</text:p>
          </table:table-cell>
          <table:table-cell office:value-type="float" office:value="0.0011146943" calcext:value-type="float">
            <text:p>0.0011146943</text:p>
          </table:table-cell>
          <table:table-cell office:value-type="float" office:value="-0.988211" calcext:value-type="float">
            <text:p>-0.988211</text:p>
          </table:table-cell>
          <table:table-cell office:value-type="float" office:value="-0.402557" calcext:value-type="float">
            <text:p>-0.402557</text:p>
          </table:table-cell>
          <table:table-cell office:value-type="float" office:value="291.2425" calcext:value-type="float">
            <text:p>291.24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8000" calcext:value-type="float">
            <text:p>1138000</text:p>
          </table:table-cell>
          <table:table-cell office:value-type="float" office:value="0.0012799822" calcext:value-type="float">
            <text:p>0.0012799822</text:p>
          </table:table-cell>
          <table:table-cell office:value-type="float" office:value="-1.0048821" calcext:value-type="float">
            <text:p>-1.0048821</text:p>
          </table:table-cell>
          <table:table-cell office:value-type="float" office:value="-0.37369627" calcext:value-type="float">
            <text:p>-0.37369627</text:p>
          </table:table-cell>
          <table:table-cell office:value-type="float" office:value="290.92619" calcext:value-type="float">
            <text:p>290.926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9000" calcext:value-type="float">
            <text:p>1139000</text:p>
          </table:table-cell>
          <table:table-cell office:value-type="float" office:value="0.0012863118" calcext:value-type="float">
            <text:p>0.0012863118</text:p>
          </table:table-cell>
          <table:table-cell office:value-type="float" office:value="-1.0108763" calcext:value-type="float">
            <text:p>-1.0108763</text:p>
          </table:table-cell>
          <table:table-cell office:value-type="float" office:value="-0.31258959" calcext:value-type="float">
            <text:p>-0.31258959</text:p>
          </table:table-cell>
          <table:table-cell office:value-type="float" office:value="285.78288" calcext:value-type="float">
            <text:p>285.782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0000" calcext:value-type="float">
            <text:p>1140000</text:p>
          </table:table-cell>
          <table:table-cell office:value-type="float" office:value="0.0013204495" calcext:value-type="float">
            <text:p>0.0013204495</text:p>
          </table:table-cell>
          <table:table-cell office:value-type="float" office:value="-0.999058" calcext:value-type="float">
            <text:p>-0.999058</text:p>
          </table:table-cell>
          <table:table-cell office:value-type="float" office:value="-0.35364068" calcext:value-type="float">
            <text:p>-0.35364068</text:p>
          </table:table-cell>
          <table:table-cell office:value-type="float" office:value="294.6083" calcext:value-type="float">
            <text:p>294.60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1000" calcext:value-type="float">
            <text:p>1141000</text:p>
          </table:table-cell>
          <table:table-cell office:value-type="float" office:value="0.0013855459" calcext:value-type="float">
            <text:p>0.0013855459</text:p>
          </table:table-cell>
          <table:table-cell office:value-type="float" office:value="-1.0748863" calcext:value-type="float">
            <text:p>-1.0748863</text:p>
          </table:table-cell>
          <table:table-cell office:value-type="float" office:value="-0.39234077" calcext:value-type="float">
            <text:p>-0.39234077</text:p>
          </table:table-cell>
          <table:table-cell office:value-type="float" office:value="288.81483" calcext:value-type="float">
            <text:p>288.814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2000" calcext:value-type="float">
            <text:p>1142000</text:p>
          </table:table-cell>
          <table:table-cell office:value-type="float" office:value="0.0014797693" calcext:value-type="float">
            <text:p>0.0014797693</text:p>
          </table:table-cell>
          <table:table-cell office:value-type="float" office:value="-0.97592618" calcext:value-type="float">
            <text:p>-0.97592618</text:p>
          </table:table-cell>
          <table:table-cell office:value-type="float" office:value="-0.33280416" calcext:value-type="float">
            <text:p>-0.33280416</text:p>
          </table:table-cell>
          <table:table-cell office:value-type="float" office:value="294.0367" calcext:value-type="float">
            <text:p>294.03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3000" calcext:value-type="float">
            <text:p>1143000</text:p>
          </table:table-cell>
          <table:table-cell office:value-type="float" office:value="0.0013680749" calcext:value-type="float">
            <text:p>0.0013680749</text:p>
          </table:table-cell>
          <table:table-cell office:value-type="float" office:value="-0.88254229" calcext:value-type="float">
            <text:p>-0.88254229</text:p>
          </table:table-cell>
          <table:table-cell office:value-type="float" office:value="-0.29840233" calcext:value-type="float">
            <text:p>-0.29840233</text:p>
          </table:table-cell>
          <table:table-cell office:value-type="float" office:value="293.5183" calcext:value-type="float">
            <text:p>293.51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4000" calcext:value-type="float">
            <text:p>1144000</text:p>
          </table:table-cell>
          <table:table-cell office:value-type="float" office:value="0.0013845991" calcext:value-type="float">
            <text:p>0.0013845991</text:p>
          </table:table-cell>
          <table:table-cell office:value-type="float" office:value="-0.87336285" calcext:value-type="float">
            <text:p>-0.87336285</text:p>
          </table:table-cell>
          <table:table-cell office:value-type="float" office:value="-0.25064843" calcext:value-type="float">
            <text:p>-0.25064843</text:p>
          </table:table-cell>
          <table:table-cell office:value-type="float" office:value="291.77943" calcext:value-type="float">
            <text:p>291.779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5000" calcext:value-type="float">
            <text:p>1145000</text:p>
          </table:table-cell>
          <table:table-cell office:value-type="float" office:value="0.0013496441" calcext:value-type="float">
            <text:p>0.0013496441</text:p>
          </table:table-cell>
          <table:table-cell office:value-type="float" office:value="-0.90494158" calcext:value-type="float">
            <text:p>-0.90494158</text:p>
          </table:table-cell>
          <table:table-cell office:value-type="float" office:value="-0.22218513" calcext:value-type="float">
            <text:p>-0.22218513</text:p>
          </table:table-cell>
          <table:table-cell office:value-type="float" office:value="282.68857" calcext:value-type="float">
            <text:p>282.688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6000" calcext:value-type="float">
            <text:p>1146000</text:p>
          </table:table-cell>
          <table:table-cell office:value-type="float" office:value="0.0014016983" calcext:value-type="float">
            <text:p>0.0014016983</text:p>
          </table:table-cell>
          <table:table-cell office:value-type="float" office:value="-0.86492742" calcext:value-type="float">
            <text:p>-0.86492742</text:p>
          </table:table-cell>
          <table:table-cell office:value-type="float" office:value="-0.19386778" calcext:value-type="float">
            <text:p>-0.19386778</text:p>
          </table:table-cell>
          <table:table-cell office:value-type="float" office:value="293.00713" calcext:value-type="float">
            <text:p>293.007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7000" calcext:value-type="float">
            <text:p>1147000</text:p>
          </table:table-cell>
          <table:table-cell office:value-type="float" office:value="0.0013932729" calcext:value-type="float">
            <text:p>0.0013932729</text:p>
          </table:table-cell>
          <table:table-cell office:value-type="float" office:value="-0.9732645" calcext:value-type="float">
            <text:p>-0.9732645</text:p>
          </table:table-cell>
          <table:table-cell office:value-type="float" office:value="-0.2819272" calcext:value-type="float">
            <text:p>-0.2819272</text:p>
          </table:table-cell>
          <table:table-cell office:value-type="float" office:value="293.03499" calcext:value-type="float">
            <text:p>293.034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8000" calcext:value-type="float">
            <text:p>1148000</text:p>
          </table:table-cell>
          <table:table-cell office:value-type="float" office:value="0.0014105643" calcext:value-type="float">
            <text:p>0.0014105643</text:p>
          </table:table-cell>
          <table:table-cell office:value-type="float" office:value="-1.0347576" calcext:value-type="float">
            <text:p>-1.0347576</text:p>
          </table:table-cell>
          <table:table-cell office:value-type="float" office:value="-0.33243842" calcext:value-type="float">
            <text:p>-0.33243842</text:p>
          </table:table-cell>
          <table:table-cell office:value-type="float" office:value="289.63004" calcext:value-type="float">
            <text:p>289.63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9000" calcext:value-type="float">
            <text:p>1149000</text:p>
          </table:table-cell>
          <table:table-cell office:value-type="float" office:value="0.0013067609" calcext:value-type="float">
            <text:p>0.0013067609</text:p>
          </table:table-cell>
          <table:table-cell office:value-type="float" office:value="-1.0243128" calcext:value-type="float">
            <text:p>-1.0243128</text:p>
          </table:table-cell>
          <table:table-cell office:value-type="float" office:value="-0.42664054" calcext:value-type="float">
            <text:p>-0.42664054</text:p>
          </table:table-cell>
          <table:table-cell office:value-type="float" office:value="284.95069" calcext:value-type="float">
            <text:p>284.950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0000" calcext:value-type="float">
            <text:p>1150000</text:p>
          </table:table-cell>
          <table:table-cell office:value-type="float" office:value="0.0013360145" calcext:value-type="float">
            <text:p>0.0013360145</text:p>
          </table:table-cell>
          <table:table-cell office:value-type="float" office:value="-1.0710586" calcext:value-type="float">
            <text:p>-1.0710586</text:p>
          </table:table-cell>
          <table:table-cell office:value-type="float" office:value="-0.41862881" calcext:value-type="float">
            <text:p>-0.41862881</text:p>
          </table:table-cell>
          <table:table-cell office:value-type="float" office:value="289.33809" calcext:value-type="float">
            <text:p>289.338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1000" calcext:value-type="float">
            <text:p>1151000</text:p>
          </table:table-cell>
          <table:table-cell office:value-type="float" office:value="0.001415109" calcext:value-type="float">
            <text:p>0.001415109</text:p>
          </table:table-cell>
          <table:table-cell office:value-type="float" office:value="-1.0181091" calcext:value-type="float">
            <text:p>-1.0181091</text:p>
          </table:table-cell>
          <table:table-cell office:value-type="float" office:value="-0.35654906" calcext:value-type="float">
            <text:p>-0.35654906</text:p>
          </table:table-cell>
          <table:table-cell office:value-type="float" office:value="294.31685" calcext:value-type="float">
            <text:p>294.316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2000" calcext:value-type="float">
            <text:p>1152000</text:p>
          </table:table-cell>
          <table:table-cell office:value-type="float" office:value="0.0013629194" calcext:value-type="float">
            <text:p>0.0013629194</text:p>
          </table:table-cell>
          <table:table-cell office:value-type="float" office:value="-0.93555378" calcext:value-type="float">
            <text:p>-0.93555378</text:p>
          </table:table-cell>
          <table:table-cell office:value-type="float" office:value="-0.32661281" calcext:value-type="float">
            <text:p>-0.32661281</text:p>
          </table:table-cell>
          <table:table-cell office:value-type="float" office:value="298.08022" calcext:value-type="float">
            <text:p>298.080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3000" calcext:value-type="float">
            <text:p>1153000</text:p>
          </table:table-cell>
          <table:table-cell office:value-type="float" office:value="0.0013368259" calcext:value-type="float">
            <text:p>0.0013368259</text:p>
          </table:table-cell>
          <table:table-cell office:value-type="float" office:value="-0.87398831" calcext:value-type="float">
            <text:p>-0.87398831</text:p>
          </table:table-cell>
          <table:table-cell office:value-type="float" office:value="-0.23265014" calcext:value-type="float">
            <text:p>-0.23265014</text:p>
          </table:table-cell>
          <table:table-cell office:value-type="float" office:value="287.28623" calcext:value-type="float">
            <text:p>287.28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4000" calcext:value-type="float">
            <text:p>1154000</text:p>
          </table:table-cell>
          <table:table-cell office:value-type="float" office:value="0.0013121191" calcext:value-type="float">
            <text:p>0.0013121191</text:p>
          </table:table-cell>
          <table:table-cell office:value-type="float" office:value="-0.92083536" calcext:value-type="float">
            <text:p>-0.92083536</text:p>
          </table:table-cell>
          <table:table-cell office:value-type="float" office:value="-0.30056725" calcext:value-type="float">
            <text:p>-0.30056725</text:p>
          </table:table-cell>
          <table:table-cell office:value-type="float" office:value="285.73516" calcext:value-type="float">
            <text:p>285.735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5000" calcext:value-type="float">
            <text:p>1155000</text:p>
          </table:table-cell>
          <table:table-cell office:value-type="float" office:value="0.0012176996" calcext:value-type="float">
            <text:p>0.0012176996</text:p>
          </table:table-cell>
          <table:table-cell office:value-type="float" office:value="-1.0491568" calcext:value-type="float">
            <text:p>-1.0491568</text:p>
          </table:table-cell>
          <table:table-cell office:value-type="float" office:value="-0.47079991" calcext:value-type="float">
            <text:p>-0.47079991</text:p>
          </table:table-cell>
          <table:table-cell office:value-type="float" office:value="294.39443" calcext:value-type="float">
            <text:p>294.394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6000" calcext:value-type="float">
            <text:p>1156000</text:p>
          </table:table-cell>
          <table:table-cell office:value-type="float" office:value="0.0013147819" calcext:value-type="float">
            <text:p>0.0013147819</text:p>
          </table:table-cell>
          <table:table-cell office:value-type="float" office:value="-1.1611921" calcext:value-type="float">
            <text:p>-1.1611921</text:p>
          </table:table-cell>
          <table:table-cell office:value-type="float" office:value="-0.48495011" calcext:value-type="float">
            <text:p>-0.48495011</text:p>
          </table:table-cell>
          <table:table-cell office:value-type="float" office:value="296.25441" calcext:value-type="float">
            <text:p>296.254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7000" calcext:value-type="float">
            <text:p>1157000</text:p>
          </table:table-cell>
          <table:table-cell office:value-type="float" office:value="0.0011552841" calcext:value-type="float">
            <text:p>0.0011552841</text:p>
          </table:table-cell>
          <table:table-cell office:value-type="float" office:value="-1.0026893" calcext:value-type="float">
            <text:p>-1.0026893</text:p>
          </table:table-cell>
          <table:table-cell office:value-type="float" office:value="-0.33884168" calcext:value-type="float">
            <text:p>-0.33884168</text:p>
          </table:table-cell>
          <table:table-cell office:value-type="float" office:value="292.77536" calcext:value-type="float">
            <text:p>292.775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8000" calcext:value-type="float">
            <text:p>1158000</text:p>
          </table:table-cell>
          <table:table-cell office:value-type="float" office:value="0.00123706" calcext:value-type="float">
            <text:p>0.00123706</text:p>
          </table:table-cell>
          <table:table-cell office:value-type="float" office:value="-0.84546256" calcext:value-type="float">
            <text:p>-0.84546256</text:p>
          </table:table-cell>
          <table:table-cell office:value-type="float" office:value="-0.2606978" calcext:value-type="float">
            <text:p>-0.2606978</text:p>
          </table:table-cell>
          <table:table-cell office:value-type="float" office:value="290.22544" calcext:value-type="float">
            <text:p>290.225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9000" calcext:value-type="float">
            <text:p>1159000</text:p>
          </table:table-cell>
          <table:table-cell office:value-type="float" office:value="0.0014068219" calcext:value-type="float">
            <text:p>0.0014068219</text:p>
          </table:table-cell>
          <table:table-cell office:value-type="float" office:value="-0.95433304" calcext:value-type="float">
            <text:p>-0.95433304</text:p>
          </table:table-cell>
          <table:table-cell office:value-type="float" office:value="-0.33857123" calcext:value-type="float">
            <text:p>-0.33857123</text:p>
          </table:table-cell>
          <table:table-cell office:value-type="float" office:value="291.82999" calcext:value-type="float">
            <text:p>291.829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0000" calcext:value-type="float">
            <text:p>1160000</text:p>
          </table:table-cell>
          <table:table-cell office:value-type="float" office:value="0.0012513817" calcext:value-type="float">
            <text:p>0.0012513817</text:p>
          </table:table-cell>
          <table:table-cell office:value-type="float" office:value="-0.95043099" calcext:value-type="float">
            <text:p>-0.95043099</text:p>
          </table:table-cell>
          <table:table-cell office:value-type="float" office:value="-0.36372828" calcext:value-type="float">
            <text:p>-0.36372828</text:p>
          </table:table-cell>
          <table:table-cell office:value-type="float" office:value="295.26976" calcext:value-type="float">
            <text:p>295.269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1000" calcext:value-type="float">
            <text:p>1161000</text:p>
          </table:table-cell>
          <table:table-cell office:value-type="float" office:value="0.0013748339" calcext:value-type="float">
            <text:p>0.0013748339</text:p>
          </table:table-cell>
          <table:table-cell office:value-type="float" office:value="-0.99269053" calcext:value-type="float">
            <text:p>-0.99269053</text:p>
          </table:table-cell>
          <table:table-cell office:value-type="float" office:value="-0.31192959" calcext:value-type="float">
            <text:p>-0.31192959</text:p>
          </table:table-cell>
          <table:table-cell office:value-type="float" office:value="292.5649" calcext:value-type="float">
            <text:p>292.56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2000" calcext:value-type="float">
            <text:p>1162000</text:p>
          </table:table-cell>
          <table:table-cell office:value-type="float" office:value="0.0014049544" calcext:value-type="float">
            <text:p>0.0014049544</text:p>
          </table:table-cell>
          <table:table-cell office:value-type="float" office:value="-0.94278394" calcext:value-type="float">
            <text:p>-0.94278394</text:p>
          </table:table-cell>
          <table:table-cell office:value-type="float" office:value="-0.38832656" calcext:value-type="float">
            <text:p>-0.38832656</text:p>
          </table:table-cell>
          <table:table-cell office:value-type="float" office:value="293.36019" calcext:value-type="float">
            <text:p>293.360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3000" calcext:value-type="float">
            <text:p>1163000</text:p>
          </table:table-cell>
          <table:table-cell office:value-type="float" office:value="0.001288552" calcext:value-type="float">
            <text:p>0.001288552</text:p>
          </table:table-cell>
          <table:table-cell office:value-type="float" office:value="-0.9519525" calcext:value-type="float">
            <text:p>-0.9519525</text:p>
          </table:table-cell>
          <table:table-cell office:value-type="float" office:value="-0.38487336" calcext:value-type="float">
            <text:p>-0.38487336</text:p>
          </table:table-cell>
          <table:table-cell office:value-type="float" office:value="285.96736" calcext:value-type="float">
            <text:p>285.967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4000" calcext:value-type="float">
            <text:p>1164000</text:p>
          </table:table-cell>
          <table:table-cell office:value-type="float" office:value="0.0012116309" calcext:value-type="float">
            <text:p>0.0012116309</text:p>
          </table:table-cell>
          <table:table-cell office:value-type="float" office:value="-0.93171421" calcext:value-type="float">
            <text:p>-0.93171421</text:p>
          </table:table-cell>
          <table:table-cell office:value-type="float" office:value="-0.38080327" calcext:value-type="float">
            <text:p>-0.38080327</text:p>
          </table:table-cell>
          <table:table-cell office:value-type="float" office:value="294.42891" calcext:value-type="float">
            <text:p>294.428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5000" calcext:value-type="float">
            <text:p>1165000</text:p>
          </table:table-cell>
          <table:table-cell office:value-type="float" office:value="0.0012969108" calcext:value-type="float">
            <text:p>0.0012969108</text:p>
          </table:table-cell>
          <table:table-cell office:value-type="float" office:value="-0.97184272" calcext:value-type="float">
            <text:p>-0.97184272</text:p>
          </table:table-cell>
          <table:table-cell office:value-type="float" office:value="-0.41581463" calcext:value-type="float">
            <text:p>-0.41581463</text:p>
          </table:table-cell>
          <table:table-cell office:value-type="float" office:value="293.85014" calcext:value-type="float">
            <text:p>293.850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6000" calcext:value-type="float">
            <text:p>1166000</text:p>
          </table:table-cell>
          <table:table-cell office:value-type="float" office:value="0.0013979545" calcext:value-type="float">
            <text:p>0.0013979545</text:p>
          </table:table-cell>
          <table:table-cell office:value-type="float" office:value="-0.81309004" calcext:value-type="float">
            <text:p>-0.81309004</text:p>
          </table:table-cell>
          <table:table-cell office:value-type="float" office:value="-0.23652512" calcext:value-type="float">
            <text:p>-0.23652512</text:p>
          </table:table-cell>
          <table:table-cell office:value-type="float" office:value="296.49903" calcext:value-type="float">
            <text:p>296.499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7000" calcext:value-type="float">
            <text:p>1167000</text:p>
          </table:table-cell>
          <table:table-cell office:value-type="float" office:value="0.0013822818" calcext:value-type="float">
            <text:p>0.0013822818</text:p>
          </table:table-cell>
          <table:table-cell office:value-type="float" office:value="-0.75737031" calcext:value-type="float">
            <text:p>-0.75737031</text:p>
          </table:table-cell>
          <table:table-cell office:value-type="float" office:value="-0.14808131" calcext:value-type="float">
            <text:p>-0.14808131</text:p>
          </table:table-cell>
          <table:table-cell office:value-type="float" office:value="293.1633" calcext:value-type="float">
            <text:p>293.16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8000" calcext:value-type="float">
            <text:p>1168000</text:p>
          </table:table-cell>
          <table:table-cell office:value-type="float" office:value="0.0012366518" calcext:value-type="float">
            <text:p>0.0012366518</text:p>
          </table:table-cell>
          <table:table-cell office:value-type="float" office:value="-0.82128777" calcext:value-type="float">
            <text:p>-0.82128777</text:p>
          </table:table-cell>
          <table:table-cell office:value-type="float" office:value="-0.2295512" calcext:value-type="float">
            <text:p>-0.2295512</text:p>
          </table:table-cell>
          <table:table-cell office:value-type="float" office:value="288.68162" calcext:value-type="float">
            <text:p>288.681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9000" calcext:value-type="float">
            <text:p>1169000</text:p>
          </table:table-cell>
          <table:table-cell office:value-type="float" office:value="0.0012605397" calcext:value-type="float">
            <text:p>0.0012605397</text:p>
          </table:table-cell>
          <table:table-cell office:value-type="float" office:value="-0.88314432" calcext:value-type="float">
            <text:p>-0.88314432</text:p>
          </table:table-cell>
          <table:table-cell office:value-type="float" office:value="-0.30193491" calcext:value-type="float">
            <text:p>-0.30193491</text:p>
          </table:table-cell>
          <table:table-cell office:value-type="float" office:value="292.43494" calcext:value-type="float">
            <text:p>292.434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0000" calcext:value-type="float">
            <text:p>1170000</text:p>
          </table:table-cell>
          <table:table-cell office:value-type="float" office:value="0.0012401165" calcext:value-type="float">
            <text:p>0.0012401165</text:p>
          </table:table-cell>
          <table:table-cell office:value-type="float" office:value="-0.87656006" calcext:value-type="float">
            <text:p>-0.87656006</text:p>
          </table:table-cell>
          <table:table-cell office:value-type="float" office:value="-0.30144682" calcext:value-type="float">
            <text:p>-0.30144682</text:p>
          </table:table-cell>
          <table:table-cell office:value-type="float" office:value="295.86014" calcext:value-type="float">
            <text:p>295.860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1000" calcext:value-type="float">
            <text:p>1171000</text:p>
          </table:table-cell>
          <table:table-cell office:value-type="float" office:value="0.0012948265" calcext:value-type="float">
            <text:p>0.0012948265</text:p>
          </table:table-cell>
          <table:table-cell office:value-type="float" office:value="-0.84304651" calcext:value-type="float">
            <text:p>-0.84304651</text:p>
          </table:table-cell>
          <table:table-cell office:value-type="float" office:value="-0.31257544" calcext:value-type="float">
            <text:p>-0.31257544</text:p>
          </table:table-cell>
          <table:table-cell office:value-type="float" office:value="295.03288" calcext:value-type="float">
            <text:p>295.032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2000" calcext:value-type="float">
            <text:p>1172000</text:p>
          </table:table-cell>
          <table:table-cell office:value-type="float" office:value="0.0013237137" calcext:value-type="float">
            <text:p>0.0013237137</text:p>
          </table:table-cell>
          <table:table-cell office:value-type="float" office:value="-0.88674583" calcext:value-type="float">
            <text:p>-0.88674583</text:p>
          </table:table-cell>
          <table:table-cell office:value-type="float" office:value="-0.35061615" calcext:value-type="float">
            <text:p>-0.35061615</text:p>
          </table:table-cell>
          <table:table-cell office:value-type="float" office:value="294.97374" calcext:value-type="float">
            <text:p>294.973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3000" calcext:value-type="float">
            <text:p>1173000</text:p>
          </table:table-cell>
          <table:table-cell office:value-type="float" office:value="0.0013313284" calcext:value-type="float">
            <text:p>0.0013313284</text:p>
          </table:table-cell>
          <table:table-cell office:value-type="float" office:value="-0.93314744" calcext:value-type="float">
            <text:p>-0.93314744</text:p>
          </table:table-cell>
          <table:table-cell office:value-type="float" office:value="-0.39612617" calcext:value-type="float">
            <text:p>-0.39612617</text:p>
          </table:table-cell>
          <table:table-cell office:value-type="float" office:value="294.96195" calcext:value-type="float">
            <text:p>294.961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4000" calcext:value-type="float">
            <text:p>1174000</text:p>
          </table:table-cell>
          <table:table-cell office:value-type="float" office:value="0.0013957143" calcext:value-type="float">
            <text:p>0.0013957143</text:p>
          </table:table-cell>
          <table:table-cell office:value-type="float" office:value="-0.89537894" calcext:value-type="float">
            <text:p>-0.89537894</text:p>
          </table:table-cell>
          <table:table-cell office:value-type="float" office:value="-0.31953207" calcext:value-type="float">
            <text:p>-0.31953207</text:p>
          </table:table-cell>
          <table:table-cell office:value-type="float" office:value="292.05838" calcext:value-type="float">
            <text:p>292.058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5000" calcext:value-type="float">
            <text:p>1175000</text:p>
          </table:table-cell>
          <table:table-cell office:value-type="float" office:value="0.0012024651" calcext:value-type="float">
            <text:p>0.0012024651</text:p>
          </table:table-cell>
          <table:table-cell office:value-type="float" office:value="-0.79043515" calcext:value-type="float">
            <text:p>-0.79043515</text:p>
          </table:table-cell>
          <table:table-cell office:value-type="float" office:value="-0.33501862" calcext:value-type="float">
            <text:p>-0.33501862</text:p>
          </table:table-cell>
          <table:table-cell office:value-type="float" office:value="293.5118" calcext:value-type="float">
            <text:p>293.51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6000" calcext:value-type="float">
            <text:p>1176000</text:p>
          </table:table-cell>
          <table:table-cell office:value-type="float" office:value="0.0012547489" calcext:value-type="float">
            <text:p>0.0012547489</text:p>
          </table:table-cell>
          <table:table-cell office:value-type="float" office:value="-0.85713679" calcext:value-type="float">
            <text:p>-0.85713679</text:p>
          </table:table-cell>
          <table:table-cell office:value-type="float" office:value="-0.38765801" calcext:value-type="float">
            <text:p>-0.38765801</text:p>
          </table:table-cell>
          <table:table-cell office:value-type="float" office:value="294.25583" calcext:value-type="float">
            <text:p>294.25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7000" calcext:value-type="float">
            <text:p>1177000</text:p>
          </table:table-cell>
          <table:table-cell office:value-type="float" office:value="0.0012908755" calcext:value-type="float">
            <text:p>0.0012908755</text:p>
          </table:table-cell>
          <table:table-cell office:value-type="float" office:value="-0.8500848" calcext:value-type="float">
            <text:p>-0.8500848</text:p>
          </table:table-cell>
          <table:table-cell office:value-type="float" office:value="-0.33181264" calcext:value-type="float">
            <text:p>-0.33181264</text:p>
          </table:table-cell>
          <table:table-cell office:value-type="float" office:value="298.73397" calcext:value-type="float">
            <text:p>298.733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8000" calcext:value-type="float">
            <text:p>1178000</text:p>
          </table:table-cell>
          <table:table-cell office:value-type="float" office:value="0.0011789528" calcext:value-type="float">
            <text:p>0.0011789528</text:p>
          </table:table-cell>
          <table:table-cell office:value-type="float" office:value="-0.77080284" calcext:value-type="float">
            <text:p>-0.77080284</text:p>
          </table:table-cell>
          <table:table-cell office:value-type="float" office:value="-0.30174703" calcext:value-type="float">
            <text:p>-0.30174703</text:p>
          </table:table-cell>
          <table:table-cell office:value-type="float" office:value="293.61462" calcext:value-type="float">
            <text:p>293.614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9000" calcext:value-type="float">
            <text:p>1179000</text:p>
          </table:table-cell>
          <table:table-cell office:value-type="float" office:value="0.0012161617" calcext:value-type="float">
            <text:p>0.0012161617</text:p>
          </table:table-cell>
          <table:table-cell office:value-type="float" office:value="-0.74876824" calcext:value-type="float">
            <text:p>-0.74876824</text:p>
          </table:table-cell>
          <table:table-cell office:value-type="float" office:value="-0.28479378" calcext:value-type="float">
            <text:p>-0.28479378</text:p>
          </table:table-cell>
          <table:table-cell office:value-type="float" office:value="291.6249" calcext:value-type="float">
            <text:p>291.62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0000" calcext:value-type="float">
            <text:p>1180000</text:p>
          </table:table-cell>
          <table:table-cell office:value-type="float" office:value="0.0011560569" calcext:value-type="float">
            <text:p>0.0011560569</text:p>
          </table:table-cell>
          <table:table-cell office:value-type="float" office:value="-0.74848524" calcext:value-type="float">
            <text:p>-0.74848524</text:p>
          </table:table-cell>
          <table:table-cell office:value-type="float" office:value="-0.24653024" calcext:value-type="float">
            <text:p>-0.24653024</text:p>
          </table:table-cell>
          <table:table-cell office:value-type="float" office:value="295.47552" calcext:value-type="float">
            <text:p>295.475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1000" calcext:value-type="float">
            <text:p>1181000</text:p>
          </table:table-cell>
          <table:table-cell office:value-type="float" office:value="0.0011624379" calcext:value-type="float">
            <text:p>0.0011624379</text:p>
          </table:table-cell>
          <table:table-cell office:value-type="float" office:value="-0.73706466" calcext:value-type="float">
            <text:p>-0.73706466</text:p>
          </table:table-cell>
          <table:table-cell office:value-type="float" office:value="-0.2286417" calcext:value-type="float">
            <text:p>-0.2286417</text:p>
          </table:table-cell>
          <table:table-cell office:value-type="float" office:value="293.07142" calcext:value-type="float">
            <text:p>293.071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2000" calcext:value-type="float">
            <text:p>1182000</text:p>
          </table:table-cell>
          <table:table-cell office:value-type="float" office:value="0.0010335239" calcext:value-type="float">
            <text:p>0.0010335239</text:p>
          </table:table-cell>
          <table:table-cell office:value-type="float" office:value="-0.70899466" calcext:value-type="float">
            <text:p>-0.70899466</text:p>
          </table:table-cell>
          <table:table-cell office:value-type="float" office:value="-0.27531046" calcext:value-type="float">
            <text:p>-0.27531046</text:p>
          </table:table-cell>
          <table:table-cell office:value-type="float" office:value="294.73967" calcext:value-type="float">
            <text:p>294.739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3000" calcext:value-type="float">
            <text:p>1183000</text:p>
          </table:table-cell>
          <table:table-cell office:value-type="float" office:value="0.0012237171" calcext:value-type="float">
            <text:p>0.0012237171</text:p>
          </table:table-cell>
          <table:table-cell office:value-type="float" office:value="-0.82015794" calcext:value-type="float">
            <text:p>-0.82015794</text:p>
          </table:table-cell>
          <table:table-cell office:value-type="float" office:value="-0.25245999" calcext:value-type="float">
            <text:p>-0.25245999</text:p>
          </table:table-cell>
          <table:table-cell office:value-type="float" office:value="296.3238" calcext:value-type="float">
            <text:p>296.3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4000" calcext:value-type="float">
            <text:p>1184000</text:p>
          </table:table-cell>
          <table:table-cell office:value-type="float" office:value="0.00097085363" calcext:value-type="float">
            <text:p>0.00097085363</text:p>
          </table:table-cell>
          <table:table-cell office:value-type="float" office:value="-0.82431839" calcext:value-type="float">
            <text:p>-0.82431839</text:p>
          </table:table-cell>
          <table:table-cell office:value-type="float" office:value="-0.34342078" calcext:value-type="float">
            <text:p>-0.34342078</text:p>
          </table:table-cell>
          <table:table-cell office:value-type="float" office:value="291.81178" calcext:value-type="float">
            <text:p>291.811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5000" calcext:value-type="float">
            <text:p>1185000</text:p>
          </table:table-cell>
          <table:table-cell office:value-type="float" office:value="0.0011175864" calcext:value-type="float">
            <text:p>0.0011175864</text:p>
          </table:table-cell>
          <table:table-cell office:value-type="float" office:value="-0.81707163" calcext:value-type="float">
            <text:p>-0.81707163</text:p>
          </table:table-cell>
          <table:table-cell office:value-type="float" office:value="-0.34658868" calcext:value-type="float">
            <text:p>-0.34658868</text:p>
          </table:table-cell>
          <table:table-cell office:value-type="float" office:value="291.21961" calcext:value-type="float">
            <text:p>291.219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6000" calcext:value-type="float">
            <text:p>1186000</text:p>
          </table:table-cell>
          <table:table-cell office:value-type="float" office:value="0.0011114574" calcext:value-type="float">
            <text:p>0.0011114574</text:p>
          </table:table-cell>
          <table:table-cell office:value-type="float" office:value="-0.83638734" calcext:value-type="float">
            <text:p>-0.83638734</text:p>
          </table:table-cell>
          <table:table-cell office:value-type="float" office:value="-0.29967347" calcext:value-type="float">
            <text:p>-0.29967347</text:p>
          </table:table-cell>
          <table:table-cell office:value-type="float" office:value="293.76446" calcext:value-type="float">
            <text:p>293.764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7000" calcext:value-type="float">
            <text:p>1187000</text:p>
          </table:table-cell>
          <table:table-cell office:value-type="float" office:value="0.0010623374" calcext:value-type="float">
            <text:p>0.0010623374</text:p>
          </table:table-cell>
          <table:table-cell office:value-type="float" office:value="-0.95732479" calcext:value-type="float">
            <text:p>-0.95732479</text:p>
          </table:table-cell>
          <table:table-cell office:value-type="float" office:value="-0.46477764" calcext:value-type="float">
            <text:p>-0.46477764</text:p>
          </table:table-cell>
          <table:table-cell office:value-type="float" office:value="291.883" calcext:value-type="float">
            <text:p>291.8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8000" calcext:value-type="float">
            <text:p>1188000</text:p>
          </table:table-cell>
          <table:table-cell office:value-type="float" office:value="0.0012013278" calcext:value-type="float">
            <text:p>0.0012013278</text:p>
          </table:table-cell>
          <table:table-cell office:value-type="float" office:value="-1.0565036" calcext:value-type="float">
            <text:p>-1.0565036</text:p>
          </table:table-cell>
          <table:table-cell office:value-type="float" office:value="-0.41084812" calcext:value-type="float">
            <text:p>-0.41084812</text:p>
          </table:table-cell>
          <table:table-cell office:value-type="float" office:value="291.81541" calcext:value-type="float">
            <text:p>291.815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9000" calcext:value-type="float">
            <text:p>1189000</text:p>
          </table:table-cell>
          <table:table-cell office:value-type="float" office:value="0.0011438077" calcext:value-type="float">
            <text:p>0.0011438077</text:p>
          </table:table-cell>
          <table:table-cell office:value-type="float" office:value="-1.0154842" calcext:value-type="float">
            <text:p>-1.0154842</text:p>
          </table:table-cell>
          <table:table-cell office:value-type="float" office:value="-0.42080372" calcext:value-type="float">
            <text:p>-0.42080372</text:p>
          </table:table-cell>
          <table:table-cell office:value-type="float" office:value="293.87031" calcext:value-type="float">
            <text:p>293.870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0000" calcext:value-type="float">
            <text:p>1190000</text:p>
          </table:table-cell>
          <table:table-cell office:value-type="float" office:value="0.0012324128" calcext:value-type="float">
            <text:p>0.0012324128</text:p>
          </table:table-cell>
          <table:table-cell office:value-type="float" office:value="-0.98492779" calcext:value-type="float">
            <text:p>-0.98492779</text:p>
          </table:table-cell>
          <table:table-cell office:value-type="float" office:value="-0.4262262" calcext:value-type="float">
            <text:p>-0.4262262</text:p>
          </table:table-cell>
          <table:table-cell office:value-type="float" office:value="293.95204" calcext:value-type="float">
            <text:p>293.952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1000" calcext:value-type="float">
            <text:p>1191000</text:p>
          </table:table-cell>
          <table:table-cell office:value-type="float" office:value="0.0013823833" calcext:value-type="float">
            <text:p>0.0013823833</text:p>
          </table:table-cell>
          <table:table-cell office:value-type="float" office:value="-0.96355767" calcext:value-type="float">
            <text:p>-0.96355767</text:p>
          </table:table-cell>
          <table:table-cell office:value-type="float" office:value="-0.29430436" calcext:value-type="float">
            <text:p>-0.29430436</text:p>
          </table:table-cell>
          <table:table-cell office:value-type="float" office:value="293.5873" calcext:value-type="float">
            <text:p>293.58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2000" calcext:value-type="float">
            <text:p>1192000</text:p>
          </table:table-cell>
          <table:table-cell office:value-type="float" office:value="0.0012126342" calcext:value-type="float">
            <text:p>0.0012126342</text:p>
          </table:table-cell>
          <table:table-cell office:value-type="float" office:value="-0.908475" calcext:value-type="float">
            <text:p>-0.908475</text:p>
          </table:table-cell>
          <table:table-cell office:value-type="float" office:value="-0.27194199" calcext:value-type="float">
            <text:p>-0.27194199</text:p>
          </table:table-cell>
          <table:table-cell office:value-type="float" office:value="288.70608" calcext:value-type="float">
            <text:p>288.70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3000" calcext:value-type="float">
            <text:p>1193000</text:p>
          </table:table-cell>
          <table:table-cell office:value-type="float" office:value="0.0012499921" calcext:value-type="float">
            <text:p>0.0012499921</text:p>
          </table:table-cell>
          <table:table-cell office:value-type="float" office:value="-0.88068075" calcext:value-type="float">
            <text:p>-0.88068075</text:p>
          </table:table-cell>
          <table:table-cell office:value-type="float" office:value="-0.23759428" calcext:value-type="float">
            <text:p>-0.23759428</text:p>
          </table:table-cell>
          <table:table-cell office:value-type="float" office:value="290.52384" calcext:value-type="float">
            <text:p>290.523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4000" calcext:value-type="float">
            <text:p>1194000</text:p>
          </table:table-cell>
          <table:table-cell office:value-type="float" office:value="0.001248511" calcext:value-type="float">
            <text:p>0.001248511</text:p>
          </table:table-cell>
          <table:table-cell office:value-type="float" office:value="-0.8901698" calcext:value-type="float">
            <text:p>-0.8901698</text:p>
          </table:table-cell>
          <table:table-cell office:value-type="float" office:value="-0.24351141" calcext:value-type="float">
            <text:p>-0.24351141</text:p>
          </table:table-cell>
          <table:table-cell office:value-type="float" office:value="292.6989" calcext:value-type="float">
            <text:p>292.69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5000" calcext:value-type="float">
            <text:p>1195000</text:p>
          </table:table-cell>
          <table:table-cell office:value-type="float" office:value="0.0013016274" calcext:value-type="float">
            <text:p>0.0013016274</text:p>
          </table:table-cell>
          <table:table-cell office:value-type="float" office:value="-0.93769217" calcext:value-type="float">
            <text:p>-0.93769217</text:p>
          </table:table-cell>
          <table:table-cell office:value-type="float" office:value="-0.27545452" calcext:value-type="float">
            <text:p>-0.27545452</text:p>
          </table:table-cell>
          <table:table-cell office:value-type="float" office:value="293.78775" calcext:value-type="float">
            <text:p>293.787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6000" calcext:value-type="float">
            <text:p>1196000</text:p>
          </table:table-cell>
          <table:table-cell office:value-type="float" office:value="0.0013332182" calcext:value-type="float">
            <text:p>0.0013332182</text:p>
          </table:table-cell>
          <table:table-cell office:value-type="float" office:value="-0.93764927" calcext:value-type="float">
            <text:p>-0.93764927</text:p>
          </table:table-cell>
          <table:table-cell office:value-type="float" office:value="-0.2364694" calcext:value-type="float">
            <text:p>-0.2364694</text:p>
          </table:table-cell>
          <table:table-cell office:value-type="float" office:value="289.85578" calcext:value-type="float">
            <text:p>289.855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7000" calcext:value-type="float">
            <text:p>1197000</text:p>
          </table:table-cell>
          <table:table-cell office:value-type="float" office:value="0.0013182484" calcext:value-type="float">
            <text:p>0.0013182484</text:p>
          </table:table-cell>
          <table:table-cell office:value-type="float" office:value="-0.92399807" calcext:value-type="float">
            <text:p>-0.92399807</text:p>
          </table:table-cell>
          <table:table-cell office:value-type="float" office:value="-0.31812786" calcext:value-type="float">
            <text:p>-0.31812786</text:p>
          </table:table-cell>
          <table:table-cell office:value-type="float" office:value="291.38498" calcext:value-type="float">
            <text:p>291.384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8000" calcext:value-type="float">
            <text:p>1198000</text:p>
          </table:table-cell>
          <table:table-cell office:value-type="float" office:value="0.0013715859" calcext:value-type="float">
            <text:p>0.0013715859</text:p>
          </table:table-cell>
          <table:table-cell office:value-type="float" office:value="-0.99923538" calcext:value-type="float">
            <text:p>-0.99923538</text:p>
          </table:table-cell>
          <table:table-cell office:value-type="float" office:value="-0.38773219" calcext:value-type="float">
            <text:p>-0.38773219</text:p>
          </table:table-cell>
          <table:table-cell office:value-type="float" office:value="293.0276" calcext:value-type="float">
            <text:p>293.02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9000" calcext:value-type="float">
            <text:p>1199000</text:p>
          </table:table-cell>
          <table:table-cell office:value-type="float" office:value="0.0012167373" calcext:value-type="float">
            <text:p>0.0012167373</text:p>
          </table:table-cell>
          <table:table-cell office:value-type="float" office:value="-0.90612179" calcext:value-type="float">
            <text:p>-0.90612179</text:p>
          </table:table-cell>
          <table:table-cell office:value-type="float" office:value="-0.32141873" calcext:value-type="float">
            <text:p>-0.32141873</text:p>
          </table:table-cell>
          <table:table-cell office:value-type="float" office:value="299.1143" calcext:value-type="float">
            <text:p>299.1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0000" calcext:value-type="float">
            <text:p>1200000</text:p>
          </table:table-cell>
          <table:table-cell office:value-type="float" office:value="0.0011567055" calcext:value-type="float">
            <text:p>0.0011567055</text:p>
          </table:table-cell>
          <table:table-cell office:value-type="float" office:value="-0.88068482" calcext:value-type="float">
            <text:p>-0.88068482</text:p>
          </table:table-cell>
          <table:table-cell office:value-type="float" office:value="-0.29552714" calcext:value-type="float">
            <text:p>-0.29552714</text:p>
          </table:table-cell>
          <table:table-cell office:value-type="float" office:value="290.96841" calcext:value-type="float">
            <text:p>290.968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1000" calcext:value-type="float">
            <text:p>1201000</text:p>
          </table:table-cell>
          <table:table-cell office:value-type="float" office:value="0.001300195" calcext:value-type="float">
            <text:p>0.001300195</text:p>
          </table:table-cell>
          <table:table-cell office:value-type="float" office:value="-0.93767675" calcext:value-type="float">
            <text:p>-0.93767675</text:p>
          </table:table-cell>
          <table:table-cell office:value-type="float" office:value="-0.36400916" calcext:value-type="float">
            <text:p>-0.36400916</text:p>
          </table:table-cell>
          <table:table-cell office:value-type="float" office:value="291.24735" calcext:value-type="float">
            <text:p>291.247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2000" calcext:value-type="float">
            <text:p>1202000</text:p>
          </table:table-cell>
          <table:table-cell office:value-type="float" office:value="0.0012211888" calcext:value-type="float">
            <text:p>0.0012211888</text:p>
          </table:table-cell>
          <table:table-cell office:value-type="float" office:value="-0.91766791" calcext:value-type="float">
            <text:p>-0.91766791</text:p>
          </table:table-cell>
          <table:table-cell office:value-type="float" office:value="-0.38463932" calcext:value-type="float">
            <text:p>-0.38463932</text:p>
          </table:table-cell>
          <table:table-cell office:value-type="float" office:value="290.72601" calcext:value-type="float">
            <text:p>290.72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3000" calcext:value-type="float">
            <text:p>1203000</text:p>
          </table:table-cell>
          <table:table-cell office:value-type="float" office:value="0.0011834856" calcext:value-type="float">
            <text:p>0.0011834856</text:p>
          </table:table-cell>
          <table:table-cell office:value-type="float" office:value="-0.84053808" calcext:value-type="float">
            <text:p>-0.84053808</text:p>
          </table:table-cell>
          <table:table-cell office:value-type="float" office:value="-0.3328084" calcext:value-type="float">
            <text:p>-0.3328084</text:p>
          </table:table-cell>
          <table:table-cell office:value-type="float" office:value="294.00555" calcext:value-type="float">
            <text:p>294.005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4000" calcext:value-type="float">
            <text:p>1204000</text:p>
          </table:table-cell>
          <table:table-cell office:value-type="float" office:value="0.0012242376" calcext:value-type="float">
            <text:p>0.0012242376</text:p>
          </table:table-cell>
          <table:table-cell office:value-type="float" office:value="-0.88699855" calcext:value-type="float">
            <text:p>-0.88699855</text:p>
          </table:table-cell>
          <table:table-cell office:value-type="float" office:value="-0.17005426" calcext:value-type="float">
            <text:p>-0.17005426</text:p>
          </table:table-cell>
          <table:table-cell office:value-type="float" office:value="291.18413" calcext:value-type="float">
            <text:p>291.18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5000" calcext:value-type="float">
            <text:p>1205000</text:p>
          </table:table-cell>
          <table:table-cell office:value-type="float" office:value="0.0012149244" calcext:value-type="float">
            <text:p>0.0012149244</text:p>
          </table:table-cell>
          <table:table-cell office:value-type="float" office:value="-0.93495009" calcext:value-type="float">
            <text:p>-0.93495009</text:p>
          </table:table-cell>
          <table:table-cell office:value-type="float" office:value="-0.37871949" calcext:value-type="float">
            <text:p>-0.37871949</text:p>
          </table:table-cell>
          <table:table-cell office:value-type="float" office:value="291.83294" calcext:value-type="float">
            <text:p>291.832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6000" calcext:value-type="float">
            <text:p>1206000</text:p>
          </table:table-cell>
          <table:table-cell office:value-type="float" office:value="0.0012784492" calcext:value-type="float">
            <text:p>0.0012784492</text:p>
          </table:table-cell>
          <table:table-cell office:value-type="float" office:value="-1.0104494" calcext:value-type="float">
            <text:p>-1.0104494</text:p>
          </table:table-cell>
          <table:table-cell office:value-type="float" office:value="-0.44650081" calcext:value-type="float">
            <text:p>-0.44650081</text:p>
          </table:table-cell>
          <table:table-cell office:value-type="float" office:value="289.50949" calcext:value-type="float">
            <text:p>289.509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7000" calcext:value-type="float">
            <text:p>1207000</text:p>
          </table:table-cell>
          <table:table-cell office:value-type="float" office:value="0.0013457553" calcext:value-type="float">
            <text:p>0.0013457553</text:p>
          </table:table-cell>
          <table:table-cell office:value-type="float" office:value="-0.99879098" calcext:value-type="float">
            <text:p>-0.99879098</text:p>
          </table:table-cell>
          <table:table-cell office:value-type="float" office:value="-0.28513692" calcext:value-type="float">
            <text:p>-0.28513692</text:p>
          </table:table-cell>
          <table:table-cell office:value-type="float" office:value="296.37372" calcext:value-type="float">
            <text:p>296.373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8000" calcext:value-type="float">
            <text:p>1208000</text:p>
          </table:table-cell>
          <table:table-cell office:value-type="float" office:value="0.0013572805" calcext:value-type="float">
            <text:p>0.0013572805</text:p>
          </table:table-cell>
          <table:table-cell office:value-type="float" office:value="-0.94716756" calcext:value-type="float">
            <text:p>-0.94716756</text:p>
          </table:table-cell>
          <table:table-cell office:value-type="float" office:value="-0.26667139" calcext:value-type="float">
            <text:p>-0.26667139</text:p>
          </table:table-cell>
          <table:table-cell office:value-type="float" office:value="288.72108" calcext:value-type="float">
            <text:p>288.72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9000" calcext:value-type="float">
            <text:p>1209000</text:p>
          </table:table-cell>
          <table:table-cell office:value-type="float" office:value="0.0013320305" calcext:value-type="float">
            <text:p>0.0013320305</text:p>
          </table:table-cell>
          <table:table-cell office:value-type="float" office:value="-0.7346" calcext:value-type="float">
            <text:p>-0.7346</text:p>
          </table:table-cell>
          <table:table-cell office:value-type="float" office:value="-0.10059024" calcext:value-type="float">
            <text:p>-0.10059024</text:p>
          </table:table-cell>
          <table:table-cell office:value-type="float" office:value="289.90185" calcext:value-type="float">
            <text:p>289.901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0000" calcext:value-type="float">
            <text:p>1210000</text:p>
          </table:table-cell>
          <table:table-cell office:value-type="float" office:value="0.0012649586" calcext:value-type="float">
            <text:p>0.0012649586</text:p>
          </table:table-cell>
          <table:table-cell office:value-type="float" office:value="-0.68790722" calcext:value-type="float">
            <text:p>-0.68790722</text:p>
          </table:table-cell>
          <table:table-cell office:value-type="float" office:value="-0.067480298" calcext:value-type="float">
            <text:p>-0.067480298</text:p>
          </table:table-cell>
          <table:table-cell office:value-type="float" office:value="293.756" calcext:value-type="float">
            <text:p>293.7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1000" calcext:value-type="float">
            <text:p>1211000</text:p>
          </table:table-cell>
          <table:table-cell office:value-type="float" office:value="0.0012632899" calcext:value-type="float">
            <text:p>0.0012632899</text:p>
          </table:table-cell>
          <table:table-cell office:value-type="float" office:value="-0.72614825" calcext:value-type="float">
            <text:p>-0.72614825</text:p>
          </table:table-cell>
          <table:table-cell office:value-type="float" office:value="-0.091998217" calcext:value-type="float">
            <text:p>-0.091998217</text:p>
          </table:table-cell>
          <table:table-cell office:value-type="float" office:value="291.95697" calcext:value-type="float">
            <text:p>291.956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2000" calcext:value-type="float">
            <text:p>1212000</text:p>
          </table:table-cell>
          <table:table-cell office:value-type="float" office:value="0.0012866134" calcext:value-type="float">
            <text:p>0.0012866134</text:p>
          </table:table-cell>
          <table:table-cell office:value-type="float" office:value="-0.8884383" calcext:value-type="float">
            <text:p>-0.8884383</text:p>
          </table:table-cell>
          <table:table-cell office:value-type="float" office:value="-0.26035387" calcext:value-type="float">
            <text:p>-0.26035387</text:p>
          </table:table-cell>
          <table:table-cell office:value-type="float" office:value="286.43428" calcext:value-type="float">
            <text:p>286.434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3000" calcext:value-type="float">
            <text:p>1213000</text:p>
          </table:table-cell>
          <table:table-cell office:value-type="float" office:value="0.0013171041" calcext:value-type="float">
            <text:p>0.0013171041</text:p>
          </table:table-cell>
          <table:table-cell office:value-type="float" office:value="-0.94175087" calcext:value-type="float">
            <text:p>-0.94175087</text:p>
          </table:table-cell>
          <table:table-cell office:value-type="float" office:value="-0.33224077" calcext:value-type="float">
            <text:p>-0.33224077</text:p>
          </table:table-cell>
          <table:table-cell office:value-type="float" office:value="293.82763" calcext:value-type="float">
            <text:p>293.82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1214000" calcext:value-type="float">
            <text:p>1214000</text:p>
          </table:table-cell>
          <table:table-cell office:value-type="float" office:value="0.001418605" calcext:value-type="float">
            <text:p>0.001418605</text:p>
          </table:table-cell>
          <table:table-cell office:value-type="float" office:value="-0.79770118" calcext:value-type="float">
            <text:p>-0.79770118</text:p>
          </table:table-cell>
          <table:table-cell office:value-type="float" office:value="-0.23722612" calcext:value-type="float">
            <text:p>-0.23722612</text:p>
          </table:table-cell>
          <table:table-cell office:value-type="float" office:value="298.67748" calcext:value-type="float">
            <text:p>298.677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5000" calcext:value-type="float">
            <text:p>1215000</text:p>
          </table:table-cell>
          <table:table-cell office:value-type="float" office:value="0.0015544149" calcext:value-type="float">
            <text:p>0.0015544149</text:p>
          </table:table-cell>
          <table:table-cell office:value-type="float" office:value="-0.93231735" calcext:value-type="float">
            <text:p>-0.93231735</text:p>
          </table:table-cell>
          <table:table-cell office:value-type="float" office:value="-0.35048923" calcext:value-type="float">
            <text:p>-0.35048923</text:p>
          </table:table-cell>
          <table:table-cell office:value-type="float" office:value="287.29516" calcext:value-type="float">
            <text:p>287.295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6000" calcext:value-type="float">
            <text:p>1216000</text:p>
          </table:table-cell>
          <table:table-cell office:value-type="float" office:value="0.0014192242" calcext:value-type="float">
            <text:p>0.0014192242</text:p>
          </table:table-cell>
          <table:table-cell office:value-type="float" office:value="-0.96536029" calcext:value-type="float">
            <text:p>-0.96536029</text:p>
          </table:table-cell>
          <table:table-cell office:value-type="float" office:value="-0.42341692" calcext:value-type="float">
            <text:p>-0.42341692</text:p>
          </table:table-cell>
          <table:table-cell office:value-type="float" office:value="294.0365" calcext:value-type="float">
            <text:p>294.03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7000" calcext:value-type="float">
            <text:p>1217000</text:p>
          </table:table-cell>
          <table:table-cell office:value-type="float" office:value="0.0014622867" calcext:value-type="float">
            <text:p>0.0014622867</text:p>
          </table:table-cell>
          <table:table-cell office:value-type="float" office:value="-0.99155553" calcext:value-type="float">
            <text:p>-0.99155553</text:p>
          </table:table-cell>
          <table:table-cell office:value-type="float" office:value="-0.43729981" calcext:value-type="float">
            <text:p>-0.43729981</text:p>
          </table:table-cell>
          <table:table-cell office:value-type="float" office:value="287.33605" calcext:value-type="float">
            <text:p>287.336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8000" calcext:value-type="float">
            <text:p>1218000</text:p>
          </table:table-cell>
          <table:table-cell office:value-type="float" office:value="0.0014478347" calcext:value-type="float">
            <text:p>0.0014478347</text:p>
          </table:table-cell>
          <table:table-cell office:value-type="float" office:value="-1.0640972" calcext:value-type="float">
            <text:p>-1.0640972</text:p>
          </table:table-cell>
          <table:table-cell office:value-type="float" office:value="-0.57467864" calcext:value-type="float">
            <text:p>-0.57467864</text:p>
          </table:table-cell>
          <table:table-cell office:value-type="float" office:value="289.67059" calcext:value-type="float">
            <text:p>289.670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9000" calcext:value-type="float">
            <text:p>1219000</text:p>
          </table:table-cell>
          <table:table-cell office:value-type="float" office:value="0.0014681996" calcext:value-type="float">
            <text:p>0.0014681996</text:p>
          </table:table-cell>
          <table:table-cell office:value-type="float" office:value="-1.107148" calcext:value-type="float">
            <text:p>-1.107148</text:p>
          </table:table-cell>
          <table:table-cell office:value-type="float" office:value="-0.58220154" calcext:value-type="float">
            <text:p>-0.58220154</text:p>
          </table:table-cell>
          <table:table-cell office:value-type="float" office:value="286.66956" calcext:value-type="float">
            <text:p>286.669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0000" calcext:value-type="float">
            <text:p>1220000</text:p>
          </table:table-cell>
          <table:table-cell office:value-type="float" office:value="0.0014909278" calcext:value-type="float">
            <text:p>0.0014909278</text:p>
          </table:table-cell>
          <table:table-cell office:value-type="float" office:value="-1.0542396" calcext:value-type="float">
            <text:p>-1.0542396</text:p>
          </table:table-cell>
          <table:table-cell office:value-type="float" office:value="-0.48361904" calcext:value-type="float">
            <text:p>-0.48361904</text:p>
          </table:table-cell>
          <table:table-cell office:value-type="float" office:value="291.35716" calcext:value-type="float">
            <text:p>291.357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1000" calcext:value-type="float">
            <text:p>1221000</text:p>
          </table:table-cell>
          <table:table-cell office:value-type="float" office:value="0.0013666108" calcext:value-type="float">
            <text:p>0.0013666108</text:p>
          </table:table-cell>
          <table:table-cell office:value-type="float" office:value="-0.96317642" calcext:value-type="float">
            <text:p>-0.96317642</text:p>
          </table:table-cell>
          <table:table-cell office:value-type="float" office:value="-0.41443115" calcext:value-type="float">
            <text:p>-0.41443115</text:p>
          </table:table-cell>
          <table:table-cell office:value-type="float" office:value="287.57655" calcext:value-type="float">
            <text:p>287.576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2000" calcext:value-type="float">
            <text:p>1222000</text:p>
          </table:table-cell>
          <table:table-cell office:value-type="float" office:value="0.0014173194" calcext:value-type="float">
            <text:p>0.0014173194</text:p>
          </table:table-cell>
          <table:table-cell office:value-type="float" office:value="-0.93594151" calcext:value-type="float">
            <text:p>-0.93594151</text:p>
          </table:table-cell>
          <table:table-cell office:value-type="float" office:value="-0.36216007" calcext:value-type="float">
            <text:p>-0.36216007</text:p>
          </table:table-cell>
          <table:table-cell office:value-type="float" office:value="282.96462" calcext:value-type="float">
            <text:p>282.964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3000" calcext:value-type="float">
            <text:p>1223000</text:p>
          </table:table-cell>
          <table:table-cell office:value-type="float" office:value="0.0013889721" calcext:value-type="float">
            <text:p>0.0013889721</text:p>
          </table:table-cell>
          <table:table-cell office:value-type="float" office:value="-0.99748036" calcext:value-type="float">
            <text:p>-0.99748036</text:p>
          </table:table-cell>
          <table:table-cell office:value-type="float" office:value="-0.39437551" calcext:value-type="float">
            <text:p>-0.39437551</text:p>
          </table:table-cell>
          <table:table-cell office:value-type="float" office:value="300.91292" calcext:value-type="float">
            <text:p>300.912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4000" calcext:value-type="float">
            <text:p>1224000</text:p>
          </table:table-cell>
          <table:table-cell office:value-type="float" office:value="0.0012972879" calcext:value-type="float">
            <text:p>0.0012972879</text:p>
          </table:table-cell>
          <table:table-cell office:value-type="float" office:value="-1.0511237" calcext:value-type="float">
            <text:p>-1.0511237</text:p>
          </table:table-cell>
          <table:table-cell office:value-type="float" office:value="-0.51030298" calcext:value-type="float">
            <text:p>-0.51030298</text:p>
          </table:table-cell>
          <table:table-cell office:value-type="float" office:value="295.32011" calcext:value-type="float">
            <text:p>295.320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5000" calcext:value-type="float">
            <text:p>1225000</text:p>
          </table:table-cell>
          <table:table-cell office:value-type="float" office:value="0.0014865502" calcext:value-type="float">
            <text:p>0.0014865502</text:p>
          </table:table-cell>
          <table:table-cell office:value-type="float" office:value="-0.96960639" calcext:value-type="float">
            <text:p>-0.96960639</text:p>
          </table:table-cell>
          <table:table-cell office:value-type="float" office:value="-0.39843417" calcext:value-type="float">
            <text:p>-0.39843417</text:p>
          </table:table-cell>
          <table:table-cell office:value-type="float" office:value="288.97105" calcext:value-type="float">
            <text:p>288.971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6000" calcext:value-type="float">
            <text:p>1226000</text:p>
          </table:table-cell>
          <table:table-cell office:value-type="float" office:value="0.0013369773" calcext:value-type="float">
            <text:p>0.0013369773</text:p>
          </table:table-cell>
          <table:table-cell office:value-type="float" office:value="-0.97235473" calcext:value-type="float">
            <text:p>-0.97235473</text:p>
          </table:table-cell>
          <table:table-cell office:value-type="float" office:value="-0.43670117" calcext:value-type="float">
            <text:p>-0.43670117</text:p>
          </table:table-cell>
          <table:table-cell office:value-type="float" office:value="291.40754" calcext:value-type="float">
            <text:p>291.407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7000" calcext:value-type="float">
            <text:p>1227000</text:p>
          </table:table-cell>
          <table:table-cell office:value-type="float" office:value="0.0011993274" calcext:value-type="float">
            <text:p>0.0011993274</text:p>
          </table:table-cell>
          <table:table-cell office:value-type="float" office:value="-1.0216549" calcext:value-type="float">
            <text:p>-1.0216549</text:p>
          </table:table-cell>
          <table:table-cell office:value-type="float" office:value="-0.52422393" calcext:value-type="float">
            <text:p>-0.52422393</text:p>
          </table:table-cell>
          <table:table-cell office:value-type="float" office:value="287.42315" calcext:value-type="float">
            <text:p>287.423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8000" calcext:value-type="float">
            <text:p>1228000</text:p>
          </table:table-cell>
          <table:table-cell office:value-type="float" office:value="0.0014073797" calcext:value-type="float">
            <text:p>0.0014073797</text:p>
          </table:table-cell>
          <table:table-cell office:value-type="float" office:value="-1.1376585" calcext:value-type="float">
            <text:p>-1.1376585</text:p>
          </table:table-cell>
          <table:table-cell office:value-type="float" office:value="-0.52759017" calcext:value-type="float">
            <text:p>-0.52759017</text:p>
          </table:table-cell>
          <table:table-cell office:value-type="float" office:value="293.24469" calcext:value-type="float">
            <text:p>293.244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9000" calcext:value-type="float">
            <text:p>1229000</text:p>
          </table:table-cell>
          <table:table-cell office:value-type="float" office:value="0.0013347114" calcext:value-type="float">
            <text:p>0.0013347114</text:p>
          </table:table-cell>
          <table:table-cell office:value-type="float" office:value="-1.1321283" calcext:value-type="float">
            <text:p>-1.1321283</text:p>
          </table:table-cell>
          <table:table-cell office:value-type="float" office:value="-0.55389375" calcext:value-type="float">
            <text:p>-0.55389375</text:p>
          </table:table-cell>
          <table:table-cell office:value-type="float" office:value="288.25372" calcext:value-type="float">
            <text:p>288.253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0000" calcext:value-type="float">
            <text:p>1230000</text:p>
          </table:table-cell>
          <table:table-cell office:value-type="float" office:value="0.0014660623" calcext:value-type="float">
            <text:p>0.0014660623</text:p>
          </table:table-cell>
          <table:table-cell office:value-type="float" office:value="-1.0848799" calcext:value-type="float">
            <text:p>-1.0848799</text:p>
          </table:table-cell>
          <table:table-cell office:value-type="float" office:value="-0.39227839" calcext:value-type="float">
            <text:p>-0.39227839</text:p>
          </table:table-cell>
          <table:table-cell office:value-type="float" office:value="289.95917" calcext:value-type="float">
            <text:p>289.959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1000" calcext:value-type="float">
            <text:p>1231000</text:p>
          </table:table-cell>
          <table:table-cell office:value-type="float" office:value="0.0012646842" calcext:value-type="float">
            <text:p>0.0012646842</text:p>
          </table:table-cell>
          <table:table-cell office:value-type="float" office:value="-0.93774008" calcext:value-type="float">
            <text:p>-0.93774008</text:p>
          </table:table-cell>
          <table:table-cell office:value-type="float" office:value="-0.40743" calcext:value-type="float">
            <text:p>-0.40743</text:p>
          </table:table-cell>
          <table:table-cell office:value-type="float" office:value="293.92971" calcext:value-type="float">
            <text:p>293.929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2000" calcext:value-type="float">
            <text:p>1232000</text:p>
          </table:table-cell>
          <table:table-cell office:value-type="float" office:value="0.0013274274" calcext:value-type="float">
            <text:p>0.0013274274</text:p>
          </table:table-cell>
          <table:table-cell office:value-type="float" office:value="-0.8925738" calcext:value-type="float">
            <text:p>-0.8925738</text:p>
          </table:table-cell>
          <table:table-cell office:value-type="float" office:value="-0.31849142" calcext:value-type="float">
            <text:p>-0.31849142</text:p>
          </table:table-cell>
          <table:table-cell office:value-type="float" office:value="287.1205" calcext:value-type="float">
            <text:p>287.12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3000" calcext:value-type="float">
            <text:p>1233000</text:p>
          </table:table-cell>
          <table:table-cell office:value-type="float" office:value="0.0014348541" calcext:value-type="float">
            <text:p>0.0014348541</text:p>
          </table:table-cell>
          <table:table-cell office:value-type="float" office:value="-0.95797807" calcext:value-type="float">
            <text:p>-0.95797807</text:p>
          </table:table-cell>
          <table:table-cell office:value-type="float" office:value="-0.25826243" calcext:value-type="float">
            <text:p>-0.25826243</text:p>
          </table:table-cell>
          <table:table-cell office:value-type="float" office:value="292.62987" calcext:value-type="float">
            <text:p>292.629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4000" calcext:value-type="float">
            <text:p>1234000</text:p>
          </table:table-cell>
          <table:table-cell office:value-type="float" office:value="0.001439544" calcext:value-type="float">
            <text:p>0.001439544</text:p>
          </table:table-cell>
          <table:table-cell office:value-type="float" office:value="-1.0319673" calcext:value-type="float">
            <text:p>-1.0319673</text:p>
          </table:table-cell>
          <table:table-cell office:value-type="float" office:value="-0.39170504" calcext:value-type="float">
            <text:p>-0.39170504</text:p>
          </table:table-cell>
          <table:table-cell office:value-type="float" office:value="291.692" calcext:value-type="float">
            <text:p>291.6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5000" calcext:value-type="float">
            <text:p>1235000</text:p>
          </table:table-cell>
          <table:table-cell office:value-type="float" office:value="0.0015766687" calcext:value-type="float">
            <text:p>0.0015766687</text:p>
          </table:table-cell>
          <table:table-cell office:value-type="float" office:value="-1.1380381" calcext:value-type="float">
            <text:p>-1.1380381</text:p>
          </table:table-cell>
          <table:table-cell office:value-type="float" office:value="-0.45110992" calcext:value-type="float">
            <text:p>-0.45110992</text:p>
          </table:table-cell>
          <table:table-cell office:value-type="float" office:value="297.30731" calcext:value-type="float">
            <text:p>297.307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6000" calcext:value-type="float">
            <text:p>1236000</text:p>
          </table:table-cell>
          <table:table-cell office:value-type="float" office:value="0.0014970715" calcext:value-type="float">
            <text:p>0.0014970715</text:p>
          </table:table-cell>
          <table:table-cell office:value-type="float" office:value="-1.1096875" calcext:value-type="float">
            <text:p>-1.1096875</text:p>
          </table:table-cell>
          <table:table-cell office:value-type="float" office:value="-0.40264697" calcext:value-type="float">
            <text:p>-0.40264697</text:p>
          </table:table-cell>
          <table:table-cell office:value-type="float" office:value="288.40878" calcext:value-type="float">
            <text:p>288.408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7000" calcext:value-type="float">
            <text:p>1237000</text:p>
          </table:table-cell>
          <table:table-cell office:value-type="float" office:value="0.0013095226" calcext:value-type="float">
            <text:p>0.0013095226</text:p>
          </table:table-cell>
          <table:table-cell office:value-type="float" office:value="-1.0199982" calcext:value-type="float">
            <text:p>-1.0199982</text:p>
          </table:table-cell>
          <table:table-cell office:value-type="float" office:value="-0.4264353" calcext:value-type="float">
            <text:p>-0.4264353</text:p>
          </table:table-cell>
          <table:table-cell office:value-type="float" office:value="294.63366" calcext:value-type="float">
            <text:p>294.633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8000" calcext:value-type="float">
            <text:p>1238000</text:p>
          </table:table-cell>
          <table:table-cell office:value-type="float" office:value="0.0013825221" calcext:value-type="float">
            <text:p>0.0013825221</text:p>
          </table:table-cell>
          <table:table-cell office:value-type="float" office:value="-0.99354035" calcext:value-type="float">
            <text:p>-0.99354035</text:p>
          </table:table-cell>
          <table:table-cell office:value-type="float" office:value="-0.37327946" calcext:value-type="float">
            <text:p>-0.37327946</text:p>
          </table:table-cell>
          <table:table-cell office:value-type="float" office:value="291.60173" calcext:value-type="float">
            <text:p>291.601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9000" calcext:value-type="float">
            <text:p>1239000</text:p>
          </table:table-cell>
          <table:table-cell office:value-type="float" office:value="0.0015427715" calcext:value-type="float">
            <text:p>0.0015427715</text:p>
          </table:table-cell>
          <table:table-cell office:value-type="float" office:value="-0.93063131" calcext:value-type="float">
            <text:p>-0.93063131</text:p>
          </table:table-cell>
          <table:table-cell office:value-type="float" office:value="-0.20813137" calcext:value-type="float">
            <text:p>-0.20813137</text:p>
          </table:table-cell>
          <table:table-cell office:value-type="float" office:value="289.36915" calcext:value-type="float">
            <text:p>289.36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0000" calcext:value-type="float">
            <text:p>1240000</text:p>
          </table:table-cell>
          <table:table-cell office:value-type="float" office:value="0.0015125242" calcext:value-type="float">
            <text:p>0.0015125242</text:p>
          </table:table-cell>
          <table:table-cell office:value-type="float" office:value="-0.98713933" calcext:value-type="float">
            <text:p>-0.98713933</text:p>
          </table:table-cell>
          <table:table-cell office:value-type="float" office:value="-0.30215406" calcext:value-type="float">
            <text:p>-0.30215406</text:p>
          </table:table-cell>
          <table:table-cell office:value-type="float" office:value="287.74388" calcext:value-type="float">
            <text:p>287.743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1000" calcext:value-type="float">
            <text:p>1241000</text:p>
          </table:table-cell>
          <table:table-cell office:value-type="float" office:value="0.0015349377" calcext:value-type="float">
            <text:p>0.0015349377</text:p>
          </table:table-cell>
          <table:table-cell office:value-type="float" office:value="-1.1701329" calcext:value-type="float">
            <text:p>-1.1701329</text:p>
          </table:table-cell>
          <table:table-cell office:value-type="float" office:value="-0.51082337" calcext:value-type="float">
            <text:p>-0.51082337</text:p>
          </table:table-cell>
          <table:table-cell office:value-type="float" office:value="296.58172" calcext:value-type="float">
            <text:p>296.581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2000" calcext:value-type="float">
            <text:p>1242000</text:p>
          </table:table-cell>
          <table:table-cell office:value-type="float" office:value="0.0014571055" calcext:value-type="float">
            <text:p>0.0014571055</text:p>
          </table:table-cell>
          <table:table-cell office:value-type="float" office:value="-1.049072" calcext:value-type="float">
            <text:p>-1.049072</text:p>
          </table:table-cell>
          <table:table-cell office:value-type="float" office:value="-0.39812101" calcext:value-type="float">
            <text:p>-0.39812101</text:p>
          </table:table-cell>
          <table:table-cell office:value-type="float" office:value="289.9727" calcext:value-type="float">
            <text:p>289.97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3000" calcext:value-type="float">
            <text:p>1243000</text:p>
          </table:table-cell>
          <table:table-cell office:value-type="float" office:value="0.0014879839" calcext:value-type="float">
            <text:p>0.0014879839</text:p>
          </table:table-cell>
          <table:table-cell office:value-type="float" office:value="-1.0163801" calcext:value-type="float">
            <text:p>-1.0163801</text:p>
          </table:table-cell>
          <table:table-cell office:value-type="float" office:value="-0.29272297" calcext:value-type="float">
            <text:p>-0.29272297</text:p>
          </table:table-cell>
          <table:table-cell office:value-type="float" office:value="288.35182" calcext:value-type="float">
            <text:p>288.351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4000" calcext:value-type="float">
            <text:p>1244000</text:p>
          </table:table-cell>
          <table:table-cell office:value-type="float" office:value="0.0014383774" calcext:value-type="float">
            <text:p>0.0014383774</text:p>
          </table:table-cell>
          <table:table-cell office:value-type="float" office:value="-0.9488485" calcext:value-type="float">
            <text:p>-0.9488485</text:p>
          </table:table-cell>
          <table:table-cell office:value-type="float" office:value="-0.24279249" calcext:value-type="float">
            <text:p>-0.24279249</text:p>
          </table:table-cell>
          <table:table-cell office:value-type="float" office:value="293.49058" calcext:value-type="float">
            <text:p>293.490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5000" calcext:value-type="float">
            <text:p>1245000</text:p>
          </table:table-cell>
          <table:table-cell office:value-type="float" office:value="0.0013328468" calcext:value-type="float">
            <text:p>0.0013328468</text:p>
          </table:table-cell>
          <table:table-cell office:value-type="float" office:value="-0.95738696" calcext:value-type="float">
            <text:p>-0.95738696</text:p>
          </table:table-cell>
          <table:table-cell office:value-type="float" office:value="-0.28017195" calcext:value-type="float">
            <text:p>-0.28017195</text:p>
          </table:table-cell>
          <table:table-cell office:value-type="float" office:value="292.98969" calcext:value-type="float">
            <text:p>292.989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6000" calcext:value-type="float">
            <text:p>1246000</text:p>
          </table:table-cell>
          <table:table-cell office:value-type="float" office:value="0.0013392752" calcext:value-type="float">
            <text:p>0.0013392752</text:p>
          </table:table-cell>
          <table:table-cell office:value-type="float" office:value="-0.99379347" calcext:value-type="float">
            <text:p>-0.99379347</text:p>
          </table:table-cell>
          <table:table-cell office:value-type="float" office:value="-0.38280113" calcext:value-type="float">
            <text:p>-0.38280113</text:p>
          </table:table-cell>
          <table:table-cell office:value-type="float" office:value="288.8745" calcext:value-type="float">
            <text:p>288.87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7000" calcext:value-type="float">
            <text:p>1247000</text:p>
          </table:table-cell>
          <table:table-cell office:value-type="float" office:value="0.0014815452" calcext:value-type="float">
            <text:p>0.0014815452</text:p>
          </table:table-cell>
          <table:table-cell office:value-type="float" office:value="-1.0227806" calcext:value-type="float">
            <text:p>-1.0227806</text:p>
          </table:table-cell>
          <table:table-cell office:value-type="float" office:value="-0.37052699" calcext:value-type="float">
            <text:p>-0.37052699</text:p>
          </table:table-cell>
          <table:table-cell office:value-type="float" office:value="296.409" calcext:value-type="float">
            <text:p>296.4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8000" calcext:value-type="float">
            <text:p>1248000</text:p>
          </table:table-cell>
          <table:table-cell office:value-type="float" office:value="0.0013892922" calcext:value-type="float">
            <text:p>0.0013892922</text:p>
          </table:table-cell>
          <table:table-cell office:value-type="float" office:value="-1.0111421" calcext:value-type="float">
            <text:p>-1.0111421</text:p>
          </table:table-cell>
          <table:table-cell office:value-type="float" office:value="-0.30517049" calcext:value-type="float">
            <text:p>-0.30517049</text:p>
          </table:table-cell>
          <table:table-cell office:value-type="float" office:value="290.43673" calcext:value-type="float">
            <text:p>290.436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9000" calcext:value-type="float">
            <text:p>1249000</text:p>
          </table:table-cell>
          <table:table-cell office:value-type="float" office:value="0.0015103172" calcext:value-type="float">
            <text:p>0.0015103172</text:p>
          </table:table-cell>
          <table:table-cell office:value-type="float" office:value="-1.0357174" calcext:value-type="float">
            <text:p>-1.0357174</text:p>
          </table:table-cell>
          <table:table-cell office:value-type="float" office:value="-0.29568661" calcext:value-type="float">
            <text:p>-0.29568661</text:p>
          </table:table-cell>
          <table:table-cell office:value-type="float" office:value="291.59824" calcext:value-type="float">
            <text:p>291.598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0000" calcext:value-type="float">
            <text:p>1250000</text:p>
          </table:table-cell>
          <table:table-cell office:value-type="float" office:value="0.0014232626" calcext:value-type="float">
            <text:p>0.0014232626</text:p>
          </table:table-cell>
          <table:table-cell office:value-type="float" office:value="-0.98087795" calcext:value-type="float">
            <text:p>-0.98087795</text:p>
          </table:table-cell>
          <table:table-cell office:value-type="float" office:value="-0.29829565" calcext:value-type="float">
            <text:p>-0.29829565</text:p>
          </table:table-cell>
          <table:table-cell office:value-type="float" office:value="292.88953" calcext:value-type="float">
            <text:p>292.889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1000" calcext:value-type="float">
            <text:p>1251000</text:p>
          </table:table-cell>
          <table:table-cell office:value-type="float" office:value="0.0013028291" calcext:value-type="float">
            <text:p>0.0013028291</text:p>
          </table:table-cell>
          <table:table-cell office:value-type="float" office:value="-1.0490429" calcext:value-type="float">
            <text:p>-1.0490429</text:p>
          </table:table-cell>
          <table:table-cell office:value-type="float" office:value="-0.39804726" calcext:value-type="float">
            <text:p>-0.39804726</text:p>
          </table:table-cell>
          <table:table-cell office:value-type="float" office:value="297.3215" calcext:value-type="float">
            <text:p>297.32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2000" calcext:value-type="float">
            <text:p>1252000</text:p>
          </table:table-cell>
          <table:table-cell office:value-type="float" office:value="0.0014129526" calcext:value-type="float">
            <text:p>0.0014129526</text:p>
          </table:table-cell>
          <table:table-cell office:value-type="float" office:value="-1.1076953" calcext:value-type="float">
            <text:p>-1.1076953</text:p>
          </table:table-cell>
          <table:table-cell office:value-type="float" office:value="-0.40294739" calcext:value-type="float">
            <text:p>-0.40294739</text:p>
          </table:table-cell>
          <table:table-cell office:value-type="float" office:value="293.23701" calcext:value-type="float">
            <text:p>293.237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3000" calcext:value-type="float">
            <text:p>1253000</text:p>
          </table:table-cell>
          <table:table-cell office:value-type="float" office:value="0.0014528299" calcext:value-type="float">
            <text:p>0.0014528299</text:p>
          </table:table-cell>
          <table:table-cell office:value-type="float" office:value="-1.2462108" calcext:value-type="float">
            <text:p>-1.2462108</text:p>
          </table:table-cell>
          <table:table-cell office:value-type="float" office:value="-0.52330762" calcext:value-type="float">
            <text:p>-0.52330762</text:p>
          </table:table-cell>
          <table:table-cell office:value-type="float" office:value="290.20014" calcext:value-type="float">
            <text:p>290.200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4000" calcext:value-type="float">
            <text:p>1254000</text:p>
          </table:table-cell>
          <table:table-cell office:value-type="float" office:value="0.0013228119" calcext:value-type="float">
            <text:p>0.0013228119</text:p>
          </table:table-cell>
          <table:table-cell office:value-type="float" office:value="-1.1566697" calcext:value-type="float">
            <text:p>-1.1566697</text:p>
          </table:table-cell>
          <table:table-cell office:value-type="float" office:value="-0.55033942" calcext:value-type="float">
            <text:p>-0.55033942</text:p>
          </table:table-cell>
          <table:table-cell office:value-type="float" office:value="293.29271" calcext:value-type="float">
            <text:p>293.292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5000" calcext:value-type="float">
            <text:p>1255000</text:p>
          </table:table-cell>
          <table:table-cell office:value-type="float" office:value="0.0014450647" calcext:value-type="float">
            <text:p>0.0014450647</text:p>
          </table:table-cell>
          <table:table-cell office:value-type="float" office:value="-1.1034542" calcext:value-type="float">
            <text:p>-1.1034542</text:p>
          </table:table-cell>
          <table:table-cell office:value-type="float" office:value="-0.3879838" calcext:value-type="float">
            <text:p>-0.3879838</text:p>
          </table:table-cell>
          <table:table-cell office:value-type="float" office:value="295.4459" calcext:value-type="float">
            <text:p>295.44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6000" calcext:value-type="float">
            <text:p>1256000</text:p>
          </table:table-cell>
          <table:table-cell office:value-type="float" office:value="0.0013349505" calcext:value-type="float">
            <text:p>0.0013349505</text:p>
          </table:table-cell>
          <table:table-cell office:value-type="float" office:value="-0.97064401" calcext:value-type="float">
            <text:p>-0.97064401</text:p>
          </table:table-cell>
          <table:table-cell office:value-type="float" office:value="-0.31523739" calcext:value-type="float">
            <text:p>-0.31523739</text:p>
          </table:table-cell>
          <table:table-cell office:value-type="float" office:value="298.05069" calcext:value-type="float">
            <text:p>298.050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7000" calcext:value-type="float">
            <text:p>1257000</text:p>
          </table:table-cell>
          <table:table-cell office:value-type="float" office:value="0.0012991065" calcext:value-type="float">
            <text:p>0.0012991065</text:p>
          </table:table-cell>
          <table:table-cell office:value-type="float" office:value="-0.96715481" calcext:value-type="float">
            <text:p>-0.96715481</text:p>
          </table:table-cell>
          <table:table-cell office:value-type="float" office:value="-0.32900071" calcext:value-type="float">
            <text:p>-0.32900071</text:p>
          </table:table-cell>
          <table:table-cell office:value-type="float" office:value="289.50828" calcext:value-type="float">
            <text:p>289.508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8000" calcext:value-type="float">
            <text:p>1258000</text:p>
          </table:table-cell>
          <table:table-cell office:value-type="float" office:value="0.0013660885" calcext:value-type="float">
            <text:p>0.0013660885</text:p>
          </table:table-cell>
          <table:table-cell office:value-type="float" office:value="-1.1209618" calcext:value-type="float">
            <text:p>-1.1209618</text:p>
          </table:table-cell>
          <table:table-cell office:value-type="float" office:value="-0.4096613" calcext:value-type="float">
            <text:p>-0.4096613</text:p>
          </table:table-cell>
          <table:table-cell office:value-type="float" office:value="293.11251" calcext:value-type="float">
            <text:p>293.112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9000" calcext:value-type="float">
            <text:p>1259000</text:p>
          </table:table-cell>
          <table:table-cell office:value-type="float" office:value="0.0012924597" calcext:value-type="float">
            <text:p>0.0012924597</text:p>
          </table:table-cell>
          <table:table-cell office:value-type="float" office:value="-1.0777499" calcext:value-type="float">
            <text:p>-1.0777499</text:p>
          </table:table-cell>
          <table:table-cell office:value-type="float" office:value="-0.44352337" calcext:value-type="float">
            <text:p>-0.44352337</text:p>
          </table:table-cell>
          <table:table-cell office:value-type="float" office:value="296.44376" calcext:value-type="float">
            <text:p>296.443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0000" calcext:value-type="float">
            <text:p>1260000</text:p>
          </table:table-cell>
          <table:table-cell office:value-type="float" office:value="0.0014641021" calcext:value-type="float">
            <text:p>0.0014641021</text:p>
          </table:table-cell>
          <table:table-cell office:value-type="float" office:value="-0.96067513" calcext:value-type="float">
            <text:p>-0.96067513</text:p>
          </table:table-cell>
          <table:table-cell office:value-type="float" office:value="-0.34120642" calcext:value-type="float">
            <text:p>-0.34120642</text:p>
          </table:table-cell>
          <table:table-cell office:value-type="float" office:value="287.47784" calcext:value-type="float">
            <text:p>287.477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1000" calcext:value-type="float">
            <text:p>1261000</text:p>
          </table:table-cell>
          <table:table-cell office:value-type="float" office:value="0.0015674131" calcext:value-type="float">
            <text:p>0.0015674131</text:p>
          </table:table-cell>
          <table:table-cell office:value-type="float" office:value="-0.98809834" calcext:value-type="float">
            <text:p>-0.98809834</text:p>
          </table:table-cell>
          <table:table-cell office:value-type="float" office:value="-0.32728107" calcext:value-type="float">
            <text:p>-0.32728107</text:p>
          </table:table-cell>
          <table:table-cell office:value-type="float" office:value="289.04378" calcext:value-type="float">
            <text:p>289.043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2000" calcext:value-type="float">
            <text:p>1262000</text:p>
          </table:table-cell>
          <table:table-cell office:value-type="float" office:value="0.0015137962" calcext:value-type="float">
            <text:p>0.0015137962</text:p>
          </table:table-cell>
          <table:table-cell office:value-type="float" office:value="-1.1091629" calcext:value-type="float">
            <text:p>-1.1091629</text:p>
          </table:table-cell>
          <table:table-cell office:value-type="float" office:value="-0.45129776" calcext:value-type="float">
            <text:p>-0.45129776</text:p>
          </table:table-cell>
          <table:table-cell office:value-type="float" office:value="293.78132" calcext:value-type="float">
            <text:p>293.781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3000" calcext:value-type="float">
            <text:p>1263000</text:p>
          </table:table-cell>
          <table:table-cell office:value-type="float" office:value="0.0015160328" calcext:value-type="float">
            <text:p>0.0015160328</text:p>
          </table:table-cell>
          <table:table-cell office:value-type="float" office:value="-1.1139407" calcext:value-type="float">
            <text:p>-1.1139407</text:p>
          </table:table-cell>
          <table:table-cell office:value-type="float" office:value="-0.50075151" calcext:value-type="float">
            <text:p>-0.50075151</text:p>
          </table:table-cell>
          <table:table-cell office:value-type="float" office:value="290.15525" calcext:value-type="float">
            <text:p>290.155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4000" calcext:value-type="float">
            <text:p>1264000</text:p>
          </table:table-cell>
          <table:table-cell office:value-type="float" office:value="0.0015323836" calcext:value-type="float">
            <text:p>0.0015323836</text:p>
          </table:table-cell>
          <table:table-cell office:value-type="float" office:value="-1.2247014" calcext:value-type="float">
            <text:p>-1.2247014</text:p>
          </table:table-cell>
          <table:table-cell office:value-type="float" office:value="-0.58524993" calcext:value-type="float">
            <text:p>-0.58524993</text:p>
          </table:table-cell>
          <table:table-cell office:value-type="float" office:value="295.50668" calcext:value-type="float">
            <text:p>295.50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5000" calcext:value-type="float">
            <text:p>1265000</text:p>
          </table:table-cell>
          <table:table-cell office:value-type="float" office:value="0.0014715058" calcext:value-type="float">
            <text:p>0.0014715058</text:p>
          </table:table-cell>
          <table:table-cell office:value-type="float" office:value="-1.193072" calcext:value-type="float">
            <text:p>-1.193072</text:p>
          </table:table-cell>
          <table:table-cell office:value-type="float" office:value="-0.48534135" calcext:value-type="float">
            <text:p>-0.48534135</text:p>
          </table:table-cell>
          <table:table-cell office:value-type="float" office:value="292.42307" calcext:value-type="float">
            <text:p>292.423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6000" calcext:value-type="float">
            <text:p>1266000</text:p>
          </table:table-cell>
          <table:table-cell office:value-type="float" office:value="0.0015704825" calcext:value-type="float">
            <text:p>0.0015704825</text:p>
          </table:table-cell>
          <table:table-cell office:value-type="float" office:value="-1.1150589" calcext:value-type="float">
            <text:p>-1.1150589</text:p>
          </table:table-cell>
          <table:table-cell office:value-type="float" office:value="-0.46426168" calcext:value-type="float">
            <text:p>-0.46426168</text:p>
          </table:table-cell>
          <table:table-cell office:value-type="float" office:value="290.80774" calcext:value-type="float">
            <text:p>290.807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7000" calcext:value-type="float">
            <text:p>1267000</text:p>
          </table:table-cell>
          <table:table-cell office:value-type="float" office:value="0.0013675212" calcext:value-type="float">
            <text:p>0.0013675212</text:p>
          </table:table-cell>
          <table:table-cell office:value-type="float" office:value="-1.0421353" calcext:value-type="float">
            <text:p>-1.0421353</text:p>
          </table:table-cell>
          <table:table-cell office:value-type="float" office:value="-0.39562803" calcext:value-type="float">
            <text:p>-0.39562803</text:p>
          </table:table-cell>
          <table:table-cell office:value-type="float" office:value="291.08028" calcext:value-type="float">
            <text:p>291.080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8000" calcext:value-type="float">
            <text:p>1268000</text:p>
          </table:table-cell>
          <table:table-cell office:value-type="float" office:value="0.0014635737" calcext:value-type="float">
            <text:p>0.0014635737</text:p>
          </table:table-cell>
          <table:table-cell office:value-type="float" office:value="-1.1652083" calcext:value-type="float">
            <text:p>-1.1652083</text:p>
          </table:table-cell>
          <table:table-cell office:value-type="float" office:value="-0.46138413" calcext:value-type="float">
            <text:p>-0.46138413</text:p>
          </table:table-cell>
          <table:table-cell office:value-type="float" office:value="289.23279" calcext:value-type="float">
            <text:p>289.232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9000" calcext:value-type="float">
            <text:p>1269000</text:p>
          </table:table-cell>
          <table:table-cell office:value-type="float" office:value="0.0014829699" calcext:value-type="float">
            <text:p>0.0014829699</text:p>
          </table:table-cell>
          <table:table-cell office:value-type="float" office:value="-1.1725037" calcext:value-type="float">
            <text:p>-1.1725037</text:p>
          </table:table-cell>
          <table:table-cell office:value-type="float" office:value="-0.41870588" calcext:value-type="float">
            <text:p>-0.41870588</text:p>
          </table:table-cell>
          <table:table-cell office:value-type="float" office:value="294.46268" calcext:value-type="float">
            <text:p>294.462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0000" calcext:value-type="float">
            <text:p>1270000</text:p>
          </table:table-cell>
          <table:table-cell office:value-type="float" office:value="0.0015257711" calcext:value-type="float">
            <text:p>0.0015257711</text:p>
          </table:table-cell>
          <table:table-cell office:value-type="float" office:value="-1.2508216" calcext:value-type="float">
            <text:p>-1.2508216</text:p>
          </table:table-cell>
          <table:table-cell office:value-type="float" office:value="-0.47008219" calcext:value-type="float">
            <text:p>-0.47008219</text:p>
          </table:table-cell>
          <table:table-cell office:value-type="float" office:value="294.01259" calcext:value-type="float">
            <text:p>294.012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1000" calcext:value-type="float">
            <text:p>1271000</text:p>
          </table:table-cell>
          <table:table-cell office:value-type="float" office:value="0.0013745591" calcext:value-type="float">
            <text:p>0.0013745591</text:p>
          </table:table-cell>
          <table:table-cell office:value-type="float" office:value="-1.2306076" calcext:value-type="float">
            <text:p>-1.2306076</text:p>
          </table:table-cell>
          <table:table-cell office:value-type="float" office:value="-0.56694127" calcext:value-type="float">
            <text:p>-0.56694127</text:p>
          </table:table-cell>
          <table:table-cell office:value-type="float" office:value="291.74907" calcext:value-type="float">
            <text:p>291.74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2000" calcext:value-type="float">
            <text:p>1272000</text:p>
          </table:table-cell>
          <table:table-cell office:value-type="float" office:value="0.001391326" calcext:value-type="float">
            <text:p>0.001391326</text:p>
          </table:table-cell>
          <table:table-cell office:value-type="float" office:value="-1.1821541" calcext:value-type="float">
            <text:p>-1.1821541</text:p>
          </table:table-cell>
          <table:table-cell office:value-type="float" office:value="-0.42259788" calcext:value-type="float">
            <text:p>-0.42259788</text:p>
          </table:table-cell>
          <table:table-cell office:value-type="float" office:value="292.16539" calcext:value-type="float">
            <text:p>292.165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3000" calcext:value-type="float">
            <text:p>1273000</text:p>
          </table:table-cell>
          <table:table-cell office:value-type="float" office:value="0.0013238398" calcext:value-type="float">
            <text:p>0.0013238398</text:p>
          </table:table-cell>
          <table:table-cell office:value-type="float" office:value="-1.1272108" calcext:value-type="float">
            <text:p>-1.1272108</text:p>
          </table:table-cell>
          <table:table-cell office:value-type="float" office:value="-0.48461386" calcext:value-type="float">
            <text:p>-0.48461386</text:p>
          </table:table-cell>
          <table:table-cell office:value-type="float" office:value="291.38766" calcext:value-type="float">
            <text:p>291.387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4000" calcext:value-type="float">
            <text:p>1274000</text:p>
          </table:table-cell>
          <table:table-cell office:value-type="float" office:value="0.001263272" calcext:value-type="float">
            <text:p>0.001263272</text:p>
          </table:table-cell>
          <table:table-cell office:value-type="float" office:value="-1.1601573" calcext:value-type="float">
            <text:p>-1.1601573</text:p>
          </table:table-cell>
          <table:table-cell office:value-type="float" office:value="-0.51759854" calcext:value-type="float">
            <text:p>-0.51759854</text:p>
          </table:table-cell>
          <table:table-cell office:value-type="float" office:value="295.11749" calcext:value-type="float">
            <text:p>295.117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5000" calcext:value-type="float">
            <text:p>1275000</text:p>
          </table:table-cell>
          <table:table-cell office:value-type="float" office:value="0.0013701808" calcext:value-type="float">
            <text:p>0.0013701808</text:p>
          </table:table-cell>
          <table:table-cell office:value-type="float" office:value="-1.0772936" calcext:value-type="float">
            <text:p>-1.0772936</text:p>
          </table:table-cell>
          <table:table-cell office:value-type="float" office:value="-0.45558626" calcext:value-type="float">
            <text:p>-0.45558626</text:p>
          </table:table-cell>
          <table:table-cell office:value-type="float" office:value="293.10961" calcext:value-type="float">
            <text:p>293.109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6000" calcext:value-type="float">
            <text:p>1276000</text:p>
          </table:table-cell>
          <table:table-cell office:value-type="float" office:value="0.0012964137" calcext:value-type="float">
            <text:p>0.0012964137</text:p>
          </table:table-cell>
          <table:table-cell office:value-type="float" office:value="-1.1162269" calcext:value-type="float">
            <text:p>-1.1162269</text:p>
          </table:table-cell>
          <table:table-cell office:value-type="float" office:value="-0.51116738" calcext:value-type="float">
            <text:p>-0.51116738</text:p>
          </table:table-cell>
          <table:table-cell office:value-type="float" office:value="290.14298" calcext:value-type="float">
            <text:p>290.142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7000" calcext:value-type="float">
            <text:p>1277000</text:p>
          </table:table-cell>
          <table:table-cell office:value-type="float" office:value="0.0014906112" calcext:value-type="float">
            <text:p>0.0014906112</text:p>
          </table:table-cell>
          <table:table-cell office:value-type="float" office:value="-1.296816" calcext:value-type="float">
            <text:p>-1.296816</text:p>
          </table:table-cell>
          <table:table-cell office:value-type="float" office:value="-0.65352627" calcext:value-type="float">
            <text:p>-0.65352627</text:p>
          </table:table-cell>
          <table:table-cell office:value-type="float" office:value="287.6793" calcext:value-type="float">
            <text:p>287.67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8000" calcext:value-type="float">
            <text:p>1278000</text:p>
          </table:table-cell>
          <table:table-cell office:value-type="float" office:value="0.0013410194" calcext:value-type="float">
            <text:p>0.0013410194</text:p>
          </table:table-cell>
          <table:table-cell office:value-type="float" office:value="-1.2571145" calcext:value-type="float">
            <text:p>-1.2571145</text:p>
          </table:table-cell>
          <table:table-cell office:value-type="float" office:value="-0.67324181" calcext:value-type="float">
            <text:p>-0.67324181</text:p>
          </table:table-cell>
          <table:table-cell office:value-type="float" office:value="292.10463" calcext:value-type="float">
            <text:p>292.104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9000" calcext:value-type="float">
            <text:p>1279000</text:p>
          </table:table-cell>
          <table:table-cell office:value-type="float" office:value="0.0014001338" calcext:value-type="float">
            <text:p>0.0014001338</text:p>
          </table:table-cell>
          <table:table-cell office:value-type="float" office:value="-1.1740158" calcext:value-type="float">
            <text:p>-1.1740158</text:p>
          </table:table-cell>
          <table:table-cell office:value-type="float" office:value="-0.47822813" calcext:value-type="float">
            <text:p>-0.47822813</text:p>
          </table:table-cell>
          <table:table-cell office:value-type="float" office:value="294.41209" calcext:value-type="float">
            <text:p>294.412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0000" calcext:value-type="float">
            <text:p>1280000</text:p>
          </table:table-cell>
          <table:table-cell office:value-type="float" office:value="0.0013767973" calcext:value-type="float">
            <text:p>0.0013767973</text:p>
          </table:table-cell>
          <table:table-cell office:value-type="float" office:value="-1.04345" calcext:value-type="float">
            <text:p>-1.04345</text:p>
          </table:table-cell>
          <table:table-cell office:value-type="float" office:value="-0.41156363" calcext:value-type="float">
            <text:p>-0.41156363</text:p>
          </table:table-cell>
          <table:table-cell office:value-type="float" office:value="296.29365" calcext:value-type="float">
            <text:p>296.293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1000" calcext:value-type="float">
            <text:p>1281000</text:p>
          </table:table-cell>
          <table:table-cell office:value-type="float" office:value="0.0015052664" calcext:value-type="float">
            <text:p>0.0015052664</text:p>
          </table:table-cell>
          <table:table-cell office:value-type="float" office:value="-1.1838219" calcext:value-type="float">
            <text:p>-1.1838219</text:p>
          </table:table-cell>
          <table:table-cell office:value-type="float" office:value="-0.55352335" calcext:value-type="float">
            <text:p>-0.55352335</text:p>
          </table:table-cell>
          <table:table-cell office:value-type="float" office:value="288.60654" calcext:value-type="float">
            <text:p>288.606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2000" calcext:value-type="float">
            <text:p>1282000</text:p>
          </table:table-cell>
          <table:table-cell office:value-type="float" office:value="0.0013109848" calcext:value-type="float">
            <text:p>0.0013109848</text:p>
          </table:table-cell>
          <table:table-cell office:value-type="float" office:value="-1.3039893" calcext:value-type="float">
            <text:p>-1.3039893</text:p>
          </table:table-cell>
          <table:table-cell office:value-type="float" office:value="-0.66274405" calcext:value-type="float">
            <text:p>-0.66274405</text:p>
          </table:table-cell>
          <table:table-cell office:value-type="float" office:value="296.23285" calcext:value-type="float">
            <text:p>296.232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3000" calcext:value-type="float">
            <text:p>1283000</text:p>
          </table:table-cell>
          <table:table-cell office:value-type="float" office:value="0.001200563" calcext:value-type="float">
            <text:p>0.001200563</text:p>
          </table:table-cell>
          <table:table-cell office:value-type="float" office:value="-1.2454921" calcext:value-type="float">
            <text:p>-1.2454921</text:p>
          </table:table-cell>
          <table:table-cell office:value-type="float" office:value="-0.66365517" calcext:value-type="float">
            <text:p>-0.66365517</text:p>
          </table:table-cell>
          <table:table-cell office:value-type="float" office:value="296.02157" calcext:value-type="float">
            <text:p>296.02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4000" calcext:value-type="float">
            <text:p>1284000</text:p>
          </table:table-cell>
          <table:table-cell office:value-type="float" office:value="0.0012805337" calcext:value-type="float">
            <text:p>0.0012805337</text:p>
          </table:table-cell>
          <table:table-cell office:value-type="float" office:value="-1.1702103" calcext:value-type="float">
            <text:p>-1.1702103</text:p>
          </table:table-cell>
          <table:table-cell office:value-type="float" office:value="-0.55104793" calcext:value-type="float">
            <text:p>-0.55104793</text:p>
          </table:table-cell>
          <table:table-cell office:value-type="float" office:value="291.24539" calcext:value-type="float">
            <text:p>291.245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5000" calcext:value-type="float">
            <text:p>1285000</text:p>
          </table:table-cell>
          <table:table-cell office:value-type="float" office:value="0.0014008022" calcext:value-type="float">
            <text:p>0.0014008022</text:p>
          </table:table-cell>
          <table:table-cell office:value-type="float" office:value="-1.0789076" calcext:value-type="float">
            <text:p>-1.0789076</text:p>
          </table:table-cell>
          <table:table-cell office:value-type="float" office:value="-0.42669231" calcext:value-type="float">
            <text:p>-0.42669231</text:p>
          </table:table-cell>
          <table:table-cell office:value-type="float" office:value="287.86033" calcext:value-type="float">
            <text:p>287.860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6000" calcext:value-type="float">
            <text:p>1286000</text:p>
          </table:table-cell>
          <table:table-cell office:value-type="float" office:value="0.0013499805" calcext:value-type="float">
            <text:p>0.0013499805</text:p>
          </table:table-cell>
          <table:table-cell office:value-type="float" office:value="-1.0646322" calcext:value-type="float">
            <text:p>-1.0646322</text:p>
          </table:table-cell>
          <table:table-cell office:value-type="float" office:value="-0.44499079" calcext:value-type="float">
            <text:p>-0.44499079</text:p>
          </table:table-cell>
          <table:table-cell office:value-type="float" office:value="292.01403" calcext:value-type="float">
            <text:p>292.014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7000" calcext:value-type="float">
            <text:p>1287000</text:p>
          </table:table-cell>
          <table:table-cell office:value-type="float" office:value="0.0014200668" calcext:value-type="float">
            <text:p>0.0014200668</text:p>
          </table:table-cell>
          <table:table-cell office:value-type="float" office:value="-1.1224388" calcext:value-type="float">
            <text:p>-1.1224388</text:p>
          </table:table-cell>
          <table:table-cell office:value-type="float" office:value="-0.47080247" calcext:value-type="float">
            <text:p>-0.47080247</text:p>
          </table:table-cell>
          <table:table-cell office:value-type="float" office:value="288.06627" calcext:value-type="float">
            <text:p>288.066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8000" calcext:value-type="float">
            <text:p>1288000</text:p>
          </table:table-cell>
          <table:table-cell office:value-type="float" office:value="0.0013122328" calcext:value-type="float">
            <text:p>0.0013122328</text:p>
          </table:table-cell>
          <table:table-cell office:value-type="float" office:value="-1.2523902" calcext:value-type="float">
            <text:p>-1.2523902</text:p>
          </table:table-cell>
          <table:table-cell office:value-type="float" office:value="-0.63478954" calcext:value-type="float">
            <text:p>-0.63478954</text:p>
          </table:table-cell>
          <table:table-cell office:value-type="float" office:value="291.86657" calcext:value-type="float">
            <text:p>291.866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9000" calcext:value-type="float">
            <text:p>1289000</text:p>
          </table:table-cell>
          <table:table-cell office:value-type="float" office:value="0.0014781462" calcext:value-type="float">
            <text:p>0.0014781462</text:p>
          </table:table-cell>
          <table:table-cell office:value-type="float" office:value="-1.220832" calcext:value-type="float">
            <text:p>-1.220832</text:p>
          </table:table-cell>
          <table:table-cell office:value-type="float" office:value="-0.57252477" calcext:value-type="float">
            <text:p>-0.57252477</text:p>
          </table:table-cell>
          <table:table-cell office:value-type="float" office:value="285.50282" calcext:value-type="float">
            <text:p>285.502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0000" calcext:value-type="float">
            <text:p>1290000</text:p>
          </table:table-cell>
          <table:table-cell office:value-type="float" office:value="0.0013824276" calcext:value-type="float">
            <text:p>0.0013824276</text:p>
          </table:table-cell>
          <table:table-cell office:value-type="float" office:value="-1.1454862" calcext:value-type="float">
            <text:p>-1.1454862</text:p>
          </table:table-cell>
          <table:table-cell office:value-type="float" office:value="-0.44854937" calcext:value-type="float">
            <text:p>-0.44854937</text:p>
          </table:table-cell>
          <table:table-cell office:value-type="float" office:value="292.58996" calcext:value-type="float">
            <text:p>292.58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1000" calcext:value-type="float">
            <text:p>1291000</text:p>
          </table:table-cell>
          <table:table-cell office:value-type="float" office:value="0.0014850689" calcext:value-type="float">
            <text:p>0.0014850689</text:p>
          </table:table-cell>
          <table:table-cell office:value-type="float" office:value="-1.2283743" calcext:value-type="float">
            <text:p>-1.2283743</text:p>
          </table:table-cell>
          <table:table-cell office:value-type="float" office:value="-0.52080527" calcext:value-type="float">
            <text:p>-0.52080527</text:p>
          </table:table-cell>
          <table:table-cell office:value-type="float" office:value="287.61208" calcext:value-type="float">
            <text:p>287.612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2000" calcext:value-type="float">
            <text:p>1292000</text:p>
          </table:table-cell>
          <table:table-cell office:value-type="float" office:value="0.0014168233" calcext:value-type="float">
            <text:p>0.0014168233</text:p>
          </table:table-cell>
          <table:table-cell office:value-type="float" office:value="-1.1504791" calcext:value-type="float">
            <text:p>-1.1504791</text:p>
          </table:table-cell>
          <table:table-cell office:value-type="float" office:value="-0.44452027" calcext:value-type="float">
            <text:p>-0.44452027</text:p>
          </table:table-cell>
          <table:table-cell office:value-type="float" office:value="292.03825" calcext:value-type="float">
            <text:p>292.03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3000" calcext:value-type="float">
            <text:p>1293000</text:p>
          </table:table-cell>
          <table:table-cell office:value-type="float" office:value="0.001321705" calcext:value-type="float">
            <text:p>0.001321705</text:p>
          </table:table-cell>
          <table:table-cell office:value-type="float" office:value="-1.072606" calcext:value-type="float">
            <text:p>-1.072606</text:p>
          </table:table-cell>
          <table:table-cell office:value-type="float" office:value="-0.38610928" calcext:value-type="float">
            <text:p>-0.38610928</text:p>
          </table:table-cell>
          <table:table-cell office:value-type="float" office:value="291.364" calcext:value-type="float">
            <text:p>291.3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4000" calcext:value-type="float">
            <text:p>1294000</text:p>
          </table:table-cell>
          <table:table-cell office:value-type="float" office:value="0.0012742093" calcext:value-type="float">
            <text:p>0.0012742093</text:p>
          </table:table-cell>
          <table:table-cell office:value-type="float" office:value="-1.0749753" calcext:value-type="float">
            <text:p>-1.0749753</text:p>
          </table:table-cell>
          <table:table-cell office:value-type="float" office:value="-0.45458553" calcext:value-type="float">
            <text:p>-0.45458553</text:p>
          </table:table-cell>
          <table:table-cell office:value-type="float" office:value="300.09734" calcext:value-type="float">
            <text:p>300.097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5000" calcext:value-type="float">
            <text:p>1295000</text:p>
          </table:table-cell>
          <table:table-cell office:value-type="float" office:value="0.0013341232" calcext:value-type="float">
            <text:p>0.0013341232</text:p>
          </table:table-cell>
          <table:table-cell office:value-type="float" office:value="-1.0383496" calcext:value-type="float">
            <text:p>-1.0383496</text:p>
          </table:table-cell>
          <table:table-cell office:value-type="float" office:value="-0.4235644" calcext:value-type="float">
            <text:p>-0.4235644</text:p>
          </table:table-cell>
          <table:table-cell office:value-type="float" office:value="296.36434" calcext:value-type="float">
            <text:p>296.364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6000" calcext:value-type="float">
            <text:p>1296000</text:p>
          </table:table-cell>
          <table:table-cell office:value-type="float" office:value="0.0012669625" calcext:value-type="float">
            <text:p>0.0012669625</text:p>
          </table:table-cell>
          <table:table-cell office:value-type="float" office:value="-0.90078697" calcext:value-type="float">
            <text:p>-0.90078697</text:p>
          </table:table-cell>
          <table:table-cell office:value-type="float" office:value="-0.32891469" calcext:value-type="float">
            <text:p>-0.32891469</text:p>
          </table:table-cell>
          <table:table-cell office:value-type="float" office:value="291.15271" calcext:value-type="float">
            <text:p>291.152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7000" calcext:value-type="float">
            <text:p>1297000</text:p>
          </table:table-cell>
          <table:table-cell office:value-type="float" office:value="0.0014679956" calcext:value-type="float">
            <text:p>0.0014679956</text:p>
          </table:table-cell>
          <table:table-cell office:value-type="float" office:value="-0.94369563" calcext:value-type="float">
            <text:p>-0.94369563</text:p>
          </table:table-cell>
          <table:table-cell office:value-type="float" office:value="-0.22963893" calcext:value-type="float">
            <text:p>-0.22963893</text:p>
          </table:table-cell>
          <table:table-cell office:value-type="float" office:value="293.3421" calcext:value-type="float">
            <text:p>293.34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8000" calcext:value-type="float">
            <text:p>1298000</text:p>
          </table:table-cell>
          <table:table-cell office:value-type="float" office:value="0.001370052" calcext:value-type="float">
            <text:p>0.001370052</text:p>
          </table:table-cell>
          <table:table-cell office:value-type="float" office:value="-1.0363157" calcext:value-type="float">
            <text:p>-1.0363157</text:p>
          </table:table-cell>
          <table:table-cell office:value-type="float" office:value="-0.31598117" calcext:value-type="float">
            <text:p>-0.31598117</text:p>
          </table:table-cell>
          <table:table-cell office:value-type="float" office:value="289.34516" calcext:value-type="float">
            <text:p>289.345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9000" calcext:value-type="float">
            <text:p>1299000</text:p>
          </table:table-cell>
          <table:table-cell office:value-type="float" office:value="0.0014553189" calcext:value-type="float">
            <text:p>0.0014553189</text:p>
          </table:table-cell>
          <table:table-cell office:value-type="float" office:value="-1.1480093" calcext:value-type="float">
            <text:p>-1.1480093</text:p>
          </table:table-cell>
          <table:table-cell office:value-type="float" office:value="-0.44369836" calcext:value-type="float">
            <text:p>-0.44369836</text:p>
          </table:table-cell>
          <table:table-cell office:value-type="float" office:value="296.48623" calcext:value-type="float">
            <text:p>296.48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0000" calcext:value-type="float">
            <text:p>1300000</text:p>
          </table:table-cell>
          <table:table-cell office:value-type="float" office:value="0.0014264607" calcext:value-type="float">
            <text:p>0.0014264607</text:p>
          </table:table-cell>
          <table:table-cell office:value-type="float" office:value="-1.2703321" calcext:value-type="float">
            <text:p>-1.2703321</text:p>
          </table:table-cell>
          <table:table-cell office:value-type="float" office:value="-0.56329508" calcext:value-type="float">
            <text:p>-0.56329508</text:p>
          </table:table-cell>
          <table:table-cell office:value-type="float" office:value="293.83714" calcext:value-type="float">
            <text:p>293.837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1000" calcext:value-type="float">
            <text:p>1301000</text:p>
          </table:table-cell>
          <table:table-cell office:value-type="float" office:value="0.0012490436" calcext:value-type="float">
            <text:p>0.0012490436</text:p>
          </table:table-cell>
          <table:table-cell office:value-type="float" office:value="-1.146378" calcext:value-type="float">
            <text:p>-1.146378</text:p>
          </table:table-cell>
          <table:table-cell office:value-type="float" office:value="-0.46248793" calcext:value-type="float">
            <text:p>-0.46248793</text:p>
          </table:table-cell>
          <table:table-cell office:value-type="float" office:value="295.91896" calcext:value-type="float">
            <text:p>295.918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2000" calcext:value-type="float">
            <text:p>1302000</text:p>
          </table:table-cell>
          <table:table-cell office:value-type="float" office:value="0.0013462965" calcext:value-type="float">
            <text:p>0.0013462965</text:p>
          </table:table-cell>
          <table:table-cell office:value-type="float" office:value="-1.0648303" calcext:value-type="float">
            <text:p>-1.0648303</text:p>
          </table:table-cell>
          <table:table-cell office:value-type="float" office:value="-0.35142626" calcext:value-type="float">
            <text:p>-0.35142626</text:p>
          </table:table-cell>
          <table:table-cell office:value-type="float" office:value="294.47751" calcext:value-type="float">
            <text:p>294.477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3000" calcext:value-type="float">
            <text:p>1303000</text:p>
          </table:table-cell>
          <table:table-cell office:value-type="float" office:value="0.0012030823" calcext:value-type="float">
            <text:p>0.0012030823</text:p>
          </table:table-cell>
          <table:table-cell office:value-type="float" office:value="-1.0287239" calcext:value-type="float">
            <text:p>-1.0287239</text:p>
          </table:table-cell>
          <table:table-cell office:value-type="float" office:value="-0.41823047" calcext:value-type="float">
            <text:p>-0.41823047</text:p>
          </table:table-cell>
          <table:table-cell office:value-type="float" office:value="291.16913" calcext:value-type="float">
            <text:p>291.169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4000" calcext:value-type="float">
            <text:p>1304000</text:p>
          </table:table-cell>
          <table:table-cell office:value-type="float" office:value="0.0013319866" calcext:value-type="float">
            <text:p>0.0013319866</text:p>
          </table:table-cell>
          <table:table-cell office:value-type="float" office:value="-1.1517453" calcext:value-type="float">
            <text:p>-1.1517453</text:p>
          </table:table-cell>
          <table:table-cell office:value-type="float" office:value="-0.4279834" calcext:value-type="float">
            <text:p>-0.4279834</text:p>
          </table:table-cell>
          <table:table-cell office:value-type="float" office:value="289.68319" calcext:value-type="float">
            <text:p>289.683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5000" calcext:value-type="float">
            <text:p>1305000</text:p>
          </table:table-cell>
          <table:table-cell office:value-type="float" office:value="0.001282873" calcext:value-type="float">
            <text:p>0.001282873</text:p>
          </table:table-cell>
          <table:table-cell office:value-type="float" office:value="-1.1779586" calcext:value-type="float">
            <text:p>-1.1779586</text:p>
          </table:table-cell>
          <table:table-cell office:value-type="float" office:value="-0.48026331" calcext:value-type="float">
            <text:p>-0.48026331</text:p>
          </table:table-cell>
          <table:table-cell office:value-type="float" office:value="294.92081" calcext:value-type="float">
            <text:p>294.920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6000" calcext:value-type="float">
            <text:p>1306000</text:p>
          </table:table-cell>
          <table:table-cell office:value-type="float" office:value="0.0011996506" calcext:value-type="float">
            <text:p>0.0011996506</text:p>
          </table:table-cell>
          <table:table-cell office:value-type="float" office:value="-1.0477717" calcext:value-type="float">
            <text:p>-1.0477717</text:p>
          </table:table-cell>
          <table:table-cell office:value-type="float" office:value="-0.34820757" calcext:value-type="float">
            <text:p>-0.34820757</text:p>
          </table:table-cell>
          <table:table-cell office:value-type="float" office:value="294.22792" calcext:value-type="float">
            <text:p>294.227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7000" calcext:value-type="float">
            <text:p>1307000</text:p>
          </table:table-cell>
          <table:table-cell office:value-type="float" office:value="0.001312805" calcext:value-type="float">
            <text:p>0.001312805</text:p>
          </table:table-cell>
          <table:table-cell office:value-type="float" office:value="-0.93727805" calcext:value-type="float">
            <text:p>-0.93727805</text:p>
          </table:table-cell>
          <table:table-cell office:value-type="float" office:value="-0.15414185" calcext:value-type="float">
            <text:p>-0.15414185</text:p>
          </table:table-cell>
          <table:table-cell office:value-type="float" office:value="287.92472" calcext:value-type="float">
            <text:p>287.924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8000" calcext:value-type="float">
            <text:p>1308000</text:p>
          </table:table-cell>
          <table:table-cell office:value-type="float" office:value="0.0013074644" calcext:value-type="float">
            <text:p>0.0013074644</text:p>
          </table:table-cell>
          <table:table-cell office:value-type="float" office:value="-0.83865972" calcext:value-type="float">
            <text:p>-0.83865972</text:p>
          </table:table-cell>
          <table:table-cell office:value-type="float" office:value="-0.12103805" calcext:value-type="float">
            <text:p>-0.12103805</text:p>
          </table:table-cell>
          <table:table-cell office:value-type="float" office:value="285.37593" calcext:value-type="float">
            <text:p>285.375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9000" calcext:value-type="float">
            <text:p>1309000</text:p>
          </table:table-cell>
          <table:table-cell office:value-type="float" office:value="0.0012287024" calcext:value-type="float">
            <text:p>0.0012287024</text:p>
          </table:table-cell>
          <table:table-cell office:value-type="float" office:value="-0.89496854" calcext:value-type="float">
            <text:p>-0.89496854</text:p>
          </table:table-cell>
          <table:table-cell office:value-type="float" office:value="-0.22299378" calcext:value-type="float">
            <text:p>-0.22299378</text:p>
          </table:table-cell>
          <table:table-cell office:value-type="float" office:value="294.65547" calcext:value-type="float">
            <text:p>294.655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000" calcext:value-type="float">
            <text:p>1310000</text:p>
          </table:table-cell>
          <table:table-cell office:value-type="float" office:value="0.0013584017" calcext:value-type="float">
            <text:p>0.0013584017</text:p>
          </table:table-cell>
          <table:table-cell office:value-type="float" office:value="-1.1075841" calcext:value-type="float">
            <text:p>-1.1075841</text:p>
          </table:table-cell>
          <table:table-cell office:value-type="float" office:value="-0.36472396" calcext:value-type="float">
            <text:p>-0.36472396</text:p>
          </table:table-cell>
          <table:table-cell office:value-type="float" office:value="293.53574" calcext:value-type="float">
            <text:p>293.53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1000" calcext:value-type="float">
            <text:p>1311000</text:p>
          </table:table-cell>
          <table:table-cell office:value-type="float" office:value="0.0015236212" calcext:value-type="float">
            <text:p>0.0015236212</text:p>
          </table:table-cell>
          <table:table-cell office:value-type="float" office:value="-1.0115849" calcext:value-type="float">
            <text:p>-1.0115849</text:p>
          </table:table-cell>
          <table:table-cell office:value-type="float" office:value="-0.23965329" calcext:value-type="float">
            <text:p>-0.23965329</text:p>
          </table:table-cell>
          <table:table-cell office:value-type="float" office:value="293.19557" calcext:value-type="float">
            <text:p>293.195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2000" calcext:value-type="float">
            <text:p>1312000</text:p>
          </table:table-cell>
          <table:table-cell office:value-type="float" office:value="0.0013977161" calcext:value-type="float">
            <text:p>0.0013977161</text:p>
          </table:table-cell>
          <table:table-cell office:value-type="float" office:value="-0.85013686" calcext:value-type="float">
            <text:p>-0.85013686</text:p>
          </table:table-cell>
          <table:table-cell office:value-type="float" office:value="-0.14739456" calcext:value-type="float">
            <text:p>-0.14739456</text:p>
          </table:table-cell>
          <table:table-cell office:value-type="float" office:value="297.35066" calcext:value-type="float">
            <text:p>297.350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3000" calcext:value-type="float">
            <text:p>1313000</text:p>
          </table:table-cell>
          <table:table-cell office:value-type="float" office:value="0.0012964918" calcext:value-type="float">
            <text:p>0.0012964918</text:p>
          </table:table-cell>
          <table:table-cell office:value-type="float" office:value="-0.75465278" calcext:value-type="float">
            <text:p>-0.75465278</text:p>
          </table:table-cell>
          <table:table-cell office:value-type="float" office:value="-0.0740772" calcext:value-type="float">
            <text:p>-0.0740772</text:p>
          </table:table-cell>
          <table:table-cell office:value-type="float" office:value="292.52398" calcext:value-type="float">
            <text:p>292.523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4000" calcext:value-type="float">
            <text:p>1314000</text:p>
          </table:table-cell>
          <table:table-cell office:value-type="float" office:value="0.001450484" calcext:value-type="float">
            <text:p>0.001450484</text:p>
          </table:table-cell>
          <table:table-cell office:value-type="float" office:value="-0.87646784" calcext:value-type="float">
            <text:p>-0.87646784</text:p>
          </table:table-cell>
          <table:table-cell office:value-type="float" office:value="-0.16936402" calcext:value-type="float">
            <text:p>-0.16936402</text:p>
          </table:table-cell>
          <table:table-cell office:value-type="float" office:value="286.21471" calcext:value-type="float">
            <text:p>286.214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5000" calcext:value-type="float">
            <text:p>1315000</text:p>
          </table:table-cell>
          <table:table-cell office:value-type="float" office:value="0.0015189156" calcext:value-type="float">
            <text:p>0.0015189156</text:p>
          </table:table-cell>
          <table:table-cell office:value-type="float" office:value="-0.97593983" calcext:value-type="float">
            <text:p>-0.97593983</text:p>
          </table:table-cell>
          <table:table-cell office:value-type="float" office:value="-0.23372339" calcext:value-type="float">
            <text:p>-0.23372339</text:p>
          </table:table-cell>
          <table:table-cell office:value-type="float" office:value="293.93023" calcext:value-type="float">
            <text:p>293.930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6000" calcext:value-type="float">
            <text:p>1316000</text:p>
          </table:table-cell>
          <table:table-cell office:value-type="float" office:value="0.0015005959" calcext:value-type="float">
            <text:p>0.0015005959</text:p>
          </table:table-cell>
          <table:table-cell office:value-type="float" office:value="-0.90278946" calcext:value-type="float">
            <text:p>-0.90278946</text:p>
          </table:table-cell>
          <table:table-cell office:value-type="float" office:value="-0.12346304" calcext:value-type="float">
            <text:p>-0.12346304</text:p>
          </table:table-cell>
          <table:table-cell office:value-type="float" office:value="295.05224" calcext:value-type="float">
            <text:p>295.052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7000" calcext:value-type="float">
            <text:p>1317000</text:p>
          </table:table-cell>
          <table:table-cell office:value-type="float" office:value="0.0015458681" calcext:value-type="float">
            <text:p>0.0015458681</text:p>
          </table:table-cell>
          <table:table-cell office:value-type="float" office:value="-0.96391552" calcext:value-type="float">
            <text:p>-0.96391552</text:p>
          </table:table-cell>
          <table:table-cell office:value-type="float" office:value="-0.14033645" calcext:value-type="float">
            <text:p>-0.14033645</text:p>
          </table:table-cell>
          <table:table-cell office:value-type="float" office:value="298.66613" calcext:value-type="float">
            <text:p>298.666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8000" calcext:value-type="float">
            <text:p>1318000</text:p>
          </table:table-cell>
          <table:table-cell office:value-type="float" office:value="0.0015115763" calcext:value-type="float">
            <text:p>0.0015115763</text:p>
          </table:table-cell>
          <table:table-cell office:value-type="float" office:value="-1.0528511" calcext:value-type="float">
            <text:p>-1.0528511</text:p>
          </table:table-cell>
          <table:table-cell office:value-type="float" office:value="-0.24891854" calcext:value-type="float">
            <text:p>-0.24891854</text:p>
          </table:table-cell>
          <table:table-cell office:value-type="float" office:value="287.46508" calcext:value-type="float">
            <text:p>287.465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9000" calcext:value-type="float">
            <text:p>1319000</text:p>
          </table:table-cell>
          <table:table-cell office:value-type="float" office:value="0.0013059" calcext:value-type="float">
            <text:p>0.0013059</text:p>
          </table:table-cell>
          <table:table-cell office:value-type="float" office:value="-0.99037388" calcext:value-type="float">
            <text:p>-0.99037388</text:p>
          </table:table-cell>
          <table:table-cell office:value-type="float" office:value="-0.2321718" calcext:value-type="float">
            <text:p>-0.2321718</text:p>
          </table:table-cell>
          <table:table-cell office:value-type="float" office:value="297.17886" calcext:value-type="float">
            <text:p>297.178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0000" calcext:value-type="float">
            <text:p>1320000</text:p>
          </table:table-cell>
          <table:table-cell office:value-type="float" office:value="0.0013694055" calcext:value-type="float">
            <text:p>0.0013694055</text:p>
          </table:table-cell>
          <table:table-cell office:value-type="float" office:value="-1.0020147" calcext:value-type="float">
            <text:p>-1.0020147</text:p>
          </table:table-cell>
          <table:table-cell office:value-type="float" office:value="-0.27189956" calcext:value-type="float">
            <text:p>-0.27189956</text:p>
          </table:table-cell>
          <table:table-cell office:value-type="float" office:value="290.64707" calcext:value-type="float">
            <text:p>290.647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1000" calcext:value-type="float">
            <text:p>1321000</text:p>
          </table:table-cell>
          <table:table-cell office:value-type="float" office:value="0.0011844442" calcext:value-type="float">
            <text:p>0.0011844442</text:p>
          </table:table-cell>
          <table:table-cell office:value-type="float" office:value="-0.85790644" calcext:value-type="float">
            <text:p>-0.85790644</text:p>
          </table:table-cell>
          <table:table-cell office:value-type="float" office:value="-0.20931937" calcext:value-type="float">
            <text:p>-0.20931937</text:p>
          </table:table-cell>
          <table:table-cell office:value-type="float" office:value="295.66012" calcext:value-type="float">
            <text:p>295.660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2000" calcext:value-type="float">
            <text:p>1322000</text:p>
          </table:table-cell>
          <table:table-cell office:value-type="float" office:value="0.0013279798" calcext:value-type="float">
            <text:p>0.0013279798</text:p>
          </table:table-cell>
          <table:table-cell office:value-type="float" office:value="-0.90580208" calcext:value-type="float">
            <text:p>-0.90580208</text:p>
          </table:table-cell>
          <table:table-cell office:value-type="float" office:value="-0.14638218" calcext:value-type="float">
            <text:p>-0.14638218</text:p>
          </table:table-cell>
          <table:table-cell office:value-type="float" office:value="294.80814" calcext:value-type="float">
            <text:p>294.808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3000" calcext:value-type="float">
            <text:p>1323000</text:p>
          </table:table-cell>
          <table:table-cell office:value-type="float" office:value="0.0013715652" calcext:value-type="float">
            <text:p>0.0013715652</text:p>
          </table:table-cell>
          <table:table-cell office:value-type="float" office:value="-1.011062" calcext:value-type="float">
            <text:p>-1.011062</text:p>
          </table:table-cell>
          <table:table-cell office:value-type="float" office:value="-0.23787655" calcext:value-type="float">
            <text:p>-0.23787655</text:p>
          </table:table-cell>
          <table:table-cell office:value-type="float" office:value="290.10982" calcext:value-type="float">
            <text:p>290.109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4000" calcext:value-type="float">
            <text:p>1324000</text:p>
          </table:table-cell>
          <table:table-cell office:value-type="float" office:value="0.001296259" calcext:value-type="float">
            <text:p>0.001296259</text:p>
          </table:table-cell>
          <table:table-cell office:value-type="float" office:value="-1.0791913" calcext:value-type="float">
            <text:p>-1.0791913</text:p>
          </table:table-cell>
          <table:table-cell office:value-type="float" office:value="-0.34825318" calcext:value-type="float">
            <text:p>-0.34825318</text:p>
          </table:table-cell>
          <table:table-cell office:value-type="float" office:value="296.54487" calcext:value-type="float">
            <text:p>296.544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5000" calcext:value-type="float">
            <text:p>1325000</text:p>
          </table:table-cell>
          <table:table-cell office:value-type="float" office:value="0.0014136729" calcext:value-type="float">
            <text:p>0.0014136729</text:p>
          </table:table-cell>
          <table:table-cell office:value-type="float" office:value="-1.1489217" calcext:value-type="float">
            <text:p>-1.1489217</text:p>
          </table:table-cell>
          <table:table-cell office:value-type="float" office:value="-0.43806775" calcext:value-type="float">
            <text:p>-0.43806775</text:p>
          </table:table-cell>
          <table:table-cell office:value-type="float" office:value="287.31425" calcext:value-type="float">
            <text:p>287.314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6000" calcext:value-type="float">
            <text:p>1326000</text:p>
          </table:table-cell>
          <table:table-cell office:value-type="float" office:value="0.001264085" calcext:value-type="float">
            <text:p>0.001264085</text:p>
          </table:table-cell>
          <table:table-cell office:value-type="float" office:value="-1.0040476" calcext:value-type="float">
            <text:p>-1.0040476</text:p>
          </table:table-cell>
          <table:table-cell office:value-type="float" office:value="-0.35153321" calcext:value-type="float">
            <text:p>-0.35153321</text:p>
          </table:table-cell>
          <table:table-cell office:value-type="float" office:value="290.8569" calcext:value-type="float">
            <text:p>290.85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7000" calcext:value-type="float">
            <text:p>1327000</text:p>
          </table:table-cell>
          <table:table-cell office:value-type="float" office:value="0.001293108" calcext:value-type="float">
            <text:p>0.001293108</text:p>
          </table:table-cell>
          <table:table-cell office:value-type="float" office:value="-0.92908791" calcext:value-type="float">
            <text:p>-0.92908791</text:p>
          </table:table-cell>
          <table:table-cell office:value-type="float" office:value="-0.23621971" calcext:value-type="float">
            <text:p>-0.23621971</text:p>
          </table:table-cell>
          <table:table-cell office:value-type="float" office:value="288.67381" calcext:value-type="float">
            <text:p>288.673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8000" calcext:value-type="float">
            <text:p>1328000</text:p>
          </table:table-cell>
          <table:table-cell office:value-type="float" office:value="0.0013073438" calcext:value-type="float">
            <text:p>0.0013073438</text:p>
          </table:table-cell>
          <table:table-cell office:value-type="float" office:value="-1.0067896" calcext:value-type="float">
            <text:p>-1.0067896</text:p>
          </table:table-cell>
          <table:table-cell office:value-type="float" office:value="-0.34856265" calcext:value-type="float">
            <text:p>-0.34856265</text:p>
          </table:table-cell>
          <table:table-cell office:value-type="float" office:value="295.09479" calcext:value-type="float">
            <text:p>295.094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9000" calcext:value-type="float">
            <text:p>1329000</text:p>
          </table:table-cell>
          <table:table-cell office:value-type="float" office:value="0.001350108" calcext:value-type="float">
            <text:p>0.001350108</text:p>
          </table:table-cell>
          <table:table-cell office:value-type="float" office:value="-1.0241534" calcext:value-type="float">
            <text:p>-1.0241534</text:p>
          </table:table-cell>
          <table:table-cell office:value-type="float" office:value="-0.28638709" calcext:value-type="float">
            <text:p>-0.28638709</text:p>
          </table:table-cell>
          <table:table-cell office:value-type="float" office:value="288.87021" calcext:value-type="float">
            <text:p>288.870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0000" calcext:value-type="float">
            <text:p>1330000</text:p>
          </table:table-cell>
          <table:table-cell office:value-type="float" office:value="0.0014024914" calcext:value-type="float">
            <text:p>0.0014024914</text:p>
          </table:table-cell>
          <table:table-cell office:value-type="float" office:value="-1.0749499" calcext:value-type="float">
            <text:p>-1.0749499</text:p>
          </table:table-cell>
          <table:table-cell office:value-type="float" office:value="-0.41896774" calcext:value-type="float">
            <text:p>-0.41896774</text:p>
          </table:table-cell>
          <table:table-cell office:value-type="float" office:value="285.17174" calcext:value-type="float">
            <text:p>285.171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1000" calcext:value-type="float">
            <text:p>1331000</text:p>
          </table:table-cell>
          <table:table-cell office:value-type="float" office:value="0.0013266934" calcext:value-type="float">
            <text:p>0.0013266934</text:p>
          </table:table-cell>
          <table:table-cell office:value-type="float" office:value="-1.0903562" calcext:value-type="float">
            <text:p>-1.0903562</text:p>
          </table:table-cell>
          <table:table-cell office:value-type="float" office:value="-0.47086788" calcext:value-type="float">
            <text:p>-0.47086788</text:p>
          </table:table-cell>
          <table:table-cell office:value-type="float" office:value="290.64486" calcext:value-type="float">
            <text:p>290.644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2000" calcext:value-type="float">
            <text:p>1332000</text:p>
          </table:table-cell>
          <table:table-cell office:value-type="float" office:value="0.0013525231" calcext:value-type="float">
            <text:p>0.0013525231</text:p>
          </table:table-cell>
          <table:table-cell office:value-type="float" office:value="-1.1124554" calcext:value-type="float">
            <text:p>-1.1124554</text:p>
          </table:table-cell>
          <table:table-cell office:value-type="float" office:value="-0.50542613" calcext:value-type="float">
            <text:p>-0.50542613</text:p>
          </table:table-cell>
          <table:table-cell office:value-type="float" office:value="285.0241" calcext:value-type="float">
            <text:p>285.02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3000" calcext:value-type="float">
            <text:p>1333000</text:p>
          </table:table-cell>
          <table:table-cell office:value-type="float" office:value="0.0013869087" calcext:value-type="float">
            <text:p>0.0013869087</text:p>
          </table:table-cell>
          <table:table-cell office:value-type="float" office:value="-1.0203911" calcext:value-type="float">
            <text:p>-1.0203911</text:p>
          </table:table-cell>
          <table:table-cell office:value-type="float" office:value="-0.44484547" calcext:value-type="float">
            <text:p>-0.44484547</text:p>
          </table:table-cell>
          <table:table-cell office:value-type="float" office:value="294.30991" calcext:value-type="float">
            <text:p>294.309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4000" calcext:value-type="float">
            <text:p>1334000</text:p>
          </table:table-cell>
          <table:table-cell office:value-type="float" office:value="0.0013002023" calcext:value-type="float">
            <text:p>0.0013002023</text:p>
          </table:table-cell>
          <table:table-cell office:value-type="float" office:value="-1.1133963" calcext:value-type="float">
            <text:p>-1.1133963</text:p>
          </table:table-cell>
          <table:table-cell office:value-type="float" office:value="-0.51998854" calcext:value-type="float">
            <text:p>-0.51998854</text:p>
          </table:table-cell>
          <table:table-cell office:value-type="float" office:value="284.01411" calcext:value-type="float">
            <text:p>284.014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5000" calcext:value-type="float">
            <text:p>1335000</text:p>
          </table:table-cell>
          <table:table-cell office:value-type="float" office:value="0.0012983426" calcext:value-type="float">
            <text:p>0.0012983426</text:p>
          </table:table-cell>
          <table:table-cell office:value-type="float" office:value="-1.234997" calcext:value-type="float">
            <text:p>-1.234997</text:p>
          </table:table-cell>
          <table:table-cell office:value-type="float" office:value="-0.64216327" calcext:value-type="float">
            <text:p>-0.64216327</text:p>
          </table:table-cell>
          <table:table-cell office:value-type="float" office:value="294.59153" calcext:value-type="float">
            <text:p>294.591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6000" calcext:value-type="float">
            <text:p>1336000</text:p>
          </table:table-cell>
          <table:table-cell office:value-type="float" office:value="0.0013771765" calcext:value-type="float">
            <text:p>0.0013771765</text:p>
          </table:table-cell>
          <table:table-cell office:value-type="float" office:value="-1.3470589" calcext:value-type="float">
            <text:p>-1.3470589</text:p>
          </table:table-cell>
          <table:table-cell office:value-type="float" office:value="-0.7178079" calcext:value-type="float">
            <text:p>-0.7178079</text:p>
          </table:table-cell>
          <table:table-cell office:value-type="float" office:value="288.75342" calcext:value-type="float">
            <text:p>288.753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7000" calcext:value-type="float">
            <text:p>1337000</text:p>
          </table:table-cell>
          <table:table-cell office:value-type="float" office:value="0.0011733451" calcext:value-type="float">
            <text:p>0.0011733451</text:p>
          </table:table-cell>
          <table:table-cell office:value-type="float" office:value="-1.2019264" calcext:value-type="float">
            <text:p>-1.2019264</text:p>
          </table:table-cell>
          <table:table-cell office:value-type="float" office:value="-0.6911679" calcext:value-type="float">
            <text:p>-0.6911679</text:p>
          </table:table-cell>
          <table:table-cell office:value-type="float" office:value="290.74469" calcext:value-type="float">
            <text:p>290.744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8000" calcext:value-type="float">
            <text:p>1338000</text:p>
          </table:table-cell>
          <table:table-cell office:value-type="float" office:value="0.0012115485" calcext:value-type="float">
            <text:p>0.0012115485</text:p>
          </table:table-cell>
          <table:table-cell office:value-type="float" office:value="-1.0376394" calcext:value-type="float">
            <text:p>-1.0376394</text:p>
          </table:table-cell>
          <table:table-cell office:value-type="float" office:value="-0.46771157" calcext:value-type="float">
            <text:p>-0.46771157</text:p>
          </table:table-cell>
          <table:table-cell office:value-type="float" office:value="294.56574" calcext:value-type="float">
            <text:p>294.56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000" calcext:value-type="float">
            <text:p>1339000</text:p>
          </table:table-cell>
          <table:table-cell office:value-type="float" office:value="0.0013428798" calcext:value-type="float">
            <text:p>0.0013428798</text:p>
          </table:table-cell>
          <table:table-cell office:value-type="float" office:value="-1.0561252" calcext:value-type="float">
            <text:p>-1.0561252</text:p>
          </table:table-cell>
          <table:table-cell office:value-type="float" office:value="-0.42872877" calcext:value-type="float">
            <text:p>-0.42872877</text:p>
          </table:table-cell>
          <table:table-cell office:value-type="float" office:value="288.27154" calcext:value-type="float">
            <text:p>288.271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0000" calcext:value-type="float">
            <text:p>1340000</text:p>
          </table:table-cell>
          <table:table-cell office:value-type="float" office:value="0.0013683168" calcext:value-type="float">
            <text:p>0.0013683168</text:p>
          </table:table-cell>
          <table:table-cell office:value-type="float" office:value="-1.1314373" calcext:value-type="float">
            <text:p>-1.1314373</text:p>
          </table:table-cell>
          <table:table-cell office:value-type="float" office:value="-0.49275101" calcext:value-type="float">
            <text:p>-0.49275101</text:p>
          </table:table-cell>
          <table:table-cell office:value-type="float" office:value="287.37386" calcext:value-type="float">
            <text:p>287.37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1000" calcext:value-type="float">
            <text:p>1341000</text:p>
          </table:table-cell>
          <table:table-cell office:value-type="float" office:value="0.0013268324" calcext:value-type="float">
            <text:p>0.0013268324</text:p>
          </table:table-cell>
          <table:table-cell office:value-type="float" office:value="-1.3130302" calcext:value-type="float">
            <text:p>-1.3130302</text:p>
          </table:table-cell>
          <table:table-cell office:value-type="float" office:value="-0.65597797" calcext:value-type="float">
            <text:p>-0.65597797</text:p>
          </table:table-cell>
          <table:table-cell office:value-type="float" office:value="293.97492" calcext:value-type="float">
            <text:p>293.974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2000" calcext:value-type="float">
            <text:p>1342000</text:p>
          </table:table-cell>
          <table:table-cell office:value-type="float" office:value="0.0012313676" calcext:value-type="float">
            <text:p>0.0012313676</text:p>
          </table:table-cell>
          <table:table-cell office:value-type="float" office:value="-1.2643646" calcext:value-type="float">
            <text:p>-1.2643646</text:p>
          </table:table-cell>
          <table:table-cell office:value-type="float" office:value="-0.65437603" calcext:value-type="float">
            <text:p>-0.65437603</text:p>
          </table:table-cell>
          <table:table-cell office:value-type="float" office:value="296.4996" calcext:value-type="float">
            <text:p>296.4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3000" calcext:value-type="float">
            <text:p>1343000</text:p>
          </table:table-cell>
          <table:table-cell office:value-type="float" office:value="0.0012687759" calcext:value-type="float">
            <text:p>0.0012687759</text:p>
          </table:table-cell>
          <table:table-cell office:value-type="float" office:value="-1.2422803" calcext:value-type="float">
            <text:p>-1.2422803</text:p>
          </table:table-cell>
          <table:table-cell office:value-type="float" office:value="-0.59550144" calcext:value-type="float">
            <text:p>-0.59550144</text:p>
          </table:table-cell>
          <table:table-cell office:value-type="float" office:value="295.98563" calcext:value-type="float">
            <text:p>295.985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4000" calcext:value-type="float">
            <text:p>1344000</text:p>
          </table:table-cell>
          <table:table-cell office:value-type="float" office:value="0.0012564939" calcext:value-type="float">
            <text:p>0.0012564939</text:p>
          </table:table-cell>
          <table:table-cell office:value-type="float" office:value="-1.0865923" calcext:value-type="float">
            <text:p>-1.0865923</text:p>
          </table:table-cell>
          <table:table-cell office:value-type="float" office:value="-0.49452385" calcext:value-type="float">
            <text:p>-0.49452385</text:p>
          </table:table-cell>
          <table:table-cell office:value-type="float" office:value="293.83386" calcext:value-type="float">
            <text:p>293.83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5000" calcext:value-type="float">
            <text:p>1345000</text:p>
          </table:table-cell>
          <table:table-cell office:value-type="float" office:value="0.0013546583" calcext:value-type="float">
            <text:p>0.0013546583</text:p>
          </table:table-cell>
          <table:table-cell office:value-type="float" office:value="-1.0819449" calcext:value-type="float">
            <text:p>-1.0819449</text:p>
          </table:table-cell>
          <table:table-cell office:value-type="float" office:value="-0.54131548" calcext:value-type="float">
            <text:p>-0.54131548</text:p>
          </table:table-cell>
          <table:table-cell office:value-type="float" office:value="289.50682" calcext:value-type="float">
            <text:p>289.506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6000" calcext:value-type="float">
            <text:p>1346000</text:p>
          </table:table-cell>
          <table:table-cell office:value-type="float" office:value="0.0011699891" calcext:value-type="float">
            <text:p>0.0011699891</text:p>
          </table:table-cell>
          <table:table-cell office:value-type="float" office:value="-1.0664908" calcext:value-type="float">
            <text:p>-1.0664908</text:p>
          </table:table-cell>
          <table:table-cell office:value-type="float" office:value="-0.52129233" calcext:value-type="float">
            <text:p>-0.52129233</text:p>
          </table:table-cell>
          <table:table-cell office:value-type="float" office:value="290.01497" calcext:value-type="float">
            <text:p>290.014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7000" calcext:value-type="float">
            <text:p>1347000</text:p>
          </table:table-cell>
          <table:table-cell office:value-type="float" office:value="0.0012855501" calcext:value-type="float">
            <text:p>0.0012855501</text:p>
          </table:table-cell>
          <table:table-cell office:value-type="float" office:value="-1.1541599" calcext:value-type="float">
            <text:p>-1.1541599</text:p>
          </table:table-cell>
          <table:table-cell office:value-type="float" office:value="-0.53376066" calcext:value-type="float">
            <text:p>-0.53376066</text:p>
          </table:table-cell>
          <table:table-cell office:value-type="float" office:value="282.42794" calcext:value-type="float">
            <text:p>282.42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8000" calcext:value-type="float">
            <text:p>1348000</text:p>
          </table:table-cell>
          <table:table-cell office:value-type="float" office:value="0.0012750531" calcext:value-type="float">
            <text:p>0.0012750531</text:p>
          </table:table-cell>
          <table:table-cell office:value-type="float" office:value="-1.1343881" calcext:value-type="float">
            <text:p>-1.1343881</text:p>
          </table:table-cell>
          <table:table-cell office:value-type="float" office:value="-0.54277504" calcext:value-type="float">
            <text:p>-0.54277504</text:p>
          </table:table-cell>
          <table:table-cell office:value-type="float" office:value="295.63625" calcext:value-type="float">
            <text:p>295.63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9000" calcext:value-type="float">
            <text:p>1349000</text:p>
          </table:table-cell>
          <table:table-cell office:value-type="float" office:value="0.0012064147" calcext:value-type="float">
            <text:p>0.0012064147</text:p>
          </table:table-cell>
          <table:table-cell office:value-type="float" office:value="-1.173609" calcext:value-type="float">
            <text:p>-1.173609</text:p>
          </table:table-cell>
          <table:table-cell office:value-type="float" office:value="-0.56991022" calcext:value-type="float">
            <text:p>-0.56991022</text:p>
          </table:table-cell>
          <table:table-cell office:value-type="float" office:value="290.19597" calcext:value-type="float">
            <text:p>290.195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0000" calcext:value-type="float">
            <text:p>1350000</text:p>
          </table:table-cell>
          <table:table-cell office:value-type="float" office:value="0.0011783189" calcext:value-type="float">
            <text:p>0.0011783189</text:p>
          </table:table-cell>
          <table:table-cell office:value-type="float" office:value="-1.1866459" calcext:value-type="float">
            <text:p>-1.1866459</text:p>
          </table:table-cell>
          <table:table-cell office:value-type="float" office:value="-0.56915453" calcext:value-type="float">
            <text:p>-0.56915453</text:p>
          </table:table-cell>
          <table:table-cell office:value-type="float" office:value="295.2808" calcext:value-type="float">
            <text:p>295.28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1000" calcext:value-type="float">
            <text:p>1351000</text:p>
          </table:table-cell>
          <table:table-cell office:value-type="float" office:value="0.0013174072" calcext:value-type="float">
            <text:p>0.0013174072</text:p>
          </table:table-cell>
          <table:table-cell office:value-type="float" office:value="-1.1400119" calcext:value-type="float">
            <text:p>-1.1400119</text:p>
          </table:table-cell>
          <table:table-cell office:value-type="float" office:value="-0.45700336" calcext:value-type="float">
            <text:p>-0.45700336</text:p>
          </table:table-cell>
          <table:table-cell office:value-type="float" office:value="293.0684" calcext:value-type="float">
            <text:p>293.06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2000" calcext:value-type="float">
            <text:p>1352000</text:p>
          </table:table-cell>
          <table:table-cell office:value-type="float" office:value="0.0013457767" calcext:value-type="float">
            <text:p>0.0013457767</text:p>
          </table:table-cell>
          <table:table-cell office:value-type="float" office:value="-1.1772899" calcext:value-type="float">
            <text:p>-1.1772899</text:p>
          </table:table-cell>
          <table:table-cell office:value-type="float" office:value="-0.51210678" calcext:value-type="float">
            <text:p>-0.51210678</text:p>
          </table:table-cell>
          <table:table-cell office:value-type="float" office:value="293.4724" calcext:value-type="float">
            <text:p>293.47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3000" calcext:value-type="float">
            <text:p>1353000</text:p>
          </table:table-cell>
          <table:table-cell office:value-type="float" office:value="0.0012531545" calcext:value-type="float">
            <text:p>0.0012531545</text:p>
          </table:table-cell>
          <table:table-cell office:value-type="float" office:value="-1.1802659" calcext:value-type="float">
            <text:p>-1.1802659</text:p>
          </table:table-cell>
          <table:table-cell office:value-type="float" office:value="-0.56075731" calcext:value-type="float">
            <text:p>-0.56075731</text:p>
          </table:table-cell>
          <table:table-cell office:value-type="float" office:value="290.86541" calcext:value-type="float">
            <text:p>290.865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4000" calcext:value-type="float">
            <text:p>1354000</text:p>
          </table:table-cell>
          <table:table-cell office:value-type="float" office:value="0.0011622181" calcext:value-type="float">
            <text:p>0.0011622181</text:p>
          </table:table-cell>
          <table:table-cell office:value-type="float" office:value="-1.095093" calcext:value-type="float">
            <text:p>-1.095093</text:p>
          </table:table-cell>
          <table:table-cell office:value-type="float" office:value="-0.51880822" calcext:value-type="float">
            <text:p>-0.51880822</text:p>
          </table:table-cell>
          <table:table-cell office:value-type="float" office:value="289.99468" calcext:value-type="float">
            <text:p>289.994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5000" calcext:value-type="float">
            <text:p>1355000</text:p>
          </table:table-cell>
          <table:table-cell office:value-type="float" office:value="0.0011807257" calcext:value-type="float">
            <text:p>0.0011807257</text:p>
          </table:table-cell>
          <table:table-cell office:value-type="float" office:value="-1.0672143" calcext:value-type="float">
            <text:p>-1.0672143</text:p>
          </table:table-cell>
          <table:table-cell office:value-type="float" office:value="-0.53698166" calcext:value-type="float">
            <text:p>-0.53698166</text:p>
          </table:table-cell>
          <table:table-cell office:value-type="float" office:value="292.81713" calcext:value-type="float">
            <text:p>292.817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6000" calcext:value-type="float">
            <text:p>1356000</text:p>
          </table:table-cell>
          <table:table-cell office:value-type="float" office:value="0.0011320484" calcext:value-type="float">
            <text:p>0.0011320484</text:p>
          </table:table-cell>
          <table:table-cell office:value-type="float" office:value="-1.191491" calcext:value-type="float">
            <text:p>-1.191491</text:p>
          </table:table-cell>
          <table:table-cell office:value-type="float" office:value="-0.5878102" calcext:value-type="float">
            <text:p>-0.5878102</text:p>
          </table:table-cell>
          <table:table-cell office:value-type="float" office:value="296.22672" calcext:value-type="float">
            <text:p>296.226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7000" calcext:value-type="float">
            <text:p>1357000</text:p>
          </table:table-cell>
          <table:table-cell office:value-type="float" office:value="0.0010924653" calcext:value-type="float">
            <text:p>0.0010924653</text:p>
          </table:table-cell>
          <table:table-cell office:value-type="float" office:value="-1.2764719" calcext:value-type="float">
            <text:p>-1.2764719</text:p>
          </table:table-cell>
          <table:table-cell office:value-type="float" office:value="-0.66170592" calcext:value-type="float">
            <text:p>-0.66170592</text:p>
          </table:table-cell>
          <table:table-cell office:value-type="float" office:value="288.81812" calcext:value-type="float">
            <text:p>288.818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8000" calcext:value-type="float">
            <text:p>1358000</text:p>
          </table:table-cell>
          <table:table-cell office:value-type="float" office:value="0.0013335238" calcext:value-type="float">
            <text:p>0.0013335238</text:p>
          </table:table-cell>
          <table:table-cell office:value-type="float" office:value="-1.3054085" calcext:value-type="float">
            <text:p>-1.3054085</text:p>
          </table:table-cell>
          <table:table-cell office:value-type="float" office:value="-0.65685222" calcext:value-type="float">
            <text:p>-0.65685222</text:p>
          </table:table-cell>
          <table:table-cell office:value-type="float" office:value="289.32638" calcext:value-type="float">
            <text:p>289.326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9000" calcext:value-type="float">
            <text:p>1359000</text:p>
          </table:table-cell>
          <table:table-cell office:value-type="float" office:value="0.0013718495" calcext:value-type="float">
            <text:p>0.0013718495</text:p>
          </table:table-cell>
          <table:table-cell office:value-type="float" office:value="-1.2090723" calcext:value-type="float">
            <text:p>-1.2090723</text:p>
          </table:table-cell>
          <table:table-cell office:value-type="float" office:value="-0.48269072" calcext:value-type="float">
            <text:p>-0.48269072</text:p>
          </table:table-cell>
          <table:table-cell office:value-type="float" office:value="290.13947" calcext:value-type="float">
            <text:p>290.139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0000" calcext:value-type="float">
            <text:p>1360000</text:p>
          </table:table-cell>
          <table:table-cell office:value-type="float" office:value="0.0013698263" calcext:value-type="float">
            <text:p>0.0013698263</text:p>
          </table:table-cell>
          <table:table-cell office:value-type="float" office:value="-1.0810827" calcext:value-type="float">
            <text:p>-1.0810827</text:p>
          </table:table-cell>
          <table:table-cell office:value-type="float" office:value="-0.40746205" calcext:value-type="float">
            <text:p>-0.40746205</text:p>
          </table:table-cell>
          <table:table-cell office:value-type="float" office:value="293.13467" calcext:value-type="float">
            <text:p>293.134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1000" calcext:value-type="float">
            <text:p>1361000</text:p>
          </table:table-cell>
          <table:table-cell office:value-type="float" office:value="0.0012281662" calcext:value-type="float">
            <text:p>0.0012281662</text:p>
          </table:table-cell>
          <table:table-cell office:value-type="float" office:value="-1.1466056" calcext:value-type="float">
            <text:p>-1.1466056</text:p>
          </table:table-cell>
          <table:table-cell office:value-type="float" office:value="-0.54391508" calcext:value-type="float">
            <text:p>-0.54391508</text:p>
          </table:table-cell>
          <table:table-cell office:value-type="float" office:value="292.41224" calcext:value-type="float">
            <text:p>292.412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2000" calcext:value-type="float">
            <text:p>1362000</text:p>
          </table:table-cell>
          <table:table-cell office:value-type="float" office:value="0.0012820177" calcext:value-type="float">
            <text:p>0.0012820177</text:p>
          </table:table-cell>
          <table:table-cell office:value-type="float" office:value="-1.2423678" calcext:value-type="float">
            <text:p>-1.2423678</text:p>
          </table:table-cell>
          <table:table-cell office:value-type="float" office:value="-0.54586257" calcext:value-type="float">
            <text:p>-0.54586257</text:p>
          </table:table-cell>
          <table:table-cell office:value-type="float" office:value="289.89169" calcext:value-type="float">
            <text:p>289.891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3000" calcext:value-type="float">
            <text:p>1363000</text:p>
          </table:table-cell>
          <table:table-cell office:value-type="float" office:value="0.0012448324" calcext:value-type="float">
            <text:p>0.0012448324</text:p>
          </table:table-cell>
          <table:table-cell office:value-type="float" office:value="-1.1953838" calcext:value-type="float">
            <text:p>-1.1953838</text:p>
          </table:table-cell>
          <table:table-cell office:value-type="float" office:value="-0.48386111" calcext:value-type="float">
            <text:p>-0.48386111</text:p>
          </table:table-cell>
          <table:table-cell office:value-type="float" office:value="290.71776" calcext:value-type="float">
            <text:p>290.71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4000" calcext:value-type="float">
            <text:p>1364000</text:p>
          </table:table-cell>
          <table:table-cell office:value-type="float" office:value="0.0013291755" calcext:value-type="float">
            <text:p>0.0013291755</text:p>
          </table:table-cell>
          <table:table-cell office:value-type="float" office:value="-1.246132" calcext:value-type="float">
            <text:p>-1.246132</text:p>
          </table:table-cell>
          <table:table-cell office:value-type="float" office:value="-0.59601092" calcext:value-type="float">
            <text:p>-0.59601092</text:p>
          </table:table-cell>
          <table:table-cell office:value-type="float" office:value="295.21374" calcext:value-type="float">
            <text:p>295.213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5000" calcext:value-type="float">
            <text:p>1365000</text:p>
          </table:table-cell>
          <table:table-cell office:value-type="float" office:value="0.0011932415" calcext:value-type="float">
            <text:p>0.0011932415</text:p>
          </table:table-cell>
          <table:table-cell office:value-type="float" office:value="-1.2161752" calcext:value-type="float">
            <text:p>-1.2161752</text:p>
          </table:table-cell>
          <table:table-cell office:value-type="float" office:value="-0.51838072" calcext:value-type="float">
            <text:p>-0.51838072</text:p>
          </table:table-cell>
          <table:table-cell office:value-type="float" office:value="290.61621" calcext:value-type="float">
            <text:p>290.616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6000" calcext:value-type="float">
            <text:p>1366000</text:p>
          </table:table-cell>
          <table:table-cell office:value-type="float" office:value="0.0010544363" calcext:value-type="float">
            <text:p>0.0010544363</text:p>
          </table:table-cell>
          <table:table-cell office:value-type="float" office:value="-1.0874766" calcext:value-type="float">
            <text:p>-1.0874766</text:p>
          </table:table-cell>
          <table:table-cell office:value-type="float" office:value="-0.43148942" calcext:value-type="float">
            <text:p>-0.43148942</text:p>
          </table:table-cell>
          <table:table-cell office:value-type="float" office:value="297.49039" calcext:value-type="float">
            <text:p>297.490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7000" calcext:value-type="float">
            <text:p>1367000</text:p>
          </table:table-cell>
          <table:table-cell office:value-type="float" office:value="0.001060859" calcext:value-type="float">
            <text:p>0.001060859</text:p>
          </table:table-cell>
          <table:table-cell office:value-type="float" office:value="-1.0282244" calcext:value-type="float">
            <text:p>-1.0282244</text:p>
          </table:table-cell>
          <table:table-cell office:value-type="float" office:value="-0.4283825" calcext:value-type="float">
            <text:p>-0.4283825</text:p>
          </table:table-cell>
          <table:table-cell office:value-type="float" office:value="289.74507" calcext:value-type="float">
            <text:p>289.745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8000" calcext:value-type="float">
            <text:p>1368000</text:p>
          </table:table-cell>
          <table:table-cell office:value-type="float" office:value="0.0011974407" calcext:value-type="float">
            <text:p>0.0011974407</text:p>
          </table:table-cell>
          <table:table-cell office:value-type="float" office:value="-1.0129878" calcext:value-type="float">
            <text:p>-1.0129878</text:p>
          </table:table-cell>
          <table:table-cell office:value-type="float" office:value="-0.34004789" calcext:value-type="float">
            <text:p>-0.34004789</text:p>
          </table:table-cell>
          <table:table-cell office:value-type="float" office:value="289.88145" calcext:value-type="float">
            <text:p>289.881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9000" calcext:value-type="float">
            <text:p>1369000</text:p>
          </table:table-cell>
          <table:table-cell office:value-type="float" office:value="0.0010598946" calcext:value-type="float">
            <text:p>0.0010598946</text:p>
          </table:table-cell>
          <table:table-cell office:value-type="float" office:value="-1.1421914" calcext:value-type="float">
            <text:p>-1.1421914</text:p>
          </table:table-cell>
          <table:table-cell office:value-type="float" office:value="-0.45773849" calcext:value-type="float">
            <text:p>-0.45773849</text:p>
          </table:table-cell>
          <table:table-cell office:value-type="float" office:value="291.91532" calcext:value-type="float">
            <text:p>291.915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0000" calcext:value-type="float">
            <text:p>1370000</text:p>
          </table:table-cell>
          <table:table-cell office:value-type="float" office:value="0.00096966319" calcext:value-type="float">
            <text:p>0.00096966319</text:p>
          </table:table-cell>
          <table:table-cell office:value-type="float" office:value="-1.0762748" calcext:value-type="float">
            <text:p>-1.0762748</text:p>
          </table:table-cell>
          <table:table-cell office:value-type="float" office:value="-0.49537931" calcext:value-type="float">
            <text:p>-0.49537931</text:p>
          </table:table-cell>
          <table:table-cell office:value-type="float" office:value="294.31119" calcext:value-type="float">
            <text:p>294.311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1000" calcext:value-type="float">
            <text:p>1371000</text:p>
          </table:table-cell>
          <table:table-cell office:value-type="float" office:value="0.0011640046" calcext:value-type="float">
            <text:p>0.0011640046</text:p>
          </table:table-cell>
          <table:table-cell office:value-type="float" office:value="-1.0336722" calcext:value-type="float">
            <text:p>-1.0336722</text:p>
          </table:table-cell>
          <table:table-cell office:value-type="float" office:value="-0.41214779" calcext:value-type="float">
            <text:p>-0.41214779</text:p>
          </table:table-cell>
          <table:table-cell office:value-type="float" office:value="284.6935" calcext:value-type="float">
            <text:p>284.69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2000" calcext:value-type="float">
            <text:p>1372000</text:p>
          </table:table-cell>
          <table:table-cell office:value-type="float" office:value="0.0011280731" calcext:value-type="float">
            <text:p>0.0011280731</text:p>
          </table:table-cell>
          <table:table-cell office:value-type="float" office:value="-1.000896" calcext:value-type="float">
            <text:p>-1.000896</text:p>
          </table:table-cell>
          <table:table-cell office:value-type="float" office:value="-0.39851097" calcext:value-type="float">
            <text:p>-0.39851097</text:p>
          </table:table-cell>
          <table:table-cell office:value-type="float" office:value="290.09201" calcext:value-type="float">
            <text:p>290.092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3000" calcext:value-type="float">
            <text:p>1373000</text:p>
          </table:table-cell>
          <table:table-cell office:value-type="float" office:value="0.0011347538" calcext:value-type="float">
            <text:p>0.0011347538</text:p>
          </table:table-cell>
          <table:table-cell office:value-type="float" office:value="-1.0414525" calcext:value-type="float">
            <text:p>-1.0414525</text:p>
          </table:table-cell>
          <table:table-cell office:value-type="float" office:value="-0.44297778" calcext:value-type="float">
            <text:p>-0.44297778</text:p>
          </table:table-cell>
          <table:table-cell office:value-type="float" office:value="287.96618" calcext:value-type="float">
            <text:p>287.966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4000" calcext:value-type="float">
            <text:p>1374000</text:p>
          </table:table-cell>
          <table:table-cell office:value-type="float" office:value="0.0010212504" calcext:value-type="float">
            <text:p>0.0010212504</text:p>
          </table:table-cell>
          <table:table-cell office:value-type="float" office:value="-1.0013602" calcext:value-type="float">
            <text:p>-1.0013602</text:p>
          </table:table-cell>
          <table:table-cell office:value-type="float" office:value="-0.41576762" calcext:value-type="float">
            <text:p>-0.41576762</text:p>
          </table:table-cell>
          <table:table-cell office:value-type="float" office:value="291.82004" calcext:value-type="float">
            <text:p>291.82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5000" calcext:value-type="float">
            <text:p>1375000</text:p>
          </table:table-cell>
          <table:table-cell office:value-type="float" office:value="0.0011575621" calcext:value-type="float">
            <text:p>0.0011575621</text:p>
          </table:table-cell>
          <table:table-cell office:value-type="float" office:value="-0.89160707" calcext:value-type="float">
            <text:p>-0.89160707</text:p>
          </table:table-cell>
          <table:table-cell office:value-type="float" office:value="-0.24743176" calcext:value-type="float">
            <text:p>-0.24743176</text:p>
          </table:table-cell>
          <table:table-cell office:value-type="float" office:value="289.95484" calcext:value-type="float">
            <text:p>289.95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6000" calcext:value-type="float">
            <text:p>1376000</text:p>
          </table:table-cell>
          <table:table-cell office:value-type="float" office:value="0.0011846143" calcext:value-type="float">
            <text:p>0.0011846143</text:p>
          </table:table-cell>
          <table:table-cell office:value-type="float" office:value="-0.8839101" calcext:value-type="float">
            <text:p>-0.8839101</text:p>
          </table:table-cell>
          <table:table-cell office:value-type="float" office:value="-0.25735579" calcext:value-type="float">
            <text:p>-0.25735579</text:p>
          </table:table-cell>
          <table:table-cell office:value-type="float" office:value="289.37696" calcext:value-type="float">
            <text:p>289.376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7000" calcext:value-type="float">
            <text:p>1377000</text:p>
          </table:table-cell>
          <table:table-cell office:value-type="float" office:value="0.0011836648" calcext:value-type="float">
            <text:p>0.0011836648</text:p>
          </table:table-cell>
          <table:table-cell office:value-type="float" office:value="-0.95742827" calcext:value-type="float">
            <text:p>-0.95742827</text:p>
          </table:table-cell>
          <table:table-cell office:value-type="float" office:value="-0.32489935" calcext:value-type="float">
            <text:p>-0.32489935</text:p>
          </table:table-cell>
          <table:table-cell office:value-type="float" office:value="291.71944" calcext:value-type="float">
            <text:p>291.719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8000" calcext:value-type="float">
            <text:p>1378000</text:p>
          </table:table-cell>
          <table:table-cell office:value-type="float" office:value="0.0011214288" calcext:value-type="float">
            <text:p>0.0011214288</text:p>
          </table:table-cell>
          <table:table-cell office:value-type="float" office:value="-1.0522541" calcext:value-type="float">
            <text:p>-1.0522541</text:p>
          </table:table-cell>
          <table:table-cell office:value-type="float" office:value="-0.38402822" calcext:value-type="float">
            <text:p>-0.38402822</text:p>
          </table:table-cell>
          <table:table-cell office:value-type="float" office:value="287.27265" calcext:value-type="float">
            <text:p>287.272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9000" calcext:value-type="float">
            <text:p>1379000</text:p>
          </table:table-cell>
          <table:table-cell office:value-type="float" office:value="0.0011881766" calcext:value-type="float">
            <text:p>0.0011881766</text:p>
          </table:table-cell>
          <table:table-cell office:value-type="float" office:value="-1.1430916" calcext:value-type="float">
            <text:p>-1.1430916</text:p>
          </table:table-cell>
          <table:table-cell office:value-type="float" office:value="-0.42388848" calcext:value-type="float">
            <text:p>-0.42388848</text:p>
          </table:table-cell>
          <table:table-cell office:value-type="float" office:value="296.41369" calcext:value-type="float">
            <text:p>296.413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0000" calcext:value-type="float">
            <text:p>1380000</text:p>
          </table:table-cell>
          <table:table-cell office:value-type="float" office:value="0.0010266523" calcext:value-type="float">
            <text:p>0.0010266523</text:p>
          </table:table-cell>
          <table:table-cell office:value-type="float" office:value="-1.1600932" calcext:value-type="float">
            <text:p>-1.1600932</text:p>
          </table:table-cell>
          <table:table-cell office:value-type="float" office:value="-0.54858241" calcext:value-type="float">
            <text:p>-0.54858241</text:p>
          </table:table-cell>
          <table:table-cell office:value-type="float" office:value="287.78842" calcext:value-type="float">
            <text:p>287.788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1000" calcext:value-type="float">
            <text:p>1381000</text:p>
          </table:table-cell>
          <table:table-cell office:value-type="float" office:value="0.0011754529" calcext:value-type="float">
            <text:p>0.0011754529</text:p>
          </table:table-cell>
          <table:table-cell office:value-type="float" office:value="-1.191827" calcext:value-type="float">
            <text:p>-1.191827</text:p>
          </table:table-cell>
          <table:table-cell office:value-type="float" office:value="-0.53921801" calcext:value-type="float">
            <text:p>-0.53921801</text:p>
          </table:table-cell>
          <table:table-cell office:value-type="float" office:value="297.36567" calcext:value-type="float">
            <text:p>297.365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2000" calcext:value-type="float">
            <text:p>1382000</text:p>
          </table:table-cell>
          <table:table-cell office:value-type="float" office:value="0.001272087" calcext:value-type="float">
            <text:p>0.001272087</text:p>
          </table:table-cell>
          <table:table-cell office:value-type="float" office:value="-1.1533797" calcext:value-type="float">
            <text:p>-1.1533797</text:p>
          </table:table-cell>
          <table:table-cell office:value-type="float" office:value="-0.50303531" calcext:value-type="float">
            <text:p>-0.50303531</text:p>
          </table:table-cell>
          <table:table-cell office:value-type="float" office:value="289.0408" calcext:value-type="float">
            <text:p>289.04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3000" calcext:value-type="float">
            <text:p>1383000</text:p>
          </table:table-cell>
          <table:table-cell office:value-type="float" office:value="0.0012398618" calcext:value-type="float">
            <text:p>0.0012398618</text:p>
          </table:table-cell>
          <table:table-cell office:value-type="float" office:value="-1.1323726" calcext:value-type="float">
            <text:p>-1.1323726</text:p>
          </table:table-cell>
          <table:table-cell office:value-type="float" office:value="-0.51199312" calcext:value-type="float">
            <text:p>-0.51199312</text:p>
          </table:table-cell>
          <table:table-cell office:value-type="float" office:value="294.22184" calcext:value-type="float">
            <text:p>294.22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4000" calcext:value-type="float">
            <text:p>1384000</text:p>
          </table:table-cell>
          <table:table-cell office:value-type="float" office:value="0.0012375312" calcext:value-type="float">
            <text:p>0.0012375312</text:p>
          </table:table-cell>
          <table:table-cell office:value-type="float" office:value="-1.211889" calcext:value-type="float">
            <text:p>-1.211889</text:p>
          </table:table-cell>
          <table:table-cell office:value-type="float" office:value="-0.55231923" calcext:value-type="float">
            <text:p>-0.55231923</text:p>
          </table:table-cell>
          <table:table-cell office:value-type="float" office:value="295.12896" calcext:value-type="float">
            <text:p>295.128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5000" calcext:value-type="float">
            <text:p>1385000</text:p>
          </table:table-cell>
          <table:table-cell office:value-type="float" office:value="0.0013123676" calcext:value-type="float">
            <text:p>0.0013123676</text:p>
          </table:table-cell>
          <table:table-cell office:value-type="float" office:value="-1.1602469" calcext:value-type="float">
            <text:p>-1.1602469</text:p>
          </table:table-cell>
          <table:table-cell office:value-type="float" office:value="-0.51770891" calcext:value-type="float">
            <text:p>-0.51770891</text:p>
          </table:table-cell>
          <table:table-cell office:value-type="float" office:value="289.77143" calcext:value-type="float">
            <text:p>289.77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6000" calcext:value-type="float">
            <text:p>1386000</text:p>
          </table:table-cell>
          <table:table-cell office:value-type="float" office:value="0.0012868473" calcext:value-type="float">
            <text:p>0.0012868473</text:p>
          </table:table-cell>
          <table:table-cell office:value-type="float" office:value="-1.122495" calcext:value-type="float">
            <text:p>-1.122495</text:p>
          </table:table-cell>
          <table:table-cell office:value-type="float" office:value="-0.48551125" calcext:value-type="float">
            <text:p>-0.48551125</text:p>
          </table:table-cell>
          <table:table-cell office:value-type="float" office:value="290.28042" calcext:value-type="float">
            <text:p>290.280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7000" calcext:value-type="float">
            <text:p>1387000</text:p>
          </table:table-cell>
          <table:table-cell office:value-type="float" office:value="0.001382681" calcext:value-type="float">
            <text:p>0.001382681</text:p>
          </table:table-cell>
          <table:table-cell office:value-type="float" office:value="-1.1681619" calcext:value-type="float">
            <text:p>-1.1681619</text:p>
          </table:table-cell>
          <table:table-cell office:value-type="float" office:value="-0.4837093" calcext:value-type="float">
            <text:p>-0.4837093</text:p>
          </table:table-cell>
          <table:table-cell office:value-type="float" office:value="295.84659" calcext:value-type="float">
            <text:p>295.846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8000" calcext:value-type="float">
            <text:p>1388000</text:p>
          </table:table-cell>
          <table:table-cell office:value-type="float" office:value="0.0011355241" calcext:value-type="float">
            <text:p>0.0011355241</text:p>
          </table:table-cell>
          <table:table-cell office:value-type="float" office:value="-1.0760511" calcext:value-type="float">
            <text:p>-1.0760511</text:p>
          </table:table-cell>
          <table:table-cell office:value-type="float" office:value="-0.51144353" calcext:value-type="float">
            <text:p>-0.51144353</text:p>
          </table:table-cell>
          <table:table-cell office:value-type="float" office:value="290.79733" calcext:value-type="float">
            <text:p>290.797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9000" calcext:value-type="float">
            <text:p>1389000</text:p>
          </table:table-cell>
          <table:table-cell office:value-type="float" office:value="0.0011506194" calcext:value-type="float">
            <text:p>0.0011506194</text:p>
          </table:table-cell>
          <table:table-cell office:value-type="float" office:value="-0.9383048" calcext:value-type="float">
            <text:p>-0.9383048</text:p>
          </table:table-cell>
          <table:table-cell office:value-type="float" office:value="-0.41048592" calcext:value-type="float">
            <text:p>-0.41048592</text:p>
          </table:table-cell>
          <table:table-cell office:value-type="float" office:value="292.62959" calcext:value-type="float">
            <text:p>292.629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0000" calcext:value-type="float">
            <text:p>1390000</text:p>
          </table:table-cell>
          <table:table-cell office:value-type="float" office:value="0.0012886292" calcext:value-type="float">
            <text:p>0.0012886292</text:p>
          </table:table-cell>
          <table:table-cell office:value-type="float" office:value="-0.9968888" calcext:value-type="float">
            <text:p>-0.9968888</text:p>
          </table:table-cell>
          <table:table-cell office:value-type="float" office:value="-0.43149528" calcext:value-type="float">
            <text:p>-0.43149528</text:p>
          </table:table-cell>
          <table:table-cell office:value-type="float" office:value="292.589" calcext:value-type="float">
            <text:p>292.5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1000" calcext:value-type="float">
            <text:p>1391000</text:p>
          </table:table-cell>
          <table:table-cell office:value-type="float" office:value="0.0012879466" calcext:value-type="float">
            <text:p>0.0012879466</text:p>
          </table:table-cell>
          <table:table-cell office:value-type="float" office:value="-1.0529373" calcext:value-type="float">
            <text:p>-1.0529373</text:p>
          </table:table-cell>
          <table:table-cell office:value-type="float" office:value="-0.51443956" calcext:value-type="float">
            <text:p>-0.51443956</text:p>
          </table:table-cell>
          <table:table-cell office:value-type="float" office:value="286.93788" calcext:value-type="float">
            <text:p>286.937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2000" calcext:value-type="float">
            <text:p>1392000</text:p>
          </table:table-cell>
          <table:table-cell office:value-type="float" office:value="0.0012065038" calcext:value-type="float">
            <text:p>0.0012065038</text:p>
          </table:table-cell>
          <table:table-cell office:value-type="float" office:value="-1.0919453" calcext:value-type="float">
            <text:p>-1.0919453</text:p>
          </table:table-cell>
          <table:table-cell office:value-type="float" office:value="-0.58783246" calcext:value-type="float">
            <text:p>-0.58783246</text:p>
          </table:table-cell>
          <table:table-cell office:value-type="float" office:value="290.73679" calcext:value-type="float">
            <text:p>290.736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3000" calcext:value-type="float">
            <text:p>1393000</text:p>
          </table:table-cell>
          <table:table-cell office:value-type="float" office:value="0.0012489542" calcext:value-type="float">
            <text:p>0.0012489542</text:p>
          </table:table-cell>
          <table:table-cell office:value-type="float" office:value="-1.1212022" calcext:value-type="float">
            <text:p>-1.1212022</text:p>
          </table:table-cell>
          <table:table-cell office:value-type="float" office:value="-0.58089813" calcext:value-type="float">
            <text:p>-0.58089813</text:p>
          </table:table-cell>
          <table:table-cell office:value-type="float" office:value="290.26778" calcext:value-type="float">
            <text:p>290.267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4000" calcext:value-type="float">
            <text:p>1394000</text:p>
          </table:table-cell>
          <table:table-cell office:value-type="float" office:value="0.0013465436" calcext:value-type="float">
            <text:p>0.0013465436</text:p>
          </table:table-cell>
          <table:table-cell office:value-type="float" office:value="-1.0957651" calcext:value-type="float">
            <text:p>-1.0957651</text:p>
          </table:table-cell>
          <table:table-cell office:value-type="float" office:value="-0.43631809" calcext:value-type="float">
            <text:p>-0.43631809</text:p>
          </table:table-cell>
          <table:table-cell office:value-type="float" office:value="291.30858" calcext:value-type="float">
            <text:p>291.308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5000" calcext:value-type="float">
            <text:p>1395000</text:p>
          </table:table-cell>
          <table:table-cell office:value-type="float" office:value="0.0012338834" calcext:value-type="float">
            <text:p>0.0012338834</text:p>
          </table:table-cell>
          <table:table-cell office:value-type="float" office:value="-1.0084399" calcext:value-type="float">
            <text:p>-1.0084399</text:p>
          </table:table-cell>
          <table:table-cell office:value-type="float" office:value="-0.47165646" calcext:value-type="float">
            <text:p>-0.47165646</text:p>
          </table:table-cell>
          <table:table-cell office:value-type="float" office:value="291.82221" calcext:value-type="float">
            <text:p>291.822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6000" calcext:value-type="float">
            <text:p>1396000</text:p>
          </table:table-cell>
          <table:table-cell office:value-type="float" office:value="0.0013003904" calcext:value-type="float">
            <text:p>0.0013003904</text:p>
          </table:table-cell>
          <table:table-cell office:value-type="float" office:value="-0.95013127" calcext:value-type="float">
            <text:p>-0.95013127</text:p>
          </table:table-cell>
          <table:table-cell office:value-type="float" office:value="-0.46207305" calcext:value-type="float">
            <text:p>-0.46207305</text:p>
          </table:table-cell>
          <table:table-cell office:value-type="float" office:value="289.33859" calcext:value-type="float">
            <text:p>289.338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7000" calcext:value-type="float">
            <text:p>1397000</text:p>
          </table:table-cell>
          <table:table-cell office:value-type="float" office:value="0.0011871146" calcext:value-type="float">
            <text:p>0.0011871146</text:p>
          </table:table-cell>
          <table:table-cell office:value-type="float" office:value="-0.97306418" calcext:value-type="float">
            <text:p>-0.97306418</text:p>
          </table:table-cell>
          <table:table-cell office:value-type="float" office:value="-0.48982141" calcext:value-type="float">
            <text:p>-0.48982141</text:p>
          </table:table-cell>
          <table:table-cell office:value-type="float" office:value="288.32305" calcext:value-type="float">
            <text:p>288.323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8000" calcext:value-type="float">
            <text:p>1398000</text:p>
          </table:table-cell>
          <table:table-cell office:value-type="float" office:value="0.0013133774" calcext:value-type="float">
            <text:p>0.0013133774</text:p>
          </table:table-cell>
          <table:table-cell office:value-type="float" office:value="-1.0753658" calcext:value-type="float">
            <text:p>-1.0753658</text:p>
          </table:table-cell>
          <table:table-cell office:value-type="float" office:value="-0.56855557" calcext:value-type="float">
            <text:p>-0.56855557</text:p>
          </table:table-cell>
          <table:table-cell office:value-type="float" office:value="293.73478" calcext:value-type="float">
            <text:p>293.734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9000" calcext:value-type="float">
            <text:p>1399000</text:p>
          </table:table-cell>
          <table:table-cell office:value-type="float" office:value="0.0011629231" calcext:value-type="float">
            <text:p>0.0011629231</text:p>
          </table:table-cell>
          <table:table-cell office:value-type="float" office:value="-1.0475455" calcext:value-type="float">
            <text:p>-1.0475455</text:p>
          </table:table-cell>
          <table:table-cell office:value-type="float" office:value="-0.48740023" calcext:value-type="float">
            <text:p>-0.48740023</text:p>
          </table:table-cell>
          <table:table-cell office:value-type="float" office:value="295.85911" calcext:value-type="float">
            <text:p>295.859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0000" calcext:value-type="float">
            <text:p>1400000</text:p>
          </table:table-cell>
          <table:table-cell office:value-type="float" office:value="0.0012889783" calcext:value-type="float">
            <text:p>0.0012889783</text:p>
          </table:table-cell>
          <table:table-cell office:value-type="float" office:value="-0.93331036" calcext:value-type="float">
            <text:p>-0.93331036</text:p>
          </table:table-cell>
          <table:table-cell office:value-type="float" office:value="-0.36648319" calcext:value-type="float">
            <text:p>-0.36648319</text:p>
          </table:table-cell>
          <table:table-cell office:value-type="float" office:value="286.97104" calcext:value-type="float">
            <text:p>286.971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1000" calcext:value-type="float">
            <text:p>1401000</text:p>
          </table:table-cell>
          <table:table-cell office:value-type="float" office:value="0.0011646011" calcext:value-type="float">
            <text:p>0.0011646011</text:p>
          </table:table-cell>
          <table:table-cell office:value-type="float" office:value="-0.89347039" calcext:value-type="float">
            <text:p>-0.89347039</text:p>
          </table:table-cell>
          <table:table-cell office:value-type="float" office:value="-0.36533122" calcext:value-type="float">
            <text:p>-0.36533122</text:p>
          </table:table-cell>
          <table:table-cell office:value-type="float" office:value="292.20251" calcext:value-type="float">
            <text:p>292.202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2000" calcext:value-type="float">
            <text:p>1402000</text:p>
          </table:table-cell>
          <table:table-cell office:value-type="float" office:value="0.0010989109" calcext:value-type="float">
            <text:p>0.0010989109</text:p>
          </table:table-cell>
          <table:table-cell office:value-type="float" office:value="-1.0375063" calcext:value-type="float">
            <text:p>-1.0375063</text:p>
          </table:table-cell>
          <table:table-cell office:value-type="float" office:value="-0.57499573" calcext:value-type="float">
            <text:p>-0.57499573</text:p>
          </table:table-cell>
          <table:table-cell office:value-type="float" office:value="294.37122" calcext:value-type="float">
            <text:p>294.371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3000" calcext:value-type="float">
            <text:p>1403000</text:p>
          </table:table-cell>
          <table:table-cell office:value-type="float" office:value="0.0010660811" calcext:value-type="float">
            <text:p>0.0010660811</text:p>
          </table:table-cell>
          <table:table-cell office:value-type="float" office:value="-1.0220793" calcext:value-type="float">
            <text:p>-1.0220793</text:p>
          </table:table-cell>
          <table:table-cell office:value-type="float" office:value="-0.59176661" calcext:value-type="float">
            <text:p>-0.59176661</text:p>
          </table:table-cell>
          <table:table-cell office:value-type="float" office:value="290.71742" calcext:value-type="float">
            <text:p>290.717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4000" calcext:value-type="float">
            <text:p>1404000</text:p>
          </table:table-cell>
          <table:table-cell office:value-type="float" office:value="0.0011008116" calcext:value-type="float">
            <text:p>0.0011008116</text:p>
          </table:table-cell>
          <table:table-cell office:value-type="float" office:value="-0.92019225" calcext:value-type="float">
            <text:p>-0.92019225</text:p>
          </table:table-cell>
          <table:table-cell office:value-type="float" office:value="-0.45791061" calcext:value-type="float">
            <text:p>-0.45791061</text:p>
          </table:table-cell>
          <table:table-cell office:value-type="float" office:value="291.14912" calcext:value-type="float">
            <text:p>291.149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5000" calcext:value-type="float">
            <text:p>1405000</text:p>
          </table:table-cell>
          <table:table-cell office:value-type="float" office:value="0.0011246105" calcext:value-type="float">
            <text:p>0.0011246105</text:p>
          </table:table-cell>
          <table:table-cell office:value-type="float" office:value="-0.80306069" calcext:value-type="float">
            <text:p>-0.80306069</text:p>
          </table:table-cell>
          <table:table-cell office:value-type="float" office:value="-0.36420383" calcext:value-type="float">
            <text:p>-0.36420383</text:p>
          </table:table-cell>
          <table:table-cell office:value-type="float" office:value="297.52577" calcext:value-type="float">
            <text:p>297.525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6000" calcext:value-type="float">
            <text:p>1406000</text:p>
          </table:table-cell>
          <table:table-cell office:value-type="float" office:value="0.0010551186" calcext:value-type="float">
            <text:p>0.0010551186</text:p>
          </table:table-cell>
          <table:table-cell office:value-type="float" office:value="-0.85636963" calcext:value-type="float">
            <text:p>-0.85636963</text:p>
          </table:table-cell>
          <table:table-cell office:value-type="float" office:value="-0.40022704" calcext:value-type="float">
            <text:p>-0.40022704</text:p>
          </table:table-cell>
          <table:table-cell office:value-type="float" office:value="294.38724" calcext:value-type="float">
            <text:p>294.387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7000" calcext:value-type="float">
            <text:p>1407000</text:p>
          </table:table-cell>
          <table:table-cell office:value-type="float" office:value="0.0011437137" calcext:value-type="float">
            <text:p>0.0011437137</text:p>
          </table:table-cell>
          <table:table-cell office:value-type="float" office:value="-1.0494257" calcext:value-type="float">
            <text:p>-1.0494257</text:p>
          </table:table-cell>
          <table:table-cell office:value-type="float" office:value="-0.48100585" calcext:value-type="float">
            <text:p>-0.48100585</text:p>
          </table:table-cell>
          <table:table-cell office:value-type="float" office:value="291.74475" calcext:value-type="float">
            <text:p>291.74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8000" calcext:value-type="float">
            <text:p>1408000</text:p>
          </table:table-cell>
          <table:table-cell office:value-type="float" office:value="0.0011119876" calcext:value-type="float">
            <text:p>0.0011119876</text:p>
          </table:table-cell>
          <table:table-cell office:value-type="float" office:value="-1.0510978" calcext:value-type="float">
            <text:p>-1.0510978</text:p>
          </table:table-cell>
          <table:table-cell office:value-type="float" office:value="-0.49811748" calcext:value-type="float">
            <text:p>-0.49811748</text:p>
          </table:table-cell>
          <table:table-cell office:value-type="float" office:value="289.95553" calcext:value-type="float">
            <text:p>289.955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9000" calcext:value-type="float">
            <text:p>1409000</text:p>
          </table:table-cell>
          <table:table-cell office:value-type="float" office:value="0.0010062156" calcext:value-type="float">
            <text:p>0.0010062156</text:p>
          </table:table-cell>
          <table:table-cell office:value-type="float" office:value="-0.98801287" calcext:value-type="float">
            <text:p>-0.98801287</text:p>
          </table:table-cell>
          <table:table-cell office:value-type="float" office:value="-0.46291754" calcext:value-type="float">
            <text:p>-0.46291754</text:p>
          </table:table-cell>
          <table:table-cell office:value-type="float" office:value="295.13969" calcext:value-type="float">
            <text:p>295.139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0000" calcext:value-type="float">
            <text:p>1410000</text:p>
          </table:table-cell>
          <table:table-cell office:value-type="float" office:value="0.001147827" calcext:value-type="float">
            <text:p>0.001147827</text:p>
          </table:table-cell>
          <table:table-cell office:value-type="float" office:value="-0.90003348" calcext:value-type="float">
            <text:p>-0.90003348</text:p>
          </table:table-cell>
          <table:table-cell office:value-type="float" office:value="-0.35542574" calcext:value-type="float">
            <text:p>-0.35542574</text:p>
          </table:table-cell>
          <table:table-cell office:value-type="float" office:value="292.90652" calcext:value-type="float">
            <text:p>292.906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1000" calcext:value-type="float">
            <text:p>1411000</text:p>
          </table:table-cell>
          <table:table-cell office:value-type="float" office:value="0.0012895592" calcext:value-type="float">
            <text:p>0.0012895592</text:p>
          </table:table-cell>
          <table:table-cell office:value-type="float" office:value="-1.003356" calcext:value-type="float">
            <text:p>-1.003356</text:p>
          </table:table-cell>
          <table:table-cell office:value-type="float" office:value="-0.42030107" calcext:value-type="float">
            <text:p>-0.42030107</text:p>
          </table:table-cell>
          <table:table-cell office:value-type="float" office:value="290.97971" calcext:value-type="float">
            <text:p>290.979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2000" calcext:value-type="float">
            <text:p>1412000</text:p>
          </table:table-cell>
          <table:table-cell office:value-type="float" office:value="0.0011278957" calcext:value-type="float">
            <text:p>0.0011278957</text:p>
          </table:table-cell>
          <table:table-cell office:value-type="float" office:value="-1.0820223" calcext:value-type="float">
            <text:p>-1.0820223</text:p>
          </table:table-cell>
          <table:table-cell office:value-type="float" office:value="-0.51475638" calcext:value-type="float">
            <text:p>-0.51475638</text:p>
          </table:table-cell>
          <table:table-cell office:value-type="float" office:value="294.6798" calcext:value-type="float">
            <text:p>294.67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3000" calcext:value-type="float">
            <text:p>1413000</text:p>
          </table:table-cell>
          <table:table-cell office:value-type="float" office:value="0.0011697563" calcext:value-type="float">
            <text:p>0.0011697563</text:p>
          </table:table-cell>
          <table:table-cell office:value-type="float" office:value="-1.0667907" calcext:value-type="float">
            <text:p>-1.0667907</text:p>
          </table:table-cell>
          <table:table-cell office:value-type="float" office:value="-0.46464107" calcext:value-type="float">
            <text:p>-0.46464107</text:p>
          </table:table-cell>
          <table:table-cell office:value-type="float" office:value="295.25176" calcext:value-type="float">
            <text:p>295.251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4000" calcext:value-type="float">
            <text:p>1414000</text:p>
          </table:table-cell>
          <table:table-cell office:value-type="float" office:value="0.0011921739" calcext:value-type="float">
            <text:p>0.0011921739</text:p>
          </table:table-cell>
          <table:table-cell office:value-type="float" office:value="-0.94927466" calcext:value-type="float">
            <text:p>-0.94927466</text:p>
          </table:table-cell>
          <table:table-cell office:value-type="float" office:value="-0.36248693" calcext:value-type="float">
            <text:p>-0.36248693</text:p>
          </table:table-cell>
          <table:table-cell office:value-type="float" office:value="292.27572" calcext:value-type="float">
            <text:p>292.275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5000" calcext:value-type="float">
            <text:p>1415000</text:p>
          </table:table-cell>
          <table:table-cell office:value-type="float" office:value="0.0011379797" calcext:value-type="float">
            <text:p>0.0011379797</text:p>
          </table:table-cell>
          <table:table-cell office:value-type="float" office:value="-0.90208721" calcext:value-type="float">
            <text:p>-0.90208721</text:p>
          </table:table-cell>
          <table:table-cell office:value-type="float" office:value="-0.28883303" calcext:value-type="float">
            <text:p>-0.28883303</text:p>
          </table:table-cell>
          <table:table-cell office:value-type="float" office:value="291.14057" calcext:value-type="float">
            <text:p>291.140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6000" calcext:value-type="float">
            <text:p>1416000</text:p>
          </table:table-cell>
          <table:table-cell office:value-type="float" office:value="0.0011934236" calcext:value-type="float">
            <text:p>0.0011934236</text:p>
          </table:table-cell>
          <table:table-cell office:value-type="float" office:value="-1.0023595" calcext:value-type="float">
            <text:p>-1.0023595</text:p>
          </table:table-cell>
          <table:table-cell office:value-type="float" office:value="-0.43589798" calcext:value-type="float">
            <text:p>-0.43589798</text:p>
          </table:table-cell>
          <table:table-cell office:value-type="float" office:value="286.52061" calcext:value-type="float">
            <text:p>286.520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7000" calcext:value-type="float">
            <text:p>1417000</text:p>
          </table:table-cell>
          <table:table-cell office:value-type="float" office:value="0.0011988901" calcext:value-type="float">
            <text:p>0.0011988901</text:p>
          </table:table-cell>
          <table:table-cell office:value-type="float" office:value="-1.0520428" calcext:value-type="float">
            <text:p>-1.0520428</text:p>
          </table:table-cell>
          <table:table-cell office:value-type="float" office:value="-0.55186768" calcext:value-type="float">
            <text:p>-0.55186768</text:p>
          </table:table-cell>
          <table:table-cell office:value-type="float" office:value="291.01762" calcext:value-type="float">
            <text:p>291.017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8000" calcext:value-type="float">
            <text:p>1418000</text:p>
          </table:table-cell>
          <table:table-cell office:value-type="float" office:value="0.0010653702" calcext:value-type="float">
            <text:p>0.0010653702</text:p>
          </table:table-cell>
          <table:table-cell office:value-type="float" office:value="-0.84725805" calcext:value-type="float">
            <text:p>-0.84725805</text:p>
          </table:table-cell>
          <table:table-cell office:value-type="float" office:value="-0.40362289" calcext:value-type="float">
            <text:p>-0.40362289</text:p>
          </table:table-cell>
          <table:table-cell office:value-type="float" office:value="291.07704" calcext:value-type="float">
            <text:p>291.077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9000" calcext:value-type="float">
            <text:p>1419000</text:p>
          </table:table-cell>
          <table:table-cell office:value-type="float" office:value="0.001150965" calcext:value-type="float">
            <text:p>0.001150965</text:p>
          </table:table-cell>
          <table:table-cell office:value-type="float" office:value="-0.93101226" calcext:value-type="float">
            <text:p>-0.93101226</text:p>
          </table:table-cell>
          <table:table-cell office:value-type="float" office:value="-0.38982298" calcext:value-type="float">
            <text:p>-0.38982298</text:p>
          </table:table-cell>
          <table:table-cell office:value-type="float" office:value="296.87157" calcext:value-type="float">
            <text:p>296.87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0000" calcext:value-type="float">
            <text:p>1420000</text:p>
          </table:table-cell>
          <table:table-cell office:value-type="float" office:value="0.0013418417" calcext:value-type="float">
            <text:p>0.0013418417</text:p>
          </table:table-cell>
          <table:table-cell office:value-type="float" office:value="-1.0490337" calcext:value-type="float">
            <text:p>-1.0490337</text:p>
          </table:table-cell>
          <table:table-cell office:value-type="float" office:value="-0.42523468" calcext:value-type="float">
            <text:p>-0.42523468</text:p>
          </table:table-cell>
          <table:table-cell office:value-type="float" office:value="297.35607" calcext:value-type="float">
            <text:p>297.356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1000" calcext:value-type="float">
            <text:p>1421000</text:p>
          </table:table-cell>
          <table:table-cell office:value-type="float" office:value="0.0013552777" calcext:value-type="float">
            <text:p>0.0013552777</text:p>
          </table:table-cell>
          <table:table-cell office:value-type="float" office:value="-0.94183366" calcext:value-type="float">
            <text:p>-0.94183366</text:p>
          </table:table-cell>
          <table:table-cell office:value-type="float" office:value="-0.39637805" calcext:value-type="float">
            <text:p>-0.39637805</text:p>
          </table:table-cell>
          <table:table-cell office:value-type="float" office:value="289.72218" calcext:value-type="float">
            <text:p>289.722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2000" calcext:value-type="float">
            <text:p>1422000</text:p>
          </table:table-cell>
          <table:table-cell office:value-type="float" office:value="0.0013410318" calcext:value-type="float">
            <text:p>0.0013410318</text:p>
          </table:table-cell>
          <table:table-cell office:value-type="float" office:value="-0.94157518" calcext:value-type="float">
            <text:p>-0.94157518</text:p>
          </table:table-cell>
          <table:table-cell office:value-type="float" office:value="-0.33471759" calcext:value-type="float">
            <text:p>-0.33471759</text:p>
          </table:table-cell>
          <table:table-cell office:value-type="float" office:value="298.84531" calcext:value-type="float">
            <text:p>298.845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3000" calcext:value-type="float">
            <text:p>1423000</text:p>
          </table:table-cell>
          <table:table-cell office:value-type="float" office:value="0.0013699746" calcext:value-type="float">
            <text:p>0.0013699746</text:p>
          </table:table-cell>
          <table:table-cell office:value-type="float" office:value="-1.067783" calcext:value-type="float">
            <text:p>-1.067783</text:p>
          </table:table-cell>
          <table:table-cell office:value-type="float" office:value="-0.47336914" calcext:value-type="float">
            <text:p>-0.47336914</text:p>
          </table:table-cell>
          <table:table-cell office:value-type="float" office:value="288.74664" calcext:value-type="float">
            <text:p>288.74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4000" calcext:value-type="float">
            <text:p>1424000</text:p>
          </table:table-cell>
          <table:table-cell office:value-type="float" office:value="0.0012428778" calcext:value-type="float">
            <text:p>0.0012428778</text:p>
          </table:table-cell>
          <table:table-cell office:value-type="float" office:value="-0.98559726" calcext:value-type="float">
            <text:p>-0.98559726</text:p>
          </table:table-cell>
          <table:table-cell office:value-type="float" office:value="-0.45580628" calcext:value-type="float">
            <text:p>-0.45580628</text:p>
          </table:table-cell>
          <table:table-cell office:value-type="float" office:value="298.66722" calcext:value-type="float">
            <text:p>298.66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5000" calcext:value-type="float">
            <text:p>1425000</text:p>
          </table:table-cell>
          <table:table-cell office:value-type="float" office:value="0.0012363054" calcext:value-type="float">
            <text:p>0.0012363054</text:p>
          </table:table-cell>
          <table:table-cell office:value-type="float" office:value="-0.92007314" calcext:value-type="float">
            <text:p>-0.92007314</text:p>
          </table:table-cell>
          <table:table-cell office:value-type="float" office:value="-0.42907" calcext:value-type="float">
            <text:p>-0.42907</text:p>
          </table:table-cell>
          <table:table-cell office:value-type="float" office:value="291.34915" calcext:value-type="float">
            <text:p>291.34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6000" calcext:value-type="float">
            <text:p>1426000</text:p>
          </table:table-cell>
          <table:table-cell office:value-type="float" office:value="0.0011880758" calcext:value-type="float">
            <text:p>0.0011880758</text:p>
          </table:table-cell>
          <table:table-cell office:value-type="float" office:value="-0.78526546" calcext:value-type="float">
            <text:p>-0.78526546</text:p>
          </table:table-cell>
          <table:table-cell office:value-type="float" office:value="-0.26497567" calcext:value-type="float">
            <text:p>-0.26497567</text:p>
          </table:table-cell>
          <table:table-cell office:value-type="float" office:value="292.58557" calcext:value-type="float">
            <text:p>292.585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000" calcext:value-type="float">
            <text:p>1427000</text:p>
          </table:table-cell>
          <table:table-cell office:value-type="float" office:value="0.0012501369" calcext:value-type="float">
            <text:p>0.0012501369</text:p>
          </table:table-cell>
          <table:table-cell office:value-type="float" office:value="-0.83254464" calcext:value-type="float">
            <text:p>-0.83254464</text:p>
          </table:table-cell>
          <table:table-cell office:value-type="float" office:value="-0.31574027" calcext:value-type="float">
            <text:p>-0.31574027</text:p>
          </table:table-cell>
          <table:table-cell office:value-type="float" office:value="288.2467" calcext:value-type="float">
            <text:p>288.24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8000" calcext:value-type="float">
            <text:p>1428000</text:p>
          </table:table-cell>
          <table:table-cell office:value-type="float" office:value="0.0011806856" calcext:value-type="float">
            <text:p>0.0011806856</text:p>
          </table:table-cell>
          <table:table-cell office:value-type="float" office:value="-0.90811591" calcext:value-type="float">
            <text:p>-0.90811591</text:p>
          </table:table-cell>
          <table:table-cell office:value-type="float" office:value="-0.36653322" calcext:value-type="float">
            <text:p>-0.36653322</text:p>
          </table:table-cell>
          <table:table-cell office:value-type="float" office:value="290.59582" calcext:value-type="float">
            <text:p>290.595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9000" calcext:value-type="float">
            <text:p>1429000</text:p>
          </table:table-cell>
          <table:table-cell office:value-type="float" office:value="0.0011930863" calcext:value-type="float">
            <text:p>0.0011930863</text:p>
          </table:table-cell>
          <table:table-cell office:value-type="float" office:value="-0.93144785" calcext:value-type="float">
            <text:p>-0.93144785</text:p>
          </table:table-cell>
          <table:table-cell office:value-type="float" office:value="-0.36476389" calcext:value-type="float">
            <text:p>-0.36476389</text:p>
          </table:table-cell>
          <table:table-cell office:value-type="float" office:value="296.8586" calcext:value-type="float">
            <text:p>296.85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0000" calcext:value-type="float">
            <text:p>1430000</text:p>
          </table:table-cell>
          <table:table-cell office:value-type="float" office:value="0.0011252341" calcext:value-type="float">
            <text:p>0.0011252341</text:p>
          </table:table-cell>
          <table:table-cell office:value-type="float" office:value="-0.93626255" calcext:value-type="float">
            <text:p>-0.93626255</text:p>
          </table:table-cell>
          <table:table-cell office:value-type="float" office:value="-0.42310965" calcext:value-type="float">
            <text:p>-0.42310965</text:p>
          </table:table-cell>
          <table:table-cell office:value-type="float" office:value="287.96313" calcext:value-type="float">
            <text:p>287.963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1000" calcext:value-type="float">
            <text:p>1431000</text:p>
          </table:table-cell>
          <table:table-cell office:value-type="float" office:value="0.0013391724" calcext:value-type="float">
            <text:p>0.0013391724</text:p>
          </table:table-cell>
          <table:table-cell office:value-type="float" office:value="-1.1147925" calcext:value-type="float">
            <text:p>-1.1147925</text:p>
          </table:table-cell>
          <table:table-cell office:value-type="float" office:value="-0.51253316" calcext:value-type="float">
            <text:p>-0.51253316</text:p>
          </table:table-cell>
          <table:table-cell office:value-type="float" office:value="296.10766" calcext:value-type="float">
            <text:p>296.107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2000" calcext:value-type="float">
            <text:p>1432000</text:p>
          </table:table-cell>
          <table:table-cell office:value-type="float" office:value="0.0013075748" calcext:value-type="float">
            <text:p>0.0013075748</text:p>
          </table:table-cell>
          <table:table-cell office:value-type="float" office:value="-1.1214926" calcext:value-type="float">
            <text:p>-1.1214926</text:p>
          </table:table-cell>
          <table:table-cell office:value-type="float" office:value="-0.52214591" calcext:value-type="float">
            <text:p>-0.52214591</text:p>
          </table:table-cell>
          <table:table-cell office:value-type="float" office:value="295.57414" calcext:value-type="float">
            <text:p>295.574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3000" calcext:value-type="float">
            <text:p>1433000</text:p>
          </table:table-cell>
          <table:table-cell office:value-type="float" office:value="0.0011818585" calcext:value-type="float">
            <text:p>0.0011818585</text:p>
          </table:table-cell>
          <table:table-cell office:value-type="float" office:value="-0.98915484" calcext:value-type="float">
            <text:p>-0.98915484</text:p>
          </table:table-cell>
          <table:table-cell office:value-type="float" office:value="-0.43616236" calcext:value-type="float">
            <text:p>-0.43616236</text:p>
          </table:table-cell>
          <table:table-cell office:value-type="float" office:value="289.83956" calcext:value-type="float">
            <text:p>289.839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4000" calcext:value-type="float">
            <text:p>1434000</text:p>
          </table:table-cell>
          <table:table-cell office:value-type="float" office:value="0.0014552561" calcext:value-type="float">
            <text:p>0.0014552561</text:p>
          </table:table-cell>
          <table:table-cell office:value-type="float" office:value="-1.1123559" calcext:value-type="float">
            <text:p>-1.1123559</text:p>
          </table:table-cell>
          <table:table-cell office:value-type="float" office:value="-0.51894591" calcext:value-type="float">
            <text:p>-0.51894591</text:p>
          </table:table-cell>
          <table:table-cell office:value-type="float" office:value="288.46128" calcext:value-type="float">
            <text:p>288.461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5000" calcext:value-type="float">
            <text:p>1435000</text:p>
          </table:table-cell>
          <table:table-cell office:value-type="float" office:value="0.0013528167" calcext:value-type="float">
            <text:p>0.0013528167</text:p>
          </table:table-cell>
          <table:table-cell office:value-type="float" office:value="-0.96531049" calcext:value-type="float">
            <text:p>-0.96531049</text:p>
          </table:table-cell>
          <table:table-cell office:value-type="float" office:value="-0.39870685" calcext:value-type="float">
            <text:p>-0.39870685</text:p>
          </table:table-cell>
          <table:table-cell office:value-type="float" office:value="294.33971" calcext:value-type="float">
            <text:p>294.339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6000" calcext:value-type="float">
            <text:p>1436000</text:p>
          </table:table-cell>
          <table:table-cell office:value-type="float" office:value="0.0013150705" calcext:value-type="float">
            <text:p>0.0013150705</text:p>
          </table:table-cell>
          <table:table-cell office:value-type="float" office:value="-0.86611105" calcext:value-type="float">
            <text:p>-0.86611105</text:p>
          </table:table-cell>
          <table:table-cell office:value-type="float" office:value="-0.25781192" calcext:value-type="float">
            <text:p>-0.25781192</text:p>
          </table:table-cell>
          <table:table-cell office:value-type="float" office:value="287.05578" calcext:value-type="float">
            <text:p>287.055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7000" calcext:value-type="float">
            <text:p>1437000</text:p>
          </table:table-cell>
          <table:table-cell office:value-type="float" office:value="0.001305222" calcext:value-type="float">
            <text:p>0.001305222</text:p>
          </table:table-cell>
          <table:table-cell office:value-type="float" office:value="-0.8237721" calcext:value-type="float">
            <text:p>-0.8237721</text:p>
          </table:table-cell>
          <table:table-cell office:value-type="float" office:value="-0.27769688" calcext:value-type="float">
            <text:p>-0.27769688</text:p>
          </table:table-cell>
          <table:table-cell office:value-type="float" office:value="292.13102" calcext:value-type="float">
            <text:p>292.131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8000" calcext:value-type="float">
            <text:p>1438000</text:p>
          </table:table-cell>
          <table:table-cell office:value-type="float" office:value="0.0011963383" calcext:value-type="float">
            <text:p>0.0011963383</text:p>
          </table:table-cell>
          <table:table-cell office:value-type="float" office:value="-0.86678797" calcext:value-type="float">
            <text:p>-0.86678797</text:p>
          </table:table-cell>
          <table:table-cell office:value-type="float" office:value="-0.38438044" calcext:value-type="float">
            <text:p>-0.38438044</text:p>
          </table:table-cell>
          <table:table-cell office:value-type="float" office:value="294.07428" calcext:value-type="float">
            <text:p>294.074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9000" calcext:value-type="float">
            <text:p>1439000</text:p>
          </table:table-cell>
          <table:table-cell office:value-type="float" office:value="0.0011541986" calcext:value-type="float">
            <text:p>0.0011541986</text:p>
          </table:table-cell>
          <table:table-cell office:value-type="float" office:value="-0.97039327" calcext:value-type="float">
            <text:p>-0.97039327</text:p>
          </table:table-cell>
          <table:table-cell office:value-type="float" office:value="-0.46598682" calcext:value-type="float">
            <text:p>-0.46598682</text:p>
          </table:table-cell>
          <table:table-cell office:value-type="float" office:value="284.75361" calcext:value-type="float">
            <text:p>284.753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0000" calcext:value-type="float">
            <text:p>1440000</text:p>
          </table:table-cell>
          <table:table-cell office:value-type="float" office:value="0.0013135647" calcext:value-type="float">
            <text:p>0.0013135647</text:p>
          </table:table-cell>
          <table:table-cell office:value-type="float" office:value="-0.89938003" calcext:value-type="float">
            <text:p>-0.89938003</text:p>
          </table:table-cell>
          <table:table-cell office:value-type="float" office:value="-0.26622652" calcext:value-type="float">
            <text:p>-0.26622652</text:p>
          </table:table-cell>
          <table:table-cell office:value-type="float" office:value="291.49231" calcext:value-type="float">
            <text:p>291.492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1000" calcext:value-type="float">
            <text:p>1441000</text:p>
          </table:table-cell>
          <table:table-cell office:value-type="float" office:value="0.0011419393" calcext:value-type="float">
            <text:p>0.0011419393</text:p>
          </table:table-cell>
          <table:table-cell office:value-type="float" office:value="-0.81039415" calcext:value-type="float">
            <text:p>-0.81039415</text:p>
          </table:table-cell>
          <table:table-cell office:value-type="float" office:value="-0.24354969" calcext:value-type="float">
            <text:p>-0.24354969</text:p>
          </table:table-cell>
          <table:table-cell office:value-type="float" office:value="293.72175" calcext:value-type="float">
            <text:p>293.721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2000" calcext:value-type="float">
            <text:p>1442000</text:p>
          </table:table-cell>
          <table:table-cell office:value-type="float" office:value="0.0011900448" calcext:value-type="float">
            <text:p>0.0011900448</text:p>
          </table:table-cell>
          <table:table-cell office:value-type="float" office:value="-0.86815268" calcext:value-type="float">
            <text:p>-0.86815268</text:p>
          </table:table-cell>
          <table:table-cell office:value-type="float" office:value="-0.34186922" calcext:value-type="float">
            <text:p>-0.34186922</text:p>
          </table:table-cell>
          <table:table-cell office:value-type="float" office:value="287.84876" calcext:value-type="float">
            <text:p>287.848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3000" calcext:value-type="float">
            <text:p>1443000</text:p>
          </table:table-cell>
          <table:table-cell office:value-type="float" office:value="0.0012697721" calcext:value-type="float">
            <text:p>0.0012697721</text:p>
          </table:table-cell>
          <table:table-cell office:value-type="float" office:value="-1.0233914" calcext:value-type="float">
            <text:p>-1.0233914</text:p>
          </table:table-cell>
          <table:table-cell office:value-type="float" office:value="-0.38487436" calcext:value-type="float">
            <text:p>-0.38487436</text:p>
          </table:table-cell>
          <table:table-cell office:value-type="float" office:value="288.79657" calcext:value-type="float">
            <text:p>288.796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4000" calcext:value-type="float">
            <text:p>1444000</text:p>
          </table:table-cell>
          <table:table-cell office:value-type="float" office:value="0.0012228487" calcext:value-type="float">
            <text:p>0.0012228487</text:p>
          </table:table-cell>
          <table:table-cell office:value-type="float" office:value="-0.99532939" calcext:value-type="float">
            <text:p>-0.99532939</text:p>
          </table:table-cell>
          <table:table-cell office:value-type="float" office:value="-0.37273165" calcext:value-type="float">
            <text:p>-0.37273165</text:p>
          </table:table-cell>
          <table:table-cell office:value-type="float" office:value="290.0866" calcext:value-type="float">
            <text:p>290.08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5000" calcext:value-type="float">
            <text:p>1445000</text:p>
          </table:table-cell>
          <table:table-cell office:value-type="float" office:value="0.0012857584" calcext:value-type="float">
            <text:p>0.0012857584</text:p>
          </table:table-cell>
          <table:table-cell office:value-type="float" office:value="-1.0273754" calcext:value-type="float">
            <text:p>-1.0273754</text:p>
          </table:table-cell>
          <table:table-cell office:value-type="float" office:value="-0.34850075" calcext:value-type="float">
            <text:p>-0.34850075</text:p>
          </table:table-cell>
          <table:table-cell office:value-type="float" office:value="288.91482" calcext:value-type="float">
            <text:p>288.914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6000" calcext:value-type="float">
            <text:p>1446000</text:p>
          </table:table-cell>
          <table:table-cell office:value-type="float" office:value="0.0012097933" calcext:value-type="float">
            <text:p>0.0012097933</text:p>
          </table:table-cell>
          <table:table-cell office:value-type="float" office:value="-0.9276781" calcext:value-type="float">
            <text:p>-0.9276781</text:p>
          </table:table-cell>
          <table:table-cell office:value-type="float" office:value="-0.3117953" calcext:value-type="float">
            <text:p>-0.3117953</text:p>
          </table:table-cell>
          <table:table-cell office:value-type="float" office:value="294.29232" calcext:value-type="float">
            <text:p>294.292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7000" calcext:value-type="float">
            <text:p>1447000</text:p>
          </table:table-cell>
          <table:table-cell office:value-type="float" office:value="0.0012657672" calcext:value-type="float">
            <text:p>0.0012657672</text:p>
          </table:table-cell>
          <table:table-cell office:value-type="float" office:value="-0.94635214" calcext:value-type="float">
            <text:p>-0.94635214</text:p>
          </table:table-cell>
          <table:table-cell office:value-type="float" office:value="-0.22308116" calcext:value-type="float">
            <text:p>-0.22308116</text:p>
          </table:table-cell>
          <table:table-cell office:value-type="float" office:value="295.87721" calcext:value-type="float">
            <text:p>295.877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8000" calcext:value-type="float">
            <text:p>1448000</text:p>
          </table:table-cell>
          <table:table-cell office:value-type="float" office:value="0.0013676018" calcext:value-type="float">
            <text:p>0.0013676018</text:p>
          </table:table-cell>
          <table:table-cell office:value-type="float" office:value="-0.86705455" calcext:value-type="float">
            <text:p>-0.86705455</text:p>
          </table:table-cell>
          <table:table-cell office:value-type="float" office:value="-0.20727371" calcext:value-type="float">
            <text:p>-0.20727371</text:p>
          </table:table-cell>
          <table:table-cell office:value-type="float" office:value="293.61476" calcext:value-type="float">
            <text:p>293.614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9000" calcext:value-type="float">
            <text:p>1449000</text:p>
          </table:table-cell>
          <table:table-cell office:value-type="float" office:value="0.0013324788" calcext:value-type="float">
            <text:p>0.0013324788</text:p>
          </table:table-cell>
          <table:table-cell office:value-type="float" office:value="-0.93390078" calcext:value-type="float">
            <text:p>-0.93390078</text:p>
          </table:table-cell>
          <table:table-cell office:value-type="float" office:value="-0.23464793" calcext:value-type="float">
            <text:p>-0.23464793</text:p>
          </table:table-cell>
          <table:table-cell office:value-type="float" office:value="291.03642" calcext:value-type="float">
            <text:p>291.036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0000" calcext:value-type="float">
            <text:p>1450000</text:p>
          </table:table-cell>
          <table:table-cell office:value-type="float" office:value="0.0011103699" calcext:value-type="float">
            <text:p>0.0011103699</text:p>
          </table:table-cell>
          <table:table-cell office:value-type="float" office:value="-0.8495916" calcext:value-type="float">
            <text:p>-0.8495916</text:p>
          </table:table-cell>
          <table:table-cell office:value-type="float" office:value="-0.30572482" calcext:value-type="float">
            <text:p>-0.30572482</text:p>
          </table:table-cell>
          <table:table-cell office:value-type="float" office:value="294.12357" calcext:value-type="float">
            <text:p>294.123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1000" calcext:value-type="float">
            <text:p>1451000</text:p>
          </table:table-cell>
          <table:table-cell office:value-type="float" office:value="0.0012279361" calcext:value-type="float">
            <text:p>0.0012279361</text:p>
          </table:table-cell>
          <table:table-cell office:value-type="float" office:value="-0.81402284" calcext:value-type="float">
            <text:p>-0.81402284</text:p>
          </table:table-cell>
          <table:table-cell office:value-type="float" office:value="-0.25491476" calcext:value-type="float">
            <text:p>-0.25491476</text:p>
          </table:table-cell>
          <table:table-cell office:value-type="float" office:value="292.60038" calcext:value-type="float">
            <text:p>292.600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2000" calcext:value-type="float">
            <text:p>1452000</text:p>
          </table:table-cell>
          <table:table-cell office:value-type="float" office:value="0.0014629107" calcext:value-type="float">
            <text:p>0.0014629107</text:p>
          </table:table-cell>
          <table:table-cell office:value-type="float" office:value="-0.86498264" calcext:value-type="float">
            <text:p>-0.86498264</text:p>
          </table:table-cell>
          <table:table-cell office:value-type="float" office:value="-0.13502796" calcext:value-type="float">
            <text:p>-0.13502796</text:p>
          </table:table-cell>
          <table:table-cell office:value-type="float" office:value="292.15002" calcext:value-type="float">
            <text:p>292.150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3000" calcext:value-type="float">
            <text:p>1453000</text:p>
          </table:table-cell>
          <table:table-cell office:value-type="float" office:value="0.0012912422" calcext:value-type="float">
            <text:p>0.0012912422</text:p>
          </table:table-cell>
          <table:table-cell office:value-type="float" office:value="-0.91810659" calcext:value-type="float">
            <text:p>-0.91810659</text:p>
          </table:table-cell>
          <table:table-cell office:value-type="float" office:value="-0.26183101" calcext:value-type="float">
            <text:p>-0.26183101</text:p>
          </table:table-cell>
          <table:table-cell office:value-type="float" office:value="291.96377" calcext:value-type="float">
            <text:p>291.96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4000" calcext:value-type="float">
            <text:p>1454000</text:p>
          </table:table-cell>
          <table:table-cell office:value-type="float" office:value="0.0012595885" calcext:value-type="float">
            <text:p>0.0012595885</text:p>
          </table:table-cell>
          <table:table-cell office:value-type="float" office:value="-0.92289449" calcext:value-type="float">
            <text:p>-0.92289449</text:p>
          </table:table-cell>
          <table:table-cell office:value-type="float" office:value="-0.34336312" calcext:value-type="float">
            <text:p>-0.34336312</text:p>
          </table:table-cell>
          <table:table-cell office:value-type="float" office:value="289.18885" calcext:value-type="float">
            <text:p>289.188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5000" calcext:value-type="float">
            <text:p>1455000</text:p>
          </table:table-cell>
          <table:table-cell office:value-type="float" office:value="0.0010835036" calcext:value-type="float">
            <text:p>0.0010835036</text:p>
          </table:table-cell>
          <table:table-cell office:value-type="float" office:value="-0.94555559" calcext:value-type="float">
            <text:p>-0.94555559</text:p>
          </table:table-cell>
          <table:table-cell office:value-type="float" office:value="-0.31244141" calcext:value-type="float">
            <text:p>-0.31244141</text:p>
          </table:table-cell>
          <table:table-cell office:value-type="float" office:value="292.27546" calcext:value-type="float">
            <text:p>292.275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6000" calcext:value-type="float">
            <text:p>1456000</text:p>
          </table:table-cell>
          <table:table-cell office:value-type="float" office:value="0.0011918579" calcext:value-type="float">
            <text:p>0.0011918579</text:p>
          </table:table-cell>
          <table:table-cell office:value-type="float" office:value="-0.95915139" calcext:value-type="float">
            <text:p>-0.95915139</text:p>
          </table:table-cell>
          <table:table-cell office:value-type="float" office:value="-0.35313603" calcext:value-type="float">
            <text:p>-0.35313603</text:p>
          </table:table-cell>
          <table:table-cell office:value-type="float" office:value="292.68898" calcext:value-type="float">
            <text:p>292.688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7000" calcext:value-type="float">
            <text:p>1457000</text:p>
          </table:table-cell>
          <table:table-cell office:value-type="float" office:value="0.0011598752" calcext:value-type="float">
            <text:p>0.0011598752</text:p>
          </table:table-cell>
          <table:table-cell office:value-type="float" office:value="-0.84512679" calcext:value-type="float">
            <text:p>-0.84512679</text:p>
          </table:table-cell>
          <table:table-cell office:value-type="float" office:value="-0.23357105" calcext:value-type="float">
            <text:p>-0.23357105</text:p>
          </table:table-cell>
          <table:table-cell office:value-type="float" office:value="290.94132" calcext:value-type="float">
            <text:p>290.941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8000" calcext:value-type="float">
            <text:p>1458000</text:p>
          </table:table-cell>
          <table:table-cell office:value-type="float" office:value="0.0012628249" calcext:value-type="float">
            <text:p>0.0012628249</text:p>
          </table:table-cell>
          <table:table-cell office:value-type="float" office:value="-0.97248662" calcext:value-type="float">
            <text:p>-0.97248662</text:p>
          </table:table-cell>
          <table:table-cell office:value-type="float" office:value="-0.3185992" calcext:value-type="float">
            <text:p>-0.3185992</text:p>
          </table:table-cell>
          <table:table-cell office:value-type="float" office:value="290.10071" calcext:value-type="float">
            <text:p>290.100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9000" calcext:value-type="float">
            <text:p>1459000</text:p>
          </table:table-cell>
          <table:table-cell office:value-type="float" office:value="0.0012462803" calcext:value-type="float">
            <text:p>0.0012462803</text:p>
          </table:table-cell>
          <table:table-cell office:value-type="float" office:value="-1.0071213" calcext:value-type="float">
            <text:p>-1.0071213</text:p>
          </table:table-cell>
          <table:table-cell office:value-type="float" office:value="-0.33848925" calcext:value-type="float">
            <text:p>-0.33848925</text:p>
          </table:table-cell>
          <table:table-cell office:value-type="float" office:value="298.32008" calcext:value-type="float">
            <text:p>298.320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0000" calcext:value-type="float">
            <text:p>1460000</text:p>
          </table:table-cell>
          <table:table-cell office:value-type="float" office:value="0.0012404199" calcext:value-type="float">
            <text:p>0.0012404199</text:p>
          </table:table-cell>
          <table:table-cell office:value-type="float" office:value="-0.94822061" calcext:value-type="float">
            <text:p>-0.94822061</text:p>
          </table:table-cell>
          <table:table-cell office:value-type="float" office:value="-0.31827874" calcext:value-type="float">
            <text:p>-0.31827874</text:p>
          </table:table-cell>
          <table:table-cell office:value-type="float" office:value="292.25238" calcext:value-type="float">
            <text:p>292.25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1000" calcext:value-type="float">
            <text:p>1461000</text:p>
          </table:table-cell>
          <table:table-cell office:value-type="float" office:value="0.0011880038" calcext:value-type="float">
            <text:p>0.0011880038</text:p>
          </table:table-cell>
          <table:table-cell office:value-type="float" office:value="-0.86182105" calcext:value-type="float">
            <text:p>-0.86182105</text:p>
          </table:table-cell>
          <table:table-cell office:value-type="float" office:value="-0.21293107" calcext:value-type="float">
            <text:p>-0.21293107</text:p>
          </table:table-cell>
          <table:table-cell office:value-type="float" office:value="292.80308" calcext:value-type="float">
            <text:p>292.803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2000" calcext:value-type="float">
            <text:p>1462000</text:p>
          </table:table-cell>
          <table:table-cell office:value-type="float" office:value="0.0011669661" calcext:value-type="float">
            <text:p>0.0011669661</text:p>
          </table:table-cell>
          <table:table-cell office:value-type="float" office:value="-0.89925959" calcext:value-type="float">
            <text:p>-0.89925959</text:p>
          </table:table-cell>
          <table:table-cell office:value-type="float" office:value="-0.32173044" calcext:value-type="float">
            <text:p>-0.32173044</text:p>
          </table:table-cell>
          <table:table-cell office:value-type="float" office:value="294.47695" calcext:value-type="float">
            <text:p>294.476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3000" calcext:value-type="float">
            <text:p>1463000</text:p>
          </table:table-cell>
          <table:table-cell office:value-type="float" office:value="0.0014013756" calcext:value-type="float">
            <text:p>0.0014013756</text:p>
          </table:table-cell>
          <table:table-cell office:value-type="float" office:value="-1.1301473" calcext:value-type="float">
            <text:p>-1.1301473</text:p>
          </table:table-cell>
          <table:table-cell office:value-type="float" office:value="-0.44620389" calcext:value-type="float">
            <text:p>-0.44620389</text:p>
          </table:table-cell>
          <table:table-cell office:value-type="float" office:value="293.59692" calcext:value-type="float">
            <text:p>293.596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4000" calcext:value-type="float">
            <text:p>1464000</text:p>
          </table:table-cell>
          <table:table-cell office:value-type="float" office:value="0.0012412889" calcext:value-type="float">
            <text:p>0.0012412889</text:p>
          </table:table-cell>
          <table:table-cell office:value-type="float" office:value="-1.089299" calcext:value-type="float">
            <text:p>-1.089299</text:p>
          </table:table-cell>
          <table:table-cell office:value-type="float" office:value="-0.3480731" calcext:value-type="float">
            <text:p>-0.3480731</text:p>
          </table:table-cell>
          <table:table-cell office:value-type="float" office:value="289.96286" calcext:value-type="float">
            <text:p>289.962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5000" calcext:value-type="float">
            <text:p>1465000</text:p>
          </table:table-cell>
          <table:table-cell office:value-type="float" office:value="0.001132198" calcext:value-type="float">
            <text:p>0.001132198</text:p>
          </table:table-cell>
          <table:table-cell office:value-type="float" office:value="-0.91900954" calcext:value-type="float">
            <text:p>-0.91900954</text:p>
          </table:table-cell>
          <table:table-cell office:value-type="float" office:value="-0.28090166" calcext:value-type="float">
            <text:p>-0.28090166</text:p>
          </table:table-cell>
          <table:table-cell office:value-type="float" office:value="293.18944" calcext:value-type="float">
            <text:p>293.189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6000" calcext:value-type="float">
            <text:p>1466000</text:p>
          </table:table-cell>
          <table:table-cell office:value-type="float" office:value="0.0011608937" calcext:value-type="float">
            <text:p>0.0011608937</text:p>
          </table:table-cell>
          <table:table-cell office:value-type="float" office:value="-0.84312636" calcext:value-type="float">
            <text:p>-0.84312636</text:p>
          </table:table-cell>
          <table:table-cell office:value-type="float" office:value="-0.2722988" calcext:value-type="float">
            <text:p>-0.2722988</text:p>
          </table:table-cell>
          <table:table-cell office:value-type="float" office:value="291.376" calcext:value-type="float">
            <text:p>291.3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7000" calcext:value-type="float">
            <text:p>1467000</text:p>
          </table:table-cell>
          <table:table-cell office:value-type="float" office:value="0.0011038697" calcext:value-type="float">
            <text:p>0.0011038697</text:p>
          </table:table-cell>
          <table:table-cell office:value-type="float" office:value="-0.94093768" calcext:value-type="float">
            <text:p>-0.94093768</text:p>
          </table:table-cell>
          <table:table-cell office:value-type="float" office:value="-0.42431069" calcext:value-type="float">
            <text:p>-0.42431069</text:p>
          </table:table-cell>
          <table:table-cell office:value-type="float" office:value="296.72215" calcext:value-type="float">
            <text:p>296.722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8000" calcext:value-type="float">
            <text:p>1468000</text:p>
          </table:table-cell>
          <table:table-cell office:value-type="float" office:value="0.0012190791" calcext:value-type="float">
            <text:p>0.0012190791</text:p>
          </table:table-cell>
          <table:table-cell office:value-type="float" office:value="-1.0339249" calcext:value-type="float">
            <text:p>-1.0339249</text:p>
          </table:table-cell>
          <table:table-cell office:value-type="float" office:value="-0.43455208" calcext:value-type="float">
            <text:p>-0.43455208</text:p>
          </table:table-cell>
          <table:table-cell office:value-type="float" office:value="289.20282" calcext:value-type="float">
            <text:p>289.202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9000" calcext:value-type="float">
            <text:p>1469000</text:p>
          </table:table-cell>
          <table:table-cell office:value-type="float" office:value="0.0012765313" calcext:value-type="float">
            <text:p>0.0012765313</text:p>
          </table:table-cell>
          <table:table-cell office:value-type="float" office:value="-1.0455947" calcext:value-type="float">
            <text:p>-1.0455947</text:p>
          </table:table-cell>
          <table:table-cell office:value-type="float" office:value="-0.44452157" calcext:value-type="float">
            <text:p>-0.44452157</text:p>
          </table:table-cell>
          <table:table-cell office:value-type="float" office:value="293.85649" calcext:value-type="float">
            <text:p>293.856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0000" calcext:value-type="float">
            <text:p>1470000</text:p>
          </table:table-cell>
          <table:table-cell office:value-type="float" office:value="0.0012541903" calcext:value-type="float">
            <text:p>0.0012541903</text:p>
          </table:table-cell>
          <table:table-cell office:value-type="float" office:value="-0.84961233" calcext:value-type="float">
            <text:p>-0.84961233</text:p>
          </table:table-cell>
          <table:table-cell office:value-type="float" office:value="-0.23918776" calcext:value-type="float">
            <text:p>-0.23918776</text:p>
          </table:table-cell>
          <table:table-cell office:value-type="float" office:value="287.01038" calcext:value-type="float">
            <text:p>287.010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1000" calcext:value-type="float">
            <text:p>1471000</text:p>
          </table:table-cell>
          <table:table-cell office:value-type="float" office:value="0.0012705165" calcext:value-type="float">
            <text:p>0.0012705165</text:p>
          </table:table-cell>
          <table:table-cell office:value-type="float" office:value="-0.78853964" calcext:value-type="float">
            <text:p>-0.78853964</text:p>
          </table:table-cell>
          <table:table-cell office:value-type="float" office:value="-0.16793526" calcext:value-type="float">
            <text:p>-0.16793526</text:p>
          </table:table-cell>
          <table:table-cell office:value-type="float" office:value="290.95523" calcext:value-type="float">
            <text:p>290.955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2000" calcext:value-type="float">
            <text:p>1472000</text:p>
          </table:table-cell>
          <table:table-cell office:value-type="float" office:value="0.0012109738" calcext:value-type="float">
            <text:p>0.0012109738</text:p>
          </table:table-cell>
          <table:table-cell office:value-type="float" office:value="-0.79789972" calcext:value-type="float">
            <text:p>-0.79789972</text:p>
          </table:table-cell>
          <table:table-cell office:value-type="float" office:value="-0.13712763" calcext:value-type="float">
            <text:p>-0.13712763</text:p>
          </table:table-cell>
          <table:table-cell office:value-type="float" office:value="292.13719" calcext:value-type="float">
            <text:p>292.137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3000" calcext:value-type="float">
            <text:p>1473000</text:p>
          </table:table-cell>
          <table:table-cell office:value-type="float" office:value="0.0011390905" calcext:value-type="float">
            <text:p>0.0011390905</text:p>
          </table:table-cell>
          <table:table-cell office:value-type="float" office:value="-0.91322744" calcext:value-type="float">
            <text:p>-0.91322744</text:p>
          </table:table-cell>
          <table:table-cell office:value-type="float" office:value="-0.28736585" calcext:value-type="float">
            <text:p>-0.28736585</text:p>
          </table:table-cell>
          <table:table-cell office:value-type="float" office:value="303.3976" calcext:value-type="float">
            <text:p>303.39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4000" calcext:value-type="float">
            <text:p>1474000</text:p>
          </table:table-cell>
          <table:table-cell office:value-type="float" office:value="0.0011128349" calcext:value-type="float">
            <text:p>0.0011128349</text:p>
          </table:table-cell>
          <table:table-cell office:value-type="float" office:value="-0.95360482" calcext:value-type="float">
            <text:p>-0.95360482</text:p>
          </table:table-cell>
          <table:table-cell office:value-type="float" office:value="-0.35514054" calcext:value-type="float">
            <text:p>-0.35514054</text:p>
          </table:table-cell>
          <table:table-cell office:value-type="float" office:value="294.41199" calcext:value-type="float">
            <text:p>294.411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5000" calcext:value-type="float">
            <text:p>1475000</text:p>
          </table:table-cell>
          <table:table-cell office:value-type="float" office:value="0.0012542172" calcext:value-type="float">
            <text:p>0.0012542172</text:p>
          </table:table-cell>
          <table:table-cell office:value-type="float" office:value="-0.79965339" calcext:value-type="float">
            <text:p>-0.79965339</text:p>
          </table:table-cell>
          <table:table-cell office:value-type="float" office:value="-0.16285213" calcext:value-type="float">
            <text:p>-0.16285213</text:p>
          </table:table-cell>
          <table:table-cell office:value-type="float" office:value="292.45589" calcext:value-type="float">
            <text:p>292.455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6000" calcext:value-type="float">
            <text:p>1476000</text:p>
          </table:table-cell>
          <table:table-cell office:value-type="float" office:value="0.0011686856" calcext:value-type="float">
            <text:p>0.0011686856</text:p>
          </table:table-cell>
          <table:table-cell office:value-type="float" office:value="-0.65814231" calcext:value-type="float">
            <text:p>-0.65814231</text:p>
          </table:table-cell>
          <table:table-cell office:value-type="float" office:value="-0.081849823" calcext:value-type="float">
            <text:p>-0.081849823</text:p>
          </table:table-cell>
          <table:table-cell office:value-type="float" office:value="289.15044" calcext:value-type="float">
            <text:p>289.150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7000" calcext:value-type="float">
            <text:p>1477000</text:p>
          </table:table-cell>
          <table:table-cell office:value-type="float" office:value="0.0011144142" calcext:value-type="float">
            <text:p>0.0011144142</text:p>
          </table:table-cell>
          <table:table-cell office:value-type="float" office:value="-0.70146348" calcext:value-type="float">
            <text:p>-0.70146348</text:p>
          </table:table-cell>
          <table:table-cell office:value-type="float" office:value="-0.20071784" calcext:value-type="float">
            <text:p>-0.20071784</text:p>
          </table:table-cell>
          <table:table-cell office:value-type="float" office:value="287.40594" calcext:value-type="float">
            <text:p>287.405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8000" calcext:value-type="float">
            <text:p>1478000</text:p>
          </table:table-cell>
          <table:table-cell office:value-type="float" office:value="0.0012147214" calcext:value-type="float">
            <text:p>0.0012147214</text:p>
          </table:table-cell>
          <table:table-cell office:value-type="float" office:value="-0.82926361" calcext:value-type="float">
            <text:p>-0.82926361</text:p>
          </table:table-cell>
          <table:table-cell office:value-type="float" office:value="-0.31328721" calcext:value-type="float">
            <text:p>-0.31328721</text:p>
          </table:table-cell>
          <table:table-cell office:value-type="float" office:value="286.7367" calcext:value-type="float">
            <text:p>286.73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9000" calcext:value-type="float">
            <text:p>1479000</text:p>
          </table:table-cell>
          <table:table-cell office:value-type="float" office:value="0.0011037947" calcext:value-type="float">
            <text:p>0.0011037947</text:p>
          </table:table-cell>
          <table:table-cell office:value-type="float" office:value="-0.89290602" calcext:value-type="float">
            <text:p>-0.89290602</text:p>
          </table:table-cell>
          <table:table-cell office:value-type="float" office:value="-0.34480196" calcext:value-type="float">
            <text:p>-0.34480196</text:p>
          </table:table-cell>
          <table:table-cell office:value-type="float" office:value="300.70414" calcext:value-type="float">
            <text:p>300.704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0000" calcext:value-type="float">
            <text:p>1480000</text:p>
          </table:table-cell>
          <table:table-cell office:value-type="float" office:value="0.0011298197" calcext:value-type="float">
            <text:p>0.0011298197</text:p>
          </table:table-cell>
          <table:table-cell office:value-type="float" office:value="-0.87474562" calcext:value-type="float">
            <text:p>-0.87474562</text:p>
          </table:table-cell>
          <table:table-cell office:value-type="float" office:value="-0.27767919" calcext:value-type="float">
            <text:p>-0.27767919</text:p>
          </table:table-cell>
          <table:table-cell office:value-type="float" office:value="289.53441" calcext:value-type="float">
            <text:p>289.534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1000" calcext:value-type="float">
            <text:p>1481000</text:p>
          </table:table-cell>
          <table:table-cell office:value-type="float" office:value="0.0012260327" calcext:value-type="float">
            <text:p>0.0012260327</text:p>
          </table:table-cell>
          <table:table-cell office:value-type="float" office:value="-0.77355856" calcext:value-type="float">
            <text:p>-0.77355856</text:p>
          </table:table-cell>
          <table:table-cell office:value-type="float" office:value="-0.19047185" calcext:value-type="float">
            <text:p>-0.19047185</text:p>
          </table:table-cell>
          <table:table-cell office:value-type="float" office:value="289.63165" calcext:value-type="float">
            <text:p>289.631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2000" calcext:value-type="float">
            <text:p>1482000</text:p>
          </table:table-cell>
          <table:table-cell office:value-type="float" office:value="0.0011023264" calcext:value-type="float">
            <text:p>0.0011023264</text:p>
          </table:table-cell>
          <table:table-cell office:value-type="float" office:value="-0.73726825" calcext:value-type="float">
            <text:p>-0.73726825</text:p>
          </table:table-cell>
          <table:table-cell office:value-type="float" office:value="-0.20374875" calcext:value-type="float">
            <text:p>-0.20374875</text:p>
          </table:table-cell>
          <table:table-cell office:value-type="float" office:value="296.56835" calcext:value-type="float">
            <text:p>296.568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3000" calcext:value-type="float">
            <text:p>1483000</text:p>
          </table:table-cell>
          <table:table-cell office:value-type="float" office:value="0.0012872507" calcext:value-type="float">
            <text:p>0.0012872507</text:p>
          </table:table-cell>
          <table:table-cell office:value-type="float" office:value="-0.90865837" calcext:value-type="float">
            <text:p>-0.90865837</text:p>
          </table:table-cell>
          <table:table-cell office:value-type="float" office:value="-0.33846808" calcext:value-type="float">
            <text:p>-0.33846808</text:p>
          </table:table-cell>
          <table:table-cell office:value-type="float" office:value="287.16926" calcext:value-type="float">
            <text:p>287.169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4000" calcext:value-type="float">
            <text:p>1484000</text:p>
          </table:table-cell>
          <table:table-cell office:value-type="float" office:value="0.0010839133" calcext:value-type="float">
            <text:p>0.0010839133</text:p>
          </table:table-cell>
          <table:table-cell office:value-type="float" office:value="-0.95561874" calcext:value-type="float">
            <text:p>-0.95561874</text:p>
          </table:table-cell>
          <table:table-cell office:value-type="float" office:value="-0.47307178" calcext:value-type="float">
            <text:p>-0.47307178</text:p>
          </table:table-cell>
          <table:table-cell office:value-type="float" office:value="286.87763" calcext:value-type="float">
            <text:p>286.877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5000" calcext:value-type="float">
            <text:p>1485000</text:p>
          </table:table-cell>
          <table:table-cell office:value-type="float" office:value="0.0011494556" calcext:value-type="float">
            <text:p>0.0011494556</text:p>
          </table:table-cell>
          <table:table-cell office:value-type="float" office:value="-1.0297838" calcext:value-type="float">
            <text:p>-1.0297838</text:p>
          </table:table-cell>
          <table:table-cell office:value-type="float" office:value="-0.49255781" calcext:value-type="float">
            <text:p>-0.49255781</text:p>
          </table:table-cell>
          <table:table-cell office:value-type="float" office:value="295.17614" calcext:value-type="float">
            <text:p>295.17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6000" calcext:value-type="float">
            <text:p>1486000</text:p>
          </table:table-cell>
          <table:table-cell office:value-type="float" office:value="0.0010533027" calcext:value-type="float">
            <text:p>0.0010533027</text:p>
          </table:table-cell>
          <table:table-cell office:value-type="float" office:value="-1.0068567" calcext:value-type="float">
            <text:p>-1.0068567</text:p>
          </table:table-cell>
          <table:table-cell office:value-type="float" office:value="-0.48876847" calcext:value-type="float">
            <text:p>-0.48876847</text:p>
          </table:table-cell>
          <table:table-cell office:value-type="float" office:value="295.72116" calcext:value-type="float">
            <text:p>295.721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7000" calcext:value-type="float">
            <text:p>1487000</text:p>
          </table:table-cell>
          <table:table-cell office:value-type="float" office:value="0.0010529616" calcext:value-type="float">
            <text:p>0.0010529616</text:p>
          </table:table-cell>
          <table:table-cell office:value-type="float" office:value="-0.94364974" calcext:value-type="float">
            <text:p>-0.94364974</text:p>
          </table:table-cell>
          <table:table-cell office:value-type="float" office:value="-0.39594061" calcext:value-type="float">
            <text:p>-0.39594061</text:p>
          </table:table-cell>
          <table:table-cell office:value-type="float" office:value="291.64865" calcext:value-type="float">
            <text:p>291.648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8000" calcext:value-type="float">
            <text:p>1488000</text:p>
          </table:table-cell>
          <table:table-cell office:value-type="float" office:value="0.0011622983" calcext:value-type="float">
            <text:p>0.0011622983</text:p>
          </table:table-cell>
          <table:table-cell office:value-type="float" office:value="-0.86694754" calcext:value-type="float">
            <text:p>-0.86694754</text:p>
          </table:table-cell>
          <table:table-cell office:value-type="float" office:value="-0.27519621" calcext:value-type="float">
            <text:p>-0.27519621</text:p>
          </table:table-cell>
          <table:table-cell office:value-type="float" office:value="294.23501" calcext:value-type="float">
            <text:p>294.235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9000" calcext:value-type="float">
            <text:p>1489000</text:p>
          </table:table-cell>
          <table:table-cell office:value-type="float" office:value="0.0012446549" calcext:value-type="float">
            <text:p>0.0012446549</text:p>
          </table:table-cell>
          <table:table-cell office:value-type="float" office:value="-0.90935065" calcext:value-type="float">
            <text:p>-0.90935065</text:p>
          </table:table-cell>
          <table:table-cell office:value-type="float" office:value="-0.31005714" calcext:value-type="float">
            <text:p>-0.31005714</text:p>
          </table:table-cell>
          <table:table-cell office:value-type="float" office:value="289.82634" calcext:value-type="float">
            <text:p>289.826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0000" calcext:value-type="float">
            <text:p>1490000</text:p>
          </table:table-cell>
          <table:table-cell office:value-type="float" office:value="0.0010974213" calcext:value-type="float">
            <text:p>0.0010974213</text:p>
          </table:table-cell>
          <table:table-cell office:value-type="float" office:value="-0.96109102" calcext:value-type="float">
            <text:p>-0.96109102</text:p>
          </table:table-cell>
          <table:table-cell office:value-type="float" office:value="-0.4621722" calcext:value-type="float">
            <text:p>-0.4621722</text:p>
          </table:table-cell>
          <table:table-cell office:value-type="float" office:value="297.22056" calcext:value-type="float">
            <text:p>297.220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1000" calcext:value-type="float">
            <text:p>1491000</text:p>
          </table:table-cell>
          <table:table-cell office:value-type="float" office:value="0.0011745328" calcext:value-type="float">
            <text:p>0.0011745328</text:p>
          </table:table-cell>
          <table:table-cell office:value-type="float" office:value="-1.073407" calcext:value-type="float">
            <text:p>-1.073407</text:p>
          </table:table-cell>
          <table:table-cell office:value-type="float" office:value="-0.38386392" calcext:value-type="float">
            <text:p>-0.38386392</text:p>
          </table:table-cell>
          <table:table-cell office:value-type="float" office:value="293.2385" calcext:value-type="float">
            <text:p>293.23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2000" calcext:value-type="float">
            <text:p>1492000</text:p>
          </table:table-cell>
          <table:table-cell office:value-type="float" office:value="0.0012871683" calcext:value-type="float">
            <text:p>0.0012871683</text:p>
          </table:table-cell>
          <table:table-cell office:value-type="float" office:value="-1.0543766" calcext:value-type="float">
            <text:p>-1.0543766</text:p>
          </table:table-cell>
          <table:table-cell office:value-type="float" office:value="-0.38368877" calcext:value-type="float">
            <text:p>-0.38368877</text:p>
          </table:table-cell>
          <table:table-cell office:value-type="float" office:value="289.78867" calcext:value-type="float">
            <text:p>289.788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3000" calcext:value-type="float">
            <text:p>1493000</text:p>
          </table:table-cell>
          <table:table-cell office:value-type="float" office:value="0.0012833759" calcext:value-type="float">
            <text:p>0.0012833759</text:p>
          </table:table-cell>
          <table:table-cell office:value-type="float" office:value="-1.0236718" calcext:value-type="float">
            <text:p>-1.0236718</text:p>
          </table:table-cell>
          <table:table-cell office:value-type="float" office:value="-0.41277388" calcext:value-type="float">
            <text:p>-0.41277388</text:p>
          </table:table-cell>
          <table:table-cell office:value-type="float" office:value="293.50576" calcext:value-type="float">
            <text:p>293.505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4000" calcext:value-type="float">
            <text:p>1494000</text:p>
          </table:table-cell>
          <table:table-cell office:value-type="float" office:value="0.0011624725" calcext:value-type="float">
            <text:p>0.0011624725</text:p>
          </table:table-cell>
          <table:table-cell office:value-type="float" office:value="-0.9989834" calcext:value-type="float">
            <text:p>-0.9989834</text:p>
          </table:table-cell>
          <table:table-cell office:value-type="float" office:value="-0.40539779" calcext:value-type="float">
            <text:p>-0.40539779</text:p>
          </table:table-cell>
          <table:table-cell office:value-type="float" office:value="297.42363" calcext:value-type="float">
            <text:p>297.423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5000" calcext:value-type="float">
            <text:p>1495000</text:p>
          </table:table-cell>
          <table:table-cell office:value-type="float" office:value="0.0012072833" calcext:value-type="float">
            <text:p>0.0012072833</text:p>
          </table:table-cell>
          <table:table-cell office:value-type="float" office:value="-1.1253042" calcext:value-type="float">
            <text:p>-1.1253042</text:p>
          </table:table-cell>
          <table:table-cell office:value-type="float" office:value="-0.57521323" calcext:value-type="float">
            <text:p>-0.57521323</text:p>
          </table:table-cell>
          <table:table-cell office:value-type="float" office:value="296.76782" calcext:value-type="float">
            <text:p>296.767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6000" calcext:value-type="float">
            <text:p>1496000</text:p>
          </table:table-cell>
          <table:table-cell office:value-type="float" office:value="0.0012639038" calcext:value-type="float">
            <text:p>0.0012639038</text:p>
          </table:table-cell>
          <table:table-cell office:value-type="float" office:value="-1.014929" calcext:value-type="float">
            <text:p>-1.014929</text:p>
          </table:table-cell>
          <table:table-cell office:value-type="float" office:value="-0.39098615" calcext:value-type="float">
            <text:p>-0.39098615</text:p>
          </table:table-cell>
          <table:table-cell office:value-type="float" office:value="289.38353" calcext:value-type="float">
            <text:p>289.383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7000" calcext:value-type="float">
            <text:p>1497000</text:p>
          </table:table-cell>
          <table:table-cell office:value-type="float" office:value="0.0013077601" calcext:value-type="float">
            <text:p>0.0013077601</text:p>
          </table:table-cell>
          <table:table-cell office:value-type="float" office:value="-0.95189227" calcext:value-type="float">
            <text:p>-0.95189227</text:p>
          </table:table-cell>
          <table:table-cell office:value-type="float" office:value="-0.34097054" calcext:value-type="float">
            <text:p>-0.34097054</text:p>
          </table:table-cell>
          <table:table-cell office:value-type="float" office:value="299.61511" calcext:value-type="float">
            <text:p>299.615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8000" calcext:value-type="float">
            <text:p>1498000</text:p>
          </table:table-cell>
          <table:table-cell office:value-type="float" office:value="0.0012467307" calcext:value-type="float">
            <text:p>0.0012467307</text:p>
          </table:table-cell>
          <table:table-cell office:value-type="float" office:value="-0.95717325" calcext:value-type="float">
            <text:p>-0.95717325</text:p>
          </table:table-cell>
          <table:table-cell office:value-type="float" office:value="-0.3867204" calcext:value-type="float">
            <text:p>-0.3867204</text:p>
          </table:table-cell>
          <table:table-cell office:value-type="float" office:value="292.77253" calcext:value-type="float">
            <text:p>292.772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9000" calcext:value-type="float">
            <text:p>1499000</text:p>
          </table:table-cell>
          <table:table-cell office:value-type="float" office:value="0.0011006436" calcext:value-type="float">
            <text:p>0.0011006436</text:p>
          </table:table-cell>
          <table:table-cell office:value-type="float" office:value="-1.0149289" calcext:value-type="float">
            <text:p>-1.0149289</text:p>
          </table:table-cell>
          <table:table-cell office:value-type="float" office:value="-0.38842771" calcext:value-type="float">
            <text:p>-0.38842771</text:p>
          </table:table-cell>
          <table:table-cell office:value-type="float" office:value="289.59591" calcext:value-type="float">
            <text:p>289.595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000" calcext:value-type="float">
            <text:p>1500000</text:p>
          </table:table-cell>
          <table:table-cell office:value-type="float" office:value="0.0011237396" calcext:value-type="float">
            <text:p>0.0011237396</text:p>
          </table:table-cell>
          <table:table-cell office:value-type="float" office:value="-0.94878427" calcext:value-type="float">
            <text:p>-0.94878427</text:p>
          </table:table-cell>
          <table:table-cell office:value-type="float" office:value="-0.36274256" calcext:value-type="float">
            <text:p>-0.36274256</text:p>
          </table:table-cell>
          <table:table-cell office:value-type="float" office:value="284.45718" calcext:value-type="float">
            <text:p>284.457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1000" calcext:value-type="float">
            <text:p>1501000</text:p>
          </table:table-cell>
          <table:table-cell office:value-type="float" office:value="0.0011980732" calcext:value-type="float">
            <text:p>0.0011980732</text:p>
          </table:table-cell>
          <table:table-cell office:value-type="float" office:value="-0.90423845" calcext:value-type="float">
            <text:p>-0.90423845</text:p>
          </table:table-cell>
          <table:table-cell office:value-type="float" office:value="-0.27885322" calcext:value-type="float">
            <text:p>-0.27885322</text:p>
          </table:table-cell>
          <table:table-cell office:value-type="float" office:value="291.89473" calcext:value-type="float">
            <text:p>291.894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2000" calcext:value-type="float">
            <text:p>1502000</text:p>
          </table:table-cell>
          <table:table-cell office:value-type="float" office:value="0.001113123" calcext:value-type="float">
            <text:p>0.001113123</text:p>
          </table:table-cell>
          <table:table-cell office:value-type="float" office:value="-0.98334074" calcext:value-type="float">
            <text:p>-0.98334074</text:p>
          </table:table-cell>
          <table:table-cell office:value-type="float" office:value="-0.33818865" calcext:value-type="float">
            <text:p>-0.33818865</text:p>
          </table:table-cell>
          <table:table-cell office:value-type="float" office:value="288.85454" calcext:value-type="float">
            <text:p>288.854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3000" calcext:value-type="float">
            <text:p>1503000</text:p>
          </table:table-cell>
          <table:table-cell office:value-type="float" office:value="0.0012301838" calcext:value-type="float">
            <text:p>0.0012301838</text:p>
          </table:table-cell>
          <table:table-cell office:value-type="float" office:value="-0.91195219" calcext:value-type="float">
            <text:p>-0.91195219</text:p>
          </table:table-cell>
          <table:table-cell office:value-type="float" office:value="-0.36049264" calcext:value-type="float">
            <text:p>-0.36049264</text:p>
          </table:table-cell>
          <table:table-cell office:value-type="float" office:value="290.66679" calcext:value-type="float">
            <text:p>290.666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4000" calcext:value-type="float">
            <text:p>1504000</text:p>
          </table:table-cell>
          <table:table-cell office:value-type="float" office:value="0.0012616635" calcext:value-type="float">
            <text:p>0.0012616635</text:p>
          </table:table-cell>
          <table:table-cell office:value-type="float" office:value="-0.90734282" calcext:value-type="float">
            <text:p>-0.90734282</text:p>
          </table:table-cell>
          <table:table-cell office:value-type="float" office:value="-0.21243464" calcext:value-type="float">
            <text:p>-0.21243464</text:p>
          </table:table-cell>
          <table:table-cell office:value-type="float" office:value="284.87801" calcext:value-type="float">
            <text:p>284.878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5000" calcext:value-type="float">
            <text:p>1505000</text:p>
          </table:table-cell>
          <table:table-cell office:value-type="float" office:value="0.0011352797" calcext:value-type="float">
            <text:p>0.0011352797</text:p>
          </table:table-cell>
          <table:table-cell office:value-type="float" office:value="-0.93553145" calcext:value-type="float">
            <text:p>-0.93553145</text:p>
          </table:table-cell>
          <table:table-cell office:value-type="float" office:value="-0.30170907" calcext:value-type="float">
            <text:p>-0.30170907</text:p>
          </table:table-cell>
          <table:table-cell office:value-type="float" office:value="292.38701" calcext:value-type="float">
            <text:p>292.387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6000" calcext:value-type="float">
            <text:p>1506000</text:p>
          </table:table-cell>
          <table:table-cell office:value-type="float" office:value="0.0011808139" calcext:value-type="float">
            <text:p>0.0011808139</text:p>
          </table:table-cell>
          <table:table-cell office:value-type="float" office:value="-1.0062027" calcext:value-type="float">
            <text:p>-1.0062027</text:p>
          </table:table-cell>
          <table:table-cell office:value-type="float" office:value="-0.35589685" calcext:value-type="float">
            <text:p>-0.35589685</text:p>
          </table:table-cell>
          <table:table-cell office:value-type="float" office:value="291.00623" calcext:value-type="float">
            <text:p>291.00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7000" calcext:value-type="float">
            <text:p>1507000</text:p>
          </table:table-cell>
          <table:table-cell office:value-type="float" office:value="0.001333818" calcext:value-type="float">
            <text:p>0.001333818</text:p>
          </table:table-cell>
          <table:table-cell office:value-type="float" office:value="-0.94127441" calcext:value-type="float">
            <text:p>-0.94127441</text:p>
          </table:table-cell>
          <table:table-cell office:value-type="float" office:value="-0.27647726" calcext:value-type="float">
            <text:p>-0.27647726</text:p>
          </table:table-cell>
          <table:table-cell office:value-type="float" office:value="291.63467" calcext:value-type="float">
            <text:p>291.634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8000" calcext:value-type="float">
            <text:p>1508000</text:p>
          </table:table-cell>
          <table:table-cell office:value-type="float" office:value="0.0010578482" calcext:value-type="float">
            <text:p>0.0010578482</text:p>
          </table:table-cell>
          <table:table-cell office:value-type="float" office:value="-0.69280875" calcext:value-type="float">
            <text:p>-0.69280875</text:p>
          </table:table-cell>
          <table:table-cell office:value-type="float" office:value="-0.091292702" calcext:value-type="float">
            <text:p>-0.091292702</text:p>
          </table:table-cell>
          <table:table-cell office:value-type="float" office:value="294.24939" calcext:value-type="float">
            <text:p>294.249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9000" calcext:value-type="float">
            <text:p>1509000</text:p>
          </table:table-cell>
          <table:table-cell office:value-type="float" office:value="0.0012430156" calcext:value-type="float">
            <text:p>0.0012430156</text:p>
          </table:table-cell>
          <table:table-cell office:value-type="float" office:value="-0.90726889" calcext:value-type="float">
            <text:p>-0.90726889</text:p>
          </table:table-cell>
          <table:table-cell office:value-type="float" office:value="-0.25802395" calcext:value-type="float">
            <text:p>-0.25802395</text:p>
          </table:table-cell>
          <table:table-cell office:value-type="float" office:value="288.06059" calcext:value-type="float">
            <text:p>288.060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0000" calcext:value-type="float">
            <text:p>1510000</text:p>
          </table:table-cell>
          <table:table-cell office:value-type="float" office:value="0.0013149072" calcext:value-type="float">
            <text:p>0.0013149072</text:p>
          </table:table-cell>
          <table:table-cell office:value-type="float" office:value="-1.0028049" calcext:value-type="float">
            <text:p>-1.0028049</text:p>
          </table:table-cell>
          <table:table-cell office:value-type="float" office:value="-0.36752814" calcext:value-type="float">
            <text:p>-0.36752814</text:p>
          </table:table-cell>
          <table:table-cell office:value-type="float" office:value="297.77013" calcext:value-type="float">
            <text:p>297.77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1000" calcext:value-type="float">
            <text:p>1511000</text:p>
          </table:table-cell>
          <table:table-cell office:value-type="float" office:value="0.0010796859" calcext:value-type="float">
            <text:p>0.0010796859</text:p>
          </table:table-cell>
          <table:table-cell office:value-type="float" office:value="-1.0294508" calcext:value-type="float">
            <text:p>-1.0294508</text:p>
          </table:table-cell>
          <table:table-cell office:value-type="float" office:value="-0.43820026" calcext:value-type="float">
            <text:p>-0.43820026</text:p>
          </table:table-cell>
          <table:table-cell office:value-type="float" office:value="290.27511" calcext:value-type="float">
            <text:p>290.275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2000" calcext:value-type="float">
            <text:p>1512000</text:p>
          </table:table-cell>
          <table:table-cell office:value-type="float" office:value="0.0013128888" calcext:value-type="float">
            <text:p>0.0013128888</text:p>
          </table:table-cell>
          <table:table-cell office:value-type="float" office:value="-1.0051238" calcext:value-type="float">
            <text:p>-1.0051238</text:p>
          </table:table-cell>
          <table:table-cell office:value-type="float" office:value="-0.29268508" calcext:value-type="float">
            <text:p>-0.29268508</text:p>
          </table:table-cell>
          <table:table-cell office:value-type="float" office:value="288.99227" calcext:value-type="float">
            <text:p>288.992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3000" calcext:value-type="float">
            <text:p>1513000</text:p>
          </table:table-cell>
          <table:table-cell office:value-type="float" office:value="0.0011455463" calcext:value-type="float">
            <text:p>0.0011455463</text:p>
          </table:table-cell>
          <table:table-cell office:value-type="float" office:value="-0.97711896" calcext:value-type="float">
            <text:p>-0.97711896</text:p>
          </table:table-cell>
          <table:table-cell office:value-type="float" office:value="-0.3387714" calcext:value-type="float">
            <text:p>-0.3387714</text:p>
          </table:table-cell>
          <table:table-cell office:value-type="float" office:value="282.24616" calcext:value-type="float">
            <text:p>282.246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4000" calcext:value-type="float">
            <text:p>1514000</text:p>
          </table:table-cell>
          <table:table-cell office:value-type="float" office:value="0.0011181744" calcext:value-type="float">
            <text:p>0.0011181744</text:p>
          </table:table-cell>
          <table:table-cell office:value-type="float" office:value="-0.96607595" calcext:value-type="float">
            <text:p>-0.96607595</text:p>
          </table:table-cell>
          <table:table-cell office:value-type="float" office:value="-0.39874931" calcext:value-type="float">
            <text:p>-0.39874931</text:p>
          </table:table-cell>
          <table:table-cell office:value-type="float" office:value="295.76584" calcext:value-type="float">
            <text:p>295.765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5000" calcext:value-type="float">
            <text:p>1515000</text:p>
          </table:table-cell>
          <table:table-cell office:value-type="float" office:value="0.0011307474" calcext:value-type="float">
            <text:p>0.0011307474</text:p>
          </table:table-cell>
          <table:table-cell office:value-type="float" office:value="-1.0446428" calcext:value-type="float">
            <text:p>-1.0446428</text:p>
          </table:table-cell>
          <table:table-cell office:value-type="float" office:value="-0.39358133" calcext:value-type="float">
            <text:p>-0.39358133</text:p>
          </table:table-cell>
          <table:table-cell office:value-type="float" office:value="295.17748" calcext:value-type="float">
            <text:p>295.177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6000" calcext:value-type="float">
            <text:p>1516000</text:p>
          </table:table-cell>
          <table:table-cell office:value-type="float" office:value="0.0011358951" calcext:value-type="float">
            <text:p>0.0011358951</text:p>
          </table:table-cell>
          <table:table-cell office:value-type="float" office:value="-1.051749" calcext:value-type="float">
            <text:p>-1.051749</text:p>
          </table:table-cell>
          <table:table-cell office:value-type="float" office:value="-0.36530542" calcext:value-type="float">
            <text:p>-0.36530542</text:p>
          </table:table-cell>
          <table:table-cell office:value-type="float" office:value="295.1557" calcext:value-type="float">
            <text:p>295.15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7000" calcext:value-type="float">
            <text:p>1517000</text:p>
          </table:table-cell>
          <table:table-cell office:value-type="float" office:value="0.0012585575" calcext:value-type="float">
            <text:p>0.0012585575</text:p>
          </table:table-cell>
          <table:table-cell office:value-type="float" office:value="-0.99739403" calcext:value-type="float">
            <text:p>-0.99739403</text:p>
          </table:table-cell>
          <table:table-cell office:value-type="float" office:value="-0.37653976" calcext:value-type="float">
            <text:p>-0.37653976</text:p>
          </table:table-cell>
          <table:table-cell office:value-type="float" office:value="293.5341" calcext:value-type="float">
            <text:p>293.53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8000" calcext:value-type="float">
            <text:p>1518000</text:p>
          </table:table-cell>
          <table:table-cell office:value-type="float" office:value="0.0012219816" calcext:value-type="float">
            <text:p>0.0012219816</text:p>
          </table:table-cell>
          <table:table-cell office:value-type="float" office:value="-0.94804734" calcext:value-type="float">
            <text:p>-0.94804734</text:p>
          </table:table-cell>
          <table:table-cell office:value-type="float" office:value="-0.33852792" calcext:value-type="float">
            <text:p>-0.33852792</text:p>
          </table:table-cell>
          <table:table-cell office:value-type="float" office:value="284.07" calcext:value-type="float">
            <text:p>284.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9000" calcext:value-type="float">
            <text:p>1519000</text:p>
          </table:table-cell>
          <table:table-cell office:value-type="float" office:value="0.0012194105" calcext:value-type="float">
            <text:p>0.0012194105</text:p>
          </table:table-cell>
          <table:table-cell office:value-type="float" office:value="-0.99820419" calcext:value-type="float">
            <text:p>-0.99820419</text:p>
          </table:table-cell>
          <table:table-cell office:value-type="float" office:value="-0.35114109" calcext:value-type="float">
            <text:p>-0.35114109</text:p>
          </table:table-cell>
          <table:table-cell office:value-type="float" office:value="292.61393" calcext:value-type="float">
            <text:p>292.613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0000" calcext:value-type="float">
            <text:p>1520000</text:p>
          </table:table-cell>
          <table:table-cell office:value-type="float" office:value="0.0012324963" calcext:value-type="float">
            <text:p>0.0012324963</text:p>
          </table:table-cell>
          <table:table-cell office:value-type="float" office:value="-1.1256054" calcext:value-type="float">
            <text:p>-1.1256054</text:p>
          </table:table-cell>
          <table:table-cell office:value-type="float" office:value="-0.52056121" calcext:value-type="float">
            <text:p>-0.52056121</text:p>
          </table:table-cell>
          <table:table-cell office:value-type="float" office:value="293.91165" calcext:value-type="float">
            <text:p>293.911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1000" calcext:value-type="float">
            <text:p>1521000</text:p>
          </table:table-cell>
          <table:table-cell office:value-type="float" office:value="0.0012713316" calcext:value-type="float">
            <text:p>0.0012713316</text:p>
          </table:table-cell>
          <table:table-cell office:value-type="float" office:value="-1.0396609" calcext:value-type="float">
            <text:p>-1.0396609</text:p>
          </table:table-cell>
          <table:table-cell office:value-type="float" office:value="-0.48056823" calcext:value-type="float">
            <text:p>-0.48056823</text:p>
          </table:table-cell>
          <table:table-cell office:value-type="float" office:value="293.41526" calcext:value-type="float">
            <text:p>293.415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2000" calcext:value-type="float">
            <text:p>1522000</text:p>
          </table:table-cell>
          <table:table-cell office:value-type="float" office:value="0.0012891295" calcext:value-type="float">
            <text:p>0.0012891295</text:p>
          </table:table-cell>
          <table:table-cell office:value-type="float" office:value="-1.0633285" calcext:value-type="float">
            <text:p>-1.0633285</text:p>
          </table:table-cell>
          <table:table-cell office:value-type="float" office:value="-0.42203963" calcext:value-type="float">
            <text:p>-0.42203963</text:p>
          </table:table-cell>
          <table:table-cell office:value-type="float" office:value="286.89525" calcext:value-type="float">
            <text:p>286.895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3000" calcext:value-type="float">
            <text:p>1523000</text:p>
          </table:table-cell>
          <table:table-cell office:value-type="float" office:value="0.0013447666" calcext:value-type="float">
            <text:p>0.0013447666</text:p>
          </table:table-cell>
          <table:table-cell office:value-type="float" office:value="-1.076122" calcext:value-type="float">
            <text:p>-1.076122</text:p>
          </table:table-cell>
          <table:table-cell office:value-type="float" office:value="-0.44781118" calcext:value-type="float">
            <text:p>-0.44781118</text:p>
          </table:table-cell>
          <table:table-cell office:value-type="float" office:value="288.97484" calcext:value-type="float">
            <text:p>288.97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4000" calcext:value-type="float">
            <text:p>1524000</text:p>
          </table:table-cell>
          <table:table-cell office:value-type="float" office:value="0.0012132747" calcext:value-type="float">
            <text:p>0.0012132747</text:p>
          </table:table-cell>
          <table:table-cell office:value-type="float" office:value="-1.1484746" calcext:value-type="float">
            <text:p>-1.1484746</text:p>
          </table:table-cell>
          <table:table-cell office:value-type="float" office:value="-0.51908627" calcext:value-type="float">
            <text:p>-0.51908627</text:p>
          </table:table-cell>
          <table:table-cell office:value-type="float" office:value="292.87379" calcext:value-type="float">
            <text:p>292.873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5000" calcext:value-type="float">
            <text:p>1525000</text:p>
          </table:table-cell>
          <table:table-cell office:value-type="float" office:value="0.0012946529" calcext:value-type="float">
            <text:p>0.0012946529</text:p>
          </table:table-cell>
          <table:table-cell office:value-type="float" office:value="-1.2056519" calcext:value-type="float">
            <text:p>-1.2056519</text:p>
          </table:table-cell>
          <table:table-cell office:value-type="float" office:value="-0.57004607" calcext:value-type="float">
            <text:p>-0.57004607</text:p>
          </table:table-cell>
          <table:table-cell office:value-type="float" office:value="291.37874" calcext:value-type="float">
            <text:p>291.378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6000" calcext:value-type="float">
            <text:p>1526000</text:p>
          </table:table-cell>
          <table:table-cell office:value-type="float" office:value="0.001417779" calcext:value-type="float">
            <text:p>0.001417779</text:p>
          </table:table-cell>
          <table:table-cell office:value-type="float" office:value="-1.1183426" calcext:value-type="float">
            <text:p>-1.1183426</text:p>
          </table:table-cell>
          <table:table-cell office:value-type="float" office:value="-0.45662827" calcext:value-type="float">
            <text:p>-0.45662827</text:p>
          </table:table-cell>
          <table:table-cell office:value-type="float" office:value="294.03453" calcext:value-type="float">
            <text:p>294.034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7000" calcext:value-type="float">
            <text:p>1527000</text:p>
          </table:table-cell>
          <table:table-cell office:value-type="float" office:value="0.0012640745" calcext:value-type="float">
            <text:p>0.0012640745</text:p>
          </table:table-cell>
          <table:table-cell office:value-type="float" office:value="-1.0068577" calcext:value-type="float">
            <text:p>-1.0068577</text:p>
          </table:table-cell>
          <table:table-cell office:value-type="float" office:value="-0.36554962" calcext:value-type="float">
            <text:p>-0.36554962</text:p>
          </table:table-cell>
          <table:table-cell office:value-type="float" office:value="289.97659" calcext:value-type="float">
            <text:p>289.976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8000" calcext:value-type="float">
            <text:p>1528000</text:p>
          </table:table-cell>
          <table:table-cell office:value-type="float" office:value="0.0013513011" calcext:value-type="float">
            <text:p>0.0013513011</text:p>
          </table:table-cell>
          <table:table-cell office:value-type="float" office:value="-1.0219316" calcext:value-type="float">
            <text:p>-1.0219316</text:p>
          </table:table-cell>
          <table:table-cell office:value-type="float" office:value="-0.44775521" calcext:value-type="float">
            <text:p>-0.44775521</text:p>
          </table:table-cell>
          <table:table-cell office:value-type="float" office:value="288.90397" calcext:value-type="float">
            <text:p>288.903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9000" calcext:value-type="float">
            <text:p>1529000</text:p>
          </table:table-cell>
          <table:table-cell office:value-type="float" office:value="0.0013041699" calcext:value-type="float">
            <text:p>0.0013041699</text:p>
          </table:table-cell>
          <table:table-cell office:value-type="float" office:value="-1.1457315" calcext:value-type="float">
            <text:p>-1.1457315</text:p>
          </table:table-cell>
          <table:table-cell office:value-type="float" office:value="-0.49632124" calcext:value-type="float">
            <text:p>-0.49632124</text:p>
          </table:table-cell>
          <table:table-cell office:value-type="float" office:value="289.84703" calcext:value-type="float">
            <text:p>289.847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0000" calcext:value-type="float">
            <text:p>1530000</text:p>
          </table:table-cell>
          <table:table-cell office:value-type="float" office:value="0.0012570461" calcext:value-type="float">
            <text:p>0.0012570461</text:p>
          </table:table-cell>
          <table:table-cell office:value-type="float" office:value="-1.2015409" calcext:value-type="float">
            <text:p>-1.2015409</text:p>
          </table:table-cell>
          <table:table-cell office:value-type="float" office:value="-0.51026696" calcext:value-type="float">
            <text:p>-0.51026696</text:p>
          </table:table-cell>
          <table:table-cell office:value-type="float" office:value="287.37629" calcext:value-type="float">
            <text:p>287.376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1000" calcext:value-type="float">
            <text:p>1531000</text:p>
          </table:table-cell>
          <table:table-cell office:value-type="float" office:value="0.0012969779" calcext:value-type="float">
            <text:p>0.0012969779</text:p>
          </table:table-cell>
          <table:table-cell office:value-type="float" office:value="-1.1724182" calcext:value-type="float">
            <text:p>-1.1724182</text:p>
          </table:table-cell>
          <table:table-cell office:value-type="float" office:value="-0.54671018" calcext:value-type="float">
            <text:p>-0.54671018</text:p>
          </table:table-cell>
          <table:table-cell office:value-type="float" office:value="294.26222" calcext:value-type="float">
            <text:p>294.262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2000" calcext:value-type="float">
            <text:p>1532000</text:p>
          </table:table-cell>
          <table:table-cell office:value-type="float" office:value="0.0013589071" calcext:value-type="float">
            <text:p>0.0013589071</text:p>
          </table:table-cell>
          <table:table-cell office:value-type="float" office:value="-1.0465227" calcext:value-type="float">
            <text:p>-1.0465227</text:p>
          </table:table-cell>
          <table:table-cell office:value-type="float" office:value="-0.37972521" calcext:value-type="float">
            <text:p>-0.37972521</text:p>
          </table:table-cell>
          <table:table-cell office:value-type="float" office:value="296.20819" calcext:value-type="float">
            <text:p>296.208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3000" calcext:value-type="float">
            <text:p>1533000</text:p>
          </table:table-cell>
          <table:table-cell office:value-type="float" office:value="0.0012412151" calcext:value-type="float">
            <text:p>0.0012412151</text:p>
          </table:table-cell>
          <table:table-cell office:value-type="float" office:value="-0.99485575" calcext:value-type="float">
            <text:p>-0.99485575</text:p>
          </table:table-cell>
          <table:table-cell office:value-type="float" office:value="-0.41245123" calcext:value-type="float">
            <text:p>-0.41245123</text:p>
          </table:table-cell>
          <table:table-cell office:value-type="float" office:value="289.51384" calcext:value-type="float">
            <text:p>289.513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4000" calcext:value-type="float">
            <text:p>1534000</text:p>
          </table:table-cell>
          <table:table-cell office:value-type="float" office:value="0.0013204552" calcext:value-type="float">
            <text:p>0.0013204552</text:p>
          </table:table-cell>
          <table:table-cell office:value-type="float" office:value="-1.1181163" calcext:value-type="float">
            <text:p>-1.1181163</text:p>
          </table:table-cell>
          <table:table-cell office:value-type="float" office:value="-0.40098649" calcext:value-type="float">
            <text:p>-0.40098649</text:p>
          </table:table-cell>
          <table:table-cell office:value-type="float" office:value="297.3332" calcext:value-type="float">
            <text:p>297.33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5000" calcext:value-type="float">
            <text:p>1535000</text:p>
          </table:table-cell>
          <table:table-cell office:value-type="float" office:value="0.0014660936" calcext:value-type="float">
            <text:p>0.0014660936</text:p>
          </table:table-cell>
          <table:table-cell office:value-type="float" office:value="-1.1083049" calcext:value-type="float">
            <text:p>-1.1083049</text:p>
          </table:table-cell>
          <table:table-cell office:value-type="float" office:value="-0.34885581" calcext:value-type="float">
            <text:p>-0.34885581</text:p>
          </table:table-cell>
          <table:table-cell office:value-type="float" office:value="292.13374" calcext:value-type="float">
            <text:p>292.133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6000" calcext:value-type="float">
            <text:p>1536000</text:p>
          </table:table-cell>
          <table:table-cell office:value-type="float" office:value="0.001353375" calcext:value-type="float">
            <text:p>0.001353375</text:p>
          </table:table-cell>
          <table:table-cell office:value-type="float" office:value="-0.96575816" calcext:value-type="float">
            <text:p>-0.96575816</text:p>
          </table:table-cell>
          <table:table-cell office:value-type="float" office:value="-0.30975876" calcext:value-type="float">
            <text:p>-0.30975876</text:p>
          </table:table-cell>
          <table:table-cell office:value-type="float" office:value="285.36101" calcext:value-type="float">
            <text:p>285.36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7000" calcext:value-type="float">
            <text:p>1537000</text:p>
          </table:table-cell>
          <table:table-cell office:value-type="float" office:value="0.0014068698" calcext:value-type="float">
            <text:p>0.0014068698</text:p>
          </table:table-cell>
          <table:table-cell office:value-type="float" office:value="-0.97147252" calcext:value-type="float">
            <text:p>-0.97147252</text:p>
          </table:table-cell>
          <table:table-cell office:value-type="float" office:value="-0.3300259" calcext:value-type="float">
            <text:p>-0.3300259</text:p>
          </table:table-cell>
          <table:table-cell office:value-type="float" office:value="291.64753" calcext:value-type="float">
            <text:p>291.647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8000" calcext:value-type="float">
            <text:p>1538000</text:p>
          </table:table-cell>
          <table:table-cell office:value-type="float" office:value="0.0014400761" calcext:value-type="float">
            <text:p>0.0014400761</text:p>
          </table:table-cell>
          <table:table-cell office:value-type="float" office:value="-1.0988051" calcext:value-type="float">
            <text:p>-1.0988051</text:p>
          </table:table-cell>
          <table:table-cell office:value-type="float" office:value="-0.3950599" calcext:value-type="float">
            <text:p>-0.3950599</text:p>
          </table:table-cell>
          <table:table-cell office:value-type="float" office:value="295.55035" calcext:value-type="float">
            <text:p>295.550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9000" calcext:value-type="float">
            <text:p>1539000</text:p>
          </table:table-cell>
          <table:table-cell office:value-type="float" office:value="0.0013614164" calcext:value-type="float">
            <text:p>0.0013614164</text:p>
          </table:table-cell>
          <table:table-cell office:value-type="float" office:value="-1.0642001" calcext:value-type="float">
            <text:p>-1.0642001</text:p>
          </table:table-cell>
          <table:table-cell office:value-type="float" office:value="-0.47141391" calcext:value-type="float">
            <text:p>-0.47141391</text:p>
          </table:table-cell>
          <table:table-cell office:value-type="float" office:value="286.63178" calcext:value-type="float">
            <text:p>286.631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0000" calcext:value-type="float">
            <text:p>1540000</text:p>
          </table:table-cell>
          <table:table-cell office:value-type="float" office:value="0.0014226145" calcext:value-type="float">
            <text:p>0.0014226145</text:p>
          </table:table-cell>
          <table:table-cell office:value-type="float" office:value="-1.0627376" calcext:value-type="float">
            <text:p>-1.0627376</text:p>
          </table:table-cell>
          <table:table-cell office:value-type="float" office:value="-0.4040268" calcext:value-type="float">
            <text:p>-0.4040268</text:p>
          </table:table-cell>
          <table:table-cell office:value-type="float" office:value="295.32642" calcext:value-type="float">
            <text:p>295.326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1000" calcext:value-type="float">
            <text:p>1541000</text:p>
          </table:table-cell>
          <table:table-cell office:value-type="float" office:value="0.0013365084" calcext:value-type="float">
            <text:p>0.0013365084</text:p>
          </table:table-cell>
          <table:table-cell office:value-type="float" office:value="-0.93840186" calcext:value-type="float">
            <text:p>-0.93840186</text:p>
          </table:table-cell>
          <table:table-cell office:value-type="float" office:value="-0.28489359" calcext:value-type="float">
            <text:p>-0.28489359</text:p>
          </table:table-cell>
          <table:table-cell office:value-type="float" office:value="293.40621" calcext:value-type="float">
            <text:p>293.406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2000" calcext:value-type="float">
            <text:p>1542000</text:p>
          </table:table-cell>
          <table:table-cell office:value-type="float" office:value="0.0012625867" calcext:value-type="float">
            <text:p>0.0012625867</text:p>
          </table:table-cell>
          <table:table-cell office:value-type="float" office:value="-0.83904134" calcext:value-type="float">
            <text:p>-0.83904134</text:p>
          </table:table-cell>
          <table:table-cell office:value-type="float" office:value="-0.26014553" calcext:value-type="float">
            <text:p>-0.26014553</text:p>
          </table:table-cell>
          <table:table-cell office:value-type="float" office:value="293.97355" calcext:value-type="float">
            <text:p>293.973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3000" calcext:value-type="float">
            <text:p>1543000</text:p>
          </table:table-cell>
          <table:table-cell office:value-type="float" office:value="0.0012758171" calcext:value-type="float">
            <text:p>0.0012758171</text:p>
          </table:table-cell>
          <table:table-cell office:value-type="float" office:value="-0.89677388" calcext:value-type="float">
            <text:p>-0.89677388</text:p>
          </table:table-cell>
          <table:table-cell office:value-type="float" office:value="-0.2197972" calcext:value-type="float">
            <text:p>-0.2197972</text:p>
          </table:table-cell>
          <table:table-cell office:value-type="float" office:value="293.78023" calcext:value-type="float">
            <text:p>293.780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4000" calcext:value-type="float">
            <text:p>1544000</text:p>
          </table:table-cell>
          <table:table-cell office:value-type="float" office:value="0.0012637" calcext:value-type="float">
            <text:p>0.0012637</text:p>
          </table:table-cell>
          <table:table-cell office:value-type="float" office:value="-1.0815167" calcext:value-type="float">
            <text:p>-1.0815167</text:p>
          </table:table-cell>
          <table:table-cell office:value-type="float" office:value="-0.46859808" calcext:value-type="float">
            <text:p>-0.46859808</text:p>
          </table:table-cell>
          <table:table-cell office:value-type="float" office:value="293.09732" calcext:value-type="float">
            <text:p>293.097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5000" calcext:value-type="float">
            <text:p>1545000</text:p>
          </table:table-cell>
          <table:table-cell office:value-type="float" office:value="0.0013698979" calcext:value-type="float">
            <text:p>0.0013698979</text:p>
          </table:table-cell>
          <table:table-cell office:value-type="float" office:value="-1.1476268" calcext:value-type="float">
            <text:p>-1.1476268</text:p>
          </table:table-cell>
          <table:table-cell office:value-type="float" office:value="-0.52050994" calcext:value-type="float">
            <text:p>-0.52050994</text:p>
          </table:table-cell>
          <table:table-cell office:value-type="float" office:value="296.80706" calcext:value-type="float">
            <text:p>296.807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6000" calcext:value-type="float">
            <text:p>1546000</text:p>
          </table:table-cell>
          <table:table-cell office:value-type="float" office:value="0.0012988975" calcext:value-type="float">
            <text:p>0.0012988975</text:p>
          </table:table-cell>
          <table:table-cell office:value-type="float" office:value="-0.99320691" calcext:value-type="float">
            <text:p>-0.99320691</text:p>
          </table:table-cell>
          <table:table-cell office:value-type="float" office:value="-0.37206977" calcext:value-type="float">
            <text:p>-0.37206977</text:p>
          </table:table-cell>
          <table:table-cell office:value-type="float" office:value="284.96542" calcext:value-type="float">
            <text:p>284.965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7000" calcext:value-type="float">
            <text:p>1547000</text:p>
          </table:table-cell>
          <table:table-cell office:value-type="float" office:value="0.001427668" calcext:value-type="float">
            <text:p>0.001427668</text:p>
          </table:table-cell>
          <table:table-cell office:value-type="float" office:value="-0.90137031" calcext:value-type="float">
            <text:p>-0.90137031</text:p>
          </table:table-cell>
          <table:table-cell office:value-type="float" office:value="-0.29706868" calcext:value-type="float">
            <text:p>-0.29706868</text:p>
          </table:table-cell>
          <table:table-cell office:value-type="float" office:value="294.38896" calcext:value-type="float">
            <text:p>294.388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8000" calcext:value-type="float">
            <text:p>1548000</text:p>
          </table:table-cell>
          <table:table-cell office:value-type="float" office:value="0.0012939247" calcext:value-type="float">
            <text:p>0.0012939247</text:p>
          </table:table-cell>
          <table:table-cell office:value-type="float" office:value="-0.83722303" calcext:value-type="float">
            <text:p>-0.83722303</text:p>
          </table:table-cell>
          <table:table-cell office:value-type="float" office:value="-0.20709383" calcext:value-type="float">
            <text:p>-0.20709383</text:p>
          </table:table-cell>
          <table:table-cell office:value-type="float" office:value="287.064" calcext:value-type="float">
            <text:p>287.0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9000" calcext:value-type="float">
            <text:p>1549000</text:p>
          </table:table-cell>
          <table:table-cell office:value-type="float" office:value="0.0014165373" calcext:value-type="float">
            <text:p>0.0014165373</text:p>
          </table:table-cell>
          <table:table-cell office:value-type="float" office:value="-1.0188424" calcext:value-type="float">
            <text:p>-1.0188424</text:p>
          </table:table-cell>
          <table:table-cell office:value-type="float" office:value="-0.43051353" calcext:value-type="float">
            <text:p>-0.43051353</text:p>
          </table:table-cell>
          <table:table-cell office:value-type="float" office:value="297.85761" calcext:value-type="float">
            <text:p>297.857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0000" calcext:value-type="float">
            <text:p>1550000</text:p>
          </table:table-cell>
          <table:table-cell office:value-type="float" office:value="0.0014288339" calcext:value-type="float">
            <text:p>0.0014288339</text:p>
          </table:table-cell>
          <table:table-cell office:value-type="float" office:value="-1.0822777" calcext:value-type="float">
            <text:p>-1.0822777</text:p>
          </table:table-cell>
          <table:table-cell office:value-type="float" office:value="-0.47537281" calcext:value-type="float">
            <text:p>-0.47537281</text:p>
          </table:table-cell>
          <table:table-cell office:value-type="float" office:value="293.32903" calcext:value-type="float">
            <text:p>293.329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1000" calcext:value-type="float">
            <text:p>1551000</text:p>
          </table:table-cell>
          <table:table-cell office:value-type="float" office:value="0.0013612653" calcext:value-type="float">
            <text:p>0.0013612653</text:p>
          </table:table-cell>
          <table:table-cell office:value-type="float" office:value="-0.94571689" calcext:value-type="float">
            <text:p>-0.94571689</text:p>
          </table:table-cell>
          <table:table-cell office:value-type="float" office:value="-0.41824223" calcext:value-type="float">
            <text:p>-0.41824223</text:p>
          </table:table-cell>
          <table:table-cell office:value-type="float" office:value="294.3504" calcext:value-type="float">
            <text:p>294.35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2000" calcext:value-type="float">
            <text:p>1552000</text:p>
          </table:table-cell>
          <table:table-cell office:value-type="float" office:value="0.0012824459" calcext:value-type="float">
            <text:p>0.0012824459</text:p>
          </table:table-cell>
          <table:table-cell office:value-type="float" office:value="-0.82394481" calcext:value-type="float">
            <text:p>-0.82394481</text:p>
          </table:table-cell>
          <table:table-cell office:value-type="float" office:value="-0.26304599" calcext:value-type="float">
            <text:p>-0.26304599</text:p>
          </table:table-cell>
          <table:table-cell office:value-type="float" office:value="294.82586" calcext:value-type="float">
            <text:p>294.825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3000" calcext:value-type="float">
            <text:p>1553000</text:p>
          </table:table-cell>
          <table:table-cell office:value-type="float" office:value="0.0012967093" calcext:value-type="float">
            <text:p>0.0012967093</text:p>
          </table:table-cell>
          <table:table-cell office:value-type="float" office:value="-0.92017096" calcext:value-type="float">
            <text:p>-0.92017096</text:p>
          </table:table-cell>
          <table:table-cell office:value-type="float" office:value="-0.32259445" calcext:value-type="float">
            <text:p>-0.32259445</text:p>
          </table:table-cell>
          <table:table-cell office:value-type="float" office:value="285.36323" calcext:value-type="float">
            <text:p>285.363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4000" calcext:value-type="float">
            <text:p>1554000</text:p>
          </table:table-cell>
          <table:table-cell office:value-type="float" office:value="0.0014154244" calcext:value-type="float">
            <text:p>0.0014154244</text:p>
          </table:table-cell>
          <table:table-cell office:value-type="float" office:value="-1.0646752" calcext:value-type="float">
            <text:p>-1.0646752</text:p>
          </table:table-cell>
          <table:table-cell office:value-type="float" office:value="-0.49997319" calcext:value-type="float">
            <text:p>-0.49997319</text:p>
          </table:table-cell>
          <table:table-cell office:value-type="float" office:value="291.27607" calcext:value-type="float">
            <text:p>291.276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5000" calcext:value-type="float">
            <text:p>1555000</text:p>
          </table:table-cell>
          <table:table-cell office:value-type="float" office:value="0.0012348796" calcext:value-type="float">
            <text:p>0.0012348796</text:p>
          </table:table-cell>
          <table:table-cell office:value-type="float" office:value="-1.0359786" calcext:value-type="float">
            <text:p>-1.0359786</text:p>
          </table:table-cell>
          <table:table-cell office:value-type="float" office:value="-0.496463" calcext:value-type="float">
            <text:p>-0.496463</text:p>
          </table:table-cell>
          <table:table-cell office:value-type="float" office:value="291.3133" calcext:value-type="float">
            <text:p>291.31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6000" calcext:value-type="float">
            <text:p>1556000</text:p>
          </table:table-cell>
          <table:table-cell office:value-type="float" office:value="0.0013116585" calcext:value-type="float">
            <text:p>0.0013116585</text:p>
          </table:table-cell>
          <table:table-cell office:value-type="float" office:value="-1.0159764" calcext:value-type="float">
            <text:p>-1.0159764</text:p>
          </table:table-cell>
          <table:table-cell office:value-type="float" office:value="-0.36904498" calcext:value-type="float">
            <text:p>-0.36904498</text:p>
          </table:table-cell>
          <table:table-cell office:value-type="float" office:value="292.02946" calcext:value-type="float">
            <text:p>292.029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7000" calcext:value-type="float">
            <text:p>1557000</text:p>
          </table:table-cell>
          <table:table-cell office:value-type="float" office:value="0.0013345085" calcext:value-type="float">
            <text:p>0.0013345085</text:p>
          </table:table-cell>
          <table:table-cell office:value-type="float" office:value="-0.93300645" calcext:value-type="float">
            <text:p>-0.93300645</text:p>
          </table:table-cell>
          <table:table-cell office:value-type="float" office:value="-0.30434309" calcext:value-type="float">
            <text:p>-0.30434309</text:p>
          </table:table-cell>
          <table:table-cell office:value-type="float" office:value="293.68848" calcext:value-type="float">
            <text:p>293.688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8000" calcext:value-type="float">
            <text:p>1558000</text:p>
          </table:table-cell>
          <table:table-cell office:value-type="float" office:value="0.0013308107" calcext:value-type="float">
            <text:p>0.0013308107</text:p>
          </table:table-cell>
          <table:table-cell office:value-type="float" office:value="-0.94402923" calcext:value-type="float">
            <text:p>-0.94402923</text:p>
          </table:table-cell>
          <table:table-cell office:value-type="float" office:value="-0.3122499" calcext:value-type="float">
            <text:p>-0.3122499</text:p>
          </table:table-cell>
          <table:table-cell office:value-type="float" office:value="292.38876" calcext:value-type="float">
            <text:p>292.388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9000" calcext:value-type="float">
            <text:p>1559000</text:p>
          </table:table-cell>
          <table:table-cell office:value-type="float" office:value="0.0013245848" calcext:value-type="float">
            <text:p>0.0013245848</text:p>
          </table:table-cell>
          <table:table-cell office:value-type="float" office:value="-1.0997667" calcext:value-type="float">
            <text:p>-1.0997667</text:p>
          </table:table-cell>
          <table:table-cell office:value-type="float" office:value="-0.46435942" calcext:value-type="float">
            <text:p>-0.46435942</text:p>
          </table:table-cell>
          <table:table-cell office:value-type="float" office:value="295.22534" calcext:value-type="float">
            <text:p>295.225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0000" calcext:value-type="float">
            <text:p>1560000</text:p>
          </table:table-cell>
          <table:table-cell office:value-type="float" office:value="0.0013687813" calcext:value-type="float">
            <text:p>0.0013687813</text:p>
          </table:table-cell>
          <table:table-cell office:value-type="float" office:value="-1.1758976" calcext:value-type="float">
            <text:p>-1.1758976</text:p>
          </table:table-cell>
          <table:table-cell office:value-type="float" office:value="-0.64178495" calcext:value-type="float">
            <text:p>-0.64178495</text:p>
          </table:table-cell>
          <table:table-cell office:value-type="float" office:value="289.6858" calcext:value-type="float">
            <text:p>289.68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1000" calcext:value-type="float">
            <text:p>1561000</text:p>
          </table:table-cell>
          <table:table-cell office:value-type="float" office:value="0.0013101522" calcext:value-type="float">
            <text:p>0.0013101522</text:p>
          </table:table-cell>
          <table:table-cell office:value-type="float" office:value="-1.2366954" calcext:value-type="float">
            <text:p>-1.2366954</text:p>
          </table:table-cell>
          <table:table-cell office:value-type="float" office:value="-0.61762819" calcext:value-type="float">
            <text:p>-0.61762819</text:p>
          </table:table-cell>
          <table:table-cell office:value-type="float" office:value="298.8225" calcext:value-type="float">
            <text:p>298.82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2000" calcext:value-type="float">
            <text:p>1562000</text:p>
          </table:table-cell>
          <table:table-cell office:value-type="float" office:value="0.0012693594" calcext:value-type="float">
            <text:p>0.0012693594</text:p>
          </table:table-cell>
          <table:table-cell office:value-type="float" office:value="-1.091482" calcext:value-type="float">
            <text:p>-1.091482</text:p>
          </table:table-cell>
          <table:table-cell office:value-type="float" office:value="-0.57065972" calcext:value-type="float">
            <text:p>-0.57065972</text:p>
          </table:table-cell>
          <table:table-cell office:value-type="float" office:value="292.45449" calcext:value-type="float">
            <text:p>292.45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3000" calcext:value-type="float">
            <text:p>1563000</text:p>
          </table:table-cell>
          <table:table-cell office:value-type="float" office:value="0.0013653913" calcext:value-type="float">
            <text:p>0.0013653913</text:p>
          </table:table-cell>
          <table:table-cell office:value-type="float" office:value="-1.0818857" calcext:value-type="float">
            <text:p>-1.0818857</text:p>
          </table:table-cell>
          <table:table-cell office:value-type="float" office:value="-0.49951107" calcext:value-type="float">
            <text:p>-0.49951107</text:p>
          </table:table-cell>
          <table:table-cell office:value-type="float" office:value="292.54337" calcext:value-type="float">
            <text:p>292.543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4000" calcext:value-type="float">
            <text:p>1564000</text:p>
          </table:table-cell>
          <table:table-cell office:value-type="float" office:value="0.0013699899" calcext:value-type="float">
            <text:p>0.0013699899</text:p>
          </table:table-cell>
          <table:table-cell office:value-type="float" office:value="-0.94044315" calcext:value-type="float">
            <text:p>-0.94044315</text:p>
          </table:table-cell>
          <table:table-cell office:value-type="float" office:value="-0.36057146" calcext:value-type="float">
            <text:p>-0.36057146</text:p>
          </table:table-cell>
          <table:table-cell office:value-type="float" office:value="295.0295" calcext:value-type="float">
            <text:p>295.02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5000" calcext:value-type="float">
            <text:p>1565000</text:p>
          </table:table-cell>
          <table:table-cell office:value-type="float" office:value="0.0013386197" calcext:value-type="float">
            <text:p>0.0013386197</text:p>
          </table:table-cell>
          <table:table-cell office:value-type="float" office:value="-0.97248552" calcext:value-type="float">
            <text:p>-0.97248552</text:p>
          </table:table-cell>
          <table:table-cell office:value-type="float" office:value="-0.37895292" calcext:value-type="float">
            <text:p>-0.37895292</text:p>
          </table:table-cell>
          <table:table-cell office:value-type="float" office:value="289.82652" calcext:value-type="float">
            <text:p>289.826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6000" calcext:value-type="float">
            <text:p>1566000</text:p>
          </table:table-cell>
          <table:table-cell office:value-type="float" office:value="0.0013676351" calcext:value-type="float">
            <text:p>0.0013676351</text:p>
          </table:table-cell>
          <table:table-cell office:value-type="float" office:value="-1.0015091" calcext:value-type="float">
            <text:p>-1.0015091</text:p>
          </table:table-cell>
          <table:table-cell office:value-type="float" office:value="-0.40750763" calcext:value-type="float">
            <text:p>-0.40750763</text:p>
          </table:table-cell>
          <table:table-cell office:value-type="float" office:value="290.76011" calcext:value-type="float">
            <text:p>290.760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7000" calcext:value-type="float">
            <text:p>1567000</text:p>
          </table:table-cell>
          <table:table-cell office:value-type="float" office:value="0.0013976536" calcext:value-type="float">
            <text:p>0.0013976536</text:p>
          </table:table-cell>
          <table:table-cell office:value-type="float" office:value="-1.0715456" calcext:value-type="float">
            <text:p>-1.0715456</text:p>
          </table:table-cell>
          <table:table-cell office:value-type="float" office:value="-0.45447449" calcext:value-type="float">
            <text:p>-0.45447449</text:p>
          </table:table-cell>
          <table:table-cell office:value-type="float" office:value="293.33748" calcext:value-type="float">
            <text:p>293.337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8000" calcext:value-type="float">
            <text:p>1568000</text:p>
          </table:table-cell>
          <table:table-cell office:value-type="float" office:value="0.0013589246" calcext:value-type="float">
            <text:p>0.0013589246</text:p>
          </table:table-cell>
          <table:table-cell office:value-type="float" office:value="-1.0453408" calcext:value-type="float">
            <text:p>-1.0453408</text:p>
          </table:table-cell>
          <table:table-cell office:value-type="float" office:value="-0.43750905" calcext:value-type="float">
            <text:p>-0.43750905</text:p>
          </table:table-cell>
          <table:table-cell office:value-type="float" office:value="293.15252" calcext:value-type="float">
            <text:p>293.152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9000" calcext:value-type="float">
            <text:p>1569000</text:p>
          </table:table-cell>
          <table:table-cell office:value-type="float" office:value="0.001496052" calcext:value-type="float">
            <text:p>0.001496052</text:p>
          </table:table-cell>
          <table:table-cell office:value-type="float" office:value="-1.1246699" calcext:value-type="float">
            <text:p>-1.1246699</text:p>
          </table:table-cell>
          <table:table-cell office:value-type="float" office:value="-0.51154308" calcext:value-type="float">
            <text:p>-0.51154308</text:p>
          </table:table-cell>
          <table:table-cell office:value-type="float" office:value="293.11528" calcext:value-type="float">
            <text:p>293.115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0000" calcext:value-type="float">
            <text:p>1570000</text:p>
          </table:table-cell>
          <table:table-cell office:value-type="float" office:value="0.0013840567" calcext:value-type="float">
            <text:p>0.0013840567</text:p>
          </table:table-cell>
          <table:table-cell office:value-type="float" office:value="-1.0921887" calcext:value-type="float">
            <text:p>-1.0921887</text:p>
          </table:table-cell>
          <table:table-cell office:value-type="float" office:value="-0.50211986" calcext:value-type="float">
            <text:p>-0.50211986</text:p>
          </table:table-cell>
          <table:table-cell office:value-type="float" office:value="293.76146" calcext:value-type="float">
            <text:p>293.761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1000" calcext:value-type="float">
            <text:p>1571000</text:p>
          </table:table-cell>
          <table:table-cell office:value-type="float" office:value="0.0014508191" calcext:value-type="float">
            <text:p>0.0014508191</text:p>
          </table:table-cell>
          <table:table-cell office:value-type="float" office:value="-1.0387871" calcext:value-type="float">
            <text:p>-1.0387871</text:p>
          </table:table-cell>
          <table:table-cell office:value-type="float" office:value="-0.36978981" calcext:value-type="float">
            <text:p>-0.36978981</text:p>
          </table:table-cell>
          <table:table-cell office:value-type="float" office:value="290.94006" calcext:value-type="float">
            <text:p>290.94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2000" calcext:value-type="float">
            <text:p>1572000</text:p>
          </table:table-cell>
          <table:table-cell office:value-type="float" office:value="0.0014821762" calcext:value-type="float">
            <text:p>0.0014821762</text:p>
          </table:table-cell>
          <table:table-cell office:value-type="float" office:value="-1.0086736" calcext:value-type="float">
            <text:p>-1.0086736</text:p>
          </table:table-cell>
          <table:table-cell office:value-type="float" office:value="-0.42056088" calcext:value-type="float">
            <text:p>-0.42056088</text:p>
          </table:table-cell>
          <table:table-cell office:value-type="float" office:value="295.67473" calcext:value-type="float">
            <text:p>295.674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3000" calcext:value-type="float">
            <text:p>1573000</text:p>
          </table:table-cell>
          <table:table-cell office:value-type="float" office:value="0.0015356763" calcext:value-type="float">
            <text:p>0.0015356763</text:p>
          </table:table-cell>
          <table:table-cell office:value-type="float" office:value="-1.1050177" calcext:value-type="float">
            <text:p>-1.1050177</text:p>
          </table:table-cell>
          <table:table-cell office:value-type="float" office:value="-0.52616684" calcext:value-type="float">
            <text:p>-0.52616684</text:p>
          </table:table-cell>
          <table:table-cell office:value-type="float" office:value="290.18056" calcext:value-type="float">
            <text:p>290.180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4000" calcext:value-type="float">
            <text:p>1574000</text:p>
          </table:table-cell>
          <table:table-cell office:value-type="float" office:value="0.0015798854" calcext:value-type="float">
            <text:p>0.0015798854</text:p>
          </table:table-cell>
          <table:table-cell office:value-type="float" office:value="-1.2098844" calcext:value-type="float">
            <text:p>-1.2098844</text:p>
          </table:table-cell>
          <table:table-cell office:value-type="float" office:value="-0.59862911" calcext:value-type="float">
            <text:p>-0.59862911</text:p>
          </table:table-cell>
          <table:table-cell office:value-type="float" office:value="294.15706" calcext:value-type="float">
            <text:p>294.157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5000" calcext:value-type="float">
            <text:p>1575000</text:p>
          </table:table-cell>
          <table:table-cell office:value-type="float" office:value="0.0015896973" calcext:value-type="float">
            <text:p>0.0015896973</text:p>
          </table:table-cell>
          <table:table-cell office:value-type="float" office:value="-1.2252827" calcext:value-type="float">
            <text:p>-1.2252827</text:p>
          </table:table-cell>
          <table:table-cell office:value-type="float" office:value="-0.61385483" calcext:value-type="float">
            <text:p>-0.61385483</text:p>
          </table:table-cell>
          <table:table-cell office:value-type="float" office:value="290.35881" calcext:value-type="float">
            <text:p>290.358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6000" calcext:value-type="float">
            <text:p>1576000</text:p>
          </table:table-cell>
          <table:table-cell office:value-type="float" office:value="0.0015755163" calcext:value-type="float">
            <text:p>0.0015755163</text:p>
          </table:table-cell>
          <table:table-cell office:value-type="float" office:value="-1.083018" calcext:value-type="float">
            <text:p>-1.083018</text:p>
          </table:table-cell>
          <table:table-cell office:value-type="float" office:value="-0.45815669" calcext:value-type="float">
            <text:p>-0.45815669</text:p>
          </table:table-cell>
          <table:table-cell office:value-type="float" office:value="290.97706" calcext:value-type="float">
            <text:p>290.977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7000" calcext:value-type="float">
            <text:p>1577000</text:p>
          </table:table-cell>
          <table:table-cell office:value-type="float" office:value="0.0015104567" calcext:value-type="float">
            <text:p>0.0015104567</text:p>
          </table:table-cell>
          <table:table-cell office:value-type="float" office:value="-1.0050743" calcext:value-type="float">
            <text:p>-1.0050743</text:p>
          </table:table-cell>
          <table:table-cell office:value-type="float" office:value="-0.41360354" calcext:value-type="float">
            <text:p>-0.41360354</text:p>
          </table:table-cell>
          <table:table-cell office:value-type="float" office:value="292.92894" calcext:value-type="float">
            <text:p>292.928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8000" calcext:value-type="float">
            <text:p>1578000</text:p>
          </table:table-cell>
          <table:table-cell office:value-type="float" office:value="0.0012452517" calcext:value-type="float">
            <text:p>0.0012452517</text:p>
          </table:table-cell>
          <table:table-cell office:value-type="float" office:value="-0.95878193" calcext:value-type="float">
            <text:p>-0.95878193</text:p>
          </table:table-cell>
          <table:table-cell office:value-type="float" office:value="-0.41999637" calcext:value-type="float">
            <text:p>-0.41999637</text:p>
          </table:table-cell>
          <table:table-cell office:value-type="float" office:value="295.15003" calcext:value-type="float">
            <text:p>295.150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9000" calcext:value-type="float">
            <text:p>1579000</text:p>
          </table:table-cell>
          <table:table-cell office:value-type="float" office:value="0.0016508897" calcext:value-type="float">
            <text:p>0.0016508897</text:p>
          </table:table-cell>
          <table:table-cell office:value-type="float" office:value="-1.0078035" calcext:value-type="float">
            <text:p>-1.0078035</text:p>
          </table:table-cell>
          <table:table-cell office:value-type="float" office:value="-0.39732492" calcext:value-type="float">
            <text:p>-0.39732492</text:p>
          </table:table-cell>
          <table:table-cell office:value-type="float" office:value="288.14367" calcext:value-type="float">
            <text:p>288.143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0000" calcext:value-type="float">
            <text:p>1580000</text:p>
          </table:table-cell>
          <table:table-cell office:value-type="float" office:value="0.0014172588" calcext:value-type="float">
            <text:p>0.0014172588</text:p>
          </table:table-cell>
          <table:table-cell office:value-type="float" office:value="-0.98548857" calcext:value-type="float">
            <text:p>-0.98548857</text:p>
          </table:table-cell>
          <table:table-cell office:value-type="float" office:value="-0.36522639" calcext:value-type="float">
            <text:p>-0.36522639</text:p>
          </table:table-cell>
          <table:table-cell office:value-type="float" office:value="297.45539" calcext:value-type="float">
            <text:p>297.455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1000" calcext:value-type="float">
            <text:p>1581000</text:p>
          </table:table-cell>
          <table:table-cell office:value-type="float" office:value="0.0015927514" calcext:value-type="float">
            <text:p>0.0015927514</text:p>
          </table:table-cell>
          <table:table-cell office:value-type="float" office:value="-1.0516424" calcext:value-type="float">
            <text:p>-1.0516424</text:p>
          </table:table-cell>
          <table:table-cell office:value-type="float" office:value="-0.38972495" calcext:value-type="float">
            <text:p>-0.38972495</text:p>
          </table:table-cell>
          <table:table-cell office:value-type="float" office:value="298.35866" calcext:value-type="float">
            <text:p>298.358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2000" calcext:value-type="float">
            <text:p>1582000</text:p>
          </table:table-cell>
          <table:table-cell office:value-type="float" office:value="0.0014693925" calcext:value-type="float">
            <text:p>0.0014693925</text:p>
          </table:table-cell>
          <table:table-cell office:value-type="float" office:value="-0.94990085" calcext:value-type="float">
            <text:p>-0.94990085</text:p>
          </table:table-cell>
          <table:table-cell office:value-type="float" office:value="-0.39297189" calcext:value-type="float">
            <text:p>-0.39297189</text:p>
          </table:table-cell>
          <table:table-cell office:value-type="float" office:value="291.462" calcext:value-type="float">
            <text:p>291.4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3000" calcext:value-type="float">
            <text:p>1583000</text:p>
          </table:table-cell>
          <table:table-cell office:value-type="float" office:value="0.0015691768" calcext:value-type="float">
            <text:p>0.0015691768</text:p>
          </table:table-cell>
          <table:table-cell office:value-type="float" office:value="-1.0106008" calcext:value-type="float">
            <text:p>-1.0106008</text:p>
          </table:table-cell>
          <table:table-cell office:value-type="float" office:value="-0.3938918" calcext:value-type="float">
            <text:p>-0.3938918</text:p>
          </table:table-cell>
          <table:table-cell office:value-type="float" office:value="295.77786" calcext:value-type="float">
            <text:p>295.777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4000" calcext:value-type="float">
            <text:p>1584000</text:p>
          </table:table-cell>
          <table:table-cell office:value-type="float" office:value="0.0016068454" calcext:value-type="float">
            <text:p>0.0016068454</text:p>
          </table:table-cell>
          <table:table-cell office:value-type="float" office:value="-1.0951062" calcext:value-type="float">
            <text:p>-1.0951062</text:p>
          </table:table-cell>
          <table:table-cell office:value-type="float" office:value="-0.44310973" calcext:value-type="float">
            <text:p>-0.44310973</text:p>
          </table:table-cell>
          <table:table-cell office:value-type="float" office:value="296.18549" calcext:value-type="float">
            <text:p>296.185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5000" calcext:value-type="float">
            <text:p>1585000</text:p>
          </table:table-cell>
          <table:table-cell office:value-type="float" office:value="0.0014491793" calcext:value-type="float">
            <text:p>0.0014491793</text:p>
          </table:table-cell>
          <table:table-cell office:value-type="float" office:value="-1.0881233" calcext:value-type="float">
            <text:p>-1.0881233</text:p>
          </table:table-cell>
          <table:table-cell office:value-type="float" office:value="-0.50766257" calcext:value-type="float">
            <text:p>-0.50766257</text:p>
          </table:table-cell>
          <table:table-cell office:value-type="float" office:value="281.87112" calcext:value-type="float">
            <text:p>281.871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6000" calcext:value-type="float">
            <text:p>1586000</text:p>
          </table:table-cell>
          <table:table-cell office:value-type="float" office:value="0.001497196" calcext:value-type="float">
            <text:p>0.001497196</text:p>
          </table:table-cell>
          <table:table-cell office:value-type="float" office:value="-1.0468439" calcext:value-type="float">
            <text:p>-1.0468439</text:p>
          </table:table-cell>
          <table:table-cell office:value-type="float" office:value="-0.41211684" calcext:value-type="float">
            <text:p>-0.41211684</text:p>
          </table:table-cell>
          <table:table-cell office:value-type="float" office:value="293.97502" calcext:value-type="float">
            <text:p>293.97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7000" calcext:value-type="float">
            <text:p>1587000</text:p>
          </table:table-cell>
          <table:table-cell office:value-type="float" office:value="0.0015084798" calcext:value-type="float">
            <text:p>0.0015084798</text:p>
          </table:table-cell>
          <table:table-cell office:value-type="float" office:value="-1.0424007" calcext:value-type="float">
            <text:p>-1.0424007</text:p>
          </table:table-cell>
          <table:table-cell office:value-type="float" office:value="-0.39919136" calcext:value-type="float">
            <text:p>-0.39919136</text:p>
          </table:table-cell>
          <table:table-cell office:value-type="float" office:value="292.5579" calcext:value-type="float">
            <text:p>292.55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8000" calcext:value-type="float">
            <text:p>1588000</text:p>
          </table:table-cell>
          <table:table-cell office:value-type="float" office:value="0.0016146514" calcext:value-type="float">
            <text:p>0.0016146514</text:p>
          </table:table-cell>
          <table:table-cell office:value-type="float" office:value="-1.0534289" calcext:value-type="float">
            <text:p>-1.0534289</text:p>
          </table:table-cell>
          <table:table-cell office:value-type="float" office:value="-0.42071454" calcext:value-type="float">
            <text:p>-0.42071454</text:p>
          </table:table-cell>
          <table:table-cell office:value-type="float" office:value="293.70287" calcext:value-type="float">
            <text:p>293.702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9000" calcext:value-type="float">
            <text:p>1589000</text:p>
          </table:table-cell>
          <table:table-cell office:value-type="float" office:value="0.0014869766" calcext:value-type="float">
            <text:p>0.0014869766</text:p>
          </table:table-cell>
          <table:table-cell office:value-type="float" office:value="-0.9294895" calcext:value-type="float">
            <text:p>-0.9294895</text:p>
          </table:table-cell>
          <table:table-cell office:value-type="float" office:value="-0.29483361" calcext:value-type="float">
            <text:p>-0.29483361</text:p>
          </table:table-cell>
          <table:table-cell office:value-type="float" office:value="292.84314" calcext:value-type="float">
            <text:p>292.843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0000" calcext:value-type="float">
            <text:p>1590000</text:p>
          </table:table-cell>
          <table:table-cell office:value-type="float" office:value="0.0014228428" calcext:value-type="float">
            <text:p>0.0014228428</text:p>
          </table:table-cell>
          <table:table-cell office:value-type="float" office:value="-0.92744682" calcext:value-type="float">
            <text:p>-0.92744682</text:p>
          </table:table-cell>
          <table:table-cell office:value-type="float" office:value="-0.27265047" calcext:value-type="float">
            <text:p>-0.27265047</text:p>
          </table:table-cell>
          <table:table-cell office:value-type="float" office:value="290.47546" calcext:value-type="float">
            <text:p>290.475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1000" calcext:value-type="float">
            <text:p>1591000</text:p>
          </table:table-cell>
          <table:table-cell office:value-type="float" office:value="0.0015513352" calcext:value-type="float">
            <text:p>0.0015513352</text:p>
          </table:table-cell>
          <table:table-cell office:value-type="float" office:value="-1.1019106" calcext:value-type="float">
            <text:p>-1.1019106</text:p>
          </table:table-cell>
          <table:table-cell office:value-type="float" office:value="-0.40138338" calcext:value-type="float">
            <text:p>-0.40138338</text:p>
          </table:table-cell>
          <table:table-cell office:value-type="float" office:value="292.637" calcext:value-type="float">
            <text:p>292.6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2000" calcext:value-type="float">
            <text:p>1592000</text:p>
          </table:table-cell>
          <table:table-cell office:value-type="float" office:value="0.0015427838" calcext:value-type="float">
            <text:p>0.0015427838</text:p>
          </table:table-cell>
          <table:table-cell office:value-type="float" office:value="-0.97448644" calcext:value-type="float">
            <text:p>-0.97448644</text:p>
          </table:table-cell>
          <table:table-cell office:value-type="float" office:value="-0.29158666" calcext:value-type="float">
            <text:p>-0.29158666</text:p>
          </table:table-cell>
          <table:table-cell office:value-type="float" office:value="297.33731" calcext:value-type="float">
            <text:p>297.337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3000" calcext:value-type="float">
            <text:p>1593000</text:p>
          </table:table-cell>
          <table:table-cell office:value-type="float" office:value="0.0014924672" calcext:value-type="float">
            <text:p>0.0014924672</text:p>
          </table:table-cell>
          <table:table-cell office:value-type="float" office:value="-0.93093653" calcext:value-type="float">
            <text:p>-0.93093653</text:p>
          </table:table-cell>
          <table:table-cell office:value-type="float" office:value="-0.2457988" calcext:value-type="float">
            <text:p>-0.2457988</text:p>
          </table:table-cell>
          <table:table-cell office:value-type="float" office:value="290.94791" calcext:value-type="float">
            <text:p>290.947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4000" calcext:value-type="float">
            <text:p>1594000</text:p>
          </table:table-cell>
          <table:table-cell office:value-type="float" office:value="0.0015234898" calcext:value-type="float">
            <text:p>0.0015234898</text:p>
          </table:table-cell>
          <table:table-cell office:value-type="float" office:value="-0.95783473" calcext:value-type="float">
            <text:p>-0.95783473</text:p>
          </table:table-cell>
          <table:table-cell office:value-type="float" office:value="-0.27065359" calcext:value-type="float">
            <text:p>-0.27065359</text:p>
          </table:table-cell>
          <table:table-cell office:value-type="float" office:value="292.7708" calcext:value-type="float">
            <text:p>292.77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5000" calcext:value-type="float">
            <text:p>1595000</text:p>
          </table:table-cell>
          <table:table-cell office:value-type="float" office:value="0.0013352146" calcext:value-type="float">
            <text:p>0.0013352146</text:p>
          </table:table-cell>
          <table:table-cell office:value-type="float" office:value="-0.96560198" calcext:value-type="float">
            <text:p>-0.96560198</text:p>
          </table:table-cell>
          <table:table-cell office:value-type="float" office:value="-0.31221929" calcext:value-type="float">
            <text:p>-0.31221929</text:p>
          </table:table-cell>
          <table:table-cell office:value-type="float" office:value="289.73609" calcext:value-type="float">
            <text:p>289.736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6000" calcext:value-type="float">
            <text:p>1596000</text:p>
          </table:table-cell>
          <table:table-cell office:value-type="float" office:value="0.0013899411" calcext:value-type="float">
            <text:p>0.0013899411</text:p>
          </table:table-cell>
          <table:table-cell office:value-type="float" office:value="-1.0205458" calcext:value-type="float">
            <text:p>-1.0205458</text:p>
          </table:table-cell>
          <table:table-cell office:value-type="float" office:value="-0.38080247" calcext:value-type="float">
            <text:p>-0.38080247</text:p>
          </table:table-cell>
          <table:table-cell office:value-type="float" office:value="293.11938" calcext:value-type="float">
            <text:p>293.119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7000" calcext:value-type="float">
            <text:p>1597000</text:p>
          </table:table-cell>
          <table:table-cell office:value-type="float" office:value="0.0013862246" calcext:value-type="float">
            <text:p>0.0013862246</text:p>
          </table:table-cell>
          <table:table-cell office:value-type="float" office:value="-1.0534001" calcext:value-type="float">
            <text:p>-1.0534001</text:p>
          </table:table-cell>
          <table:table-cell office:value-type="float" office:value="-0.38938254" calcext:value-type="float">
            <text:p>-0.38938254</text:p>
          </table:table-cell>
          <table:table-cell office:value-type="float" office:value="297.91448" calcext:value-type="float">
            <text:p>297.91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8000" calcext:value-type="float">
            <text:p>1598000</text:p>
          </table:table-cell>
          <table:table-cell office:value-type="float" office:value="0.0012630319" calcext:value-type="float">
            <text:p>0.0012630319</text:p>
          </table:table-cell>
          <table:table-cell office:value-type="float" office:value="-0.98601569" calcext:value-type="float">
            <text:p>-0.98601569</text:p>
          </table:table-cell>
          <table:table-cell office:value-type="float" office:value="-0.30381798" calcext:value-type="float">
            <text:p>-0.30381798</text:p>
          </table:table-cell>
          <table:table-cell office:value-type="float" office:value="284.45248" calcext:value-type="float">
            <text:p>284.452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9000" calcext:value-type="float">
            <text:p>1599000</text:p>
          </table:table-cell>
          <table:table-cell office:value-type="float" office:value="0.0015779946" calcext:value-type="float">
            <text:p>0.0015779946</text:p>
          </table:table-cell>
          <table:table-cell office:value-type="float" office:value="-1.0596422" calcext:value-type="float">
            <text:p>-1.0596422</text:p>
          </table:table-cell>
          <table:table-cell office:value-type="float" office:value="-0.17468484" calcext:value-type="float">
            <text:p>-0.17468484</text:p>
          </table:table-cell>
          <table:table-cell office:value-type="float" office:value="292.62762" calcext:value-type="float">
            <text:p>292.627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0000" calcext:value-type="float">
            <text:p>1600000</text:p>
          </table:table-cell>
          <table:table-cell office:value-type="float" office:value="0.0016191572" calcext:value-type="float">
            <text:p>0.0016191572</text:p>
          </table:table-cell>
          <table:table-cell office:value-type="float" office:value="-1.0477721" calcext:value-type="float">
            <text:p>-1.0477721</text:p>
          </table:table-cell>
          <table:table-cell office:value-type="float" office:value="-0.24663036" calcext:value-type="float">
            <text:p>-0.24663036</text:p>
          </table:table-cell>
          <table:table-cell office:value-type="float" office:value="289.20957" calcext:value-type="float">
            <text:p>289.209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1000" calcext:value-type="float">
            <text:p>1601000</text:p>
          </table:table-cell>
          <table:table-cell office:value-type="float" office:value="0.0013788252" calcext:value-type="float">
            <text:p>0.0013788252</text:p>
          </table:table-cell>
          <table:table-cell office:value-type="float" office:value="-0.99999451" calcext:value-type="float">
            <text:p>-0.99999451</text:p>
          </table:table-cell>
          <table:table-cell office:value-type="float" office:value="-0.33376477" calcext:value-type="float">
            <text:p>-0.33376477</text:p>
          </table:table-cell>
          <table:table-cell office:value-type="float" office:value="299.47725" calcext:value-type="float">
            <text:p>299.477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2000" calcext:value-type="float">
            <text:p>1602000</text:p>
          </table:table-cell>
          <table:table-cell office:value-type="float" office:value="0.0014955329" calcext:value-type="float">
            <text:p>0.0014955329</text:p>
          </table:table-cell>
          <table:table-cell office:value-type="float" office:value="-1.0021105" calcext:value-type="float">
            <text:p>-1.0021105</text:p>
          </table:table-cell>
          <table:table-cell office:value-type="float" office:value="-0.25692018" calcext:value-type="float">
            <text:p>-0.25692018</text:p>
          </table:table-cell>
          <table:table-cell office:value-type="float" office:value="289.26236" calcext:value-type="float">
            <text:p>289.262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3000" calcext:value-type="float">
            <text:p>1603000</text:p>
          </table:table-cell>
          <table:table-cell office:value-type="float" office:value="0.0015707375" calcext:value-type="float">
            <text:p>0.0015707375</text:p>
          </table:table-cell>
          <table:table-cell office:value-type="float" office:value="-0.97078283" calcext:value-type="float">
            <text:p>-0.97078283</text:p>
          </table:table-cell>
          <table:table-cell office:value-type="float" office:value="-0.22073269" calcext:value-type="float">
            <text:p>-0.22073269</text:p>
          </table:table-cell>
          <table:table-cell office:value-type="float" office:value="297.48442" calcext:value-type="float">
            <text:p>297.484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4000" calcext:value-type="float">
            <text:p>1604000</text:p>
          </table:table-cell>
          <table:table-cell office:value-type="float" office:value="0.0015074178" calcext:value-type="float">
            <text:p>0.0015074178</text:p>
          </table:table-cell>
          <table:table-cell office:value-type="float" office:value="-0.88969335" calcext:value-type="float">
            <text:p>-0.88969335</text:p>
          </table:table-cell>
          <table:table-cell office:value-type="float" office:value="-0.18163189" calcext:value-type="float">
            <text:p>-0.18163189</text:p>
          </table:table-cell>
          <table:table-cell office:value-type="float" office:value="291.63245" calcext:value-type="float">
            <text:p>291.632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5000" calcext:value-type="float">
            <text:p>1605000</text:p>
          </table:table-cell>
          <table:table-cell office:value-type="float" office:value="0.0014994679" calcext:value-type="float">
            <text:p>0.0014994679</text:p>
          </table:table-cell>
          <table:table-cell office:value-type="float" office:value="-0.83783773" calcext:value-type="float">
            <text:p>-0.83783773</text:p>
          </table:table-cell>
          <table:table-cell office:value-type="float" office:value="-0.12133772" calcext:value-type="float">
            <text:p>-0.12133772</text:p>
          </table:table-cell>
          <table:table-cell office:value-type="float" office:value="286.44139" calcext:value-type="float">
            <text:p>286.441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6000" calcext:value-type="float">
            <text:p>1606000</text:p>
          </table:table-cell>
          <table:table-cell office:value-type="float" office:value="0.0016110082" calcext:value-type="float">
            <text:p>0.0016110082</text:p>
          </table:table-cell>
          <table:table-cell office:value-type="float" office:value="-0.88221612" calcext:value-type="float">
            <text:p>-0.88221612</text:p>
          </table:table-cell>
          <table:table-cell office:value-type="float" office:value="-0.12804434" calcext:value-type="float">
            <text:p>-0.12804434</text:p>
          </table:table-cell>
          <table:table-cell office:value-type="float" office:value="291.73515" calcext:value-type="float">
            <text:p>291.735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7000" calcext:value-type="float">
            <text:p>1607000</text:p>
          </table:table-cell>
          <table:table-cell office:value-type="float" office:value="0.0016536268" calcext:value-type="float">
            <text:p>0.0016536268</text:p>
          </table:table-cell>
          <table:table-cell office:value-type="float" office:value="-0.93174628" calcext:value-type="float">
            <text:p>-0.93174628</text:p>
          </table:table-cell>
          <table:table-cell office:value-type="float" office:value="-0.25905617" calcext:value-type="float">
            <text:p>-0.25905617</text:p>
          </table:table-cell>
          <table:table-cell office:value-type="float" office:value="295.24986" calcext:value-type="float">
            <text:p>295.249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8000" calcext:value-type="float">
            <text:p>1608000</text:p>
          </table:table-cell>
          <table:table-cell office:value-type="float" office:value="0.0016218262" calcext:value-type="float">
            <text:p>0.0016218262</text:p>
          </table:table-cell>
          <table:table-cell office:value-type="float" office:value="-1.0320461" calcext:value-type="float">
            <text:p>-1.0320461</text:p>
          </table:table-cell>
          <table:table-cell office:value-type="float" office:value="-0.28182262" calcext:value-type="float">
            <text:p>-0.28182262</text:p>
          </table:table-cell>
          <table:table-cell office:value-type="float" office:value="287.15051" calcext:value-type="float">
            <text:p>287.150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9000" calcext:value-type="float">
            <text:p>1609000</text:p>
          </table:table-cell>
          <table:table-cell office:value-type="float" office:value="0.0015834148" calcext:value-type="float">
            <text:p>0.0015834148</text:p>
          </table:table-cell>
          <table:table-cell office:value-type="float" office:value="-0.94945953" calcext:value-type="float">
            <text:p>-0.94945953</text:p>
          </table:table-cell>
          <table:table-cell office:value-type="float" office:value="-0.29725671" calcext:value-type="float">
            <text:p>-0.29725671</text:p>
          </table:table-cell>
          <table:table-cell office:value-type="float" office:value="295.52236" calcext:value-type="float">
            <text:p>295.522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0000" calcext:value-type="float">
            <text:p>1610000</text:p>
          </table:table-cell>
          <table:table-cell office:value-type="float" office:value="0.0015528985" calcext:value-type="float">
            <text:p>0.0015528985</text:p>
          </table:table-cell>
          <table:table-cell office:value-type="float" office:value="-0.77302369" calcext:value-type="float">
            <text:p>-0.77302369</text:p>
          </table:table-cell>
          <table:table-cell office:value-type="float" office:value="-0.0341875" calcext:value-type="float">
            <text:p>-0.0341875</text:p>
          </table:table-cell>
          <table:table-cell office:value-type="float" office:value="286.64018" calcext:value-type="float">
            <text:p>286.64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1000" calcext:value-type="float">
            <text:p>1611000</text:p>
          </table:table-cell>
          <table:table-cell office:value-type="float" office:value="0.0014884204" calcext:value-type="float">
            <text:p>0.0014884204</text:p>
          </table:table-cell>
          <table:table-cell office:value-type="float" office:value="-0.69578999" calcext:value-type="float">
            <text:p>-0.69578999</text:p>
          </table:table-cell>
          <table:table-cell office:value-type="float" office:value="-0.038807811" calcext:value-type="float">
            <text:p>-0.038807811</text:p>
          </table:table-cell>
          <table:table-cell office:value-type="float" office:value="297.43606" calcext:value-type="float">
            <text:p>297.436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2000" calcext:value-type="float">
            <text:p>1612000</text:p>
          </table:table-cell>
          <table:table-cell office:value-type="float" office:value="0.0014470585" calcext:value-type="float">
            <text:p>0.0014470585</text:p>
          </table:table-cell>
          <table:table-cell office:value-type="float" office:value="-0.65802241" calcext:value-type="float">
            <text:p>-0.65802241</text:p>
          </table:table-cell>
          <table:table-cell office:value-type="float" office:value="0.013884565" calcext:value-type="float">
            <text:p>0.013884565</text:p>
          </table:table-cell>
          <table:table-cell office:value-type="float" office:value="293.59796" calcext:value-type="float">
            <text:p>293.597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3000" calcext:value-type="float">
            <text:p>1613000</text:p>
          </table:table-cell>
          <table:table-cell office:value-type="float" office:value="0.001536954" calcext:value-type="float">
            <text:p>0.001536954</text:p>
          </table:table-cell>
          <table:table-cell office:value-type="float" office:value="-0.85826997" calcext:value-type="float">
            <text:p>-0.85826997</text:p>
          </table:table-cell>
          <table:table-cell office:value-type="float" office:value="-0.13551987" calcext:value-type="float">
            <text:p>-0.13551987</text:p>
          </table:table-cell>
          <table:table-cell office:value-type="float" office:value="290.60334" calcext:value-type="float">
            <text:p>290.603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4000" calcext:value-type="float">
            <text:p>1614000</text:p>
          </table:table-cell>
          <table:table-cell office:value-type="float" office:value="0.0015365299" calcext:value-type="float">
            <text:p>0.0015365299</text:p>
          </table:table-cell>
          <table:table-cell office:value-type="float" office:value="-1.0505115" calcext:value-type="float">
            <text:p>-1.0505115</text:p>
          </table:table-cell>
          <table:table-cell office:value-type="float" office:value="-0.37434376" calcext:value-type="float">
            <text:p>-0.37434376</text:p>
          </table:table-cell>
          <table:table-cell office:value-type="float" office:value="290.47156" calcext:value-type="float">
            <text:p>290.471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5000" calcext:value-type="float">
            <text:p>1615000</text:p>
          </table:table-cell>
          <table:table-cell office:value-type="float" office:value="0.0014481134" calcext:value-type="float">
            <text:p>0.0014481134</text:p>
          </table:table-cell>
          <table:table-cell office:value-type="float" office:value="-0.89214243" calcext:value-type="float">
            <text:p>-0.89214243</text:p>
          </table:table-cell>
          <table:table-cell office:value-type="float" office:value="-0.24902891" calcext:value-type="float">
            <text:p>-0.24902891</text:p>
          </table:table-cell>
          <table:table-cell office:value-type="float" office:value="287.97356" calcext:value-type="float">
            <text:p>287.973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6000" calcext:value-type="float">
            <text:p>1616000</text:p>
          </table:table-cell>
          <table:table-cell office:value-type="float" office:value="0.001434066" calcext:value-type="float">
            <text:p>0.001434066</text:p>
          </table:table-cell>
          <table:table-cell office:value-type="float" office:value="-0.74391391" calcext:value-type="float">
            <text:p>-0.74391391</text:p>
          </table:table-cell>
          <table:table-cell office:value-type="float" office:value="-0.060463476" calcext:value-type="float">
            <text:p>-0.060463476</text:p>
          </table:table-cell>
          <table:table-cell office:value-type="float" office:value="299.6005" calcext:value-type="float">
            <text:p>299.6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7000" calcext:value-type="float">
            <text:p>1617000</text:p>
          </table:table-cell>
          <table:table-cell office:value-type="float" office:value="0.0014472986" calcext:value-type="float">
            <text:p>0.0014472986</text:p>
          </table:table-cell>
          <table:table-cell office:value-type="float" office:value="-0.71197907" calcext:value-type="float">
            <text:p>-0.71197907</text:p>
          </table:table-cell>
          <table:table-cell office:value-type="float" office:value="-0.035545198" calcext:value-type="float">
            <text:p>-0.035545198</text:p>
          </table:table-cell>
          <table:table-cell office:value-type="float" office:value="289.21298" calcext:value-type="float">
            <text:p>289.212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8000" calcext:value-type="float">
            <text:p>1618000</text:p>
          </table:table-cell>
          <table:table-cell office:value-type="float" office:value="0.001475473" calcext:value-type="float">
            <text:p>0.001475473</text:p>
          </table:table-cell>
          <table:table-cell office:value-type="float" office:value="-0.76396048" calcext:value-type="float">
            <text:p>-0.76396048</text:p>
          </table:table-cell>
          <table:table-cell office:value-type="float" office:value="-0.049134578" calcext:value-type="float">
            <text:p>-0.049134578</text:p>
          </table:table-cell>
          <table:table-cell office:value-type="float" office:value="291.78313" calcext:value-type="float">
            <text:p>291.783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9000" calcext:value-type="float">
            <text:p>1619000</text:p>
          </table:table-cell>
          <table:table-cell office:value-type="float" office:value="0.0015284013" calcext:value-type="float">
            <text:p>0.0015284013</text:p>
          </table:table-cell>
          <table:table-cell office:value-type="float" office:value="-1.0113406" calcext:value-type="float">
            <text:p>-1.0113406</text:p>
          </table:table-cell>
          <table:table-cell office:value-type="float" office:value="-0.28794513" calcext:value-type="float">
            <text:p>-0.28794513</text:p>
          </table:table-cell>
          <table:table-cell office:value-type="float" office:value="292.93463" calcext:value-type="float">
            <text:p>292.934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0000" calcext:value-type="float">
            <text:p>1620000</text:p>
          </table:table-cell>
          <table:table-cell office:value-type="float" office:value="0.0015649035" calcext:value-type="float">
            <text:p>0.0015649035</text:p>
          </table:table-cell>
          <table:table-cell office:value-type="float" office:value="-1.1442272" calcext:value-type="float">
            <text:p>-1.1442272</text:p>
          </table:table-cell>
          <table:table-cell office:value-type="float" office:value="-0.40599455" calcext:value-type="float">
            <text:p>-0.40599455</text:p>
          </table:table-cell>
          <table:table-cell office:value-type="float" office:value="292.30658" calcext:value-type="float">
            <text:p>292.306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1000" calcext:value-type="float">
            <text:p>1621000</text:p>
          </table:table-cell>
          <table:table-cell office:value-type="float" office:value="0.0014075842" calcext:value-type="float">
            <text:p>0.0014075842</text:p>
          </table:table-cell>
          <table:table-cell office:value-type="float" office:value="-1.0060199" calcext:value-type="float">
            <text:p>-1.0060199</text:p>
          </table:table-cell>
          <table:table-cell office:value-type="float" office:value="-0.21664525" calcext:value-type="float">
            <text:p>-0.21664525</text:p>
          </table:table-cell>
          <table:table-cell office:value-type="float" office:value="291.78009" calcext:value-type="float">
            <text:p>291.78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2000" calcext:value-type="float">
            <text:p>1622000</text:p>
          </table:table-cell>
          <table:table-cell office:value-type="float" office:value="0.0014915015" calcext:value-type="float">
            <text:p>0.0014915015</text:p>
          </table:table-cell>
          <table:table-cell office:value-type="float" office:value="-0.81310851" calcext:value-type="float">
            <text:p>-0.81310851</text:p>
          </table:table-cell>
          <table:table-cell office:value-type="float" office:value="-0.051876214" calcext:value-type="float">
            <text:p>-0.051876214</text:p>
          </table:table-cell>
          <table:table-cell office:value-type="float" office:value="298.77708" calcext:value-type="float">
            <text:p>298.777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3000" calcext:value-type="float">
            <text:p>1623000</text:p>
          </table:table-cell>
          <table:table-cell office:value-type="float" office:value="0.00158348" calcext:value-type="float">
            <text:p>0.00158348</text:p>
          </table:table-cell>
          <table:table-cell office:value-type="float" office:value="-0.70694542" calcext:value-type="float">
            <text:p>-0.70694542</text:p>
          </table:table-cell>
          <table:table-cell office:value-type="float" office:value="-0.039927807" calcext:value-type="float">
            <text:p>-0.039927807</text:p>
          </table:table-cell>
          <table:table-cell office:value-type="float" office:value="291.0919" calcext:value-type="float">
            <text:p>291.09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4000" calcext:value-type="float">
            <text:p>1624000</text:p>
          </table:table-cell>
          <table:table-cell office:value-type="float" office:value="0.0015868674" calcext:value-type="float">
            <text:p>0.0015868674</text:p>
          </table:table-cell>
          <table:table-cell office:value-type="float" office:value="-0.88049457" calcext:value-type="float">
            <text:p>-0.88049457</text:p>
          </table:table-cell>
          <table:table-cell office:value-type="float" office:value="-0.17561899" calcext:value-type="float">
            <text:p>-0.17561899</text:p>
          </table:table-cell>
          <table:table-cell office:value-type="float" office:value="291.44106" calcext:value-type="float">
            <text:p>291.441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5000" calcext:value-type="float">
            <text:p>1625000</text:p>
          </table:table-cell>
          <table:table-cell office:value-type="float" office:value="0.0015226092" calcext:value-type="float">
            <text:p>0.0015226092</text:p>
          </table:table-cell>
          <table:table-cell office:value-type="float" office:value="-1.1251522" calcext:value-type="float">
            <text:p>-1.1251522</text:p>
          </table:table-cell>
          <table:table-cell office:value-type="float" office:value="-0.4795401" calcext:value-type="float">
            <text:p>-0.4795401</text:p>
          </table:table-cell>
          <table:table-cell office:value-type="float" office:value="290.37945" calcext:value-type="float">
            <text:p>290.379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6000" calcext:value-type="float">
            <text:p>1626000</text:p>
          </table:table-cell>
          <table:table-cell office:value-type="float" office:value="0.0015860279" calcext:value-type="float">
            <text:p>0.0015860279</text:p>
          </table:table-cell>
          <table:table-cell office:value-type="float" office:value="-1.2016959" calcext:value-type="float">
            <text:p>-1.2016959</text:p>
          </table:table-cell>
          <table:table-cell office:value-type="float" office:value="-0.5104861" calcext:value-type="float">
            <text:p>-0.5104861</text:p>
          </table:table-cell>
          <table:table-cell office:value-type="float" office:value="292.64483" calcext:value-type="float">
            <text:p>292.644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7000" calcext:value-type="float">
            <text:p>1627000</text:p>
          </table:table-cell>
          <table:table-cell office:value-type="float" office:value="0.0015388806" calcext:value-type="float">
            <text:p>0.0015388806</text:p>
          </table:table-cell>
          <table:table-cell office:value-type="float" office:value="-1.031392" calcext:value-type="float">
            <text:p>-1.031392</text:p>
          </table:table-cell>
          <table:table-cell office:value-type="float" office:value="-0.35858375" calcext:value-type="float">
            <text:p>-0.35858375</text:p>
          </table:table-cell>
          <table:table-cell office:value-type="float" office:value="296.00662" calcext:value-type="float">
            <text:p>296.006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8000" calcext:value-type="float">
            <text:p>1628000</text:p>
          </table:table-cell>
          <table:table-cell office:value-type="float" office:value="0.0015699219" calcext:value-type="float">
            <text:p>0.0015699219</text:p>
          </table:table-cell>
          <table:table-cell office:value-type="float" office:value="-0.95009924" calcext:value-type="float">
            <text:p>-0.95009924</text:p>
          </table:table-cell>
          <table:table-cell office:value-type="float" office:value="-0.2225162" calcext:value-type="float">
            <text:p>-0.2225162</text:p>
          </table:table-cell>
          <table:table-cell office:value-type="float" office:value="292.94683" calcext:value-type="float">
            <text:p>292.946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9000" calcext:value-type="float">
            <text:p>1629000</text:p>
          </table:table-cell>
          <table:table-cell office:value-type="float" office:value="0.0015534037" calcext:value-type="float">
            <text:p>0.0015534037</text:p>
          </table:table-cell>
          <table:table-cell office:value-type="float" office:value="-0.86661232" calcext:value-type="float">
            <text:p>-0.86661232</text:p>
          </table:table-cell>
          <table:table-cell office:value-type="float" office:value="-0.18440194" calcext:value-type="float">
            <text:p>-0.18440194</text:p>
          </table:table-cell>
          <table:table-cell office:value-type="float" office:value="293.53192" calcext:value-type="float">
            <text:p>293.531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0000" calcext:value-type="float">
            <text:p>1630000</text:p>
          </table:table-cell>
          <table:table-cell office:value-type="float" office:value="0.0015212689" calcext:value-type="float">
            <text:p>0.0015212689</text:p>
          </table:table-cell>
          <table:table-cell office:value-type="float" office:value="-0.93853622" calcext:value-type="float">
            <text:p>-0.93853622</text:p>
          </table:table-cell>
          <table:table-cell office:value-type="float" office:value="-0.26591609" calcext:value-type="float">
            <text:p>-0.26591609</text:p>
          </table:table-cell>
          <table:table-cell office:value-type="float" office:value="293.36798" calcext:value-type="float">
            <text:p>293.367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1000" calcext:value-type="float">
            <text:p>1631000</text:p>
          </table:table-cell>
          <table:table-cell office:value-type="float" office:value="0.0016481309" calcext:value-type="float">
            <text:p>0.0016481309</text:p>
          </table:table-cell>
          <table:table-cell office:value-type="float" office:value="-1.0443628" calcext:value-type="float">
            <text:p>-1.0443628</text:p>
          </table:table-cell>
          <table:table-cell office:value-type="float" office:value="-0.33860432" calcext:value-type="float">
            <text:p>-0.33860432</text:p>
          </table:table-cell>
          <table:table-cell office:value-type="float" office:value="289.11132" calcext:value-type="float">
            <text:p>289.111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2000" calcext:value-type="float">
            <text:p>1632000</text:p>
          </table:table-cell>
          <table:table-cell office:value-type="float" office:value="0.0015495424" calcext:value-type="float">
            <text:p>0.0015495424</text:p>
          </table:table-cell>
          <table:table-cell office:value-type="float" office:value="-1.0098223" calcext:value-type="float">
            <text:p>-1.0098223</text:p>
          </table:table-cell>
          <table:table-cell office:value-type="float" office:value="-0.41478988" calcext:value-type="float">
            <text:p>-0.41478988</text:p>
          </table:table-cell>
          <table:table-cell office:value-type="float" office:value="292.08052" calcext:value-type="float">
            <text:p>292.080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3000" calcext:value-type="float">
            <text:p>1633000</text:p>
          </table:table-cell>
          <table:table-cell office:value-type="float" office:value="0.0015748401" calcext:value-type="float">
            <text:p>0.0015748401</text:p>
          </table:table-cell>
          <table:table-cell office:value-type="float" office:value="-0.92362708" calcext:value-type="float">
            <text:p>-0.92362708</text:p>
          </table:table-cell>
          <table:table-cell office:value-type="float" office:value="-0.28604904" calcext:value-type="float">
            <text:p>-0.28604904</text:p>
          </table:table-cell>
          <table:table-cell office:value-type="float" office:value="295.16055" calcext:value-type="float">
            <text:p>295.160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4000" calcext:value-type="float">
            <text:p>1634000</text:p>
          </table:table-cell>
          <table:table-cell office:value-type="float" office:value="0.0016026709" calcext:value-type="float">
            <text:p>0.0016026709</text:p>
          </table:table-cell>
          <table:table-cell office:value-type="float" office:value="-0.96961306" calcext:value-type="float">
            <text:p>-0.96961306</text:p>
          </table:table-cell>
          <table:table-cell office:value-type="float" office:value="-0.33045769" calcext:value-type="float">
            <text:p>-0.33045769</text:p>
          </table:table-cell>
          <table:table-cell office:value-type="float" office:value="294.44806" calcext:value-type="float">
            <text:p>294.448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5000" calcext:value-type="float">
            <text:p>1635000</text:p>
          </table:table-cell>
          <table:table-cell office:value-type="float" office:value="0.0016478864" calcext:value-type="float">
            <text:p>0.0016478864</text:p>
          </table:table-cell>
          <table:table-cell office:value-type="float" office:value="-1.0852096" calcext:value-type="float">
            <text:p>-1.0852096</text:p>
          </table:table-cell>
          <table:table-cell office:value-type="float" office:value="-0.38763309" calcext:value-type="float">
            <text:p>-0.38763309</text:p>
          </table:table-cell>
          <table:table-cell office:value-type="float" office:value="283.90538" calcext:value-type="float">
            <text:p>283.9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6000" calcext:value-type="float">
            <text:p>1636000</text:p>
          </table:table-cell>
          <table:table-cell office:value-type="float" office:value="0.0015695186" calcext:value-type="float">
            <text:p>0.0015695186</text:p>
          </table:table-cell>
          <table:table-cell office:value-type="float" office:value="-1.077917" calcext:value-type="float">
            <text:p>-1.077917</text:p>
          </table:table-cell>
          <table:table-cell office:value-type="float" office:value="-0.38610876" calcext:value-type="float">
            <text:p>-0.38610876</text:p>
          </table:table-cell>
          <table:table-cell office:value-type="float" office:value="300.24352" calcext:value-type="float">
            <text:p>300.243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7000" calcext:value-type="float">
            <text:p>1637000</text:p>
          </table:table-cell>
          <table:table-cell office:value-type="float" office:value="0.0014952403" calcext:value-type="float">
            <text:p>0.0014952403</text:p>
          </table:table-cell>
          <table:table-cell office:value-type="float" office:value="-0.95245013" calcext:value-type="float">
            <text:p>-0.95245013</text:p>
          </table:table-cell>
          <table:table-cell office:value-type="float" office:value="-0.31926596" calcext:value-type="float">
            <text:p>-0.31926596</text:p>
          </table:table-cell>
          <table:table-cell office:value-type="float" office:value="290.15905" calcext:value-type="float">
            <text:p>290.159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000" calcext:value-type="float">
            <text:p>1638000</text:p>
          </table:table-cell>
          <table:table-cell office:value-type="float" office:value="0.0014587975" calcext:value-type="float">
            <text:p>0.0014587975</text:p>
          </table:table-cell>
          <table:table-cell office:value-type="float" office:value="-0.82884714" calcext:value-type="float">
            <text:p>-0.82884714</text:p>
          </table:table-cell>
          <table:table-cell office:value-type="float" office:value="-0.25145386" calcext:value-type="float">
            <text:p>-0.25145386</text:p>
          </table:table-cell>
          <table:table-cell office:value-type="float" office:value="296.56176" calcext:value-type="float">
            <text:p>296.561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9000" calcext:value-type="float">
            <text:p>1639000</text:p>
          </table:table-cell>
          <table:table-cell office:value-type="float" office:value="0.0015798519" calcext:value-type="float">
            <text:p>0.0015798519</text:p>
          </table:table-cell>
          <table:table-cell office:value-type="float" office:value="-0.87782771" calcext:value-type="float">
            <text:p>-0.87782771</text:p>
          </table:table-cell>
          <table:table-cell office:value-type="float" office:value="-0.25133465" calcext:value-type="float">
            <text:p>-0.25133465</text:p>
          </table:table-cell>
          <table:table-cell office:value-type="float" office:value="289.15723" calcext:value-type="float">
            <text:p>289.157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0000" calcext:value-type="float">
            <text:p>1640000</text:p>
          </table:table-cell>
          <table:table-cell office:value-type="float" office:value="0.0015740696" calcext:value-type="float">
            <text:p>0.0015740696</text:p>
          </table:table-cell>
          <table:table-cell office:value-type="float" office:value="-0.96035582" calcext:value-type="float">
            <text:p>-0.96035582</text:p>
          </table:table-cell>
          <table:table-cell office:value-type="float" office:value="-0.36967805" calcext:value-type="float">
            <text:p>-0.36967805</text:p>
          </table:table-cell>
          <table:table-cell office:value-type="float" office:value="291.62745" calcext:value-type="float">
            <text:p>291.627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1000" calcext:value-type="float">
            <text:p>1641000</text:p>
          </table:table-cell>
          <table:table-cell office:value-type="float" office:value="0.0014768348" calcext:value-type="float">
            <text:p>0.0014768348</text:p>
          </table:table-cell>
          <table:table-cell office:value-type="float" office:value="-1.0303721" calcext:value-type="float">
            <text:p>-1.0303721</text:p>
          </table:table-cell>
          <table:table-cell office:value-type="float" office:value="-0.47799026" calcext:value-type="float">
            <text:p>-0.47799026</text:p>
          </table:table-cell>
          <table:table-cell office:value-type="float" office:value="293.89111" calcext:value-type="float">
            <text:p>293.891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2000" calcext:value-type="float">
            <text:p>1642000</text:p>
          </table:table-cell>
          <table:table-cell office:value-type="float" office:value="0.0015492685" calcext:value-type="float">
            <text:p>0.0015492685</text:p>
          </table:table-cell>
          <table:table-cell office:value-type="float" office:value="-1.0833689" calcext:value-type="float">
            <text:p>-1.0833689</text:p>
          </table:table-cell>
          <table:table-cell office:value-type="float" office:value="-0.43214456" calcext:value-type="float">
            <text:p>-0.43214456</text:p>
          </table:table-cell>
          <table:table-cell office:value-type="float" office:value="295.91871" calcext:value-type="float">
            <text:p>295.918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3000" calcext:value-type="float">
            <text:p>1643000</text:p>
          </table:table-cell>
          <table:table-cell office:value-type="float" office:value="0.0014550957" calcext:value-type="float">
            <text:p>0.0014550957</text:p>
          </table:table-cell>
          <table:table-cell office:value-type="float" office:value="-0.94201075" calcext:value-type="float">
            <text:p>-0.94201075</text:p>
          </table:table-cell>
          <table:table-cell office:value-type="float" office:value="-0.38064735" calcext:value-type="float">
            <text:p>-0.38064735</text:p>
          </table:table-cell>
          <table:table-cell office:value-type="float" office:value="295.01444" calcext:value-type="float">
            <text:p>295.014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4000" calcext:value-type="float">
            <text:p>1644000</text:p>
          </table:table-cell>
          <table:table-cell office:value-type="float" office:value="0.0014794869" calcext:value-type="float">
            <text:p>0.0014794869</text:p>
          </table:table-cell>
          <table:table-cell office:value-type="float" office:value="-0.86561425" calcext:value-type="float">
            <text:p>-0.86561425</text:p>
          </table:table-cell>
          <table:table-cell office:value-type="float" office:value="-0.32543945" calcext:value-type="float">
            <text:p>-0.32543945</text:p>
          </table:table-cell>
          <table:table-cell office:value-type="float" office:value="291.9515" calcext:value-type="float">
            <text:p>291.95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5000" calcext:value-type="float">
            <text:p>1645000</text:p>
          </table:table-cell>
          <table:table-cell office:value-type="float" office:value="0.0015069013" calcext:value-type="float">
            <text:p>0.0015069013</text:p>
          </table:table-cell>
          <table:table-cell office:value-type="float" office:value="-0.76561094" calcext:value-type="float">
            <text:p>-0.76561094</text:p>
          </table:table-cell>
          <table:table-cell office:value-type="float" office:value="-0.079781717" calcext:value-type="float">
            <text:p>-0.079781717</text:p>
          </table:table-cell>
          <table:table-cell office:value-type="float" office:value="286.12038" calcext:value-type="float">
            <text:p>286.120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6000" calcext:value-type="float">
            <text:p>1646000</text:p>
          </table:table-cell>
          <table:table-cell office:value-type="float" office:value="0.0014754547" calcext:value-type="float">
            <text:p>0.0014754547</text:p>
          </table:table-cell>
          <table:table-cell office:value-type="float" office:value="-0.8666214" calcext:value-type="float">
            <text:p>-0.8666214</text:p>
          </table:table-cell>
          <table:table-cell office:value-type="float" office:value="-0.15012318" calcext:value-type="float">
            <text:p>-0.15012318</text:p>
          </table:table-cell>
          <table:table-cell office:value-type="float" office:value="291.27923" calcext:value-type="float">
            <text:p>291.279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7000" calcext:value-type="float">
            <text:p>1647000</text:p>
          </table:table-cell>
          <table:table-cell office:value-type="float" office:value="0.0015116228" calcext:value-type="float">
            <text:p>0.0015116228</text:p>
          </table:table-cell>
          <table:table-cell office:value-type="float" office:value="-1.0626704" calcext:value-type="float">
            <text:p>-1.0626704</text:p>
          </table:table-cell>
          <table:table-cell office:value-type="float" office:value="-0.43789261" calcext:value-type="float">
            <text:p>-0.43789261</text:p>
          </table:table-cell>
          <table:table-cell office:value-type="float" office:value="294.77221" calcext:value-type="float">
            <text:p>294.772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8000" calcext:value-type="float">
            <text:p>1648000</text:p>
          </table:table-cell>
          <table:table-cell office:value-type="float" office:value="0.0014462848" calcext:value-type="float">
            <text:p>0.0014462848</text:p>
          </table:table-cell>
          <table:table-cell office:value-type="float" office:value="-1.1506566" calcext:value-type="float">
            <text:p>-1.1506566</text:p>
          </table:table-cell>
          <table:table-cell office:value-type="float" office:value="-0.59607924" calcext:value-type="float">
            <text:p>-0.59607924</text:p>
          </table:table-cell>
          <table:table-cell office:value-type="float" office:value="294.94211" calcext:value-type="float">
            <text:p>294.94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9000" calcext:value-type="float">
            <text:p>1649000</text:p>
          </table:table-cell>
          <table:table-cell office:value-type="float" office:value="0.0014857334" calcext:value-type="float">
            <text:p>0.0014857334</text:p>
          </table:table-cell>
          <table:table-cell office:value-type="float" office:value="-1.1567852" calcext:value-type="float">
            <text:p>-1.1567852</text:p>
          </table:table-cell>
          <table:table-cell office:value-type="float" office:value="-0.52860543" calcext:value-type="float">
            <text:p>-0.52860543</text:p>
          </table:table-cell>
          <table:table-cell office:value-type="float" office:value="294.9763" calcext:value-type="float">
            <text:p>294.97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0000" calcext:value-type="float">
            <text:p>1650000</text:p>
          </table:table-cell>
          <table:table-cell office:value-type="float" office:value="0.0014052134" calcext:value-type="float">
            <text:p>0.0014052134</text:p>
          </table:table-cell>
          <table:table-cell office:value-type="float" office:value="-1.0209953" calcext:value-type="float">
            <text:p>-1.0209953</text:p>
          </table:table-cell>
          <table:table-cell office:value-type="float" office:value="-0.32725274" calcext:value-type="float">
            <text:p>-0.32725274</text:p>
          </table:table-cell>
          <table:table-cell office:value-type="float" office:value="290.37965" calcext:value-type="float">
            <text:p>290.379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1000" calcext:value-type="float">
            <text:p>1651000</text:p>
          </table:table-cell>
          <table:table-cell office:value-type="float" office:value="0.0013870814" calcext:value-type="float">
            <text:p>0.0013870814</text:p>
          </table:table-cell>
          <table:table-cell office:value-type="float" office:value="-0.91916757" calcext:value-type="float">
            <text:p>-0.91916757</text:p>
          </table:table-cell>
          <table:table-cell office:value-type="float" office:value="-0.2633194" calcext:value-type="float">
            <text:p>-0.2633194</text:p>
          </table:table-cell>
          <table:table-cell office:value-type="float" office:value="290.18389" calcext:value-type="float">
            <text:p>290.183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2000" calcext:value-type="float">
            <text:p>1652000</text:p>
          </table:table-cell>
          <table:table-cell office:value-type="float" office:value="0.0013826676" calcext:value-type="float">
            <text:p>0.0013826676</text:p>
          </table:table-cell>
          <table:table-cell office:value-type="float" office:value="-0.82700687" calcext:value-type="float">
            <text:p>-0.82700687</text:p>
          </table:table-cell>
          <table:table-cell office:value-type="float" office:value="-0.16563594" calcext:value-type="float">
            <text:p>-0.16563594</text:p>
          </table:table-cell>
          <table:table-cell office:value-type="float" office:value="292.19658" calcext:value-type="float">
            <text:p>292.196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3000" calcext:value-type="float">
            <text:p>1653000</text:p>
          </table:table-cell>
          <table:table-cell office:value-type="float" office:value="0.0015299113" calcext:value-type="float">
            <text:p>0.0015299113</text:p>
          </table:table-cell>
          <table:table-cell office:value-type="float" office:value="-0.92178136" calcext:value-type="float">
            <text:p>-0.92178136</text:p>
          </table:table-cell>
          <table:table-cell office:value-type="float" office:value="-0.20506788" calcext:value-type="float">
            <text:p>-0.20506788</text:p>
          </table:table-cell>
          <table:table-cell office:value-type="float" office:value="294.11463" calcext:value-type="float">
            <text:p>294.114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4000" calcext:value-type="float">
            <text:p>1654000</text:p>
          </table:table-cell>
          <table:table-cell office:value-type="float" office:value="0.0014638453" calcext:value-type="float">
            <text:p>0.0014638453</text:p>
          </table:table-cell>
          <table:table-cell office:value-type="float" office:value="-0.98570727" calcext:value-type="float">
            <text:p>-0.98570727</text:p>
          </table:table-cell>
          <table:table-cell office:value-type="float" office:value="-0.32189933" calcext:value-type="float">
            <text:p>-0.32189933</text:p>
          </table:table-cell>
          <table:table-cell office:value-type="float" office:value="290.50989" calcext:value-type="float">
            <text:p>290.509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5000" calcext:value-type="float">
            <text:p>1655000</text:p>
          </table:table-cell>
          <table:table-cell office:value-type="float" office:value="0.0015091093" calcext:value-type="float">
            <text:p>0.0015091093</text:p>
          </table:table-cell>
          <table:table-cell office:value-type="float" office:value="-1.023183" calcext:value-type="float">
            <text:p>-1.023183</text:p>
          </table:table-cell>
          <table:table-cell office:value-type="float" office:value="-0.41235781" calcext:value-type="float">
            <text:p>-0.41235781</text:p>
          </table:table-cell>
          <table:table-cell office:value-type="float" office:value="291.07957" calcext:value-type="float">
            <text:p>291.079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6000" calcext:value-type="float">
            <text:p>1656000</text:p>
          </table:table-cell>
          <table:table-cell office:value-type="float" office:value="0.0013335616" calcext:value-type="float">
            <text:p>0.0013335616</text:p>
          </table:table-cell>
          <table:table-cell office:value-type="float" office:value="-0.8780049" calcext:value-type="float">
            <text:p>-0.8780049</text:p>
          </table:table-cell>
          <table:table-cell office:value-type="float" office:value="-0.34190636" calcext:value-type="float">
            <text:p>-0.34190636</text:p>
          </table:table-cell>
          <table:table-cell office:value-type="float" office:value="292.0051" calcext:value-type="float">
            <text:p>292.00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7000" calcext:value-type="float">
            <text:p>1657000</text:p>
          </table:table-cell>
          <table:table-cell office:value-type="float" office:value="0.0013038423" calcext:value-type="float">
            <text:p>0.0013038423</text:p>
          </table:table-cell>
          <table:table-cell office:value-type="float" office:value="-0.9334553" calcext:value-type="float">
            <text:p>-0.9334553</text:p>
          </table:table-cell>
          <table:table-cell office:value-type="float" office:value="-0.35705371" calcext:value-type="float">
            <text:p>-0.35705371</text:p>
          </table:table-cell>
          <table:table-cell office:value-type="float" office:value="297.31311" calcext:value-type="float">
            <text:p>297.313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8000" calcext:value-type="float">
            <text:p>1658000</text:p>
          </table:table-cell>
          <table:table-cell office:value-type="float" office:value="0.0014858617" calcext:value-type="float">
            <text:p>0.0014858617</text:p>
          </table:table-cell>
          <table:table-cell office:value-type="float" office:value="-0.94554902" calcext:value-type="float">
            <text:p>-0.94554902</text:p>
          </table:table-cell>
          <table:table-cell office:value-type="float" office:value="-0.3332334" calcext:value-type="float">
            <text:p>-0.3332334</text:p>
          </table:table-cell>
          <table:table-cell office:value-type="float" office:value="294.9422" calcext:value-type="float">
            <text:p>294.9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9000" calcext:value-type="float">
            <text:p>1659000</text:p>
          </table:table-cell>
          <table:table-cell office:value-type="float" office:value="0.0013761677" calcext:value-type="float">
            <text:p>0.0013761677</text:p>
          </table:table-cell>
          <table:table-cell office:value-type="float" office:value="-0.94224973" calcext:value-type="float">
            <text:p>-0.94224973</text:p>
          </table:table-cell>
          <table:table-cell office:value-type="float" office:value="-0.36594634" calcext:value-type="float">
            <text:p>-0.36594634</text:p>
          </table:table-cell>
          <table:table-cell office:value-type="float" office:value="287.18714" calcext:value-type="float">
            <text:p>287.187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0000" calcext:value-type="float">
            <text:p>1660000</text:p>
          </table:table-cell>
          <table:table-cell office:value-type="float" office:value="0.0014435018" calcext:value-type="float">
            <text:p>0.0014435018</text:p>
          </table:table-cell>
          <table:table-cell office:value-type="float" office:value="-0.96377595" calcext:value-type="float">
            <text:p>-0.96377595</text:p>
          </table:table-cell>
          <table:table-cell office:value-type="float" office:value="-0.34366605" calcext:value-type="float">
            <text:p>-0.34366605</text:p>
          </table:table-cell>
          <table:table-cell office:value-type="float" office:value="297.2661" calcext:value-type="float">
            <text:p>297.26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1000" calcext:value-type="float">
            <text:p>1661000</text:p>
          </table:table-cell>
          <table:table-cell office:value-type="float" office:value="0.0012860455" calcext:value-type="float">
            <text:p>0.0012860455</text:p>
          </table:table-cell>
          <table:table-cell office:value-type="float" office:value="-0.85867852" calcext:value-type="float">
            <text:p>-0.85867852</text:p>
          </table:table-cell>
          <table:table-cell office:value-type="float" office:value="-0.2750026" calcext:value-type="float">
            <text:p>-0.2750026</text:p>
          </table:table-cell>
          <table:table-cell office:value-type="float" office:value="288.03171" calcext:value-type="float">
            <text:p>288.031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2000" calcext:value-type="float">
            <text:p>1662000</text:p>
          </table:table-cell>
          <table:table-cell office:value-type="float" office:value="0.0013055793" calcext:value-type="float">
            <text:p>0.0013055793</text:p>
          </table:table-cell>
          <table:table-cell office:value-type="float" office:value="-0.79697658" calcext:value-type="float">
            <text:p>-0.79697658</text:p>
          </table:table-cell>
          <table:table-cell office:value-type="float" office:value="-0.19083767" calcext:value-type="float">
            <text:p>-0.19083767</text:p>
          </table:table-cell>
          <table:table-cell office:value-type="float" office:value="292.28256" calcext:value-type="float">
            <text:p>292.28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3000" calcext:value-type="float">
            <text:p>1663000</text:p>
          </table:table-cell>
          <table:table-cell office:value-type="float" office:value="0.0013735976" calcext:value-type="float">
            <text:p>0.0013735976</text:p>
          </table:table-cell>
          <table:table-cell office:value-type="float" office:value="-0.77832004" calcext:value-type="float">
            <text:p>-0.77832004</text:p>
          </table:table-cell>
          <table:table-cell office:value-type="float" office:value="-0.18101686" calcext:value-type="float">
            <text:p>-0.18101686</text:p>
          </table:table-cell>
          <table:table-cell office:value-type="float" office:value="286.16176" calcext:value-type="float">
            <text:p>286.161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4000" calcext:value-type="float">
            <text:p>1664000</text:p>
          </table:table-cell>
          <table:table-cell office:value-type="float" office:value="0.0013091743" calcext:value-type="float">
            <text:p>0.0013091743</text:p>
          </table:table-cell>
          <table:table-cell office:value-type="float" office:value="-0.76691426" calcext:value-type="float">
            <text:p>-0.76691426</text:p>
          </table:table-cell>
          <table:table-cell office:value-type="float" office:value="-0.16365676" calcext:value-type="float">
            <text:p>-0.16365676</text:p>
          </table:table-cell>
          <table:table-cell office:value-type="float" office:value="293.30665" calcext:value-type="float">
            <text:p>293.306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5000" calcext:value-type="float">
            <text:p>1665000</text:p>
          </table:table-cell>
          <table:table-cell office:value-type="float" office:value="0.0012703951" calcext:value-type="float">
            <text:p>0.0012703951</text:p>
          </table:table-cell>
          <table:table-cell office:value-type="float" office:value="-0.75953628" calcext:value-type="float">
            <text:p>-0.75953628</text:p>
          </table:table-cell>
          <table:table-cell office:value-type="float" office:value="-0.21139781" calcext:value-type="float">
            <text:p>-0.21139781</text:p>
          </table:table-cell>
          <table:table-cell office:value-type="float" office:value="290.43773" calcext:value-type="float">
            <text:p>290.437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6000" calcext:value-type="float">
            <text:p>1666000</text:p>
          </table:table-cell>
          <table:table-cell office:value-type="float" office:value="0.0013742923" calcext:value-type="float">
            <text:p>0.0013742923</text:p>
          </table:table-cell>
          <table:table-cell office:value-type="float" office:value="-0.78882819" calcext:value-type="float">
            <text:p>-0.78882819</text:p>
          </table:table-cell>
          <table:table-cell office:value-type="float" office:value="-0.23458201" calcext:value-type="float">
            <text:p>-0.23458201</text:p>
          </table:table-cell>
          <table:table-cell office:value-type="float" office:value="297.34318" calcext:value-type="float">
            <text:p>297.34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7000" calcext:value-type="float">
            <text:p>1667000</text:p>
          </table:table-cell>
          <table:table-cell office:value-type="float" office:value="0.0013266354" calcext:value-type="float">
            <text:p>0.0013266354</text:p>
          </table:table-cell>
          <table:table-cell office:value-type="float" office:value="-0.79146076" calcext:value-type="float">
            <text:p>-0.79146076</text:p>
          </table:table-cell>
          <table:table-cell office:value-type="float" office:value="-0.20215384" calcext:value-type="float">
            <text:p>-0.20215384</text:p>
          </table:table-cell>
          <table:table-cell office:value-type="float" office:value="286.05072" calcext:value-type="float">
            <text:p>286.050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8000" calcext:value-type="float">
            <text:p>1668000</text:p>
          </table:table-cell>
          <table:table-cell office:value-type="float" office:value="0.0012804018" calcext:value-type="float">
            <text:p>0.0012804018</text:p>
          </table:table-cell>
          <table:table-cell office:value-type="float" office:value="-0.85434448" calcext:value-type="float">
            <text:p>-0.85434448</text:p>
          </table:table-cell>
          <table:table-cell office:value-type="float" office:value="-0.28338145" calcext:value-type="float">
            <text:p>-0.28338145</text:p>
          </table:table-cell>
          <table:table-cell office:value-type="float" office:value="293.72388" calcext:value-type="float">
            <text:p>293.723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9000" calcext:value-type="float">
            <text:p>1669000</text:p>
          </table:table-cell>
          <table:table-cell office:value-type="float" office:value="0.0014034856" calcext:value-type="float">
            <text:p>0.0014034856</text:p>
          </table:table-cell>
          <table:table-cell office:value-type="float" office:value="-1.0003613" calcext:value-type="float">
            <text:p>-1.0003613</text:p>
          </table:table-cell>
          <table:table-cell office:value-type="float" office:value="-0.37884833" calcext:value-type="float">
            <text:p>-0.37884833</text:p>
          </table:table-cell>
          <table:table-cell office:value-type="float" office:value="289.23331" calcext:value-type="float">
            <text:p>289.233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0000" calcext:value-type="float">
            <text:p>1670000</text:p>
          </table:table-cell>
          <table:table-cell office:value-type="float" office:value="0.0013757821" calcext:value-type="float">
            <text:p>0.0013757821</text:p>
          </table:table-cell>
          <table:table-cell office:value-type="float" office:value="-1.034815" calcext:value-type="float">
            <text:p>-1.034815</text:p>
          </table:table-cell>
          <table:table-cell office:value-type="float" office:value="-0.4389118" calcext:value-type="float">
            <text:p>-0.4389118</text:p>
          </table:table-cell>
          <table:table-cell office:value-type="float" office:value="291.82072" calcext:value-type="float">
            <text:p>291.820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1000" calcext:value-type="float">
            <text:p>1671000</text:p>
          </table:table-cell>
          <table:table-cell office:value-type="float" office:value="0.0013350528" calcext:value-type="float">
            <text:p>0.0013350528</text:p>
          </table:table-cell>
          <table:table-cell office:value-type="float" office:value="-0.9500861" calcext:value-type="float">
            <text:p>-0.9500861</text:p>
          </table:table-cell>
          <table:table-cell office:value-type="float" office:value="-0.37888589" calcext:value-type="float">
            <text:p>-0.37888589</text:p>
          </table:table-cell>
          <table:table-cell office:value-type="float" office:value="291.6885" calcext:value-type="float">
            <text:p>291.68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2000" calcext:value-type="float">
            <text:p>1672000</text:p>
          </table:table-cell>
          <table:table-cell office:value-type="float" office:value="0.0012769842" calcext:value-type="float">
            <text:p>0.0012769842</text:p>
          </table:table-cell>
          <table:table-cell office:value-type="float" office:value="-0.86812865" calcext:value-type="float">
            <text:p>-0.86812865</text:p>
          </table:table-cell>
          <table:table-cell office:value-type="float" office:value="-0.24747524" calcext:value-type="float">
            <text:p>-0.24747524</text:p>
          </table:table-cell>
          <table:table-cell office:value-type="float" office:value="295.88305" calcext:value-type="float">
            <text:p>295.883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3000" calcext:value-type="float">
            <text:p>1673000</text:p>
          </table:table-cell>
          <table:table-cell office:value-type="float" office:value="0.0012647545" calcext:value-type="float">
            <text:p>0.0012647545</text:p>
          </table:table-cell>
          <table:table-cell office:value-type="float" office:value="-0.82376432" calcext:value-type="float">
            <text:p>-0.82376432</text:p>
          </table:table-cell>
          <table:table-cell office:value-type="float" office:value="-0.19523836" calcext:value-type="float">
            <text:p>-0.19523836</text:p>
          </table:table-cell>
          <table:table-cell office:value-type="float" office:value="295.52392" calcext:value-type="float">
            <text:p>295.523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4000" calcext:value-type="float">
            <text:p>1674000</text:p>
          </table:table-cell>
          <table:table-cell office:value-type="float" office:value="0.0013508193" calcext:value-type="float">
            <text:p>0.0013508193</text:p>
          </table:table-cell>
          <table:table-cell office:value-type="float" office:value="-0.83464849" calcext:value-type="float">
            <text:p>-0.83464849</text:p>
          </table:table-cell>
          <table:table-cell office:value-type="float" office:value="-0.14359091" calcext:value-type="float">
            <text:p>-0.14359091</text:p>
          </table:table-cell>
          <table:table-cell office:value-type="float" office:value="288.22345" calcext:value-type="float">
            <text:p>288.22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5000" calcext:value-type="float">
            <text:p>1675000</text:p>
          </table:table-cell>
          <table:table-cell office:value-type="float" office:value="0.0013160442" calcext:value-type="float">
            <text:p>0.0013160442</text:p>
          </table:table-cell>
          <table:table-cell office:value-type="float" office:value="-0.81799567" calcext:value-type="float">
            <text:p>-0.81799567</text:p>
          </table:table-cell>
          <table:table-cell office:value-type="float" office:value="-0.13502192" calcext:value-type="float">
            <text:p>-0.13502192</text:p>
          </table:table-cell>
          <table:table-cell office:value-type="float" office:value="292.43787" calcext:value-type="float">
            <text:p>292.437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6000" calcext:value-type="float">
            <text:p>1676000</text:p>
          </table:table-cell>
          <table:table-cell office:value-type="float" office:value="0.0013791677" calcext:value-type="float">
            <text:p>0.0013791677</text:p>
          </table:table-cell>
          <table:table-cell office:value-type="float" office:value="-0.9873401" calcext:value-type="float">
            <text:p>-0.9873401</text:p>
          </table:table-cell>
          <table:table-cell office:value-type="float" office:value="-0.24617537" calcext:value-type="float">
            <text:p>-0.24617537</text:p>
          </table:table-cell>
          <table:table-cell office:value-type="float" office:value="291.41136" calcext:value-type="float">
            <text:p>291.411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7000" calcext:value-type="float">
            <text:p>1677000</text:p>
          </table:table-cell>
          <table:table-cell office:value-type="float" office:value="0.0013918263" calcext:value-type="float">
            <text:p>0.0013918263</text:p>
          </table:table-cell>
          <table:table-cell office:value-type="float" office:value="-1.0835955" calcext:value-type="float">
            <text:p>-1.0835955</text:p>
          </table:table-cell>
          <table:table-cell office:value-type="float" office:value="-0.39424785" calcext:value-type="float">
            <text:p>-0.39424785</text:p>
          </table:table-cell>
          <table:table-cell office:value-type="float" office:value="293.46519" calcext:value-type="float">
            <text:p>293.465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8000" calcext:value-type="float">
            <text:p>1678000</text:p>
          </table:table-cell>
          <table:table-cell office:value-type="float" office:value="0.0013966885" calcext:value-type="float">
            <text:p>0.0013966885</text:p>
          </table:table-cell>
          <table:table-cell office:value-type="float" office:value="-0.94245939" calcext:value-type="float">
            <text:p>-0.94245939</text:p>
          </table:table-cell>
          <table:table-cell office:value-type="float" office:value="-0.24224039" calcext:value-type="float">
            <text:p>-0.24224039</text:p>
          </table:table-cell>
          <table:table-cell office:value-type="float" office:value="293.80095" calcext:value-type="float">
            <text:p>293.800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9000" calcext:value-type="float">
            <text:p>1679000</text:p>
          </table:table-cell>
          <table:table-cell office:value-type="float" office:value="0.0013185582" calcext:value-type="float">
            <text:p>0.0013185582</text:p>
          </table:table-cell>
          <table:table-cell office:value-type="float" office:value="-0.73334616" calcext:value-type="float">
            <text:p>-0.73334616</text:p>
          </table:table-cell>
          <table:table-cell office:value-type="float" office:value="-0.14304768" calcext:value-type="float">
            <text:p>-0.14304768</text:p>
          </table:table-cell>
          <table:table-cell office:value-type="float" office:value="293.781" calcext:value-type="float">
            <text:p>293.7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0000" calcext:value-type="float">
            <text:p>1680000</text:p>
          </table:table-cell>
          <table:table-cell office:value-type="float" office:value="0.0013732178" calcext:value-type="float">
            <text:p>0.0013732178</text:p>
          </table:table-cell>
          <table:table-cell office:value-type="float" office:value="-0.80554167" calcext:value-type="float">
            <text:p>-0.80554167</text:p>
          </table:table-cell>
          <table:table-cell office:value-type="float" office:value="-0.11448687" calcext:value-type="float">
            <text:p>-0.11448687</text:p>
          </table:table-cell>
          <table:table-cell office:value-type="float" office:value="288.02132" calcext:value-type="float">
            <text:p>288.021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1000" calcext:value-type="float">
            <text:p>1681000</text:p>
          </table:table-cell>
          <table:table-cell office:value-type="float" office:value="0.0013592525" calcext:value-type="float">
            <text:p>0.0013592525</text:p>
          </table:table-cell>
          <table:table-cell office:value-type="float" office:value="-0.99644472" calcext:value-type="float">
            <text:p>-0.99644472</text:p>
          </table:table-cell>
          <table:table-cell office:value-type="float" office:value="-0.2899774" calcext:value-type="float">
            <text:p>-0.2899774</text:p>
          </table:table-cell>
          <table:table-cell office:value-type="float" office:value="291.57258" calcext:value-type="float">
            <text:p>291.572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2000" calcext:value-type="float">
            <text:p>1682000</text:p>
          </table:table-cell>
          <table:table-cell office:value-type="float" office:value="0.0012985765" calcext:value-type="float">
            <text:p>0.0012985765</text:p>
          </table:table-cell>
          <table:table-cell office:value-type="float" office:value="-1.0226447" calcext:value-type="float">
            <text:p>-1.0226447</text:p>
          </table:table-cell>
          <table:table-cell office:value-type="float" office:value="-0.37247875" calcext:value-type="float">
            <text:p>-0.37247875</text:p>
          </table:table-cell>
          <table:table-cell office:value-type="float" office:value="297.09602" calcext:value-type="float">
            <text:p>297.096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3000" calcext:value-type="float">
            <text:p>1683000</text:p>
          </table:table-cell>
          <table:table-cell office:value-type="float" office:value="0.0015171863" calcext:value-type="float">
            <text:p>0.0015171863</text:p>
          </table:table-cell>
          <table:table-cell office:value-type="float" office:value="-1.0185153" calcext:value-type="float">
            <text:p>-1.0185153</text:p>
          </table:table-cell>
          <table:table-cell office:value-type="float" office:value="-0.2655372" calcext:value-type="float">
            <text:p>-0.2655372</text:p>
          </table:table-cell>
          <table:table-cell office:value-type="float" office:value="287.7575" calcext:value-type="float">
            <text:p>287.75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4000" calcext:value-type="float">
            <text:p>1684000</text:p>
          </table:table-cell>
          <table:table-cell office:value-type="float" office:value="0.0014370697" calcext:value-type="float">
            <text:p>0.0014370697</text:p>
          </table:table-cell>
          <table:table-cell office:value-type="float" office:value="-0.9016315" calcext:value-type="float">
            <text:p>-0.9016315</text:p>
          </table:table-cell>
          <table:table-cell office:value-type="float" office:value="-0.16825786" calcext:value-type="float">
            <text:p>-0.16825786</text:p>
          </table:table-cell>
          <table:table-cell office:value-type="float" office:value="291.37172" calcext:value-type="float">
            <text:p>291.371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5000" calcext:value-type="float">
            <text:p>1685000</text:p>
          </table:table-cell>
          <table:table-cell office:value-type="float" office:value="0.001415626" calcext:value-type="float">
            <text:p>0.001415626</text:p>
          </table:table-cell>
          <table:table-cell office:value-type="float" office:value="-0.87544733" calcext:value-type="float">
            <text:p>-0.87544733</text:p>
          </table:table-cell>
          <table:table-cell office:value-type="float" office:value="-0.21629716" calcext:value-type="float">
            <text:p>-0.21629716</text:p>
          </table:table-cell>
          <table:table-cell office:value-type="float" office:value="296.81903" calcext:value-type="float">
            <text:p>296.819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6000" calcext:value-type="float">
            <text:p>1686000</text:p>
          </table:table-cell>
          <table:table-cell office:value-type="float" office:value="0.0013639584" calcext:value-type="float">
            <text:p>0.0013639584</text:p>
          </table:table-cell>
          <table:table-cell office:value-type="float" office:value="-0.95825302" calcext:value-type="float">
            <text:p>-0.95825302</text:p>
          </table:table-cell>
          <table:table-cell office:value-type="float" office:value="-0.29932574" calcext:value-type="float">
            <text:p>-0.29932574</text:p>
          </table:table-cell>
          <table:table-cell office:value-type="float" office:value="289.20772" calcext:value-type="float">
            <text:p>289.207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7000" calcext:value-type="float">
            <text:p>1687000</text:p>
          </table:table-cell>
          <table:table-cell office:value-type="float" office:value="0.0013709698" calcext:value-type="float">
            <text:p>0.0013709698</text:p>
          </table:table-cell>
          <table:table-cell office:value-type="float" office:value="-1.0345119" calcext:value-type="float">
            <text:p>-1.0345119</text:p>
          </table:table-cell>
          <table:table-cell office:value-type="float" office:value="-0.32493032" calcext:value-type="float">
            <text:p>-0.32493032</text:p>
          </table:table-cell>
          <table:table-cell office:value-type="float" office:value="292.54669" calcext:value-type="float">
            <text:p>292.546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8000" calcext:value-type="float">
            <text:p>1688000</text:p>
          </table:table-cell>
          <table:table-cell office:value-type="float" office:value="0.0014062362" calcext:value-type="float">
            <text:p>0.0014062362</text:p>
          </table:table-cell>
          <table:table-cell office:value-type="float" office:value="-1.0141097" calcext:value-type="float">
            <text:p>-1.0141097</text:p>
          </table:table-cell>
          <table:table-cell office:value-type="float" office:value="-0.34852177" calcext:value-type="float">
            <text:p>-0.34852177</text:p>
          </table:table-cell>
          <table:table-cell office:value-type="float" office:value="294.70908" calcext:value-type="float">
            <text:p>294.709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9000" calcext:value-type="float">
            <text:p>1689000</text:p>
          </table:table-cell>
          <table:table-cell office:value-type="float" office:value="0.0014963747" calcext:value-type="float">
            <text:p>0.0014963747</text:p>
          </table:table-cell>
          <table:table-cell office:value-type="float" office:value="-1.0289986" calcext:value-type="float">
            <text:p>-1.0289986</text:p>
          </table:table-cell>
          <table:table-cell office:value-type="float" office:value="-0.29208061" calcext:value-type="float">
            <text:p>-0.29208061</text:p>
          </table:table-cell>
          <table:table-cell office:value-type="float" office:value="288.71256" calcext:value-type="float">
            <text:p>288.71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0000" calcext:value-type="float">
            <text:p>1690000</text:p>
          </table:table-cell>
          <table:table-cell office:value-type="float" office:value="0.0015514423" calcext:value-type="float">
            <text:p>0.0015514423</text:p>
          </table:table-cell>
          <table:table-cell office:value-type="float" office:value="-1.0012867" calcext:value-type="float">
            <text:p>-1.0012867</text:p>
          </table:table-cell>
          <table:table-cell office:value-type="float" office:value="-0.28803867" calcext:value-type="float">
            <text:p>-0.28803867</text:p>
          </table:table-cell>
          <table:table-cell office:value-type="float" office:value="295.99648" calcext:value-type="float">
            <text:p>295.996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1000" calcext:value-type="float">
            <text:p>1691000</text:p>
          </table:table-cell>
          <table:table-cell office:value-type="float" office:value="0.0015471964" calcext:value-type="float">
            <text:p>0.0015471964</text:p>
          </table:table-cell>
          <table:table-cell office:value-type="float" office:value="-1.0234615" calcext:value-type="float">
            <text:p>-1.0234615</text:p>
          </table:table-cell>
          <table:table-cell office:value-type="float" office:value="-0.35221614" calcext:value-type="float">
            <text:p>-0.35221614</text:p>
          </table:table-cell>
          <table:table-cell office:value-type="float" office:value="294.58598" calcext:value-type="float">
            <text:p>294.585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2000" calcext:value-type="float">
            <text:p>1692000</text:p>
          </table:table-cell>
          <table:table-cell office:value-type="float" office:value="0.0015752135" calcext:value-type="float">
            <text:p>0.0015752135</text:p>
          </table:table-cell>
          <table:table-cell office:value-type="float" office:value="-1.0371623" calcext:value-type="float">
            <text:p>-1.0371623</text:p>
          </table:table-cell>
          <table:table-cell office:value-type="float" office:value="-0.36928304" calcext:value-type="float">
            <text:p>-0.36928304</text:p>
          </table:table-cell>
          <table:table-cell office:value-type="float" office:value="293.02707" calcext:value-type="float">
            <text:p>293.027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3000" calcext:value-type="float">
            <text:p>1693000</text:p>
          </table:table-cell>
          <table:table-cell office:value-type="float" office:value="0.0015074982" calcext:value-type="float">
            <text:p>0.0015074982</text:p>
          </table:table-cell>
          <table:table-cell office:value-type="float" office:value="-1.0180628" calcext:value-type="float">
            <text:p>-1.0180628</text:p>
          </table:table-cell>
          <table:table-cell office:value-type="float" office:value="-0.36858325" calcext:value-type="float">
            <text:p>-0.36858325</text:p>
          </table:table-cell>
          <table:table-cell office:value-type="float" office:value="288.195" calcext:value-type="float">
            <text:p>288.1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4000" calcext:value-type="float">
            <text:p>1694000</text:p>
          </table:table-cell>
          <table:table-cell office:value-type="float" office:value="0.0014571033" calcext:value-type="float">
            <text:p>0.0014571033</text:p>
          </table:table-cell>
          <table:table-cell office:value-type="float" office:value="-1.0404608" calcext:value-type="float">
            <text:p>-1.0404608</text:p>
          </table:table-cell>
          <table:table-cell office:value-type="float" office:value="-0.40819732" calcext:value-type="float">
            <text:p>-0.40819732</text:p>
          </table:table-cell>
          <table:table-cell office:value-type="float" office:value="293.71034" calcext:value-type="float">
            <text:p>293.710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5000" calcext:value-type="float">
            <text:p>1695000</text:p>
          </table:table-cell>
          <table:table-cell office:value-type="float" office:value="0.0016862932" calcext:value-type="float">
            <text:p>0.0016862932</text:p>
          </table:table-cell>
          <table:table-cell office:value-type="float" office:value="-1.0296253" calcext:value-type="float">
            <text:p>-1.0296253</text:p>
          </table:table-cell>
          <table:table-cell office:value-type="float" office:value="-0.34368714" calcext:value-type="float">
            <text:p>-0.34368714</text:p>
          </table:table-cell>
          <table:table-cell office:value-type="float" office:value="293.58167" calcext:value-type="float">
            <text:p>293.581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6000" calcext:value-type="float">
            <text:p>1696000</text:p>
          </table:table-cell>
          <table:table-cell office:value-type="float" office:value="0.0016094173" calcext:value-type="float">
            <text:p>0.0016094173</text:p>
          </table:table-cell>
          <table:table-cell office:value-type="float" office:value="-0.9107697" calcext:value-type="float">
            <text:p>-0.9107697</text:p>
          </table:table-cell>
          <table:table-cell office:value-type="float" office:value="-0.23479423" calcext:value-type="float">
            <text:p>-0.23479423</text:p>
          </table:table-cell>
          <table:table-cell office:value-type="float" office:value="290.15302" calcext:value-type="float">
            <text:p>290.153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7000" calcext:value-type="float">
            <text:p>1697000</text:p>
          </table:table-cell>
          <table:table-cell office:value-type="float" office:value="0.0016219741" calcext:value-type="float">
            <text:p>0.0016219741</text:p>
          </table:table-cell>
          <table:table-cell office:value-type="float" office:value="-0.99365858" calcext:value-type="float">
            <text:p>-0.99365858</text:p>
          </table:table-cell>
          <table:table-cell office:value-type="float" office:value="-0.40388836" calcext:value-type="float">
            <text:p>-0.40388836</text:p>
          </table:table-cell>
          <table:table-cell office:value-type="float" office:value="294.79364" calcext:value-type="float">
            <text:p>294.793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8000" calcext:value-type="float">
            <text:p>1698000</text:p>
          </table:table-cell>
          <table:table-cell office:value-type="float" office:value="0.0015860008" calcext:value-type="float">
            <text:p>0.0015860008</text:p>
          </table:table-cell>
          <table:table-cell office:value-type="float" office:value="-1.1713472" calcext:value-type="float">
            <text:p>-1.1713472</text:p>
          </table:table-cell>
          <table:table-cell office:value-type="float" office:value="-0.38450972" calcext:value-type="float">
            <text:p>-0.38450972</text:p>
          </table:table-cell>
          <table:table-cell office:value-type="float" office:value="290.96449" calcext:value-type="float">
            <text:p>290.96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9000" calcext:value-type="float">
            <text:p>1699000</text:p>
          </table:table-cell>
          <table:table-cell office:value-type="float" office:value="0.0014364715" calcext:value-type="float">
            <text:p>0.0014364715</text:p>
          </table:table-cell>
          <table:table-cell office:value-type="float" office:value="-1.0848938" calcext:value-type="float">
            <text:p>-1.0848938</text:p>
          </table:table-cell>
          <table:table-cell office:value-type="float" office:value="-0.37125608" calcext:value-type="float">
            <text:p>-0.37125608</text:p>
          </table:table-cell>
          <table:table-cell office:value-type="float" office:value="293.70958" calcext:value-type="float">
            <text:p>293.709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0000" calcext:value-type="float">
            <text:p>1700000</text:p>
          </table:table-cell>
          <table:table-cell office:value-type="float" office:value="0.0014597224" calcext:value-type="float">
            <text:p>0.0014597224</text:p>
          </table:table-cell>
          <table:table-cell office:value-type="float" office:value="-0.89897171" calcext:value-type="float">
            <text:p>-0.89897171</text:p>
          </table:table-cell>
          <table:table-cell office:value-type="float" office:value="-0.15018125" calcext:value-type="float">
            <text:p>-0.15018125</text:p>
          </table:table-cell>
          <table:table-cell office:value-type="float" office:value="292.19909" calcext:value-type="float">
            <text:p>292.199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1000" calcext:value-type="float">
            <text:p>1701000</text:p>
          </table:table-cell>
          <table:table-cell office:value-type="float" office:value="0.0014330905" calcext:value-type="float">
            <text:p>0.0014330905</text:p>
          </table:table-cell>
          <table:table-cell office:value-type="float" office:value="-0.6814805" calcext:value-type="float">
            <text:p>-0.6814805</text:p>
          </table:table-cell>
          <table:table-cell office:value-type="float" office:value="0.017176239" calcext:value-type="float">
            <text:p>0.017176239</text:p>
          </table:table-cell>
          <table:table-cell office:value-type="float" office:value="295.00231" calcext:value-type="float">
            <text:p>295.002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2000" calcext:value-type="float">
            <text:p>1702000</text:p>
          </table:table-cell>
          <table:table-cell office:value-type="float" office:value="0.0014558264" calcext:value-type="float">
            <text:p>0.0014558264</text:p>
          </table:table-cell>
          <table:table-cell office:value-type="float" office:value="-0.69296936" calcext:value-type="float">
            <text:p>-0.69296936</text:p>
          </table:table-cell>
          <table:table-cell office:value-type="float" office:value="0.035952743" calcext:value-type="float">
            <text:p>0.035952743</text:p>
          </table:table-cell>
          <table:table-cell office:value-type="float" office:value="295.17987" calcext:value-type="float">
            <text:p>295.179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3000" calcext:value-type="float">
            <text:p>1703000</text:p>
          </table:table-cell>
          <table:table-cell office:value-type="float" office:value="0.0014125505" calcext:value-type="float">
            <text:p>0.0014125505</text:p>
          </table:table-cell>
          <table:table-cell office:value-type="float" office:value="-0.88544735" calcext:value-type="float">
            <text:p>-0.88544735</text:p>
          </table:table-cell>
          <table:table-cell office:value-type="float" office:value="-0.17908095" calcext:value-type="float">
            <text:p>-0.17908095</text:p>
          </table:table-cell>
          <table:table-cell office:value-type="float" office:value="290.7816" calcext:value-type="float">
            <text:p>290.7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4000" calcext:value-type="float">
            <text:p>1704000</text:p>
          </table:table-cell>
          <table:table-cell office:value-type="float" office:value="0.0014727156" calcext:value-type="float">
            <text:p>0.0014727156</text:p>
          </table:table-cell>
          <table:table-cell office:value-type="float" office:value="-1.1497644" calcext:value-type="float">
            <text:p>-1.1497644</text:p>
          </table:table-cell>
          <table:table-cell office:value-type="float" office:value="-0.37073601" calcext:value-type="float">
            <text:p>-0.37073601</text:p>
          </table:table-cell>
          <table:table-cell office:value-type="float" office:value="284.60937" calcext:value-type="float">
            <text:p>284.609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5000" calcext:value-type="float">
            <text:p>1705000</text:p>
          </table:table-cell>
          <table:table-cell office:value-type="float" office:value="0.0013898485" calcext:value-type="float">
            <text:p>0.0013898485</text:p>
          </table:table-cell>
          <table:table-cell office:value-type="float" office:value="-1.129243" calcext:value-type="float">
            <text:p>-1.129243</text:p>
          </table:table-cell>
          <table:table-cell office:value-type="float" office:value="-0.41281882" calcext:value-type="float">
            <text:p>-0.41281882</text:p>
          </table:table-cell>
          <table:table-cell office:value-type="float" office:value="291.9518" calcext:value-type="float">
            <text:p>291.95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6000" calcext:value-type="float">
            <text:p>1706000</text:p>
          </table:table-cell>
          <table:table-cell office:value-type="float" office:value="0.0013998327" calcext:value-type="float">
            <text:p>0.0013998327</text:p>
          </table:table-cell>
          <table:table-cell office:value-type="float" office:value="-0.97319149" calcext:value-type="float">
            <text:p>-0.97319149</text:p>
          </table:table-cell>
          <table:table-cell office:value-type="float" office:value="-0.28426479" calcext:value-type="float">
            <text:p>-0.28426479</text:p>
          </table:table-cell>
          <table:table-cell office:value-type="float" office:value="290.78805" calcext:value-type="float">
            <text:p>290.788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7000" calcext:value-type="float">
            <text:p>1707000</text:p>
          </table:table-cell>
          <table:table-cell office:value-type="float" office:value="0.00123467" calcext:value-type="float">
            <text:p>0.00123467</text:p>
          </table:table-cell>
          <table:table-cell office:value-type="float" office:value="-0.83891718" calcext:value-type="float">
            <text:p>-0.83891718</text:p>
          </table:table-cell>
          <table:table-cell office:value-type="float" office:value="-0.19361342" calcext:value-type="float">
            <text:p>-0.19361342</text:p>
          </table:table-cell>
          <table:table-cell office:value-type="float" office:value="300.00714" calcext:value-type="float">
            <text:p>300.007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8000" calcext:value-type="float">
            <text:p>1708000</text:p>
          </table:table-cell>
          <table:table-cell office:value-type="float" office:value="0.0012491788" calcext:value-type="float">
            <text:p>0.0012491788</text:p>
          </table:table-cell>
          <table:table-cell office:value-type="float" office:value="-0.92337907" calcext:value-type="float">
            <text:p>-0.92337907</text:p>
          </table:table-cell>
          <table:table-cell office:value-type="float" office:value="-0.23601085" calcext:value-type="float">
            <text:p>-0.23601085</text:p>
          </table:table-cell>
          <table:table-cell office:value-type="float" office:value="287.70861" calcext:value-type="float">
            <text:p>287.70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9000" calcext:value-type="float">
            <text:p>1709000</text:p>
          </table:table-cell>
          <table:table-cell office:value-type="float" office:value="0.0013947615" calcext:value-type="float">
            <text:p>0.0013947615</text:p>
          </table:table-cell>
          <table:table-cell office:value-type="float" office:value="-1.0206466" calcext:value-type="float">
            <text:p>-1.0206466</text:p>
          </table:table-cell>
          <table:table-cell office:value-type="float" office:value="-0.31422897" calcext:value-type="float">
            <text:p>-0.31422897</text:p>
          </table:table-cell>
          <table:table-cell office:value-type="float" office:value="290.54031" calcext:value-type="float">
            <text:p>290.540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0000" calcext:value-type="float">
            <text:p>1710000</text:p>
          </table:table-cell>
          <table:table-cell office:value-type="float" office:value="0.001520892" calcext:value-type="float">
            <text:p>0.001520892</text:p>
          </table:table-cell>
          <table:table-cell office:value-type="float" office:value="-1.0950575" calcext:value-type="float">
            <text:p>-1.0950575</text:p>
          </table:table-cell>
          <table:table-cell office:value-type="float" office:value="-0.41092588" calcext:value-type="float">
            <text:p>-0.41092588</text:p>
          </table:table-cell>
          <table:table-cell office:value-type="float" office:value="296.87374" calcext:value-type="float">
            <text:p>296.873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1000" calcext:value-type="float">
            <text:p>1711000</text:p>
          </table:table-cell>
          <table:table-cell office:value-type="float" office:value="0.0013561543" calcext:value-type="float">
            <text:p>0.0013561543</text:p>
          </table:table-cell>
          <table:table-cell office:value-type="float" office:value="-1.0222191" calcext:value-type="float">
            <text:p>-1.0222191</text:p>
          </table:table-cell>
          <table:table-cell office:value-type="float" office:value="-0.38034163" calcext:value-type="float">
            <text:p>-0.38034163</text:p>
          </table:table-cell>
          <table:table-cell office:value-type="float" office:value="290.38038" calcext:value-type="float">
            <text:p>290.380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2000" calcext:value-type="float">
            <text:p>1712000</text:p>
          </table:table-cell>
          <table:table-cell office:value-type="float" office:value="0.0012969223" calcext:value-type="float">
            <text:p>0.0012969223</text:p>
          </table:table-cell>
          <table:table-cell office:value-type="float" office:value="-1.0619634" calcext:value-type="float">
            <text:p>-1.0619634</text:p>
          </table:table-cell>
          <table:table-cell office:value-type="float" office:value="-0.38833502" calcext:value-type="float">
            <text:p>-0.38833502</text:p>
          </table:table-cell>
          <table:table-cell office:value-type="float" office:value="286.52135" calcext:value-type="float">
            <text:p>286.52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3000" calcext:value-type="float">
            <text:p>1713000</text:p>
          </table:table-cell>
          <table:table-cell office:value-type="float" office:value="0.0013298756" calcext:value-type="float">
            <text:p>0.0013298756</text:p>
          </table:table-cell>
          <table:table-cell office:value-type="float" office:value="-0.96326324" calcext:value-type="float">
            <text:p>-0.96326324</text:p>
          </table:table-cell>
          <table:table-cell office:value-type="float" office:value="-0.25454476" calcext:value-type="float">
            <text:p>-0.25454476</text:p>
          </table:table-cell>
          <table:table-cell office:value-type="float" office:value="301.00649" calcext:value-type="float">
            <text:p>301.006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4000" calcext:value-type="float">
            <text:p>1714000</text:p>
          </table:table-cell>
          <table:table-cell office:value-type="float" office:value="0.0014769243" calcext:value-type="float">
            <text:p>0.0014769243</text:p>
          </table:table-cell>
          <table:table-cell office:value-type="float" office:value="-0.93071788" calcext:value-type="float">
            <text:p>-0.93071788</text:p>
          </table:table-cell>
          <table:table-cell office:value-type="float" office:value="-0.17131055" calcext:value-type="float">
            <text:p>-0.17131055</text:p>
          </table:table-cell>
          <table:table-cell office:value-type="float" office:value="294.57299" calcext:value-type="float">
            <text:p>294.572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5000" calcext:value-type="float">
            <text:p>1715000</text:p>
          </table:table-cell>
          <table:table-cell office:value-type="float" office:value="0.0015440593" calcext:value-type="float">
            <text:p>0.0015440593</text:p>
          </table:table-cell>
          <table:table-cell office:value-type="float" office:value="-0.95058064" calcext:value-type="float">
            <text:p>-0.95058064</text:p>
          </table:table-cell>
          <table:table-cell office:value-type="float" office:value="-0.13614475" calcext:value-type="float">
            <text:p>-0.13614475</text:p>
          </table:table-cell>
          <table:table-cell office:value-type="float" office:value="282.82774" calcext:value-type="float">
            <text:p>282.827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6000" calcext:value-type="float">
            <text:p>1716000</text:p>
          </table:table-cell>
          <table:table-cell office:value-type="float" office:value="0.001503274" calcext:value-type="float">
            <text:p>0.001503274</text:p>
          </table:table-cell>
          <table:table-cell office:value-type="float" office:value="-1.0508994" calcext:value-type="float">
            <text:p>-1.0508994</text:p>
          </table:table-cell>
          <table:table-cell office:value-type="float" office:value="-0.2071177" calcext:value-type="float">
            <text:p>-0.2071177</text:p>
          </table:table-cell>
          <table:table-cell office:value-type="float" office:value="292.38054" calcext:value-type="float">
            <text:p>292.38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7000" calcext:value-type="float">
            <text:p>1717000</text:p>
          </table:table-cell>
          <table:table-cell office:value-type="float" office:value="0.0014260605" calcext:value-type="float">
            <text:p>0.0014260605</text:p>
          </table:table-cell>
          <table:table-cell office:value-type="float" office:value="-1.0712477" calcext:value-type="float">
            <text:p>-1.0712477</text:p>
          </table:table-cell>
          <table:table-cell office:value-type="float" office:value="-0.36612807" calcext:value-type="float">
            <text:p>-0.36612807</text:p>
          </table:table-cell>
          <table:table-cell office:value-type="float" office:value="296.11861" calcext:value-type="float">
            <text:p>296.11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8000" calcext:value-type="float">
            <text:p>1718000</text:p>
          </table:table-cell>
          <table:table-cell office:value-type="float" office:value="0.0015919054" calcext:value-type="float">
            <text:p>0.0015919054</text:p>
          </table:table-cell>
          <table:table-cell office:value-type="float" office:value="-1.1037326" calcext:value-type="float">
            <text:p>-1.1037326</text:p>
          </table:table-cell>
          <table:table-cell office:value-type="float" office:value="-0.29567962" calcext:value-type="float">
            <text:p>-0.29567962</text:p>
          </table:table-cell>
          <table:table-cell office:value-type="float" office:value="290.17754" calcext:value-type="float">
            <text:p>290.177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9000" calcext:value-type="float">
            <text:p>1719000</text:p>
          </table:table-cell>
          <table:table-cell office:value-type="float" office:value="0.0015362526" calcext:value-type="float">
            <text:p>0.0015362526</text:p>
          </table:table-cell>
          <table:table-cell office:value-type="float" office:value="-1.0263476" calcext:value-type="float">
            <text:p>-1.0263476</text:p>
          </table:table-cell>
          <table:table-cell office:value-type="float" office:value="-0.20067541" calcext:value-type="float">
            <text:p>-0.20067541</text:p>
          </table:table-cell>
          <table:table-cell office:value-type="float" office:value="295.96351" calcext:value-type="float">
            <text:p>295.963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0000" calcext:value-type="float">
            <text:p>1720000</text:p>
          </table:table-cell>
          <table:table-cell office:value-type="float" office:value="0.001435786" calcext:value-type="float">
            <text:p>0.001435786</text:p>
          </table:table-cell>
          <table:table-cell office:value-type="float" office:value="-1.0001595" calcext:value-type="float">
            <text:p>-1.0001595</text:p>
          </table:table-cell>
          <table:table-cell office:value-type="float" office:value="-0.27320938" calcext:value-type="float">
            <text:p>-0.27320938</text:p>
          </table:table-cell>
          <table:table-cell office:value-type="float" office:value="290.90265" calcext:value-type="float">
            <text:p>290.902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1000" calcext:value-type="float">
            <text:p>1721000</text:p>
          </table:table-cell>
          <table:table-cell office:value-type="float" office:value="0.0014168548" calcext:value-type="float">
            <text:p>0.0014168548</text:p>
          </table:table-cell>
          <table:table-cell office:value-type="float" office:value="-1.0474932" calcext:value-type="float">
            <text:p>-1.0474932</text:p>
          </table:table-cell>
          <table:table-cell office:value-type="float" office:value="-0.34547142" calcext:value-type="float">
            <text:p>-0.34547142</text:p>
          </table:table-cell>
          <table:table-cell office:value-type="float" office:value="286.34486" calcext:value-type="float">
            <text:p>286.344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2000" calcext:value-type="float">
            <text:p>1722000</text:p>
          </table:table-cell>
          <table:table-cell office:value-type="float" office:value="0.0014794355" calcext:value-type="float">
            <text:p>0.0014794355</text:p>
          </table:table-cell>
          <table:table-cell office:value-type="float" office:value="-1.0788143" calcext:value-type="float">
            <text:p>-1.0788143</text:p>
          </table:table-cell>
          <table:table-cell office:value-type="float" office:value="-0.31020476" calcext:value-type="float">
            <text:p>-0.31020476</text:p>
          </table:table-cell>
          <table:table-cell office:value-type="float" office:value="298.2528" calcext:value-type="float">
            <text:p>298.25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3000" calcext:value-type="float">
            <text:p>1723000</text:p>
          </table:table-cell>
          <table:table-cell office:value-type="float" office:value="0.0015014199" calcext:value-type="float">
            <text:p>0.0015014199</text:p>
          </table:table-cell>
          <table:table-cell office:value-type="float" office:value="-1.0050917" calcext:value-type="float">
            <text:p>-1.0050917</text:p>
          </table:table-cell>
          <table:table-cell office:value-type="float" office:value="-0.28612987" calcext:value-type="float">
            <text:p>-0.28612987</text:p>
          </table:table-cell>
          <table:table-cell office:value-type="float" office:value="290.63687" calcext:value-type="float">
            <text:p>290.636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4000" calcext:value-type="float">
            <text:p>1724000</text:p>
          </table:table-cell>
          <table:table-cell office:value-type="float" office:value="0.0015781137" calcext:value-type="float">
            <text:p>0.0015781137</text:p>
          </table:table-cell>
          <table:table-cell office:value-type="float" office:value="-1.1056097" calcext:value-type="float">
            <text:p>-1.1056097</text:p>
          </table:table-cell>
          <table:table-cell office:value-type="float" office:value="-0.38733459" calcext:value-type="float">
            <text:p>-0.38733459</text:p>
          </table:table-cell>
          <table:table-cell office:value-type="float" office:value="284.15346" calcext:value-type="float">
            <text:p>284.153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5000" calcext:value-type="float">
            <text:p>1725000</text:p>
          </table:table-cell>
          <table:table-cell office:value-type="float" office:value="0.001530807" calcext:value-type="float">
            <text:p>0.001530807</text:p>
          </table:table-cell>
          <table:table-cell office:value-type="float" office:value="-1.1352834" calcext:value-type="float">
            <text:p>-1.1352834</text:p>
          </table:table-cell>
          <table:table-cell office:value-type="float" office:value="-0.438676" calcext:value-type="float">
            <text:p>-0.438676</text:p>
          </table:table-cell>
          <table:table-cell office:value-type="float" office:value="287.19621" calcext:value-type="float">
            <text:p>287.196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6000" calcext:value-type="float">
            <text:p>1726000</text:p>
          </table:table-cell>
          <table:table-cell office:value-type="float" office:value="0.0016500511" calcext:value-type="float">
            <text:p>0.0016500511</text:p>
          </table:table-cell>
          <table:table-cell office:value-type="float" office:value="-1.09505" calcext:value-type="float">
            <text:p>-1.09505</text:p>
          </table:table-cell>
          <table:table-cell office:value-type="float" office:value="-0.31311042" calcext:value-type="float">
            <text:p>-0.31311042</text:p>
          </table:table-cell>
          <table:table-cell office:value-type="float" office:value="292.47109" calcext:value-type="float">
            <text:p>292.471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7000" calcext:value-type="float">
            <text:p>1727000</text:p>
          </table:table-cell>
          <table:table-cell office:value-type="float" office:value="0.0016675069" calcext:value-type="float">
            <text:p>0.0016675069</text:p>
          </table:table-cell>
          <table:table-cell office:value-type="float" office:value="-1.048448" calcext:value-type="float">
            <text:p>-1.048448</text:p>
          </table:table-cell>
          <table:table-cell office:value-type="float" office:value="-0.28990201" calcext:value-type="float">
            <text:p>-0.28990201</text:p>
          </table:table-cell>
          <table:table-cell office:value-type="float" office:value="285.77116" calcext:value-type="float">
            <text:p>285.771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8000" calcext:value-type="float">
            <text:p>1728000</text:p>
          </table:table-cell>
          <table:table-cell office:value-type="float" office:value="0.0016246761" calcext:value-type="float">
            <text:p>0.0016246761</text:p>
          </table:table-cell>
          <table:table-cell office:value-type="float" office:value="-1.0335633" calcext:value-type="float">
            <text:p>-1.0335633</text:p>
          </table:table-cell>
          <table:table-cell office:value-type="float" office:value="-0.29105267" calcext:value-type="float">
            <text:p>-0.29105267</text:p>
          </table:table-cell>
          <table:table-cell office:value-type="float" office:value="294.74328" calcext:value-type="float">
            <text:p>294.743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9000" calcext:value-type="float">
            <text:p>1729000</text:p>
          </table:table-cell>
          <table:table-cell office:value-type="float" office:value="0.0016312086" calcext:value-type="float">
            <text:p>0.0016312086</text:p>
          </table:table-cell>
          <table:table-cell office:value-type="float" office:value="-1.0366728" calcext:value-type="float">
            <text:p>-1.0366728</text:p>
          </table:table-cell>
          <table:table-cell office:value-type="float" office:value="-0.30904155" calcext:value-type="float">
            <text:p>-0.30904155</text:p>
          </table:table-cell>
          <table:table-cell office:value-type="float" office:value="291.91681" calcext:value-type="float">
            <text:p>291.916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0000" calcext:value-type="float">
            <text:p>1730000</text:p>
          </table:table-cell>
          <table:table-cell office:value-type="float" office:value="0.0015746449" calcext:value-type="float">
            <text:p>0.0015746449</text:p>
          </table:table-cell>
          <table:table-cell office:value-type="float" office:value="-1.0515944" calcext:value-type="float">
            <text:p>-1.0515944</text:p>
          </table:table-cell>
          <table:table-cell office:value-type="float" office:value="-0.23968267" calcext:value-type="float">
            <text:p>-0.23968267</text:p>
          </table:table-cell>
          <table:table-cell office:value-type="float" office:value="291.61648" calcext:value-type="float">
            <text:p>291.616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1000" calcext:value-type="float">
            <text:p>1731000</text:p>
          </table:table-cell>
          <table:table-cell office:value-type="float" office:value="0.0015744405" calcext:value-type="float">
            <text:p>0.0015744405</text:p>
          </table:table-cell>
          <table:table-cell office:value-type="float" office:value="-1.0405567" calcext:value-type="float">
            <text:p>-1.0405567</text:p>
          </table:table-cell>
          <table:table-cell office:value-type="float" office:value="-0.27238963" calcext:value-type="float">
            <text:p>-0.27238963</text:p>
          </table:table-cell>
          <table:table-cell office:value-type="float" office:value="289.59489" calcext:value-type="float">
            <text:p>289.594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2000" calcext:value-type="float">
            <text:p>1732000</text:p>
          </table:table-cell>
          <table:table-cell office:value-type="float" office:value="0.0015966632" calcext:value-type="float">
            <text:p>0.0015966632</text:p>
          </table:table-cell>
          <table:table-cell office:value-type="float" office:value="-1.1208727" calcext:value-type="float">
            <text:p>-1.1208727</text:p>
          </table:table-cell>
          <table:table-cell office:value-type="float" office:value="-0.30010296" calcext:value-type="float">
            <text:p>-0.30010296</text:p>
          </table:table-cell>
          <table:table-cell office:value-type="float" office:value="295.887" calcext:value-type="float">
            <text:p>295.8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3000" calcext:value-type="float">
            <text:p>1733000</text:p>
          </table:table-cell>
          <table:table-cell office:value-type="float" office:value="0.0015208136" calcext:value-type="float">
            <text:p>0.0015208136</text:p>
          </table:table-cell>
          <table:table-cell office:value-type="float" office:value="-1.2277466" calcext:value-type="float">
            <text:p>-1.2277466</text:p>
          </table:table-cell>
          <table:table-cell office:value-type="float" office:value="-0.41771087" calcext:value-type="float">
            <text:p>-0.41771087</text:p>
          </table:table-cell>
          <table:table-cell office:value-type="float" office:value="288.79406" calcext:value-type="float">
            <text:p>288.794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4000" calcext:value-type="float">
            <text:p>1734000</text:p>
          </table:table-cell>
          <table:table-cell office:value-type="float" office:value="0.001533363" calcext:value-type="float">
            <text:p>0.001533363</text:p>
          </table:table-cell>
          <table:table-cell office:value-type="float" office:value="-1.2227539" calcext:value-type="float">
            <text:p>-1.2227539</text:p>
          </table:table-cell>
          <table:table-cell office:value-type="float" office:value="-0.46619205" calcext:value-type="float">
            <text:p>-0.46619205</text:p>
          </table:table-cell>
          <table:table-cell office:value-type="float" office:value="285.59554" calcext:value-type="float">
            <text:p>285.595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5000" calcext:value-type="float">
            <text:p>1735000</text:p>
          </table:table-cell>
          <table:table-cell office:value-type="float" office:value="0.0014605222" calcext:value-type="float">
            <text:p>0.0014605222</text:p>
          </table:table-cell>
          <table:table-cell office:value-type="float" office:value="-1.1706398" calcext:value-type="float">
            <text:p>-1.1706398</text:p>
          </table:table-cell>
          <table:table-cell office:value-type="float" office:value="-0.34419885" calcext:value-type="float">
            <text:p>-0.34419885</text:p>
          </table:table-cell>
          <table:table-cell office:value-type="float" office:value="288.27065" calcext:value-type="float">
            <text:p>288.270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6000" calcext:value-type="float">
            <text:p>1736000</text:p>
          </table:table-cell>
          <table:table-cell office:value-type="float" office:value="0.0016527328" calcext:value-type="float">
            <text:p>0.0016527328</text:p>
          </table:table-cell>
          <table:table-cell office:value-type="float" office:value="-1.1711351" calcext:value-type="float">
            <text:p>-1.1711351</text:p>
          </table:table-cell>
          <table:table-cell office:value-type="float" office:value="-0.34429445" calcext:value-type="float">
            <text:p>-0.34429445</text:p>
          </table:table-cell>
          <table:table-cell office:value-type="float" office:value="297.85278" calcext:value-type="float">
            <text:p>297.852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7000" calcext:value-type="float">
            <text:p>1737000</text:p>
          </table:table-cell>
          <table:table-cell office:value-type="float" office:value="0.0016144397" calcext:value-type="float">
            <text:p>0.0016144397</text:p>
          </table:table-cell>
          <table:table-cell office:value-type="float" office:value="-1.0382443" calcext:value-type="float">
            <text:p>-1.0382443</text:p>
          </table:table-cell>
          <table:table-cell office:value-type="float" office:value="-0.33765322" calcext:value-type="float">
            <text:p>-0.33765322</text:p>
          </table:table-cell>
          <table:table-cell office:value-type="float" office:value="293.84015" calcext:value-type="float">
            <text:p>293.840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8000" calcext:value-type="float">
            <text:p>1738000</text:p>
          </table:table-cell>
          <table:table-cell office:value-type="float" office:value="0.0015239288" calcext:value-type="float">
            <text:p>0.0015239288</text:p>
          </table:table-cell>
          <table:table-cell office:value-type="float" office:value="-0.98762357" calcext:value-type="float">
            <text:p>-0.98762357</text:p>
          </table:table-cell>
          <table:table-cell office:value-type="float" office:value="-0.23096946" calcext:value-type="float">
            <text:p>-0.23096946</text:p>
          </table:table-cell>
          <table:table-cell office:value-type="float" office:value="285.31672" calcext:value-type="float">
            <text:p>285.316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9000" calcext:value-type="float">
            <text:p>1739000</text:p>
          </table:table-cell>
          <table:table-cell office:value-type="float" office:value="0.001599033" calcext:value-type="float">
            <text:p>0.001599033</text:p>
          </table:table-cell>
          <table:table-cell office:value-type="float" office:value="-0.91951614" calcext:value-type="float">
            <text:p>-0.91951614</text:p>
          </table:table-cell>
          <table:table-cell office:value-type="float" office:value="-0.15338485" calcext:value-type="float">
            <text:p>-0.15338485</text:p>
          </table:table-cell>
          <table:table-cell office:value-type="float" office:value="300.32451" calcext:value-type="float">
            <text:p>300.324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0000" calcext:value-type="float">
            <text:p>1740000</text:p>
          </table:table-cell>
          <table:table-cell office:value-type="float" office:value="0.0016900472" calcext:value-type="float">
            <text:p>0.0016900472</text:p>
          </table:table-cell>
          <table:table-cell office:value-type="float" office:value="-1.0669013" calcext:value-type="float">
            <text:p>-1.0669013</text:p>
          </table:table-cell>
          <table:table-cell office:value-type="float" office:value="-0.30600905" calcext:value-type="float">
            <text:p>-0.30600905</text:p>
          </table:table-cell>
          <table:table-cell office:value-type="float" office:value="285.00135" calcext:value-type="float">
            <text:p>285.0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1000" calcext:value-type="float">
            <text:p>1741000</text:p>
          </table:table-cell>
          <table:table-cell office:value-type="float" office:value="0.0017045585" calcext:value-type="float">
            <text:p>0.0017045585</text:p>
          </table:table-cell>
          <table:table-cell office:value-type="float" office:value="-1.2036601" calcext:value-type="float">
            <text:p>-1.2036601</text:p>
          </table:table-cell>
          <table:table-cell office:value-type="float" office:value="-0.41772076" calcext:value-type="float">
            <text:p>-0.41772076</text:p>
          </table:table-cell>
          <table:table-cell office:value-type="float" office:value="289.0053" calcext:value-type="float">
            <text:p>289.00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2000" calcext:value-type="float">
            <text:p>1742000</text:p>
          </table:table-cell>
          <table:table-cell office:value-type="float" office:value="0.0016590556" calcext:value-type="float">
            <text:p>0.0016590556</text:p>
          </table:table-cell>
          <table:table-cell office:value-type="float" office:value="-1.1324004" calcext:value-type="float">
            <text:p>-1.1324004</text:p>
          </table:table-cell>
          <table:table-cell office:value-type="float" office:value="-0.38614038" calcext:value-type="float">
            <text:p>-0.38614038</text:p>
          </table:table-cell>
          <table:table-cell office:value-type="float" office:value="291.51393" calcext:value-type="float">
            <text:p>291.513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3000" calcext:value-type="float">
            <text:p>1743000</text:p>
          </table:table-cell>
          <table:table-cell office:value-type="float" office:value="0.0017195444" calcext:value-type="float">
            <text:p>0.0017195444</text:p>
          </table:table-cell>
          <table:table-cell office:value-type="float" office:value="-1.0529172" calcext:value-type="float">
            <text:p>-1.0529172</text:p>
          </table:table-cell>
          <table:table-cell office:value-type="float" office:value="-0.23406364" calcext:value-type="float">
            <text:p>-0.23406364</text:p>
          </table:table-cell>
          <table:table-cell office:value-type="float" office:value="296.65392" calcext:value-type="float">
            <text:p>296.653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4000" calcext:value-type="float">
            <text:p>1744000</text:p>
          </table:table-cell>
          <table:table-cell office:value-type="float" office:value="0.0017840044" calcext:value-type="float">
            <text:p>0.0017840044</text:p>
          </table:table-cell>
          <table:table-cell office:value-type="float" office:value="-0.93727967" calcext:value-type="float">
            <text:p>-0.93727967</text:p>
          </table:table-cell>
          <table:table-cell office:value-type="float" office:value="-0.19729339" calcext:value-type="float">
            <text:p>-0.19729339</text:p>
          </table:table-cell>
          <table:table-cell office:value-type="float" office:value="298.00102" calcext:value-type="float">
            <text:p>298.001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5000" calcext:value-type="float">
            <text:p>1745000</text:p>
          </table:table-cell>
          <table:table-cell office:value-type="float" office:value="0.001605049" calcext:value-type="float">
            <text:p>0.001605049</text:p>
          </table:table-cell>
          <table:table-cell office:value-type="float" office:value="-0.81441676" calcext:value-type="float">
            <text:p>-0.81441676</text:p>
          </table:table-cell>
          <table:table-cell office:value-type="float" office:value="-0.090624656" calcext:value-type="float">
            <text:p>-0.090624656</text:p>
          </table:table-cell>
          <table:table-cell office:value-type="float" office:value="292.13578" calcext:value-type="float">
            <text:p>292.135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6000" calcext:value-type="float">
            <text:p>1746000</text:p>
          </table:table-cell>
          <table:table-cell office:value-type="float" office:value="0.001653507" calcext:value-type="float">
            <text:p>0.001653507</text:p>
          </table:table-cell>
          <table:table-cell office:value-type="float" office:value="-0.96226369" calcext:value-type="float">
            <text:p>-0.96226369</text:p>
          </table:table-cell>
          <table:table-cell office:value-type="float" office:value="-0.17053728" calcext:value-type="float">
            <text:p>-0.17053728</text:p>
          </table:table-cell>
          <table:table-cell office:value-type="float" office:value="293.45415" calcext:value-type="float">
            <text:p>293.454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7000" calcext:value-type="float">
            <text:p>1747000</text:p>
          </table:table-cell>
          <table:table-cell office:value-type="float" office:value="0.0016817226" calcext:value-type="float">
            <text:p>0.0016817226</text:p>
          </table:table-cell>
          <table:table-cell office:value-type="float" office:value="-1.0981438" calcext:value-type="float">
            <text:p>-1.0981438</text:p>
          </table:table-cell>
          <table:table-cell office:value-type="float" office:value="-0.30564404" calcext:value-type="float">
            <text:p>-0.30564404</text:p>
          </table:table-cell>
          <table:table-cell office:value-type="float" office:value="296.79522" calcext:value-type="float">
            <text:p>296.795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8000" calcext:value-type="float">
            <text:p>1748000</text:p>
          </table:table-cell>
          <table:table-cell office:value-type="float" office:value="0.0016492673" calcext:value-type="float">
            <text:p>0.0016492673</text:p>
          </table:table-cell>
          <table:table-cell office:value-type="float" office:value="-1.133795" calcext:value-type="float">
            <text:p>-1.133795</text:p>
          </table:table-cell>
          <table:table-cell office:value-type="float" office:value="-0.31848319" calcext:value-type="float">
            <text:p>-0.31848319</text:p>
          </table:table-cell>
          <table:table-cell office:value-type="float" office:value="294.50034" calcext:value-type="float">
            <text:p>294.500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9000" calcext:value-type="float">
            <text:p>1749000</text:p>
          </table:table-cell>
          <table:table-cell office:value-type="float" office:value="0.0016551219" calcext:value-type="float">
            <text:p>0.0016551219</text:p>
          </table:table-cell>
          <table:table-cell office:value-type="float" office:value="-1.0033881" calcext:value-type="float">
            <text:p>-1.0033881</text:p>
          </table:table-cell>
          <table:table-cell office:value-type="float" office:value="-0.17637072" calcext:value-type="float">
            <text:p>-0.17637072</text:p>
          </table:table-cell>
          <table:table-cell office:value-type="float" office:value="300.48426" calcext:value-type="float">
            <text:p>300.484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0000" calcext:value-type="float">
            <text:p>1750000</text:p>
          </table:table-cell>
          <table:table-cell office:value-type="float" office:value="0.0016536537" calcext:value-type="float">
            <text:p>0.0016536537</text:p>
          </table:table-cell>
          <table:table-cell office:value-type="float" office:value="-0.89598136" calcext:value-type="float">
            <text:p>-0.89598136</text:p>
          </table:table-cell>
          <table:table-cell office:value-type="float" office:value="-0.080998504" calcext:value-type="float">
            <text:p>-0.080998504</text:p>
          </table:table-cell>
          <table:table-cell office:value-type="float" office:value="294.80554" calcext:value-type="float">
            <text:p>294.805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1000" calcext:value-type="float">
            <text:p>1751000</text:p>
          </table:table-cell>
          <table:table-cell office:value-type="float" office:value="0.0016440908" calcext:value-type="float">
            <text:p>0.0016440908</text:p>
          </table:table-cell>
          <table:table-cell office:value-type="float" office:value="-0.972147" calcext:value-type="float">
            <text:p>-0.972147</text:p>
          </table:table-cell>
          <table:table-cell office:value-type="float" office:value="-0.14963581" calcext:value-type="float">
            <text:p>-0.14963581</text:p>
          </table:table-cell>
          <table:table-cell office:value-type="float" office:value="291.96119" calcext:value-type="float">
            <text:p>291.961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2000" calcext:value-type="float">
            <text:p>1752000</text:p>
          </table:table-cell>
          <table:table-cell office:value-type="float" office:value="0.0017141586" calcext:value-type="float">
            <text:p>0.0017141586</text:p>
          </table:table-cell>
          <table:table-cell office:value-type="float" office:value="-1.0857272" calcext:value-type="float">
            <text:p>-1.0857272</text:p>
          </table:table-cell>
          <table:table-cell office:value-type="float" office:value="-0.28036391" calcext:value-type="float">
            <text:p>-0.28036391</text:p>
          </table:table-cell>
          <table:table-cell office:value-type="float" office:value="288.85814" calcext:value-type="float">
            <text:p>288.858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3000" calcext:value-type="float">
            <text:p>1753000</text:p>
          </table:table-cell>
          <table:table-cell office:value-type="float" office:value="0.0018693893" calcext:value-type="float">
            <text:p>0.0018693893</text:p>
          </table:table-cell>
          <table:table-cell office:value-type="float" office:value="-1.1160024" calcext:value-type="float">
            <text:p>-1.1160024</text:p>
          </table:table-cell>
          <table:table-cell office:value-type="float" office:value="-0.23986672" calcext:value-type="float">
            <text:p>-0.23986672</text:p>
          </table:table-cell>
          <table:table-cell office:value-type="float" office:value="297.24994" calcext:value-type="float">
            <text:p>297.249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4000" calcext:value-type="float">
            <text:p>1754000</text:p>
          </table:table-cell>
          <table:table-cell office:value-type="float" office:value="0.0018099609" calcext:value-type="float">
            <text:p>0.0018099609</text:p>
          </table:table-cell>
          <table:table-cell office:value-type="float" office:value="-1.0838609" calcext:value-type="float">
            <text:p>-1.0838609</text:p>
          </table:table-cell>
          <table:table-cell office:value-type="float" office:value="-0.2215198" calcext:value-type="float">
            <text:p>-0.2215198</text:p>
          </table:table-cell>
          <table:table-cell office:value-type="float" office:value="287.37609" calcext:value-type="float">
            <text:p>287.376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5000" calcext:value-type="float">
            <text:p>1755000</text:p>
          </table:table-cell>
          <table:table-cell office:value-type="float" office:value="0.0017647722" calcext:value-type="float">
            <text:p>0.0017647722</text:p>
          </table:table-cell>
          <table:table-cell office:value-type="float" office:value="-1.0518963" calcext:value-type="float">
            <text:p>-1.0518963</text:p>
          </table:table-cell>
          <table:table-cell office:value-type="float" office:value="-0.18110527" calcext:value-type="float">
            <text:p>-0.18110527</text:p>
          </table:table-cell>
          <table:table-cell office:value-type="float" office:value="285.76156" calcext:value-type="float">
            <text:p>285.761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6000" calcext:value-type="float">
            <text:p>1756000</text:p>
          </table:table-cell>
          <table:table-cell office:value-type="float" office:value="0.0018186125" calcext:value-type="float">
            <text:p>0.0018186125</text:p>
          </table:table-cell>
          <table:table-cell office:value-type="float" office:value="-1.0131667" calcext:value-type="float">
            <text:p>-1.0131667</text:p>
          </table:table-cell>
          <table:table-cell office:value-type="float" office:value="-0.13610505" calcext:value-type="float">
            <text:p>-0.13610505</text:p>
          </table:table-cell>
          <table:table-cell office:value-type="float" office:value="292.8975" calcext:value-type="float">
            <text:p>292.89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7000" calcext:value-type="float">
            <text:p>1757000</text:p>
          </table:table-cell>
          <table:table-cell office:value-type="float" office:value="0.0017983885" calcext:value-type="float">
            <text:p>0.0017983885</text:p>
          </table:table-cell>
          <table:table-cell office:value-type="float" office:value="-1.0846535" calcext:value-type="float">
            <text:p>-1.0846535</text:p>
          </table:table-cell>
          <table:table-cell office:value-type="float" office:value="-0.2141774" calcext:value-type="float">
            <text:p>-0.2141774</text:p>
          </table:table-cell>
          <table:table-cell office:value-type="float" office:value="295.42597" calcext:value-type="float">
            <text:p>295.425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8000" calcext:value-type="float">
            <text:p>1758000</text:p>
          </table:table-cell>
          <table:table-cell office:value-type="float" office:value="0.0017850111" calcext:value-type="float">
            <text:p>0.0017850111</text:p>
          </table:table-cell>
          <table:table-cell office:value-type="float" office:value="-1.017824" calcext:value-type="float">
            <text:p>-1.017824</text:p>
          </table:table-cell>
          <table:table-cell office:value-type="float" office:value="-0.16533358" calcext:value-type="float">
            <text:p>-0.16533358</text:p>
          </table:table-cell>
          <table:table-cell office:value-type="float" office:value="290.08165" calcext:value-type="float">
            <text:p>290.081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9000" calcext:value-type="float">
            <text:p>1759000</text:p>
          </table:table-cell>
          <table:table-cell office:value-type="float" office:value="0.0018296102" calcext:value-type="float">
            <text:p>0.0018296102</text:p>
          </table:table-cell>
          <table:table-cell office:value-type="float" office:value="-0.90228317" calcext:value-type="float">
            <text:p>-0.90228317</text:p>
          </table:table-cell>
          <table:table-cell office:value-type="float" office:value="-0.054665491" calcext:value-type="float">
            <text:p>-0.054665491</text:p>
          </table:table-cell>
          <table:table-cell office:value-type="float" office:value="288.95388" calcext:value-type="float">
            <text:p>288.953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0000" calcext:value-type="float">
            <text:p>1760000</text:p>
          </table:table-cell>
          <table:table-cell office:value-type="float" office:value="0.0019150209" calcext:value-type="float">
            <text:p>0.0019150209</text:p>
          </table:table-cell>
          <table:table-cell office:value-type="float" office:value="-0.98596204" calcext:value-type="float">
            <text:p>-0.98596204</text:p>
          </table:table-cell>
          <table:table-cell office:value-type="float" office:value="-0.10264174" calcext:value-type="float">
            <text:p>-0.10264174</text:p>
          </table:table-cell>
          <table:table-cell office:value-type="float" office:value="291.90775" calcext:value-type="float">
            <text:p>291.907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1000" calcext:value-type="float">
            <text:p>1761000</text:p>
          </table:table-cell>
          <table:table-cell office:value-type="float" office:value="0.0018305199" calcext:value-type="float">
            <text:p>0.0018305199</text:p>
          </table:table-cell>
          <table:table-cell office:value-type="float" office:value="-1.0685394" calcext:value-type="float">
            <text:p>-1.0685394</text:p>
          </table:table-cell>
          <table:table-cell office:value-type="float" office:value="-0.18399198" calcext:value-type="float">
            <text:p>-0.18399198</text:p>
          </table:table-cell>
          <table:table-cell office:value-type="float" office:value="287.11947" calcext:value-type="float">
            <text:p>287.119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2000" calcext:value-type="float">
            <text:p>1762000</text:p>
          </table:table-cell>
          <table:table-cell office:value-type="float" office:value="0.0017589148" calcext:value-type="float">
            <text:p>0.0017589148</text:p>
          </table:table-cell>
          <table:table-cell office:value-type="float" office:value="-1.0709664" calcext:value-type="float">
            <text:p>-1.0709664</text:p>
          </table:table-cell>
          <table:table-cell office:value-type="float" office:value="-0.24867658" calcext:value-type="float">
            <text:p>-0.24867658</text:p>
          </table:table-cell>
          <table:table-cell office:value-type="float" office:value="291.3846" calcext:value-type="float">
            <text:p>291.38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3000" calcext:value-type="float">
            <text:p>1763000</text:p>
          </table:table-cell>
          <table:table-cell office:value-type="float" office:value="0.0017759617" calcext:value-type="float">
            <text:p>0.0017759617</text:p>
          </table:table-cell>
          <table:table-cell office:value-type="float" office:value="-1.0855309" calcext:value-type="float">
            <text:p>-1.0855309</text:p>
          </table:table-cell>
          <table:table-cell office:value-type="float" office:value="-0.17530825" calcext:value-type="float">
            <text:p>-0.17530825</text:p>
          </table:table-cell>
          <table:table-cell office:value-type="float" office:value="295.34759" calcext:value-type="float">
            <text:p>295.347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4000" calcext:value-type="float">
            <text:p>1764000</text:p>
          </table:table-cell>
          <table:table-cell office:value-type="float" office:value="0.0017868341" calcext:value-type="float">
            <text:p>0.0017868341</text:p>
          </table:table-cell>
          <table:table-cell office:value-type="float" office:value="-1.082238" calcext:value-type="float">
            <text:p>-1.082238</text:p>
          </table:table-cell>
          <table:table-cell office:value-type="float" office:value="-0.18110239" calcext:value-type="float">
            <text:p>-0.18110239</text:p>
          </table:table-cell>
          <table:table-cell office:value-type="float" office:value="289.19238" calcext:value-type="float">
            <text:p>289.1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5000" calcext:value-type="float">
            <text:p>1765000</text:p>
          </table:table-cell>
          <table:table-cell office:value-type="float" office:value="0.0018536019" calcext:value-type="float">
            <text:p>0.0018536019</text:p>
          </table:table-cell>
          <table:table-cell office:value-type="float" office:value="-1.1198607" calcext:value-type="float">
            <text:p>-1.1198607</text:p>
          </table:table-cell>
          <table:table-cell office:value-type="float" office:value="-0.2058862" calcext:value-type="float">
            <text:p>-0.2058862</text:p>
          </table:table-cell>
          <table:table-cell office:value-type="float" office:value="289.19055" calcext:value-type="float">
            <text:p>289.190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6000" calcext:value-type="float">
            <text:p>1766000</text:p>
          </table:table-cell>
          <table:table-cell office:value-type="float" office:value="0.0019556715" calcext:value-type="float">
            <text:p>0.0019556715</text:p>
          </table:table-cell>
          <table:table-cell office:value-type="float" office:value="-1.0292823" calcext:value-type="float">
            <text:p>-1.0292823</text:p>
          </table:table-cell>
          <table:table-cell office:value-type="float" office:value="-0.10302679" calcext:value-type="float">
            <text:p>-0.10302679</text:p>
          </table:table-cell>
          <table:table-cell office:value-type="float" office:value="288.98996" calcext:value-type="float">
            <text:p>288.98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7000" calcext:value-type="float">
            <text:p>1767000</text:p>
          </table:table-cell>
          <table:table-cell office:value-type="float" office:value="0.0018039566" calcext:value-type="float">
            <text:p>0.0018039566</text:p>
          </table:table-cell>
          <table:table-cell office:value-type="float" office:value="-1.0132508" calcext:value-type="float">
            <text:p>-1.0132508</text:p>
          </table:table-cell>
          <table:table-cell office:value-type="float" office:value="-0.039525161" calcext:value-type="float">
            <text:p>-0.039525161</text:p>
          </table:table-cell>
          <table:table-cell office:value-type="float" office:value="286.32727" calcext:value-type="float">
            <text:p>286.327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8000" calcext:value-type="float">
            <text:p>1768000</text:p>
          </table:table-cell>
          <table:table-cell office:value-type="float" office:value="0.0019255668" calcext:value-type="float">
            <text:p>0.0019255668</text:p>
          </table:table-cell>
          <table:table-cell office:value-type="float" office:value="-1.0801553" calcext:value-type="float">
            <text:p>-1.0801553</text:p>
          </table:table-cell>
          <table:table-cell office:value-type="float" office:value="-0.071933358" calcext:value-type="float">
            <text:p>-0.071933358</text:p>
          </table:table-cell>
          <table:table-cell office:value-type="float" office:value="300.80225" calcext:value-type="float">
            <text:p>300.802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9000" calcext:value-type="float">
            <text:p>1769000</text:p>
          </table:table-cell>
          <table:table-cell office:value-type="float" office:value="0.0017514694" calcext:value-type="float">
            <text:p>0.0017514694</text:p>
          </table:table-cell>
          <table:table-cell office:value-type="float" office:value="-1.0864665" calcext:value-type="float">
            <text:p>-1.0864665</text:p>
          </table:table-cell>
          <table:table-cell office:value-type="float" office:value="-0.18517823" calcext:value-type="float">
            <text:p>-0.18517823</text:p>
          </table:table-cell>
          <table:table-cell office:value-type="float" office:value="289.12495" calcext:value-type="float">
            <text:p>289.124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0000" calcext:value-type="float">
            <text:p>1770000</text:p>
          </table:table-cell>
          <table:table-cell office:value-type="float" office:value="0.0018555791" calcext:value-type="float">
            <text:p>0.0018555791</text:p>
          </table:table-cell>
          <table:table-cell office:value-type="float" office:value="-1.1270201" calcext:value-type="float">
            <text:p>-1.1270201</text:p>
          </table:table-cell>
          <table:table-cell office:value-type="float" office:value="-0.19604996" calcext:value-type="float">
            <text:p>-0.19604996</text:p>
          </table:table-cell>
          <table:table-cell office:value-type="float" office:value="291.23667" calcext:value-type="float">
            <text:p>291.23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1000" calcext:value-type="float">
            <text:p>1771000</text:p>
          </table:table-cell>
          <table:table-cell office:value-type="float" office:value="0.0018115808" calcext:value-type="float">
            <text:p>0.0018115808</text:p>
          </table:table-cell>
          <table:table-cell office:value-type="float" office:value="-1.1049644" calcext:value-type="float">
            <text:p>-1.1049644</text:p>
          </table:table-cell>
          <table:table-cell office:value-type="float" office:value="-0.18617213" calcext:value-type="float">
            <text:p>-0.18617213</text:p>
          </table:table-cell>
          <table:table-cell office:value-type="float" office:value="293.02791" calcext:value-type="float">
            <text:p>293.027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2000" calcext:value-type="float">
            <text:p>1772000</text:p>
          </table:table-cell>
          <table:table-cell office:value-type="float" office:value="0.0018031918" calcext:value-type="float">
            <text:p>0.0018031918</text:p>
          </table:table-cell>
          <table:table-cell office:value-type="float" office:value="-1.0342337" calcext:value-type="float">
            <text:p>-1.0342337</text:p>
          </table:table-cell>
          <table:table-cell office:value-type="float" office:value="-0.17756572" calcext:value-type="float">
            <text:p>-0.17756572</text:p>
          </table:table-cell>
          <table:table-cell office:value-type="float" office:value="285.39884" calcext:value-type="float">
            <text:p>285.398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3000" calcext:value-type="float">
            <text:p>1773000</text:p>
          </table:table-cell>
          <table:table-cell office:value-type="float" office:value="0.0017195419" calcext:value-type="float">
            <text:p>0.0017195419</text:p>
          </table:table-cell>
          <table:table-cell office:value-type="float" office:value="-0.92615217" calcext:value-type="float">
            <text:p>-0.92615217</text:p>
          </table:table-cell>
          <table:table-cell office:value-type="float" office:value="-0.027208725" calcext:value-type="float">
            <text:p>-0.027208725</text:p>
          </table:table-cell>
          <table:table-cell office:value-type="float" office:value="293.53961" calcext:value-type="float">
            <text:p>293.539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4000" calcext:value-type="float">
            <text:p>1774000</text:p>
          </table:table-cell>
          <table:table-cell office:value-type="float" office:value="0.0019488524" calcext:value-type="float">
            <text:p>0.0019488524</text:p>
          </table:table-cell>
          <table:table-cell office:value-type="float" office:value="-0.91631366" calcext:value-type="float">
            <text:p>-0.91631366</text:p>
          </table:table-cell>
          <table:table-cell office:value-type="float" office:value="0.12414231" calcext:value-type="float">
            <text:p>0.12414231</text:p>
          </table:table-cell>
          <table:table-cell office:value-type="float" office:value="294.99893" calcext:value-type="float">
            <text:p>294.998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5000" calcext:value-type="float">
            <text:p>1775000</text:p>
          </table:table-cell>
          <table:table-cell office:value-type="float" office:value="0.0019612431" calcext:value-type="float">
            <text:p>0.0019612431</text:p>
          </table:table-cell>
          <table:table-cell office:value-type="float" office:value="-0.97506866" calcext:value-type="float">
            <text:p>-0.97506866</text:p>
          </table:table-cell>
          <table:table-cell office:value-type="float" office:value="0.01604825" calcext:value-type="float">
            <text:p>0.01604825</text:p>
          </table:table-cell>
          <table:table-cell office:value-type="float" office:value="289.2058" calcext:value-type="float">
            <text:p>289.20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6000" calcext:value-type="float">
            <text:p>1776000</text:p>
          </table:table-cell>
          <table:table-cell office:value-type="float" office:value="0.0017714907" calcext:value-type="float">
            <text:p>0.0017714907</text:p>
          </table:table-cell>
          <table:table-cell office:value-type="float" office:value="-1.051828" calcext:value-type="float">
            <text:p>-1.051828</text:p>
          </table:table-cell>
          <table:table-cell office:value-type="float" office:value="-0.17189507" calcext:value-type="float">
            <text:p>-0.17189507</text:p>
          </table:table-cell>
          <table:table-cell office:value-type="float" office:value="297.51253" calcext:value-type="float">
            <text:p>297.512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7000" calcext:value-type="float">
            <text:p>1777000</text:p>
          </table:table-cell>
          <table:table-cell office:value-type="float" office:value="0.0017214979" calcext:value-type="float">
            <text:p>0.0017214979</text:p>
          </table:table-cell>
          <table:table-cell office:value-type="float" office:value="-1.1129488" calcext:value-type="float">
            <text:p>-1.1129488</text:p>
          </table:table-cell>
          <table:table-cell office:value-type="float" office:value="-0.2320675" calcext:value-type="float">
            <text:p>-0.2320675</text:p>
          </table:table-cell>
          <table:table-cell office:value-type="float" office:value="291.32223" calcext:value-type="float">
            <text:p>291.322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8000" calcext:value-type="float">
            <text:p>1778000</text:p>
          </table:table-cell>
          <table:table-cell office:value-type="float" office:value="0.0017896442" calcext:value-type="float">
            <text:p>0.0017896442</text:p>
          </table:table-cell>
          <table:table-cell office:value-type="float" office:value="-1.0729014" calcext:value-type="float">
            <text:p>-1.0729014</text:p>
          </table:table-cell>
          <table:table-cell office:value-type="float" office:value="-0.13851849" calcext:value-type="float">
            <text:p>-0.13851849</text:p>
          </table:table-cell>
          <table:table-cell office:value-type="float" office:value="297.95846" calcext:value-type="float">
            <text:p>297.958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9000" calcext:value-type="float">
            <text:p>1779000</text:p>
          </table:table-cell>
          <table:table-cell office:value-type="float" office:value="0.0017003541" calcext:value-type="float">
            <text:p>0.0017003541</text:p>
          </table:table-cell>
          <table:table-cell office:value-type="float" office:value="-1.0518616" calcext:value-type="float">
            <text:p>-1.0518616</text:p>
          </table:table-cell>
          <table:table-cell office:value-type="float" office:value="-0.18715295" calcext:value-type="float">
            <text:p>-0.18715295</text:p>
          </table:table-cell>
          <table:table-cell office:value-type="float" office:value="289.37685" calcext:value-type="float">
            <text:p>289.376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0000" calcext:value-type="float">
            <text:p>1780000</text:p>
          </table:table-cell>
          <table:table-cell office:value-type="float" office:value="0.0017750667" calcext:value-type="float">
            <text:p>0.0017750667</text:p>
          </table:table-cell>
          <table:table-cell office:value-type="float" office:value="-0.97005996" calcext:value-type="float">
            <text:p>-0.97005996</text:p>
          </table:table-cell>
          <table:table-cell office:value-type="float" office:value="-0.11865499" calcext:value-type="float">
            <text:p>-0.11865499</text:p>
          </table:table-cell>
          <table:table-cell office:value-type="float" office:value="288.59482" calcext:value-type="float">
            <text:p>288.594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1000" calcext:value-type="float">
            <text:p>1781000</text:p>
          </table:table-cell>
          <table:table-cell office:value-type="float" office:value="0.0019330861" calcext:value-type="float">
            <text:p>0.0019330861</text:p>
          </table:table-cell>
          <table:table-cell office:value-type="float" office:value="-1.072486" calcext:value-type="float">
            <text:p>-1.072486</text:p>
          </table:table-cell>
          <table:table-cell office:value-type="float" office:value="-0.1717373" calcext:value-type="float">
            <text:p>-0.1717373</text:p>
          </table:table-cell>
          <table:table-cell office:value-type="float" office:value="298.30548" calcext:value-type="float">
            <text:p>298.305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2000" calcext:value-type="float">
            <text:p>1782000</text:p>
          </table:table-cell>
          <table:table-cell office:value-type="float" office:value="0.0018169835" calcext:value-type="float">
            <text:p>0.0018169835</text:p>
          </table:table-cell>
          <table:table-cell office:value-type="float" office:value="-1.1470949" calcext:value-type="float">
            <text:p>-1.1470949</text:p>
          </table:table-cell>
          <table:table-cell office:value-type="float" office:value="-0.27586991" calcext:value-type="float">
            <text:p>-0.27586991</text:p>
          </table:table-cell>
          <table:table-cell office:value-type="float" office:value="294.38171" calcext:value-type="float">
            <text:p>294.381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3000" calcext:value-type="float">
            <text:p>1783000</text:p>
          </table:table-cell>
          <table:table-cell office:value-type="float" office:value="0.0018440034" calcext:value-type="float">
            <text:p>0.0018440034</text:p>
          </table:table-cell>
          <table:table-cell office:value-type="float" office:value="-1.114724" calcext:value-type="float">
            <text:p>-1.114724</text:p>
          </table:table-cell>
          <table:table-cell office:value-type="float" office:value="-0.20852566" calcext:value-type="float">
            <text:p>-0.20852566</text:p>
          </table:table-cell>
          <table:table-cell office:value-type="float" office:value="290.98196" calcext:value-type="float">
            <text:p>290.981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4000" calcext:value-type="float">
            <text:p>1784000</text:p>
          </table:table-cell>
          <table:table-cell office:value-type="float" office:value="0.0018234836" calcext:value-type="float">
            <text:p>0.0018234836</text:p>
          </table:table-cell>
          <table:table-cell office:value-type="float" office:value="-0.98509212" calcext:value-type="float">
            <text:p>-0.98509212</text:p>
          </table:table-cell>
          <table:table-cell office:value-type="float" office:value="-0.1385199" calcext:value-type="float">
            <text:p>-0.1385199</text:p>
          </table:table-cell>
          <table:table-cell office:value-type="float" office:value="294.23684" calcext:value-type="float">
            <text:p>294.236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5000" calcext:value-type="float">
            <text:p>1785000</text:p>
          </table:table-cell>
          <table:table-cell office:value-type="float" office:value="0.0017801629" calcext:value-type="float">
            <text:p>0.0017801629</text:p>
          </table:table-cell>
          <table:table-cell office:value-type="float" office:value="-0.98477295" calcext:value-type="float">
            <text:p>-0.98477295</text:p>
          </table:table-cell>
          <table:table-cell office:value-type="float" office:value="-0.16257695" calcext:value-type="float">
            <text:p>-0.16257695</text:p>
          </table:table-cell>
          <table:table-cell office:value-type="float" office:value="292.32919" calcext:value-type="float">
            <text:p>292.329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6000" calcext:value-type="float">
            <text:p>1786000</text:p>
          </table:table-cell>
          <table:table-cell office:value-type="float" office:value="0.0017505469" calcext:value-type="float">
            <text:p>0.0017505469</text:p>
          </table:table-cell>
          <table:table-cell office:value-type="float" office:value="-1.0264842" calcext:value-type="float">
            <text:p>-1.0264842</text:p>
          </table:table-cell>
          <table:table-cell office:value-type="float" office:value="-0.21737531" calcext:value-type="float">
            <text:p>-0.21737531</text:p>
          </table:table-cell>
          <table:table-cell office:value-type="float" office:value="291.60525" calcext:value-type="float">
            <text:p>291.605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7000" calcext:value-type="float">
            <text:p>1787000</text:p>
          </table:table-cell>
          <table:table-cell office:value-type="float" office:value="0.0017988339" calcext:value-type="float">
            <text:p>0.0017988339</text:p>
          </table:table-cell>
          <table:table-cell office:value-type="float" office:value="-0.97172321" calcext:value-type="float">
            <text:p>-0.97172321</text:p>
          </table:table-cell>
          <table:table-cell office:value-type="float" office:value="-0.20093232" calcext:value-type="float">
            <text:p>-0.20093232</text:p>
          </table:table-cell>
          <table:table-cell office:value-type="float" office:value="291.58717" calcext:value-type="float">
            <text:p>291.587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8000" calcext:value-type="float">
            <text:p>1788000</text:p>
          </table:table-cell>
          <table:table-cell office:value-type="float" office:value="0.0016498085" calcext:value-type="float">
            <text:p>0.0016498085</text:p>
          </table:table-cell>
          <table:table-cell office:value-type="float" office:value="-0.94870615" calcext:value-type="float">
            <text:p>-0.94870615</text:p>
          </table:table-cell>
          <table:table-cell office:value-type="float" office:value="-0.072979918" calcext:value-type="float">
            <text:p>-0.072979918</text:p>
          </table:table-cell>
          <table:table-cell office:value-type="float" office:value="291.79574" calcext:value-type="float">
            <text:p>291.79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9000" calcext:value-type="float">
            <text:p>1789000</text:p>
          </table:table-cell>
          <table:table-cell office:value-type="float" office:value="0.0018124831" calcext:value-type="float">
            <text:p>0.0018124831</text:p>
          </table:table-cell>
          <table:table-cell office:value-type="float" office:value="-0.90079489" calcext:value-type="float">
            <text:p>-0.90079489</text:p>
          </table:table-cell>
          <table:table-cell office:value-type="float" office:value="-0.067119011" calcext:value-type="float">
            <text:p>-0.067119011</text:p>
          </table:table-cell>
          <table:table-cell office:value-type="float" office:value="284.01623" calcext:value-type="float">
            <text:p>284.01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0000" calcext:value-type="float">
            <text:p>1790000</text:p>
          </table:table-cell>
          <table:table-cell office:value-type="float" office:value="0.0017242954" calcext:value-type="float">
            <text:p>0.0017242954</text:p>
          </table:table-cell>
          <table:table-cell office:value-type="float" office:value="-0.96873218" calcext:value-type="float">
            <text:p>-0.96873218</text:p>
          </table:table-cell>
          <table:table-cell office:value-type="float" office:value="-0.1557309" calcext:value-type="float">
            <text:p>-0.1557309</text:p>
          </table:table-cell>
          <table:table-cell office:value-type="float" office:value="293.57279" calcext:value-type="float">
            <text:p>293.572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1000" calcext:value-type="float">
            <text:p>1791000</text:p>
          </table:table-cell>
          <table:table-cell office:value-type="float" office:value="0.001802275" calcext:value-type="float">
            <text:p>0.001802275</text:p>
          </table:table-cell>
          <table:table-cell office:value-type="float" office:value="-1.0041468" calcext:value-type="float">
            <text:p>-1.0041468</text:p>
          </table:table-cell>
          <table:table-cell office:value-type="float" office:value="-0.20608396" calcext:value-type="float">
            <text:p>-0.20608396</text:p>
          </table:table-cell>
          <table:table-cell office:value-type="float" office:value="291.23525" calcext:value-type="float">
            <text:p>291.235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2000" calcext:value-type="float">
            <text:p>1792000</text:p>
          </table:table-cell>
          <table:table-cell office:value-type="float" office:value="0.0016813115" calcext:value-type="float">
            <text:p>0.0016813115</text:p>
          </table:table-cell>
          <table:table-cell office:value-type="float" office:value="-0.85350056" calcext:value-type="float">
            <text:p>-0.85350056</text:p>
          </table:table-cell>
          <table:table-cell office:value-type="float" office:value="-0.13901839" calcext:value-type="float">
            <text:p>-0.13901839</text:p>
          </table:table-cell>
          <table:table-cell office:value-type="float" office:value="283.79505" calcext:value-type="float">
            <text:p>283.795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3000" calcext:value-type="float">
            <text:p>1793000</text:p>
          </table:table-cell>
          <table:table-cell office:value-type="float" office:value="0.0018341989" calcext:value-type="float">
            <text:p>0.0018341989</text:p>
          </table:table-cell>
          <table:table-cell office:value-type="float" office:value="-0.88686764" calcext:value-type="float">
            <text:p>-0.88686764</text:p>
          </table:table-cell>
          <table:table-cell office:value-type="float" office:value="-0.098240537" calcext:value-type="float">
            <text:p>-0.098240537</text:p>
          </table:table-cell>
          <table:table-cell office:value-type="float" office:value="292.25339" calcext:value-type="float">
            <text:p>292.253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4000" calcext:value-type="float">
            <text:p>1794000</text:p>
          </table:table-cell>
          <table:table-cell office:value-type="float" office:value="0.0018497737" calcext:value-type="float">
            <text:p>0.0018497737</text:p>
          </table:table-cell>
          <table:table-cell office:value-type="float" office:value="-1.0421098" calcext:value-type="float">
            <text:p>-1.0421098</text:p>
          </table:table-cell>
          <table:table-cell office:value-type="float" office:value="-0.27023746" calcext:value-type="float">
            <text:p>-0.27023746</text:p>
          </table:table-cell>
          <table:table-cell office:value-type="float" office:value="297.83737" calcext:value-type="float">
            <text:p>297.837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5000" calcext:value-type="float">
            <text:p>1795000</text:p>
          </table:table-cell>
          <table:table-cell office:value-type="float" office:value="0.0016758834" calcext:value-type="float">
            <text:p>0.0016758834</text:p>
          </table:table-cell>
          <table:table-cell office:value-type="float" office:value="-1.0844224" calcext:value-type="float">
            <text:p>-1.0844224</text:p>
          </table:table-cell>
          <table:table-cell office:value-type="float" office:value="-0.28908991" calcext:value-type="float">
            <text:p>-0.28908991</text:p>
          </table:table-cell>
          <table:table-cell office:value-type="float" office:value="291.50273" calcext:value-type="float">
            <text:p>291.502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6000" calcext:value-type="float">
            <text:p>1796000</text:p>
          </table:table-cell>
          <table:table-cell office:value-type="float" office:value="0.0018614404" calcext:value-type="float">
            <text:p>0.0018614404</text:p>
          </table:table-cell>
          <table:table-cell office:value-type="float" office:value="-1.0803544" calcext:value-type="float">
            <text:p>-1.0803544</text:p>
          </table:table-cell>
          <table:table-cell office:value-type="float" office:value="-0.14825956" calcext:value-type="float">
            <text:p>-0.14825956</text:p>
          </table:table-cell>
          <table:table-cell office:value-type="float" office:value="288.96324" calcext:value-type="float">
            <text:p>288.963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7000" calcext:value-type="float">
            <text:p>1797000</text:p>
          </table:table-cell>
          <table:table-cell office:value-type="float" office:value="0.0019816085" calcext:value-type="float">
            <text:p>0.0019816085</text:p>
          </table:table-cell>
          <table:table-cell office:value-type="float" office:value="-0.93154478" calcext:value-type="float">
            <text:p>-0.93154478</text:p>
          </table:table-cell>
          <table:table-cell office:value-type="float" office:value="-0.087623922" calcext:value-type="float">
            <text:p>-0.087623922</text:p>
          </table:table-cell>
          <table:table-cell office:value-type="float" office:value="292.71933" calcext:value-type="float">
            <text:p>292.71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8000" calcext:value-type="float">
            <text:p>1798000</text:p>
          </table:table-cell>
          <table:table-cell office:value-type="float" office:value="0.0019056293" calcext:value-type="float">
            <text:p>0.0019056293</text:p>
          </table:table-cell>
          <table:table-cell office:value-type="float" office:value="-0.91918591" calcext:value-type="float">
            <text:p>-0.91918591</text:p>
          </table:table-cell>
          <table:table-cell office:value-type="float" office:value="-0.08092352" calcext:value-type="float">
            <text:p>-0.08092352</text:p>
          </table:table-cell>
          <table:table-cell office:value-type="float" office:value="299.25238" calcext:value-type="float">
            <text:p>299.25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9000" calcext:value-type="float">
            <text:p>1799000</text:p>
          </table:table-cell>
          <table:table-cell office:value-type="float" office:value="0.0018364615" calcext:value-type="float">
            <text:p>0.0018364615</text:p>
          </table:table-cell>
          <table:table-cell office:value-type="float" office:value="-1.0159343" calcext:value-type="float">
            <text:p>-1.0159343</text:p>
          </table:table-cell>
          <table:table-cell office:value-type="float" office:value="-0.17711284" calcext:value-type="float">
            <text:p>-0.17711284</text:p>
          </table:table-cell>
          <table:table-cell office:value-type="float" office:value="293.37346" calcext:value-type="float">
            <text:p>293.373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0000" calcext:value-type="float">
            <text:p>1800000</text:p>
          </table:table-cell>
          <table:table-cell office:value-type="float" office:value="0.0017972602" calcext:value-type="float">
            <text:p>0.0017972602</text:p>
          </table:table-cell>
          <table:table-cell office:value-type="float" office:value="-1.0260032" calcext:value-type="float">
            <text:p>-1.0260032</text:p>
          </table:table-cell>
          <table:table-cell office:value-type="float" office:value="-0.25361376" calcext:value-type="float">
            <text:p>-0.25361376</text:p>
          </table:table-cell>
          <table:table-cell office:value-type="float" office:value="290.4204" calcext:value-type="float">
            <text:p>290.42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1000" calcext:value-type="float">
            <text:p>1801000</text:p>
          </table:table-cell>
          <table:table-cell office:value-type="float" office:value="0.0014684427" calcext:value-type="float">
            <text:p>0.0014684427</text:p>
          </table:table-cell>
          <table:table-cell office:value-type="float" office:value="-1.0384751" calcext:value-type="float">
            <text:p>-1.0384751</text:p>
          </table:table-cell>
          <table:table-cell office:value-type="float" office:value="-0.33290881" calcext:value-type="float">
            <text:p>-0.33290881</text:p>
          </table:table-cell>
          <table:table-cell office:value-type="float" office:value="286.09275" calcext:value-type="float">
            <text:p>286.092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2000" calcext:value-type="float">
            <text:p>1802000</text:p>
          </table:table-cell>
          <table:table-cell office:value-type="float" office:value="0.0017353685" calcext:value-type="float">
            <text:p>0.0017353685</text:p>
          </table:table-cell>
          <table:table-cell office:value-type="float" office:value="-1.0046294" calcext:value-type="float">
            <text:p>-1.0046294</text:p>
          </table:table-cell>
          <table:table-cell office:value-type="float" office:value="-0.27787801" calcext:value-type="float">
            <text:p>-0.27787801</text:p>
          </table:table-cell>
          <table:table-cell office:value-type="float" office:value="290.33196" calcext:value-type="float">
            <text:p>290.331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3000" calcext:value-type="float">
            <text:p>1803000</text:p>
          </table:table-cell>
          <table:table-cell office:value-type="float" office:value="0.0016250671" calcext:value-type="float">
            <text:p>0.0016250671</text:p>
          </table:table-cell>
          <table:table-cell office:value-type="float" office:value="-0.93924679" calcext:value-type="float">
            <text:p>-0.93924679</text:p>
          </table:table-cell>
          <table:table-cell office:value-type="float" office:value="-0.21409364" calcext:value-type="float">
            <text:p>-0.21409364</text:p>
          </table:table-cell>
          <table:table-cell office:value-type="float" office:value="285.32819" calcext:value-type="float">
            <text:p>285.328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4000" calcext:value-type="float">
            <text:p>1804000</text:p>
          </table:table-cell>
          <table:table-cell office:value-type="float" office:value="0.0017789426" calcext:value-type="float">
            <text:p>0.0017789426</text:p>
          </table:table-cell>
          <table:table-cell office:value-type="float" office:value="-0.98877036" calcext:value-type="float">
            <text:p>-0.98877036</text:p>
          </table:table-cell>
          <table:table-cell office:value-type="float" office:value="-0.22880675" calcext:value-type="float">
            <text:p>-0.22880675</text:p>
          </table:table-cell>
          <table:table-cell office:value-type="float" office:value="296.43263" calcext:value-type="float">
            <text:p>296.432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5000" calcext:value-type="float">
            <text:p>1805000</text:p>
          </table:table-cell>
          <table:table-cell office:value-type="float" office:value="0.0016960403" calcext:value-type="float">
            <text:p>0.0016960403</text:p>
          </table:table-cell>
          <table:table-cell office:value-type="float" office:value="-0.98728008" calcext:value-type="float">
            <text:p>-0.98728008</text:p>
          </table:table-cell>
          <table:table-cell office:value-type="float" office:value="-0.28656203" calcext:value-type="float">
            <text:p>-0.28656203</text:p>
          </table:table-cell>
          <table:table-cell office:value-type="float" office:value="292.28409" calcext:value-type="float">
            <text:p>292.284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6000" calcext:value-type="float">
            <text:p>1806000</text:p>
          </table:table-cell>
          <table:table-cell office:value-type="float" office:value="0.0017017113" calcext:value-type="float">
            <text:p>0.0017017113</text:p>
          </table:table-cell>
          <table:table-cell office:value-type="float" office:value="-1.0708007" calcext:value-type="float">
            <text:p>-1.0708007</text:p>
          </table:table-cell>
          <table:table-cell office:value-type="float" office:value="-0.37359217" calcext:value-type="float">
            <text:p>-0.37359217</text:p>
          </table:table-cell>
          <table:table-cell office:value-type="float" office:value="295.85675" calcext:value-type="float">
            <text:p>295.856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7000" calcext:value-type="float">
            <text:p>1807000</text:p>
          </table:table-cell>
          <table:table-cell office:value-type="float" office:value="0.0017661293" calcext:value-type="float">
            <text:p>0.0017661293</text:p>
          </table:table-cell>
          <table:table-cell office:value-type="float" office:value="-1.0241538" calcext:value-type="float">
            <text:p>-1.0241538</text:p>
          </table:table-cell>
          <table:table-cell office:value-type="float" office:value="-0.31431423" calcext:value-type="float">
            <text:p>-0.31431423</text:p>
          </table:table-cell>
          <table:table-cell office:value-type="float" office:value="293.24208" calcext:value-type="float">
            <text:p>293.242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8000" calcext:value-type="float">
            <text:p>1808000</text:p>
          </table:table-cell>
          <table:table-cell office:value-type="float" office:value="0.0018573586" calcext:value-type="float">
            <text:p>0.0018573586</text:p>
          </table:table-cell>
          <table:table-cell office:value-type="float" office:value="-0.92134215" calcext:value-type="float">
            <text:p>-0.92134215</text:p>
          </table:table-cell>
          <table:table-cell office:value-type="float" office:value="-0.17836667" calcext:value-type="float">
            <text:p>-0.17836667</text:p>
          </table:table-cell>
          <table:table-cell office:value-type="float" office:value="295.23403" calcext:value-type="float">
            <text:p>295.234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9000" calcext:value-type="float">
            <text:p>1809000</text:p>
          </table:table-cell>
          <table:table-cell office:value-type="float" office:value="0.0020366152" calcext:value-type="float">
            <text:p>0.0020366152</text:p>
          </table:table-cell>
          <table:table-cell office:value-type="float" office:value="-0.88004155" calcext:value-type="float">
            <text:p>-0.88004155</text:p>
          </table:table-cell>
          <table:table-cell office:value-type="float" office:value="-0.05105849" calcext:value-type="float">
            <text:p>-0.05105849</text:p>
          </table:table-cell>
          <table:table-cell office:value-type="float" office:value="293.46035" calcext:value-type="float">
            <text:p>293.460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0000" calcext:value-type="float">
            <text:p>1810000</text:p>
          </table:table-cell>
          <table:table-cell office:value-type="float" office:value="0.0017369398" calcext:value-type="float">
            <text:p>0.0017369398</text:p>
          </table:table-cell>
          <table:table-cell office:value-type="float" office:value="-0.79658889" calcext:value-type="float">
            <text:p>-0.79658889</text:p>
          </table:table-cell>
          <table:table-cell office:value-type="float" office:value="-0.057622609" calcext:value-type="float">
            <text:p>-0.057622609</text:p>
          </table:table-cell>
          <table:table-cell office:value-type="float" office:value="293.18356" calcext:value-type="float">
            <text:p>293.183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1000" calcext:value-type="float">
            <text:p>1811000</text:p>
          </table:table-cell>
          <table:table-cell office:value-type="float" office:value="0.0018430317" calcext:value-type="float">
            <text:p>0.0018430317</text:p>
          </table:table-cell>
          <table:table-cell office:value-type="float" office:value="-0.94649602" calcext:value-type="float">
            <text:p>-0.94649602</text:p>
          </table:table-cell>
          <table:table-cell office:value-type="float" office:value="-0.12575552" calcext:value-type="float">
            <text:p>-0.12575552</text:p>
          </table:table-cell>
          <table:table-cell office:value-type="float" office:value="285.72309" calcext:value-type="float">
            <text:p>285.723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2000" calcext:value-type="float">
            <text:p>1812000</text:p>
          </table:table-cell>
          <table:table-cell office:value-type="float" office:value="0.0016290128" calcext:value-type="float">
            <text:p>0.0016290128</text:p>
          </table:table-cell>
          <table:table-cell office:value-type="float" office:value="-0.98548385" calcext:value-type="float">
            <text:p>-0.98548385</text:p>
          </table:table-cell>
          <table:table-cell office:value-type="float" office:value="-0.26037838" calcext:value-type="float">
            <text:p>-0.26037838</text:p>
          </table:table-cell>
          <table:table-cell office:value-type="float" office:value="296.96752" calcext:value-type="float">
            <text:p>296.967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3000" calcext:value-type="float">
            <text:p>1813000</text:p>
          </table:table-cell>
          <table:table-cell office:value-type="float" office:value="0.0017578145" calcext:value-type="float">
            <text:p>0.0017578145</text:p>
          </table:table-cell>
          <table:table-cell office:value-type="float" office:value="-1.0157346" calcext:value-type="float">
            <text:p>-1.0157346</text:p>
          </table:table-cell>
          <table:table-cell office:value-type="float" office:value="-0.32743154" calcext:value-type="float">
            <text:p>-0.32743154</text:p>
          </table:table-cell>
          <table:table-cell office:value-type="float" office:value="293.84689" calcext:value-type="float">
            <text:p>293.846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4000" calcext:value-type="float">
            <text:p>1814000</text:p>
          </table:table-cell>
          <table:table-cell office:value-type="float" office:value="0.0016438018" calcext:value-type="float">
            <text:p>0.0016438018</text:p>
          </table:table-cell>
          <table:table-cell office:value-type="float" office:value="-0.9522266" calcext:value-type="float">
            <text:p>-0.9522266</text:p>
          </table:table-cell>
          <table:table-cell office:value-type="float" office:value="-0.23629271" calcext:value-type="float">
            <text:p>-0.23629271</text:p>
          </table:table-cell>
          <table:table-cell office:value-type="float" office:value="290.49279" calcext:value-type="float">
            <text:p>290.492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5000" calcext:value-type="float">
            <text:p>1815000</text:p>
          </table:table-cell>
          <table:table-cell office:value-type="float" office:value="0.001846849" calcext:value-type="float">
            <text:p>0.001846849</text:p>
          </table:table-cell>
          <table:table-cell office:value-type="float" office:value="-0.90825933" calcext:value-type="float">
            <text:p>-0.90825933</text:p>
          </table:table-cell>
          <table:table-cell office:value-type="float" office:value="-0.13734267" calcext:value-type="float">
            <text:p>-0.13734267</text:p>
          </table:table-cell>
          <table:table-cell office:value-type="float" office:value="295.03315" calcext:value-type="float">
            <text:p>295.033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6000" calcext:value-type="float">
            <text:p>1816000</text:p>
          </table:table-cell>
          <table:table-cell office:value-type="float" office:value="0.0017505179" calcext:value-type="float">
            <text:p>0.0017505179</text:p>
          </table:table-cell>
          <table:table-cell office:value-type="float" office:value="-0.95969805" calcext:value-type="float">
            <text:p>-0.95969805</text:p>
          </table:table-cell>
          <table:table-cell office:value-type="float" office:value="-0.14096361" calcext:value-type="float">
            <text:p>-0.14096361</text:p>
          </table:table-cell>
          <table:table-cell office:value-type="float" office:value="293.33847" calcext:value-type="float">
            <text:p>293.338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7000" calcext:value-type="float">
            <text:p>1817000</text:p>
          </table:table-cell>
          <table:table-cell office:value-type="float" office:value="0.0017214501" calcext:value-type="float">
            <text:p>0.0017214501</text:p>
          </table:table-cell>
          <table:table-cell office:value-type="float" office:value="-1.0380594" calcext:value-type="float">
            <text:p>-1.0380594</text:p>
          </table:table-cell>
          <table:table-cell office:value-type="float" office:value="-0.17620041" calcext:value-type="float">
            <text:p>-0.17620041</text:p>
          </table:table-cell>
          <table:table-cell office:value-type="float" office:value="295.84136" calcext:value-type="float">
            <text:p>295.841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8000" calcext:value-type="float">
            <text:p>1818000</text:p>
          </table:table-cell>
          <table:table-cell office:value-type="float" office:value="0.0017368017" calcext:value-type="float">
            <text:p>0.0017368017</text:p>
          </table:table-cell>
          <table:table-cell office:value-type="float" office:value="-1.070017" calcext:value-type="float">
            <text:p>-1.070017</text:p>
          </table:table-cell>
          <table:table-cell office:value-type="float" office:value="-0.2419551" calcext:value-type="float">
            <text:p>-0.2419551</text:p>
          </table:table-cell>
          <table:table-cell office:value-type="float" office:value="295.13219" calcext:value-type="float">
            <text:p>295.132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9000" calcext:value-type="float">
            <text:p>1819000</text:p>
          </table:table-cell>
          <table:table-cell office:value-type="float" office:value="0.0016899615" calcext:value-type="float">
            <text:p>0.0016899615</text:p>
          </table:table-cell>
          <table:table-cell office:value-type="float" office:value="-1.0038077" calcext:value-type="float">
            <text:p>-1.0038077</text:p>
          </table:table-cell>
          <table:table-cell office:value-type="float" office:value="-0.25386009" calcext:value-type="float">
            <text:p>-0.25386009</text:p>
          </table:table-cell>
          <table:table-cell office:value-type="float" office:value="293.77613" calcext:value-type="float">
            <text:p>293.776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0000" calcext:value-type="float">
            <text:p>1820000</text:p>
          </table:table-cell>
          <table:table-cell office:value-type="float" office:value="0.001599539" calcext:value-type="float">
            <text:p>0.001599539</text:p>
          </table:table-cell>
          <table:table-cell office:value-type="float" office:value="-0.95392217" calcext:value-type="float">
            <text:p>-0.95392217</text:p>
          </table:table-cell>
          <table:table-cell office:value-type="float" office:value="-0.18841011" calcext:value-type="float">
            <text:p>-0.18841011</text:p>
          </table:table-cell>
          <table:table-cell office:value-type="float" office:value="291.24226" calcext:value-type="float">
            <text:p>291.242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1000" calcext:value-type="float">
            <text:p>1821000</text:p>
          </table:table-cell>
          <table:table-cell office:value-type="float" office:value="0.0016856759" calcext:value-type="float">
            <text:p>0.0016856759</text:p>
          </table:table-cell>
          <table:table-cell office:value-type="float" office:value="-0.94565414" calcext:value-type="float">
            <text:p>-0.94565414</text:p>
          </table:table-cell>
          <table:table-cell office:value-type="float" office:value="-0.17625406" calcext:value-type="float">
            <text:p>-0.17625406</text:p>
          </table:table-cell>
          <table:table-cell office:value-type="float" office:value="293.09655" calcext:value-type="float">
            <text:p>293.096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2000" calcext:value-type="float">
            <text:p>1822000</text:p>
          </table:table-cell>
          <table:table-cell office:value-type="float" office:value="0.0016689272" calcext:value-type="float">
            <text:p>0.0016689272</text:p>
          </table:table-cell>
          <table:table-cell office:value-type="float" office:value="-0.884079" calcext:value-type="float">
            <text:p>-0.884079</text:p>
          </table:table-cell>
          <table:table-cell office:value-type="float" office:value="-0.084820613" calcext:value-type="float">
            <text:p>-0.084820613</text:p>
          </table:table-cell>
          <table:table-cell office:value-type="float" office:value="293.21509" calcext:value-type="float">
            <text:p>293.215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3000" calcext:value-type="float">
            <text:p>1823000</text:p>
          </table:table-cell>
          <table:table-cell office:value-type="float" office:value="0.0017334108" calcext:value-type="float">
            <text:p>0.0017334108</text:p>
          </table:table-cell>
          <table:table-cell office:value-type="float" office:value="-0.92308528" calcext:value-type="float">
            <text:p>-0.92308528</text:p>
          </table:table-cell>
          <table:table-cell office:value-type="float" office:value="-0.13531" calcext:value-type="float">
            <text:p>-0.13531</text:p>
          </table:table-cell>
          <table:table-cell office:value-type="float" office:value="288.40425" calcext:value-type="float">
            <text:p>288.404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4000" calcext:value-type="float">
            <text:p>1824000</text:p>
          </table:table-cell>
          <table:table-cell office:value-type="float" office:value="0.0018920334" calcext:value-type="float">
            <text:p>0.0018920334</text:p>
          </table:table-cell>
          <table:table-cell office:value-type="float" office:value="-0.99013469" calcext:value-type="float">
            <text:p>-0.99013469</text:p>
          </table:table-cell>
          <table:table-cell office:value-type="float" office:value="-0.10927031" calcext:value-type="float">
            <text:p>-0.10927031</text:p>
          </table:table-cell>
          <table:table-cell office:value-type="float" office:value="292.99584" calcext:value-type="float">
            <text:p>292.995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5000" calcext:value-type="float">
            <text:p>1825000</text:p>
          </table:table-cell>
          <table:table-cell office:value-type="float" office:value="0.001846919" calcext:value-type="float">
            <text:p>0.001846919</text:p>
          </table:table-cell>
          <table:table-cell office:value-type="float" office:value="-0.94473357" calcext:value-type="float">
            <text:p>-0.94473357</text:p>
          </table:table-cell>
          <table:table-cell office:value-type="float" office:value="-0.09295897" calcext:value-type="float">
            <text:p>-0.09295897</text:p>
          </table:table-cell>
          <table:table-cell office:value-type="float" office:value="292.78028" calcext:value-type="float">
            <text:p>292.780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6000" calcext:value-type="float">
            <text:p>1826000</text:p>
          </table:table-cell>
          <table:table-cell office:value-type="float" office:value="0.001821375" calcext:value-type="float">
            <text:p>0.001821375</text:p>
          </table:table-cell>
          <table:table-cell office:value-type="float" office:value="-0.89236472" calcext:value-type="float">
            <text:p>-0.89236472</text:p>
          </table:table-cell>
          <table:table-cell office:value-type="float" office:value="-0.084544079" calcext:value-type="float">
            <text:p>-0.084544079</text:p>
          </table:table-cell>
          <table:table-cell office:value-type="float" office:value="289.81041" calcext:value-type="float">
            <text:p>289.810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7000" calcext:value-type="float">
            <text:p>1827000</text:p>
          </table:table-cell>
          <table:table-cell office:value-type="float" office:value="0.0018738587" calcext:value-type="float">
            <text:p>0.0018738587</text:p>
          </table:table-cell>
          <table:table-cell office:value-type="float" office:value="-0.9340691" calcext:value-type="float">
            <text:p>-0.9340691</text:p>
          </table:table-cell>
          <table:table-cell office:value-type="float" office:value="-0.073732851" calcext:value-type="float">
            <text:p>-0.073732851</text:p>
          </table:table-cell>
          <table:table-cell office:value-type="float" office:value="291.62275" calcext:value-type="float">
            <text:p>291.622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8000" calcext:value-type="float">
            <text:p>1828000</text:p>
          </table:table-cell>
          <table:table-cell office:value-type="float" office:value="0.0018350193" calcext:value-type="float">
            <text:p>0.0018350193</text:p>
          </table:table-cell>
          <table:table-cell office:value-type="float" office:value="-0.95530489" calcext:value-type="float">
            <text:p>-0.95530489</text:p>
          </table:table-cell>
          <table:table-cell office:value-type="float" office:value="-0.16509882" calcext:value-type="float">
            <text:p>-0.16509882</text:p>
          </table:table-cell>
          <table:table-cell office:value-type="float" office:value="296.27789" calcext:value-type="float">
            <text:p>296.277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9000" calcext:value-type="float">
            <text:p>1829000</text:p>
          </table:table-cell>
          <table:table-cell office:value-type="float" office:value="0.0018909039" calcext:value-type="float">
            <text:p>0.0018909039</text:p>
          </table:table-cell>
          <table:table-cell office:value-type="float" office:value="-1.0453137" calcext:value-type="float">
            <text:p>-1.0453137</text:p>
          </table:table-cell>
          <table:table-cell office:value-type="float" office:value="-0.23511695" calcext:value-type="float">
            <text:p>-0.23511695</text:p>
          </table:table-cell>
          <table:table-cell office:value-type="float" office:value="291.34071" calcext:value-type="float">
            <text:p>291.340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0000" calcext:value-type="float">
            <text:p>1830000</text:p>
          </table:table-cell>
          <table:table-cell office:value-type="float" office:value="0.0020029846" calcext:value-type="float">
            <text:p>0.0020029846</text:p>
          </table:table-cell>
          <table:table-cell office:value-type="float" office:value="-1.1292744" calcext:value-type="float">
            <text:p>-1.1292744</text:p>
          </table:table-cell>
          <table:table-cell office:value-type="float" office:value="-0.27505409" calcext:value-type="float">
            <text:p>-0.27505409</text:p>
          </table:table-cell>
          <table:table-cell office:value-type="float" office:value="289.21768" calcext:value-type="float">
            <text:p>289.217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1000" calcext:value-type="float">
            <text:p>1831000</text:p>
          </table:table-cell>
          <table:table-cell office:value-type="float" office:value="0.0018818856" calcext:value-type="float">
            <text:p>0.0018818856</text:p>
          </table:table-cell>
          <table:table-cell office:value-type="float" office:value="-1.1120133" calcext:value-type="float">
            <text:p>-1.1120133</text:p>
          </table:table-cell>
          <table:table-cell office:value-type="float" office:value="-0.29895861" calcext:value-type="float">
            <text:p>-0.29895861</text:p>
          </table:table-cell>
          <table:table-cell office:value-type="float" office:value="294.1113" calcext:value-type="float">
            <text:p>294.11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2000" calcext:value-type="float">
            <text:p>1832000</text:p>
          </table:table-cell>
          <table:table-cell office:value-type="float" office:value="0.0018140947" calcext:value-type="float">
            <text:p>0.0018140947</text:p>
          </table:table-cell>
          <table:table-cell office:value-type="float" office:value="-1.0557216" calcext:value-type="float">
            <text:p>-1.0557216</text:p>
          </table:table-cell>
          <table:table-cell office:value-type="float" office:value="-0.26159333" calcext:value-type="float">
            <text:p>-0.26159333</text:p>
          </table:table-cell>
          <table:table-cell office:value-type="float" office:value="287.78607" calcext:value-type="float">
            <text:p>287.786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3000" calcext:value-type="float">
            <text:p>1833000</text:p>
          </table:table-cell>
          <table:table-cell office:value-type="float" office:value="0.0019422772" calcext:value-type="float">
            <text:p>0.0019422772</text:p>
          </table:table-cell>
          <table:table-cell office:value-type="float" office:value="-0.97878199" calcext:value-type="float">
            <text:p>-0.97878199</text:p>
          </table:table-cell>
          <table:table-cell office:value-type="float" office:value="-0.18021878" calcext:value-type="float">
            <text:p>-0.18021878</text:p>
          </table:table-cell>
          <table:table-cell office:value-type="float" office:value="291.85122" calcext:value-type="float">
            <text:p>291.851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4000" calcext:value-type="float">
            <text:p>1834000</text:p>
          </table:table-cell>
          <table:table-cell office:value-type="float" office:value="0.0018954465" calcext:value-type="float">
            <text:p>0.0018954465</text:p>
          </table:table-cell>
          <table:table-cell office:value-type="float" office:value="-1.0169063" calcext:value-type="float">
            <text:p>-1.0169063</text:p>
          </table:table-cell>
          <table:table-cell office:value-type="float" office:value="-0.19111128" calcext:value-type="float">
            <text:p>-0.19111128</text:p>
          </table:table-cell>
          <table:table-cell office:value-type="float" office:value="291.99042" calcext:value-type="float">
            <text:p>291.990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5000" calcext:value-type="float">
            <text:p>1835000</text:p>
          </table:table-cell>
          <table:table-cell office:value-type="float" office:value="0.0019169976" calcext:value-type="float">
            <text:p>0.0019169976</text:p>
          </table:table-cell>
          <table:table-cell office:value-type="float" office:value="-1.091523" calcext:value-type="float">
            <text:p>-1.091523</text:p>
          </table:table-cell>
          <table:table-cell office:value-type="float" office:value="-0.27758806" calcext:value-type="float">
            <text:p>-0.27758806</text:p>
          </table:table-cell>
          <table:table-cell office:value-type="float" office:value="286.72609" calcext:value-type="float">
            <text:p>286.726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6000" calcext:value-type="float">
            <text:p>1836000</text:p>
          </table:table-cell>
          <table:table-cell office:value-type="float" office:value="0.0018794713" calcext:value-type="float">
            <text:p>0.0018794713</text:p>
          </table:table-cell>
          <table:table-cell office:value-type="float" office:value="-1.1135551" calcext:value-type="float">
            <text:p>-1.1135551</text:p>
          </table:table-cell>
          <table:table-cell office:value-type="float" office:value="-0.30553457" calcext:value-type="float">
            <text:p>-0.30553457</text:p>
          </table:table-cell>
          <table:table-cell office:value-type="float" office:value="289.95504" calcext:value-type="float">
            <text:p>289.955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7000" calcext:value-type="float">
            <text:p>1837000</text:p>
          </table:table-cell>
          <table:table-cell office:value-type="float" office:value="0.0018626652" calcext:value-type="float">
            <text:p>0.0018626652</text:p>
          </table:table-cell>
          <table:table-cell office:value-type="float" office:value="-1.0763657" calcext:value-type="float">
            <text:p>-1.0763657</text:p>
          </table:table-cell>
          <table:table-cell office:value-type="float" office:value="-0.33267726" calcext:value-type="float">
            <text:p>-0.33267726</text:p>
          </table:table-cell>
          <table:table-cell office:value-type="float" office:value="292.652" calcext:value-type="float">
            <text:p>292.6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8000" calcext:value-type="float">
            <text:p>1838000</text:p>
          </table:table-cell>
          <table:table-cell office:value-type="float" office:value="0.0018692235" calcext:value-type="float">
            <text:p>0.0018692235</text:p>
          </table:table-cell>
          <table:table-cell office:value-type="float" office:value="-0.98690676" calcext:value-type="float">
            <text:p>-0.98690676</text:p>
          </table:table-cell>
          <table:table-cell office:value-type="float" office:value="-0.21418301" calcext:value-type="float">
            <text:p>-0.21418301</text:p>
          </table:table-cell>
          <table:table-cell office:value-type="float" office:value="291.57216" calcext:value-type="float">
            <text:p>291.572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9000" calcext:value-type="float">
            <text:p>1839000</text:p>
          </table:table-cell>
          <table:table-cell office:value-type="float" office:value="0.0019463925" calcext:value-type="float">
            <text:p>0.0019463925</text:p>
          </table:table-cell>
          <table:table-cell office:value-type="float" office:value="-1.0342053" calcext:value-type="float">
            <text:p>-1.0342053</text:p>
          </table:table-cell>
          <table:table-cell office:value-type="float" office:value="-0.25360387" calcext:value-type="float">
            <text:p>-0.25360387</text:p>
          </table:table-cell>
          <table:table-cell office:value-type="float" office:value="290.47331" calcext:value-type="float">
            <text:p>290.473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0000" calcext:value-type="float">
            <text:p>1840000</text:p>
          </table:table-cell>
          <table:table-cell office:value-type="float" office:value="0.0020375373" calcext:value-type="float">
            <text:p>0.0020375373</text:p>
          </table:table-cell>
          <table:table-cell office:value-type="float" office:value="-1.1576825" calcext:value-type="float">
            <text:p>-1.1576825</text:p>
          </table:table-cell>
          <table:table-cell office:value-type="float" office:value="-0.3372079" calcext:value-type="float">
            <text:p>-0.3372079</text:p>
          </table:table-cell>
          <table:table-cell office:value-type="float" office:value="296.16614" calcext:value-type="float">
            <text:p>296.16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1000" calcext:value-type="float">
            <text:p>1841000</text:p>
          </table:table-cell>
          <table:table-cell office:value-type="float" office:value="0.0017124116" calcext:value-type="float">
            <text:p>0.0017124116</text:p>
          </table:table-cell>
          <table:table-cell office:value-type="float" office:value="-1.0732832" calcext:value-type="float">
            <text:p>-1.0732832</text:p>
          </table:table-cell>
          <table:table-cell office:value-type="float" office:value="-0.2833555" calcext:value-type="float">
            <text:p>-0.2833555</text:p>
          </table:table-cell>
          <table:table-cell office:value-type="float" office:value="297.52317" calcext:value-type="float">
            <text:p>297.523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2000" calcext:value-type="float">
            <text:p>1842000</text:p>
          </table:table-cell>
          <table:table-cell office:value-type="float" office:value="0.0019055569" calcext:value-type="float">
            <text:p>0.0019055569</text:p>
          </table:table-cell>
          <table:table-cell office:value-type="float" office:value="-1.02234" calcext:value-type="float">
            <text:p>-1.02234</text:p>
          </table:table-cell>
          <table:table-cell office:value-type="float" office:value="-0.16531814" calcext:value-type="float">
            <text:p>-0.16531814</text:p>
          </table:table-cell>
          <table:table-cell office:value-type="float" office:value="296.03236" calcext:value-type="float">
            <text:p>296.032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3000" calcext:value-type="float">
            <text:p>1843000</text:p>
          </table:table-cell>
          <table:table-cell office:value-type="float" office:value="0.0018642364" calcext:value-type="float">
            <text:p>0.0018642364</text:p>
          </table:table-cell>
          <table:table-cell office:value-type="float" office:value="-1.0416586" calcext:value-type="float">
            <text:p>-1.0416586</text:p>
          </table:table-cell>
          <table:table-cell office:value-type="float" office:value="-0.23516223" calcext:value-type="float">
            <text:p>-0.23516223</text:p>
          </table:table-cell>
          <table:table-cell office:value-type="float" office:value="292.86957" calcext:value-type="float">
            <text:p>292.869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4000" calcext:value-type="float">
            <text:p>1844000</text:p>
          </table:table-cell>
          <table:table-cell office:value-type="float" office:value="0.0018824357" calcext:value-type="float">
            <text:p>0.0018824357</text:p>
          </table:table-cell>
          <table:table-cell office:value-type="float" office:value="-1.3040995" calcext:value-type="float">
            <text:p>-1.3040995</text:p>
          </table:table-cell>
          <table:table-cell office:value-type="float" office:value="-0.5671187" calcext:value-type="float">
            <text:p>-0.5671187</text:p>
          </table:table-cell>
          <table:table-cell office:value-type="float" office:value="291.32658" calcext:value-type="float">
            <text:p>291.326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5000" calcext:value-type="float">
            <text:p>1845000</text:p>
          </table:table-cell>
          <table:table-cell office:value-type="float" office:value="0.0019977325" calcext:value-type="float">
            <text:p>0.0019977325</text:p>
          </table:table-cell>
          <table:table-cell office:value-type="float" office:value="-1.3542341" calcext:value-type="float">
            <text:p>-1.3542341</text:p>
          </table:table-cell>
          <table:table-cell office:value-type="float" office:value="-0.4890558" calcext:value-type="float">
            <text:p>-0.4890558</text:p>
          </table:table-cell>
          <table:table-cell office:value-type="float" office:value="291.65963" calcext:value-type="float">
            <text:p>291.659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6000" calcext:value-type="float">
            <text:p>1846000</text:p>
          </table:table-cell>
          <table:table-cell office:value-type="float" office:value="0.0018032293" calcext:value-type="float">
            <text:p>0.0018032293</text:p>
          </table:table-cell>
          <table:table-cell office:value-type="float" office:value="-1.1197601" calcext:value-type="float">
            <text:p>-1.1197601</text:p>
          </table:table-cell>
          <table:table-cell office:value-type="float" office:value="-0.36982401" calcext:value-type="float">
            <text:p>-0.36982401</text:p>
          </table:table-cell>
          <table:table-cell office:value-type="float" office:value="295.56928" calcext:value-type="float">
            <text:p>295.569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7000" calcext:value-type="float">
            <text:p>1847000</text:p>
          </table:table-cell>
          <table:table-cell office:value-type="float" office:value="0.00179878" calcext:value-type="float">
            <text:p>0.00179878</text:p>
          </table:table-cell>
          <table:table-cell office:value-type="float" office:value="-1.0515862" calcext:value-type="float">
            <text:p>-1.0515862</text:p>
          </table:table-cell>
          <table:table-cell office:value-type="float" office:value="-0.27145265" calcext:value-type="float">
            <text:p>-0.27145265</text:p>
          </table:table-cell>
          <table:table-cell office:value-type="float" office:value="289.47815" calcext:value-type="float">
            <text:p>289.478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8000" calcext:value-type="float">
            <text:p>1848000</text:p>
          </table:table-cell>
          <table:table-cell office:value-type="float" office:value="0.0018685125" calcext:value-type="float">
            <text:p>0.0018685125</text:p>
          </table:table-cell>
          <table:table-cell office:value-type="float" office:value="-1.0804902" calcext:value-type="float">
            <text:p>-1.0804902</text:p>
          </table:table-cell>
          <table:table-cell office:value-type="float" office:value="-0.29025839" calcext:value-type="float">
            <text:p>-0.29025839</text:p>
          </table:table-cell>
          <table:table-cell office:value-type="float" office:value="284.27956" calcext:value-type="float">
            <text:p>284.279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9000" calcext:value-type="float">
            <text:p>1849000</text:p>
          </table:table-cell>
          <table:table-cell office:value-type="float" office:value="0.0019324079" calcext:value-type="float">
            <text:p>0.0019324079</text:p>
          </table:table-cell>
          <table:table-cell office:value-type="float" office:value="-1.2828064" calcext:value-type="float">
            <text:p>-1.2828064</text:p>
          </table:table-cell>
          <table:table-cell office:value-type="float" office:value="-0.43102764" calcext:value-type="float">
            <text:p>-0.43102764</text:p>
          </table:table-cell>
          <table:table-cell office:value-type="float" office:value="291.988" calcext:value-type="float">
            <text:p>291.9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0000" calcext:value-type="float">
            <text:p>1850000</text:p>
          </table:table-cell>
          <table:table-cell office:value-type="float" office:value="0.0018204257" calcext:value-type="float">
            <text:p>0.0018204257</text:p>
          </table:table-cell>
          <table:table-cell office:value-type="float" office:value="-1.1696305" calcext:value-type="float">
            <text:p>-1.1696305</text:p>
          </table:table-cell>
          <table:table-cell office:value-type="float" office:value="-0.39271813" calcext:value-type="float">
            <text:p>-0.39271813</text:p>
          </table:table-cell>
          <table:table-cell office:value-type="float" office:value="291.31356" calcext:value-type="float">
            <text:p>291.313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1000" calcext:value-type="float">
            <text:p>1851000</text:p>
          </table:table-cell>
          <table:table-cell office:value-type="float" office:value="0.0018081022" calcext:value-type="float">
            <text:p>0.0018081022</text:p>
          </table:table-cell>
          <table:table-cell office:value-type="float" office:value="-1.0342871" calcext:value-type="float">
            <text:p>-1.0342871</text:p>
          </table:table-cell>
          <table:table-cell office:value-type="float" office:value="-0.28744966" calcext:value-type="float">
            <text:p>-0.28744966</text:p>
          </table:table-cell>
          <table:table-cell office:value-type="float" office:value="296.00583" calcext:value-type="float">
            <text:p>296.00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2000" calcext:value-type="float">
            <text:p>1852000</text:p>
          </table:table-cell>
          <table:table-cell office:value-type="float" office:value="0.0018795091" calcext:value-type="float">
            <text:p>0.0018795091</text:p>
          </table:table-cell>
          <table:table-cell office:value-type="float" office:value="-0.97621893" calcext:value-type="float">
            <text:p>-0.97621893</text:p>
          </table:table-cell>
          <table:table-cell office:value-type="float" office:value="-0.26043597" calcext:value-type="float">
            <text:p>-0.26043597</text:p>
          </table:table-cell>
          <table:table-cell office:value-type="float" office:value="294.35736" calcext:value-type="float">
            <text:p>294.357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3000" calcext:value-type="float">
            <text:p>1853000</text:p>
          </table:table-cell>
          <table:table-cell office:value-type="float" office:value="0.0018375062" calcext:value-type="float">
            <text:p>0.0018375062</text:p>
          </table:table-cell>
          <table:table-cell office:value-type="float" office:value="-0.97586452" calcext:value-type="float">
            <text:p>-0.97586452</text:p>
          </table:table-cell>
          <table:table-cell office:value-type="float" office:value="-0.2528998" calcext:value-type="float">
            <text:p>-0.2528998</text:p>
          </table:table-cell>
          <table:table-cell office:value-type="float" office:value="287.71993" calcext:value-type="float">
            <text:p>287.719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4000" calcext:value-type="float">
            <text:p>1854000</text:p>
          </table:table-cell>
          <table:table-cell office:value-type="float" office:value="0.0018787944" calcext:value-type="float">
            <text:p>0.0018787944</text:p>
          </table:table-cell>
          <table:table-cell office:value-type="float" office:value="-0.98904376" calcext:value-type="float">
            <text:p>-0.98904376</text:p>
          </table:table-cell>
          <table:table-cell office:value-type="float" office:value="-0.2140977" calcext:value-type="float">
            <text:p>-0.2140977</text:p>
          </table:table-cell>
          <table:table-cell office:value-type="float" office:value="284.44396" calcext:value-type="float">
            <text:p>284.443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5000" calcext:value-type="float">
            <text:p>1855000</text:p>
          </table:table-cell>
          <table:table-cell office:value-type="float" office:value="0.0019358045" calcext:value-type="float">
            <text:p>0.0019358045</text:p>
          </table:table-cell>
          <table:table-cell office:value-type="float" office:value="-1.0405428" calcext:value-type="float">
            <text:p>-1.0405428</text:p>
          </table:table-cell>
          <table:table-cell office:value-type="float" office:value="-0.19231479" calcext:value-type="float">
            <text:p>-0.19231479</text:p>
          </table:table-cell>
          <table:table-cell office:value-type="float" office:value="300.02399" calcext:value-type="float">
            <text:p>300.023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6000" calcext:value-type="float">
            <text:p>1856000</text:p>
          </table:table-cell>
          <table:table-cell office:value-type="float" office:value="0.0019014495" calcext:value-type="float">
            <text:p>0.0019014495</text:p>
          </table:table-cell>
          <table:table-cell office:value-type="float" office:value="-1.0184531" calcext:value-type="float">
            <text:p>-1.0184531</text:p>
          </table:table-cell>
          <table:table-cell office:value-type="float" office:value="-0.24564813" calcext:value-type="float">
            <text:p>-0.24564813</text:p>
          </table:table-cell>
          <table:table-cell office:value-type="float" office:value="295.26805" calcext:value-type="float">
            <text:p>295.268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7000" calcext:value-type="float">
            <text:p>1857000</text:p>
          </table:table-cell>
          <table:table-cell office:value-type="float" office:value="0.0017830788" calcext:value-type="float">
            <text:p>0.0017830788</text:p>
          </table:table-cell>
          <table:table-cell office:value-type="float" office:value="-1.0756708" calcext:value-type="float">
            <text:p>-1.0756708</text:p>
          </table:table-cell>
          <table:table-cell office:value-type="float" office:value="-0.3193471" calcext:value-type="float">
            <text:p>-0.3193471</text:p>
          </table:table-cell>
          <table:table-cell office:value-type="float" office:value="289.19231" calcext:value-type="float">
            <text:p>289.192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8000" calcext:value-type="float">
            <text:p>1858000</text:p>
          </table:table-cell>
          <table:table-cell office:value-type="float" office:value="0.0017099585" calcext:value-type="float">
            <text:p>0.0017099585</text:p>
          </table:table-cell>
          <table:table-cell office:value-type="float" office:value="-1.0254443" calcext:value-type="float">
            <text:p>-1.0254443</text:p>
          </table:table-cell>
          <table:table-cell office:value-type="float" office:value="-0.32969425" calcext:value-type="float">
            <text:p>-0.32969425</text:p>
          </table:table-cell>
          <table:table-cell office:value-type="float" office:value="293.04523" calcext:value-type="float">
            <text:p>293.045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9000" calcext:value-type="float">
            <text:p>1859000</text:p>
          </table:table-cell>
          <table:table-cell office:value-type="float" office:value="0.0019248139" calcext:value-type="float">
            <text:p>0.0019248139</text:p>
          </table:table-cell>
          <table:table-cell office:value-type="float" office:value="-1.0546736" calcext:value-type="float">
            <text:p>-1.0546736</text:p>
          </table:table-cell>
          <table:table-cell office:value-type="float" office:value="-0.24585509" calcext:value-type="float">
            <text:p>-0.24585509</text:p>
          </table:table-cell>
          <table:table-cell office:value-type="float" office:value="299.54531" calcext:value-type="float">
            <text:p>299.545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0000" calcext:value-type="float">
            <text:p>1860000</text:p>
          </table:table-cell>
          <table:table-cell office:value-type="float" office:value="0.0017943863" calcext:value-type="float">
            <text:p>0.0017943863</text:p>
          </table:table-cell>
          <table:table-cell office:value-type="float" office:value="-1.0144288" calcext:value-type="float">
            <text:p>-1.0144288</text:p>
          </table:table-cell>
          <table:table-cell office:value-type="float" office:value="-0.2407245" calcext:value-type="float">
            <text:p>-0.2407245</text:p>
          </table:table-cell>
          <table:table-cell office:value-type="float" office:value="291.32765" calcext:value-type="float">
            <text:p>291.327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1000" calcext:value-type="float">
            <text:p>1861000</text:p>
          </table:table-cell>
          <table:table-cell office:value-type="float" office:value="0.001840786" calcext:value-type="float">
            <text:p>0.001840786</text:p>
          </table:table-cell>
          <table:table-cell office:value-type="float" office:value="-1.0582105" calcext:value-type="float">
            <text:p>-1.0582105</text:p>
          </table:table-cell>
          <table:table-cell office:value-type="float" office:value="-0.19556676" calcext:value-type="float">
            <text:p>-0.19556676</text:p>
          </table:table-cell>
          <table:table-cell office:value-type="float" office:value="292.95546" calcext:value-type="float">
            <text:p>292.955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2000" calcext:value-type="float">
            <text:p>1862000</text:p>
          </table:table-cell>
          <table:table-cell office:value-type="float" office:value="0.0019718096" calcext:value-type="float">
            <text:p>0.0019718096</text:p>
          </table:table-cell>
          <table:table-cell office:value-type="float" office:value="-1.0728153" calcext:value-type="float">
            <text:p>-1.0728153</text:p>
          </table:table-cell>
          <table:table-cell office:value-type="float" office:value="-0.21868416" calcext:value-type="float">
            <text:p>-0.21868416</text:p>
          </table:table-cell>
          <table:table-cell office:value-type="float" office:value="292.52991" calcext:value-type="float">
            <text:p>292.529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3000" calcext:value-type="float">
            <text:p>1863000</text:p>
          </table:table-cell>
          <table:table-cell office:value-type="float" office:value="0.0019440889" calcext:value-type="float">
            <text:p>0.0019440889</text:p>
          </table:table-cell>
          <table:table-cell office:value-type="float" office:value="-1.1016103" calcext:value-type="float">
            <text:p>-1.1016103</text:p>
          </table:table-cell>
          <table:table-cell office:value-type="float" office:value="-0.29819121" calcext:value-type="float">
            <text:p>-0.29819121</text:p>
          </table:table-cell>
          <table:table-cell office:value-type="float" office:value="296.86016" calcext:value-type="float">
            <text:p>296.860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4000" calcext:value-type="float">
            <text:p>1864000</text:p>
          </table:table-cell>
          <table:table-cell office:value-type="float" office:value="0.0018754125" calcext:value-type="float">
            <text:p>0.0018754125</text:p>
          </table:table-cell>
          <table:table-cell office:value-type="float" office:value="-1.139227" calcext:value-type="float">
            <text:p>-1.139227</text:p>
          </table:table-cell>
          <table:table-cell office:value-type="float" office:value="-0.32713267" calcext:value-type="float">
            <text:p>-0.32713267</text:p>
          </table:table-cell>
          <table:table-cell office:value-type="float" office:value="291.69402" calcext:value-type="float">
            <text:p>291.694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5000" calcext:value-type="float">
            <text:p>1865000</text:p>
          </table:table-cell>
          <table:table-cell office:value-type="float" office:value="0.0017336226" calcext:value-type="float">
            <text:p>0.0017336226</text:p>
          </table:table-cell>
          <table:table-cell office:value-type="float" office:value="-1.1353663" calcext:value-type="float">
            <text:p>-1.1353663</text:p>
          </table:table-cell>
          <table:table-cell office:value-type="float" office:value="-0.3943661" calcext:value-type="float">
            <text:p>-0.3943661</text:p>
          </table:table-cell>
          <table:table-cell office:value-type="float" office:value="290.824" calcext:value-type="float">
            <text:p>290.8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6000" calcext:value-type="float">
            <text:p>1866000</text:p>
          </table:table-cell>
          <table:table-cell office:value-type="float" office:value="0.001752539" calcext:value-type="float">
            <text:p>0.001752539</text:p>
          </table:table-cell>
          <table:table-cell office:value-type="float" office:value="-1.0678879" calcext:value-type="float">
            <text:p>-1.0678879</text:p>
          </table:table-cell>
          <table:table-cell office:value-type="float" office:value="-0.27695522" calcext:value-type="float">
            <text:p>-0.27695522</text:p>
          </table:table-cell>
          <table:table-cell office:value-type="float" office:value="292.3824" calcext:value-type="float">
            <text:p>292.38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7000" calcext:value-type="float">
            <text:p>1867000</text:p>
          </table:table-cell>
          <table:table-cell office:value-type="float" office:value="0.0017371661" calcext:value-type="float">
            <text:p>0.0017371661</text:p>
          </table:table-cell>
          <table:table-cell office:value-type="float" office:value="-0.97911533" calcext:value-type="float">
            <text:p>-0.97911533</text:p>
          </table:table-cell>
          <table:table-cell office:value-type="float" office:value="-0.26728661" calcext:value-type="float">
            <text:p>-0.26728661</text:p>
          </table:table-cell>
          <table:table-cell office:value-type="float" office:value="291.46549" calcext:value-type="float">
            <text:p>291.465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8000" calcext:value-type="float">
            <text:p>1868000</text:p>
          </table:table-cell>
          <table:table-cell office:value-type="float" office:value="0.0018396169" calcext:value-type="float">
            <text:p>0.0018396169</text:p>
          </table:table-cell>
          <table:table-cell office:value-type="float" office:value="-1.0200856" calcext:value-type="float">
            <text:p>-1.0200856</text:p>
          </table:table-cell>
          <table:table-cell office:value-type="float" office:value="-0.23046667" calcext:value-type="float">
            <text:p>-0.23046667</text:p>
          </table:table-cell>
          <table:table-cell office:value-type="float" office:value="293.8686" calcext:value-type="float">
            <text:p>293.86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9000" calcext:value-type="float">
            <text:p>1869000</text:p>
          </table:table-cell>
          <table:table-cell office:value-type="float" office:value="0.001873953" calcext:value-type="float">
            <text:p>0.001873953</text:p>
          </table:table-cell>
          <table:table-cell office:value-type="float" office:value="-1.1702566" calcext:value-type="float">
            <text:p>-1.1702566</text:p>
          </table:table-cell>
          <table:table-cell office:value-type="float" office:value="-0.37357916" calcext:value-type="float">
            <text:p>-0.37357916</text:p>
          </table:table-cell>
          <table:table-cell office:value-type="float" office:value="284.22589" calcext:value-type="float">
            <text:p>284.225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0000" calcext:value-type="float">
            <text:p>1870000</text:p>
          </table:table-cell>
          <table:table-cell office:value-type="float" office:value="0.0018704318" calcext:value-type="float">
            <text:p>0.0018704318</text:p>
          </table:table-cell>
          <table:table-cell office:value-type="float" office:value="-1.1324044" calcext:value-type="float">
            <text:p>-1.1324044</text:p>
          </table:table-cell>
          <table:table-cell office:value-type="float" office:value="-0.30716068" calcext:value-type="float">
            <text:p>-0.30716068</text:p>
          </table:table-cell>
          <table:table-cell office:value-type="float" office:value="295.23829" calcext:value-type="float">
            <text:p>295.238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1000" calcext:value-type="float">
            <text:p>1871000</text:p>
          </table:table-cell>
          <table:table-cell office:value-type="float" office:value="0.0017471171" calcext:value-type="float">
            <text:p>0.0017471171</text:p>
          </table:table-cell>
          <table:table-cell office:value-type="float" office:value="-0.9943984" calcext:value-type="float">
            <text:p>-0.9943984</text:p>
          </table:table-cell>
          <table:table-cell office:value-type="float" office:value="-0.23241638" calcext:value-type="float">
            <text:p>-0.23241638</text:p>
          </table:table-cell>
          <table:table-cell office:value-type="float" office:value="296.2612" calcext:value-type="float">
            <text:p>296.26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2000" calcext:value-type="float">
            <text:p>1872000</text:p>
          </table:table-cell>
          <table:table-cell office:value-type="float" office:value="0.0019028479" calcext:value-type="float">
            <text:p>0.0019028479</text:p>
          </table:table-cell>
          <table:table-cell office:value-type="float" office:value="-0.99278588" calcext:value-type="float">
            <text:p>-0.99278588</text:p>
          </table:table-cell>
          <table:table-cell office:value-type="float" office:value="-0.15552161" calcext:value-type="float">
            <text:p>-0.15552161</text:p>
          </table:table-cell>
          <table:table-cell office:value-type="float" office:value="288.11981" calcext:value-type="float">
            <text:p>288.119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3000" calcext:value-type="float">
            <text:p>1873000</text:p>
          </table:table-cell>
          <table:table-cell office:value-type="float" office:value="0.0019218864" calcext:value-type="float">
            <text:p>0.0019218864</text:p>
          </table:table-cell>
          <table:table-cell office:value-type="float" office:value="-1.1364073" calcext:value-type="float">
            <text:p>-1.1364073</text:p>
          </table:table-cell>
          <table:table-cell office:value-type="float" office:value="-0.24359051" calcext:value-type="float">
            <text:p>-0.24359051</text:p>
          </table:table-cell>
          <table:table-cell office:value-type="float" office:value="287.86281" calcext:value-type="float">
            <text:p>287.862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4000" calcext:value-type="float">
            <text:p>1874000</text:p>
          </table:table-cell>
          <table:table-cell office:value-type="float" office:value="0.0019322038" calcext:value-type="float">
            <text:p>0.0019322038</text:p>
          </table:table-cell>
          <table:table-cell office:value-type="float" office:value="-1.108791" calcext:value-type="float">
            <text:p>-1.108791</text:p>
          </table:table-cell>
          <table:table-cell office:value-type="float" office:value="-0.27735949" calcext:value-type="float">
            <text:p>-0.27735949</text:p>
          </table:table-cell>
          <table:table-cell office:value-type="float" office:value="298.57559" calcext:value-type="float">
            <text:p>298.575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5000" calcext:value-type="float">
            <text:p>1875000</text:p>
          </table:table-cell>
          <table:table-cell office:value-type="float" office:value="0.0019085411" calcext:value-type="float">
            <text:p>0.0019085411</text:p>
          </table:table-cell>
          <table:table-cell office:value-type="float" office:value="-0.9217617" calcext:value-type="float">
            <text:p>-0.9217617</text:p>
          </table:table-cell>
          <table:table-cell office:value-type="float" office:value="-0.16331852" calcext:value-type="float">
            <text:p>-0.16331852</text:p>
          </table:table-cell>
          <table:table-cell office:value-type="float" office:value="297.39457" calcext:value-type="float">
            <text:p>297.39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6000" calcext:value-type="float">
            <text:p>1876000</text:p>
          </table:table-cell>
          <table:table-cell office:value-type="float" office:value="0.0018637853" calcext:value-type="float">
            <text:p>0.0018637853</text:p>
          </table:table-cell>
          <table:table-cell office:value-type="float" office:value="-0.86518286" calcext:value-type="float">
            <text:p>-0.86518286</text:p>
          </table:table-cell>
          <table:table-cell office:value-type="float" office:value="-0.048839401" calcext:value-type="float">
            <text:p>-0.048839401</text:p>
          </table:table-cell>
          <table:table-cell office:value-type="float" office:value="291.68001" calcext:value-type="float">
            <text:p>291.680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7000" calcext:value-type="float">
            <text:p>1877000</text:p>
          </table:table-cell>
          <table:table-cell office:value-type="float" office:value="0.0018150929" calcext:value-type="float">
            <text:p>0.0018150929</text:p>
          </table:table-cell>
          <table:table-cell office:value-type="float" office:value="-0.85271858" calcext:value-type="float">
            <text:p>-0.85271858</text:p>
          </table:table-cell>
          <table:table-cell office:value-type="float" office:value="-0.13256792" calcext:value-type="float">
            <text:p>-0.13256792</text:p>
          </table:table-cell>
          <table:table-cell office:value-type="float" office:value="285.38429" calcext:value-type="float">
            <text:p>285.384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8000" calcext:value-type="float">
            <text:p>1878000</text:p>
          </table:table-cell>
          <table:table-cell office:value-type="float" office:value="0.0018796838" calcext:value-type="float">
            <text:p>0.0018796838</text:p>
          </table:table-cell>
          <table:table-cell office:value-type="float" office:value="-0.97306806" calcext:value-type="float">
            <text:p>-0.97306806</text:p>
          </table:table-cell>
          <table:table-cell office:value-type="float" office:value="-0.19954104" calcext:value-type="float">
            <text:p>-0.19954104</text:p>
          </table:table-cell>
          <table:table-cell office:value-type="float" office:value="292.14182" calcext:value-type="float">
            <text:p>292.141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9000" calcext:value-type="float">
            <text:p>1879000</text:p>
          </table:table-cell>
          <table:table-cell office:value-type="float" office:value="0.0019514487" calcext:value-type="float">
            <text:p>0.0019514487</text:p>
          </table:table-cell>
          <table:table-cell office:value-type="float" office:value="-1.0143742" calcext:value-type="float">
            <text:p>-1.0143742</text:p>
          </table:table-cell>
          <table:table-cell office:value-type="float" office:value="-0.17163643" calcext:value-type="float">
            <text:p>-0.17163643</text:p>
          </table:table-cell>
          <table:table-cell office:value-type="float" office:value="287.8629" calcext:value-type="float">
            <text:p>287.86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0000" calcext:value-type="float">
            <text:p>1880000</text:p>
          </table:table-cell>
          <table:table-cell office:value-type="float" office:value="0.0017762536" calcext:value-type="float">
            <text:p>0.0017762536</text:p>
          </table:table-cell>
          <table:table-cell office:value-type="float" office:value="-0.93734232" calcext:value-type="float">
            <text:p>-0.93734232</text:p>
          </table:table-cell>
          <table:table-cell office:value-type="float" office:value="-0.19916807" calcext:value-type="float">
            <text:p>-0.19916807</text:p>
          </table:table-cell>
          <table:table-cell office:value-type="float" office:value="293.11344" calcext:value-type="float">
            <text:p>293.113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1000" calcext:value-type="float">
            <text:p>1881000</text:p>
          </table:table-cell>
          <table:table-cell office:value-type="float" office:value="0.0017659104" calcext:value-type="float">
            <text:p>0.0017659104</text:p>
          </table:table-cell>
          <table:table-cell office:value-type="float" office:value="-0.95657762" calcext:value-type="float">
            <text:p>-0.95657762</text:p>
          </table:table-cell>
          <table:table-cell office:value-type="float" office:value="-0.21606405" calcext:value-type="float">
            <text:p>-0.21606405</text:p>
          </table:table-cell>
          <table:table-cell office:value-type="float" office:value="293.43269" calcext:value-type="float">
            <text:p>293.432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2000" calcext:value-type="float">
            <text:p>1882000</text:p>
          </table:table-cell>
          <table:table-cell office:value-type="float" office:value="0.0019865876" calcext:value-type="float">
            <text:p>0.0019865876</text:p>
          </table:table-cell>
          <table:table-cell office:value-type="float" office:value="-0.98498579" calcext:value-type="float">
            <text:p>-0.98498579</text:p>
          </table:table-cell>
          <table:table-cell office:value-type="float" office:value="-0.099576173" calcext:value-type="float">
            <text:p>-0.099576173</text:p>
          </table:table-cell>
          <table:table-cell office:value-type="float" office:value="290.98913" calcext:value-type="float">
            <text:p>290.989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3000" calcext:value-type="float">
            <text:p>1883000</text:p>
          </table:table-cell>
          <table:table-cell office:value-type="float" office:value="0.0018896893" calcext:value-type="float">
            <text:p>0.0018896893</text:p>
          </table:table-cell>
          <table:table-cell office:value-type="float" office:value="-0.99303988" calcext:value-type="float">
            <text:p>-0.99303988</text:p>
          </table:table-cell>
          <table:table-cell office:value-type="float" office:value="-0.11584161" calcext:value-type="float">
            <text:p>-0.11584161</text:p>
          </table:table-cell>
          <table:table-cell office:value-type="float" office:value="290.34405" calcext:value-type="float">
            <text:p>290.344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4000" calcext:value-type="float">
            <text:p>1884000</text:p>
          </table:table-cell>
          <table:table-cell office:value-type="float" office:value="0.0019175881" calcext:value-type="float">
            <text:p>0.0019175881</text:p>
          </table:table-cell>
          <table:table-cell office:value-type="float" office:value="-1.0290329" calcext:value-type="float">
            <text:p>-1.0290329</text:p>
          </table:table-cell>
          <table:table-cell office:value-type="float" office:value="-0.11571503" calcext:value-type="float">
            <text:p>-0.11571503</text:p>
          </table:table-cell>
          <table:table-cell office:value-type="float" office:value="292.27775" calcext:value-type="float">
            <text:p>292.277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5000" calcext:value-type="float">
            <text:p>1885000</text:p>
          </table:table-cell>
          <table:table-cell office:value-type="float" office:value="0.0019626652" calcext:value-type="float">
            <text:p>0.0019626652</text:p>
          </table:table-cell>
          <table:table-cell office:value-type="float" office:value="-1.0866823" calcext:value-type="float">
            <text:p>-1.0866823</text:p>
          </table:table-cell>
          <table:table-cell office:value-type="float" office:value="-0.10828226" calcext:value-type="float">
            <text:p>-0.10828226</text:p>
          </table:table-cell>
          <table:table-cell office:value-type="float" office:value="288.18946" calcext:value-type="float">
            <text:p>288.189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6000" calcext:value-type="float">
            <text:p>1886000</text:p>
          </table:table-cell>
          <table:table-cell office:value-type="float" office:value="0.0018581286" calcext:value-type="float">
            <text:p>0.0018581286</text:p>
          </table:table-cell>
          <table:table-cell office:value-type="float" office:value="-1.1422649" calcext:value-type="float">
            <text:p>-1.1422649</text:p>
          </table:table-cell>
          <table:table-cell office:value-type="float" office:value="-0.20840248" calcext:value-type="float">
            <text:p>-0.20840248</text:p>
          </table:table-cell>
          <table:table-cell office:value-type="float" office:value="290.34538" calcext:value-type="float">
            <text:p>290.34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7000" calcext:value-type="float">
            <text:p>1887000</text:p>
          </table:table-cell>
          <table:table-cell office:value-type="float" office:value="0.0019983345" calcext:value-type="float">
            <text:p>0.0019983345</text:p>
          </table:table-cell>
          <table:table-cell office:value-type="float" office:value="-1.0993822" calcext:value-type="float">
            <text:p>-1.0993822</text:p>
          </table:table-cell>
          <table:table-cell office:value-type="float" office:value="-0.19212094" calcext:value-type="float">
            <text:p>-0.19212094</text:p>
          </table:table-cell>
          <table:table-cell office:value-type="float" office:value="292.70143" calcext:value-type="float">
            <text:p>292.70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8000" calcext:value-type="float">
            <text:p>1888000</text:p>
          </table:table-cell>
          <table:table-cell office:value-type="float" office:value="0.0018301506" calcext:value-type="float">
            <text:p>0.0018301506</text:p>
          </table:table-cell>
          <table:table-cell office:value-type="float" office:value="-1.0694482" calcext:value-type="float">
            <text:p>-1.0694482</text:p>
          </table:table-cell>
          <table:table-cell office:value-type="float" office:value="-0.17581444" calcext:value-type="float">
            <text:p>-0.17581444</text:p>
          </table:table-cell>
          <table:table-cell office:value-type="float" office:value="289.28048" calcext:value-type="float">
            <text:p>289.280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9000" calcext:value-type="float">
            <text:p>1889000</text:p>
          </table:table-cell>
          <table:table-cell office:value-type="float" office:value="0.0016939383" calcext:value-type="float">
            <text:p>0.0016939383</text:p>
          </table:table-cell>
          <table:table-cell office:value-type="float" office:value="-1.0567978" calcext:value-type="float">
            <text:p>-1.0567978</text:p>
          </table:table-cell>
          <table:table-cell office:value-type="float" office:value="-0.22321011" calcext:value-type="float">
            <text:p>-0.22321011</text:p>
          </table:table-cell>
          <table:table-cell office:value-type="float" office:value="294.47341" calcext:value-type="float">
            <text:p>294.473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0000" calcext:value-type="float">
            <text:p>1890000</text:p>
          </table:table-cell>
          <table:table-cell office:value-type="float" office:value="0.0018485047" calcext:value-type="float">
            <text:p>0.0018485047</text:p>
          </table:table-cell>
          <table:table-cell office:value-type="float" office:value="-1.2085634" calcext:value-type="float">
            <text:p>-1.2085634</text:p>
          </table:table-cell>
          <table:table-cell office:value-type="float" office:value="-0.23018529" calcext:value-type="float">
            <text:p>-0.23018529</text:p>
          </table:table-cell>
          <table:table-cell office:value-type="float" office:value="288.52698" calcext:value-type="float">
            <text:p>288.526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1000" calcext:value-type="float">
            <text:p>1891000</text:p>
          </table:table-cell>
          <table:table-cell office:value-type="float" office:value="0.0018951341" calcext:value-type="float">
            <text:p>0.0018951341</text:p>
          </table:table-cell>
          <table:table-cell office:value-type="float" office:value="-1.1412753" calcext:value-type="float">
            <text:p>-1.1412753</text:p>
          </table:table-cell>
          <table:table-cell office:value-type="float" office:value="-0.21225814" calcext:value-type="float">
            <text:p>-0.21225814</text:p>
          </table:table-cell>
          <table:table-cell office:value-type="float" office:value="287.23556" calcext:value-type="float">
            <text:p>287.235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2000" calcext:value-type="float">
            <text:p>1892000</text:p>
          </table:table-cell>
          <table:table-cell office:value-type="float" office:value="0.00172347" calcext:value-type="float">
            <text:p>0.00172347</text:p>
          </table:table-cell>
          <table:table-cell office:value-type="float" office:value="-1.0211719" calcext:value-type="float">
            <text:p>-1.0211719</text:p>
          </table:table-cell>
          <table:table-cell office:value-type="float" office:value="-0.14764988" calcext:value-type="float">
            <text:p>-0.14764988</text:p>
          </table:table-cell>
          <table:table-cell office:value-type="float" office:value="288.14024" calcext:value-type="float">
            <text:p>288.140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3000" calcext:value-type="float">
            <text:p>1893000</text:p>
          </table:table-cell>
          <table:table-cell office:value-type="float" office:value="0.0018846642" calcext:value-type="float">
            <text:p>0.0018846642</text:p>
          </table:table-cell>
          <table:table-cell office:value-type="float" office:value="-1.0286813" calcext:value-type="float">
            <text:p>-1.0286813</text:p>
          </table:table-cell>
          <table:table-cell office:value-type="float" office:value="-0.048690302" calcext:value-type="float">
            <text:p>-0.048690302</text:p>
          </table:table-cell>
          <table:table-cell office:value-type="float" office:value="296.90965" calcext:value-type="float">
            <text:p>296.909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4000" calcext:value-type="float">
            <text:p>1894000</text:p>
          </table:table-cell>
          <table:table-cell office:value-type="float" office:value="0.0017287311" calcext:value-type="float">
            <text:p>0.0017287311</text:p>
          </table:table-cell>
          <table:table-cell office:value-type="float" office:value="-1.0843333" calcext:value-type="float">
            <text:p>-1.0843333</text:p>
          </table:table-cell>
          <table:table-cell office:value-type="float" office:value="-0.17186601" calcext:value-type="float">
            <text:p>-0.17186601</text:p>
          </table:table-cell>
          <table:table-cell office:value-type="float" office:value="292.72921" calcext:value-type="float">
            <text:p>292.729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5000" calcext:value-type="float">
            <text:p>1895000</text:p>
          </table:table-cell>
          <table:table-cell office:value-type="float" office:value="0.0018102128" calcext:value-type="float">
            <text:p>0.0018102128</text:p>
          </table:table-cell>
          <table:table-cell office:value-type="float" office:value="-1.1087115" calcext:value-type="float">
            <text:p>-1.1087115</text:p>
          </table:table-cell>
          <table:table-cell office:value-type="float" office:value="-0.17907837" calcext:value-type="float">
            <text:p>-0.17907837</text:p>
          </table:table-cell>
          <table:table-cell office:value-type="float" office:value="291.84625" calcext:value-type="float">
            <text:p>291.84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6000" calcext:value-type="float">
            <text:p>1896000</text:p>
          </table:table-cell>
          <table:table-cell office:value-type="float" office:value="0.0018869963" calcext:value-type="float">
            <text:p>0.0018869963</text:p>
          </table:table-cell>
          <table:table-cell office:value-type="float" office:value="-1.1026019" calcext:value-type="float">
            <text:p>-1.1026019</text:p>
          </table:table-cell>
          <table:table-cell office:value-type="float" office:value="-0.12555464" calcext:value-type="float">
            <text:p>-0.12555464</text:p>
          </table:table-cell>
          <table:table-cell office:value-type="float" office:value="287.79539" calcext:value-type="float">
            <text:p>287.795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7000" calcext:value-type="float">
            <text:p>1897000</text:p>
          </table:table-cell>
          <table:table-cell office:value-type="float" office:value="0.0020127109" calcext:value-type="float">
            <text:p>0.0020127109</text:p>
          </table:table-cell>
          <table:table-cell office:value-type="float" office:value="-1.0046153" calcext:value-type="float">
            <text:p>-1.0046153</text:p>
          </table:table-cell>
          <table:table-cell office:value-type="float" office:value="-0.010442774" calcext:value-type="float">
            <text:p>-0.010442774</text:p>
          </table:table-cell>
          <table:table-cell office:value-type="float" office:value="291.14279" calcext:value-type="float">
            <text:p>291.142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8000" calcext:value-type="float">
            <text:p>1898000</text:p>
          </table:table-cell>
          <table:table-cell office:value-type="float" office:value="0.001788261" calcext:value-type="float">
            <text:p>0.001788261</text:p>
          </table:table-cell>
          <table:table-cell office:value-type="float" office:value="-0.95457214" calcext:value-type="float">
            <text:p>-0.95457214</text:p>
          </table:table-cell>
          <table:table-cell office:value-type="float" office:value="-0.021407458" calcext:value-type="float">
            <text:p>-0.021407458</text:p>
          </table:table-cell>
          <table:table-cell office:value-type="float" office:value="296.50798" calcext:value-type="float">
            <text:p>296.507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9000" calcext:value-type="float">
            <text:p>1899000</text:p>
          </table:table-cell>
          <table:table-cell office:value-type="float" office:value="0.0017193792" calcext:value-type="float">
            <text:p>0.0017193792</text:p>
          </table:table-cell>
          <table:table-cell office:value-type="float" office:value="-0.94433429" calcext:value-type="float">
            <text:p>-0.94433429</text:p>
          </table:table-cell>
          <table:table-cell office:value-type="float" office:value="-0.0017941213" calcext:value-type="float">
            <text:p>-0.0017941213</text:p>
          </table:table-cell>
          <table:table-cell office:value-type="float" office:value="287.48125" calcext:value-type="float">
            <text:p>287.48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0000" calcext:value-type="float">
            <text:p>1900000</text:p>
          </table:table-cell>
          <table:table-cell office:value-type="float" office:value="0.0018795051" calcext:value-type="float">
            <text:p>0.0018795051</text:p>
          </table:table-cell>
          <table:table-cell office:value-type="float" office:value="-1.0933327" calcext:value-type="float">
            <text:p>-1.0933327</text:p>
          </table:table-cell>
          <table:table-cell office:value-type="float" office:value="-0.17376257" calcext:value-type="float">
            <text:p>-0.17376257</text:p>
          </table:table-cell>
          <table:table-cell office:value-type="float" office:value="294.34647" calcext:value-type="float">
            <text:p>294.346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1000" calcext:value-type="float">
            <text:p>1901000</text:p>
          </table:table-cell>
          <table:table-cell office:value-type="float" office:value="0.0018609462" calcext:value-type="float">
            <text:p>0.0018609462</text:p>
          </table:table-cell>
          <table:table-cell office:value-type="float" office:value="-1.0470718" calcext:value-type="float">
            <text:p>-1.0470718</text:p>
          </table:table-cell>
          <table:table-cell office:value-type="float" office:value="-0.17452191" calcext:value-type="float">
            <text:p>-0.17452191</text:p>
          </table:table-cell>
          <table:table-cell office:value-type="float" office:value="293.84379" calcext:value-type="float">
            <text:p>293.843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2000" calcext:value-type="float">
            <text:p>1902000</text:p>
          </table:table-cell>
          <table:table-cell office:value-type="float" office:value="0.0017874024" calcext:value-type="float">
            <text:p>0.0017874024</text:p>
          </table:table-cell>
          <table:table-cell office:value-type="float" office:value="-1.0461179" calcext:value-type="float">
            <text:p>-1.0461179</text:p>
          </table:table-cell>
          <table:table-cell office:value-type="float" office:value="-0.15186423" calcext:value-type="float">
            <text:p>-0.15186423</text:p>
          </table:table-cell>
          <table:table-cell office:value-type="float" office:value="294.68597" calcext:value-type="float">
            <text:p>294.685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3000" calcext:value-type="float">
            <text:p>1903000</text:p>
          </table:table-cell>
          <table:table-cell office:value-type="float" office:value="0.0017320024" calcext:value-type="float">
            <text:p>0.0017320024</text:p>
          </table:table-cell>
          <table:table-cell office:value-type="float" office:value="-1.0521784" calcext:value-type="float">
            <text:p>-1.0521784</text:p>
          </table:table-cell>
          <table:table-cell office:value-type="float" office:value="-0.12641296" calcext:value-type="float">
            <text:p>-0.12641296</text:p>
          </table:table-cell>
          <table:table-cell office:value-type="float" office:value="291.55649" calcext:value-type="float">
            <text:p>291.556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4000" calcext:value-type="float">
            <text:p>1904000</text:p>
          </table:table-cell>
          <table:table-cell office:value-type="float" office:value="0.0016984806" calcext:value-type="float">
            <text:p>0.0016984806</text:p>
          </table:table-cell>
          <table:table-cell office:value-type="float" office:value="-1.1535321" calcext:value-type="float">
            <text:p>-1.1535321</text:p>
          </table:table-cell>
          <table:table-cell office:value-type="float" office:value="-0.21541657" calcext:value-type="float">
            <text:p>-0.21541657</text:p>
          </table:table-cell>
          <table:table-cell office:value-type="float" office:value="297.38736" calcext:value-type="float">
            <text:p>297.387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5000" calcext:value-type="float">
            <text:p>1905000</text:p>
          </table:table-cell>
          <table:table-cell office:value-type="float" office:value="0.0017043824" calcext:value-type="float">
            <text:p>0.0017043824</text:p>
          </table:table-cell>
          <table:table-cell office:value-type="float" office:value="-1.1968205" calcext:value-type="float">
            <text:p>-1.1968205</text:p>
          </table:table-cell>
          <table:table-cell office:value-type="float" office:value="-0.26786101" calcext:value-type="float">
            <text:p>-0.26786101</text:p>
          </table:table-cell>
          <table:table-cell office:value-type="float" office:value="292.69974" calcext:value-type="float">
            <text:p>292.699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6000" calcext:value-type="float">
            <text:p>1906000</text:p>
          </table:table-cell>
          <table:table-cell office:value-type="float" office:value="0.0018089878" calcext:value-type="float">
            <text:p>0.0018089878</text:p>
          </table:table-cell>
          <table:table-cell office:value-type="float" office:value="-1.1007131" calcext:value-type="float">
            <text:p>-1.1007131</text:p>
          </table:table-cell>
          <table:table-cell office:value-type="float" office:value="-0.26506972" calcext:value-type="float">
            <text:p>-0.26506972</text:p>
          </table:table-cell>
          <table:table-cell office:value-type="float" office:value="289.52422" calcext:value-type="float">
            <text:p>289.5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7000" calcext:value-type="float">
            <text:p>1907000</text:p>
          </table:table-cell>
          <table:table-cell office:value-type="float" office:value="0.0016558236" calcext:value-type="float">
            <text:p>0.0016558236</text:p>
          </table:table-cell>
          <table:table-cell office:value-type="float" office:value="-1.0133335" calcext:value-type="float">
            <text:p>-1.0133335</text:p>
          </table:table-cell>
          <table:table-cell office:value-type="float" office:value="-0.17655295" calcext:value-type="float">
            <text:p>-0.17655295</text:p>
          </table:table-cell>
          <table:table-cell office:value-type="float" office:value="296.68538" calcext:value-type="float">
            <text:p>296.68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8000" calcext:value-type="float">
            <text:p>1908000</text:p>
          </table:table-cell>
          <table:table-cell office:value-type="float" office:value="0.0017028023" calcext:value-type="float">
            <text:p>0.0017028023</text:p>
          </table:table-cell>
          <table:table-cell office:value-type="float" office:value="-0.89215881" calcext:value-type="float">
            <text:p>-0.89215881</text:p>
          </table:table-cell>
          <table:table-cell office:value-type="float" office:value="-0.039973" calcext:value-type="float">
            <text:p>-0.039973</text:p>
          </table:table-cell>
          <table:table-cell office:value-type="float" office:value="288.38988" calcext:value-type="float">
            <text:p>288.389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9000" calcext:value-type="float">
            <text:p>1909000</text:p>
          </table:table-cell>
          <table:table-cell office:value-type="float" office:value="0.0018784539" calcext:value-type="float">
            <text:p>0.0018784539</text:p>
          </table:table-cell>
          <table:table-cell office:value-type="float" office:value="-0.96057755" calcext:value-type="float">
            <text:p>-0.96057755</text:p>
          </table:table-cell>
          <table:table-cell office:value-type="float" office:value="0.021376137" calcext:value-type="float">
            <text:p>0.021376137</text:p>
          </table:table-cell>
          <table:table-cell office:value-type="float" office:value="291.53301" calcext:value-type="float">
            <text:p>291.533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0000" calcext:value-type="float">
            <text:p>1910000</text:p>
          </table:table-cell>
          <table:table-cell office:value-type="float" office:value="0.0018137657" calcext:value-type="float">
            <text:p>0.0018137657</text:p>
          </table:table-cell>
          <table:table-cell office:value-type="float" office:value="-0.94773331" calcext:value-type="float">
            <text:p>-0.94773331</text:p>
          </table:table-cell>
          <table:table-cell office:value-type="float" office:value="-0.025929178" calcext:value-type="float">
            <text:p>-0.025929178</text:p>
          </table:table-cell>
          <table:table-cell office:value-type="float" office:value="288.70275" calcext:value-type="float">
            <text:p>288.702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1000" calcext:value-type="float">
            <text:p>1911000</text:p>
          </table:table-cell>
          <table:table-cell office:value-type="float" office:value="0.0016622258" calcext:value-type="float">
            <text:p>0.0016622258</text:p>
          </table:table-cell>
          <table:table-cell office:value-type="float" office:value="-0.86807787" calcext:value-type="float">
            <text:p>-0.86807787</text:p>
          </table:table-cell>
          <table:table-cell office:value-type="float" office:value="-0.031437061" calcext:value-type="float">
            <text:p>-0.031437061</text:p>
          </table:table-cell>
          <table:table-cell office:value-type="float" office:value="289.16458" calcext:value-type="float">
            <text:p>289.164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2000" calcext:value-type="float">
            <text:p>1912000</text:p>
          </table:table-cell>
          <table:table-cell office:value-type="float" office:value="0.0017157805" calcext:value-type="float">
            <text:p>0.0017157805</text:p>
          </table:table-cell>
          <table:table-cell office:value-type="float" office:value="-0.98997981" calcext:value-type="float">
            <text:p>-0.98997981</text:p>
          </table:table-cell>
          <table:table-cell office:value-type="float" office:value="-0.093868835" calcext:value-type="float">
            <text:p>-0.093868835</text:p>
          </table:table-cell>
          <table:table-cell office:value-type="float" office:value="293.83706" calcext:value-type="float">
            <text:p>293.837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3000" calcext:value-type="float">
            <text:p>1913000</text:p>
          </table:table-cell>
          <table:table-cell office:value-type="float" office:value="0.0017321293" calcext:value-type="float">
            <text:p>0.0017321293</text:p>
          </table:table-cell>
          <table:table-cell office:value-type="float" office:value="-1.0780096" calcext:value-type="float">
            <text:p>-1.0780096</text:p>
          </table:table-cell>
          <table:table-cell office:value-type="float" office:value="-0.14278259" calcext:value-type="float">
            <text:p>-0.14278259</text:p>
          </table:table-cell>
          <table:table-cell office:value-type="float" office:value="295.59291" calcext:value-type="float">
            <text:p>295.592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4000" calcext:value-type="float">
            <text:p>1914000</text:p>
          </table:table-cell>
          <table:table-cell office:value-type="float" office:value="0.0017012622" calcext:value-type="float">
            <text:p>0.0017012622</text:p>
          </table:table-cell>
          <table:table-cell office:value-type="float" office:value="-1.0185663" calcext:value-type="float">
            <text:p>-1.0185663</text:p>
          </table:table-cell>
          <table:table-cell office:value-type="float" office:value="-0.15615431" calcext:value-type="float">
            <text:p>-0.15615431</text:p>
          </table:table-cell>
          <table:table-cell office:value-type="float" office:value="287.94871" calcext:value-type="float">
            <text:p>287.948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5000" calcext:value-type="float">
            <text:p>1915000</text:p>
          </table:table-cell>
          <table:table-cell office:value-type="float" office:value="0.0016965514" calcext:value-type="float">
            <text:p>0.0016965514</text:p>
          </table:table-cell>
          <table:table-cell office:value-type="float" office:value="-1.0712874" calcext:value-type="float">
            <text:p>-1.0712874</text:p>
          </table:table-cell>
          <table:table-cell office:value-type="float" office:value="-0.17972769" calcext:value-type="float">
            <text:p>-0.17972769</text:p>
          </table:table-cell>
          <table:table-cell office:value-type="float" office:value="296.15172" calcext:value-type="float">
            <text:p>296.151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6000" calcext:value-type="float">
            <text:p>1916000</text:p>
          </table:table-cell>
          <table:table-cell office:value-type="float" office:value="0.0018767749" calcext:value-type="float">
            <text:p>0.0018767749</text:p>
          </table:table-cell>
          <table:table-cell office:value-type="float" office:value="-1.1464923" calcext:value-type="float">
            <text:p>-1.1464923</text:p>
          </table:table-cell>
          <table:table-cell office:value-type="float" office:value="-0.15825732" calcext:value-type="float">
            <text:p>-0.15825732</text:p>
          </table:table-cell>
          <table:table-cell office:value-type="float" office:value="297.0593" calcext:value-type="float">
            <text:p>297.05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7000" calcext:value-type="float">
            <text:p>1917000</text:p>
          </table:table-cell>
          <table:table-cell office:value-type="float" office:value="0.0019995192" calcext:value-type="float">
            <text:p>0.0019995192</text:p>
          </table:table-cell>
          <table:table-cell office:value-type="float" office:value="-1.0390022" calcext:value-type="float">
            <text:p>-1.0390022</text:p>
          </table:table-cell>
          <table:table-cell office:value-type="float" office:value="-0.06278615" calcext:value-type="float">
            <text:p>-0.06278615</text:p>
          </table:table-cell>
          <table:table-cell office:value-type="float" office:value="290.70138" calcext:value-type="float">
            <text:p>290.701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8000" calcext:value-type="float">
            <text:p>1918000</text:p>
          </table:table-cell>
          <table:table-cell office:value-type="float" office:value="0.001768165" calcext:value-type="float">
            <text:p>0.001768165</text:p>
          </table:table-cell>
          <table:table-cell office:value-type="float" office:value="-0.94155301" calcext:value-type="float">
            <text:p>-0.94155301</text:p>
          </table:table-cell>
          <table:table-cell office:value-type="float" office:value="-0.056110772" calcext:value-type="float">
            <text:p>-0.056110772</text:p>
          </table:table-cell>
          <table:table-cell office:value-type="float" office:value="294.98427" calcext:value-type="float">
            <text:p>294.984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9000" calcext:value-type="float">
            <text:p>1919000</text:p>
          </table:table-cell>
          <table:table-cell office:value-type="float" office:value="0.0018929894" calcext:value-type="float">
            <text:p>0.0018929894</text:p>
          </table:table-cell>
          <table:table-cell office:value-type="float" office:value="-0.92093537" calcext:value-type="float">
            <text:p>-0.92093537</text:p>
          </table:table-cell>
          <table:table-cell office:value-type="float" office:value="-0.038787921" calcext:value-type="float">
            <text:p>-0.038787921</text:p>
          </table:table-cell>
          <table:table-cell office:value-type="float" office:value="294.58004" calcext:value-type="float">
            <text:p>294.58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0000" calcext:value-type="float">
            <text:p>1920000</text:p>
          </table:table-cell>
          <table:table-cell office:value-type="float" office:value="0.0018615933" calcext:value-type="float">
            <text:p>0.0018615933</text:p>
          </table:table-cell>
          <table:table-cell office:value-type="float" office:value="-1.1262454" calcext:value-type="float">
            <text:p>-1.1262454</text:p>
          </table:table-cell>
          <table:table-cell office:value-type="float" office:value="-0.20985543" calcext:value-type="float">
            <text:p>-0.20985543</text:p>
          </table:table-cell>
          <table:table-cell office:value-type="float" office:value="289.07979" calcext:value-type="float">
            <text:p>289.079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1000" calcext:value-type="float">
            <text:p>1921000</text:p>
          </table:table-cell>
          <table:table-cell office:value-type="float" office:value="0.0018629302" calcext:value-type="float">
            <text:p>0.0018629302</text:p>
          </table:table-cell>
          <table:table-cell office:value-type="float" office:value="-1.1660936" calcext:value-type="float">
            <text:p>-1.1660936</text:p>
          </table:table-cell>
          <table:table-cell office:value-type="float" office:value="-0.23770176" calcext:value-type="float">
            <text:p>-0.23770176</text:p>
          </table:table-cell>
          <table:table-cell office:value-type="float" office:value="296.30419" calcext:value-type="float">
            <text:p>296.304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2000" calcext:value-type="float">
            <text:p>1922000</text:p>
          </table:table-cell>
          <table:table-cell office:value-type="float" office:value="0.0018218034" calcext:value-type="float">
            <text:p>0.0018218034</text:p>
          </table:table-cell>
          <table:table-cell office:value-type="float" office:value="-1.1048832" calcext:value-type="float">
            <text:p>-1.1048832</text:p>
          </table:table-cell>
          <table:table-cell office:value-type="float" office:value="-0.25214576" calcext:value-type="float">
            <text:p>-0.25214576</text:p>
          </table:table-cell>
          <table:table-cell office:value-type="float" office:value="297.8576" calcext:value-type="float">
            <text:p>297.85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3000" calcext:value-type="float">
            <text:p>1923000</text:p>
          </table:table-cell>
          <table:table-cell office:value-type="float" office:value="0.0018705996" calcext:value-type="float">
            <text:p>0.0018705996</text:p>
          </table:table-cell>
          <table:table-cell office:value-type="float" office:value="-1.0534624" calcext:value-type="float">
            <text:p>-1.0534624</text:p>
          </table:table-cell>
          <table:table-cell office:value-type="float" office:value="-0.14201354" calcext:value-type="float">
            <text:p>-0.14201354</text:p>
          </table:table-cell>
          <table:table-cell office:value-type="float" office:value="289.91473" calcext:value-type="float">
            <text:p>289.914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4000" calcext:value-type="float">
            <text:p>1924000</text:p>
          </table:table-cell>
          <table:table-cell office:value-type="float" office:value="0.0018615932" calcext:value-type="float">
            <text:p>0.0018615932</text:p>
          </table:table-cell>
          <table:table-cell office:value-type="float" office:value="-1.1423612" calcext:value-type="float">
            <text:p>-1.1423612</text:p>
          </table:table-cell>
          <table:table-cell office:value-type="float" office:value="-0.27252404" calcext:value-type="float">
            <text:p>-0.27252404</text:p>
          </table:table-cell>
          <table:table-cell office:value-type="float" office:value="293.14702" calcext:value-type="float">
            <text:p>293.147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5000" calcext:value-type="float">
            <text:p>1925000</text:p>
          </table:table-cell>
          <table:table-cell office:value-type="float" office:value="0.0019404646" calcext:value-type="float">
            <text:p>0.0019404646</text:p>
          </table:table-cell>
          <table:table-cell office:value-type="float" office:value="-1.2074817" calcext:value-type="float">
            <text:p>-1.2074817</text:p>
          </table:table-cell>
          <table:table-cell office:value-type="float" office:value="-0.30936596" calcext:value-type="float">
            <text:p>-0.30936596</text:p>
          </table:table-cell>
          <table:table-cell office:value-type="float" office:value="298.03525" calcext:value-type="float">
            <text:p>298.035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6000" calcext:value-type="float">
            <text:p>1926000</text:p>
          </table:table-cell>
          <table:table-cell office:value-type="float" office:value="0.0018003201" calcext:value-type="float">
            <text:p>0.0018003201</text:p>
          </table:table-cell>
          <table:table-cell office:value-type="float" office:value="-1.060211" calcext:value-type="float">
            <text:p>-1.060211</text:p>
          </table:table-cell>
          <table:table-cell office:value-type="float" office:value="-0.19519442" calcext:value-type="float">
            <text:p>-0.19519442</text:p>
          </table:table-cell>
          <table:table-cell office:value-type="float" office:value="291.28213" calcext:value-type="float">
            <text:p>291.282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7000" calcext:value-type="float">
            <text:p>1927000</text:p>
          </table:table-cell>
          <table:table-cell office:value-type="float" office:value="0.0017741211" calcext:value-type="float">
            <text:p>0.0017741211</text:p>
          </table:table-cell>
          <table:table-cell office:value-type="float" office:value="-0.91213566" calcext:value-type="float">
            <text:p>-0.91213566</text:p>
          </table:table-cell>
          <table:table-cell office:value-type="float" office:value="-0.094971438" calcext:value-type="float">
            <text:p>-0.094971438</text:p>
          </table:table-cell>
          <table:table-cell office:value-type="float" office:value="297.13406" calcext:value-type="float">
            <text:p>297.134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8000" calcext:value-type="float">
            <text:p>1928000</text:p>
          </table:table-cell>
          <table:table-cell office:value-type="float" office:value="0.0018682994" calcext:value-type="float">
            <text:p>0.0018682994</text:p>
          </table:table-cell>
          <table:table-cell office:value-type="float" office:value="-0.96332429" calcext:value-type="float">
            <text:p>-0.96332429</text:p>
          </table:table-cell>
          <table:table-cell office:value-type="float" office:value="-0.054306583" calcext:value-type="float">
            <text:p>-0.054306583</text:p>
          </table:table-cell>
          <table:table-cell office:value-type="float" office:value="288.63263" calcext:value-type="float">
            <text:p>288.632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9000" calcext:value-type="float">
            <text:p>1929000</text:p>
          </table:table-cell>
          <table:table-cell office:value-type="float" office:value="0.0019249179" calcext:value-type="float">
            <text:p>0.0019249179</text:p>
          </table:table-cell>
          <table:table-cell office:value-type="float" office:value="-1.1457448" calcext:value-type="float">
            <text:p>-1.1457448</text:p>
          </table:table-cell>
          <table:table-cell office:value-type="float" office:value="-0.1817932" calcext:value-type="float">
            <text:p>-0.1817932</text:p>
          </table:table-cell>
          <table:table-cell office:value-type="float" office:value="293.09882" calcext:value-type="float">
            <text:p>293.098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0000" calcext:value-type="float">
            <text:p>1930000</text:p>
          </table:table-cell>
          <table:table-cell office:value-type="float" office:value="0.0017459281" calcext:value-type="float">
            <text:p>0.0017459281</text:p>
          </table:table-cell>
          <table:table-cell office:value-type="float" office:value="-1.1396926" calcext:value-type="float">
            <text:p>-1.1396926</text:p>
          </table:table-cell>
          <table:table-cell office:value-type="float" office:value="-0.25512861" calcext:value-type="float">
            <text:p>-0.25512861</text:p>
          </table:table-cell>
          <table:table-cell office:value-type="float" office:value="294.59575" calcext:value-type="float">
            <text:p>294.595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1000" calcext:value-type="float">
            <text:p>1931000</text:p>
          </table:table-cell>
          <table:table-cell office:value-type="float" office:value="0.0017612576" calcext:value-type="float">
            <text:p>0.0017612576</text:p>
          </table:table-cell>
          <table:table-cell office:value-type="float" office:value="-1.1281327" calcext:value-type="float">
            <text:p>-1.1281327</text:p>
          </table:table-cell>
          <table:table-cell office:value-type="float" office:value="-0.25811489" calcext:value-type="float">
            <text:p>-0.25811489</text:p>
          </table:table-cell>
          <table:table-cell office:value-type="float" office:value="287.40423" calcext:value-type="float">
            <text:p>287.404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2000" calcext:value-type="float">
            <text:p>1932000</text:p>
          </table:table-cell>
          <table:table-cell office:value-type="float" office:value="0.0017945173" calcext:value-type="float">
            <text:p>0.0017945173</text:p>
          </table:table-cell>
          <table:table-cell office:value-type="float" office:value="-1.0708631" calcext:value-type="float">
            <text:p>-1.0708631</text:p>
          </table:table-cell>
          <table:table-cell office:value-type="float" office:value="-0.17237035" calcext:value-type="float">
            <text:p>-0.17237035</text:p>
          </table:table-cell>
          <table:table-cell office:value-type="float" office:value="294.46486" calcext:value-type="float">
            <text:p>294.464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3000" calcext:value-type="float">
            <text:p>1933000</text:p>
          </table:table-cell>
          <table:table-cell office:value-type="float" office:value="0.0017177855" calcext:value-type="float">
            <text:p>0.0017177855</text:p>
          </table:table-cell>
          <table:table-cell office:value-type="float" office:value="-0.93268544" calcext:value-type="float">
            <text:p>-0.93268544</text:p>
          </table:table-cell>
          <table:table-cell office:value-type="float" office:value="-0.048523536" calcext:value-type="float">
            <text:p>-0.048523536</text:p>
          </table:table-cell>
          <table:table-cell office:value-type="float" office:value="290.50934" calcext:value-type="float">
            <text:p>290.509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4000" calcext:value-type="float">
            <text:p>1934000</text:p>
          </table:table-cell>
          <table:table-cell office:value-type="float" office:value="0.0018133631" calcext:value-type="float">
            <text:p>0.0018133631</text:p>
          </table:table-cell>
          <table:table-cell office:value-type="float" office:value="-0.93893945" calcext:value-type="float">
            <text:p>-0.93893945</text:p>
          </table:table-cell>
          <table:table-cell office:value-type="float" office:value="-0.015469019" calcext:value-type="float">
            <text:p>-0.015469019</text:p>
          </table:table-cell>
          <table:table-cell office:value-type="float" office:value="286.38282" calcext:value-type="float">
            <text:p>286.382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5000" calcext:value-type="float">
            <text:p>1935000</text:p>
          </table:table-cell>
          <table:table-cell office:value-type="float" office:value="0.0017171119" calcext:value-type="float">
            <text:p>0.0017171119</text:p>
          </table:table-cell>
          <table:table-cell office:value-type="float" office:value="-0.8867643" calcext:value-type="float">
            <text:p>-0.8867643</text:p>
          </table:table-cell>
          <table:table-cell office:value-type="float" office:value="-0.037640887" calcext:value-type="float">
            <text:p>-0.037640887</text:p>
          </table:table-cell>
          <table:table-cell office:value-type="float" office:value="298.97599" calcext:value-type="float">
            <text:p>298.975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6000" calcext:value-type="float">
            <text:p>1936000</text:p>
          </table:table-cell>
          <table:table-cell office:value-type="float" office:value="0.001692683" calcext:value-type="float">
            <text:p>0.001692683</text:p>
          </table:table-cell>
          <table:table-cell office:value-type="float" office:value="-0.889652" calcext:value-type="float">
            <text:p>-0.889652</text:p>
          </table:table-cell>
          <table:table-cell office:value-type="float" office:value="-0.074090123" calcext:value-type="float">
            <text:p>-0.074090123</text:p>
          </table:table-cell>
          <table:table-cell office:value-type="float" office:value="297.21801" calcext:value-type="float">
            <text:p>297.218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7000" calcext:value-type="float">
            <text:p>1937000</text:p>
          </table:table-cell>
          <table:table-cell office:value-type="float" office:value="0.0017221693" calcext:value-type="float">
            <text:p>0.0017221693</text:p>
          </table:table-cell>
          <table:table-cell office:value-type="float" office:value="-0.93630788" calcext:value-type="float">
            <text:p>-0.93630788</text:p>
          </table:table-cell>
          <table:table-cell office:value-type="float" office:value="-0.02335457" calcext:value-type="float">
            <text:p>-0.02335457</text:p>
          </table:table-cell>
          <table:table-cell office:value-type="float" office:value="290.15814" calcext:value-type="float">
            <text:p>290.158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8000" calcext:value-type="float">
            <text:p>1938000</text:p>
          </table:table-cell>
          <table:table-cell office:value-type="float" office:value="0.0017392297" calcext:value-type="float">
            <text:p>0.0017392297</text:p>
          </table:table-cell>
          <table:table-cell office:value-type="float" office:value="-0.97228267" calcext:value-type="float">
            <text:p>-0.97228267</text:p>
          </table:table-cell>
          <table:table-cell office:value-type="float" office:value="-0.10053496" calcext:value-type="float">
            <text:p>-0.10053496</text:p>
          </table:table-cell>
          <table:table-cell office:value-type="float" office:value="285.98122" calcext:value-type="float">
            <text:p>285.981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9000" calcext:value-type="float">
            <text:p>1939000</text:p>
          </table:table-cell>
          <table:table-cell office:value-type="float" office:value="0.001707349" calcext:value-type="float">
            <text:p>0.001707349</text:p>
          </table:table-cell>
          <table:table-cell office:value-type="float" office:value="-0.99111056" calcext:value-type="float">
            <text:p>-0.99111056</text:p>
          </table:table-cell>
          <table:table-cell office:value-type="float" office:value="-0.11923575" calcext:value-type="float">
            <text:p>-0.11923575</text:p>
          </table:table-cell>
          <table:table-cell office:value-type="float" office:value="291.67274" calcext:value-type="float">
            <text:p>291.672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0000" calcext:value-type="float">
            <text:p>1940000</text:p>
          </table:table-cell>
          <table:table-cell office:value-type="float" office:value="0.0016871857" calcext:value-type="float">
            <text:p>0.0016871857</text:p>
          </table:table-cell>
          <table:table-cell office:value-type="float" office:value="-0.95275034" calcext:value-type="float">
            <text:p>-0.95275034</text:p>
          </table:table-cell>
          <table:table-cell office:value-type="float" office:value="-0.080723171" calcext:value-type="float">
            <text:p>-0.080723171</text:p>
          </table:table-cell>
          <table:table-cell office:value-type="float" office:value="296.34879" calcext:value-type="float">
            <text:p>296.348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1000" calcext:value-type="float">
            <text:p>1941000</text:p>
          </table:table-cell>
          <table:table-cell office:value-type="float" office:value="0.0017066188" calcext:value-type="float">
            <text:p>0.0017066188</text:p>
          </table:table-cell>
          <table:table-cell office:value-type="float" office:value="-0.98614225" calcext:value-type="float">
            <text:p>-0.98614225</text:p>
          </table:table-cell>
          <table:table-cell office:value-type="float" office:value="-0.14948848" calcext:value-type="float">
            <text:p>-0.14948848</text:p>
          </table:table-cell>
          <table:table-cell office:value-type="float" office:value="289.56202" calcext:value-type="float">
            <text:p>289.562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2000" calcext:value-type="float">
            <text:p>1942000</text:p>
          </table:table-cell>
          <table:table-cell office:value-type="float" office:value="0.0017142109" calcext:value-type="float">
            <text:p>0.0017142109</text:p>
          </table:table-cell>
          <table:table-cell office:value-type="float" office:value="-0.93672687" calcext:value-type="float">
            <text:p>-0.93672687</text:p>
          </table:table-cell>
          <table:table-cell office:value-type="float" office:value="-0.10916607" calcext:value-type="float">
            <text:p>-0.10916607</text:p>
          </table:table-cell>
          <table:table-cell office:value-type="float" office:value="291.02942" calcext:value-type="float">
            <text:p>291.029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3000" calcext:value-type="float">
            <text:p>1943000</text:p>
          </table:table-cell>
          <table:table-cell office:value-type="float" office:value="0.0016452351" calcext:value-type="float">
            <text:p>0.0016452351</text:p>
          </table:table-cell>
          <table:table-cell office:value-type="float" office:value="-0.82852285" calcext:value-type="float">
            <text:p>-0.82852285</text:p>
          </table:table-cell>
          <table:table-cell office:value-type="float" office:value="0.0066801775" calcext:value-type="float">
            <text:p>0.0066801775</text:p>
          </table:table-cell>
          <table:table-cell office:value-type="float" office:value="296.36148" calcext:value-type="float">
            <text:p>296.361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4000" calcext:value-type="float">
            <text:p>1944000</text:p>
          </table:table-cell>
          <table:table-cell office:value-type="float" office:value="0.0016015466" calcext:value-type="float">
            <text:p>0.0016015466</text:p>
          </table:table-cell>
          <table:table-cell office:value-type="float" office:value="-0.73095134" calcext:value-type="float">
            <text:p>-0.73095134</text:p>
          </table:table-cell>
          <table:table-cell office:value-type="float" office:value="0.13102578" calcext:value-type="float">
            <text:p>0.13102578</text:p>
          </table:table-cell>
          <table:table-cell office:value-type="float" office:value="293.61153" calcext:value-type="float">
            <text:p>293.611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5000" calcext:value-type="float">
            <text:p>1945000</text:p>
          </table:table-cell>
          <table:table-cell office:value-type="float" office:value="0.0015748443" calcext:value-type="float">
            <text:p>0.0015748443</text:p>
          </table:table-cell>
          <table:table-cell office:value-type="float" office:value="-0.77583281" calcext:value-type="float">
            <text:p>-0.77583281</text:p>
          </table:table-cell>
          <table:table-cell office:value-type="float" office:value="0.00046900564" calcext:value-type="float">
            <text:p>0.00046900564</text:p>
          </table:table-cell>
          <table:table-cell office:value-type="float" office:value="288.36681" calcext:value-type="float">
            <text:p>288.366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6000" calcext:value-type="float">
            <text:p>1946000</text:p>
          </table:table-cell>
          <table:table-cell office:value-type="float" office:value="0.0015092362" calcext:value-type="float">
            <text:p>0.0015092362</text:p>
          </table:table-cell>
          <table:table-cell office:value-type="float" office:value="-0.93357588" calcext:value-type="float">
            <text:p>-0.93357588</text:p>
          </table:table-cell>
          <table:table-cell office:value-type="float" office:value="-0.15634995" calcext:value-type="float">
            <text:p>-0.15634995</text:p>
          </table:table-cell>
          <table:table-cell office:value-type="float" office:value="289.30033" calcext:value-type="float">
            <text:p>289.300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7000" calcext:value-type="float">
            <text:p>1947000</text:p>
          </table:table-cell>
          <table:table-cell office:value-type="float" office:value="0.0015663586" calcext:value-type="float">
            <text:p>0.0015663586</text:p>
          </table:table-cell>
          <table:table-cell office:value-type="float" office:value="-0.9814854" calcext:value-type="float">
            <text:p>-0.9814854</text:p>
          </table:table-cell>
          <table:table-cell office:value-type="float" office:value="-0.1840292" calcext:value-type="float">
            <text:p>-0.1840292</text:p>
          </table:table-cell>
          <table:table-cell office:value-type="float" office:value="291.72189" calcext:value-type="float">
            <text:p>291.721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8000" calcext:value-type="float">
            <text:p>1948000</text:p>
          </table:table-cell>
          <table:table-cell office:value-type="float" office:value="0.0016563303" calcext:value-type="float">
            <text:p>0.0016563303</text:p>
          </table:table-cell>
          <table:table-cell office:value-type="float" office:value="-0.92714625" calcext:value-type="float">
            <text:p>-0.92714625</text:p>
          </table:table-cell>
          <table:table-cell office:value-type="float" office:value="-0.1318372" calcext:value-type="float">
            <text:p>-0.1318372</text:p>
          </table:table-cell>
          <table:table-cell office:value-type="float" office:value="295.03388" calcext:value-type="float">
            <text:p>295.033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9000" calcext:value-type="float">
            <text:p>1949000</text:p>
          </table:table-cell>
          <table:table-cell office:value-type="float" office:value="0.00170459" calcext:value-type="float">
            <text:p>0.00170459</text:p>
          </table:table-cell>
          <table:table-cell office:value-type="float" office:value="-0.92407872" calcext:value-type="float">
            <text:p>-0.92407872</text:p>
          </table:table-cell>
          <table:table-cell office:value-type="float" office:value="-0.11562523" calcext:value-type="float">
            <text:p>-0.11562523</text:p>
          </table:table-cell>
          <table:table-cell office:value-type="float" office:value="299.38064" calcext:value-type="float">
            <text:p>299.380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0000" calcext:value-type="float">
            <text:p>1950000</text:p>
          </table:table-cell>
          <table:table-cell office:value-type="float" office:value="0.0015696007" calcext:value-type="float">
            <text:p>0.0015696007</text:p>
          </table:table-cell>
          <table:table-cell office:value-type="float" office:value="-0.98017351" calcext:value-type="float">
            <text:p>-0.98017351</text:p>
          </table:table-cell>
          <table:table-cell office:value-type="float" office:value="-0.25148674" calcext:value-type="float">
            <text:p>-0.25148674</text:p>
          </table:table-cell>
          <table:table-cell office:value-type="float" office:value="291.3596" calcext:value-type="float">
            <text:p>291.35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1000" calcext:value-type="float">
            <text:p>1951000</text:p>
          </table:table-cell>
          <table:table-cell office:value-type="float" office:value="0.001687855" calcext:value-type="float">
            <text:p>0.001687855</text:p>
          </table:table-cell>
          <table:table-cell office:value-type="float" office:value="-1.0381386" calcext:value-type="float">
            <text:p>-1.0381386</text:p>
          </table:table-cell>
          <table:table-cell office:value-type="float" office:value="-0.2456988" calcext:value-type="float">
            <text:p>-0.2456988</text:p>
          </table:table-cell>
          <table:table-cell office:value-type="float" office:value="285.53435" calcext:value-type="float">
            <text:p>285.534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2000" calcext:value-type="float">
            <text:p>1952000</text:p>
          </table:table-cell>
          <table:table-cell office:value-type="float" office:value="0.0015183296" calcext:value-type="float">
            <text:p>0.0015183296</text:p>
          </table:table-cell>
          <table:table-cell office:value-type="float" office:value="-0.98153608" calcext:value-type="float">
            <text:p>-0.98153608</text:p>
          </table:table-cell>
          <table:table-cell office:value-type="float" office:value="-0.23824457" calcext:value-type="float">
            <text:p>-0.23824457</text:p>
          </table:table-cell>
          <table:table-cell office:value-type="float" office:value="288.97429" calcext:value-type="float">
            <text:p>288.974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3000" calcext:value-type="float">
            <text:p>1953000</text:p>
          </table:table-cell>
          <table:table-cell office:value-type="float" office:value="0.0016570926" calcext:value-type="float">
            <text:p>0.0016570926</text:p>
          </table:table-cell>
          <table:table-cell office:value-type="float" office:value="-1.0232724" calcext:value-type="float">
            <text:p>-1.0232724</text:p>
          </table:table-cell>
          <table:table-cell office:value-type="float" office:value="-0.29612009" calcext:value-type="float">
            <text:p>-0.29612009</text:p>
          </table:table-cell>
          <table:table-cell office:value-type="float" office:value="289.81418" calcext:value-type="float">
            <text:p>289.814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4000" calcext:value-type="float">
            <text:p>1954000</text:p>
          </table:table-cell>
          <table:table-cell office:value-type="float" office:value="0.0016528837" calcext:value-type="float">
            <text:p>0.0016528837</text:p>
          </table:table-cell>
          <table:table-cell office:value-type="float" office:value="-0.92029016" calcext:value-type="float">
            <text:p>-0.92029016</text:p>
          </table:table-cell>
          <table:table-cell office:value-type="float" office:value="-0.12580967" calcext:value-type="float">
            <text:p>-0.12580967</text:p>
          </table:table-cell>
          <table:table-cell office:value-type="float" office:value="297.43235" calcext:value-type="float">
            <text:p>297.432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5000" calcext:value-type="float">
            <text:p>1955000</text:p>
          </table:table-cell>
          <table:table-cell office:value-type="float" office:value="0.0016655694" calcext:value-type="float">
            <text:p>0.0016655694</text:p>
          </table:table-cell>
          <table:table-cell office:value-type="float" office:value="-0.9074639" calcext:value-type="float">
            <text:p>-0.9074639</text:p>
          </table:table-cell>
          <table:table-cell office:value-type="float" office:value="-0.09066469" calcext:value-type="float">
            <text:p>-0.09066469</text:p>
          </table:table-cell>
          <table:table-cell office:value-type="float" office:value="292.7026" calcext:value-type="float">
            <text:p>292.70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6000" calcext:value-type="float">
            <text:p>1956000</text:p>
          </table:table-cell>
          <table:table-cell office:value-type="float" office:value="0.0017602433" calcext:value-type="float">
            <text:p>0.0017602433</text:p>
          </table:table-cell>
          <table:table-cell office:value-type="float" office:value="-1.010254" calcext:value-type="float">
            <text:p>-1.010254</text:p>
          </table:table-cell>
          <table:table-cell office:value-type="float" office:value="-0.19523653" calcext:value-type="float">
            <text:p>-0.19523653</text:p>
          </table:table-cell>
          <table:table-cell office:value-type="float" office:value="297.71476" calcext:value-type="float">
            <text:p>297.714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7000" calcext:value-type="float">
            <text:p>1957000</text:p>
          </table:table-cell>
          <table:table-cell office:value-type="float" office:value="0.0014822118" calcext:value-type="float">
            <text:p>0.0014822118</text:p>
          </table:table-cell>
          <table:table-cell office:value-type="float" office:value="-1.0291485" calcext:value-type="float">
            <text:p>-1.0291485</text:p>
          </table:table-cell>
          <table:table-cell office:value-type="float" office:value="-0.22623207" calcext:value-type="float">
            <text:p>-0.22623207</text:p>
          </table:table-cell>
          <table:table-cell office:value-type="float" office:value="288.81811" calcext:value-type="float">
            <text:p>288.818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8000" calcext:value-type="float">
            <text:p>1958000</text:p>
          </table:table-cell>
          <table:table-cell office:value-type="float" office:value="0.0017336382" calcext:value-type="float">
            <text:p>0.0017336382</text:p>
          </table:table-cell>
          <table:table-cell office:value-type="float" office:value="-1.1685729" calcext:value-type="float">
            <text:p>-1.1685729</text:p>
          </table:table-cell>
          <table:table-cell office:value-type="float" office:value="-0.37164168" calcext:value-type="float">
            <text:p>-0.37164168</text:p>
          </table:table-cell>
          <table:table-cell office:value-type="float" office:value="290.60572" calcext:value-type="float">
            <text:p>290.605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9000" calcext:value-type="float">
            <text:p>1959000</text:p>
          </table:table-cell>
          <table:table-cell office:value-type="float" office:value="0.0016483472" calcext:value-type="float">
            <text:p>0.0016483472</text:p>
          </table:table-cell>
          <table:table-cell office:value-type="float" office:value="-1.20233" calcext:value-type="float">
            <text:p>-1.20233</text:p>
          </table:table-cell>
          <table:table-cell office:value-type="float" office:value="-0.3816769" calcext:value-type="float">
            <text:p>-0.3816769</text:p>
          </table:table-cell>
          <table:table-cell office:value-type="float" office:value="288.593" calcext:value-type="float">
            <text:p>288.5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0000" calcext:value-type="float">
            <text:p>1960000</text:p>
          </table:table-cell>
          <table:table-cell office:value-type="float" office:value="0.0017727786" calcext:value-type="float">
            <text:p>0.0017727786</text:p>
          </table:table-cell>
          <table:table-cell office:value-type="float" office:value="-1.0199555" calcext:value-type="float">
            <text:p>-1.0199555</text:p>
          </table:table-cell>
          <table:table-cell office:value-type="float" office:value="-0.23686415" calcext:value-type="float">
            <text:p>-0.23686415</text:p>
          </table:table-cell>
          <table:table-cell office:value-type="float" office:value="293.56883" calcext:value-type="float">
            <text:p>293.568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1000" calcext:value-type="float">
            <text:p>1961000</text:p>
          </table:table-cell>
          <table:table-cell office:value-type="float" office:value="0.0017987249" calcext:value-type="float">
            <text:p>0.0017987249</text:p>
          </table:table-cell>
          <table:table-cell office:value-type="float" office:value="-0.911796" calcext:value-type="float">
            <text:p>-0.911796</text:p>
          </table:table-cell>
          <table:table-cell office:value-type="float" office:value="-0.097105628" calcext:value-type="float">
            <text:p>-0.097105628</text:p>
          </table:table-cell>
          <table:table-cell office:value-type="float" office:value="291.49407" calcext:value-type="float">
            <text:p>291.494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2000" calcext:value-type="float">
            <text:p>1962000</text:p>
          </table:table-cell>
          <table:table-cell office:value-type="float" office:value="0.0016124946" calcext:value-type="float">
            <text:p>0.0016124946</text:p>
          </table:table-cell>
          <table:table-cell office:value-type="float" office:value="-0.8621948" calcext:value-type="float">
            <text:p>-0.8621948</text:p>
          </table:table-cell>
          <table:table-cell office:value-type="float" office:value="-0.081433049" calcext:value-type="float">
            <text:p>-0.081433049</text:p>
          </table:table-cell>
          <table:table-cell office:value-type="float" office:value="293.19456" calcext:value-type="float">
            <text:p>293.194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3000" calcext:value-type="float">
            <text:p>1963000</text:p>
          </table:table-cell>
          <table:table-cell office:value-type="float" office:value="0.0018256105" calcext:value-type="float">
            <text:p>0.0018256105</text:p>
          </table:table-cell>
          <table:table-cell office:value-type="float" office:value="-0.92688915" calcext:value-type="float">
            <text:p>-0.92688915</text:p>
          </table:table-cell>
          <table:table-cell office:value-type="float" office:value="-0.082591212" calcext:value-type="float">
            <text:p>-0.082591212</text:p>
          </table:table-cell>
          <table:table-cell office:value-type="float" office:value="290.38871" calcext:value-type="float">
            <text:p>290.388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4000" calcext:value-type="float">
            <text:p>1964000</text:p>
          </table:table-cell>
          <table:table-cell office:value-type="float" office:value="0.0018108233" calcext:value-type="float">
            <text:p>0.0018108233</text:p>
          </table:table-cell>
          <table:table-cell office:value-type="float" office:value="-1.0075348" calcext:value-type="float">
            <text:p>-1.0075348</text:p>
          </table:table-cell>
          <table:table-cell office:value-type="float" office:value="-0.1748078" calcext:value-type="float">
            <text:p>-0.1748078</text:p>
          </table:table-cell>
          <table:table-cell office:value-type="float" office:value="291.60746" calcext:value-type="float">
            <text:p>291.607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5000" calcext:value-type="float">
            <text:p>1965000</text:p>
          </table:table-cell>
          <table:table-cell office:value-type="float" office:value="0.0017316754" calcext:value-type="float">
            <text:p>0.0017316754</text:p>
          </table:table-cell>
          <table:table-cell office:value-type="float" office:value="-0.93423374" calcext:value-type="float">
            <text:p>-0.93423374</text:p>
          </table:table-cell>
          <table:table-cell office:value-type="float" office:value="-0.10774957" calcext:value-type="float">
            <text:p>-0.10774957</text:p>
          </table:table-cell>
          <table:table-cell office:value-type="float" office:value="288.86018" calcext:value-type="float">
            <text:p>288.86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6000" calcext:value-type="float">
            <text:p>1966000</text:p>
          </table:table-cell>
          <table:table-cell office:value-type="float" office:value="0.0016745697" calcext:value-type="float">
            <text:p>0.0016745697</text:p>
          </table:table-cell>
          <table:table-cell office:value-type="float" office:value="-0.84136397" calcext:value-type="float">
            <text:p>-0.84136397</text:p>
          </table:table-cell>
          <table:table-cell office:value-type="float" office:value="-0.01174659" calcext:value-type="float">
            <text:p>-0.01174659</text:p>
          </table:table-cell>
          <table:table-cell office:value-type="float" office:value="289.37115" calcext:value-type="float">
            <text:p>289.371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7000" calcext:value-type="float">
            <text:p>1967000</text:p>
          </table:table-cell>
          <table:table-cell office:value-type="float" office:value="0.0017650855" calcext:value-type="float">
            <text:p>0.0017650855</text:p>
          </table:table-cell>
          <table:table-cell office:value-type="float" office:value="-0.65886488" calcext:value-type="float">
            <text:p>-0.65886488</text:p>
          </table:table-cell>
          <table:table-cell office:value-type="float" office:value="0.10534689" calcext:value-type="float">
            <text:p>0.10534689</text:p>
          </table:table-cell>
          <table:table-cell office:value-type="float" office:value="295.72568" calcext:value-type="float">
            <text:p>295.725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8000" calcext:value-type="float">
            <text:p>1968000</text:p>
          </table:table-cell>
          <table:table-cell office:value-type="float" office:value="0.0019089636" calcext:value-type="float">
            <text:p>0.0019089636</text:p>
          </table:table-cell>
          <table:table-cell office:value-type="float" office:value="-0.74632697" calcext:value-type="float">
            <text:p>-0.74632697</text:p>
          </table:table-cell>
          <table:table-cell office:value-type="float" office:value="0.051710406" calcext:value-type="float">
            <text:p>0.051710406</text:p>
          </table:table-cell>
          <table:table-cell office:value-type="float" office:value="292.0451" calcext:value-type="float">
            <text:p>292.04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9000" calcext:value-type="float">
            <text:p>1969000</text:p>
          </table:table-cell>
          <table:table-cell office:value-type="float" office:value="0.0019258228" calcext:value-type="float">
            <text:p>0.0019258228</text:p>
          </table:table-cell>
          <table:table-cell office:value-type="float" office:value="-0.92757727" calcext:value-type="float">
            <text:p>-0.92757727</text:p>
          </table:table-cell>
          <table:table-cell office:value-type="float" office:value="-0.15852007" calcext:value-type="float">
            <text:p>-0.15852007</text:p>
          </table:table-cell>
          <table:table-cell office:value-type="float" office:value="297.37904" calcext:value-type="float">
            <text:p>297.379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0000" calcext:value-type="float">
            <text:p>1970000</text:p>
          </table:table-cell>
          <table:table-cell office:value-type="float" office:value="0.0017306077" calcext:value-type="float">
            <text:p>0.0017306077</text:p>
          </table:table-cell>
          <table:table-cell office:value-type="float" office:value="-1.0833552" calcext:value-type="float">
            <text:p>-1.0833552</text:p>
          </table:table-cell>
          <table:table-cell office:value-type="float" office:value="-0.34004531" calcext:value-type="float">
            <text:p>-0.34004531</text:p>
          </table:table-cell>
          <table:table-cell office:value-type="float" office:value="290.10863" calcext:value-type="float">
            <text:p>290.108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1000" calcext:value-type="float">
            <text:p>1971000</text:p>
          </table:table-cell>
          <table:table-cell office:value-type="float" office:value="0.001707661" calcext:value-type="float">
            <text:p>0.001707661</text:p>
          </table:table-cell>
          <table:table-cell office:value-type="float" office:value="-1.017676" calcext:value-type="float">
            <text:p>-1.017676</text:p>
          </table:table-cell>
          <table:table-cell office:value-type="float" office:value="-0.23573339" calcext:value-type="float">
            <text:p>-0.23573339</text:p>
          </table:table-cell>
          <table:table-cell office:value-type="float" office:value="287.88037" calcext:value-type="float">
            <text:p>287.880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2000" calcext:value-type="float">
            <text:p>1972000</text:p>
          </table:table-cell>
          <table:table-cell office:value-type="float" office:value="0.0018162029" calcext:value-type="float">
            <text:p>0.0018162029</text:p>
          </table:table-cell>
          <table:table-cell office:value-type="float" office:value="-1.0388276" calcext:value-type="float">
            <text:p>-1.0388276</text:p>
          </table:table-cell>
          <table:table-cell office:value-type="float" office:value="-0.2129517" calcext:value-type="float">
            <text:p>-0.2129517</text:p>
          </table:table-cell>
          <table:table-cell office:value-type="float" office:value="292.23899" calcext:value-type="float">
            <text:p>292.238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3000" calcext:value-type="float">
            <text:p>1973000</text:p>
          </table:table-cell>
          <table:table-cell office:value-type="float" office:value="0.0016964443" calcext:value-type="float">
            <text:p>0.0016964443</text:p>
          </table:table-cell>
          <table:table-cell office:value-type="float" office:value="-0.93946515" calcext:value-type="float">
            <text:p>-0.93946515</text:p>
          </table:table-cell>
          <table:table-cell office:value-type="float" office:value="-0.17459025" calcext:value-type="float">
            <text:p>-0.17459025</text:p>
          </table:table-cell>
          <table:table-cell office:value-type="float" office:value="292.0565" calcext:value-type="float">
            <text:p>292.0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4000" calcext:value-type="float">
            <text:p>1974000</text:p>
          </table:table-cell>
          <table:table-cell office:value-type="float" office:value="0.0018648341" calcext:value-type="float">
            <text:p>0.0018648341</text:p>
          </table:table-cell>
          <table:table-cell office:value-type="float" office:value="-0.93143625" calcext:value-type="float">
            <text:p>-0.93143625</text:p>
          </table:table-cell>
          <table:table-cell office:value-type="float" office:value="-0.12509482" calcext:value-type="float">
            <text:p>-0.12509482</text:p>
          </table:table-cell>
          <table:table-cell office:value-type="float" office:value="288.02826" calcext:value-type="float">
            <text:p>288.028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5000" calcext:value-type="float">
            <text:p>1975000</text:p>
          </table:table-cell>
          <table:table-cell office:value-type="float" office:value="0.0018064935" calcext:value-type="float">
            <text:p>0.0018064935</text:p>
          </table:table-cell>
          <table:table-cell office:value-type="float" office:value="-0.90513675" calcext:value-type="float">
            <text:p>-0.90513675</text:p>
          </table:table-cell>
          <table:table-cell office:value-type="float" office:value="-0.15018964" calcext:value-type="float">
            <text:p>-0.15018964</text:p>
          </table:table-cell>
          <table:table-cell office:value-type="float" office:value="294.4458" calcext:value-type="float">
            <text:p>294.44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6000" calcext:value-type="float">
            <text:p>1976000</text:p>
          </table:table-cell>
          <table:table-cell office:value-type="float" office:value="0.0018358912" calcext:value-type="float">
            <text:p>0.0018358912</text:p>
          </table:table-cell>
          <table:table-cell office:value-type="float" office:value="-1.0222637" calcext:value-type="float">
            <text:p>-1.0222637</text:p>
          </table:table-cell>
          <table:table-cell office:value-type="float" office:value="-0.24287397" calcext:value-type="float">
            <text:p>-0.24287397</text:p>
          </table:table-cell>
          <table:table-cell office:value-type="float" office:value="291.03669" calcext:value-type="float">
            <text:p>291.036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7000" calcext:value-type="float">
            <text:p>1977000</text:p>
          </table:table-cell>
          <table:table-cell office:value-type="float" office:value="0.0017966436" calcext:value-type="float">
            <text:p>0.0017966436</text:p>
          </table:table-cell>
          <table:table-cell office:value-type="float" office:value="-0.98536381" calcext:value-type="float">
            <text:p>-0.98536381</text:p>
          </table:table-cell>
          <table:table-cell office:value-type="float" office:value="-0.2050175" calcext:value-type="float">
            <text:p>-0.2050175</text:p>
          </table:table-cell>
          <table:table-cell office:value-type="float" office:value="290.49646" calcext:value-type="float">
            <text:p>290.496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8000" calcext:value-type="float">
            <text:p>1978000</text:p>
          </table:table-cell>
          <table:table-cell office:value-type="float" office:value="0.0016517203" calcext:value-type="float">
            <text:p>0.0016517203</text:p>
          </table:table-cell>
          <table:table-cell office:value-type="float" office:value="-0.98628907" calcext:value-type="float">
            <text:p>-0.98628907</text:p>
          </table:table-cell>
          <table:table-cell office:value-type="float" office:value="-0.20895371" calcext:value-type="float">
            <text:p>-0.20895371</text:p>
          </table:table-cell>
          <table:table-cell office:value-type="float" office:value="285.73105" calcext:value-type="float">
            <text:p>285.731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9000" calcext:value-type="float">
            <text:p>1979000</text:p>
          </table:table-cell>
          <table:table-cell office:value-type="float" office:value="0.0017741111" calcext:value-type="float">
            <text:p>0.0017741111</text:p>
          </table:table-cell>
          <table:table-cell office:value-type="float" office:value="-0.91133367" calcext:value-type="float">
            <text:p>-0.91133367</text:p>
          </table:table-cell>
          <table:table-cell office:value-type="float" office:value="-0.07142865" calcext:value-type="float">
            <text:p>-0.07142865</text:p>
          </table:table-cell>
          <table:table-cell office:value-type="float" office:value="291.06784" calcext:value-type="float">
            <text:p>291.067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0000" calcext:value-type="float">
            <text:p>1980000</text:p>
          </table:table-cell>
          <table:table-cell office:value-type="float" office:value="0.0018148642" calcext:value-type="float">
            <text:p>0.0018148642</text:p>
          </table:table-cell>
          <table:table-cell office:value-type="float" office:value="-0.79823983" calcext:value-type="float">
            <text:p>-0.79823983</text:p>
          </table:table-cell>
          <table:table-cell office:value-type="float" office:value="0.015034748" calcext:value-type="float">
            <text:p>0.015034748</text:p>
          </table:table-cell>
          <table:table-cell office:value-type="float" office:value="289.01059" calcext:value-type="float">
            <text:p>289.010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1000" calcext:value-type="float">
            <text:p>1981000</text:p>
          </table:table-cell>
          <table:table-cell office:value-type="float" office:value="0.001865473" calcext:value-type="float">
            <text:p>0.001865473</text:p>
          </table:table-cell>
          <table:table-cell office:value-type="float" office:value="-0.91362609" calcext:value-type="float">
            <text:p>-0.91362609</text:p>
          </table:table-cell>
          <table:table-cell office:value-type="float" office:value="-0.13578383" calcext:value-type="float">
            <text:p>-0.13578383</text:p>
          </table:table-cell>
          <table:table-cell office:value-type="float" office:value="288.14297" calcext:value-type="float">
            <text:p>288.142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2000" calcext:value-type="float">
            <text:p>1982000</text:p>
          </table:table-cell>
          <table:table-cell office:value-type="float" office:value="0.0017802722" calcext:value-type="float">
            <text:p>0.0017802722</text:p>
          </table:table-cell>
          <table:table-cell office:value-type="float" office:value="-0.99406027" calcext:value-type="float">
            <text:p>-0.99406027</text:p>
          </table:table-cell>
          <table:table-cell office:value-type="float" office:value="-0.25822983" calcext:value-type="float">
            <text:p>-0.25822983</text:p>
          </table:table-cell>
          <table:table-cell office:value-type="float" office:value="295.09906" calcext:value-type="float">
            <text:p>295.099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3000" calcext:value-type="float">
            <text:p>1983000</text:p>
          </table:table-cell>
          <table:table-cell office:value-type="float" office:value="0.0019698378" calcext:value-type="float">
            <text:p>0.0019698378</text:p>
          </table:table-cell>
          <table:table-cell office:value-type="float" office:value="-1.1174158" calcext:value-type="float">
            <text:p>-1.1174158</text:p>
          </table:table-cell>
          <table:table-cell office:value-type="float" office:value="-0.26055927" calcext:value-type="float">
            <text:p>-0.26055927</text:p>
          </table:table-cell>
          <table:table-cell office:value-type="float" office:value="288.26036" calcext:value-type="float">
            <text:p>288.26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4000" calcext:value-type="float">
            <text:p>1984000</text:p>
          </table:table-cell>
          <table:table-cell office:value-type="float" office:value="0.002054582" calcext:value-type="float">
            <text:p>0.002054582</text:p>
          </table:table-cell>
          <table:table-cell office:value-type="float" office:value="-0.98007649" calcext:value-type="float">
            <text:p>-0.98007649</text:p>
          </table:table-cell>
          <table:table-cell office:value-type="float" office:value="-0.0084271253" calcext:value-type="float">
            <text:p>-0.0084271253</text:p>
          </table:table-cell>
          <table:table-cell office:value-type="float" office:value="295.75603" calcext:value-type="float">
            <text:p>295.75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5000" calcext:value-type="float">
            <text:p>1985000</text:p>
          </table:table-cell>
          <table:table-cell office:value-type="float" office:value="0.0020676528" calcext:value-type="float">
            <text:p>0.0020676528</text:p>
          </table:table-cell>
          <table:table-cell office:value-type="float" office:value="-0.94091018" calcext:value-type="float">
            <text:p>-0.94091018</text:p>
          </table:table-cell>
          <table:table-cell office:value-type="float" office:value="-0.062855377" calcext:value-type="float">
            <text:p>-0.062855377</text:p>
          </table:table-cell>
          <table:table-cell office:value-type="float" office:value="289.95049" calcext:value-type="float">
            <text:p>289.950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6000" calcext:value-type="float">
            <text:p>1986000</text:p>
          </table:table-cell>
          <table:table-cell office:value-type="float" office:value="0.0019336359" calcext:value-type="float">
            <text:p>0.0019336359</text:p>
          </table:table-cell>
          <table:table-cell office:value-type="float" office:value="-0.96205878" calcext:value-type="float">
            <text:p>-0.96205878</text:p>
          </table:table-cell>
          <table:table-cell office:value-type="float" office:value="-0.21797831" calcext:value-type="float">
            <text:p>-0.21797831</text:p>
          </table:table-cell>
          <table:table-cell office:value-type="float" office:value="290.60636" calcext:value-type="float">
            <text:p>290.606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7000" calcext:value-type="float">
            <text:p>1987000</text:p>
          </table:table-cell>
          <table:table-cell office:value-type="float" office:value="0.0019646539" calcext:value-type="float">
            <text:p>0.0019646539</text:p>
          </table:table-cell>
          <table:table-cell office:value-type="float" office:value="-1.0559827" calcext:value-type="float">
            <text:p>-1.0559827</text:p>
          </table:table-cell>
          <table:table-cell office:value-type="float" office:value="-0.26703117" calcext:value-type="float">
            <text:p>-0.26703117</text:p>
          </table:table-cell>
          <table:table-cell office:value-type="float" office:value="294.32478" calcext:value-type="float">
            <text:p>294.324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8000" calcext:value-type="float">
            <text:p>1988000</text:p>
          </table:table-cell>
          <table:table-cell office:value-type="float" office:value="0.0020564074" calcext:value-type="float">
            <text:p>0.0020564074</text:p>
          </table:table-cell>
          <table:table-cell office:value-type="float" office:value="-0.99562837" calcext:value-type="float">
            <text:p>-0.99562837</text:p>
          </table:table-cell>
          <table:table-cell office:value-type="float" office:value="-0.23228313" calcext:value-type="float">
            <text:p>-0.23228313</text:p>
          </table:table-cell>
          <table:table-cell office:value-type="float" office:value="292.15314" calcext:value-type="float">
            <text:p>292.153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9000" calcext:value-type="float">
            <text:p>1989000</text:p>
          </table:table-cell>
          <table:table-cell office:value-type="float" office:value="0.0020199142" calcext:value-type="float">
            <text:p>0.0020199142</text:p>
          </table:table-cell>
          <table:table-cell office:value-type="float" office:value="-0.97106089" calcext:value-type="float">
            <text:p>-0.97106089</text:p>
          </table:table-cell>
          <table:table-cell office:value-type="float" office:value="-0.14458203" calcext:value-type="float">
            <text:p>-0.14458203</text:p>
          </table:table-cell>
          <table:table-cell office:value-type="float" office:value="288.76972" calcext:value-type="float">
            <text:p>288.769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0000" calcext:value-type="float">
            <text:p>1990000</text:p>
          </table:table-cell>
          <table:table-cell office:value-type="float" office:value="0.0019229487" calcext:value-type="float">
            <text:p>0.0019229487</text:p>
          </table:table-cell>
          <table:table-cell office:value-type="float" office:value="-0.96251879" calcext:value-type="float">
            <text:p>-0.96251879</text:p>
          </table:table-cell>
          <table:table-cell office:value-type="float" office:value="-0.16436534" calcext:value-type="float">
            <text:p>-0.16436534</text:p>
          </table:table-cell>
          <table:table-cell office:value-type="float" office:value="292.64694" calcext:value-type="float">
            <text:p>292.646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1000" calcext:value-type="float">
            <text:p>1991000</text:p>
          </table:table-cell>
          <table:table-cell office:value-type="float" office:value="0.0020284315" calcext:value-type="float">
            <text:p>0.0020284315</text:p>
          </table:table-cell>
          <table:table-cell office:value-type="float" office:value="-0.95815709" calcext:value-type="float">
            <text:p>-0.95815709</text:p>
          </table:table-cell>
          <table:table-cell office:value-type="float" office:value="-0.19431603" calcext:value-type="float">
            <text:p>-0.19431603</text:p>
          </table:table-cell>
          <table:table-cell office:value-type="float" office:value="292.71513" calcext:value-type="float">
            <text:p>292.715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2000" calcext:value-type="float">
            <text:p>1992000</text:p>
          </table:table-cell>
          <table:table-cell office:value-type="float" office:value="0.0019543608" calcext:value-type="float">
            <text:p>0.0019543608</text:p>
          </table:table-cell>
          <table:table-cell office:value-type="float" office:value="-0.87283299" calcext:value-type="float">
            <text:p>-0.87283299</text:p>
          </table:table-cell>
          <table:table-cell office:value-type="float" office:value="-0.10242203" calcext:value-type="float">
            <text:p>-0.10242203</text:p>
          </table:table-cell>
          <table:table-cell office:value-type="float" office:value="290.8549" calcext:value-type="float">
            <text:p>290.85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3000" calcext:value-type="float">
            <text:p>1993000</text:p>
          </table:table-cell>
          <table:table-cell office:value-type="float" office:value="0.0021231386" calcext:value-type="float">
            <text:p>0.0021231386</text:p>
          </table:table-cell>
          <table:table-cell office:value-type="float" office:value="-0.93429533" calcext:value-type="float">
            <text:p>-0.93429533</text:p>
          </table:table-cell>
          <table:table-cell office:value-type="float" office:value="-0.080746139" calcext:value-type="float">
            <text:p>-0.080746139</text:p>
          </table:table-cell>
          <table:table-cell office:value-type="float" office:value="294.68835" calcext:value-type="float">
            <text:p>294.688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4000" calcext:value-type="float">
            <text:p>1994000</text:p>
          </table:table-cell>
          <table:table-cell office:value-type="float" office:value="0.0021061014" calcext:value-type="float">
            <text:p>0.0021061014</text:p>
          </table:table-cell>
          <table:table-cell office:value-type="float" office:value="-0.92984967" calcext:value-type="float">
            <text:p>-0.92984967</text:p>
          </table:table-cell>
          <table:table-cell office:value-type="float" office:value="-0.1071987" calcext:value-type="float">
            <text:p>-0.1071987</text:p>
          </table:table-cell>
          <table:table-cell office:value-type="float" office:value="295.68109" calcext:value-type="float">
            <text:p>295.681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5000" calcext:value-type="float">
            <text:p>1995000</text:p>
          </table:table-cell>
          <table:table-cell office:value-type="float" office:value="0.0020249254" calcext:value-type="float">
            <text:p>0.0020249254</text:p>
          </table:table-cell>
          <table:table-cell office:value-type="float" office:value="-0.93716642" calcext:value-type="float">
            <text:p>-0.93716642</text:p>
          </table:table-cell>
          <table:table-cell office:value-type="float" office:value="-0.13404416" calcext:value-type="float">
            <text:p>-0.13404416</text:p>
          </table:table-cell>
          <table:table-cell office:value-type="float" office:value="296.00513" calcext:value-type="float">
            <text:p>296.005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6000" calcext:value-type="float">
            <text:p>1996000</text:p>
          </table:table-cell>
          <table:table-cell office:value-type="float" office:value="0.0019838514" calcext:value-type="float">
            <text:p>0.0019838514</text:p>
          </table:table-cell>
          <table:table-cell office:value-type="float" office:value="-1.0199973" calcext:value-type="float">
            <text:p>-1.0199973</text:p>
          </table:table-cell>
          <table:table-cell office:value-type="float" office:value="-0.2023527" calcext:value-type="float">
            <text:p>-0.2023527</text:p>
          </table:table-cell>
          <table:table-cell office:value-type="float" office:value="294.91927" calcext:value-type="float">
            <text:p>294.919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7000" calcext:value-type="float">
            <text:p>1997000</text:p>
          </table:table-cell>
          <table:table-cell office:value-type="float" office:value="0.0019999263" calcext:value-type="float">
            <text:p>0.0019999263</text:p>
          </table:table-cell>
          <table:table-cell office:value-type="float" office:value="-0.97225505" calcext:value-type="float">
            <text:p>-0.97225505</text:p>
          </table:table-cell>
          <table:table-cell office:value-type="float" office:value="-0.11051214" calcext:value-type="float">
            <text:p>-0.11051214</text:p>
          </table:table-cell>
          <table:table-cell office:value-type="float" office:value="290.68854" calcext:value-type="float">
            <text:p>290.688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8000" calcext:value-type="float">
            <text:p>1998000</text:p>
          </table:table-cell>
          <table:table-cell office:value-type="float" office:value="0.0019780792" calcext:value-type="float">
            <text:p>0.0019780792</text:p>
          </table:table-cell>
          <table:table-cell office:value-type="float" office:value="-0.828343" calcext:value-type="float">
            <text:p>-0.828343</text:p>
          </table:table-cell>
          <table:table-cell office:value-type="float" office:value="-0.062047265" calcext:value-type="float">
            <text:p>-0.062047265</text:p>
          </table:table-cell>
          <table:table-cell office:value-type="float" office:value="296.85713" calcext:value-type="float">
            <text:p>296.857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9000" calcext:value-type="float">
            <text:p>1999000</text:p>
          </table:table-cell>
          <table:table-cell office:value-type="float" office:value="0.0020768936" calcext:value-type="float">
            <text:p>0.0020768936</text:p>
          </table:table-cell>
          <table:table-cell office:value-type="float" office:value="-0.95801253" calcext:value-type="float">
            <text:p>-0.95801253</text:p>
          </table:table-cell>
          <table:table-cell office:value-type="float" office:value="-0.17334249" calcext:value-type="float">
            <text:p>-0.17334249</text:p>
          </table:table-cell>
          <table:table-cell office:value-type="float" office:value="289.60777" calcext:value-type="float">
            <text:p>289.607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000" calcext:value-type="float">
            <text:p>2000000</text:p>
          </table:table-cell>
          <table:table-cell office:value-type="float" office:value="0.002192471" calcext:value-type="float">
            <text:p>0.002192471</text:p>
          </table:table-cell>
          <table:table-cell office:value-type="float" office:value="-1.0203609" calcext:value-type="float">
            <text:p>-1.0203609</text:p>
          </table:table-cell>
          <table:table-cell office:value-type="float" office:value="-0.18863795" calcext:value-type="float">
            <text:p>-0.18863795</text:p>
          </table:table-cell>
          <table:table-cell office:value-type="float" office:value="290.03892" calcext:value-type="float">
            <text:p>290.03892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float" office:value="-0.00643152" calcext:value-type="float">
            <text:p>-0.00643152</text:p>
          </table:table-cell>
        </table:table-row>
        <table:table-row table:style-name="ro1">
          <table:table-cell table:number-columns-repeated="3"/>
          <table:table-cell office:value-type="float" office:value="-0.00276524" calcext:value-type="float">
            <text:p>-0.00276524</text:p>
          </table:table-cell>
        </table:table-row>
        <table:table-row table:style-name="ro1">
          <table:table-cell table:number-columns-repeated="3"/>
          <table:table-cell office:value-type="float" office:value="0.00160061" calcext:value-type="float">
            <text:p>0.00160061</text:p>
          </table:table-cell>
        </table:table-row>
        <table:table-row table:style-name="ro1">
          <table:table-cell table:number-columns-repeated="3"/>
          <table:table-cell office:value-type="float" office:value="-0.000621609" calcext:value-type="float">
            <text:p>-0.000621609</text:p>
          </table:table-cell>
        </table:table-row>
        <table:table-row table:style-name="ro1">
          <table:table-cell table:number-columns-repeated="3"/>
          <table:table-cell office:value-type="float" office:value="0.00104983" calcext:value-type="float">
            <text:p>0.00104983</text:p>
          </table:table-cell>
        </table:table-row>
        <table:table-row table:style-name="ro1">
          <table:table-cell table:number-columns-repeated="3"/>
          <table:table-cell office:value-type="float" office:value="-0.00412239" calcext:value-type="float">
            <text:p>-0.00412239</text:p>
          </table:table-cell>
        </table:table-row>
        <table:table-row table:style-name="ro1">
          <table:table-cell table:number-columns-repeated="3"/>
          <table:table-cell office:value-type="float" office:value="-0.00165208" calcext:value-type="float">
            <text:p>-0.00165208</text:p>
          </table:table-cell>
        </table:table-row>
        <table:table-row table:style-name="ro1">
          <table:table-cell table:number-columns-repeated="3"/>
          <table:table-cell office:value-type="float" office:value="-0.0011308" calcext:value-type="float">
            <text:p>-0.0011308</text:p>
          </table:table-cell>
        </table:table-row>
        <table:table-row table:style-name="ro1">
          <table:table-cell table:number-columns-repeated="3"/>
          <table:table-cell office:value-type="float" office:value="0.0204165" calcext:value-type="float">
            <text:p>0.0204165</text:p>
          </table:table-cell>
        </table:table-row>
        <table:table-row table:style-name="ro1">
          <table:table-cell table:number-columns-repeated="3"/>
          <table:table-cell office:value-type="float" office:value="0.0132465" calcext:value-type="float">
            <text:p>0.0132465</text:p>
          </table:table-cell>
        </table:table-row>
        <table:table-row table:style-name="ro1">
          <table:table-cell table:number-columns-repeated="3"/>
          <table:table-cell office:value-type="float" office:value="0.00554733" calcext:value-type="float">
            <text:p>0.00554733</text:p>
          </table:table-cell>
        </table:table-row>
        <table:table-row table:style-name="ro1">
          <table:table-cell table:number-columns-repeated="3"/>
          <table:table-cell office:value-type="float" office:value="0.00467779" calcext:value-type="float">
            <text:p>0.00467779</text:p>
          </table:table-cell>
        </table:table-row>
        <table:table-row table:style-name="ro1">
          <table:table-cell table:number-columns-repeated="3"/>
          <table:table-cell office:value-type="float" office:value="-0.00120805" calcext:value-type="float">
            <text:p>-0.00120805</text:p>
          </table:table-cell>
        </table:table-row>
        <table:table-row table:style-name="ro1">
          <table:table-cell table:number-columns-repeated="3"/>
          <table:table-cell office:value-type="float" office:value="0.00232992" calcext:value-type="float">
            <text:p>0.00232992</text:p>
          </table:table-cell>
        </table:table-row>
        <table:table-row table:style-name="ro1">
          <table:table-cell table:number-columns-repeated="3"/>
          <table:table-cell office:value-type="float" office:value="0.000802005" calcext:value-type="float">
            <text:p>0.000802005</text:p>
          </table:table-cell>
        </table:table-row>
        <table:table-row table:style-name="ro1">
          <table:table-cell table:number-columns-repeated="3"/>
          <table:table-cell office:value-type="float" office:value="-0.00113476" calcext:value-type="float">
            <text:p>-0.00113476</text:p>
          </table:table-cell>
        </table:table-row>
        <table:table-row table:style-name="ro1">
          <table:table-cell table:number-columns-repeated="3"/>
          <table:table-cell office:value-type="float" office:value="-0.00197634" calcext:value-type="float">
            <text:p>-0.00197634</text:p>
          </table:table-cell>
        </table:table-row>
        <table:table-row table:style-name="ro1">
          <table:table-cell table:number-columns-repeated="3"/>
          <table:table-cell office:value-type="float" office:value="-0.00305012" calcext:value-type="float">
            <text:p>-0.00305012</text:p>
          </table:table-cell>
        </table:table-row>
        <table:table-row table:style-name="ro1">
          <table:table-cell table:number-columns-repeated="3"/>
          <table:table-cell office:value-type="float" office:value="-0.00180174" calcext:value-type="float">
            <text:p>-0.00180174</text:p>
          </table:table-cell>
        </table:table-row>
        <table:table-row table:style-name="ro1">
          <table:table-cell table:number-columns-repeated="3"/>
          <table:table-cell office:value-type="float" office:value="-0.000330858" calcext:value-type="float">
            <text:p>-0.000330858</text:p>
          </table:table-cell>
        </table:table-row>
        <table:table-row table:style-name="ro1">
          <table:table-cell table:number-columns-repeated="3"/>
          <table:table-cell office:value-type="float" office:value="0.00218326" calcext:value-type="float">
            <text:p>0.00218326</text:p>
          </table:table-cell>
        </table:table-row>
        <table:table-row table:style-name="ro1">
          <table:table-cell table:number-columns-repeated="3"/>
          <table:table-cell office:value-type="float" office:value="0.000691977" calcext:value-type="float">
            <text:p>0.000691977</text:p>
          </table:table-cell>
        </table:table-row>
        <table:table-row table:style-name="ro1">
          <table:table-cell table:number-columns-repeated="3"/>
          <table:table-cell office:value-type="float" office:value="0.00122404" calcext:value-type="float">
            <text:p>0.00122404</text:p>
          </table:table-cell>
        </table:table-row>
        <table:table-row table:style-name="ro1">
          <table:table-cell table:number-columns-repeated="3"/>
          <table:table-cell office:value-type="float" office:value="0.00633745" calcext:value-type="float">
            <text:p>0.00633745</text:p>
          </table:table-cell>
        </table:table-row>
        <table:table-row table:style-name="ro1">
          <table:table-cell table:number-columns-repeated="3"/>
          <table:table-cell office:value-type="float" office:value="0.0128896" calcext:value-type="float">
            <text:p>0.0128896</text:p>
          </table:table-cell>
        </table:table-row>
        <table:table-row table:style-name="ro1">
          <table:table-cell table:number-columns-repeated="3"/>
          <table:table-cell office:value-type="float" office:value="0.0148565" calcext:value-type="float">
            <text:p>0.0148565</text:p>
          </table:table-cell>
        </table:table-row>
        <table:table-row table:style-name="ro1">
          <table:table-cell table:number-columns-repeated="3"/>
          <table:table-cell office:value-type="float" office:value="0.0060094" calcext:value-type="float">
            <text:p>0.0060094</text:p>
          </table:table-cell>
        </table:table-row>
        <table:table-row table:style-name="ro1">
          <table:table-cell table:number-columns-repeated="3"/>
          <table:table-cell office:value-type="float" office:value="-0.000527627" calcext:value-type="float">
            <text:p>-0.000527627</text:p>
          </table:table-cell>
        </table:table-row>
        <table:table-row table:style-name="ro1">
          <table:table-cell table:number-columns-repeated="3"/>
          <table:table-cell office:value-type="float" office:value="0.00367735" calcext:value-type="float">
            <text:p>0.00367735</text:p>
          </table:table-cell>
        </table:table-row>
        <table:table-row table:style-name="ro1">
          <table:table-cell table:number-columns-repeated="3"/>
          <table:table-cell office:value-type="float" office:value="0.00716585" calcext:value-type="float">
            <text:p>0.00716585</text:p>
          </table:table-cell>
        </table:table-row>
        <table:table-row table:style-name="ro1">
          <table:table-cell table:number-columns-repeated="3"/>
          <table:table-cell office:value-type="float" office:value="-0.000691202" calcext:value-type="float">
            <text:p>-0.000691202</text:p>
          </table:table-cell>
        </table:table-row>
        <table:table-row table:style-name="ro1">
          <table:table-cell table:number-columns-repeated="3"/>
          <table:table-cell office:value-type="float" office:value="-0.00334508" calcext:value-type="float">
            <text:p>-0.00334508</text:p>
          </table:table-cell>
        </table:table-row>
        <table:table-row table:style-name="ro1">
          <table:table-cell table:number-columns-repeated="3"/>
          <table:table-cell office:value-type="float" office:value="-0.00140915" calcext:value-type="float">
            <text:p>-0.00140915</text:p>
          </table:table-cell>
        </table:table-row>
        <table:table-row table:style-name="ro1">
          <table:table-cell table:number-columns-repeated="3"/>
          <table:table-cell office:value-type="float" office:value="-0.00137732" calcext:value-type="float">
            <text:p>-0.00137732</text:p>
          </table:table-cell>
        </table:table-row>
        <table:table-row table:style-name="ro1">
          <table:table-cell table:number-columns-repeated="3"/>
          <table:table-cell office:value-type="float" office:value="-0.00269392" calcext:value-type="float">
            <text:p>-0.00269392</text:p>
          </table:table-cell>
        </table:table-row>
        <table:table-row table:style-name="ro1">
          <table:table-cell table:number-columns-repeated="3"/>
          <table:table-cell office:value-type="float" office:value="-0.00307485" calcext:value-type="float">
            <text:p>-0.00307485</text:p>
          </table:table-cell>
        </table:table-row>
        <table:table-row table:style-name="ro1">
          <table:table-cell table:number-columns-repeated="3"/>
          <table:table-cell office:value-type="float" office:value="-0.00113042" calcext:value-type="float">
            <text:p>-0.00113042</text:p>
          </table:table-cell>
        </table:table-row>
        <table:table-row table:style-name="ro1">
          <table:table-cell table:number-columns-repeated="3"/>
          <table:table-cell office:value-type="float" office:value="-0.000975707" calcext:value-type="float">
            <text:p>-0.000975707</text:p>
          </table:table-cell>
        </table:table-row>
        <table:table-row table:style-name="ro1">
          <table:table-cell table:number-columns-repeated="3"/>
          <table:table-cell office:value-type="float" office:value="0.00111084" calcext:value-type="float">
            <text:p>0.00111084</text:p>
          </table:table-cell>
        </table:table-row>
        <table:table-row table:style-name="ro1">
          <table:table-cell table:number-columns-repeated="3"/>
          <table:table-cell office:value-type="float" office:value="0.00464809" calcext:value-type="float">
            <text:p>0.00464809</text:p>
          </table:table-cell>
        </table:table-row>
        <table:table-row table:style-name="ro1">
          <table:table-cell table:number-columns-repeated="3"/>
          <table:table-cell office:value-type="float" office:value="0.0107604" calcext:value-type="float">
            <text:p>0.0107604</text:p>
          </table:table-cell>
        </table:table-row>
        <table:table-row table:style-name="ro1">
          <table:table-cell table:number-columns-repeated="3"/>
          <table:table-cell office:value-type="float" office:value="0.0237524" calcext:value-type="float">
            <text:p>0.0237524</text:p>
          </table:table-cell>
        </table:table-row>
        <table:table-row table:style-name="ro1">
          <table:table-cell table:number-columns-repeated="3"/>
          <table:table-cell office:value-type="float" office:value="-0.00380906" calcext:value-type="float">
            <text:p>-0.00380906</text:p>
          </table:table-cell>
        </table:table-row>
        <table:table-row table:style-name="ro1">
          <table:table-cell table:number-columns-repeated="3"/>
          <table:table-cell office:value-type="float" office:value="0.00104298" calcext:value-type="float">
            <text:p>0.00104298</text:p>
          </table:table-cell>
        </table:table-row>
        <table:table-row table:style-name="ro1">
          <table:table-cell table:number-columns-repeated="3"/>
          <table:table-cell office:value-type="float" office:value="0.0143687" calcext:value-type="float">
            <text:p>0.0143687</text:p>
          </table:table-cell>
        </table:table-row>
        <table:table-row table:style-name="ro1">
          <table:table-cell table:number-columns-repeated="3"/>
          <table:table-cell office:value-type="float" office:value="0.0129112" calcext:value-type="float">
            <text:p>0.0129112</text:p>
          </table:table-cell>
        </table:table-row>
        <table:table-row table:style-name="ro1">
          <table:table-cell table:number-columns-repeated="3"/>
          <table:table-cell office:value-type="float" office:value="-0.00359293" calcext:value-type="float">
            <text:p>-0.00359293</text:p>
          </table:table-cell>
        </table:table-row>
        <table:table-row table:style-name="ro1">
          <table:table-cell table:number-columns-repeated="3"/>
          <table:table-cell office:value-type="float" office:value="-0.00405479" calcext:value-type="float">
            <text:p>-0.00405479</text:p>
          </table:table-cell>
        </table:table-row>
        <table:table-row table:style-name="ro1">
          <table:table-cell table:number-columns-repeated="3"/>
          <table:table-cell office:value-type="float" office:value="0.00244207" calcext:value-type="float">
            <text:p>0.00244207</text:p>
          </table:table-cell>
        </table:table-row>
        <table:table-row table:style-name="ro1">
          <table:table-cell table:number-columns-repeated="3"/>
          <table:table-cell office:value-type="float" office:value="0.00284533" calcext:value-type="float">
            <text:p>0.00284533</text:p>
          </table:table-cell>
        </table:table-row>
        <table:table-row table:style-name="ro1">
          <table:table-cell table:number-columns-repeated="3"/>
          <table:table-cell office:value-type="float" office:value="0.00445391" calcext:value-type="float">
            <text:p>0.00445391</text:p>
          </table:table-cell>
        </table:table-row>
        <table:table-row table:style-name="ro1">
          <table:table-cell table:number-columns-repeated="3"/>
          <table:table-cell office:value-type="float" office:value="0.00538552" calcext:value-type="float">
            <text:p>0.00538552</text:p>
          </table:table-cell>
        </table:table-row>
        <table:table-row table:style-name="ro1">
          <table:table-cell table:number-columns-repeated="3"/>
          <table:table-cell office:value-type="float" office:value="-0.000719677" calcext:value-type="float">
            <text:p>-0.000719677</text:p>
          </table:table-cell>
        </table:table-row>
        <table:table-row table:style-name="ro1">
          <table:table-cell table:number-columns-repeated="3"/>
          <table:table-cell office:value-type="float" office:value="0.00205111" calcext:value-type="float">
            <text:p>0.00205111</text:p>
          </table:table-cell>
        </table:table-row>
        <table:table-row table:style-name="ro1">
          <table:table-cell table:number-columns-repeated="3"/>
          <table:table-cell office:value-type="float" office:value="0.000777575" calcext:value-type="float">
            <text:p>0.000777575</text:p>
          </table:table-cell>
        </table:table-row>
        <table:table-row table:style-name="ro1">
          <table:table-cell table:number-columns-repeated="3"/>
          <table:table-cell office:value-type="float" office:value="0.0000341503" calcext:value-type="float">
            <text:p>3.41503E-05</text:p>
          </table:table-cell>
        </table:table-row>
        <table:table-row table:style-name="ro1">
          <table:table-cell table:number-columns-repeated="3"/>
          <table:table-cell office:value-type="float" office:value="0.00162798" calcext:value-type="float">
            <text:p>0.00162798</text:p>
          </table:table-cell>
        </table:table-row>
        <table:table-row table:style-name="ro1">
          <table:table-cell table:number-columns-repeated="3"/>
          <table:table-cell office:value-type="float" office:value="-0.00219179" calcext:value-type="float">
            <text:p>-0.00219179</text:p>
          </table:table-cell>
        </table:table-row>
        <table:table-row table:style-name="ro1">
          <table:table-cell table:number-columns-repeated="3"/>
          <table:table-cell office:value-type="float" office:value="0.00924188" calcext:value-type="float">
            <text:p>0.00924188</text:p>
          </table:table-cell>
        </table:table-row>
        <table:table-row table:style-name="ro1">
          <table:table-cell table:number-columns-repeated="3"/>
          <table:table-cell office:value-type="float" office:value="0.00164353" calcext:value-type="float">
            <text:p>0.00164353</text:p>
          </table:table-cell>
        </table:table-row>
        <table:table-row table:style-name="ro1">
          <table:table-cell table:number-columns-repeated="3"/>
          <table:table-cell office:value-type="float" office:value="-0.00448219" calcext:value-type="float">
            <text:p>-0.00448219</text:p>
          </table:table-cell>
        </table:table-row>
        <table:table-row table:style-name="ro1">
          <table:table-cell table:number-columns-repeated="3"/>
          <table:table-cell office:value-type="float" office:value="-0.00558711" calcext:value-type="float">
            <text:p>-0.00558711</text:p>
          </table:table-cell>
        </table:table-row>
        <table:table-row table:style-name="ro1">
          <table:table-cell table:number-columns-repeated="3"/>
          <table:table-cell office:value-type="float" office:value="0.00417898" calcext:value-type="float">
            <text:p>0.00417898</text:p>
          </table:table-cell>
        </table:table-row>
        <table:table-row table:style-name="ro1">
          <table:table-cell table:number-columns-repeated="3"/>
          <table:table-cell office:value-type="float" office:value="-0.00499118" calcext:value-type="float">
            <text:p>-0.00499118</text:p>
          </table:table-cell>
        </table:table-row>
        <table:table-row table:style-name="ro1">
          <table:table-cell table:number-columns-repeated="3"/>
          <table:table-cell office:value-type="float" office:value="0.0086106" calcext:value-type="float">
            <text:p>0.0086106</text:p>
          </table:table-cell>
        </table:table-row>
        <table:table-row table:style-name="ro1">
          <table:table-cell table:number-columns-repeated="3"/>
          <table:table-cell office:value-type="float" office:value="0.0105467" calcext:value-type="float">
            <text:p>0.0105467</text:p>
          </table:table-cell>
        </table:table-row>
        <table:table-row table:style-name="ro1">
          <table:table-cell table:number-columns-repeated="3"/>
          <table:table-cell office:value-type="float" office:value="0.00263303" calcext:value-type="float">
            <text:p>0.00263303</text:p>
          </table:table-cell>
        </table:table-row>
        <table:table-row table:style-name="ro1">
          <table:table-cell table:number-columns-repeated="3"/>
          <table:table-cell office:value-type="float" office:value="0.0139683" calcext:value-type="float">
            <text:p>0.0139683</text:p>
          </table:table-cell>
        </table:table-row>
        <table:table-row table:style-name="ro1">
          <table:table-cell table:number-columns-repeated="3"/>
          <table:table-cell office:value-type="float" office:value="0.0156299" calcext:value-type="float">
            <text:p>0.0156299</text:p>
          </table:table-cell>
        </table:table-row>
        <table:table-row table:style-name="ro1">
          <table:table-cell table:number-columns-repeated="3"/>
          <table:table-cell office:value-type="float" office:value="0.0178502" calcext:value-type="float">
            <text:p>0.0178502</text:p>
          </table:table-cell>
        </table:table-row>
        <table:table-row table:style-name="ro1">
          <table:table-cell table:number-columns-repeated="3"/>
          <table:table-cell office:value-type="float" office:value="-0.00355627" calcext:value-type="float">
            <text:p>-0.00355627</text:p>
          </table:table-cell>
        </table:table-row>
        <table:table-row table:style-name="ro1">
          <table:table-cell table:number-columns-repeated="3"/>
          <table:table-cell office:value-type="float" office:value="0.00306764" calcext:value-type="float">
            <text:p>0.00306764</text:p>
          </table:table-cell>
        </table:table-row>
        <table:table-row table:style-name="ro1">
          <table:table-cell table:number-columns-repeated="3"/>
          <table:table-cell office:value-type="float" office:value="0.0172989" calcext:value-type="float">
            <text:p>0.0172989</text:p>
          </table:table-cell>
        </table:table-row>
        <table:table-row table:style-name="ro1">
          <table:table-cell table:number-columns-repeated="3"/>
          <table:table-cell office:value-type="float" office:value="0.0113421" calcext:value-type="float">
            <text:p>0.0113421</text:p>
          </table:table-cell>
        </table:table-row>
        <table:table-row table:style-name="ro1">
          <table:table-cell table:number-columns-repeated="3"/>
          <table:table-cell office:value-type="float" office:value="-0.00369191" calcext:value-type="float">
            <text:p>-0.00369191</text:p>
          </table:table-cell>
        </table:table-row>
        <table:table-row table:style-name="ro1">
          <table:table-cell table:number-columns-repeated="3"/>
          <table:table-cell office:value-type="float" office:value="-0.000915572" calcext:value-type="float">
            <text:p>-0.000915572</text:p>
          </table:table-cell>
        </table:table-row>
        <table:table-row table:style-name="ro1">
          <table:table-cell table:number-columns-repeated="3"/>
          <table:table-cell office:value-type="float" office:value="0.00265431" calcext:value-type="float">
            <text:p>0.00265431</text:p>
          </table:table-cell>
        </table:table-row>
        <table:table-row table:style-name="ro1">
          <table:table-cell table:number-columns-repeated="3"/>
          <table:table-cell office:value-type="float" office:value="-0.00503483" calcext:value-type="float">
            <text:p>-0.00503483</text:p>
          </table:table-cell>
        </table:table-row>
        <table:table-row table:style-name="ro1">
          <table:table-cell table:number-columns-repeated="3"/>
          <table:table-cell office:value-type="float" office:value="-0.00159294" calcext:value-type="float">
            <text:p>-0.00159294</text:p>
          </table:table-cell>
        </table:table-row>
        <table:table-row table:style-name="ro1">
          <table:table-cell table:number-columns-repeated="3"/>
          <table:table-cell office:value-type="float" office:value="-0.00196448" calcext:value-type="float">
            <text:p>-0.00196448</text:p>
          </table:table-cell>
        </table:table-row>
        <table:table-row table:style-name="ro1">
          <table:table-cell table:number-columns-repeated="3"/>
          <table:table-cell office:value-type="float" office:value="-0.00266319" calcext:value-type="float">
            <text:p>-0.00266319</text:p>
          </table:table-cell>
        </table:table-row>
        <table:table-row table:style-name="ro1">
          <table:table-cell table:number-columns-repeated="3"/>
          <table:table-cell office:value-type="float" office:value="0.00298788" calcext:value-type="float">
            <text:p>0.00298788</text:p>
          </table:table-cell>
        </table:table-row>
        <table:table-row table:style-name="ro1">
          <table:table-cell table:number-columns-repeated="3"/>
          <table:table-cell office:value-type="float" office:value="-0.000324513" calcext:value-type="float">
            <text:p>-0.000324513</text:p>
          </table:table-cell>
        </table:table-row>
        <table:table-row table:style-name="ro1">
          <table:table-cell table:number-columns-repeated="3"/>
          <table:table-cell office:value-type="float" office:value="0.000883141" calcext:value-type="float">
            <text:p>0.000883141</text:p>
          </table:table-cell>
        </table:table-row>
        <table:table-row table:style-name="ro1">
          <table:table-cell table:number-columns-repeated="3"/>
          <table:table-cell office:value-type="float" office:value="0.00669707" calcext:value-type="float">
            <text:p>0.00669707</text:p>
          </table:table-cell>
        </table:table-row>
        <table:table-row table:style-name="ro1">
          <table:table-cell table:number-columns-repeated="3"/>
          <table:table-cell office:value-type="float" office:value="0.0159073" calcext:value-type="float">
            <text:p>0.0159073</text:p>
          </table:table-cell>
        </table:table-row>
        <table:table-row table:style-name="ro1">
          <table:table-cell table:number-columns-repeated="3"/>
          <table:table-cell office:value-type="float" office:value="-0.00233565" calcext:value-type="float">
            <text:p>-0.00233565</text:p>
          </table:table-cell>
        </table:table-row>
        <table:table-row table:style-name="ro1">
          <table:table-cell table:number-columns-repeated="3"/>
          <table:table-cell office:value-type="float" office:value="0.00192786" calcext:value-type="float">
            <text:p>0.00192786</text:p>
          </table:table-cell>
        </table:table-row>
        <table:table-row table:style-name="ro1">
          <table:table-cell table:number-columns-repeated="3"/>
          <table:table-cell office:value-type="float" office:value="0.0137142" calcext:value-type="float">
            <text:p>0.0137142</text:p>
          </table:table-cell>
        </table:table-row>
        <table:table-row table:style-name="ro1">
          <table:table-cell table:number-columns-repeated="3"/>
          <table:table-cell office:value-type="float" office:value="0.0129369" calcext:value-type="float">
            <text:p>0.0129369</text:p>
          </table:table-cell>
        </table:table-row>
        <table:table-row table:style-name="ro1">
          <table:table-cell table:number-columns-repeated="3"/>
          <table:table-cell office:value-type="float" office:value="-0.0058679" calcext:value-type="float">
            <text:p>-0.0058679</text:p>
          </table:table-cell>
        </table:table-row>
        <table:table-row table:style-name="ro1">
          <table:table-cell table:number-columns-repeated="3"/>
          <table:table-cell office:value-type="float" office:value="-0.00338281" calcext:value-type="float">
            <text:p>-0.00338281</text:p>
          </table:table-cell>
        </table:table-row>
        <table:table-row table:style-name="ro1">
          <table:table-cell table:number-columns-repeated="3"/>
          <table:table-cell office:value-type="float" office:value="0.00151355" calcext:value-type="float">
            <text:p>0.00151355</text:p>
          </table:table-cell>
        </table:table-row>
        <table:table-row table:style-name="ro1">
          <table:table-cell table:number-columns-repeated="3"/>
          <table:table-cell office:value-type="float" office:value="-0.00501167" calcext:value-type="float">
            <text:p>-0.00501167</text:p>
          </table:table-cell>
        </table:table-row>
        <table:table-row table:style-name="ro1">
          <table:table-cell table:number-columns-repeated="3"/>
          <table:table-cell office:value-type="float" office:value="-0.00475394" calcext:value-type="float">
            <text:p>-0.00475394</text:p>
          </table:table-cell>
        </table:table-row>
        <table:table-row table:style-name="ro1">
          <table:table-cell table:number-columns-repeated="3"/>
          <table:table-cell office:value-type="float" office:value="-0.00263943" calcext:value-type="float">
            <text:p>-0.00263943</text:p>
          </table:table-cell>
        </table:table-row>
        <table:table-row table:style-name="ro1">
          <table:table-cell table:number-columns-repeated="3"/>
          <table:table-cell office:value-type="float" office:value="0.016068" calcext:value-type="float">
            <text:p>0.016068</text:p>
          </table:table-cell>
        </table:table-row>
        <table:table-row table:style-name="ro1">
          <table:table-cell table:number-columns-repeated="3"/>
          <table:table-cell office:value-type="float" office:value="0.00553015" calcext:value-type="float">
            <text:p>0.00553015</text:p>
          </table:table-cell>
        </table:table-row>
        <table:table-row table:style-name="ro1">
          <table:table-cell table:number-columns-repeated="3"/>
          <table:table-cell office:value-type="float" office:value="0.00101207" calcext:value-type="float">
            <text:p>0.00101207</text:p>
          </table:table-cell>
        </table:table-row>
        <table:table-row table:style-name="ro1">
          <table:table-cell table:number-columns-repeated="3"/>
          <table:table-cell office:value-type="float" office:value="0.00193199" calcext:value-type="float">
            <text:p>0.00193199</text:p>
          </table:table-cell>
        </table:table-row>
        <table:table-row table:style-name="ro1">
          <table:table-cell table:number-columns-repeated="3"/>
          <table:table-cell office:value-type="float" office:value="0.0134113" calcext:value-type="float">
            <text:p>0.0134113</text:p>
          </table:table-cell>
        </table:table-row>
        <table:table-row table:style-name="ro1">
          <table:table-cell table:number-columns-repeated="3"/>
          <table:table-cell office:value-type="float" office:value="0.0146712" calcext:value-type="float">
            <text:p>0.0146712</text:p>
          </table:table-cell>
        </table:table-row>
        <table:table-row table:style-name="ro1">
          <table:table-cell table:number-columns-repeated="3"/>
          <table:table-cell office:value-type="float" office:value="0.00471569" calcext:value-type="float">
            <text:p>0.00471569</text:p>
          </table:table-cell>
        </table:table-row>
        <table:table-row table:style-name="ro1">
          <table:table-cell table:number-columns-repeated="3"/>
          <table:table-cell office:value-type="float" office:value="0.00140419" calcext:value-type="float">
            <text:p>0.00140419</text:p>
          </table:table-cell>
        </table:table-row>
        <table:table-row table:style-name="ro1">
          <table:table-cell table:number-columns-repeated="3"/>
          <table:table-cell office:value-type="float" office:value="-0.000171575" calcext:value-type="float">
            <text:p>-0.000171575</text:p>
          </table:table-cell>
        </table:table-row>
        <table:table-row table:style-name="ro1">
          <table:table-cell table:number-columns-repeated="3"/>
          <table:table-cell office:value-type="float" office:value="0.0000772799" calcext:value-type="float">
            <text:p>7.72799E-05</text:p>
          </table:table-cell>
        </table:table-row>
        <table:table-row table:style-name="ro1">
          <table:table-cell table:number-columns-repeated="3"/>
          <table:table-cell office:value-type="float" office:value="0.000281026" calcext:value-type="float">
            <text:p>0.000281026</text:p>
          </table:table-cell>
        </table:table-row>
        <table:table-row table:style-name="ro1">
          <table:table-cell table:number-columns-repeated="3"/>
          <table:table-cell office:value-type="float" office:value="-0.000559179" calcext:value-type="float">
            <text:p>-0.000559179</text:p>
          </table:table-cell>
        </table:table-row>
        <table:table-row table:style-name="ro1">
          <table:table-cell table:number-columns-repeated="3"/>
          <table:table-cell office:value-type="float" office:value="-0.000156426" calcext:value-type="float">
            <text:p>-0.000156426</text:p>
          </table:table-cell>
        </table:table-row>
        <table:table-row table:style-name="ro1">
          <table:table-cell table:number-columns-repeated="3"/>
          <table:table-cell office:value-type="float" office:value="-0.000158112" calcext:value-type="float">
            <text:p>-0.000158112</text:p>
          </table:table-cell>
        </table:table-row>
        <table:table-row table:style-name="ro1">
          <table:table-cell table:number-columns-repeated="3"/>
          <table:table-cell office:value-type="float" office:value="0.000189049" calcext:value-type="float">
            <text:p>0.000189049</text:p>
          </table:table-cell>
        </table:table-row>
        <table:table-row table:style-name="ro1">
          <table:table-cell table:number-columns-repeated="3"/>
          <table:table-cell office:value-type="float" office:value="0.000605133" calcext:value-type="float">
            <text:p>0.000605133</text:p>
          </table:table-cell>
        </table:table-row>
        <table:table-row table:style-name="ro1">
          <table:table-cell table:number-columns-repeated="3"/>
          <table:table-cell office:value-type="float" office:value="0.00555037" calcext:value-type="float">
            <text:p>0.00555037</text:p>
          </table:table-cell>
        </table:table-row>
        <table:table-row table:style-name="ro1">
          <table:table-cell table:number-columns-repeated="3"/>
          <table:table-cell office:value-type="float" office:value="0.000232687" calcext:value-type="float">
            <text:p>0.000232687</text:p>
          </table:table-cell>
        </table:table-row>
        <table:table-row table:style-name="ro1">
          <table:table-cell table:number-columns-repeated="3"/>
          <table:table-cell office:value-type="float" office:value="0.000607921" calcext:value-type="float">
            <text:p>0.000607921</text:p>
          </table:table-cell>
        </table:table-row>
        <table:table-row table:style-name="ro1">
          <table:table-cell table:number-columns-repeated="3"/>
          <table:table-cell office:value-type="float" office:value="-0.000537101" calcext:value-type="float">
            <text:p>-0.000537101</text:p>
          </table:table-cell>
        </table:table-row>
        <table:table-row table:style-name="ro1">
          <table:table-cell table:number-columns-repeated="3"/>
          <table:table-cell office:value-type="float" office:value="-0.00139051" calcext:value-type="float">
            <text:p>-0.00139051</text:p>
          </table:table-cell>
        </table:table-row>
        <table:table-row table:style-name="ro1">
          <table:table-cell table:number-columns-repeated="3"/>
          <table:table-cell office:value-type="float" office:value="-0.000854991" calcext:value-type="float">
            <text:p>-0.000854991</text:p>
          </table:table-cell>
        </table:table-row>
        <table:table-row table:style-name="ro1">
          <table:table-cell table:number-columns-repeated="3"/>
          <table:table-cell office:value-type="float" office:value="0.00113712" calcext:value-type="float">
            <text:p>0.00113712</text:p>
          </table:table-cell>
        </table:table-row>
        <table:table-row table:style-name="ro1">
          <table:table-cell table:number-columns-repeated="3"/>
          <table:table-cell office:value-type="float" office:value="0.00141853" calcext:value-type="float">
            <text:p>0.00141853</text:p>
          </table:table-cell>
        </table:table-row>
        <table:table-row table:style-name="ro1">
          <table:table-cell table:number-columns-repeated="3"/>
          <table:table-cell office:value-type="float" office:value="0.00298068" calcext:value-type="float">
            <text:p>0.00298068</text:p>
          </table:table-cell>
        </table:table-row>
        <table:table-row table:style-name="ro1">
          <table:table-cell table:number-columns-repeated="3"/>
          <table:table-cell office:value-type="float" office:value="0.00171249" calcext:value-type="float">
            <text:p>0.00171249</text:p>
          </table:table-cell>
        </table:table-row>
        <table:table-row table:style-name="ro1">
          <table:table-cell table:number-columns-repeated="3"/>
          <table:table-cell office:value-type="float" office:value="0.00218921" calcext:value-type="float">
            <text:p>0.00218921</text:p>
          </table:table-cell>
        </table:table-row>
        <table:table-row table:style-name="ro1">
          <table:table-cell table:number-columns-repeated="3"/>
          <table:table-cell office:value-type="float" office:value="0.00530924" calcext:value-type="float">
            <text:p>0.00530924</text:p>
          </table:table-cell>
        </table:table-row>
        <table:table-row table:style-name="ro1">
          <table:table-cell table:number-columns-repeated="3"/>
          <table:table-cell office:value-type="float" office:value="0.000977444" calcext:value-type="float">
            <text:p>0.000977444</text:p>
          </table:table-cell>
        </table:table-row>
        <table:table-row table:style-name="ro1">
          <table:table-cell table:number-columns-repeated="3"/>
          <table:table-cell office:value-type="float" office:value="0.00595493" calcext:value-type="float">
            <text:p>0.00595493</text:p>
          </table:table-cell>
        </table:table-row>
        <table:table-row table:style-name="ro1">
          <table:table-cell table:number-columns-repeated="3"/>
          <table:table-cell office:value-type="float" office:value="0.00935091" calcext:value-type="float">
            <text:p>0.00935091</text:p>
          </table:table-cell>
        </table:table-row>
        <table:table-row table:style-name="ro1">
          <table:table-cell table:number-columns-repeated="3"/>
          <table:table-cell office:value-type="float" office:value="0.00671702" calcext:value-type="float">
            <text:p>0.00671702</text:p>
          </table:table-cell>
        </table:table-row>
        <table:table-row table:style-name="ro1">
          <table:table-cell table:number-columns-repeated="3"/>
          <table:table-cell office:value-type="float" office:value="0.0210717" calcext:value-type="float">
            <text:p>0.0210717</text:p>
          </table:table-cell>
        </table:table-row>
        <table:table-row table:style-name="ro1">
          <table:table-cell table:number-columns-repeated="3"/>
          <table:table-cell office:value-type="float" office:value="0.00826322" calcext:value-type="float">
            <text:p>0.00826322</text:p>
          </table:table-cell>
        </table:table-row>
        <table:table-row table:style-name="ro1">
          <table:table-cell table:number-columns-repeated="3"/>
          <table:table-cell office:value-type="float" office:value="0.000151973" calcext:value-type="float">
            <text:p>0.000151973</text:p>
          </table:table-cell>
        </table:table-row>
        <table:table-row table:style-name="ro1">
          <table:table-cell table:number-columns-repeated="3"/>
          <table:table-cell office:value-type="float" office:value="-0.00307393" calcext:value-type="float">
            <text:p>-0.00307393</text:p>
          </table:table-cell>
        </table:table-row>
        <table:table-row table:style-name="ro1">
          <table:table-cell table:number-columns-repeated="3"/>
          <table:table-cell office:value-type="float" office:value="0.0175764" calcext:value-type="float">
            <text:p>0.0175764</text:p>
          </table:table-cell>
        </table:table-row>
        <table:table-row table:style-name="ro1">
          <table:table-cell table:number-columns-repeated="3"/>
          <table:table-cell office:value-type="float" office:value="0.0149853" calcext:value-type="float">
            <text:p>0.0149853</text:p>
          </table:table-cell>
        </table:table-row>
        <table:table-row table:style-name="ro1">
          <table:table-cell table:number-columns-repeated="3"/>
          <table:table-cell office:value-type="float" office:value="0.00265425" calcext:value-type="float">
            <text:p>0.00265425</text:p>
          </table:table-cell>
        </table:table-row>
        <table:table-row table:style-name="ro1">
          <table:table-cell table:number-columns-repeated="3"/>
          <table:table-cell office:value-type="float" office:value="-0.00000549715" calcext:value-type="float">
            <text:p>-5.49715E-06</text:p>
          </table:table-cell>
        </table:table-row>
        <table:table-row table:style-name="ro1">
          <table:table-cell table:number-columns-repeated="3"/>
          <table:table-cell office:value-type="float" office:value="0.00403299" calcext:value-type="float">
            <text:p>0.00403299</text:p>
          </table:table-cell>
        </table:table-row>
        <table:table-row table:style-name="ro1">
          <table:table-cell table:number-columns-repeated="3"/>
          <table:table-cell office:value-type="float" office:value="0.0119724" calcext:value-type="float">
            <text:p>0.0119724</text:p>
          </table:table-cell>
        </table:table-row>
        <table:table-row table:style-name="ro1">
          <table:table-cell table:number-columns-repeated="3"/>
          <table:table-cell office:value-type="float" office:value="0.0040014" calcext:value-type="float">
            <text:p>0.0040014</text:p>
          </table:table-cell>
        </table:table-row>
        <table:table-row table:style-name="ro1">
          <table:table-cell table:number-columns-repeated="3"/>
          <table:table-cell office:value-type="float" office:value="-0.00357284" calcext:value-type="float">
            <text:p>-0.00357284</text:p>
          </table:table-cell>
        </table:table-row>
        <table:table-row table:style-name="ro1">
          <table:table-cell table:number-columns-repeated="3"/>
          <table:table-cell office:value-type="float" office:value="-0.00425123" calcext:value-type="float">
            <text:p>-0.00425123</text:p>
          </table:table-cell>
        </table:table-row>
        <table:table-row table:style-name="ro1">
          <table:table-cell table:number-columns-repeated="3"/>
          <table:table-cell office:value-type="float" office:value="-0.00563559" calcext:value-type="float">
            <text:p>-0.00563559</text:p>
          </table:table-cell>
        </table:table-row>
        <table:table-row table:style-name="ro1">
          <table:table-cell table:number-columns-repeated="3"/>
          <table:table-cell office:value-type="float" office:value="-0.00635885" calcext:value-type="float">
            <text:p>-0.00635885</text:p>
          </table:table-cell>
        </table:table-row>
        <table:table-row table:style-name="ro1">
          <table:table-cell table:number-columns-repeated="3"/>
          <table:table-cell office:value-type="float" office:value="-0.00206716" calcext:value-type="float">
            <text:p>-0.00206716</text:p>
          </table:table-cell>
        </table:table-row>
        <table:table-row table:style-name="ro1">
          <table:table-cell table:number-columns-repeated="3"/>
          <table:table-cell office:value-type="float" office:value="0.00101959" calcext:value-type="float">
            <text:p>0.00101959</text:p>
          </table:table-cell>
        </table:table-row>
        <table:table-row table:style-name="ro1">
          <table:table-cell table:number-columns-repeated="3"/>
          <table:table-cell office:value-type="float" office:value="0.000718537" calcext:value-type="float">
            <text:p>0.000718537</text:p>
          </table:table-cell>
        </table:table-row>
        <table:table-row table:style-name="ro1">
          <table:table-cell table:number-columns-repeated="3"/>
          <table:table-cell office:value-type="float" office:value="-0.00391458" calcext:value-type="float">
            <text:p>-0.00391458</text:p>
          </table:table-cell>
        </table:table-row>
        <table:table-row table:style-name="ro1">
          <table:table-cell table:number-columns-repeated="3"/>
          <table:table-cell office:value-type="float" office:value="-0.00469875" calcext:value-type="float">
            <text:p>-0.00469875</text:p>
          </table:table-cell>
        </table:table-row>
        <table:table-row table:style-name="ro1">
          <table:table-cell table:number-columns-repeated="3"/>
          <table:table-cell office:value-type="float" office:value="0.00149692" calcext:value-type="float">
            <text:p>0.00149692</text:p>
          </table:table-cell>
        </table:table-row>
        <table:table-row table:style-name="ro1">
          <table:table-cell table:number-columns-repeated="3"/>
          <table:table-cell office:value-type="float" office:value="0.0124569" calcext:value-type="float">
            <text:p>0.0124569</text:p>
          </table:table-cell>
        </table:table-row>
        <table:table-row table:style-name="ro1">
          <table:table-cell table:number-columns-repeated="3"/>
          <table:table-cell office:value-type="float" office:value="0.00107871" calcext:value-type="float">
            <text:p>0.00107871</text:p>
          </table:table-cell>
        </table:table-row>
        <table:table-row table:style-name="ro1">
          <table:table-cell table:number-columns-repeated="3"/>
          <table:table-cell office:value-type="float" office:value="0.00356153" calcext:value-type="float">
            <text:p>0.00356153</text:p>
          </table:table-cell>
        </table:table-row>
        <table:table-row table:style-name="ro1">
          <table:table-cell table:number-columns-repeated="3"/>
          <table:table-cell office:value-type="float" office:value="0.0135783" calcext:value-type="float">
            <text:p>0.0135783</text:p>
          </table:table-cell>
        </table:table-row>
        <table:table-row table:style-name="ro1">
          <table:table-cell table:number-columns-repeated="3"/>
          <table:table-cell office:value-type="float" office:value="0.0114366" calcext:value-type="float">
            <text:p>0.0114366</text:p>
          </table:table-cell>
        </table:table-row>
        <table:table-row table:style-name="ro1">
          <table:table-cell table:number-columns-repeated="3"/>
          <table:table-cell office:value-type="float" office:value="0.00573206" calcext:value-type="float">
            <text:p>0.00573206</text:p>
          </table:table-cell>
        </table:table-row>
        <table:table-row table:style-name="ro1">
          <table:table-cell table:number-columns-repeated="3"/>
          <table:table-cell office:value-type="float" office:value="0.00849803" calcext:value-type="float">
            <text:p>0.00849803</text:p>
          </table:table-cell>
        </table:table-row>
        <table:table-row table:style-name="ro1">
          <table:table-cell table:number-columns-repeated="3"/>
          <table:table-cell office:value-type="float" office:value="0.00048869" calcext:value-type="float">
            <text:p>0.00048869</text:p>
          </table:table-cell>
        </table:table-row>
        <table:table-row table:style-name="ro1">
          <table:table-cell table:number-columns-repeated="3"/>
          <table:table-cell office:value-type="float" office:value="-0.0052269" calcext:value-type="float">
            <text:p>-0.0052269</text:p>
          </table:table-cell>
        </table:table-row>
        <table:table-row table:style-name="ro1">
          <table:table-cell table:number-columns-repeated="3"/>
          <table:table-cell office:value-type="float" office:value="0.0118311" calcext:value-type="float">
            <text:p>0.0118311</text:p>
          </table:table-cell>
        </table:table-row>
        <table:table-row table:style-name="ro1">
          <table:table-cell table:number-columns-repeated="3"/>
          <table:table-cell office:value-type="float" office:value="0.00173042" calcext:value-type="float">
            <text:p>0.00173042</text:p>
          </table:table-cell>
        </table:table-row>
        <table:table-row table:style-name="ro1">
          <table:table-cell table:number-columns-repeated="3"/>
          <table:table-cell office:value-type="float" office:value="-0.00290562" calcext:value-type="float">
            <text:p>-0.00290562</text:p>
          </table:table-cell>
        </table:table-row>
        <table:table-row table:style-name="ro1">
          <table:table-cell table:number-columns-repeated="3"/>
          <table:table-cell office:value-type="float" office:value="-0.00362506" calcext:value-type="float">
            <text:p>-0.00362506</text:p>
          </table:table-cell>
        </table:table-row>
        <table:table-row table:style-name="ro1">
          <table:table-cell table:number-columns-repeated="3"/>
          <table:table-cell office:value-type="float" office:value="0.00898946" calcext:value-type="float">
            <text:p>0.00898946</text:p>
          </table:table-cell>
        </table:table-row>
        <table:table-row table:style-name="ro1">
          <table:table-cell table:number-columns-repeated="3"/>
          <table:table-cell office:value-type="float" office:value="0.00784844" calcext:value-type="float">
            <text:p>0.00784844</text:p>
          </table:table-cell>
        </table:table-row>
        <table:table-row table:style-name="ro1">
          <table:table-cell table:number-columns-repeated="3"/>
          <table:table-cell office:value-type="float" office:value="-0.000384668" calcext:value-type="float">
            <text:p>-0.000384668</text:p>
          </table:table-cell>
        </table:table-row>
        <table:table-row table:style-name="ro1">
          <table:table-cell table:number-columns-repeated="3"/>
          <table:table-cell office:value-type="float" office:value="0.00546072" calcext:value-type="float">
            <text:p>0.00546072</text:p>
          </table:table-cell>
        </table:table-row>
        <table:table-row table:style-name="ro1">
          <table:table-cell table:number-columns-repeated="3"/>
          <table:table-cell office:value-type="float" office:value="0.00214812" calcext:value-type="float">
            <text:p>0.00214812</text:p>
          </table:table-cell>
        </table:table-row>
        <table:table-row table:style-name="ro1">
          <table:table-cell table:number-columns-repeated="3"/>
          <table:table-cell office:value-type="float" office:value="0.00624289" calcext:value-type="float">
            <text:p>0.00624289</text:p>
          </table:table-cell>
        </table:table-row>
        <table:table-row table:style-name="ro1">
          <table:table-cell table:number-columns-repeated="3"/>
          <table:table-cell office:value-type="float" office:value="-0.00154583" calcext:value-type="float">
            <text:p>-0.00154583</text:p>
          </table:table-cell>
        </table:table-row>
        <table:table-row table:style-name="ro1">
          <table:table-cell table:number-columns-repeated="3"/>
          <table:table-cell office:value-type="float" office:value="0.00256078" calcext:value-type="float">
            <text:p>0.00256078</text:p>
          </table:table-cell>
        </table:table-row>
        <table:table-row table:style-name="ro1">
          <table:table-cell table:number-columns-repeated="3"/>
          <table:table-cell office:value-type="float" office:value="-0.00210705" calcext:value-type="float">
            <text:p>-0.00210705</text:p>
          </table:table-cell>
        </table:table-row>
        <table:table-row table:style-name="ro1">
          <table:table-cell table:number-columns-repeated="3"/>
          <table:table-cell office:value-type="float" office:value="-0.000214166" calcext:value-type="float">
            <text:p>-0.000214166</text:p>
          </table:table-cell>
        </table:table-row>
        <table:table-row table:style-name="ro1">
          <table:table-cell table:number-columns-repeated="3"/>
          <table:table-cell office:value-type="float" office:value="0.00283833" calcext:value-type="float">
            <text:p>0.00283833</text:p>
          </table:table-cell>
        </table:table-row>
        <table:table-row table:style-name="ro1">
          <table:table-cell table:number-columns-repeated="3"/>
          <table:table-cell office:value-type="float" office:value="0.0014789" calcext:value-type="float">
            <text:p>0.0014789</text:p>
          </table:table-cell>
        </table:table-row>
        <table:table-row table:style-name="ro1">
          <table:table-cell table:number-columns-repeated="3"/>
          <table:table-cell office:value-type="float" office:value="0.00943585" calcext:value-type="float">
            <text:p>0.00943585</text:p>
          </table:table-cell>
        </table:table-row>
        <table:table-row table:style-name="ro1">
          <table:table-cell table:number-columns-repeated="3"/>
          <table:table-cell office:value-type="float" office:value="0.00604343" calcext:value-type="float">
            <text:p>0.00604343</text:p>
          </table:table-cell>
        </table:table-row>
        <table:table-row table:style-name="ro1">
          <table:table-cell table:number-columns-repeated="3"/>
          <table:table-cell office:value-type="float" office:value="0.00745105" calcext:value-type="float">
            <text:p>0.00745105</text:p>
          </table:table-cell>
        </table:table-row>
        <table:table-row table:style-name="ro1">
          <table:table-cell table:number-columns-repeated="3"/>
          <table:table-cell office:value-type="float" office:value="0.00124405" calcext:value-type="float">
            <text:p>0.00124405</text:p>
          </table:table-cell>
        </table:table-row>
        <table:table-row table:style-name="ro1">
          <table:table-cell table:number-columns-repeated="3"/>
          <table:table-cell office:value-type="float" office:value="0.0109855" calcext:value-type="float">
            <text:p>0.0109855</text:p>
          </table:table-cell>
        </table:table-row>
        <table:table-row table:style-name="ro1">
          <table:table-cell table:number-columns-repeated="3"/>
          <table:table-cell office:value-type="float" office:value="0.0000178905" calcext:value-type="float">
            <text:p>1.78905E-05</text:p>
          </table:table-cell>
        </table:table-row>
        <table:table-row table:style-name="ro1">
          <table:table-cell table:number-columns-repeated="3"/>
          <table:table-cell office:value-type="float" office:value="-0.000318726" calcext:value-type="float">
            <text:p>-0.000318726</text:p>
          </table:table-cell>
        </table:table-row>
        <table:table-row table:style-name="ro1">
          <table:table-cell table:number-columns-repeated="3"/>
          <table:table-cell office:value-type="float" office:value="0.00679563" calcext:value-type="float">
            <text:p>0.00679563</text:p>
          </table:table-cell>
        </table:table-row>
        <table:table-row table:style-name="ro1">
          <table:table-cell table:number-columns-repeated="3"/>
          <table:table-cell office:value-type="float" office:value="-0.00219405" calcext:value-type="float">
            <text:p>-0.00219405</text:p>
          </table:table-cell>
        </table:table-row>
        <table:table-row table:style-name="ro1">
          <table:table-cell table:number-columns-repeated="3"/>
          <table:table-cell office:value-type="float" office:value="-0.000853157" calcext:value-type="float">
            <text:p>-0.000853157</text:p>
          </table:table-cell>
        </table:table-row>
        <table:table-row table:style-name="ro1">
          <table:table-cell table:number-columns-repeated="3"/>
          <table:table-cell office:value-type="float" office:value="0.00115056" calcext:value-type="float">
            <text:p>0.00115056</text:p>
          </table:table-cell>
        </table:table-row>
        <table:table-row table:style-name="ro1">
          <table:table-cell table:number-columns-repeated="3"/>
          <table:table-cell office:value-type="float" office:value="-0.000766063" calcext:value-type="float">
            <text:p>-0.000766063</text:p>
          </table:table-cell>
        </table:table-row>
        <table:table-row table:style-name="ro1">
          <table:table-cell table:number-columns-repeated="3"/>
          <table:table-cell office:value-type="float" office:value="0.0000426601" calcext:value-type="float">
            <text:p>4.26601E-05</text:p>
          </table:table-cell>
        </table:table-row>
        <table:table-row table:style-name="ro1">
          <table:table-cell table:number-columns-repeated="3"/>
          <table:table-cell office:value-type="float" office:value="-0.00112664" calcext:value-type="float">
            <text:p>-0.00112664</text:p>
          </table:table-cell>
        </table:table-row>
        <table:table-row table:style-name="ro1">
          <table:table-cell table:number-columns-repeated="3"/>
          <table:table-cell office:value-type="float" office:value="-0.00141261" calcext:value-type="float">
            <text:p>-0.00141261</text:p>
          </table:table-cell>
        </table:table-row>
        <table:table-row table:style-name="ro1">
          <table:table-cell table:number-columns-repeated="3"/>
          <table:table-cell office:value-type="float" office:value="-0.00173151" calcext:value-type="float">
            <text:p>-0.00173151</text:p>
          </table:table-cell>
        </table:table-row>
        <table:table-row table:style-name="ro1">
          <table:table-cell table:number-columns-repeated="3"/>
          <table:table-cell office:value-type="float" office:value="-0.0000177977" calcext:value-type="float">
            <text:p>-1.77977E-05</text:p>
          </table:table-cell>
        </table:table-row>
        <table:table-row table:style-name="ro1">
          <table:table-cell table:number-columns-repeated="3"/>
          <table:table-cell office:value-type="float" office:value="0.000566579" calcext:value-type="float">
            <text:p>0.000566579</text:p>
          </table:table-cell>
        </table:table-row>
        <table:table-row table:style-name="ro1">
          <table:table-cell table:number-columns-repeated="3"/>
          <table:table-cell office:value-type="float" office:value="-0.000637515" calcext:value-type="float">
            <text:p>-0.000637515</text:p>
          </table:table-cell>
        </table:table-row>
        <table:table-row table:style-name="ro1">
          <table:table-cell table:number-columns-repeated="3"/>
          <table:table-cell office:value-type="float" office:value="-0.000226817" calcext:value-type="float">
            <text:p>-0.000226817</text:p>
          </table:table-cell>
        </table:table-row>
        <table:table-row table:style-name="ro1">
          <table:table-cell table:number-columns-repeated="3"/>
          <table:table-cell office:value-type="float" office:value="0.0077843" calcext:value-type="float">
            <text:p>0.0077843</text:p>
          </table:table-cell>
        </table:table-row>
        <table:table-row table:style-name="ro1">
          <table:table-cell table:number-columns-repeated="3"/>
          <table:table-cell office:value-type="float" office:value="-0.00729041" calcext:value-type="float">
            <text:p>-0.00729041</text:p>
          </table:table-cell>
        </table:table-row>
        <table:table-row table:style-name="ro1">
          <table:table-cell table:number-columns-repeated="3"/>
          <table:table-cell office:value-type="float" office:value="-0.00248214" calcext:value-type="float">
            <text:p>-0.00248214</text:p>
          </table:table-cell>
        </table:table-row>
        <table:table-row table:style-name="ro1">
          <table:table-cell table:number-columns-repeated="3"/>
          <table:table-cell office:value-type="float" office:value="-0.00175235" calcext:value-type="float">
            <text:p>-0.00175235</text:p>
          </table:table-cell>
        </table:table-row>
        <table:table-row table:style-name="ro1">
          <table:table-cell table:number-columns-repeated="3"/>
          <table:table-cell office:value-type="float" office:value="-0.00568166" calcext:value-type="float">
            <text:p>-0.00568166</text:p>
          </table:table-cell>
        </table:table-row>
        <table:table-row table:style-name="ro1">
          <table:table-cell table:number-columns-repeated="3"/>
          <table:table-cell office:value-type="float" office:value="-0.00360059" calcext:value-type="float">
            <text:p>-0.00360059</text:p>
          </table:table-cell>
        </table:table-row>
        <table:table-row table:style-name="ro1">
          <table:table-cell table:number-columns-repeated="3"/>
          <table:table-cell office:value-type="float" office:value="-0.00182799" calcext:value-type="float">
            <text:p>-0.00182799</text:p>
          </table:table-cell>
        </table:table-row>
        <table:table-row table:style-name="ro1">
          <table:table-cell table:number-columns-repeated="3"/>
          <table:table-cell office:value-type="float" office:value="-0.00320554" calcext:value-type="float">
            <text:p>-0.00320554</text:p>
          </table:table-cell>
        </table:table-row>
        <table:table-row table:style-name="ro1">
          <table:table-cell table:number-columns-repeated="3"/>
          <table:table-cell office:value-type="float" office:value="-0.00167445" calcext:value-type="float">
            <text:p>-0.00167445</text:p>
          </table:table-cell>
        </table:table-row>
        <table:table-row table:style-name="ro1">
          <table:table-cell table:number-columns-repeated="3"/>
          <table:table-cell office:value-type="float" office:value="0.00652886" calcext:value-type="float">
            <text:p>0.00652886</text:p>
          </table:table-cell>
        </table:table-row>
        <table:table-row table:style-name="ro1">
          <table:table-cell table:number-columns-repeated="3"/>
          <table:table-cell office:value-type="float" office:value="-0.000531546" calcext:value-type="float">
            <text:p>-0.000531546</text:p>
          </table:table-cell>
        </table:table-row>
        <table:table-row table:style-name="ro1">
          <table:table-cell table:number-columns-repeated="3"/>
          <table:table-cell office:value-type="float" office:value="-0.000695195" calcext:value-type="float">
            <text:p>-0.000695195</text:p>
          </table:table-cell>
        </table:table-row>
        <table:table-row table:style-name="ro1">
          <table:table-cell table:number-columns-repeated="3"/>
          <table:table-cell office:value-type="float" office:value="0.00538346" calcext:value-type="float">
            <text:p>0.00538346</text:p>
          </table:table-cell>
        </table:table-row>
        <table:table-row table:style-name="ro1">
          <table:table-cell table:number-columns-repeated="3"/>
          <table:table-cell office:value-type="float" office:value="0.0081392" calcext:value-type="float">
            <text:p>0.0081392</text:p>
          </table:table-cell>
        </table:table-row>
        <table:table-row table:style-name="ro1">
          <table:table-cell table:number-columns-repeated="3"/>
          <table:table-cell office:value-type="float" office:value="0.00354744" calcext:value-type="float">
            <text:p>0.00354744</text:p>
          </table:table-cell>
        </table:table-row>
        <table:table-row table:style-name="ro1">
          <table:table-cell table:number-columns-repeated="3"/>
          <table:table-cell office:value-type="float" office:value="0.0130268" calcext:value-type="float">
            <text:p>0.0130268</text:p>
          </table:table-cell>
        </table:table-row>
        <table:table-row table:style-name="ro1">
          <table:table-cell table:number-columns-repeated="3"/>
          <table:table-cell office:value-type="float" office:value="0.0166357" calcext:value-type="float">
            <text:p>0.0166357</text:p>
          </table:table-cell>
        </table:table-row>
        <table:table-row table:style-name="ro1">
          <table:table-cell table:number-columns-repeated="3"/>
          <table:table-cell office:value-type="float" office:value="0.00651594" calcext:value-type="float">
            <text:p>0.00651594</text:p>
          </table:table-cell>
        </table:table-row>
        <table:table-row table:style-name="ro1">
          <table:table-cell table:number-columns-repeated="3"/>
          <table:table-cell office:value-type="float" office:value="-0.00332313" calcext:value-type="float">
            <text:p>-0.00332313</text:p>
          </table:table-cell>
        </table:table-row>
        <table:table-row table:style-name="ro1">
          <table:table-cell table:number-columns-repeated="3"/>
          <table:table-cell office:value-type="float" office:value="-0.00435824" calcext:value-type="float">
            <text:p>-0.00435824</text:p>
          </table:table-cell>
        </table:table-row>
        <table:table-row table:style-name="ro1">
          <table:table-cell table:number-columns-repeated="3"/>
          <table:table-cell office:value-type="float" office:value="-0.00287813" calcext:value-type="float">
            <text:p>-0.00287813</text:p>
          </table:table-cell>
        </table:table-row>
        <table:table-row table:style-name="ro1">
          <table:table-cell table:number-columns-repeated="3"/>
          <table:table-cell office:value-type="float" office:value="-0.00624969" calcext:value-type="float">
            <text:p>-0.00624969</text:p>
          </table:table-cell>
        </table:table-row>
        <table:table-row table:style-name="ro1">
          <table:table-cell table:number-columns-repeated="3"/>
          <table:table-cell office:value-type="float" office:value="0.000913436" calcext:value-type="float">
            <text:p>0.000913436</text:p>
          </table:table-cell>
        </table:table-row>
        <table:table-row table:style-name="ro1">
          <table:table-cell table:number-columns-repeated="3"/>
          <table:table-cell office:value-type="float" office:value="-0.0051094" calcext:value-type="float">
            <text:p>-0.0051094</text:p>
          </table:table-cell>
        </table:table-row>
        <table:table-row table:style-name="ro1">
          <table:table-cell table:number-columns-repeated="3"/>
          <table:table-cell office:value-type="float" office:value="-0.0105454" calcext:value-type="float">
            <text:p>-0.0105454</text:p>
          </table:table-cell>
        </table:table-row>
        <table:table-row table:style-name="ro1">
          <table:table-cell table:number-columns-repeated="3"/>
          <table:table-cell office:value-type="float" office:value="-0.0101184" calcext:value-type="float">
            <text:p>-0.0101184</text:p>
          </table:table-cell>
        </table:table-row>
        <table:table-row table:style-name="ro1">
          <table:table-cell table:number-columns-repeated="3"/>
          <table:table-cell office:value-type="float" office:value="0.00191345" calcext:value-type="float">
            <text:p>0.00191345</text:p>
          </table:table-cell>
        </table:table-row>
        <table:table-row table:style-name="ro1">
          <table:table-cell table:number-columns-repeated="3"/>
          <table:table-cell office:value-type="float" office:value="0.00054089" calcext:value-type="float">
            <text:p>0.00054089</text:p>
          </table:table-cell>
        </table:table-row>
        <table:table-row table:style-name="ro1">
          <table:table-cell table:number-columns-repeated="3"/>
          <table:table-cell office:value-type="float" office:value="-0.00398413" calcext:value-type="float">
            <text:p>-0.00398413</text:p>
          </table:table-cell>
        </table:table-row>
        <table:table-row table:style-name="ro1">
          <table:table-cell table:number-columns-repeated="3"/>
          <table:table-cell office:value-type="float" office:value="-0.000135614" calcext:value-type="float">
            <text:p>-0.000135614</text:p>
          </table:table-cell>
        </table:table-row>
        <table:table-row table:style-name="ro1">
          <table:table-cell table:number-columns-repeated="3"/>
          <table:table-cell office:value-type="float" office:value="-0.00112543" calcext:value-type="float">
            <text:p>-0.00112543</text:p>
          </table:table-cell>
        </table:table-row>
        <table:table-row table:style-name="ro1">
          <table:table-cell table:number-columns-repeated="3"/>
          <table:table-cell office:value-type="float" office:value="0.000893992" calcext:value-type="float">
            <text:p>0.000893992</text:p>
          </table:table-cell>
        </table:table-row>
        <table:table-row table:style-name="ro1">
          <table:table-cell table:number-columns-repeated="3"/>
          <table:table-cell office:value-type="float" office:value="0.0058583" calcext:value-type="float">
            <text:p>0.0058583</text:p>
          </table:table-cell>
        </table:table-row>
        <table:table-row table:style-name="ro1">
          <table:table-cell table:number-columns-repeated="3"/>
          <table:table-cell office:value-type="float" office:value="0.0171236" calcext:value-type="float">
            <text:p>0.0171236</text:p>
          </table:table-cell>
        </table:table-row>
        <table:table-row table:style-name="ro1">
          <table:table-cell table:number-columns-repeated="3"/>
          <table:table-cell office:value-type="float" office:value="-0.0051405" calcext:value-type="float">
            <text:p>-0.0051405</text:p>
          </table:table-cell>
        </table:table-row>
        <table:table-row table:style-name="ro1">
          <table:table-cell table:number-columns-repeated="3"/>
          <table:table-cell office:value-type="float" office:value="-0.000388195" calcext:value-type="float">
            <text:p>-0.000388195</text:p>
          </table:table-cell>
        </table:table-row>
        <table:table-row table:style-name="ro1">
          <table:table-cell table:number-columns-repeated="3"/>
          <table:table-cell office:value-type="float" office:value="0.00986536" calcext:value-type="float">
            <text:p>0.00986536</text:p>
          </table:table-cell>
        </table:table-row>
        <table:table-row table:style-name="ro1">
          <table:table-cell table:number-columns-repeated="3"/>
          <table:table-cell office:value-type="float" office:value="0.0160454" calcext:value-type="float">
            <text:p>0.0160454</text:p>
          </table:table-cell>
        </table:table-row>
        <table:table-row table:style-name="ro1">
          <table:table-cell table:number-columns-repeated="3"/>
          <table:table-cell office:value-type="float" office:value="0.00211248" calcext:value-type="float">
            <text:p>0.00211248</text:p>
          </table:table-cell>
        </table:table-row>
        <table:table-row table:style-name="ro1">
          <table:table-cell table:number-columns-repeated="3"/>
          <table:table-cell office:value-type="float" office:value="-0.00178043" calcext:value-type="float">
            <text:p>-0.00178043</text:p>
          </table:table-cell>
        </table:table-row>
        <table:table-row table:style-name="ro1">
          <table:table-cell table:number-columns-repeated="3"/>
          <table:table-cell office:value-type="float" office:value="-0.0057202" calcext:value-type="float">
            <text:p>-0.0057202</text:p>
          </table:table-cell>
        </table:table-row>
        <table:table-row table:style-name="ro1">
          <table:table-cell table:number-columns-repeated="3"/>
          <table:table-cell office:value-type="float" office:value="-0.00263784" calcext:value-type="float">
            <text:p>-0.00263784</text:p>
          </table:table-cell>
        </table:table-row>
        <table:table-row table:style-name="ro1">
          <table:table-cell table:number-columns-repeated="3"/>
          <table:table-cell office:value-type="float" office:value="0.0100053" calcext:value-type="float">
            <text:p>0.0100053</text:p>
          </table:table-cell>
        </table:table-row>
        <table:table-row table:style-name="ro1">
          <table:table-cell table:number-columns-repeated="3"/>
          <table:table-cell office:value-type="float" office:value="0.00294161" calcext:value-type="float">
            <text:p>0.00294161</text:p>
          </table:table-cell>
        </table:table-row>
        <table:table-row table:style-name="ro1">
          <table:table-cell table:number-columns-repeated="3"/>
          <table:table-cell office:value-type="float" office:value="0.000764483" calcext:value-type="float">
            <text:p>0.000764483</text:p>
          </table:table-cell>
        </table:table-row>
        <table:table-row table:style-name="ro1">
          <table:table-cell table:number-columns-repeated="3"/>
          <table:table-cell office:value-type="float" office:value="0.00193264" calcext:value-type="float">
            <text:p>0.00193264</text:p>
          </table:table-cell>
        </table:table-row>
        <table:table-row table:style-name="ro1">
          <table:table-cell table:number-columns-repeated="3"/>
          <table:table-cell office:value-type="float" office:value="0.0063588" calcext:value-type="float">
            <text:p>0.0063588</text:p>
          </table:table-cell>
        </table:table-row>
        <table:table-row table:style-name="ro1">
          <table:table-cell table:number-columns-repeated="3"/>
          <table:table-cell office:value-type="float" office:value="0.00686365" calcext:value-type="float">
            <text:p>0.00686365</text:p>
          </table:table-cell>
        </table:table-row>
        <table:table-row table:style-name="ro1">
          <table:table-cell table:number-columns-repeated="3"/>
          <table:table-cell office:value-type="float" office:value="0.00187291" calcext:value-type="float">
            <text:p>0.00187291</text:p>
          </table:table-cell>
        </table:table-row>
        <table:table-row table:style-name="ro1">
          <table:table-cell table:number-columns-repeated="3"/>
          <table:table-cell office:value-type="float" office:value="0.00187408" calcext:value-type="float">
            <text:p>0.00187408</text:p>
          </table:table-cell>
        </table:table-row>
        <table:table-row table:style-name="ro1">
          <table:table-cell table:number-columns-repeated="3"/>
          <table:table-cell office:value-type="float" office:value="-0.000502987" calcext:value-type="float">
            <text:p>-0.000502987</text:p>
          </table:table-cell>
        </table:table-row>
        <table:table-row table:style-name="ro1">
          <table:table-cell table:number-columns-repeated="3"/>
          <table:table-cell office:value-type="float" office:value="0.000301187" calcext:value-type="float">
            <text:p>0.000301187</text:p>
          </table:table-cell>
        </table:table-row>
        <table:table-row table:style-name="ro1">
          <table:table-cell table:number-columns-repeated="3"/>
          <table:table-cell office:value-type="float" office:value="-0.00211868" calcext:value-type="float">
            <text:p>-0.00211868</text:p>
          </table:table-cell>
        </table:table-row>
        <table:table-row table:style-name="ro1">
          <table:table-cell table:number-columns-repeated="3"/>
          <table:table-cell office:value-type="float" office:value="-0.00198148" calcext:value-type="float">
            <text:p>-0.00198148</text:p>
          </table:table-cell>
        </table:table-row>
        <table:table-row table:style-name="ro1">
          <table:table-cell table:number-columns-repeated="3"/>
          <table:table-cell office:value-type="float" office:value="0.00816131" calcext:value-type="float">
            <text:p>0.00816131</text:p>
          </table:table-cell>
        </table:table-row>
        <table:table-row table:style-name="ro1">
          <table:table-cell table:number-columns-repeated="3"/>
          <table:table-cell office:value-type="float" office:value="0.010161" calcext:value-type="float">
            <text:p>0.010161</text:p>
          </table:table-cell>
        </table:table-row>
        <table:table-row table:style-name="ro1">
          <table:table-cell table:number-columns-repeated="3"/>
          <table:table-cell office:value-type="float" office:value="0.00185226" calcext:value-type="float">
            <text:p>0.00185226</text:p>
          </table:table-cell>
        </table:table-row>
        <table:table-row table:style-name="ro1">
          <table:table-cell table:number-columns-repeated="3"/>
          <table:table-cell office:value-type="float" office:value="0.00110426" calcext:value-type="float">
            <text:p>0.00110426</text:p>
          </table:table-cell>
        </table:table-row>
        <table:table-row table:style-name="ro1">
          <table:table-cell table:number-columns-repeated="3"/>
          <table:table-cell office:value-type="float" office:value="0.00325204" calcext:value-type="float">
            <text:p>0.00325204</text:p>
          </table:table-cell>
        </table:table-row>
        <table:table-row table:style-name="ro1">
          <table:table-cell table:number-columns-repeated="3"/>
          <table:table-cell office:value-type="float" office:value="0.00320661" calcext:value-type="float">
            <text:p>0.00320661</text:p>
          </table:table-cell>
        </table:table-row>
        <table:table-row table:style-name="ro1">
          <table:table-cell table:number-columns-repeated="3"/>
          <table:table-cell office:value-type="float" office:value="0.00406191" calcext:value-type="float">
            <text:p>0.00406191</text:p>
          </table:table-cell>
        </table:table-row>
        <table:table-row table:style-name="ro1">
          <table:table-cell table:number-columns-repeated="3"/>
          <table:table-cell office:value-type="float" office:value="0.00313462" calcext:value-type="float">
            <text:p>0.00313462</text:p>
          </table:table-cell>
        </table:table-row>
        <table:table-row table:style-name="ro1">
          <table:table-cell table:number-columns-repeated="3"/>
          <table:table-cell office:value-type="float" office:value="0.00269806" calcext:value-type="float">
            <text:p>0.00269806</text:p>
          </table:table-cell>
        </table:table-row>
        <table:table-row table:style-name="ro1">
          <table:table-cell table:number-columns-repeated="3"/>
          <table:table-cell office:value-type="float" office:value="0.00525152" calcext:value-type="float">
            <text:p>0.00525152</text:p>
          </table:table-cell>
        </table:table-row>
        <table:table-row table:style-name="ro1">
          <table:table-cell table:number-columns-repeated="3"/>
          <table:table-cell office:value-type="float" office:value="0.0101935" calcext:value-type="float">
            <text:p>0.0101935</text:p>
          </table:table-cell>
        </table:table-row>
        <table:table-row table:style-name="ro1">
          <table:table-cell table:number-columns-repeated="3"/>
          <table:table-cell office:value-type="float" office:value="0.0111361" calcext:value-type="float">
            <text:p>0.0111361</text:p>
          </table:table-cell>
        </table:table-row>
        <table:table-row table:style-name="ro1">
          <table:table-cell table:number-columns-repeated="3"/>
          <table:table-cell office:value-type="float" office:value="-0.00101808" calcext:value-type="float">
            <text:p>-0.00101808</text:p>
          </table:table-cell>
        </table:table-row>
        <table:table-row table:style-name="ro1">
          <table:table-cell table:number-columns-repeated="3"/>
          <table:table-cell office:value-type="float" office:value="0.00293789" calcext:value-type="float">
            <text:p>0.00293789</text:p>
          </table:table-cell>
        </table:table-row>
        <table:table-row table:style-name="ro1">
          <table:table-cell table:number-columns-repeated="3"/>
          <table:table-cell office:value-type="float" office:value="-0.00378313" calcext:value-type="float">
            <text:p>-0.00378313</text:p>
          </table:table-cell>
        </table:table-row>
        <table:table-row table:style-name="ro1">
          <table:table-cell table:number-columns-repeated="3"/>
          <table:table-cell office:value-type="float" office:value="-0.00256749" calcext:value-type="float">
            <text:p>-0.00256749</text:p>
          </table:table-cell>
        </table:table-row>
        <table:table-row table:style-name="ro1">
          <table:table-cell table:number-columns-repeated="3"/>
          <table:table-cell office:value-type="float" office:value="-0.000532641" calcext:value-type="float">
            <text:p>-0.000532641</text:p>
          </table:table-cell>
        </table:table-row>
        <table:table-row table:style-name="ro1">
          <table:table-cell table:number-columns-repeated="3"/>
          <table:table-cell office:value-type="float" office:value="-0.00190307" calcext:value-type="float">
            <text:p>-0.00190307</text:p>
          </table:table-cell>
        </table:table-row>
        <table:table-row table:style-name="ro1">
          <table:table-cell table:number-columns-repeated="3"/>
          <table:table-cell office:value-type="float" office:value="-0.00380303" calcext:value-type="float">
            <text:p>-0.00380303</text:p>
          </table:table-cell>
        </table:table-row>
        <table:table-row table:style-name="ro1">
          <table:table-cell table:number-columns-repeated="3"/>
          <table:table-cell office:value-type="float" office:value="-0.00417063" calcext:value-type="float">
            <text:p>-0.00417063</text:p>
          </table:table-cell>
        </table:table-row>
        <table:table-row table:style-name="ro1">
          <table:table-cell table:number-columns-repeated="3"/>
          <table:table-cell office:value-type="float" office:value="-0.00505998" calcext:value-type="float">
            <text:p>-0.00505998</text:p>
          </table:table-cell>
        </table:table-row>
        <table:table-row table:style-name="ro1">
          <table:table-cell table:number-columns-repeated="3"/>
          <table:table-cell office:value-type="float" office:value="0.00315599" calcext:value-type="float">
            <text:p>0.00315599</text:p>
          </table:table-cell>
        </table:table-row>
        <table:table-row table:style-name="ro1">
          <table:table-cell table:number-columns-repeated="3"/>
          <table:table-cell office:value-type="float" office:value="-0.00394884" calcext:value-type="float">
            <text:p>-0.00394884</text:p>
          </table:table-cell>
        </table:table-row>
        <table:table-row table:style-name="ro1">
          <table:table-cell table:number-columns-repeated="3"/>
          <table:table-cell office:value-type="float" office:value="0.00555819" calcext:value-type="float">
            <text:p>0.00555819</text:p>
          </table:table-cell>
        </table:table-row>
        <table:table-row table:style-name="ro1">
          <table:table-cell table:number-columns-repeated="3"/>
          <table:table-cell office:value-type="float" office:value="0.011161" calcext:value-type="float">
            <text:p>0.011161</text:p>
          </table:table-cell>
        </table:table-row>
        <table:table-row table:style-name="ro1">
          <table:table-cell table:number-columns-repeated="3"/>
          <table:table-cell office:value-type="float" office:value="0.0185046" calcext:value-type="float">
            <text:p>0.0185046</text:p>
          </table:table-cell>
        </table:table-row>
        <table:table-row table:style-name="ro1">
          <table:table-cell table:number-columns-repeated="3"/>
          <table:table-cell office:value-type="float" office:value="0.00487442" calcext:value-type="float">
            <text:p>0.00487442</text:p>
          </table:table-cell>
        </table:table-row>
        <table:table-row table:style-name="ro1">
          <table:table-cell table:number-columns-repeated="3"/>
          <table:table-cell office:value-type="float" office:value="0.0133175" calcext:value-type="float">
            <text:p>0.0133175</text:p>
          </table:table-cell>
        </table:table-row>
        <table:table-row table:style-name="ro1">
          <table:table-cell table:number-columns-repeated="3"/>
          <table:table-cell office:value-type="float" office:value="0.0194284" calcext:value-type="float">
            <text:p>0.0194284</text:p>
          </table:table-cell>
        </table:table-row>
        <table:table-row table:style-name="ro1">
          <table:table-cell table:number-columns-repeated="3"/>
          <table:table-cell office:value-type="float" office:value="0.0170356" calcext:value-type="float">
            <text:p>0.0170356</text:p>
          </table:table-cell>
        </table:table-row>
        <table:table-row table:style-name="ro1">
          <table:table-cell table:number-columns-repeated="3"/>
          <table:table-cell office:value-type="float" office:value="0.00549997" calcext:value-type="float">
            <text:p>0.00549997</text:p>
          </table:table-cell>
        </table:table-row>
        <table:table-row table:style-name="ro1">
          <table:table-cell table:number-columns-repeated="3"/>
          <table:table-cell office:value-type="float" office:value="0.00390703" calcext:value-type="float">
            <text:p>0.00390703</text:p>
          </table:table-cell>
        </table:table-row>
        <table:table-row table:style-name="ro1">
          <table:table-cell table:number-columns-repeated="3"/>
          <table:table-cell office:value-type="float" office:value="0.00657021" calcext:value-type="float">
            <text:p>0.00657021</text:p>
          </table:table-cell>
        </table:table-row>
        <table:table-row table:style-name="ro1">
          <table:table-cell table:number-columns-repeated="3"/>
          <table:table-cell office:value-type="float" office:value="0.0025765" calcext:value-type="float">
            <text:p>0.0025765</text:p>
          </table:table-cell>
        </table:table-row>
        <table:table-row table:style-name="ro1">
          <table:table-cell table:number-columns-repeated="3"/>
          <table:table-cell office:value-type="float" office:value="0.00978748" calcext:value-type="float">
            <text:p>0.00978748</text:p>
          </table:table-cell>
        </table:table-row>
        <table:table-row table:style-name="ro1">
          <table:table-cell table:number-columns-repeated="3"/>
          <table:table-cell office:value-type="float" office:value="0.00436411" calcext:value-type="float">
            <text:p>0.00436411</text:p>
          </table:table-cell>
        </table:table-row>
        <table:table-row table:style-name="ro1">
          <table:table-cell table:number-columns-repeated="3"/>
          <table:table-cell office:value-type="float" office:value="-0.00636712" calcext:value-type="float">
            <text:p>-0.00636712</text:p>
          </table:table-cell>
        </table:table-row>
        <table:table-row table:style-name="ro1">
          <table:table-cell table:number-columns-repeated="3"/>
          <table:table-cell office:value-type="float" office:value="0.0107898" calcext:value-type="float">
            <text:p>0.0107898</text:p>
          </table:table-cell>
        </table:table-row>
        <table:table-row table:style-name="ro1">
          <table:table-cell table:number-columns-repeated="3"/>
          <table:table-cell office:value-type="float" office:value="-0.000990648" calcext:value-type="float">
            <text:p>-0.000990648</text:p>
          </table:table-cell>
        </table:table-row>
        <table:table-row table:style-name="ro1">
          <table:table-cell table:number-columns-repeated="3"/>
          <table:table-cell office:value-type="float" office:value="-0.00198011" calcext:value-type="float">
            <text:p>-0.00198011</text:p>
          </table:table-cell>
        </table:table-row>
        <table:table-row table:style-name="ro1">
          <table:table-cell table:number-columns-repeated="3"/>
          <table:table-cell office:value-type="float" office:value="0.00425464" calcext:value-type="float">
            <text:p>0.00425464</text:p>
          </table:table-cell>
        </table:table-row>
        <table:table-row table:style-name="ro1">
          <table:table-cell table:number-columns-repeated="3"/>
          <table:table-cell office:value-type="float" office:value="0.00438225" calcext:value-type="float">
            <text:p>0.00438225</text:p>
          </table:table-cell>
        </table:table-row>
        <table:table-row table:style-name="ro1">
          <table:table-cell table:number-columns-repeated="3"/>
          <table:table-cell office:value-type="float" office:value="0.0122578" calcext:value-type="float">
            <text:p>0.0122578</text:p>
          </table:table-cell>
        </table:table-row>
        <table:table-row table:style-name="ro1">
          <table:table-cell table:number-columns-repeated="3"/>
          <table:table-cell office:value-type="float" office:value="0.00467442" calcext:value-type="float">
            <text:p>0.00467442</text:p>
          </table:table-cell>
        </table:table-row>
        <table:table-row table:style-name="ro1">
          <table:table-cell table:number-columns-repeated="3"/>
          <table:table-cell office:value-type="float" office:value="0.00355444" calcext:value-type="float">
            <text:p>0.00355444</text:p>
          </table:table-cell>
        </table:table-row>
        <table:table-row table:style-name="ro1">
          <table:table-cell table:number-columns-repeated="3"/>
          <table:table-cell office:value-type="float" office:value="0.00461919" calcext:value-type="float">
            <text:p>0.00461919</text:p>
          </table:table-cell>
        </table:table-row>
        <table:table-row table:style-name="ro1">
          <table:table-cell table:number-columns-repeated="3"/>
          <table:table-cell office:value-type="float" office:value="0.0150731" calcext:value-type="float">
            <text:p>0.0150731</text:p>
          </table:table-cell>
        </table:table-row>
        <table:table-row table:style-name="ro1">
          <table:table-cell table:number-columns-repeated="3"/>
          <table:table-cell office:value-type="float" office:value="0.0181627" calcext:value-type="float">
            <text:p>0.0181627</text:p>
          </table:table-cell>
        </table:table-row>
        <table:table-row table:style-name="ro1">
          <table:table-cell table:number-columns-repeated="3"/>
          <table:table-cell office:value-type="float" office:value="0.0120974" calcext:value-type="float">
            <text:p>0.0120974</text:p>
          </table:table-cell>
        </table:table-row>
        <table:table-row table:style-name="ro1">
          <table:table-cell table:number-columns-repeated="3"/>
          <table:table-cell office:value-type="float" office:value="0.0130281" calcext:value-type="float">
            <text:p>0.0130281</text:p>
          </table:table-cell>
        </table:table-row>
        <table:table-row table:style-name="ro1">
          <table:table-cell table:number-columns-repeated="3"/>
          <table:table-cell office:value-type="float" office:value="0.0138264" calcext:value-type="float">
            <text:p>0.0138264</text:p>
          </table:table-cell>
        </table:table-row>
        <table:table-row table:style-name="ro1">
          <table:table-cell table:number-columns-repeated="3"/>
          <table:table-cell office:value-type="float" office:value="0.00611974" calcext:value-type="float">
            <text:p>0.00611974</text:p>
          </table:table-cell>
        </table:table-row>
        <table:table-row table:style-name="ro1">
          <table:table-cell table:number-columns-repeated="3"/>
          <table:table-cell office:value-type="float" office:value="0.0101872" calcext:value-type="float">
            <text:p>0.0101872</text:p>
          </table:table-cell>
        </table:table-row>
        <table:table-row table:style-name="ro1">
          <table:table-cell table:number-columns-repeated="3"/>
          <table:table-cell office:value-type="float" office:value="0.0156707" calcext:value-type="float">
            <text:p>0.0156707</text:p>
          </table:table-cell>
        </table:table-row>
        <table:table-row table:style-name="ro1">
          <table:table-cell table:number-columns-repeated="3"/>
          <table:table-cell office:value-type="float" office:value="0.0132764" calcext:value-type="float">
            <text:p>0.0132764</text:p>
          </table:table-cell>
        </table:table-row>
        <table:table-row table:style-name="ro1">
          <table:table-cell table:number-columns-repeated="3"/>
          <table:table-cell office:value-type="float" office:value="0.00686993" calcext:value-type="float">
            <text:p>0.00686993</text:p>
          </table:table-cell>
        </table:table-row>
        <table:table-row table:style-name="ro1">
          <table:table-cell table:number-columns-repeated="3"/>
          <table:table-cell office:value-type="float" office:value="0.00136874" calcext:value-type="float">
            <text:p>0.00136874</text:p>
          </table:table-cell>
        </table:table-row>
        <table:table-row table:style-name="ro1">
          <table:table-cell table:number-columns-repeated="3"/>
          <table:table-cell office:value-type="float" office:value="0.00470299" calcext:value-type="float">
            <text:p>0.00470299</text:p>
          </table:table-cell>
        </table:table-row>
        <table:table-row table:style-name="ro1">
          <table:table-cell table:number-columns-repeated="3"/>
          <table:table-cell office:value-type="float" office:value="0.00355353" calcext:value-type="float">
            <text:p>0.00355353</text:p>
          </table:table-cell>
        </table:table-row>
        <table:table-row table:style-name="ro1">
          <table:table-cell table:number-columns-repeated="3"/>
          <table:table-cell office:value-type="float" office:value="-0.00120688" calcext:value-type="float">
            <text:p>-0.00120688</text:p>
          </table:table-cell>
        </table:table-row>
        <table:table-row table:style-name="ro1">
          <table:table-cell table:number-columns-repeated="3"/>
          <table:table-cell office:value-type="float" office:value="0.00403644" calcext:value-type="float">
            <text:p>0.00403644</text:p>
          </table:table-cell>
        </table:table-row>
        <table:table-row table:style-name="ro1">
          <table:table-cell table:number-columns-repeated="3"/>
          <table:table-cell office:value-type="float" office:value="0.000446299" calcext:value-type="float">
            <text:p>0.000446299</text:p>
          </table:table-cell>
        </table:table-row>
        <table:table-row table:style-name="ro1">
          <table:table-cell table:number-columns-repeated="3"/>
          <table:table-cell office:value-type="float" office:value="-0.00159462" calcext:value-type="float">
            <text:p>-0.00159462</text:p>
          </table:table-cell>
        </table:table-row>
        <table:table-row table:style-name="ro1">
          <table:table-cell table:number-columns-repeated="3"/>
          <table:table-cell office:value-type="float" office:value="-0.0041438" calcext:value-type="float">
            <text:p>-0.0041438</text:p>
          </table:table-cell>
        </table:table-row>
        <table:table-row table:style-name="ro1">
          <table:table-cell table:number-columns-repeated="3"/>
          <table:table-cell office:value-type="float" office:value="-0.0000845411" calcext:value-type="float">
            <text:p>-8.45411E-05</text:p>
          </table:table-cell>
        </table:table-row>
        <table:table-row table:style-name="ro1">
          <table:table-cell table:number-columns-repeated="3"/>
          <table:table-cell office:value-type="float" office:value="0.0000174205" calcext:value-type="float">
            <text:p>1.74205E-05</text:p>
          </table:table-cell>
        </table:table-row>
        <table:table-row table:style-name="ro1">
          <table:table-cell table:number-columns-repeated="3"/>
          <table:table-cell office:value-type="float" office:value="0.00464859" calcext:value-type="float">
            <text:p>0.00464859</text:p>
          </table:table-cell>
        </table:table-row>
        <table:table-row table:style-name="ro1">
          <table:table-cell table:number-columns-repeated="3"/>
          <table:table-cell office:value-type="float" office:value="-0.000287491" calcext:value-type="float">
            <text:p>-0.000287491</text:p>
          </table:table-cell>
        </table:table-row>
        <table:table-row table:style-name="ro1">
          <table:table-cell table:number-columns-repeated="3"/>
          <table:table-cell office:value-type="float" office:value="0.0169801" calcext:value-type="float">
            <text:p>0.0169801</text:p>
          </table:table-cell>
        </table:table-row>
        <table:table-row table:style-name="ro1">
          <table:table-cell table:number-columns-repeated="3"/>
          <table:table-cell office:value-type="float" office:value="0.00518642" calcext:value-type="float">
            <text:p>0.00518642</text:p>
          </table:table-cell>
        </table:table-row>
        <table:table-row table:style-name="ro1">
          <table:table-cell table:number-columns-repeated="3"/>
          <table:table-cell office:value-type="float" office:value="-0.00105305" calcext:value-type="float">
            <text:p>-0.00105305</text:p>
          </table:table-cell>
        </table:table-row>
        <table:table-row table:style-name="ro1">
          <table:table-cell table:number-columns-repeated="3"/>
          <table:table-cell office:value-type="float" office:value="-0.00104933" calcext:value-type="float">
            <text:p>-0.00104933</text:p>
          </table:table-cell>
        </table:table-row>
        <table:table-row table:style-name="ro1">
          <table:table-cell table:number-columns-repeated="3"/>
          <table:table-cell office:value-type="float" office:value="0.0259804" calcext:value-type="float">
            <text:p>0.0259804</text:p>
          </table:table-cell>
        </table:table-row>
        <table:table-row table:style-name="ro1">
          <table:table-cell table:number-columns-repeated="3"/>
          <table:table-cell office:value-type="float" office:value="0.0143868" calcext:value-type="float">
            <text:p>0.0143868</text:p>
          </table:table-cell>
        </table:table-row>
        <table:table-row table:style-name="ro1">
          <table:table-cell table:number-columns-repeated="3"/>
          <table:table-cell office:value-type="float" office:value="0.00395944" calcext:value-type="float">
            <text:p>0.00395944</text:p>
          </table:table-cell>
        </table:table-row>
        <table:table-row table:style-name="ro1">
          <table:table-cell table:number-columns-repeated="3"/>
          <table:table-cell office:value-type="float" office:value="0.00199845" calcext:value-type="float">
            <text:p>0.00199845</text:p>
          </table:table-cell>
        </table:table-row>
        <table:table-row table:style-name="ro1">
          <table:table-cell table:number-columns-repeated="3"/>
          <table:table-cell office:value-type="float" office:value="-0.000473224" calcext:value-type="float">
            <text:p>-0.000473224</text:p>
          </table:table-cell>
        </table:table-row>
        <table:table-row table:style-name="ro1">
          <table:table-cell table:number-columns-repeated="3"/>
          <table:table-cell office:value-type="float" office:value="0.00361277" calcext:value-type="float">
            <text:p>0.00361277</text:p>
          </table:table-cell>
        </table:table-row>
        <table:table-row table:style-name="ro1">
          <table:table-cell table:number-columns-repeated="3"/>
          <table:table-cell office:value-type="float" office:value="-0.0017963" calcext:value-type="float">
            <text:p>-0.0017963</text:p>
          </table:table-cell>
        </table:table-row>
        <table:table-row table:style-name="ro1">
          <table:table-cell table:number-columns-repeated="3"/>
          <table:table-cell office:value-type="float" office:value="-0.00657313" calcext:value-type="float">
            <text:p>-0.00657313</text:p>
          </table:table-cell>
        </table:table-row>
        <table:table-row table:style-name="ro1">
          <table:table-cell table:number-columns-repeated="3"/>
          <table:table-cell office:value-type="float" office:value="-0.00175671" calcext:value-type="float">
            <text:p>-0.00175671</text:p>
          </table:table-cell>
        </table:table-row>
        <table:table-row table:style-name="ro1">
          <table:table-cell table:number-columns-repeated="3"/>
          <table:table-cell office:value-type="float" office:value="-0.00272236" calcext:value-type="float">
            <text:p>-0.00272236</text:p>
          </table:table-cell>
        </table:table-row>
        <table:table-row table:style-name="ro1">
          <table:table-cell table:number-columns-repeated="3"/>
          <table:table-cell office:value-type="float" office:value="-0.00554109" calcext:value-type="float">
            <text:p>-0.00554109</text:p>
          </table:table-cell>
        </table:table-row>
        <table:table-row table:style-name="ro1">
          <table:table-cell table:number-columns-repeated="3"/>
          <table:table-cell office:value-type="float" office:value="-0.00105359" calcext:value-type="float">
            <text:p>-0.00105359</text:p>
          </table:table-cell>
        </table:table-row>
        <table:table-row table:style-name="ro1">
          <table:table-cell table:number-columns-repeated="3"/>
          <table:table-cell office:value-type="float" office:value="-0.00330218" calcext:value-type="float">
            <text:p>-0.00330218</text:p>
          </table:table-cell>
        </table:table-row>
        <table:table-row table:style-name="ro1">
          <table:table-cell table:number-columns-repeated="3"/>
          <table:table-cell office:value-type="float" office:value="-0.00270376" calcext:value-type="float">
            <text:p>-0.00270376</text:p>
          </table:table-cell>
        </table:table-row>
        <table:table-row table:style-name="ro1">
          <table:table-cell table:number-columns-repeated="3"/>
          <table:table-cell office:value-type="float" office:value="0.00335185" calcext:value-type="float">
            <text:p>0.00335185</text:p>
          </table:table-cell>
        </table:table-row>
        <table:table-row table:style-name="ro1">
          <table:table-cell table:number-columns-repeated="3"/>
          <table:table-cell office:value-type="float" office:value="0.0119847" calcext:value-type="float">
            <text:p>0.0119847</text:p>
          </table:table-cell>
        </table:table-row>
        <table:table-row table:style-name="ro1">
          <table:table-cell table:number-columns-repeated="3"/>
          <table:table-cell office:value-type="float" office:value="0.0152104" calcext:value-type="float">
            <text:p>0.0152104</text:p>
          </table:table-cell>
        </table:table-row>
        <table:table-row table:style-name="ro1">
          <table:table-cell table:number-columns-repeated="3"/>
          <table:table-cell office:value-type="float" office:value="0.0236497" calcext:value-type="float">
            <text:p>0.0236497</text:p>
          </table:table-cell>
        </table:table-row>
        <table:table-row table:style-name="ro1">
          <table:table-cell table:number-columns-repeated="3"/>
          <table:table-cell office:value-type="float" office:value="0.00896486" calcext:value-type="float">
            <text:p>0.00896486</text:p>
          </table:table-cell>
        </table:table-row>
        <table:table-row table:style-name="ro1">
          <table:table-cell table:number-columns-repeated="3"/>
          <table:table-cell office:value-type="float" office:value="0.00456632" calcext:value-type="float">
            <text:p>0.00456632</text:p>
          </table:table-cell>
        </table:table-row>
        <table:table-row table:style-name="ro1">
          <table:table-cell table:number-columns-repeated="3"/>
          <table:table-cell office:value-type="float" office:value="0.00333571" calcext:value-type="float">
            <text:p>0.00333571</text:p>
          </table:table-cell>
        </table:table-row>
        <table:table-row table:style-name="ro1">
          <table:table-cell table:number-columns-repeated="3"/>
          <table:table-cell office:value-type="float" office:value="0.00617864" calcext:value-type="float">
            <text:p>0.00617864</text:p>
          </table:table-cell>
        </table:table-row>
        <table:table-row table:style-name="ro1">
          <table:table-cell table:number-columns-repeated="3"/>
          <table:table-cell office:value-type="float" office:value="0.00510605" calcext:value-type="float">
            <text:p>0.00510605</text:p>
          </table:table-cell>
        </table:table-row>
        <table:table-row table:style-name="ro1">
          <table:table-cell table:number-columns-repeated="3"/>
          <table:table-cell office:value-type="float" office:value="0.00150773" calcext:value-type="float">
            <text:p>0.00150773</text:p>
          </table:table-cell>
        </table:table-row>
        <table:table-row table:style-name="ro1">
          <table:table-cell table:number-columns-repeated="3"/>
          <table:table-cell office:value-type="float" office:value="0.00390395" calcext:value-type="float">
            <text:p>0.00390395</text:p>
          </table:table-cell>
        </table:table-row>
        <table:table-row table:style-name="ro1">
          <table:table-cell table:number-columns-repeated="3"/>
          <table:table-cell office:value-type="float" office:value="0.00222342" calcext:value-type="float">
            <text:p>0.00222342</text:p>
          </table:table-cell>
        </table:table-row>
        <table:table-row table:style-name="ro1">
          <table:table-cell table:number-columns-repeated="3"/>
          <table:table-cell office:value-type="float" office:value="0.00131308" calcext:value-type="float">
            <text:p>0.00131308</text:p>
          </table:table-cell>
        </table:table-row>
        <table:table-row table:style-name="ro1">
          <table:table-cell table:number-columns-repeated="3"/>
          <table:table-cell office:value-type="float" office:value="-0.00159971" calcext:value-type="float">
            <text:p>-0.00159971</text:p>
          </table:table-cell>
        </table:table-row>
        <table:table-row table:style-name="ro1">
          <table:table-cell table:number-columns-repeated="3"/>
          <table:table-cell office:value-type="float" office:value="0.00590283" calcext:value-type="float">
            <text:p>0.00590283</text:p>
          </table:table-cell>
        </table:table-row>
        <table:table-row table:style-name="ro1">
          <table:table-cell table:number-columns-repeated="3"/>
          <table:table-cell office:value-type="float" office:value="0.000777831" calcext:value-type="float">
            <text:p>0.000777831</text:p>
          </table:table-cell>
        </table:table-row>
        <table:table-row table:style-name="ro1">
          <table:table-cell table:number-columns-repeated="3"/>
          <table:table-cell office:value-type="float" office:value="0.00389144" calcext:value-type="float">
            <text:p>0.00389144</text:p>
          </table:table-cell>
        </table:table-row>
        <table:table-row table:style-name="ro1">
          <table:table-cell table:number-columns-repeated="3"/>
          <table:table-cell office:value-type="float" office:value="0.0006345" calcext:value-type="float">
            <text:p>0.0006345</text:p>
          </table:table-cell>
        </table:table-row>
        <table:table-row table:style-name="ro1">
          <table:table-cell table:number-columns-repeated="3"/>
          <table:table-cell office:value-type="float" office:value="0.00866386" calcext:value-type="float">
            <text:p>0.00866386</text:p>
          </table:table-cell>
        </table:table-row>
        <table:table-row table:style-name="ro1">
          <table:table-cell table:number-columns-repeated="3"/>
          <table:table-cell office:value-type="float" office:value="0.0137097" calcext:value-type="float">
            <text:p>0.0137097</text:p>
          </table:table-cell>
        </table:table-row>
        <table:table-row table:style-name="ro1">
          <table:table-cell table:number-columns-repeated="3"/>
          <table:table-cell office:value-type="float" office:value="0.00244248" calcext:value-type="float">
            <text:p>0.00244248</text:p>
          </table:table-cell>
        </table:table-row>
        <table:table-row table:style-name="ro1">
          <table:table-cell table:number-columns-repeated="3"/>
          <table:table-cell office:value-type="float" office:value="0.00587344" calcext:value-type="float">
            <text:p>0.00587344</text:p>
          </table:table-cell>
        </table:table-row>
        <table:table-row table:style-name="ro1">
          <table:table-cell table:number-columns-repeated="3"/>
          <table:table-cell office:value-type="float" office:value="0.0106076" calcext:value-type="float">
            <text:p>0.0106076</text:p>
          </table:table-cell>
        </table:table-row>
        <table:table-row table:style-name="ro1">
          <table:table-cell table:number-columns-repeated="3"/>
          <table:table-cell office:value-type="float" office:value="0.00620084" calcext:value-type="float">
            <text:p>0.00620084</text:p>
          </table:table-cell>
        </table:table-row>
        <table:table-row table:style-name="ro1">
          <table:table-cell table:number-columns-repeated="3"/>
          <table:table-cell office:value-type="float" office:value="-0.00452092" calcext:value-type="float">
            <text:p>-0.00452092</text:p>
          </table:table-cell>
        </table:table-row>
        <table:table-row table:style-name="ro1">
          <table:table-cell table:number-columns-repeated="3"/>
          <table:table-cell office:value-type="float" office:value="-0.000164699" calcext:value-type="float">
            <text:p>-0.000164699</text:p>
          </table:table-cell>
        </table:table-row>
        <table:table-row table:style-name="ro1">
          <table:table-cell table:number-columns-repeated="3"/>
          <table:table-cell office:value-type="float" office:value="0.000876041" calcext:value-type="float">
            <text:p>0.000876041</text:p>
          </table:table-cell>
        </table:table-row>
        <table:table-row table:style-name="ro1">
          <table:table-cell table:number-columns-repeated="3"/>
          <table:table-cell office:value-type="float" office:value="-0.00126958" calcext:value-type="float">
            <text:p>-0.00126958</text:p>
          </table:table-cell>
        </table:table-row>
        <table:table-row table:style-name="ro1">
          <table:table-cell table:number-columns-repeated="3"/>
          <table:table-cell office:value-type="float" office:value="-0.00753288" calcext:value-type="float">
            <text:p>-0.00753288</text:p>
          </table:table-cell>
        </table:table-row>
        <table:table-row table:style-name="ro1">
          <table:table-cell table:number-columns-repeated="3"/>
          <table:table-cell office:value-type="float" office:value="-0.00435385" calcext:value-type="float">
            <text:p>-0.00435385</text:p>
          </table:table-cell>
        </table:table-row>
        <table:table-row table:style-name="ro1">
          <table:table-cell table:number-columns-repeated="3"/>
          <table:table-cell office:value-type="float" office:value="0.0165716" calcext:value-type="float">
            <text:p>0.0165716</text:p>
          </table:table-cell>
        </table:table-row>
        <table:table-row table:style-name="ro1">
          <table:table-cell table:number-columns-repeated="3"/>
          <table:table-cell office:value-type="float" office:value="-0.00121966" calcext:value-type="float">
            <text:p>-0.00121966</text:p>
          </table:table-cell>
        </table:table-row>
        <table:table-row table:style-name="ro1">
          <table:table-cell table:number-columns-repeated="3"/>
          <table:table-cell office:value-type="float" office:value="0.0171711" calcext:value-type="float">
            <text:p>0.0171711</text:p>
          </table:table-cell>
        </table:table-row>
        <table:table-row table:style-name="ro1">
          <table:table-cell table:number-columns-repeated="3"/>
          <table:table-cell office:value-type="float" office:value="0.0170648" calcext:value-type="float">
            <text:p>0.0170648</text:p>
          </table:table-cell>
        </table:table-row>
        <table:table-row table:style-name="ro1">
          <table:table-cell table:number-columns-repeated="3"/>
          <table:table-cell office:value-type="float" office:value="0.00316029" calcext:value-type="float">
            <text:p>0.00316029</text:p>
          </table:table-cell>
        </table:table-row>
        <table:table-row table:style-name="ro1">
          <table:table-cell table:number-columns-repeated="3"/>
          <table:table-cell office:value-type="float" office:value="-0.00200351" calcext:value-type="float">
            <text:p>-0.00200351</text:p>
          </table:table-cell>
        </table:table-row>
        <table:table-row table:style-name="ro1">
          <table:table-cell table:number-columns-repeated="3"/>
          <table:table-cell office:value-type="float" office:value="0.0017411" calcext:value-type="float">
            <text:p>0.0017411</text:p>
          </table:table-cell>
        </table:table-row>
        <table:table-row table:style-name="ro1">
          <table:table-cell table:number-columns-repeated="3"/>
          <table:table-cell office:value-type="float" office:value="0.00373835" calcext:value-type="float">
            <text:p>0.00373835</text:p>
          </table:table-cell>
        </table:table-row>
        <table:table-row table:style-name="ro1">
          <table:table-cell table:number-columns-repeated="3"/>
          <table:table-cell office:value-type="float" office:value="-0.00249265" calcext:value-type="float">
            <text:p>-0.00249265</text:p>
          </table:table-cell>
        </table:table-row>
        <table:table-row table:style-name="ro1">
          <table:table-cell table:number-columns-repeated="3"/>
          <table:table-cell office:value-type="float" office:value="-0.000555633" calcext:value-type="float">
            <text:p>-0.000555633</text:p>
          </table:table-cell>
        </table:table-row>
        <table:table-row table:style-name="ro1">
          <table:table-cell table:number-columns-repeated="3"/>
          <table:table-cell office:value-type="float" office:value="-0.0000971386" calcext:value-type="float">
            <text:p>-9.71386E-05</text:p>
          </table:table-cell>
        </table:table-row>
        <table:table-row table:style-name="ro1">
          <table:table-cell table:number-columns-repeated="3"/>
          <table:table-cell office:value-type="float" office:value="0.00256925" calcext:value-type="float">
            <text:p>0.00256925</text:p>
          </table:table-cell>
        </table:table-row>
        <table:table-row table:style-name="ro1">
          <table:table-cell table:number-columns-repeated="3"/>
          <table:table-cell office:value-type="float" office:value="-0.00636156" calcext:value-type="float">
            <text:p>-0.00636156</text:p>
          </table:table-cell>
        </table:table-row>
        <table:table-row table:style-name="ro1">
          <table:table-cell table:number-columns-repeated="3"/>
          <table:table-cell office:value-type="float" office:value="-0.00433011" calcext:value-type="float">
            <text:p>-0.00433011</text:p>
          </table:table-cell>
        </table:table-row>
        <table:table-row table:style-name="ro1">
          <table:table-cell table:number-columns-repeated="3"/>
          <table:table-cell office:value-type="float" office:value="-0.00490855" calcext:value-type="float">
            <text:p>-0.00490855</text:p>
          </table:table-cell>
        </table:table-row>
        <table:table-row table:style-name="ro1">
          <table:table-cell table:number-columns-repeated="3"/>
          <table:table-cell office:value-type="float" office:value="-0.00523801" calcext:value-type="float">
            <text:p>-0.00523801</text:p>
          </table:table-cell>
        </table:table-row>
        <table:table-row table:style-name="ro1">
          <table:table-cell table:number-columns-repeated="3"/>
          <table:table-cell office:value-type="float" office:value="-0.00611663" calcext:value-type="float">
            <text:p>-0.00611663</text:p>
          </table:table-cell>
        </table:table-row>
        <table:table-row table:style-name="ro1">
          <table:table-cell table:number-columns-repeated="3"/>
          <table:table-cell office:value-type="float" office:value="-0.00221565" calcext:value-type="float">
            <text:p>-0.00221565</text:p>
          </table:table-cell>
        </table:table-row>
        <table:table-row table:style-name="ro1">
          <table:table-cell table:number-columns-repeated="3"/>
          <table:table-cell office:value-type="float" office:value="0.00506942" calcext:value-type="float">
            <text:p>0.00506942</text:p>
          </table:table-cell>
        </table:table-row>
        <table:table-row table:style-name="ro1">
          <table:table-cell table:number-columns-repeated="3"/>
          <table:table-cell office:value-type="float" office:value="-0.00377916" calcext:value-type="float">
            <text:p>-0.00377916</text:p>
          </table:table-cell>
        </table:table-row>
        <table:table-row table:style-name="ro1">
          <table:table-cell table:number-columns-repeated="3"/>
          <table:table-cell office:value-type="float" office:value="-0.000268983" calcext:value-type="float">
            <text:p>-0.000268983</text:p>
          </table:table-cell>
        </table:table-row>
        <table:table-row table:style-name="ro1">
          <table:table-cell table:number-columns-repeated="3"/>
          <table:table-cell office:value-type="float" office:value="0.0105501" calcext:value-type="float">
            <text:p>0.0105501</text:p>
          </table:table-cell>
        </table:table-row>
        <table:table-row table:style-name="ro1">
          <table:table-cell table:number-columns-repeated="3"/>
          <table:table-cell office:value-type="float" office:value="0.0116295" calcext:value-type="float">
            <text:p>0.0116295</text:p>
          </table:table-cell>
        </table:table-row>
        <table:table-row table:style-name="ro1">
          <table:table-cell table:number-columns-repeated="3"/>
          <table:table-cell office:value-type="float" office:value="0.0114311" calcext:value-type="float">
            <text:p>0.0114311</text:p>
          </table:table-cell>
        </table:table-row>
        <table:table-row table:style-name="ro1">
          <table:table-cell table:number-columns-repeated="3"/>
          <table:table-cell office:value-type="float" office:value="0.0018423" calcext:value-type="float">
            <text:p>0.0018423</text:p>
          </table:table-cell>
        </table:table-row>
        <table:table-row table:style-name="ro1">
          <table:table-cell table:number-columns-repeated="3"/>
          <table:table-cell office:value-type="float" office:value="0.00290555" calcext:value-type="float">
            <text:p>0.00290555</text:p>
          </table:table-cell>
        </table:table-row>
        <table:table-row table:style-name="ro1">
          <table:table-cell table:number-columns-repeated="3"/>
          <table:table-cell office:value-type="float" office:value="0.000585398" calcext:value-type="float">
            <text:p>0.000585398</text:p>
          </table:table-cell>
        </table:table-row>
        <table:table-row table:style-name="ro1">
          <table:table-cell table:number-columns-repeated="3"/>
          <table:table-cell office:value-type="float" office:value="0.000384956" calcext:value-type="float">
            <text:p>0.000384956</text:p>
          </table:table-cell>
        </table:table-row>
        <table:table-row table:style-name="ro1">
          <table:table-cell table:number-columns-repeated="3"/>
          <table:table-cell office:value-type="float" office:value="-0.00291312" calcext:value-type="float">
            <text:p>-0.00291312</text:p>
          </table:table-cell>
        </table:table-row>
        <table:table-row table:style-name="ro1">
          <table:table-cell table:number-columns-repeated="3"/>
          <table:table-cell office:value-type="float" office:value="-0.00635093" calcext:value-type="float">
            <text:p>-0.00635093</text:p>
          </table:table-cell>
        </table:table-row>
        <table:table-row table:style-name="ro1">
          <table:table-cell table:number-columns-repeated="3"/>
          <table:table-cell office:value-type="float" office:value="-0.000657628" calcext:value-type="float">
            <text:p>-0.000657628</text:p>
          </table:table-cell>
        </table:table-row>
        <table:table-row table:style-name="ro1">
          <table:table-cell table:number-columns-repeated="3"/>
          <table:table-cell office:value-type="float" office:value="-0.000977819" calcext:value-type="float">
            <text:p>-0.000977819</text:p>
          </table:table-cell>
        </table:table-row>
        <table:table-row table:style-name="ro1">
          <table:table-cell table:number-columns-repeated="3"/>
          <table:table-cell office:value-type="float" office:value="-0.00391756" calcext:value-type="float">
            <text:p>-0.00391756</text:p>
          </table:table-cell>
        </table:table-row>
        <table:table-row table:style-name="ro1">
          <table:table-cell table:number-columns-repeated="3"/>
          <table:table-cell office:value-type="float" office:value="-0.000318192" calcext:value-type="float">
            <text:p>-0.000318192</text:p>
          </table:table-cell>
        </table:table-row>
        <table:table-row table:style-name="ro1">
          <table:table-cell table:number-columns-repeated="3"/>
          <table:table-cell office:value-type="float" office:value="-0.000774639" calcext:value-type="float">
            <text:p>-0.000774639</text:p>
          </table:table-cell>
        </table:table-row>
        <table:table-row table:style-name="ro1">
          <table:table-cell table:number-columns-repeated="3"/>
          <table:table-cell office:value-type="float" office:value="0.0042744" calcext:value-type="float">
            <text:p>0.0042744</text:p>
          </table:table-cell>
        </table:table-row>
        <table:table-row table:style-name="ro1">
          <table:table-cell table:number-columns-repeated="3"/>
          <table:table-cell office:value-type="float" office:value="0.00895684" calcext:value-type="float">
            <text:p>0.00895684</text:p>
          </table:table-cell>
        </table:table-row>
        <table:table-row table:style-name="ro1">
          <table:table-cell table:number-columns-repeated="3"/>
          <table:table-cell office:value-type="float" office:value="0.00898104" calcext:value-type="float">
            <text:p>0.00898104</text:p>
          </table:table-cell>
        </table:table-row>
        <table:table-row table:style-name="ro1">
          <table:table-cell table:number-columns-repeated="3"/>
          <table:table-cell office:value-type="float" office:value="0.00663114" calcext:value-type="float">
            <text:p>0.00663114</text:p>
          </table:table-cell>
        </table:table-row>
        <table:table-row table:style-name="ro1">
          <table:table-cell table:number-columns-repeated="3"/>
          <table:table-cell office:value-type="float" office:value="0.00611874" calcext:value-type="float">
            <text:p>0.00611874</text:p>
          </table:table-cell>
        </table:table-row>
        <table:table-row table:style-name="ro1">
          <table:table-cell table:number-columns-repeated="3"/>
          <table:table-cell office:value-type="float" office:value="-0.00549394" calcext:value-type="float">
            <text:p>-0.00549394</text:p>
          </table:table-cell>
        </table:table-row>
        <table:table-row table:style-name="ro1">
          <table:table-cell table:number-columns-repeated="3"/>
          <table:table-cell office:value-type="float" office:value="-0.000556475" calcext:value-type="float">
            <text:p>-0.000556475</text:p>
          </table:table-cell>
        </table:table-row>
        <table:table-row table:style-name="ro1">
          <table:table-cell table:number-columns-repeated="3"/>
          <table:table-cell office:value-type="float" office:value="-0.000446511" calcext:value-type="float">
            <text:p>-0.000446511</text:p>
          </table:table-cell>
        </table:table-row>
        <table:table-row table:style-name="ro1">
          <table:table-cell table:number-columns-repeated="3"/>
          <table:table-cell office:value-type="float" office:value="-0.00309754" calcext:value-type="float">
            <text:p>-0.00309754</text:p>
          </table:table-cell>
        </table:table-row>
        <table:table-row table:style-name="ro1">
          <table:table-cell table:number-columns-repeated="3"/>
          <table:table-cell office:value-type="float" office:value="-0.00394777" calcext:value-type="float">
            <text:p>-0.00394777</text:p>
          </table:table-cell>
        </table:table-row>
        <table:table-row table:style-name="ro1">
          <table:table-cell table:number-columns-repeated="3"/>
          <table:table-cell office:value-type="float" office:value="-0.00597516" calcext:value-type="float">
            <text:p>-0.00597516</text:p>
          </table:table-cell>
        </table:table-row>
        <table:table-row table:style-name="ro1">
          <table:table-cell table:number-columns-repeated="3"/>
          <table:table-cell office:value-type="float" office:value="-0.00403613" calcext:value-type="float">
            <text:p>-0.00403613</text:p>
          </table:table-cell>
        </table:table-row>
        <table:table-row table:style-name="ro1">
          <table:table-cell table:number-columns-repeated="3"/>
          <table:table-cell office:value-type="float" office:value="-0.00362351" calcext:value-type="float">
            <text:p>-0.00362351</text:p>
          </table:table-cell>
        </table:table-row>
        <table:table-row table:style-name="ro1">
          <table:table-cell table:number-columns-repeated="3"/>
          <table:table-cell office:value-type="float" office:value="0.00692228" calcext:value-type="float">
            <text:p>0.00692228</text:p>
          </table:table-cell>
        </table:table-row>
        <table:table-row table:style-name="ro1">
          <table:table-cell table:number-columns-repeated="3"/>
          <table:table-cell office:value-type="float" office:value="0.000810752" calcext:value-type="float">
            <text:p>0.000810752</text:p>
          </table:table-cell>
        </table:table-row>
        <table:table-row table:style-name="ro1">
          <table:table-cell table:number-columns-repeated="3"/>
          <table:table-cell office:value-type="float" office:value="-0.00210935" calcext:value-type="float">
            <text:p>-0.00210935</text:p>
          </table:table-cell>
        </table:table-row>
        <table:table-row table:style-name="ro1">
          <table:table-cell table:number-columns-repeated="3"/>
          <table:table-cell office:value-type="float" office:value="-0.00181847" calcext:value-type="float">
            <text:p>-0.001818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3:58:49.517754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11:14:24.400552595</meta:creation-date>
    <dc:date>2020-09-29T14:09:31.998782502</dc:date>
    <meta:editing-duration>PT46M20S</meta:editing-duration>
    <meta:editing-cycles>8</meta:editing-cycles>
    <meta:generator>LibreOffice/6.0.7.3$Linux_X86_64 LibreOffice_project/00m0$Build-3</meta:generator>
    <meta:document-statistic meta:table-count="2" meta:cell-count="10423" meta:object-count="0"/>
  </office:meta>
</office:document-meta>
</file>